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7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1.9244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4654in"/>
    </style:style>
    <style:style style:name="co10" style:family="table-column">
      <style:table-column-properties fo:break-before="auto" style:column-width="1.3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/>
    <style:style style:name="ce5" style:family="table-cell" style:parent-style-name="Default" style:data-style-name="N119"/>
    <style:style style:name="ce6" style:family="table-cell" style:parent-style-name="Default" style:data-style-name="N123"/>
    <style:style style:name="ce7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row table:style-name="ro1">
          <table:table-cell table:style-name="ce1" office:value-type="string">
            <text:p>Pixel</text:p>
          </table:table-cell>
          <table:table-cell table:style-name="ce1" office:value-type="string">
            <text:p>Wavelength</text:p>
          </table:table-cell>
          <table:table-cell table:number-columns-repeated="4"/>
          <table:table-cell table:style-name="ce1" office:value-type="string">
            <text:p>Ax^2</text:p>
          </table:table-cell>
          <table:table-cell table:style-name="ce1" office:value-type="string">
            <text:p>Bx^1</text:p>
          </table:table-cell>
          <table:table-cell table:style-name="ce1" office:value-type="string">
            <text:p>C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float" office:value="1002">
            <text:p>1002</text:p>
          </table:table-cell>
          <table:table-cell table:style-name="ce3" office:value-type="float" office:value="253.781583">
            <text:p>253.78158300</text:p>
          </table:table-cell>
          <table:table-cell table:number-columns-repeated="4"/>
          <table:table-cell table:style-name="ce4" office:value-type="float" office:value="-0.0000249020405419043">
            <text:p>-0.00002490204054190430</text:p>
          </table:table-cell>
          <table:table-cell table:style-name="ce4" office:value-type="float" office:value="0.483472650505764">
            <text:p>0.48347265050576400000</text:p>
          </table:table-cell>
          <table:table-cell table:style-name="ce4" office:value-type="float" office:value="137.390451310812">
            <text:p>137.39045131081200000000</text:p>
          </table:table-cell>
          <table:table-cell/>
          <table:table-cell table:style-name="ce6" office:value-type="float" office:value="-0.00000562498487964217">
            <text:p>-0.0000056250</text:p>
          </table:table-cell>
          <table:table-cell table:style-name="ce7" office:value-type="float" office:value="0.465123246035448">
            <text:p>0.4651232460354480</text:p>
          </table:table-cell>
          <table:table-cell table:style-name="ce5" office:value-type="float" office:value="-106.992215823858">
            <text:p>-106.992215823858</text:p>
          </table:table-cell>
        </table:table-row>
        <table:table-row table:style-name="ro1">
          <table:table-cell table:style-name="ce2" office:value-type="float" office:value="1068">
            <text:p>1068</text:p>
          </table:table-cell>
          <table:table-cell table:style-name="ce3" office:value-type="float" office:value="312.5957157">
            <text:p>312.59571570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2" office:value-type="float" office:value="1127">
            <text:p>1127</text:p>
          </table:table-cell>
          <table:table-cell table:style-name="ce3" office:value-type="float" office:value="365.1719859">
            <text:p>365.17198590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G4]*[.G4]*[.G$2])+([.G4]*[.H$2])+[.I$2]" office:value-type="float" office:value="137.390451310812">
            <text:p>137.390451310812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G4]*[.G4]*[.G$2])+([.G4]*[.H$2])+[.I$2]" office:value-type="float" office:value="137.390451310812">
            <text:p>137.390451310812</text:p>
          </table:table-cell>
          <table:table-cell/>
        </table:table-row>
        <table:table-row table:style-name="ro1">
          <table:table-cell table:style-name="ce2" office:value-type="float" office:value="1171">
            <text:p>1171</text:p>
          </table:table-cell>
          <table:table-cell table:style-name="ce3" office:value-type="float" office:value="404.3814076">
            <text:p>404.3814076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([.G5]*[.G5]*[.G$2])+([.G5]*[.H$2])+[.I$2]" office:value-type="float" office:value="137.873899059277">
            <text:p>137.873899059277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([.K5]*[.K5]*[.K$2])+([.K5]*[.L$2])+[.M$2]" office:value-type="float" office:value="-106.527098202807">
            <text:p>-106.527098202807</text:p>
          </table:table-cell>
          <table:table-cell/>
        </table:table-row>
        <table:table-row table:style-name="ro1">
          <table:table-cell table:style-name="ce2" office:value-type="float" office:value="1206">
            <text:p>1206</text:p>
          </table:table-cell>
          <table:table-cell table:style-name="ce3" office:value-type="float" office:value="435.5707204">
            <text:p>435.57072040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G6]*[.G6]*[.G$2])+([.G6]*[.H$2])+[.I$2]" office:value-type="float" office:value="138.357297003661">
            <text:p>138.35729700366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([.K6]*[.K6]*[.K$2])+([.K6]*[.L$2])+[.M$2]" office:value-type="float" office:value="-106.061991831726">
            <text:p>-106.061991831726</text:p>
          </table:table-cell>
          <table:table-cell/>
        </table:table-row>
        <table:table-row table:style-name="ro1">
          <table:table-cell table:style-name="ce2" office:value-type="float" office:value="1287">
            <text:p>1287</text:p>
          </table:table-cell>
          <table:table-cell table:style-name="ce3" office:value-type="float" office:value="507.7517014">
            <text:p>507.75170140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([.G7]*[.G7]*[.G$2])+([.G7]*[.H$2])+[.I$2]" office:value-type="float" office:value="138.840645143964">
            <text:p>138.840645143964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([.K7]*[.K7]*[.K$2])+([.K7]*[.L$2])+[.M$2]" office:value-type="float" office:value="-105.596896710615">
            <text:p>-105.596896710615</text:p>
          </table:table-cell>
          <table:table-cell/>
        </table:table-row>
        <table:table-row table:style-name="ro1">
          <table:table-cell table:style-name="ce2" office:value-type="float" office:value="1330">
            <text:p>1330</text:p>
          </table:table-cell>
          <table:table-cell table:style-name="ce3" office:value-type="float" office:value="546.07">
            <text:p>546.07000000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G8]*[.G8]*[.G$2])+([.G8]*[.H$2])+[.I$2]" office:value-type="float" office:value="139.323943480186">
            <text:p>139.323943480186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([.K8]*[.K8]*[.K$2])+([.K8]*[.L$2])+[.M$2]" office:value-type="float" office:value="-105.131812839474">
            <text:p>-105.131812839474</text:p>
          </table:table-cell>
          <table:table-cell/>
        </table:table-row>
        <table:table-row table:style-name="ro1">
          <table:table-cell table:style-name="ce2" office:value-type="float" office:value="1368">
            <text:p>1368</text:p>
          </table:table-cell>
          <table:table-cell table:style-name="ce3" office:value-type="float" office:value="579.9326825">
            <text:p>579.93268250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([.G9]*[.G9]*[.G$2])+([.G9]*[.H$2])+[.I$2]" office:value-type="float" office:value="139.807192012327">
            <text:p>139.807192012327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([.K9]*[.K9]*[.K$2])+([.K9]*[.L$2])+[.M$2]" office:value-type="float" office:value="-104.666740218302">
            <text:p>-104.666740218302</text:p>
          </table:table-cell>
          <table:table-cell/>
        </table:table-row>
        <table:table-row table:style-name="ro1">
          <table:table-cell>
            <draw:frame table:end-cell-address="Sheet1.F30" table:end-x="0.8181in" table:end-y="0.1618in" draw:z-index="0" draw:style-name="gr1" draw:text-style-name="P1" svg:width="6.413in" svg:height="3.5429in" svg:x="0.339in" svg:y="0.1752in">
              <draw:object draw:notify-on-update-of-ranges="Sheet1.A2:Sheet1.A9 Sheet1.B2:Sheet1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office:value-type="float" office:value="6">
            <text:p>6</text:p>
          </table:table-cell>
          <table:table-cell table:formula="of:=([.G10]*[.G10]*[.G$2])+([.G10]*[.H$2])+[.I$2]" office:value-type="float" office:value="140.290390740387">
            <text:p>140.290390740387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([.K10]*[.K10]*[.K$2])+([.K10]*[.L$2])+[.M$2]" office:value-type="float" office:value="-104.201678847101">
            <text:p>-104.2016788471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">
            <text:p>7</text:p>
          </table:table-cell>
          <table:table-cell table:formula="of:=([.G11]*[.G11]*[.G$2])+([.G11]*[.H$2])+[.I$2]" office:value-type="float" office:value="140.773539664366">
            <text:p>140.773539664366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([.K11]*[.K11]*[.K$2])+([.K11]*[.L$2])+[.M$2]" office:value-type="float" office:value="-103.736628725869">
            <text:p>-103.7366287258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([.G12]*[.G12]*[.G$2])+([.G12]*[.H$2])+[.I$2]" office:value-type="float" office:value="141.256638784263">
            <text:p>141.256638784263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([.K12]*[.K12]*[.K$2])+([.K12]*[.L$2])+[.M$2]" office:value-type="float" office:value="-103.271589854606">
            <text:p>-103.2715898546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">
            <text:p>9</text:p>
          </table:table-cell>
          <table:table-cell table:formula="of:=([.G13]*[.G13]*[.G$2])+([.G13]*[.H$2])+[.I$2]" office:value-type="float" office:value="141.73968810008">
            <text:p>141.739688100080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([.K13]*[.K13]*[.K$2])+([.K13]*[.L$2])+[.M$2]" office:value-type="float" office:value="-102.806562233314">
            <text:p>-102.8065622333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table:formula="of:=([.G14]*[.G14]*[.G$2])+([.G14]*[.H$2])+[.I$2]" office:value-type="float" office:value="142.222687611815">
            <text:p>142.222687611815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([.K14]*[.K14]*[.K$2])+([.K14]*[.L$2])+[.M$2]" office:value-type="float" office:value="-102.341545861991">
            <text:p>-102.3415458619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">
            <text:p>11</text:p>
          </table:table-cell>
          <table:table-cell table:formula="of:=([.G15]*[.G15]*[.G$2])+([.G15]*[.H$2])+[.I$2]" office:value-type="float" office:value="142.70563731947">
            <text:p>142.705637319470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([.K15]*[.K15]*[.K$2])+([.K15]*[.L$2])+[.M$2]" office:value-type="float" office:value="-101.876540740638">
            <text:p>-101.8765407406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">
            <text:p>12</text:p>
          </table:table-cell>
          <table:table-cell table:formula="of:=([.G16]*[.G16]*[.G$2])+([.G16]*[.H$2])+[.I$2]" office:value-type="float" office:value="143.188537223043">
            <text:p>143.188537223043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([.K16]*[.K16]*[.K$2])+([.K16]*[.L$2])+[.M$2]" office:value-type="float" office:value="-101.411546869255">
            <text:p>-101.4115468692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 table:formula="of:=([.G17]*[.G17]*[.G$2])+([.G17]*[.H$2])+[.I$2]" office:value-type="float" office:value="143.671387322535">
            <text:p>143.671387322535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([.K17]*[.K17]*[.K$2])+([.K17]*[.L$2])+[.M$2]" office:value-type="float" office:value="-100.946564247841">
            <text:p>-100.9465642478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table:formula="of:=([.G18]*[.G18]*[.G$2])+([.G18]*[.H$2])+[.I$2]" office:value-type="float" office:value="144.154187617947">
            <text:p>144.154187617947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([.K18]*[.K18]*[.K$2])+([.K18]*[.L$2])+[.M$2]" office:value-type="float" office:value="-100.481592876398">
            <text:p>-100.4815928763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 table:formula="of:=([.G19]*[.G19]*[.G$2])+([.G19]*[.H$2])+[.I$2]" office:value-type="float" office:value="144.636938109277">
            <text:p>144.636938109277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([.K19]*[.K19]*[.K$2])+([.K19]*[.L$2])+[.M$2]" office:value-type="float" office:value="-100.016632754924">
            <text:p>-100.0166327549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([.G20]*[.G20]*[.G$2])+([.G20]*[.H$2])+[.I$2]" office:value-type="float" office:value="145.119638796526">
            <text:p>145.119638796526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([.K20]*[.K20]*[.K$2])+([.K20]*[.L$2])+[.M$2]" office:value-type="float" office:value="-99.5516838834196">
            <text:p>-99.5516838834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>
            <text:p>17</text:p>
          </table:table-cell>
          <table:table-cell table:formula="of:=([.G21]*[.G21]*[.G$2])+([.G21]*[.H$2])+[.I$2]" office:value-type="float" office:value="145.602289679693">
            <text:p>145.602289679693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([.K21]*[.K21]*[.K$2])+([.K21]*[.L$2])+[.M$2]" office:value-type="float" office:value="-99.0867462618852">
            <text:p>-99.0867462618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>
            <text:p>18</text:p>
          </table:table-cell>
          <table:table-cell table:formula="of:=([.G22]*[.G22]*[.G$2])+([.G22]*[.H$2])+[.I$2]" office:value-type="float" office:value="146.08489075878">
            <text:p>146.084890758780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([.K22]*[.K22]*[.K$2])+([.K22]*[.L$2])+[.M$2]" office:value-type="float" office:value="-98.6218198903205">
            <text:p>-98.6218198903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>
            <text:p>19</text:p>
          </table:table-cell>
          <table:table-cell table:formula="of:=([.G23]*[.G23]*[.G$2])+([.G23]*[.H$2])+[.I$2]" office:value-type="float" office:value="146.567442033786">
            <text:p>146.567442033786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([.K23]*[.K23]*[.K$2])+([.K23]*[.L$2])+[.M$2]" office:value-type="float" office:value="-98.1569047687256">
            <text:p>-98.1569047687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">
            <text:p>20</text:p>
          </table:table-cell>
          <table:table-cell table:formula="of:=([.G24]*[.G24]*[.G$2])+([.G24]*[.H$2])+[.I$2]" office:value-type="float" office:value="147.049943504711">
            <text:p>147.049943504711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([.K24]*[.K24]*[.K$2])+([.K24]*[.L$2])+[.M$2]" office:value-type="float" office:value="-97.6920008971005">
            <text:p>-97.6920008971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">
            <text:p>21</text:p>
          </table:table-cell>
          <table:table-cell table:formula="of:=([.G25]*[.G25]*[.G$2])+([.G25]*[.H$2])+[.I$2]" office:value-type="float" office:value="147.532395171554">
            <text:p>147.532395171554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([.K25]*[.K25]*[.K$2])+([.K25]*[.L$2])+[.M$2]" office:value-type="float" office:value="-97.2271082754451">
            <text:p>-97.2271082754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table:formula="of:=([.G26]*[.G26]*[.G$2])+([.G26]*[.H$2])+[.I$2]" office:value-type="float" office:value="148.014797034317">
            <text:p>148.014797034317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([.K26]*[.K26]*[.K$2])+([.K26]*[.L$2])+[.M$2]" office:value-type="float" office:value="-96.7622269037594">
            <text:p>-96.7622269037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table:formula="of:=([.G27]*[.G27]*[.G$2])+([.G27]*[.H$2])+[.I$2]" office:value-type="float" office:value="148.497149092998">
            <text:p>148.497149092998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([.K27]*[.K27]*[.K$2])+([.K27]*[.L$2])+[.M$2]" office:value-type="float" office:value="-96.2973567820436">
            <text:p>-96.2973567820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table:formula="of:=([.G28]*[.G28]*[.G$2])+([.G28]*[.H$2])+[.I$2]" office:value-type="float" office:value="148.979451347598">
            <text:p>148.979451347598</text:p>
          </table:table-cell>
          <table:table-cell table:number-columns-repeated="2"/>
          <table:table-cell office:value-type="float" office:value="24">
            <text:p>24</text:p>
          </table:table-cell>
          <table:table-cell table:formula="of:=([.K28]*[.K28]*[.K$2])+([.K28]*[.L$2])+[.M$2]" office:value-type="float" office:value="-95.8324979102975">
            <text:p>-95.8324979102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table:formula="of:=([.G29]*[.G29]*[.G$2])+([.G29]*[.H$2])+[.I$2]" office:value-type="float" office:value="149.461703798117">
            <text:p>149.461703798117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([.K29]*[.K29]*[.K$2])+([.K29]*[.L$2])+[.M$2]" office:value-type="float" office:value="-95.3676502885211">
            <text:p>-95.3676502885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table:formula="of:=([.G30]*[.G30]*[.G$2])+([.G30]*[.H$2])+[.I$2]" office:value-type="float" office:value="149.943906444556">
            <text:p>149.943906444556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([.K30]*[.K30]*[.K$2])+([.K30]*[.L$2])+[.M$2]" office:value-type="float" office:value="-94.9028139167145">
            <text:p>-94.9028139167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table:formula="of:=([.G31]*[.G31]*[.G$2])+([.G31]*[.H$2])+[.I$2]" office:value-type="float" office:value="150.426059286913">
            <text:p>150.426059286913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([.K31]*[.K31]*[.K$2])+([.K31]*[.L$2])+[.M$2]" office:value-type="float" office:value="-94.4379887948777">
            <text:p>-94.4379887948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table:formula="of:=([.G32]*[.G32]*[.G$2])+([.G32]*[.H$2])+[.I$2]" office:value-type="float" office:value="150.908162325189">
            <text:p>150.908162325189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([.K32]*[.K32]*[.K$2])+([.K32]*[.L$2])+[.M$2]" office:value-type="float" office:value="-93.9731749230107">
            <text:p>-93.9731749230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 table:formula="of:=([.G33]*[.G33]*[.G$2])+([.G33]*[.H$2])+[.I$2]" office:value-type="float" office:value="151.390215559383">
            <text:p>151.390215559383</text:p>
          </table:table-cell>
          <table:table-cell table:number-columns-repeated="2"/>
          <table:table-cell office:value-type="float" office:value="29">
            <text:p>29</text:p>
          </table:table-cell>
          <table:table-cell table:formula="of:=([.K33]*[.K33]*[.K$2])+([.K33]*[.L$2])+[.M$2]" office:value-type="float" office:value="-93.5083723011134">
            <text:p>-93.5083723011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table:formula="of:=([.G34]*[.G34]*[.G$2])+([.G34]*[.H$2])+[.I$2]" office:value-type="float" office:value="151.872218989497">
            <text:p>151.872218989497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([.K34]*[.K34]*[.K$2])+([.K34]*[.L$2])+[.M$2]" office:value-type="float" office:value="-93.0435809291858">
            <text:p>-93.0435809291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 table:formula="of:=([.G35]*[.G35]*[.G$2])+([.G35]*[.H$2])+[.I$2]" office:value-type="float" office:value="152.35417261553">
            <text:p>152.354172615530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([.K35]*[.K35]*[.K$2])+([.K35]*[.L$2])+[.M$2]" office:value-type="float" office:value="-92.578800807228">
            <text:p>-92.5788008072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([.G36]*[.G36]*[.G$2])+([.G36]*[.H$2])+[.I$2]" office:value-type="float" office:value="152.836076437482">
            <text:p>152.836076437482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([.K36]*[.K36]*[.K$2])+([.K36]*[.L$2])+[.M$2]" office:value-type="float" office:value="-92.11403193524">
            <text:p>-92.1140319352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 table:formula="of:=([.G37]*[.G37]*[.G$2])+([.G37]*[.H$2])+[.I$2]" office:value-type="float" office:value="153.317930455352">
            <text:p>153.317930455352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([.K37]*[.K37]*[.K$2])+([.K37]*[.L$2])+[.M$2]" office:value-type="float" office:value="-91.6492743132217">
            <text:p>-91.6492743132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">
            <text:p>34</text:p>
          </table:table-cell>
          <table:table-cell table:formula="of:=([.G38]*[.G38]*[.G$2])+([.G38]*[.H$2])+[.I$2]" office:value-type="float" office:value="153.799734669142">
            <text:p>153.799734669142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([.K38]*[.K38]*[.K$2])+([.K38]*[.L$2])+[.M$2]" office:value-type="float" office:value="-91.1845279411732">
            <text:p>-91.1845279411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 table:formula="of:=([.G39]*[.G39]*[.G$2])+([.G39]*[.H$2])+[.I$2]" office:value-type="float" office:value="154.28148907885">
            <text:p>154.281489078850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([.K39]*[.K39]*[.K$2])+([.K39]*[.L$2])+[.M$2]" office:value-type="float" office:value="-90.7197928190944">
            <text:p>-90.7197928190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">
            <text:p>36</text:p>
          </table:table-cell>
          <table:table-cell table:formula="of:=([.G40]*[.G40]*[.G$2])+([.G40]*[.H$2])+[.I$2]" office:value-type="float" office:value="154.763193684477">
            <text:p>154.763193684477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([.K40]*[.K40]*[.K$2])+([.K40]*[.L$2])+[.M$2]" office:value-type="float" office:value="-90.2550689469854">
            <text:p>-90.2550689469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">
            <text:p>37</text:p>
          </table:table-cell>
          <table:table-cell table:formula="of:=([.G41]*[.G41]*[.G$2])+([.G41]*[.H$2])+[.I$2]" office:value-type="float" office:value="155.244848486023">
            <text:p>155.244848486023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([.K41]*[.K41]*[.K$2])+([.K41]*[.L$2])+[.M$2]" office:value-type="float" office:value="-89.7903563248462">
            <text:p>-89.7903563248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">
            <text:p>38</text:p>
          </table:table-cell>
          <table:table-cell table:formula="of:=([.G42]*[.G42]*[.G$2])+([.G42]*[.H$2])+[.I$2]" office:value-type="float" office:value="155.726453483489">
            <text:p>155.726453483489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K42]*[.K42]*[.K$2])+([.K42]*[.L$2])+[.M$2]" office:value-type="float" office:value="-89.3256549526767">
            <text:p>-89.3256549526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  <table:table-cell table:formula="of:=([.G43]*[.G43]*[.G$2])+([.G43]*[.H$2])+[.I$2]" office:value-type="float" office:value="156.208008676873">
            <text:p>156.208008676873</text:p>
          </table:table-cell>
          <table:table-cell table:number-columns-repeated="2"/>
          <table:table-cell office:value-type="float" office:value="39">
            <text:p>39</text:p>
          </table:table-cell>
          <table:table-cell table:formula="of:=([.K43]*[.K43]*[.K$2])+([.K43]*[.L$2])+[.M$2]" office:value-type="float" office:value="-88.860964830477">
            <text:p>-88.8609648304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 table:formula="of:=([.G44]*[.G44]*[.G$2])+([.G44]*[.H$2])+[.I$2]" office:value-type="float" office:value="156.689514066176">
            <text:p>156.689514066176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([.K44]*[.K44]*[.K$2])+([.K44]*[.L$2])+[.M$2]" office:value-type="float" office:value="-88.396285958247">
            <text:p>-88.3962859582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">
            <text:p>41</text:p>
          </table:table-cell>
          <table:table-cell table:formula="of:=([.G45]*[.G45]*[.G$2])+([.G45]*[.H$2])+[.I$2]" office:value-type="float" office:value="157.170969651397">
            <text:p>157.170969651397</text:p>
          </table:table-cell>
          <table:table-cell table:number-columns-repeated="2"/>
          <table:table-cell office:value-type="float" office:value="41">
            <text:p>41</text:p>
          </table:table-cell>
          <table:table-cell table:formula="of:=([.K45]*[.K45]*[.K$2])+([.K45]*[.L$2])+[.M$2]" office:value-type="float" office:value="-87.9316183359869">
            <text:p>-87.9316183359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">
            <text:p>42</text:p>
          </table:table-cell>
          <table:table-cell table:formula="of:=([.G46]*[.G46]*[.G$2])+([.G46]*[.H$2])+[.I$2]" office:value-type="float" office:value="157.652375432538">
            <text:p>157.652375432538</text:p>
          </table:table-cell>
          <table:table-cell table:number-columns-repeated="2"/>
          <table:table-cell office:value-type="float" office:value="42">
            <text:p>42</text:p>
          </table:table-cell>
          <table:table-cell table:formula="of:=([.K46]*[.K46]*[.K$2])+([.K46]*[.L$2])+[.M$2]" office:value-type="float" office:value="-87.4669619636964">
            <text:p>-87.4669619636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">
            <text:p>43</text:p>
          </table:table-cell>
          <table:table-cell table:formula="of:=([.G47]*[.G47]*[.G$2])+([.G47]*[.H$2])+[.I$2]" office:value-type="float" office:value="158.133731409598">
            <text:p>158.133731409598</text:p>
          </table:table-cell>
          <table:table-cell table:number-columns-repeated="2"/>
          <table:table-cell office:value-type="float" office:value="43">
            <text:p>43</text:p>
          </table:table-cell>
          <table:table-cell table:formula="of:=([.K47]*[.K47]*[.K$2])+([.K47]*[.L$2])+[.M$2]" office:value-type="float" office:value="-87.0023168413757">
            <text:p>-87.0023168413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">
            <text:p>44</text:p>
          </table:table-cell>
          <table:table-cell table:formula="of:=([.G48]*[.G48]*[.G$2])+([.G48]*[.H$2])+[.I$2]" office:value-type="float" office:value="158.615037582577">
            <text:p>158.615037582577</text:p>
          </table:table-cell>
          <table:table-cell table:number-columns-repeated="2"/>
          <table:table-cell office:value-type="float" office:value="44">
            <text:p>44</text:p>
          </table:table-cell>
          <table:table-cell table:formula="of:=([.K48]*[.K48]*[.K$2])+([.K48]*[.L$2])+[.M$2]" office:value-type="float" office:value="-86.5376829690248">
            <text:p>-86.5376829690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">
            <text:p>45</text:p>
          </table:table-cell>
          <table:table-cell table:formula="of:=([.G49]*[.G49]*[.G$2])+([.G49]*[.H$2])+[.I$2]" office:value-type="float" office:value="159.096293951474">
            <text:p>159.096293951474</text:p>
          </table:table-cell>
          <table:table-cell table:number-columns-repeated="2"/>
          <table:table-cell office:value-type="float" office:value="45">
            <text:p>45</text:p>
          </table:table-cell>
          <table:table-cell table:formula="of:=([.K49]*[.K49]*[.K$2])+([.K49]*[.L$2])+[.M$2]" office:value-type="float" office:value="-86.0730603466437">
            <text:p>-86.0730603466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">
            <text:p>46</text:p>
          </table:table-cell>
          <table:table-cell table:formula="of:=([.G50]*[.G50]*[.G$2])+([.G50]*[.H$2])+[.I$2]" office:value-type="float" office:value="159.57750051629">
            <text:p>159.577500516290</text:p>
          </table:table-cell>
          <table:table-cell table:number-columns-repeated="2"/>
          <table:table-cell office:value-type="float" office:value="46">
            <text:p>46</text:p>
          </table:table-cell>
          <table:table-cell table:formula="of:=([.K50]*[.K50]*[.K$2])+([.K50]*[.L$2])+[.M$2]" office:value-type="float" office:value="-85.6084489742323">
            <text:p>-85.6084489742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">
            <text:p>47</text:p>
          </table:table-cell>
          <table:table-cell table:formula="of:=([.G51]*[.G51]*[.G$2])+([.G51]*[.H$2])+[.I$2]" office:value-type="float" office:value="160.058657277026">
            <text:p>160.058657277026</text:p>
          </table:table-cell>
          <table:table-cell table:number-columns-repeated="2"/>
          <table:table-cell office:value-type="float" office:value="47">
            <text:p>47</text:p>
          </table:table-cell>
          <table:table-cell table:formula="of:=([.K51]*[.K51]*[.K$2])+([.K51]*[.L$2])+[.M$2]" office:value-type="float" office:value="-85.1438488517906">
            <text:p>-85.1438488517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">
            <text:p>48</text:p>
          </table:table-cell>
          <table:table-cell table:formula="of:=([.G52]*[.G52]*[.G$2])+([.G52]*[.H$2])+[.I$2]" office:value-type="float" office:value="160.53976423368">
            <text:p>160.539764233680</text:p>
          </table:table-cell>
          <table:table-cell table:number-columns-repeated="2"/>
          <table:table-cell office:value-type="float" office:value="48">
            <text:p>48</text:p>
          </table:table-cell>
          <table:table-cell table:formula="of:=([.K52]*[.K52]*[.K$2])+([.K52]*[.L$2])+[.M$2]" office:value-type="float" office:value="-84.6792599793187">
            <text:p>-84.6792599793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">
            <text:p>49</text:p>
          </table:table-cell>
          <table:table-cell table:formula="of:=([.G53]*[.G53]*[.G$2])+([.G53]*[.H$2])+[.I$2]" office:value-type="float" office:value="161.020821386253">
            <text:p>161.020821386253</text:p>
          </table:table-cell>
          <table:table-cell table:number-columns-repeated="2"/>
          <table:table-cell office:value-type="float" office:value="49">
            <text:p>49</text:p>
          </table:table-cell>
          <table:table-cell table:formula="of:=([.K53]*[.K53]*[.K$2])+([.K53]*[.L$2])+[.M$2]" office:value-type="float" office:value="-84.2146823568166">
            <text:p>-84.2146823568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">
            <text:p>50</text:p>
          </table:table-cell>
          <table:table-cell table:formula="of:=([.G54]*[.G54]*[.G$2])+([.G54]*[.H$2])+[.I$2]" office:value-type="float" office:value="161.501828734745">
            <text:p>161.501828734745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([.K54]*[.K54]*[.K$2])+([.K54]*[.L$2])+[.M$2]" office:value-type="float" office:value="-83.7501159842842">
            <text:p>-83.750115984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">
            <text:p>51</text:p>
          </table:table-cell>
          <table:table-cell table:formula="of:=([.G55]*[.G55]*[.G$2])+([.G55]*[.H$2])+[.I$2]" office:value-type="float" office:value="161.982786279156">
            <text:p>161.982786279156</text:p>
          </table:table-cell>
          <table:table-cell table:number-columns-repeated="2"/>
          <table:table-cell office:value-type="float" office:value="51">
            <text:p>51</text:p>
          </table:table-cell>
          <table:table-cell table:formula="of:=([.K55]*[.K55]*[.K$2])+([.K55]*[.L$2])+[.M$2]" office:value-type="float" office:value="-83.2855608617216">
            <text:p>-83.2855608617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">
            <text:p>52</text:p>
          </table:table-cell>
          <table:table-cell table:formula="of:=([.G56]*[.G56]*[.G$2])+([.G56]*[.H$2])+[.I$2]" office:value-type="float" office:value="162.463694019486">
            <text:p>162.463694019486</text:p>
          </table:table-cell>
          <table:table-cell table:number-columns-repeated="2"/>
          <table:table-cell office:value-type="float" office:value="52">
            <text:p>52</text:p>
          </table:table-cell>
          <table:table-cell table:formula="of:=([.K56]*[.K56]*[.K$2])+([.K56]*[.L$2])+[.M$2]" office:value-type="float" office:value="-82.8210169891288">
            <text:p>-82.8210169891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">
            <text:p>53</text:p>
          </table:table-cell>
          <table:table-cell table:formula="of:=([.G57]*[.G57]*[.G$2])+([.G57]*[.H$2])+[.I$2]" office:value-type="float" office:value="162.944551955735">
            <text:p>162.944551955735</text:p>
          </table:table-cell>
          <table:table-cell table:number-columns-repeated="2"/>
          <table:table-cell office:value-type="float" office:value="53">
            <text:p>53</text:p>
          </table:table-cell>
          <table:table-cell table:formula="of:=([.K57]*[.K57]*[.K$2])+([.K57]*[.L$2])+[.M$2]" office:value-type="float" office:value="-82.3564843665057">
            <text:p>-82.3564843665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">
            <text:p>54</text:p>
          </table:table-cell>
          <table:table-cell table:formula="of:=([.G58]*[.G58]*[.G$2])+([.G58]*[.H$2])+[.I$2]" office:value-type="float" office:value="163.425360087903">
            <text:p>163.425360087903</text:p>
          </table:table-cell>
          <table:table-cell table:number-columns-repeated="2"/>
          <table:table-cell office:value-type="float" office:value="54">
            <text:p>54</text:p>
          </table:table-cell>
          <table:table-cell table:formula="of:=([.K58]*[.K58]*[.K$2])+([.K58]*[.L$2])+[.M$2]" office:value-type="float" office:value="-81.8919629938524">
            <text:p>-81.8919629938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">
            <text:p>55</text:p>
          </table:table-cell>
          <table:table-cell table:formula="of:=([.G59]*[.G59]*[.G$2])+([.G59]*[.H$2])+[.I$2]" office:value-type="float" office:value="163.90611841599">
            <text:p>163.906118415990</text:p>
          </table:table-cell>
          <table:table-cell table:number-columns-repeated="2"/>
          <table:table-cell office:value-type="float" office:value="55">
            <text:p>55</text:p>
          </table:table-cell>
          <table:table-cell table:formula="of:=([.K59]*[.K59]*[.K$2])+([.K59]*[.L$2])+[.M$2]" office:value-type="float" office:value="-81.4274528711688">
            <text:p>-81.4274528711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">
            <text:p>56</text:p>
          </table:table-cell>
          <table:table-cell table:formula="of:=([.G60]*[.G60]*[.G$2])+([.G60]*[.H$2])+[.I$2]" office:value-type="float" office:value="164.386826939995">
            <text:p>164.386826939995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K60]*[.K60]*[.K$2])+([.K60]*[.L$2])+[.M$2]" office:value-type="float" office:value="-80.962953998455">
            <text:p>-80.9629539984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">
            <text:p>57</text:p>
          </table:table-cell>
          <table:table-cell table:formula="of:=([.G61]*[.G61]*[.G$2])+([.G61]*[.H$2])+[.I$2]" office:value-type="float" office:value="164.86748565992">
            <text:p>164.867485659920</text:p>
          </table:table-cell>
          <table:table-cell table:number-columns-repeated="2"/>
          <table:table-cell office:value-type="float" office:value="57">
            <text:p>57</text:p>
          </table:table-cell>
          <table:table-cell table:formula="of:=([.K61]*[.K61]*[.K$2])+([.K61]*[.L$2])+[.M$2]" office:value-type="float" office:value="-80.498466375711">
            <text:p>-80.4984663757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">
            <text:p>58</text:p>
          </table:table-cell>
          <table:table-cell table:formula="of:=([.G62]*[.G62]*[.G$2])+([.G62]*[.H$2])+[.I$2]" office:value-type="float" office:value="165.348094575763">
            <text:p>165.348094575763</text:p>
          </table:table-cell>
          <table:table-cell table:number-columns-repeated="2"/>
          <table:table-cell office:value-type="float" office:value="58">
            <text:p>58</text:p>
          </table:table-cell>
          <table:table-cell table:formula="of:=([.K62]*[.K62]*[.K$2])+([.K62]*[.L$2])+[.M$2]" office:value-type="float" office:value="-80.0339900029367">
            <text:p>-80.0339900029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">
            <text:p>59</text:p>
          </table:table-cell>
          <table:table-cell table:formula="of:=([.G63]*[.G63]*[.G$2])+([.G63]*[.H$2])+[.I$2]" office:value-type="float" office:value="165.828653687526">
            <text:p>165.828653687526</text:p>
          </table:table-cell>
          <table:table-cell table:number-columns-repeated="2"/>
          <table:table-cell office:value-type="float" office:value="59">
            <text:p>59</text:p>
          </table:table-cell>
          <table:table-cell table:formula="of:=([.K63]*[.K63]*[.K$2])+([.K63]*[.L$2])+[.M$2]" office:value-type="float" office:value="-79.5695248801321">
            <text:p>-79.5695248801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">
            <text:p>60</text:p>
          </table:table-cell>
          <table:table-cell table:formula="of:=([.G64]*[.G64]*[.G$2])+([.G64]*[.H$2])+[.I$2]" office:value-type="float" office:value="166.309162995207">
            <text:p>166.309162995207</text:p>
          </table:table-cell>
          <table:table-cell table:number-columns-repeated="2"/>
          <table:table-cell office:value-type="float" office:value="60">
            <text:p>60</text:p>
          </table:table-cell>
          <table:table-cell table:formula="of:=([.K64]*[.K64]*[.K$2])+([.K64]*[.L$2])+[.M$2]" office:value-type="float" office:value="-79.1050710072974">
            <text:p>-79.1050710072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">
            <text:p>61</text:p>
          </table:table-cell>
          <table:table-cell table:formula="of:=([.G65]*[.G65]*[.G$2])+([.G65]*[.H$2])+[.I$2]" office:value-type="float" office:value="166.789622498807">
            <text:p>166.789622498807</text:p>
          </table:table-cell>
          <table:table-cell table:number-columns-repeated="2"/>
          <table:table-cell office:value-type="float" office:value="61">
            <text:p>61</text:p>
          </table:table-cell>
          <table:table-cell table:formula="of:=([.K65]*[.K65]*[.K$2])+([.K65]*[.L$2])+[.M$2]" office:value-type="float" office:value="-78.6406283844323">
            <text:p>-78.6406283844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">
            <text:p>62</text:p>
          </table:table-cell>
          <table:table-cell table:formula="of:=([.G66]*[.G66]*[.G$2])+([.G66]*[.H$2])+[.I$2]" office:value-type="float" office:value="167.270032198326">
            <text:p>167.270032198326</text:p>
          </table:table-cell>
          <table:table-cell table:number-columns-repeated="2"/>
          <table:table-cell office:value-type="float" office:value="62">
            <text:p>62</text:p>
          </table:table-cell>
          <table:table-cell table:formula="of:=([.K66]*[.K66]*[.K$2])+([.K66]*[.L$2])+[.M$2]" office:value-type="float" office:value="-78.1761970115371">
            <text:p>-78.1761970115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">
            <text:p>63</text:p>
          </table:table-cell>
          <table:table-cell table:formula="of:=([.G67]*[.G67]*[.G$2])+([.G67]*[.H$2])+[.I$2]" office:value-type="float" office:value="167.750392093764">
            <text:p>167.750392093764</text:p>
          </table:table-cell>
          <table:table-cell table:number-columns-repeated="2"/>
          <table:table-cell office:value-type="float" office:value="63">
            <text:p>63</text:p>
          </table:table-cell>
          <table:table-cell table:formula="of:=([.K67]*[.K67]*[.K$2])+([.K67]*[.L$2])+[.M$2]" office:value-type="float" office:value="-77.7117768886116">
            <text:p>-77.7117768886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([.G68]*[.G68]*[.G$2])+([.G68]*[.H$2])+[.I$2]" office:value-type="float" office:value="168.230702185121">
            <text:p>168.230702185121</text:p>
          </table:table-cell>
          <table:table-cell table:number-columns-repeated="2"/>
          <table:table-cell office:value-type="float" office:value="64">
            <text:p>64</text:p>
          </table:table-cell>
          <table:table-cell table:formula="of:=([.K68]*[.K68]*[.K$2])+([.K68]*[.L$2])+[.M$2]" office:value-type="float" office:value="-77.2473680156559">
            <text:p>-77.2473680156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">
            <text:p>65</text:p>
          </table:table-cell>
          <table:table-cell table:formula="of:=([.G69]*[.G69]*[.G$2])+([.G69]*[.H$2])+[.I$2]" office:value-type="float" office:value="168.710962472397">
            <text:p>168.710962472397</text:p>
          </table:table-cell>
          <table:table-cell table:number-columns-repeated="2"/>
          <table:table-cell office:value-type="float" office:value="65">
            <text:p>65</text:p>
          </table:table-cell>
          <table:table-cell table:formula="of:=([.K69]*[.K69]*[.K$2])+([.K69]*[.L$2])+[.M$2]" office:value-type="float" office:value="-76.7829703926699">
            <text:p>-76.7829703926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">
            <text:p>66</text:p>
          </table:table-cell>
          <table:table-cell table:formula="of:=([.G70]*[.G70]*[.G$2])+([.G70]*[.H$2])+[.I$2]" office:value-type="float" office:value="169.191172955592">
            <text:p>169.191172955592</text:p>
          </table:table-cell>
          <table:table-cell table:number-columns-repeated="2"/>
          <table:table-cell office:value-type="float" office:value="66">
            <text:p>66</text:p>
          </table:table-cell>
          <table:table-cell table:formula="of:=([.K70]*[.K70]*[.K$2])+([.K70]*[.L$2])+[.M$2]" office:value-type="float" office:value="-76.3185840196537">
            <text:p>-76.3185840196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">
            <text:p>67</text:p>
          </table:table-cell>
          <table:table-cell table:formula="of:=([.G71]*[.G71]*[.G$2])+([.G71]*[.H$2])+[.I$2]" office:value-type="float" office:value="169.671333634706">
            <text:p>169.671333634706</text:p>
          </table:table-cell>
          <table:table-cell table:number-columns-repeated="2"/>
          <table:table-cell office:value-type="float" office:value="67">
            <text:p>67</text:p>
          </table:table-cell>
          <table:table-cell table:formula="of:=([.K71]*[.K71]*[.K$2])+([.K71]*[.L$2])+[.M$2]" office:value-type="float" office:value="-75.8542088966072">
            <text:p>-75.8542088966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">
            <text:p>68</text:p>
          </table:table-cell>
          <table:table-cell table:formula="of:=([.G72]*[.G72]*[.G$2])+([.G72]*[.H$2])+[.I$2]" office:value-type="float" office:value="170.151444509738">
            <text:p>170.151444509738</text:p>
          </table:table-cell>
          <table:table-cell table:number-columns-repeated="2"/>
          <table:table-cell office:value-type="float" office:value="68">
            <text:p>68</text:p>
          </table:table-cell>
          <table:table-cell table:formula="of:=([.K72]*[.K72]*[.K$2])+([.K72]*[.L$2])+[.M$2]" office:value-type="float" office:value="-75.3898450235305">
            <text:p>-75.3898450235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">
            <text:p>69</text:p>
          </table:table-cell>
          <table:table-cell table:formula="of:=([.G73]*[.G73]*[.G$2])+([.G73]*[.H$2])+[.I$2]" office:value-type="float" office:value="170.63150558069">
            <text:p>170.631505580690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([.K73]*[.K73]*[.K$2])+([.K73]*[.L$2])+[.M$2]" office:value-type="float" office:value="-74.9254924004236">
            <text:p>-74.9254924004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">
            <text:p>70</text:p>
          </table:table-cell>
          <table:table-cell table:formula="of:=([.G74]*[.G74]*[.G$2])+([.G74]*[.H$2])+[.I$2]" office:value-type="float" office:value="171.11151684756">
            <text:p>171.111516847560</text:p>
          </table:table-cell>
          <table:table-cell table:number-columns-repeated="2"/>
          <table:table-cell office:value-type="float" office:value="70">
            <text:p>70</text:p>
          </table:table-cell>
          <table:table-cell table:formula="of:=([.K74]*[.K74]*[.K$2])+([.K74]*[.L$2])+[.M$2]" office:value-type="float" office:value="-74.4611510272864">
            <text:p>-74.461151027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">
            <text:p>71</text:p>
          </table:table-cell>
          <table:table-cell table:formula="of:=([.G75]*[.G75]*[.G$2])+([.G75]*[.H$2])+[.I$2]" office:value-type="float" office:value="171.59147831035">
            <text:p>171.591478310350</text:p>
          </table:table-cell>
          <table:table-cell table:number-columns-repeated="2"/>
          <table:table-cell office:value-type="float" office:value="71">
            <text:p>71</text:p>
          </table:table-cell>
          <table:table-cell table:formula="of:=([.K75]*[.K75]*[.K$2])+([.K75]*[.L$2])+[.M$2]" office:value-type="float" office:value="-73.996820904119">
            <text:p>-73.9968209041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">
            <text:p>72</text:p>
          </table:table-cell>
          <table:table-cell table:formula="of:=([.G76]*[.G76]*[.G$2])+([.G76]*[.H$2])+[.I$2]" office:value-type="float" office:value="172.071389969058">
            <text:p>172.071389969058</text:p>
          </table:table-cell>
          <table:table-cell table:number-columns-repeated="2"/>
          <table:table-cell office:value-type="float" office:value="72">
            <text:p>72</text:p>
          </table:table-cell>
          <table:table-cell table:formula="of:=([.K76]*[.K76]*[.K$2])+([.K76]*[.L$2])+[.M$2]" office:value-type="float" office:value="-73.5325020309213">
            <text:p>-73.5325020309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">
            <text:p>73</text:p>
          </table:table-cell>
          <table:table-cell table:formula="of:=([.G77]*[.G77]*[.G$2])+([.G77]*[.H$2])+[.I$2]" office:value-type="float" office:value="172.551251823685">
            <text:p>172.551251823685</text:p>
          </table:table-cell>
          <table:table-cell table:number-columns-repeated="2"/>
          <table:table-cell office:value-type="float" office:value="73">
            <text:p>73</text:p>
          </table:table-cell>
          <table:table-cell table:formula="of:=([.K77]*[.K77]*[.K$2])+([.K77]*[.L$2])+[.M$2]" office:value-type="float" office:value="-73.0681944076934">
            <text:p>-73.0681944076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">
            <text:p>74</text:p>
          </table:table-cell>
          <table:table-cell table:formula="of:=([.G78]*[.G78]*[.G$2])+([.G78]*[.H$2])+[.I$2]" office:value-type="float" office:value="173.031063874231">
            <text:p>173.031063874231</text:p>
          </table:table-cell>
          <table:table-cell table:number-columns-repeated="2"/>
          <table:table-cell office:value-type="float" office:value="74">
            <text:p>74</text:p>
          </table:table-cell>
          <table:table-cell table:formula="of:=([.K78]*[.K78]*[.K$2])+([.K78]*[.L$2])+[.M$2]" office:value-type="float" office:value="-72.6038980344353">
            <text:p>-72.6038980344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">
            <text:p>75</text:p>
          </table:table-cell>
          <table:table-cell table:formula="of:=([.G79]*[.G79]*[.G$2])+([.G79]*[.H$2])+[.I$2]" office:value-type="float" office:value="173.510826120696">
            <text:p>173.510826120696</text:p>
          </table:table-cell>
          <table:table-cell table:number-columns-repeated="2"/>
          <table:table-cell office:value-type="float" office:value="75">
            <text:p>75</text:p>
          </table:table-cell>
          <table:table-cell table:formula="of:=([.K79]*[.K79]*[.K$2])+([.K79]*[.L$2])+[.M$2]" office:value-type="float" office:value="-72.1396129111469">
            <text:p>-72.1396129111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">
            <text:p>76</text:p>
          </table:table-cell>
          <table:table-cell table:formula="of:=([.G80]*[.G80]*[.G$2])+([.G80]*[.H$2])+[.I$2]" office:value-type="float" office:value="173.99053856308">
            <text:p>173.990538563080</text:p>
          </table:table-cell>
          <table:table-cell table:number-columns-repeated="2"/>
          <table:table-cell office:value-type="float" office:value="76">
            <text:p>76</text:p>
          </table:table-cell>
          <table:table-cell table:formula="of:=([.K80]*[.K80]*[.K$2])+([.K80]*[.L$2])+[.M$2]" office:value-type="float" office:value="-71.6753390378283">
            <text:p>-71.6753390378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">
            <text:p>77</text:p>
          </table:table-cell>
          <table:table-cell table:formula="of:=([.G81]*[.G81]*[.G$2])+([.G81]*[.H$2])+[.I$2]" office:value-type="float" office:value="174.470201201383">
            <text:p>174.470201201383</text:p>
          </table:table-cell>
          <table:table-cell table:number-columns-repeated="2"/>
          <table:table-cell office:value-type="float" office:value="77">
            <text:p>77</text:p>
          </table:table-cell>
          <table:table-cell table:formula="of:=([.K81]*[.K81]*[.K$2])+([.K81]*[.L$2])+[.M$2]" office:value-type="float" office:value="-71.2110764144794">
            <text:p>-71.2110764144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">
            <text:p>78</text:p>
          </table:table-cell>
          <table:table-cell table:formula="of:=([.G82]*[.G82]*[.G$2])+([.G82]*[.H$2])+[.I$2]" office:value-type="float" office:value="174.949814035605">
            <text:p>174.949814035605</text:p>
          </table:table-cell>
          <table:table-cell table:number-columns-repeated="2"/>
          <table:table-cell office:value-type="float" office:value="78">
            <text:p>78</text:p>
          </table:table-cell>
          <table:table-cell table:formula="of:=([.K82]*[.K82]*[.K$2])+([.K82]*[.L$2])+[.M$2]" office:value-type="float" office:value="-70.7468250411003">
            <text:p>-70.7468250411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">
            <text:p>79</text:p>
          </table:table-cell>
          <table:table-cell table:formula="of:=([.G83]*[.G83]*[.G$2])+([.G83]*[.H$2])+[.I$2]" office:value-type="float" office:value="175.429377065745">
            <text:p>175.429377065745</text:p>
          </table:table-cell>
          <table:table-cell table:number-columns-repeated="2"/>
          <table:table-cell office:value-type="float" office:value="79">
            <text:p>79</text:p>
          </table:table-cell>
          <table:table-cell table:formula="of:=([.K83]*[.K83]*[.K$2])+([.K83]*[.L$2])+[.M$2]" office:value-type="float" office:value="-70.282584917691">
            <text:p>-70.2825849176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">
            <text:p>80</text:p>
          </table:table-cell>
          <table:table-cell table:formula="of:=([.G84]*[.G84]*[.G$2])+([.G84]*[.H$2])+[.I$2]" office:value-type="float" office:value="175.908890291805">
            <text:p>175.908890291805</text:p>
          </table:table-cell>
          <table:table-cell table:number-columns-repeated="2"/>
          <table:table-cell office:value-type="float" office:value="80">
            <text:p>80</text:p>
          </table:table-cell>
          <table:table-cell table:formula="of:=([.K84]*[.K84]*[.K$2])+([.K84]*[.L$2])+[.M$2]" office:value-type="float" office:value="-69.8183560442514">
            <text:p>-69.8183560442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">
            <text:p>81</text:p>
          </table:table-cell>
          <table:table-cell table:formula="of:=([.G85]*[.G85]*[.G$2])+([.G85]*[.H$2])+[.I$2]" office:value-type="float" office:value="176.388353713783">
            <text:p>176.388353713783</text:p>
          </table:table-cell>
          <table:table-cell table:number-columns-repeated="2"/>
          <table:table-cell office:value-type="float" office:value="81">
            <text:p>81</text:p>
          </table:table-cell>
          <table:table-cell table:formula="of:=([.K85]*[.K85]*[.K$2])+([.K85]*[.L$2])+[.M$2]" office:value-type="float" office:value="-69.3541384207816">
            <text:p>-69.3541384207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">
            <text:p>82</text:p>
          </table:table-cell>
          <table:table-cell table:formula="of:=([.G86]*[.G86]*[.G$2])+([.G86]*[.H$2])+[.I$2]" office:value-type="float" office:value="176.867767331681">
            <text:p>176.867767331681</text:p>
          </table:table-cell>
          <table:table-cell table:number-columns-repeated="2"/>
          <table:table-cell office:value-type="float" office:value="82">
            <text:p>82</text:p>
          </table:table-cell>
          <table:table-cell table:formula="of:=([.K86]*[.K86]*[.K$2])+([.K86]*[.L$2])+[.M$2]" office:value-type="float" office:value="-68.8899320472815">
            <text:p>-68.8899320472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">
            <text:p>83</text:p>
          </table:table-cell>
          <table:table-cell table:formula="of:=([.G87]*[.G87]*[.G$2])+([.G87]*[.H$2])+[.I$2]" office:value-type="float" office:value="177.347131145497">
            <text:p>177.347131145497</text:p>
          </table:table-cell>
          <table:table-cell table:number-columns-repeated="2"/>
          <table:table-cell office:value-type="float" office:value="83">
            <text:p>83</text:p>
          </table:table-cell>
          <table:table-cell table:formula="of:=([.K87]*[.K87]*[.K$2])+([.K87]*[.L$2])+[.M$2]" office:value-type="float" office:value="-68.4257369237512">
            <text:p>-68.4257369237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">
            <text:p>84</text:p>
          </table:table-cell>
          <table:table-cell table:formula="of:=([.G88]*[.G88]*[.G$2])+([.G88]*[.H$2])+[.I$2]" office:value-type="float" office:value="177.826445155233">
            <text:p>177.826445155233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K88]*[.K88]*[.K$2])+([.K88]*[.L$2])+[.M$2]" office:value-type="float" office:value="-67.9615530501907">
            <text:p>-67.9615530501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">
            <text:p>85</text:p>
          </table:table-cell>
          <table:table-cell table:formula="of:=([.G89]*[.G89]*[.G$2])+([.G89]*[.H$2])+[.I$2]" office:value-type="float" office:value="178.305709360887">
            <text:p>178.305709360887</text:p>
          </table:table-cell>
          <table:table-cell table:number-columns-repeated="2"/>
          <table:table-cell office:value-type="float" office:value="85">
            <text:p>85</text:p>
          </table:table-cell>
          <table:table-cell table:formula="of:=([.K89]*[.K89]*[.K$2])+([.K89]*[.L$2])+[.M$2]" office:value-type="float" office:value="-67.4973804265999">
            <text:p>-67.4973804266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">
            <text:p>86</text:p>
          </table:table-cell>
          <table:table-cell table:formula="of:=([.G90]*[.G90]*[.G$2])+([.G90]*[.H$2])+[.I$2]" office:value-type="float" office:value="178.78492376246">
            <text:p>178.784923762460</text:p>
          </table:table-cell>
          <table:table-cell table:number-columns-repeated="2"/>
          <table:table-cell office:value-type="float" office:value="86">
            <text:p>86</text:p>
          </table:table-cell>
          <table:table-cell table:formula="of:=([.K90]*[.K90]*[.K$2])+([.K90]*[.L$2])+[.M$2]" office:value-type="float" office:value="-67.0332190529788">
            <text:p>-67.0332190529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">
            <text:p>87</text:p>
          </table:table-cell>
          <table:table-cell table:formula="of:=([.G91]*[.G91]*[.G$2])+([.G91]*[.H$2])+[.I$2]" office:value-type="float" office:value="179.264088359952">
            <text:p>179.264088359952</text:p>
          </table:table-cell>
          <table:table-cell table:number-columns-repeated="2"/>
          <table:table-cell office:value-type="float" office:value="87">
            <text:p>87</text:p>
          </table:table-cell>
          <table:table-cell table:formula="of:=([.K91]*[.K91]*[.K$2])+([.K91]*[.L$2])+[.M$2]" office:value-type="float" office:value="-66.5690689293276">
            <text:p>-66.5690689293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">
            <text:p>88</text:p>
          </table:table-cell>
          <table:table-cell table:formula="of:=([.G92]*[.G92]*[.G$2])+([.G92]*[.H$2])+[.I$2]" office:value-type="float" office:value="179.743203153363">
            <text:p>179.743203153363</text:p>
          </table:table-cell>
          <table:table-cell table:number-columns-repeated="2"/>
          <table:table-cell office:value-type="float" office:value="88">
            <text:p>88</text:p>
          </table:table-cell>
          <table:table-cell table:formula="of:=([.K92]*[.K92]*[.K$2])+([.K92]*[.L$2])+[.M$2]" office:value-type="float" office:value="-66.104930055646">
            <text:p>-66.1049300556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">
            <text:p>89</text:p>
          </table:table-cell>
          <table:table-cell table:formula="of:=([.G93]*[.G93]*[.G$2])+([.G93]*[.H$2])+[.I$2]" office:value-type="float" office:value="180.222268142693">
            <text:p>180.222268142693</text:p>
          </table:table-cell>
          <table:table-cell table:number-columns-repeated="2"/>
          <table:table-cell office:value-type="float" office:value="89">
            <text:p>89</text:p>
          </table:table-cell>
          <table:table-cell table:formula="of:=([.K93]*[.K93]*[.K$2])+([.K93]*[.L$2])+[.M$2]" office:value-type="float" office:value="-65.6408024319343">
            <text:p>-65.6408024319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">
            <text:p>90</text:p>
          </table:table-cell>
          <table:table-cell table:formula="of:=([.G94]*[.G94]*[.G$2])+([.G94]*[.H$2])+[.I$2]" office:value-type="float" office:value="180.701283327941">
            <text:p>180.701283327941</text:p>
          </table:table-cell>
          <table:table-cell table:number-columns-repeated="2"/>
          <table:table-cell office:value-type="float" office:value="90">
            <text:p>90</text:p>
          </table:table-cell>
          <table:table-cell table:formula="of:=([.K94]*[.K94]*[.K$2])+([.K94]*[.L$2])+[.M$2]" office:value-type="float" office:value="-65.1766860581923">
            <text:p>-65.1766860581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">
            <text:p>91</text:p>
          </table:table-cell>
          <table:table-cell table:formula="of:=([.G95]*[.G95]*[.G$2])+([.G95]*[.H$2])+[.I$2]" office:value-type="float" office:value="181.180248709109">
            <text:p>181.180248709109</text:p>
          </table:table-cell>
          <table:table-cell table:number-columns-repeated="2"/>
          <table:table-cell office:value-type="float" office:value="91">
            <text:p>91</text:p>
          </table:table-cell>
          <table:table-cell table:formula="of:=([.K95]*[.K95]*[.K$2])+([.K95]*[.L$2])+[.M$2]" office:value-type="float" office:value="-64.7125809344201">
            <text:p>-64.7125809344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">
            <text:p>92</text:p>
          </table:table-cell>
          <table:table-cell table:formula="of:=([.G96]*[.G96]*[.G$2])+([.G96]*[.H$2])+[.I$2]" office:value-type="float" office:value="181.659164286196">
            <text:p>181.659164286196</text:p>
          </table:table-cell>
          <table:table-cell table:number-columns-repeated="2"/>
          <table:table-cell office:value-type="float" office:value="92">
            <text:p>92</text:p>
          </table:table-cell>
          <table:table-cell table:formula="of:=([.K96]*[.K96]*[.K$2])+([.K96]*[.L$2])+[.M$2]" office:value-type="float" office:value="-64.2484870606176">
            <text:p>-64.2484870606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">
            <text:p>93</text:p>
          </table:table-cell>
          <table:table-cell table:formula="of:=([.G97]*[.G97]*[.G$2])+([.G97]*[.H$2])+[.I$2]" office:value-type="float" office:value="182.138030059201">
            <text:p>182.138030059201</text:p>
          </table:table-cell>
          <table:table-cell table:number-columns-repeated="2"/>
          <table:table-cell office:value-type="float" office:value="93">
            <text:p>93</text:p>
          </table:table-cell>
          <table:table-cell table:formula="of:=([.K97]*[.K97]*[.K$2])+([.K97]*[.L$2])+[.M$2]" office:value-type="float" office:value="-63.7844044367849">
            <text:p>-63.7844044367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">
            <text:p>94</text:p>
          </table:table-cell>
          <table:table-cell table:formula="of:=([.G98]*[.G98]*[.G$2])+([.G98]*[.H$2])+[.I$2]" office:value-type="float" office:value="182.616846028126">
            <text:p>182.616846028126</text:p>
          </table:table-cell>
          <table:table-cell table:number-columns-repeated="2"/>
          <table:table-cell office:value-type="float" office:value="94">
            <text:p>94</text:p>
          </table:table-cell>
          <table:table-cell table:formula="of:=([.K98]*[.K98]*[.K$2])+([.K98]*[.L$2])+[.M$2]" office:value-type="float" office:value="-63.3203330629219">
            <text:p>-63.3203330629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">
            <text:p>95</text:p>
          </table:table-cell>
          <table:table-cell table:formula="of:=([.G99]*[.G99]*[.G$2])+([.G99]*[.H$2])+[.I$2]" office:value-type="float" office:value="183.095612192969">
            <text:p>183.095612192969</text:p>
          </table:table-cell>
          <table:table-cell table:number-columns-repeated="2"/>
          <table:table-cell office:value-type="float" office:value="95">
            <text:p>95</text:p>
          </table:table-cell>
          <table:table-cell table:formula="of:=([.K99]*[.K99]*[.K$2])+([.K99]*[.L$2])+[.M$2]" office:value-type="float" office:value="-62.8562729390287">
            <text:p>-62.8562729390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">
            <text:p>96</text:p>
          </table:table-cell>
          <table:table-cell table:formula="of:=([.G100]*[.G100]*[.G$2])+([.G100]*[.H$2])+[.I$2]" office:value-type="float" office:value="183.574328553731">
            <text:p>183.574328553731</text:p>
          </table:table-cell>
          <table:table-cell table:number-columns-repeated="2"/>
          <table:table-cell office:value-type="float" office:value="96">
            <text:p>96</text:p>
          </table:table-cell>
          <table:table-cell table:formula="of:=([.K100]*[.K100]*[.K$2])+([.K100]*[.L$2])+[.M$2]" office:value-type="float" office:value="-62.3922240651053">
            <text:p>-62.3922240651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">
            <text:p>97</text:p>
          </table:table-cell>
          <table:table-cell table:formula="of:=([.G101]*[.G101]*[.G$2])+([.G101]*[.H$2])+[.I$2]" office:value-type="float" office:value="184.052995110412">
            <text:p>184.052995110412</text:p>
          </table:table-cell>
          <table:table-cell table:number-columns-repeated="2"/>
          <table:table-cell office:value-type="float" office:value="97">
            <text:p>97</text:p>
          </table:table-cell>
          <table:table-cell table:formula="of:=([.K101]*[.K101]*[.K$2])+([.K101]*[.L$2])+[.M$2]" office:value-type="float" office:value="-61.9281864411516">
            <text:p>-61.9281864411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">
            <text:p>98</text:p>
          </table:table-cell>
          <table:table-cell table:formula="of:=([.G102]*[.G102]*[.G$2])+([.G102]*[.H$2])+[.I$2]" office:value-type="float" office:value="184.531611863012">
            <text:p>184.531611863012</text:p>
          </table:table-cell>
          <table:table-cell table:number-columns-repeated="2"/>
          <table:table-cell office:value-type="float" office:value="98">
            <text:p>98</text:p>
          </table:table-cell>
          <table:table-cell table:formula="of:=([.K102]*[.K102]*[.K$2])+([.K102]*[.L$2])+[.M$2]" office:value-type="float" office:value="-61.4641600671677">
            <text:p>-61.4641600671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">
            <text:p>99</text:p>
          </table:table-cell>
          <table:table-cell table:formula="of:=([.G103]*[.G103]*[.G$2])+([.G103]*[.H$2])+[.I$2]" office:value-type="float" office:value="185.010178811531">
            <text:p>185.010178811531</text:p>
          </table:table-cell>
          <table:table-cell table:number-columns-repeated="2"/>
          <table:table-cell office:value-type="float" office:value="99">
            <text:p>99</text:p>
          </table:table-cell>
          <table:table-cell table:formula="of:=([.K103]*[.K103]*[.K$2])+([.K103]*[.L$2])+[.M$2]" office:value-type="float" office:value="-61.0001449431535">
            <text:p>-61.0001449431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">
            <text:p>100</text:p>
          </table:table-cell>
          <table:table-cell table:formula="of:=([.G104]*[.G104]*[.G$2])+([.G104]*[.H$2])+[.I$2]" office:value-type="float" office:value="185.488695955969">
            <text:p>185.488695955969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([.K104]*[.K104]*[.K$2])+([.K104]*[.L$2])+[.M$2]" office:value-type="float" office:value="-60.5361410691091">
            <text:p>-60.5361410691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">
            <text:p>101</text:p>
          </table:table-cell>
          <table:table-cell table:formula="of:=([.G105]*[.G105]*[.G$2])+([.G105]*[.H$2])+[.I$2]" office:value-type="float" office:value="185.967163296326">
            <text:p>185.967163296326</text:p>
          </table:table-cell>
          <table:table-cell table:number-columns-repeated="2"/>
          <table:table-cell office:value-type="float" office:value="101">
            <text:p>101</text:p>
          </table:table-cell>
          <table:table-cell table:formula="of:=([.K105]*[.K105]*[.K$2])+([.K105]*[.L$2])+[.M$2]" office:value-type="float" office:value="-60.0721484450345">
            <text:p>-60.0721484450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">
            <text:p>102</text:p>
          </table:table-cell>
          <table:table-cell table:formula="of:=([.G106]*[.G106]*[.G$2])+([.G106]*[.H$2])+[.I$2]" office:value-type="float" office:value="186.445580832602">
            <text:p>186.445580832602</text:p>
          </table:table-cell>
          <table:table-cell table:number-columns-repeated="2"/>
          <table:table-cell office:value-type="float" office:value="102">
            <text:p>102</text:p>
          </table:table-cell>
          <table:table-cell table:formula="of:=([.K106]*[.K106]*[.K$2])+([.K106]*[.L$2])+[.M$2]" office:value-type="float" office:value="-59.6081670709296">
            <text:p>-59.6081670709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">
            <text:p>103</text:p>
          </table:table-cell>
          <table:table-cell table:formula="of:=([.G107]*[.G107]*[.G$2])+([.G107]*[.H$2])+[.I$2]" office:value-type="float" office:value="186.923948564797">
            <text:p>186.923948564797</text:p>
          </table:table-cell>
          <table:table-cell table:number-columns-repeated="2"/>
          <table:table-cell office:value-type="float" office:value="103">
            <text:p>103</text:p>
          </table:table-cell>
          <table:table-cell table:formula="of:=([.K107]*[.K107]*[.K$2])+([.K107]*[.L$2])+[.M$2]" office:value-type="float" office:value="-59.1441969467945">
            <text:p>-59.1441969467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">
            <text:p>104</text:p>
          </table:table-cell>
          <table:table-cell table:formula="of:=([.G108]*[.G108]*[.G$2])+([.G108]*[.H$2])+[.I$2]" office:value-type="float" office:value="187.40226649291">
            <text:p>187.402266492910</text:p>
          </table:table-cell>
          <table:table-cell table:number-columns-repeated="2"/>
          <table:table-cell office:value-type="float" office:value="104">
            <text:p>104</text:p>
          </table:table-cell>
          <table:table-cell table:formula="of:=([.K108]*[.K108]*[.K$2])+([.K108]*[.L$2])+[.M$2]" office:value-type="float" office:value="-58.6802380726291">
            <text:p>-58.6802380726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">
            <text:p>105</text:p>
          </table:table-cell>
          <table:table-cell table:formula="of:=([.G109]*[.G109]*[.G$2])+([.G109]*[.H$2])+[.I$2]" office:value-type="float" office:value="187.880534616943">
            <text:p>187.880534616943</text:p>
          </table:table-cell>
          <table:table-cell table:number-columns-repeated="2"/>
          <table:table-cell office:value-type="float" office:value="105">
            <text:p>105</text:p>
          </table:table-cell>
          <table:table-cell table:formula="of:=([.K109]*[.K109]*[.K$2])+([.K109]*[.L$2])+[.M$2]" office:value-type="float" office:value="-58.2162904484335">
            <text:p>-58.2162904484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">
            <text:p>106</text:p>
          </table:table-cell>
          <table:table-cell table:formula="of:=([.G110]*[.G110]*[.G$2])+([.G110]*[.H$2])+[.I$2]" office:value-type="float" office:value="188.358752936894">
            <text:p>188.358752936894</text:p>
          </table:table-cell>
          <table:table-cell table:number-columns-repeated="2"/>
          <table:table-cell office:value-type="float" office:value="106">
            <text:p>106</text:p>
          </table:table-cell>
          <table:table-cell table:formula="of:=([.K110]*[.K110]*[.K$2])+([.K110]*[.L$2])+[.M$2]" office:value-type="float" office:value="-57.7523540742077">
            <text:p>-57.7523540742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">
            <text:p>107</text:p>
          </table:table-cell>
          <table:table-cell table:formula="of:=([.G111]*[.G111]*[.G$2])+([.G111]*[.H$2])+[.I$2]" office:value-type="float" office:value="188.836921452765">
            <text:p>188.836921452765</text:p>
          </table:table-cell>
          <table:table-cell table:number-columns-repeated="2"/>
          <table:table-cell office:value-type="float" office:value="107">
            <text:p>107</text:p>
          </table:table-cell>
          <table:table-cell table:formula="of:=([.K111]*[.K111]*[.K$2])+([.K111]*[.L$2])+[.M$2]" office:value-type="float" office:value="-57.2884289499516">
            <text:p>-57.2884289499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">
            <text:p>108</text:p>
          </table:table-cell>
          <table:table-cell table:formula="of:=([.G112]*[.G112]*[.G$2])+([.G112]*[.H$2])+[.I$2]" office:value-type="float" office:value="189.315040164554">
            <text:p>189.315040164554</text:p>
          </table:table-cell>
          <table:table-cell table:number-columns-repeated="2"/>
          <table:table-cell office:value-type="float" office:value="108">
            <text:p>108</text:p>
          </table:table-cell>
          <table:table-cell table:formula="of:=([.K112]*[.K112]*[.K$2])+([.K112]*[.L$2])+[.M$2]" office:value-type="float" office:value="-56.8245150756653">
            <text:p>-56.8245150756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">
            <text:p>109</text:p>
          </table:table-cell>
          <table:table-cell table:formula="of:=([.G113]*[.G113]*[.G$2])+([.G113]*[.H$2])+[.I$2]" office:value-type="float" office:value="189.793109072262">
            <text:p>189.793109072262</text:p>
          </table:table-cell>
          <table:table-cell table:number-columns-repeated="2"/>
          <table:table-cell office:value-type="float" office:value="109">
            <text:p>109</text:p>
          </table:table-cell>
          <table:table-cell table:formula="of:=([.K113]*[.K113]*[.K$2])+([.K113]*[.L$2])+[.M$2]" office:value-type="float" office:value="-56.3606124513487">
            <text:p>-56.3606124513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">
            <text:p>110</text:p>
          </table:table-cell>
          <table:table-cell table:formula="of:=([.G114]*[.G114]*[.G$2])+([.G114]*[.H$2])+[.I$2]" office:value-type="float" office:value="190.271128175889">
            <text:p>190.271128175889</text:p>
          </table:table-cell>
          <table:table-cell table:number-columns-repeated="2"/>
          <table:table-cell office:value-type="float" office:value="110">
            <text:p>110</text:p>
          </table:table-cell>
          <table:table-cell table:formula="of:=([.K114]*[.K114]*[.K$2])+([.K114]*[.L$2])+[.M$2]" office:value-type="float" office:value="-55.8967210770019">
            <text:p>-55.8967210770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">
            <text:p>111</text:p>
          </table:table-cell>
          <table:table-cell table:formula="of:=([.G115]*[.G115]*[.G$2])+([.G115]*[.H$2])+[.I$2]" office:value-type="float" office:value="190.749097475435">
            <text:p>190.749097475435</text:p>
          </table:table-cell>
          <table:table-cell table:number-columns-repeated="2"/>
          <table:table-cell office:value-type="float" office:value="111">
            <text:p>111</text:p>
          </table:table-cell>
          <table:table-cell table:formula="of:=([.K115]*[.K115]*[.K$2])+([.K115]*[.L$2])+[.M$2]" office:value-type="float" office:value="-55.4328409526249">
            <text:p>-55.4328409526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">
            <text:p>112</text:p>
          </table:table-cell>
          <table:table-cell table:formula="of:=([.G116]*[.G116]*[.G$2])+([.G116]*[.H$2])+[.I$2]" office:value-type="float" office:value="191.2270169709">
            <text:p>191.227016970900</text:p>
          </table:table-cell>
          <table:table-cell table:number-columns-repeated="2"/>
          <table:table-cell office:value-type="float" office:value="112">
            <text:p>112</text:p>
          </table:table-cell>
          <table:table-cell table:formula="of:=([.K116]*[.K116]*[.K$2])+([.K116]*[.L$2])+[.M$2]" office:value-type="float" office:value="-54.9689720782176">
            <text:p>-54.9689720782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">
            <text:p>113</text:p>
          </table:table-cell>
          <table:table-cell table:formula="of:=([.G117]*[.G117]*[.G$2])+([.G117]*[.H$2])+[.I$2]" office:value-type="float" office:value="191.704886662284">
            <text:p>191.704886662284</text:p>
          </table:table-cell>
          <table:table-cell table:number-columns-repeated="2"/>
          <table:table-cell office:value-type="float" office:value="113">
            <text:p>113</text:p>
          </table:table-cell>
          <table:table-cell table:formula="of:=([.K117]*[.K117]*[.K$2])+([.K117]*[.L$2])+[.M$2]" office:value-type="float" office:value="-54.50511445378">
            <text:p>-54.5051144537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">
            <text:p>114</text:p>
          </table:table-cell>
          <table:table-cell table:formula="of:=([.G118]*[.G118]*[.G$2])+([.G118]*[.H$2])+[.I$2]" office:value-type="float" office:value="192.182706549587">
            <text:p>192.182706549587</text:p>
          </table:table-cell>
          <table:table-cell table:number-columns-repeated="2"/>
          <table:table-cell office:value-type="float" office:value="114">
            <text:p>114</text:p>
          </table:table-cell>
          <table:table-cell table:formula="of:=([.K118]*[.K118]*[.K$2])+([.K118]*[.L$2])+[.M$2]" office:value-type="float" office:value="-54.0412680793123">
            <text:p>-54.0412680793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">
            <text:p>115</text:p>
          </table:table-cell>
          <table:table-cell table:formula="of:=([.G119]*[.G119]*[.G$2])+([.G119]*[.H$2])+[.I$2]" office:value-type="float" office:value="192.660476632808">
            <text:p>192.660476632808</text:p>
          </table:table-cell>
          <table:table-cell table:number-columns-repeated="2"/>
          <table:table-cell office:value-type="float" office:value="115">
            <text:p>115</text:p>
          </table:table-cell>
          <table:table-cell table:formula="of:=([.K119]*[.K119]*[.K$2])+([.K119]*[.L$2])+[.M$2]" office:value-type="float" office:value="-53.5774329548143">
            <text:p>-53.5774329548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">
            <text:p>116</text:p>
          </table:table-cell>
          <table:table-cell table:formula="of:=([.G120]*[.G120]*[.G$2])+([.G120]*[.H$2])+[.I$2]" office:value-type="float" office:value="193.138196911949">
            <text:p>193.138196911949</text:p>
          </table:table-cell>
          <table:table-cell table:number-columns-repeated="2"/>
          <table:table-cell office:value-type="float" office:value="116">
            <text:p>116</text:p>
          </table:table-cell>
          <table:table-cell table:formula="of:=([.K120]*[.K120]*[.K$2])+([.K120]*[.L$2])+[.M$2]" office:value-type="float" office:value="-53.113609080286">
            <text:p>-53.113609080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">
            <text:p>117</text:p>
          </table:table-cell>
          <table:table-cell table:formula="of:=([.G121]*[.G121]*[.G$2])+([.G121]*[.H$2])+[.I$2]" office:value-type="float" office:value="193.615867387008">
            <text:p>193.615867387008</text:p>
          </table:table-cell>
          <table:table-cell table:number-columns-repeated="2"/>
          <table:table-cell office:value-type="float" office:value="117">
            <text:p>117</text:p>
          </table:table-cell>
          <table:table-cell table:formula="of:=([.K121]*[.K121]*[.K$2])+([.K121]*[.L$2])+[.M$2]" office:value-type="float" office:value="-52.6497964557275">
            <text:p>-52.6497964557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">
            <text:p>118</text:p>
          </table:table-cell>
          <table:table-cell table:formula="of:=([.G122]*[.G122]*[.G$2])+([.G122]*[.H$2])+[.I$2]" office:value-type="float" office:value="194.093488057987">
            <text:p>194.093488057987</text:p>
          </table:table-cell>
          <table:table-cell table:number-columns-repeated="2"/>
          <table:table-cell office:value-type="float" office:value="118">
            <text:p>118</text:p>
          </table:table-cell>
          <table:table-cell table:formula="of:=([.K122]*[.K122]*[.K$2])+([.K122]*[.L$2])+[.M$2]" office:value-type="float" office:value="-52.1859950811388">
            <text:p>-52.1859950811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">
            <text:p>119</text:p>
          </table:table-cell>
          <table:table-cell table:formula="of:=([.G123]*[.G123]*[.G$2])+([.G123]*[.H$2])+[.I$2]" office:value-type="float" office:value="194.571058924884">
            <text:p>194.571058924884</text:p>
          </table:table-cell>
          <table:table-cell table:number-columns-repeated="2"/>
          <table:table-cell office:value-type="float" office:value="119">
            <text:p>119</text:p>
          </table:table-cell>
          <table:table-cell table:formula="of:=([.K123]*[.K123]*[.K$2])+([.K123]*[.L$2])+[.M$2]" office:value-type="float" office:value="-51.7222049565198">
            <text:p>-51.7222049565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">
            <text:p>120</text:p>
          </table:table-cell>
          <table:table-cell table:formula="of:=([.G124]*[.G124]*[.G$2])+([.G124]*[.H$2])+[.I$2]" office:value-type="float" office:value="195.0485799877">
            <text:p>195.048579987700</text:p>
          </table:table-cell>
          <table:table-cell table:number-columns-repeated="2"/>
          <table:table-cell office:value-type="float" office:value="120">
            <text:p>120</text:p>
          </table:table-cell>
          <table:table-cell table:formula="of:=([.K124]*[.K124]*[.K$2])+([.K124]*[.L$2])+[.M$2]" office:value-type="float" office:value="-51.2584260818706">
            <text:p>-51.2584260818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">
            <text:p>121</text:p>
          </table:table-cell>
          <table:table-cell table:formula="of:=([.G125]*[.G125]*[.G$2])+([.G125]*[.H$2])+[.I$2]" office:value-type="float" office:value="195.526051246435">
            <text:p>195.526051246435</text:p>
          </table:table-cell>
          <table:table-cell table:number-columns-repeated="2"/>
          <table:table-cell office:value-type="float" office:value="121">
            <text:p>121</text:p>
          </table:table-cell>
          <table:table-cell table:formula="of:=([.K125]*[.K125]*[.K$2])+([.K125]*[.L$2])+[.M$2]" office:value-type="float" office:value="-50.7946584571911">
            <text:p>-50.7946584571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">
            <text:p>122</text:p>
          </table:table-cell>
          <table:table-cell table:formula="of:=([.G126]*[.G126]*[.G$2])+([.G126]*[.H$2])+[.I$2]" office:value-type="float" office:value="196.00347270109">
            <text:p>196.003472701090</text:p>
          </table:table-cell>
          <table:table-cell table:number-columns-repeated="2"/>
          <table:table-cell office:value-type="float" office:value="122">
            <text:p>122</text:p>
          </table:table-cell>
          <table:table-cell table:formula="of:=([.K126]*[.K126]*[.K$2])+([.K126]*[.L$2])+[.M$2]" office:value-type="float" office:value="-50.3309020824814">
            <text:p>-50.3309020824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">
            <text:p>123</text:p>
          </table:table-cell>
          <table:table-cell table:formula="of:=([.G127]*[.G127]*[.G$2])+([.G127]*[.H$2])+[.I$2]" office:value-type="float" office:value="196.480844351663">
            <text:p>196.480844351663</text:p>
          </table:table-cell>
          <table:table-cell table:number-columns-repeated="2"/>
          <table:table-cell office:value-type="float" office:value="123">
            <text:p>123</text:p>
          </table:table-cell>
          <table:table-cell table:formula="of:=([.K127]*[.K127]*[.K$2])+([.K127]*[.L$2])+[.M$2]" office:value-type="float" office:value="-49.8671569577415">
            <text:p>-49.8671569577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">
            <text:p>124</text:p>
          </table:table-cell>
          <table:table-cell table:formula="of:=([.G128]*[.G128]*[.G$2])+([.G128]*[.H$2])+[.I$2]" office:value-type="float" office:value="196.958166198154">
            <text:p>196.958166198154</text:p>
          </table:table-cell>
          <table:table-cell table:number-columns-repeated="2"/>
          <table:table-cell office:value-type="float" office:value="124">
            <text:p>124</text:p>
          </table:table-cell>
          <table:table-cell table:formula="of:=([.K128]*[.K128]*[.K$2])+([.K128]*[.L$2])+[.M$2]" office:value-type="float" office:value="-49.4034230829713">
            <text:p>-49.4034230829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">
            <text:p>125</text:p>
          </table:table-cell>
          <table:table-cell table:formula="of:=([.G129]*[.G129]*[.G$2])+([.G129]*[.H$2])+[.I$2]" office:value-type="float" office:value="197.435438240565">
            <text:p>197.435438240565</text:p>
          </table:table-cell>
          <table:table-cell table:number-columns-repeated="2"/>
          <table:table-cell office:value-type="float" office:value="125">
            <text:p>125</text:p>
          </table:table-cell>
          <table:table-cell table:formula="of:=([.K129]*[.K129]*[.K$2])+([.K129]*[.L$2])+[.M$2]" office:value-type="float" office:value="-48.9397004581709">
            <text:p>-48.9397004581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">
            <text:p>126</text:p>
          </table:table-cell>
          <table:table-cell table:formula="of:=([.G130]*[.G130]*[.G$2])+([.G130]*[.H$2])+[.I$2]" office:value-type="float" office:value="197.912660478895">
            <text:p>197.912660478895</text:p>
          </table:table-cell>
          <table:table-cell table:number-columns-repeated="2"/>
          <table:table-cell office:value-type="float" office:value="126">
            <text:p>126</text:p>
          </table:table-cell>
          <table:table-cell table:formula="of:=([.K130]*[.K130]*[.K$2])+([.K130]*[.L$2])+[.M$2]" office:value-type="float" office:value="-48.4759890833403">
            <text:p>-48.4759890833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">
            <text:p>127</text:p>
          </table:table-cell>
          <table:table-cell table:formula="of:=([.G131]*[.G131]*[.G$2])+([.G131]*[.H$2])+[.I$2]" office:value-type="float" office:value="198.389832913144">
            <text:p>198.389832913144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([.K131]*[.K131]*[.K$2])+([.K131]*[.L$2])+[.M$2]" office:value-type="float" office:value="-48.0122889584793">
            <text:p>-48.0122889584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([.G132]*[.G132]*[.G$2])+([.G132]*[.H$2])+[.I$2]" office:value-type="float" office:value="198.866955543311">
            <text:p>198.866955543311</text:p>
          </table:table-cell>
          <table:table-cell table:number-columns-repeated="2"/>
          <table:table-cell office:value-type="float" office:value="128">
            <text:p>128</text:p>
          </table:table-cell>
          <table:table-cell table:formula="of:=([.K132]*[.K132]*[.K$2])+([.K132]*[.L$2])+[.M$2]" office:value-type="float" office:value="-47.5486000835882">
            <text:p>-47.5486000835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">
            <text:p>129</text:p>
          </table:table-cell>
          <table:table-cell table:formula="of:=([.G133]*[.G133]*[.G$2])+([.G133]*[.H$2])+[.I$2]" office:value-type="float" office:value="199.344028369398">
            <text:p>199.344028369398</text:p>
          </table:table-cell>
          <table:table-cell table:number-columns-repeated="2"/>
          <table:table-cell office:value-type="float" office:value="129">
            <text:p>129</text:p>
          </table:table-cell>
          <table:table-cell table:formula="of:=([.K133]*[.K133]*[.K$2])+([.K133]*[.L$2])+[.M$2]" office:value-type="float" office:value="-47.0849224586668">
            <text:p>-47.0849224586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">
            <text:p>130</text:p>
          </table:table-cell>
          <table:table-cell table:formula="of:=([.G134]*[.G134]*[.G$2])+([.G134]*[.H$2])+[.I$2]" office:value-type="float" office:value="199.821051391403">
            <text:p>199.821051391403</text:p>
          </table:table-cell>
          <table:table-cell table:number-columns-repeated="2"/>
          <table:table-cell office:value-type="float" office:value="130">
            <text:p>130</text:p>
          </table:table-cell>
          <table:table-cell table:formula="of:=([.K134]*[.K134]*[.K$2])+([.K134]*[.L$2])+[.M$2]" office:value-type="float" office:value="-46.6212560837152">
            <text:p>-46.6212560837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">
            <text:p>131</text:p>
          </table:table-cell>
          <table:table-cell table:formula="of:=([.G135]*[.G135]*[.G$2])+([.G135]*[.H$2])+[.I$2]" office:value-type="float" office:value="200.298024609327">
            <text:p>200.298024609327</text:p>
          </table:table-cell>
          <table:table-cell table:number-columns-repeated="2"/>
          <table:table-cell office:value-type="float" office:value="131">
            <text:p>131</text:p>
          </table:table-cell>
          <table:table-cell table:formula="of:=([.K135]*[.K135]*[.K$2])+([.K135]*[.L$2])+[.M$2]" office:value-type="float" office:value="-46.1576009587334">
            <text:p>-46.1576009587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">
            <text:p>132</text:p>
          </table:table-cell>
          <table:table-cell table:formula="of:=([.G136]*[.G136]*[.G$2])+([.G136]*[.H$2])+[.I$2]" office:value-type="float" office:value="200.774948023171">
            <text:p>200.774948023171</text:p>
          </table:table-cell>
          <table:table-cell table:number-columns-repeated="2"/>
          <table:table-cell office:value-type="float" office:value="132">
            <text:p>132</text:p>
          </table:table-cell>
          <table:table-cell table:formula="of:=([.K136]*[.K136]*[.K$2])+([.K136]*[.L$2])+[.M$2]" office:value-type="float" office:value="-45.6939570837212">
            <text:p>-45.6939570837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">
            <text:p>133</text:p>
          </table:table-cell>
          <table:table-cell table:formula="of:=([.G137]*[.G137]*[.G$2])+([.G137]*[.H$2])+[.I$2]" office:value-type="float" office:value="201.251821632933">
            <text:p>201.25182163293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K137]*[.K137]*[.K$2])+([.K137]*[.L$2])+[.M$2]" office:value-type="float" office:value="-45.2303244586789">
            <text:p>-45.2303244586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">
            <text:p>134</text:p>
          </table:table-cell>
          <table:table-cell table:formula="of:=([.G138]*[.G138]*[.G$2])+([.G138]*[.H$2])+[.I$2]" office:value-type="float" office:value="201.728645438614">
            <text:p>201.728645438614</text:p>
          </table:table-cell>
          <table:table-cell table:number-columns-repeated="2"/>
          <table:table-cell office:value-type="float" office:value="134">
            <text:p>134</text:p>
          </table:table-cell>
          <table:table-cell table:formula="of:=([.K138]*[.K138]*[.K$2])+([.K138]*[.L$2])+[.M$2]" office:value-type="float" office:value="-44.7667030836063">
            <text:p>-44.7667030836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">
            <text:p>135</text:p>
          </table:table-cell>
          <table:table-cell table:formula="of:=([.G139]*[.G139]*[.G$2])+([.G139]*[.H$2])+[.I$2]" office:value-type="float" office:value="202.205419440214">
            <text:p>202.205419440214</text:p>
          </table:table-cell>
          <table:table-cell table:number-columns-repeated="2"/>
          <table:table-cell office:value-type="float" office:value="135">
            <text:p>135</text:p>
          </table:table-cell>
          <table:table-cell table:formula="of:=([.K139]*[.K139]*[.K$2])+([.K139]*[.L$2])+[.M$2]" office:value-type="float" office:value="-44.3030929585035">
            <text:p>-44.3030929585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">
            <text:p>136</text:p>
          </table:table-cell>
          <table:table-cell table:formula="of:=([.G140]*[.G140]*[.G$2])+([.G140]*[.H$2])+[.I$2]" office:value-type="float" office:value="202.682143637733">
            <text:p>202.682143637733</text:p>
          </table:table-cell>
          <table:table-cell table:number-columns-repeated="2"/>
          <table:table-cell office:value-type="float" office:value="136">
            <text:p>136</text:p>
          </table:table-cell>
          <table:table-cell table:formula="of:=([.K140]*[.K140]*[.K$2])+([.K140]*[.L$2])+[.M$2]" office:value-type="float" office:value="-43.8394940833704">
            <text:p>-43.8394940833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">
            <text:p>137</text:p>
          </table:table-cell>
          <table:table-cell table:formula="of:=([.G141]*[.G141]*[.G$2])+([.G141]*[.H$2])+[.I$2]" office:value-type="float" office:value="203.158818031171">
            <text:p>203.158818031171</text:p>
          </table:table-cell>
          <table:table-cell table:number-columns-repeated="2"/>
          <table:table-cell office:value-type="float" office:value="137">
            <text:p>137</text:p>
          </table:table-cell>
          <table:table-cell table:formula="of:=([.K141]*[.K141]*[.K$2])+([.K141]*[.L$2])+[.M$2]" office:value-type="float" office:value="-43.3759064582071">
            <text:p>-43.3759064582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">
            <text:p>138</text:p>
          </table:table-cell>
          <table:table-cell table:formula="of:=([.G142]*[.G142]*[.G$2])+([.G142]*[.H$2])+[.I$2]" office:value-type="float" office:value="203.635442620527">
            <text:p>203.635442620527</text:p>
          </table:table-cell>
          <table:table-cell table:number-columns-repeated="2"/>
          <table:table-cell office:value-type="float" office:value="138">
            <text:p>138</text:p>
          </table:table-cell>
          <table:table-cell table:formula="of:=([.K142]*[.K142]*[.K$2])+([.K142]*[.L$2])+[.M$2]" office:value-type="float" office:value="-42.9123300830136">
            <text:p>-42.9123300830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">
            <text:p>139</text:p>
          </table:table-cell>
          <table:table-cell table:formula="of:=([.G143]*[.G143]*[.G$2])+([.G143]*[.H$2])+[.I$2]" office:value-type="float" office:value="204.112017405803">
            <text:p>204.112017405803</text:p>
          </table:table-cell>
          <table:table-cell table:number-columns-repeated="2"/>
          <table:table-cell office:value-type="float" office:value="139">
            <text:p>139</text:p>
          </table:table-cell>
          <table:table-cell table:formula="of:=([.K143]*[.K143]*[.K$2])+([.K143]*[.L$2])+[.M$2]" office:value-type="float" office:value="-42.4487649577898">
            <text:p>-42.4487649577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">
            <text:p>140</text:p>
          </table:table-cell>
          <table:table-cell table:formula="of:=([.G144]*[.G144]*[.G$2])+([.G144]*[.H$2])+[.I$2]" office:value-type="float" office:value="204.588542386998">
            <text:p>204.588542386998</text:p>
          </table:table-cell>
          <table:table-cell table:number-columns-repeated="2"/>
          <table:table-cell office:value-type="float" office:value="140">
            <text:p>140</text:p>
          </table:table-cell>
          <table:table-cell table:formula="of:=([.K144]*[.K144]*[.K$2])+([.K144]*[.L$2])+[.M$2]" office:value-type="float" office:value="-41.9852110825358">
            <text:p>-41.9852110825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">
            <text:p>141</text:p>
          </table:table-cell>
          <table:table-cell table:formula="of:=([.G145]*[.G145]*[.G$2])+([.G145]*[.H$2])+[.I$2]" office:value-type="float" office:value="205.065017564111">
            <text:p>205.065017564111</text:p>
          </table:table-cell>
          <table:table-cell table:number-columns-repeated="2"/>
          <table:table-cell office:value-type="float" office:value="141">
            <text:p>141</text:p>
          </table:table-cell>
          <table:table-cell table:formula="of:=([.K145]*[.K145]*[.K$2])+([.K145]*[.L$2])+[.M$2]" office:value-type="float" office:value="-41.5216684572515">
            <text:p>-41.5216684572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">
            <text:p>142</text:p>
          </table:table-cell>
          <table:table-cell table:formula="of:=([.G146]*[.G146]*[.G$2])+([.G146]*[.H$2])+[.I$2]" office:value-type="float" office:value="205.541442937144">
            <text:p>205.541442937144</text:p>
          </table:table-cell>
          <table:table-cell table:number-columns-repeated="2"/>
          <table:table-cell office:value-type="float" office:value="142">
            <text:p>142</text:p>
          </table:table-cell>
          <table:table-cell table:formula="of:=([.K146]*[.K146]*[.K$2])+([.K146]*[.L$2])+[.M$2]" office:value-type="float" office:value="-41.058137081937">
            <text:p>-41.0581370819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">
            <text:p>143</text:p>
          </table:table-cell>
          <table:table-cell table:formula="of:=([.G147]*[.G147]*[.G$2])+([.G147]*[.H$2])+[.I$2]" office:value-type="float" office:value="206.017818506095">
            <text:p>206.017818506095</text:p>
          </table:table-cell>
          <table:table-cell table:number-columns-repeated="2"/>
          <table:table-cell office:value-type="float" office:value="143">
            <text:p>143</text:p>
          </table:table-cell>
          <table:table-cell table:formula="of:=([.K147]*[.K147]*[.K$2])+([.K147]*[.L$2])+[.M$2]" office:value-type="float" office:value="-40.5946169565922">
            <text:p>-40.5946169565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">
            <text:p>144</text:p>
          </table:table-cell>
          <table:table-cell table:formula="of:=([.G148]*[.G148]*[.G$2])+([.G148]*[.H$2])+[.I$2]" office:value-type="float" office:value="206.494144270965">
            <text:p>206.494144270965</text:p>
          </table:table-cell>
          <table:table-cell table:number-columns-repeated="2"/>
          <table:table-cell office:value-type="float" office:value="144">
            <text:p>144</text:p>
          </table:table-cell>
          <table:table-cell table:formula="of:=([.K148]*[.K148]*[.K$2])+([.K148]*[.L$2])+[.M$2]" office:value-type="float" office:value="-40.1311080812172">
            <text:p>-40.1311080812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">
            <text:p>145</text:p>
          </table:table-cell>
          <table:table-cell table:formula="of:=([.G149]*[.G149]*[.G$2])+([.G149]*[.H$2])+[.I$2]" office:value-type="float" office:value="206.970420231754">
            <text:p>206.970420231754</text:p>
          </table:table-cell>
          <table:table-cell table:number-columns-repeated="2"/>
          <table:table-cell office:value-type="float" office:value="145">
            <text:p>145</text:p>
          </table:table-cell>
          <table:table-cell table:formula="of:=([.K149]*[.K149]*[.K$2])+([.K149]*[.L$2])+[.M$2]" office:value-type="float" office:value="-39.667610455812">
            <text:p>-39.6676104558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">
            <text:p>146</text:p>
          </table:table-cell>
          <table:table-cell table:formula="of:=([.G150]*[.G150]*[.G$2])+([.G150]*[.H$2])+[.I$2]" office:value-type="float" office:value="207.446646388462">
            <text:p>207.446646388462</text:p>
          </table:table-cell>
          <table:table-cell table:number-columns-repeated="2"/>
          <table:table-cell office:value-type="float" office:value="146">
            <text:p>146</text:p>
          </table:table-cell>
          <table:table-cell table:formula="of:=([.K150]*[.K150]*[.K$2])+([.K150]*[.L$2])+[.M$2]" office:value-type="float" office:value="-39.2041240803765">
            <text:p>-39.2041240803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">
            <text:p>147</text:p>
          </table:table-cell>
          <table:table-cell table:formula="of:=([.G151]*[.G151]*[.G$2])+([.G151]*[.H$2])+[.I$2]" office:value-type="float" office:value="207.922822741089">
            <text:p>207.922822741089</text:p>
          </table:table-cell>
          <table:table-cell table:number-columns-repeated="2"/>
          <table:table-cell office:value-type="float" office:value="147">
            <text:p>147</text:p>
          </table:table-cell>
          <table:table-cell table:formula="of:=([.K151]*[.K151]*[.K$2])+([.K151]*[.L$2])+[.M$2]" office:value-type="float" office:value="-38.7406489549108">
            <text:p>-38.7406489549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">
            <text:p>148</text:p>
          </table:table-cell>
          <table:table-cell table:formula="of:=([.G152]*[.G152]*[.G$2])+([.G152]*[.H$2])+[.I$2]" office:value-type="float" office:value="208.398949289635">
            <text:p>208.398949289635</text:p>
          </table:table-cell>
          <table:table-cell table:number-columns-repeated="2"/>
          <table:table-cell office:value-type="float" office:value="148">
            <text:p>148</text:p>
          </table:table-cell>
          <table:table-cell table:formula="of:=([.K152]*[.K152]*[.K$2])+([.K152]*[.L$2])+[.M$2]" office:value-type="float" office:value="-38.2771850794149">
            <text:p>-38.2771850794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">
            <text:p>149</text:p>
          </table:table-cell>
          <table:table-cell table:formula="of:=([.G153]*[.G153]*[.G$2])+([.G153]*[.H$2])+[.I$2]" office:value-type="float" office:value="208.8750260341">
            <text:p>208.875026034100</text:p>
          </table:table-cell>
          <table:table-cell table:number-columns-repeated="2"/>
          <table:table-cell office:value-type="float" office:value="149">
            <text:p>149</text:p>
          </table:table-cell>
          <table:table-cell table:formula="of:=([.K153]*[.K153]*[.K$2])+([.K153]*[.L$2])+[.M$2]" office:value-type="float" office:value="-37.8137324538887">
            <text:p>-37.8137324538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">
            <text:p>150</text:p>
          </table:table-cell>
          <table:table-cell table:formula="of:=([.G154]*[.G154]*[.G$2])+([.G154]*[.H$2])+[.I$2]" office:value-type="float" office:value="209.351052974484">
            <text:p>209.351052974484</text:p>
          </table:table-cell>
          <table:table-cell table:number-columns-repeated="2"/>
          <table:table-cell office:value-type="float" office:value="150">
            <text:p>150</text:p>
          </table:table-cell>
          <table:table-cell table:formula="of:=([.K154]*[.K154]*[.K$2])+([.K154]*[.L$2])+[.M$2]" office:value-type="float" office:value="-37.3502910783322">
            <text:p>-37.3502910783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">
            <text:p>151</text:p>
          </table:table-cell>
          <table:table-cell table:formula="of:=([.G155]*[.G155]*[.G$2])+([.G155]*[.H$2])+[.I$2]" office:value-type="float" office:value="209.827030110786">
            <text:p>209.827030110786</text:p>
          </table:table-cell>
          <table:table-cell table:number-columns-repeated="2"/>
          <table:table-cell office:value-type="float" office:value="151">
            <text:p>151</text:p>
          </table:table-cell>
          <table:table-cell table:formula="of:=([.K155]*[.K155]*[.K$2])+([.K155]*[.L$2])+[.M$2]" office:value-type="float" office:value="-36.8868609527456">
            <text:p>-36.8868609527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">
            <text:p>152</text:p>
          </table:table-cell>
          <table:table-cell table:formula="of:=([.G156]*[.G156]*[.G$2])+([.G156]*[.H$2])+[.I$2]" office:value-type="float" office:value="210.302957443008">
            <text:p>210.302957443008</text:p>
          </table:table-cell>
          <table:table-cell table:number-columns-repeated="2"/>
          <table:table-cell office:value-type="float" office:value="152">
            <text:p>152</text:p>
          </table:table-cell>
          <table:table-cell table:formula="of:=([.K156]*[.K156]*[.K$2])+([.K156]*[.L$2])+[.M$2]" office:value-type="float" office:value="-36.4234420771286">
            <text:p>-36.4234420771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">
            <text:p>153</text:p>
          </table:table-cell>
          <table:table-cell table:formula="of:=([.G157]*[.G157]*[.G$2])+([.G157]*[.H$2])+[.I$2]" office:value-type="float" office:value="210.778834971148">
            <text:p>210.778834971148</text:p>
          </table:table-cell>
          <table:table-cell table:number-columns-repeated="2"/>
          <table:table-cell office:value-type="float" office:value="153">
            <text:p>153</text:p>
          </table:table-cell>
          <table:table-cell table:formula="of:=([.K157]*[.K157]*[.K$2])+([.K157]*[.L$2])+[.M$2]" office:value-type="float" office:value="-35.9600344514815">
            <text:p>-35.9600344514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">
            <text:p>154</text:p>
          </table:table-cell>
          <table:table-cell table:formula="of:=([.G158]*[.G158]*[.G$2])+([.G158]*[.H$2])+[.I$2]" office:value-type="float" office:value="211.254662695208">
            <text:p>211.254662695208</text:p>
          </table:table-cell>
          <table:table-cell table:number-columns-repeated="2"/>
          <table:table-cell office:value-type="float" office:value="154">
            <text:p>154</text:p>
          </table:table-cell>
          <table:table-cell table:formula="of:=([.K158]*[.K158]*[.K$2])+([.K158]*[.L$2])+[.M$2]" office:value-type="float" office:value="-35.4966380758041">
            <text:p>-35.4966380758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">
            <text:p>155</text:p>
          </table:table-cell>
          <table:table-cell table:formula="of:=([.G159]*[.G159]*[.G$2])+([.G159]*[.H$2])+[.I$2]" office:value-type="float" office:value="211.730440615186">
            <text:p>211.730440615186</text:p>
          </table:table-cell>
          <table:table-cell table:number-columns-repeated="2"/>
          <table:table-cell office:value-type="float" office:value="155">
            <text:p>155</text:p>
          </table:table-cell>
          <table:table-cell table:formula="of:=([.K159]*[.K159]*[.K$2])+([.K159]*[.L$2])+[.M$2]" office:value-type="float" office:value="-35.0332529500964">
            <text:p>-35.0332529500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">
            <text:p>156</text:p>
          </table:table-cell>
          <table:table-cell table:formula="of:=([.G160]*[.G160]*[.G$2])+([.G160]*[.H$2])+[.I$2]" office:value-type="float" office:value="212.206168731083">
            <text:p>212.206168731083</text:p>
          </table:table-cell>
          <table:table-cell table:number-columns-repeated="2"/>
          <table:table-cell office:value-type="float" office:value="156">
            <text:p>156</text:p>
          </table:table-cell>
          <table:table-cell table:formula="of:=([.K160]*[.K160]*[.K$2])+([.K160]*[.L$2])+[.M$2]" office:value-type="float" office:value="-34.5698790743586">
            <text:p>-34.5698790743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">
            <text:p>157</text:p>
          </table:table-cell>
          <table:table-cell table:formula="of:=([.G161]*[.G161]*[.G$2])+([.G161]*[.H$2])+[.I$2]" office:value-type="float" office:value="212.6818470429">
            <text:p>212.681847042900</text:p>
          </table:table-cell>
          <table:table-cell table:number-columns-repeated="2"/>
          <table:table-cell office:value-type="float" office:value="157">
            <text:p>157</text:p>
          </table:table-cell>
          <table:table-cell table:formula="of:=([.K161]*[.K161]*[.K$2])+([.K161]*[.L$2])+[.M$2]" office:value-type="float" office:value="-34.1065164485905">
            <text:p>-34.1065164485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">
            <text:p>158</text:p>
          </table:table-cell>
          <table:table-cell table:formula="of:=([.G162]*[.G162]*[.G$2])+([.G162]*[.H$2])+[.I$2]" office:value-type="float" office:value="213.157475550635">
            <text:p>213.157475550635</text:p>
          </table:table-cell>
          <table:table-cell table:number-columns-repeated="2"/>
          <table:table-cell office:value-type="float" office:value="158">
            <text:p>158</text:p>
          </table:table-cell>
          <table:table-cell table:formula="of:=([.K162]*[.K162]*[.K$2])+([.K162]*[.L$2])+[.M$2]" office:value-type="float" office:value="-33.6431650727921">
            <text:p>-33.6431650727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">
            <text:p>159</text:p>
          </table:table-cell>
          <table:table-cell table:formula="of:=([.G163]*[.G163]*[.G$2])+([.G163]*[.H$2])+[.I$2]" office:value-type="float" office:value="213.633054254289">
            <text:p>213.633054254289</text:p>
          </table:table-cell>
          <table:table-cell table:number-columns-repeated="2"/>
          <table:table-cell office:value-type="float" office:value="159">
            <text:p>159</text:p>
          </table:table-cell>
          <table:table-cell table:formula="of:=([.K163]*[.K163]*[.K$2])+([.K163]*[.L$2])+[.M$2]" office:value-type="float" office:value="-33.1798249469635">
            <text:p>-33.1798249469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">
            <text:p>160</text:p>
          </table:table-cell>
          <table:table-cell table:formula="of:=([.G164]*[.G164]*[.G$2])+([.G164]*[.H$2])+[.I$2]" office:value-type="float" office:value="214.108583153862">
            <text:p>214.108583153862</text:p>
          </table:table-cell>
          <table:table-cell table:number-columns-repeated="2"/>
          <table:table-cell office:value-type="float" office:value="160">
            <text:p>160</text:p>
          </table:table-cell>
          <table:table-cell table:formula="of:=([.K164]*[.K164]*[.K$2])+([.K164]*[.L$2])+[.M$2]" office:value-type="float" office:value="-32.7164960711046">
            <text:p>-32.7164960711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">
            <text:p>161</text:p>
          </table:table-cell>
          <table:table-cell table:formula="of:=([.G165]*[.G165]*[.G$2])+([.G165]*[.H$2])+[.I$2]" office:value-type="float" office:value="214.584062249353">
            <text:p>214.584062249353</text:p>
          </table:table-cell>
          <table:table-cell table:number-columns-repeated="2"/>
          <table:table-cell office:value-type="float" office:value="161">
            <text:p>161</text:p>
          </table:table-cell>
          <table:table-cell table:formula="of:=([.K165]*[.K165]*[.K$2])+([.K165]*[.L$2])+[.M$2]" office:value-type="float" office:value="-32.2531784452156">
            <text:p>-32.2531784452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">
            <text:p>162</text:p>
          </table:table-cell>
          <table:table-cell table:formula="of:=([.G166]*[.G166]*[.G$2])+([.G166]*[.H$2])+[.I$2]" office:value-type="float" office:value="215.059491540764">
            <text:p>215.059491540764</text:p>
          </table:table-cell>
          <table:table-cell table:number-columns-repeated="2"/>
          <table:table-cell office:value-type="float" office:value="162">
            <text:p>162</text:p>
          </table:table-cell>
          <table:table-cell table:formula="of:=([.K166]*[.K166]*[.K$2])+([.K166]*[.L$2])+[.M$2]" office:value-type="float" office:value="-31.7898720692962">
            <text:p>-31.789872069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">
            <text:p>163</text:p>
          </table:table-cell>
          <table:table-cell table:formula="of:=([.G167]*[.G167]*[.G$2])+([.G167]*[.H$2])+[.I$2]" office:value-type="float" office:value="215.534871028094">
            <text:p>215.534871028094</text:p>
          </table:table-cell>
          <table:table-cell table:number-columns-repeated="2"/>
          <table:table-cell office:value-type="float" office:value="163">
            <text:p>163</text:p>
          </table:table-cell>
          <table:table-cell table:formula="of:=([.K167]*[.K167]*[.K$2])+([.K167]*[.L$2])+[.M$2]" office:value-type="float" office:value="-31.3265769433467">
            <text:p>-31.3265769433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">
            <text:p>164</text:p>
          </table:table-cell>
          <table:table-cell table:formula="of:=([.G168]*[.G168]*[.G$2])+([.G168]*[.H$2])+[.I$2]" office:value-type="float" office:value="216.010200711342">
            <text:p>216.010200711342</text:p>
          </table:table-cell>
          <table:table-cell table:number-columns-repeated="2"/>
          <table:table-cell office:value-type="float" office:value="164">
            <text:p>164</text:p>
          </table:table-cell>
          <table:table-cell table:formula="of:=([.K168]*[.K168]*[.K$2])+([.K168]*[.L$2])+[.M$2]" office:value-type="float" office:value="-30.8632930673669">
            <text:p>-30.8632930673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">
            <text:p>165</text:p>
          </table:table-cell>
          <table:table-cell table:formula="of:=([.G169]*[.G169]*[.G$2])+([.G169]*[.H$2])+[.I$2]" office:value-type="float" office:value="216.48548059051">
            <text:p>216.485480590510</text:p>
          </table:table-cell>
          <table:table-cell table:number-columns-repeated="2"/>
          <table:table-cell office:value-type="float" office:value="165">
            <text:p>165</text:p>
          </table:table-cell>
          <table:table-cell table:formula="of:=([.K169]*[.K169]*[.K$2])+([.K169]*[.L$2])+[.M$2]" office:value-type="float" office:value="-30.4000204413568">
            <text:p>-30.4000204413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">
            <text:p>166</text:p>
          </table:table-cell>
          <table:table-cell table:formula="of:=([.G170]*[.G170]*[.G$2])+([.G170]*[.H$2])+[.I$2]" office:value-type="float" office:value="216.960710665596">
            <text:p>216.960710665596</text:p>
          </table:table-cell>
          <table:table-cell table:number-columns-repeated="2"/>
          <table:table-cell office:value-type="float" office:value="166">
            <text:p>166</text:p>
          </table:table-cell>
          <table:table-cell table:formula="of:=([.K170]*[.K170]*[.K$2])+([.K170]*[.L$2])+[.M$2]" office:value-type="float" office:value="-29.9367590653165">
            <text:p>-29.9367590653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">
            <text:p>167</text:p>
          </table:table-cell>
          <table:table-cell table:formula="of:=([.G171]*[.G171]*[.G$2])+([.G171]*[.H$2])+[.I$2]" office:value-type="float" office:value="217.435890936601">
            <text:p>217.435890936601</text:p>
          </table:table-cell>
          <table:table-cell table:number-columns-repeated="2"/>
          <table:table-cell office:value-type="float" office:value="167">
            <text:p>167</text:p>
          </table:table-cell>
          <table:table-cell table:formula="of:=([.K171]*[.K171]*[.K$2])+([.K171]*[.L$2])+[.M$2]" office:value-type="float" office:value="-29.473508939246">
            <text:p>-29.4735089392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">
            <text:p>168</text:p>
          </table:table-cell>
          <table:table-cell table:formula="of:=([.G172]*[.G172]*[.G$2])+([.G172]*[.H$2])+[.I$2]" office:value-type="float" office:value="217.911021403526">
            <text:p>217.911021403526</text:p>
          </table:table-cell>
          <table:table-cell table:number-columns-repeated="2"/>
          <table:table-cell office:value-type="float" office:value="168">
            <text:p>168</text:p>
          </table:table-cell>
          <table:table-cell table:formula="of:=([.K172]*[.K172]*[.K$2])+([.K172]*[.L$2])+[.M$2]" office:value-type="float" office:value="-29.0102700631452">
            <text:p>-29.0102700631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">
            <text:p>169</text:p>
          </table:table-cell>
          <table:table-cell table:formula="of:=([.G173]*[.G173]*[.G$2])+([.G173]*[.H$2])+[.I$2]" office:value-type="float" office:value="218.386102066369">
            <text:p>218.386102066369</text:p>
          </table:table-cell>
          <table:table-cell table:number-columns-repeated="2"/>
          <table:table-cell office:value-type="float" office:value="169">
            <text:p>169</text:p>
          </table:table-cell>
          <table:table-cell table:formula="of:=([.K173]*[.K173]*[.K$2])+([.K173]*[.L$2])+[.M$2]" office:value-type="float" office:value="-28.5470424370142">
            <text:p>-28.5470424370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">
            <text:p>170</text:p>
          </table:table-cell>
          <table:table-cell table:formula="of:=([.G174]*[.G174]*[.G$2])+([.G174]*[.H$2])+[.I$2]" office:value-type="float" office:value="218.861132925131">
            <text:p>218.861132925131</text:p>
          </table:table-cell>
          <table:table-cell table:number-columns-repeated="2"/>
          <table:table-cell office:value-type="float" office:value="170">
            <text:p>170</text:p>
          </table:table-cell>
          <table:table-cell table:formula="of:=([.K174]*[.K174]*[.K$2])+([.K174]*[.L$2])+[.M$2]" office:value-type="float" office:value="-28.083826060853">
            <text:p>-28.0838260608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">
            <text:p>171</text:p>
          </table:table-cell>
          <table:table-cell table:formula="of:=([.G175]*[.G175]*[.G$2])+([.G175]*[.H$2])+[.I$2]" office:value-type="float" office:value="219.336113979812">
            <text:p>219.336113979812</text:p>
          </table:table-cell>
          <table:table-cell table:number-columns-repeated="2"/>
          <table:table-cell office:value-type="float" office:value="171">
            <text:p>171</text:p>
          </table:table-cell>
          <table:table-cell table:formula="of:=([.K175]*[.K175]*[.K$2])+([.K175]*[.L$2])+[.M$2]" office:value-type="float" office:value="-27.6206209346615">
            <text:p>-27.6206209346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">
            <text:p>172</text:p>
          </table:table-cell>
          <table:table-cell table:formula="of:=([.G176]*[.G176]*[.G$2])+([.G176]*[.H$2])+[.I$2]" office:value-type="float" office:value="219.811045230412">
            <text:p>219.811045230412</text:p>
          </table:table-cell>
          <table:table-cell table:number-columns-repeated="2"/>
          <table:table-cell office:value-type="float" office:value="172">
            <text:p>172</text:p>
          </table:table-cell>
          <table:table-cell table:formula="of:=([.K176]*[.K176]*[.K$2])+([.K176]*[.L$2])+[.M$2]" office:value-type="float" office:value="-27.1574270584397">
            <text:p>-27.1574270584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">
            <text:p>173</text:p>
          </table:table-cell>
          <table:table-cell table:formula="of:=([.G177]*[.G177]*[.G$2])+([.G177]*[.H$2])+[.I$2]" office:value-type="float" office:value="220.285926676931">
            <text:p>220.285926676931</text:p>
          </table:table-cell>
          <table:table-cell table:number-columns-repeated="2"/>
          <table:table-cell office:value-type="float" office:value="173">
            <text:p>173</text:p>
          </table:table-cell>
          <table:table-cell table:formula="of:=([.K177]*[.K177]*[.K$2])+([.K177]*[.L$2])+[.M$2]" office:value-type="float" office:value="-26.6942444321878">
            <text:p>-26.6942444321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">
            <text:p>174</text:p>
          </table:table-cell>
          <table:table-cell table:formula="of:=([.G178]*[.G178]*[.G$2])+([.G178]*[.H$2])+[.I$2]" office:value-type="float" office:value="220.760758319368">
            <text:p>220.760758319368</text:p>
          </table:table-cell>
          <table:table-cell table:number-columns-repeated="2"/>
          <table:table-cell office:value-type="float" office:value="174">
            <text:p>174</text:p>
          </table:table-cell>
          <table:table-cell table:formula="of:=([.K178]*[.K178]*[.K$2])+([.K178]*[.L$2])+[.M$2]" office:value-type="float" office:value="-26.2310730559056">
            <text:p>-26.2310730559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">
            <text:p>175</text:p>
          </table:table-cell>
          <table:table-cell table:formula="of:=([.G179]*[.G179]*[.G$2])+([.G179]*[.H$2])+[.I$2]" office:value-type="float" office:value="221.235540157725">
            <text:p>221.235540157725</text:p>
          </table:table-cell>
          <table:table-cell table:number-columns-repeated="2"/>
          <table:table-cell office:value-type="float" office:value="175">
            <text:p>175</text:p>
          </table:table-cell>
          <table:table-cell table:formula="of:=([.K179]*[.K179]*[.K$2])+([.K179]*[.L$2])+[.M$2]" office:value-type="float" office:value="-25.7679129295931">
            <text:p>-25.7679129295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">
            <text:p>176</text:p>
          </table:table-cell>
          <table:table-cell table:formula="of:=([.G180]*[.G180]*[.G$2])+([.G180]*[.H$2])+[.I$2]" office:value-type="float" office:value="221.710272192">
            <text:p>221.710272192000</text:p>
          </table:table-cell>
          <table:table-cell table:number-columns-repeated="2"/>
          <table:table-cell office:value-type="float" office:value="176">
            <text:p>176</text:p>
          </table:table-cell>
          <table:table-cell table:formula="of:=([.K180]*[.K180]*[.K$2])+([.K180]*[.L$2])+[.M$2]" office:value-type="float" office:value="-25.3047640532504">
            <text:p>-25.3047640532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">
            <text:p>177</text:p>
          </table:table-cell>
          <table:table-cell table:formula="of:=([.G181]*[.G181]*[.G$2])+([.G181]*[.H$2])+[.I$2]" office:value-type="float" office:value="222.184954422195">
            <text:p>222.184954422195</text:p>
          </table:table-cell>
          <table:table-cell table:number-columns-repeated="2"/>
          <table:table-cell office:value-type="float" office:value="177">
            <text:p>177</text:p>
          </table:table-cell>
          <table:table-cell table:formula="of:=([.K181]*[.K181]*[.K$2])+([.K181]*[.L$2])+[.M$2]" office:value-type="float" office:value="-24.8416264268775">
            <text:p>-24.8416264268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">
            <text:p>178</text:p>
          </table:table-cell>
          <table:table-cell table:formula="of:=([.G182]*[.G182]*[.G$2])+([.G182]*[.H$2])+[.I$2]" office:value-type="float" office:value="222.659586848308">
            <text:p>222.659586848308</text:p>
          </table:table-cell>
          <table:table-cell table:number-columns-repeated="2"/>
          <table:table-cell office:value-type="float" office:value="178">
            <text:p>178</text:p>
          </table:table-cell>
          <table:table-cell table:formula="of:=([.K182]*[.K182]*[.K$2])+([.K182]*[.L$2])+[.M$2]" office:value-type="float" office:value="-24.3785000504743">
            <text:p>-24.3785000504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">
            <text:p>179</text:p>
          </table:table-cell>
          <table:table-cell table:formula="of:=([.G183]*[.G183]*[.G$2])+([.G183]*[.H$2])+[.I$2]" office:value-type="float" office:value="223.134169470341">
            <text:p>223.134169470341</text:p>
          </table:table-cell>
          <table:table-cell table:number-columns-repeated="2"/>
          <table:table-cell office:value-type="float" office:value="179">
            <text:p>179</text:p>
          </table:table-cell>
          <table:table-cell table:formula="of:=([.K183]*[.K183]*[.K$2])+([.K183]*[.L$2])+[.M$2]" office:value-type="float" office:value="-23.9153849240409">
            <text:p>-23.9153849240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">
            <text:p>180</text:p>
          </table:table-cell>
          <table:table-cell table:formula="of:=([.G184]*[.G184]*[.G$2])+([.G184]*[.H$2])+[.I$2]" office:value-type="float" office:value="223.608702288292">
            <text:p>223.608702288292</text:p>
          </table:table-cell>
          <table:table-cell table:number-columns-repeated="2"/>
          <table:table-cell office:value-type="float" office:value="180">
            <text:p>180</text:p>
          </table:table-cell>
          <table:table-cell table:formula="of:=([.K184]*[.K184]*[.K$2])+([.K184]*[.L$2])+[.M$2]" office:value-type="float" office:value="-23.4522810475772">
            <text:p>-23.4522810475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">
            <text:p>181</text:p>
          </table:table-cell>
          <table:table-cell table:formula="of:=([.G185]*[.G185]*[.G$2])+([.G185]*[.H$2])+[.I$2]" office:value-type="float" office:value="224.083185302162">
            <text:p>224.083185302162</text:p>
          </table:table-cell>
          <table:table-cell table:number-columns-repeated="2"/>
          <table:table-cell office:value-type="float" office:value="181">
            <text:p>181</text:p>
          </table:table-cell>
          <table:table-cell table:formula="of:=([.K185]*[.K185]*[.K$2])+([.K185]*[.L$2])+[.M$2]" office:value-type="float" office:value="-22.9891884210833">
            <text:p>-22.9891884210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">
            <text:p>182</text:p>
          </table:table-cell>
          <table:table-cell table:formula="of:=([.G186]*[.G186]*[.G$2])+([.G186]*[.H$2])+[.I$2]" office:value-type="float" office:value="224.557618511951">
            <text:p>224.557618511951</text:p>
          </table:table-cell>
          <table:table-cell table:number-columns-repeated="2"/>
          <table:table-cell office:value-type="float" office:value="182">
            <text:p>182</text:p>
          </table:table-cell>
          <table:table-cell table:formula="of:=([.K186]*[.K186]*[.K$2])+([.K186]*[.L$2])+[.M$2]" office:value-type="float" office:value="-22.5261070445592">
            <text:p>-22.5261070445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">
            <text:p>183</text:p>
          </table:table-cell>
          <table:table-cell table:formula="of:=([.G187]*[.G187]*[.G$2])+([.G187]*[.H$2])+[.I$2]" office:value-type="float" office:value="225.032001917659">
            <text:p>225.032001917659</text:p>
          </table:table-cell>
          <table:table-cell table:number-columns-repeated="2"/>
          <table:table-cell office:value-type="float" office:value="183">
            <text:p>183</text:p>
          </table:table-cell>
          <table:table-cell table:formula="of:=([.K187]*[.K187]*[.K$2])+([.K187]*[.L$2])+[.M$2]" office:value-type="float" office:value="-22.0630369180048">
            <text:p>-22.0630369180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">
            <text:p>184</text:p>
          </table:table-cell>
          <table:table-cell table:formula="of:=([.G188]*[.G188]*[.G$2])+([.G188]*[.H$2])+[.I$2]" office:value-type="float" office:value="225.506335519286">
            <text:p>225.506335519286</text:p>
          </table:table-cell>
          <table:table-cell table:number-columns-repeated="2"/>
          <table:table-cell office:value-type="float" office:value="184">
            <text:p>184</text:p>
          </table:table-cell>
          <table:table-cell table:formula="of:=([.K188]*[.K188]*[.K$2])+([.K188]*[.L$2])+[.M$2]" office:value-type="float" office:value="-21.5999780414202">
            <text:p>-21.5999780414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">
            <text:p>185</text:p>
          </table:table-cell>
          <table:table-cell table:formula="of:=([.G189]*[.G189]*[.G$2])+([.G189]*[.H$2])+[.I$2]" office:value-type="float" office:value="225.980619316832">
            <text:p>225.980619316832</text:p>
          </table:table-cell>
          <table:table-cell table:number-columns-repeated="2"/>
          <table:table-cell office:value-type="float" office:value="185">
            <text:p>185</text:p>
          </table:table-cell>
          <table:table-cell table:formula="of:=([.K189]*[.K189]*[.K$2])+([.K189]*[.L$2])+[.M$2]" office:value-type="float" office:value="-21.1369304148053">
            <text:p>-21.1369304148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">
            <text:p>186</text:p>
          </table:table-cell>
          <table:table-cell table:formula="of:=([.G190]*[.G190]*[.G$2])+([.G190]*[.H$2])+[.I$2]" office:value-type="float" office:value="226.454853310296">
            <text:p>226.454853310296</text:p>
          </table:table-cell>
          <table:table-cell table:number-columns-repeated="2"/>
          <table:table-cell office:value-type="float" office:value="186">
            <text:p>186</text:p>
          </table:table-cell>
          <table:table-cell table:formula="of:=([.K190]*[.K190]*[.K$2])+([.K190]*[.L$2])+[.M$2]" office:value-type="float" office:value="-20.6738940381602">
            <text:p>-20.6738940381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">
            <text:p>187</text:p>
          </table:table-cell>
          <table:table-cell table:formula="of:=([.G191]*[.G191]*[.G$2])+([.G191]*[.H$2])+[.I$2]" office:value-type="float" office:value="226.92903749968">
            <text:p>226.929037499680</text:p>
          </table:table-cell>
          <table:table-cell table:number-columns-repeated="2"/>
          <table:table-cell office:value-type="float" office:value="187">
            <text:p>187</text:p>
          </table:table-cell>
          <table:table-cell table:formula="of:=([.K191]*[.K191]*[.K$2])+([.K191]*[.L$2])+[.M$2]" office:value-type="float" office:value="-20.2108689114849">
            <text:p>-20.2108689114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">
            <text:p>188</text:p>
          </table:table-cell>
          <table:table-cell table:formula="of:=([.G192]*[.G192]*[.G$2])+([.G192]*[.H$2])+[.I$2]" office:value-type="float" office:value="227.403171884983">
            <text:p>227.403171884983</text:p>
          </table:table-cell>
          <table:table-cell table:number-columns-repeated="2"/>
          <table:table-cell office:value-type="float" office:value="188">
            <text:p>188</text:p>
          </table:table-cell>
          <table:table-cell table:formula="of:=([.K192]*[.K192]*[.K$2])+([.K192]*[.L$2])+[.M$2]" office:value-type="float" office:value="-19.7478550347793">
            <text:p>-19.7478550347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">
            <text:p>189</text:p>
          </table:table-cell>
          <table:table-cell table:formula="of:=([.G193]*[.G193]*[.G$2])+([.G193]*[.H$2])+[.I$2]" office:value-type="float" office:value="227.877256466204">
            <text:p>227.877256466204</text:p>
          </table:table-cell>
          <table:table-cell table:number-columns-repeated="2"/>
          <table:table-cell office:value-type="float" office:value="189">
            <text:p>189</text:p>
          </table:table-cell>
          <table:table-cell table:formula="of:=([.K193]*[.K193]*[.K$2])+([.K193]*[.L$2])+[.M$2]" office:value-type="float" office:value="-19.2848524080435">
            <text:p>-19.2848524080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">
            <text:p>190</text:p>
          </table:table-cell>
          <table:table-cell table:formula="of:=([.G194]*[.G194]*[.G$2])+([.G194]*[.H$2])+[.I$2]" office:value-type="float" office:value="228.351291243344">
            <text:p>228.351291243344</text:p>
          </table:table-cell>
          <table:table-cell table:number-columns-repeated="2"/>
          <table:table-cell office:value-type="float" office:value="190">
            <text:p>190</text:p>
          </table:table-cell>
          <table:table-cell table:formula="of:=([.K194]*[.K194]*[.K$2])+([.K194]*[.L$2])+[.M$2]" office:value-type="float" office:value="-18.8218610312774">
            <text:p>-18.8218610312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">
            <text:p>191</text:p>
          </table:table-cell>
          <table:table-cell table:formula="of:=([.G195]*[.G195]*[.G$2])+([.G195]*[.H$2])+[.I$2]" office:value-type="float" office:value="228.825276216404">
            <text:p>228.825276216404</text:p>
          </table:table-cell>
          <table:table-cell table:number-columns-repeated="2"/>
          <table:table-cell office:value-type="float" office:value="191">
            <text:p>191</text:p>
          </table:table-cell>
          <table:table-cell table:formula="of:=([.K195]*[.K195]*[.K$2])+([.K195]*[.L$2])+[.M$2]" office:value-type="float" office:value="-18.3588809044811">
            <text:p>-18.3588809044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">
            <text:p>192</text:p>
          </table:table-cell>
          <table:table-cell table:formula="of:=([.G196]*[.G196]*[.G$2])+([.G196]*[.H$2])+[.I$2]" office:value-type="float" office:value="229.299211385382">
            <text:p>229.299211385382</text:p>
          </table:table-cell>
          <table:table-cell table:number-columns-repeated="2"/>
          <table:table-cell office:value-type="float" office:value="192">
            <text:p>192</text:p>
          </table:table-cell>
          <table:table-cell table:formula="of:=([.K196]*[.K196]*[.K$2])+([.K196]*[.L$2])+[.M$2]" office:value-type="float" office:value="-17.8959120276546">
            <text:p>-17.8959120276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">
            <text:p>193</text:p>
          </table:table-cell>
          <table:table-cell table:formula="of:=([.G197]*[.G197]*[.G$2])+([.G197]*[.H$2])+[.I$2]" office:value-type="float" office:value="229.773096750279">
            <text:p>229.773096750279</text:p>
          </table:table-cell>
          <table:table-cell table:number-columns-repeated="2"/>
          <table:table-cell office:value-type="float" office:value="193">
            <text:p>193</text:p>
          </table:table-cell>
          <table:table-cell table:formula="of:=([.K197]*[.K197]*[.K$2])+([.K197]*[.L$2])+[.M$2]" office:value-type="float" office:value="-17.4329544007978">
            <text:p>-17.4329544007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">
            <text:p>194</text:p>
          </table:table-cell>
          <table:table-cell table:formula="of:=([.G198]*[.G198]*[.G$2])+([.G198]*[.H$2])+[.I$2]" office:value-type="float" office:value="230.246932311095">
            <text:p>230.246932311095</text:p>
          </table:table-cell>
          <table:table-cell table:number-columns-repeated="2"/>
          <table:table-cell office:value-type="float" office:value="194">
            <text:p>194</text:p>
          </table:table-cell>
          <table:table-cell table:formula="of:=([.K198]*[.K198]*[.K$2])+([.K198]*[.L$2])+[.M$2]" office:value-type="float" office:value="-16.9700080239108">
            <text:p>-16.9700080239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">
            <text:p>195</text:p>
          </table:table-cell>
          <table:table-cell table:formula="of:=([.G199]*[.G199]*[.G$2])+([.G199]*[.H$2])+[.I$2]" office:value-type="float" office:value="230.72071806783">
            <text:p>230.720718067830</text:p>
          </table:table-cell>
          <table:table-cell table:number-columns-repeated="2"/>
          <table:table-cell office:value-type="float" office:value="195">
            <text:p>195</text:p>
          </table:table-cell>
          <table:table-cell table:formula="of:=([.K199]*[.K199]*[.K$2])+([.K199]*[.L$2])+[.M$2]" office:value-type="float" office:value="-16.5070728969935">
            <text:p>-16.5070728969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">
            <text:p>196</text:p>
          </table:table-cell>
          <table:table-cell table:formula="of:=([.G200]*[.G200]*[.G$2])+([.G200]*[.H$2])+[.I$2]" office:value-type="float" office:value="231.194454020484">
            <text:p>231.194454020484</text:p>
          </table:table-cell>
          <table:table-cell table:number-columns-repeated="2"/>
          <table:table-cell office:value-type="float" office:value="196">
            <text:p>196</text:p>
          </table:table-cell>
          <table:table-cell table:formula="of:=([.K200]*[.K200]*[.K$2])+([.K200]*[.L$2])+[.M$2]" office:value-type="float" office:value="-16.044149020046">
            <text:p>-16.0441490200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">
            <text:p>197</text:p>
          </table:table-cell>
          <table:table-cell table:formula="of:=([.G201]*[.G201]*[.G$2])+([.G201]*[.H$2])+[.I$2]" office:value-type="float" office:value="231.668140169057">
            <text:p>231.668140169057</text:p>
          </table:table-cell>
          <table:table-cell table:number-columns-repeated="2"/>
          <table:table-cell office:value-type="float" office:value="197">
            <text:p>197</text:p>
          </table:table-cell>
          <table:table-cell table:formula="of:=([.K201]*[.K201]*[.K$2])+([.K201]*[.L$2])+[.M$2]" office:value-type="float" office:value="-15.5812363930682">
            <text:p>-15.5812363930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">
            <text:p>198</text:p>
          </table:table-cell>
          <table:table-cell table:formula="of:=([.G202]*[.G202]*[.G$2])+([.G202]*[.H$2])+[.I$2]" office:value-type="float" office:value="232.141776513548">
            <text:p>232.141776513548</text:p>
          </table:table-cell>
          <table:table-cell table:number-columns-repeated="2"/>
          <table:table-cell office:value-type="float" office:value="198">
            <text:p>198</text:p>
          </table:table-cell>
          <table:table-cell table:formula="of:=([.K202]*[.K202]*[.K$2])+([.K202]*[.L$2])+[.M$2]" office:value-type="float" office:value="-15.1183350160603">
            <text:p>-15.1183350160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">
            <text:p>199</text:p>
          </table:table-cell>
          <table:table-cell table:formula="of:=([.G203]*[.G203]*[.G$2])+([.G203]*[.H$2])+[.I$2]" office:value-type="float" office:value="232.615363053959">
            <text:p>232.615363053959</text:p>
          </table:table-cell>
          <table:table-cell table:number-columns-repeated="2"/>
          <table:table-cell office:value-type="float" office:value="199">
            <text:p>199</text:p>
          </table:table-cell>
          <table:table-cell table:formula="of:=([.K203]*[.K203]*[.K$2])+([.K203]*[.L$2])+[.M$2]" office:value-type="float" office:value="-14.655444889022">
            <text:p>-14.6554448890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">
            <text:p>200</text:p>
          </table:table-cell>
          <table:table-cell table:formula="of:=([.G204]*[.G204]*[.G$2])+([.G204]*[.H$2])+[.I$2]" office:value-type="float" office:value="233.088899790289">
            <text:p>233.088899790289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([.K204]*[.K204]*[.K$2])+([.K204]*[.L$2])+[.M$2]" office:value-type="float" office:value="-14.1925660119535">
            <text:p>-14.1925660119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">
            <text:p>201</text:p>
          </table:table-cell>
          <table:table-cell table:formula="of:=([.G205]*[.G205]*[.G$2])+([.G205]*[.H$2])+[.I$2]" office:value-type="float" office:value="233.562386722537">
            <text:p>233.562386722537</text:p>
          </table:table-cell>
          <table:table-cell table:number-columns-repeated="2"/>
          <table:table-cell office:value-type="float" office:value="201">
            <text:p>201</text:p>
          </table:table-cell>
          <table:table-cell table:formula="of:=([.K205]*[.K205]*[.K$2])+([.K205]*[.L$2])+[.M$2]" office:value-type="float" office:value="-13.7296983848548">
            <text:p>-13.7296983848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">
            <text:p>202</text:p>
          </table:table-cell>
          <table:table-cell table:formula="of:=([.G206]*[.G206]*[.G$2])+([.G206]*[.H$2])+[.I$2]" office:value-type="float" office:value="234.035823850704">
            <text:p>234.035823850704</text:p>
          </table:table-cell>
          <table:table-cell table:number-columns-repeated="2"/>
          <table:table-cell office:value-type="float" office:value="202">
            <text:p>202</text:p>
          </table:table-cell>
          <table:table-cell table:formula="of:=([.K206]*[.K206]*[.K$2])+([.K206]*[.L$2])+[.M$2]" office:value-type="float" office:value="-13.2668420077259">
            <text:p>-13.2668420077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">
            <text:p>203</text:p>
          </table:table-cell>
          <table:table-cell table:formula="of:=([.G207]*[.G207]*[.G$2])+([.G207]*[.H$2])+[.I$2]" office:value-type="float" office:value="234.509211174791">
            <text:p>234.509211174791</text:p>
          </table:table-cell>
          <table:table-cell table:number-columns-repeated="2"/>
          <table:table-cell office:value-type="float" office:value="203">
            <text:p>203</text:p>
          </table:table-cell>
          <table:table-cell table:formula="of:=([.K207]*[.K207]*[.K$2])+([.K207]*[.L$2])+[.M$2]" office:value-type="float" office:value="-12.8039968805667">
            <text:p>-12.8039968805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">
            <text:p>204</text:p>
          </table:table-cell>
          <table:table-cell table:formula="of:=([.G208]*[.G208]*[.G$2])+([.G208]*[.H$2])+[.I$2]" office:value-type="float" office:value="234.982548694796">
            <text:p>234.982548694796</text:p>
          </table:table-cell>
          <table:table-cell table:number-columns-repeated="2"/>
          <table:table-cell office:value-type="float" office:value="204">
            <text:p>204</text:p>
          </table:table-cell>
          <table:table-cell table:formula="of:=([.K208]*[.K208]*[.K$2])+([.K208]*[.L$2])+[.M$2]" office:value-type="float" office:value="-12.3411630033773">
            <text:p>-12.3411630033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">
            <text:p>205</text:p>
          </table:table-cell>
          <table:table-cell table:formula="of:=([.G209]*[.G209]*[.G$2])+([.G209]*[.H$2])+[.I$2]" office:value-type="float" office:value="235.45583641072">
            <text:p>235.455836410720</text:p>
          </table:table-cell>
          <table:table-cell table:number-columns-repeated="2"/>
          <table:table-cell office:value-type="float" office:value="205">
            <text:p>205</text:p>
          </table:table-cell>
          <table:table-cell table:formula="of:=([.K209]*[.K209]*[.K$2])+([.K209]*[.L$2])+[.M$2]" office:value-type="float" office:value="-11.8783403761576">
            <text:p>-11.8783403761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6">
            <text:p>206</text:p>
          </table:table-cell>
          <table:table-cell table:formula="of:=([.G210]*[.G210]*[.G$2])+([.G210]*[.H$2])+[.I$2]" office:value-type="float" office:value="235.929074322563">
            <text:p>235.929074322563</text:p>
          </table:table-cell>
          <table:table-cell table:number-columns-repeated="2"/>
          <table:table-cell office:value-type="float" office:value="206">
            <text:p>206</text:p>
          </table:table-cell>
          <table:table-cell table:formula="of:=([.K210]*[.K210]*[.K$2])+([.K210]*[.L$2])+[.M$2]" office:value-type="float" office:value="-11.4155289989077">
            <text:p>-11.4155289989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7">
            <text:p>207</text:p>
          </table:table-cell>
          <table:table-cell table:formula="of:=([.G211]*[.G211]*[.G$2])+([.G211]*[.H$2])+[.I$2]" office:value-type="float" office:value="236.402262430325">
            <text:p>236.402262430325</text:p>
          </table:table-cell>
          <table:table-cell table:number-columns-repeated="2"/>
          <table:table-cell office:value-type="float" office:value="207">
            <text:p>207</text:p>
          </table:table-cell>
          <table:table-cell table:formula="of:=([.K211]*[.K211]*[.K$2])+([.K211]*[.L$2])+[.M$2]" office:value-type="float" office:value="-10.9527288716275">
            <text:p>-10.9527288716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8">
            <text:p>208</text:p>
          </table:table-cell>
          <table:table-cell table:formula="of:=([.G212]*[.G212]*[.G$2])+([.G212]*[.H$2])+[.I$2]" office:value-type="float" office:value="236.875400734006">
            <text:p>236.875400734006</text:p>
          </table:table-cell>
          <table:table-cell table:number-columns-repeated="2"/>
          <table:table-cell office:value-type="float" office:value="208">
            <text:p>208</text:p>
          </table:table-cell>
          <table:table-cell table:formula="of:=([.K212]*[.K212]*[.K$2])+([.K212]*[.L$2])+[.M$2]" office:value-type="float" office:value="-10.4899399943171">
            <text:p>-10.4899399943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9">
            <text:p>209</text:p>
          </table:table-cell>
          <table:table-cell table:formula="of:=([.G213]*[.G213]*[.G$2])+([.G213]*[.H$2])+[.I$2]" office:value-type="float" office:value="237.348489233606">
            <text:p>237.348489233606</text:p>
          </table:table-cell>
          <table:table-cell table:number-columns-repeated="2"/>
          <table:table-cell office:value-type="float" office:value="209">
            <text:p>209</text:p>
          </table:table-cell>
          <table:table-cell table:formula="of:=([.K213]*[.K213]*[.K$2])+([.K213]*[.L$2])+[.M$2]" office:value-type="float" office:value="-10.0271623669765">
            <text:p>-10.0271623669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0">
            <text:p>210</text:p>
          </table:table-cell>
          <table:table-cell table:formula="of:=([.G214]*[.G214]*[.G$2])+([.G214]*[.H$2])+[.I$2]" office:value-type="float" office:value="237.821527929125">
            <text:p>237.821527929125</text:p>
          </table:table-cell>
          <table:table-cell table:number-columns-repeated="2"/>
          <table:table-cell office:value-type="float" office:value="210">
            <text:p>210</text:p>
          </table:table-cell>
          <table:table-cell table:formula="of:=([.K214]*[.K214]*[.K$2])+([.K214]*[.L$2])+[.M$2]" office:value-type="float" office:value="-9.5643959896056">
            <text:p>-9.5643959896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1">
            <text:p>211</text:p>
          </table:table-cell>
          <table:table-cell table:formula="of:=([.G215]*[.G215]*[.G$2])+([.G215]*[.H$2])+[.I$2]" office:value-type="float" office:value="238.294516820562">
            <text:p>238.294516820562</text:p>
          </table:table-cell>
          <table:table-cell table:number-columns-repeated="2"/>
          <table:table-cell office:value-type="float" office:value="211">
            <text:p>211</text:p>
          </table:table-cell>
          <table:table-cell table:formula="of:=([.K215]*[.K215]*[.K$2])+([.K215]*[.L$2])+[.M$2]" office:value-type="float" office:value="-9.10164086220448">
            <text:p>-9.1016408622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2">
            <text:p>212</text:p>
          </table:table-cell>
          <table:table-cell table:formula="of:=([.G216]*[.G216]*[.G$2])+([.G216]*[.H$2])+[.I$2]" office:value-type="float" office:value="238.767455907919">
            <text:p>238.767455907919</text:p>
          </table:table-cell>
          <table:table-cell table:number-columns-repeated="2"/>
          <table:table-cell office:value-type="float" office:value="212">
            <text:p>212</text:p>
          </table:table-cell>
          <table:table-cell table:formula="of:=([.K216]*[.K216]*[.K$2])+([.K216]*[.L$2])+[.M$2]" office:value-type="float" office:value="-8.63889698477313">
            <text:p>-8.6388969847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3">
            <text:p>213</text:p>
          </table:table-cell>
          <table:table-cell table:formula="of:=([.G217]*[.G217]*[.G$2])+([.G217]*[.H$2])+[.I$2]" office:value-type="float" office:value="239.240345191194">
            <text:p>239.240345191194</text:p>
          </table:table-cell>
          <table:table-cell table:number-columns-repeated="2"/>
          <table:table-cell office:value-type="float" office:value="213">
            <text:p>213</text:p>
          </table:table-cell>
          <table:table-cell table:formula="of:=([.K217]*[.K217]*[.K$2])+([.K217]*[.L$2])+[.M$2]" office:value-type="float" office:value="-8.17616435731151">
            <text:p>-8.1761643573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4">
            <text:p>214</text:p>
          </table:table-cell>
          <table:table-cell table:formula="of:=([.G218]*[.G218]*[.G$2])+([.G218]*[.H$2])+[.I$2]" office:value-type="float" office:value="239.713184670388">
            <text:p>239.713184670388</text:p>
          </table:table-cell>
          <table:table-cell table:number-columns-repeated="2"/>
          <table:table-cell office:value-type="float" office:value="214">
            <text:p>214</text:p>
          </table:table-cell>
          <table:table-cell table:formula="of:=([.K218]*[.K218]*[.K$2])+([.K218]*[.L$2])+[.M$2]" office:value-type="float" office:value="-7.71344297981968">
            <text:p>-7.7134429798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5">
            <text:p>215</text:p>
          </table:table-cell>
          <table:table-cell table:formula="of:=([.G219]*[.G219]*[.G$2])+([.G219]*[.H$2])+[.I$2]" office:value-type="float" office:value="240.185974345502">
            <text:p>240.185974345502</text:p>
          </table:table-cell>
          <table:table-cell table:number-columns-repeated="2"/>
          <table:table-cell office:value-type="float" office:value="215">
            <text:p>215</text:p>
          </table:table-cell>
          <table:table-cell table:formula="of:=([.K219]*[.K219]*[.K$2])+([.K219]*[.L$2])+[.M$2]" office:value-type="float" office:value="-7.25073285229759">
            <text:p>-7.2507328522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6">
            <text:p>216</text:p>
          </table:table-cell>
          <table:table-cell table:formula="of:=([.G220]*[.G220]*[.G$2])+([.G220]*[.H$2])+[.I$2]" office:value-type="float" office:value="240.658714216534">
            <text:p>240.658714216534</text:p>
          </table:table-cell>
          <table:table-cell table:number-columns-repeated="2"/>
          <table:table-cell office:value-type="float" office:value="216">
            <text:p>216</text:p>
          </table:table-cell>
          <table:table-cell table:formula="of:=([.K220]*[.K220]*[.K$2])+([.K220]*[.L$2])+[.M$2]" office:value-type="float" office:value="-6.78803397474528">
            <text:p>-6.7880339747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7">
            <text:p>217</text:p>
          </table:table-cell>
          <table:table-cell table:formula="of:=([.G221]*[.G221]*[.G$2])+([.G221]*[.H$2])+[.I$2]" office:value-type="float" office:value="241.131404283485">
            <text:p>241.131404283485</text:p>
          </table:table-cell>
          <table:table-cell table:number-columns-repeated="2"/>
          <table:table-cell office:value-type="float" office:value="217">
            <text:p>217</text:p>
          </table:table-cell>
          <table:table-cell table:formula="of:=([.K221]*[.K221]*[.K$2])+([.K221]*[.L$2])+[.M$2]" office:value-type="float" office:value="-6.32534634716271">
            <text:p>-6.3253463471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8">
            <text:p>218</text:p>
          </table:table-cell>
          <table:table-cell table:formula="of:=([.G222]*[.G222]*[.G$2])+([.G222]*[.H$2])+[.I$2]" office:value-type="float" office:value="241.604044546355">
            <text:p>241.604044546355</text:p>
          </table:table-cell>
          <table:table-cell table:number-columns-repeated="2"/>
          <table:table-cell office:value-type="float" office:value="218">
            <text:p>218</text:p>
          </table:table-cell>
          <table:table-cell table:formula="of:=([.K222]*[.K222]*[.K$2])+([.K222]*[.L$2])+[.M$2]" office:value-type="float" office:value="-5.8626699695499">
            <text:p>-5.8626699695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9">
            <text:p>219</text:p>
          </table:table-cell>
          <table:table-cell table:formula="of:=([.G223]*[.G223]*[.G$2])+([.G223]*[.H$2])+[.I$2]" office:value-type="float" office:value="242.076635005144">
            <text:p>242.076635005144</text:p>
          </table:table-cell>
          <table:table-cell table:number-columns-repeated="2"/>
          <table:table-cell office:value-type="float" office:value="219">
            <text:p>219</text:p>
          </table:table-cell>
          <table:table-cell table:formula="of:=([.K223]*[.K223]*[.K$2])+([.K223]*[.L$2])+[.M$2]" office:value-type="float" office:value="-5.40000484190685">
            <text:p>-5.4000048419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0">
            <text:p>220</text:p>
          </table:table-cell>
          <table:table-cell table:formula="of:=([.G224]*[.G224]*[.G$2])+([.G224]*[.H$2])+[.I$2]" office:value-type="float" office:value="242.549175659852">
            <text:p>242.549175659852</text:p>
          </table:table-cell>
          <table:table-cell table:number-columns-repeated="2"/>
          <table:table-cell office:value-type="float" office:value="220">
            <text:p>220</text:p>
          </table:table-cell>
          <table:table-cell table:formula="of:=([.K224]*[.K224]*[.K$2])+([.K224]*[.L$2])+[.M$2]" office:value-type="float" office:value="-4.93735096423356">
            <text:p>-4.9373509642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1">
            <text:p>221</text:p>
          </table:table-cell>
          <table:table-cell table:formula="of:=([.G225]*[.G225]*[.G$2])+([.G225]*[.H$2])+[.I$2]" office:value-type="float" office:value="243.021666510479">
            <text:p>243.021666510479</text:p>
          </table:table-cell>
          <table:table-cell table:number-columns-repeated="2"/>
          <table:table-cell office:value-type="float" office:value="221">
            <text:p>221</text:p>
          </table:table-cell>
          <table:table-cell table:formula="of:=([.K225]*[.K225]*[.K$2])+([.K225]*[.L$2])+[.M$2]" office:value-type="float" office:value="-4.47470833653004">
            <text:p>-4.4747083365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2">
            <text:p>222</text:p>
          </table:table-cell>
          <table:table-cell table:formula="of:=([.G226]*[.G226]*[.G$2])+([.G226]*[.H$2])+[.I$2]" office:value-type="float" office:value="243.494107557024">
            <text:p>243.494107557024</text:p>
          </table:table-cell>
          <table:table-cell table:number-columns-repeated="2"/>
          <table:table-cell office:value-type="float" office:value="222">
            <text:p>222</text:p>
          </table:table-cell>
          <table:table-cell table:formula="of:=([.K226]*[.K226]*[.K$2])+([.K226]*[.L$2])+[.M$2]" office:value-type="float" office:value="-4.01207695879627">
            <text:p>-4.0120769587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3">
            <text:p>223</text:p>
          </table:table-cell>
          <table:table-cell table:formula="of:=([.G227]*[.G227]*[.G$2])+([.G227]*[.H$2])+[.I$2]" office:value-type="float" office:value="243.966498799489">
            <text:p>243.966498799489</text:p>
          </table:table-cell>
          <table:table-cell table:number-columns-repeated="2"/>
          <table:table-cell office:value-type="float" office:value="223">
            <text:p>223</text:p>
          </table:table-cell>
          <table:table-cell table:formula="of:=([.K227]*[.K227]*[.K$2])+([.K227]*[.L$2])+[.M$2]" office:value-type="float" office:value="-3.54945683103227">
            <text:p>-3.5494568310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4">
            <text:p>224</text:p>
          </table:table-cell>
          <table:table-cell table:formula="of:=([.G228]*[.G228]*[.G$2])+([.G228]*[.H$2])+[.I$2]" office:value-type="float" office:value="244.438840237873">
            <text:p>244.438840237873</text:p>
          </table:table-cell>
          <table:table-cell table:number-columns-repeated="2"/>
          <table:table-cell office:value-type="float" office:value="224">
            <text:p>224</text:p>
          </table:table-cell>
          <table:table-cell table:formula="of:=([.K228]*[.K228]*[.K$2])+([.K228]*[.L$2])+[.M$2]" office:value-type="float" office:value="-3.08684795323802">
            <text:p>-3.0868479532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5">
            <text:p>225</text:p>
          </table:table-cell>
          <table:table-cell table:formula="of:=([.G229]*[.G229]*[.G$2])+([.G229]*[.H$2])+[.I$2]" office:value-type="float" office:value="244.911131872175">
            <text:p>244.911131872175</text:p>
          </table:table-cell>
          <table:table-cell table:number-columns-repeated="2"/>
          <table:table-cell office:value-type="float" office:value="225">
            <text:p>225</text:p>
          </table:table-cell>
          <table:table-cell table:formula="of:=([.K229]*[.K229]*[.K$2])+([.K229]*[.L$2])+[.M$2]" office:value-type="float" office:value="-2.62425032541354">
            <text:p>-2.6242503254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6">
            <text:p>226</text:p>
          </table:table-cell>
          <table:table-cell table:formula="of:=([.G230]*[.G230]*[.G$2])+([.G230]*[.H$2])+[.I$2]" office:value-type="float" office:value="245.383373702396">
            <text:p>245.383373702396</text:p>
          </table:table-cell>
          <table:table-cell table:number-columns-repeated="2"/>
          <table:table-cell office:value-type="float" office:value="226">
            <text:p>226</text:p>
          </table:table-cell>
          <table:table-cell table:formula="of:=([.K230]*[.K230]*[.K$2])+([.K230]*[.L$2])+[.M$2]" office:value-type="float" office:value="-2.16166394755879">
            <text:p>-2.1616639475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7">
            <text:p>227</text:p>
          </table:table-cell>
          <table:table-cell table:formula="of:=([.G231]*[.G231]*[.G$2])+([.G231]*[.H$2])+[.I$2]" office:value-type="float" office:value="245.855565728537">
            <text:p>245.855565728537</text:p>
          </table:table-cell>
          <table:table-cell table:number-columns-repeated="2"/>
          <table:table-cell office:value-type="float" office:value="227">
            <text:p>227</text:p>
          </table:table-cell>
          <table:table-cell table:formula="of:=([.K231]*[.K231]*[.K$2])+([.K231]*[.L$2])+[.M$2]" office:value-type="float" office:value="-1.69908881967383">
            <text:p>-1.6990888196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8">
            <text:p>228</text:p>
          </table:table-cell>
          <table:table-cell table:formula="of:=([.G232]*[.G232]*[.G$2])+([.G232]*[.H$2])+[.I$2]" office:value-type="float" office:value="246.327707950596">
            <text:p>246.327707950596</text:p>
          </table:table-cell>
          <table:table-cell table:number-columns-repeated="2"/>
          <table:table-cell office:value-type="float" office:value="228">
            <text:p>228</text:p>
          </table:table-cell>
          <table:table-cell table:formula="of:=([.K232]*[.K232]*[.K$2])+([.K232]*[.L$2])+[.M$2]" office:value-type="float" office:value="-1.23652494175862">
            <text:p>-1.2365249417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9">
            <text:p>229</text:p>
          </table:table-cell>
          <table:table-cell table:formula="of:=([.G233]*[.G233]*[.G$2])+([.G233]*[.H$2])+[.I$2]" office:value-type="float" office:value="246.799800368574">
            <text:p>246.799800368574</text:p>
          </table:table-cell>
          <table:table-cell table:number-columns-repeated="2"/>
          <table:table-cell office:value-type="float" office:value="229">
            <text:p>229</text:p>
          </table:table-cell>
          <table:table-cell table:formula="of:=([.K233]*[.K233]*[.K$2])+([.K233]*[.L$2])+[.M$2]" office:value-type="float" office:value="-0.773972313813161">
            <text:p>-0.7739723138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0">
            <text:p>230</text:p>
          </table:table-cell>
          <table:table-cell table:formula="of:=([.G234]*[.G234]*[.G$2])+([.G234]*[.H$2])+[.I$2]" office:value-type="float" office:value="247.271842982471">
            <text:p>247.271842982471</text:p>
          </table:table-cell>
          <table:table-cell table:number-columns-repeated="2"/>
          <table:table-cell office:value-type="float" office:value="230">
            <text:p>230</text:p>
          </table:table-cell>
          <table:table-cell table:formula="of:=([.K234]*[.K234]*[.K$2])+([.K234]*[.L$2])+[.M$2]" office:value-type="float" office:value="-0.311430935837478">
            <text:p>-0.3114309358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1">
            <text:p>231</text:p>
          </table:table-cell>
          <table:table-cell table:formula="of:=([.G235]*[.G235]*[.G$2])+([.G235]*[.H$2])+[.I$2]" office:value-type="float" office:value="247.743835792287">
            <text:p>247.743835792287</text:p>
          </table:table-cell>
          <table:table-cell table:number-columns-repeated="2"/>
          <table:table-cell office:value-type="float" office:value="231">
            <text:p>231</text:p>
          </table:table-cell>
          <table:table-cell table:formula="of:=([.K235]*[.K235]*[.K$2])+([.K235]*[.L$2])+[.M$2]" office:value-type="float" office:value="0.151099192168459">
            <text:p>0.1510991921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2">
            <text:p>232</text:p>
          </table:table-cell>
          <table:table-cell table:formula="of:=([.G236]*[.G236]*[.G$2])+([.G236]*[.H$2])+[.I$2]" office:value-type="float" office:value="248.215778798022">
            <text:p>248.215778798022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([.K236]*[.K236]*[.K$2])+([.K236]*[.L$2])+[.M$2]" office:value-type="float" office:value="0.613618070204623">
            <text:p>0.6136180702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3">
            <text:p>233</text:p>
          </table:table-cell>
          <table:table-cell table:formula="of:=([.G237]*[.G237]*[.G$2])+([.G237]*[.H$2])+[.I$2]" office:value-type="float" office:value="248.687671999676">
            <text:p>248.687671999676</text:p>
          </table:table-cell>
          <table:table-cell table:number-columns-repeated="2"/>
          <table:table-cell office:value-type="float" office:value="233">
            <text:p>233</text:p>
          </table:table-cell>
          <table:table-cell table:formula="of:=([.K237]*[.K237]*[.K$2])+([.K237]*[.L$2])+[.M$2]" office:value-type="float" office:value="1.07612569827106">
            <text:p>1.0761256982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4">
            <text:p>234</text:p>
          </table:table-cell>
          <table:table-cell table:formula="of:=([.G238]*[.G238]*[.G$2])+([.G238]*[.H$2])+[.I$2]" office:value-type="float" office:value="249.159515397248">
            <text:p>249.159515397248</text:p>
          </table:table-cell>
          <table:table-cell table:number-columns-repeated="2"/>
          <table:table-cell office:value-type="float" office:value="234">
            <text:p>234</text:p>
          </table:table-cell>
          <table:table-cell table:formula="of:=([.K238]*[.K238]*[.K$2])+([.K238]*[.L$2])+[.M$2]" office:value-type="float" office:value="1.5386220763677">
            <text:p>1.5386220763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5">
            <text:p>235</text:p>
          </table:table-cell>
          <table:table-cell table:formula="of:=([.G239]*[.G239]*[.G$2])+([.G239]*[.H$2])+[.I$2]" office:value-type="float" office:value="249.63130899074">
            <text:p>249.631308990740</text:p>
          </table:table-cell>
          <table:table-cell table:number-columns-repeated="2"/>
          <table:table-cell office:value-type="float" office:value="235">
            <text:p>235</text:p>
          </table:table-cell>
          <table:table-cell table:formula="of:=([.K239]*[.K239]*[.K$2])+([.K239]*[.L$2])+[.M$2]" office:value-type="float" office:value="2.0011072044946">
            <text:p>2.0011072044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6">
            <text:p>236</text:p>
          </table:table-cell>
          <table:table-cell table:formula="of:=([.G240]*[.G240]*[.G$2])+([.G240]*[.H$2])+[.I$2]" office:value-type="float" office:value="250.10305278015">
            <text:p>250.103052780150</text:p>
          </table:table-cell>
          <table:table-cell table:number-columns-repeated="2"/>
          <table:table-cell office:value-type="float" office:value="236">
            <text:p>236</text:p>
          </table:table-cell>
          <table:table-cell table:formula="of:=([.K240]*[.K240]*[.K$2])+([.K240]*[.L$2])+[.M$2]" office:value-type="float" office:value="2.46358108265174">
            <text:p>2.4635810826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7">
            <text:p>237</text:p>
          </table:table-cell>
          <table:table-cell table:formula="of:=([.G241]*[.G241]*[.G$2])+([.G241]*[.H$2])+[.I$2]" office:value-type="float" office:value="250.57474676548">
            <text:p>250.574746765480</text:p>
          </table:table-cell>
          <table:table-cell table:number-columns-repeated="2"/>
          <table:table-cell office:value-type="float" office:value="237">
            <text:p>237</text:p>
          </table:table-cell>
          <table:table-cell table:formula="of:=([.K241]*[.K241]*[.K$2])+([.K241]*[.L$2])+[.M$2]" office:value-type="float" office:value="2.92604371083911">
            <text:p>2.9260437108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8">
            <text:p>238</text:p>
          </table:table-cell>
          <table:table-cell table:formula="of:=([.G242]*[.G242]*[.G$2])+([.G242]*[.H$2])+[.I$2]" office:value-type="float" office:value="251.046390946728">
            <text:p>251.046390946728</text:p>
          </table:table-cell>
          <table:table-cell table:number-columns-repeated="2"/>
          <table:table-cell office:value-type="float" office:value="238">
            <text:p>238</text:p>
          </table:table-cell>
          <table:table-cell table:formula="of:=([.K242]*[.K242]*[.K$2])+([.K242]*[.L$2])+[.M$2]" office:value-type="float" office:value="3.38849508905673">
            <text:p>3.3884950890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9">
            <text:p>239</text:p>
          </table:table-cell>
          <table:table-cell table:formula="of:=([.G243]*[.G243]*[.G$2])+([.G243]*[.H$2])+[.I$2]" office:value-type="float" office:value="251.517985323896">
            <text:p>251.517985323896</text:p>
          </table:table-cell>
          <table:table-cell table:number-columns-repeated="2"/>
          <table:table-cell office:value-type="float" office:value="239">
            <text:p>239</text:p>
          </table:table-cell>
          <table:table-cell table:formula="of:=([.K243]*[.K243]*[.K$2])+([.K243]*[.L$2])+[.M$2]" office:value-type="float" office:value="3.85093521730458">
            <text:p>3.8509352173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0">
            <text:p>240</text:p>
          </table:table-cell>
          <table:table-cell table:formula="of:=([.G244]*[.G244]*[.G$2])+([.G244]*[.H$2])+[.I$2]" office:value-type="float" office:value="251.989529896982">
            <text:p>251.989529896982</text:p>
          </table:table-cell>
          <table:table-cell table:number-columns-repeated="2"/>
          <table:table-cell office:value-type="float" office:value="240">
            <text:p>240</text:p>
          </table:table-cell>
          <table:table-cell table:formula="of:=([.K244]*[.K244]*[.K$2])+([.K244]*[.L$2])+[.M$2]" office:value-type="float" office:value="4.3133640955827">
            <text:p>4.3133640955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1">
            <text:p>241</text:p>
          </table:table-cell>
          <table:table-cell table:formula="of:=([.G245]*[.G245]*[.G$2])+([.G245]*[.H$2])+[.I$2]" office:value-type="float" office:value="252.461024665987">
            <text:p>252.461024665987</text:p>
          </table:table-cell>
          <table:table-cell table:number-columns-repeated="2"/>
          <table:table-cell office:value-type="float" office:value="241">
            <text:p>241</text:p>
          </table:table-cell>
          <table:table-cell table:formula="of:=([.K245]*[.K245]*[.K$2])+([.K245]*[.L$2])+[.M$2]" office:value-type="float" office:value="4.77578172389104">
            <text:p>4.7757817238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2">
            <text:p>242</text:p>
          </table:table-cell>
          <table:table-cell table:formula="of:=([.G246]*[.G246]*[.G$2])+([.G246]*[.H$2])+[.I$2]" office:value-type="float" office:value="252.932469630911">
            <text:p>252.932469630911</text:p>
          </table:table-cell>
          <table:table-cell table:number-columns-repeated="2"/>
          <table:table-cell office:value-type="float" office:value="242">
            <text:p>242</text:p>
          </table:table-cell>
          <table:table-cell table:formula="of:=([.K246]*[.K246]*[.K$2])+([.K246]*[.L$2])+[.M$2]" office:value-type="float" office:value="5.23818810222961">
            <text:p>5.2381881022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3">
            <text:p>243</text:p>
          </table:table-cell>
          <table:table-cell table:formula="of:=([.G247]*[.G247]*[.G$2])+([.G247]*[.H$2])+[.I$2]" office:value-type="float" office:value="253.403864791754">
            <text:p>253.403864791754</text:p>
          </table:table-cell>
          <table:table-cell table:number-columns-repeated="2"/>
          <table:table-cell office:value-type="float" office:value="243">
            <text:p>243</text:p>
          </table:table-cell>
          <table:table-cell table:formula="of:=([.K247]*[.K247]*[.K$2])+([.K247]*[.L$2])+[.M$2]" office:value-type="float" office:value="5.70058323059844">
            <text:p>5.7005832305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4">
            <text:p>244</text:p>
          </table:table-cell>
          <table:table-cell table:formula="of:=([.G248]*[.G248]*[.G$2])+([.G248]*[.H$2])+[.I$2]" office:value-type="float" office:value="253.875210148516">
            <text:p>253.875210148516</text:p>
          </table:table-cell>
          <table:table-cell table:number-columns-repeated="2"/>
          <table:table-cell office:value-type="float" office:value="244">
            <text:p>244</text:p>
          </table:table-cell>
          <table:table-cell table:formula="of:=([.K248]*[.K248]*[.K$2])+([.K248]*[.L$2])+[.M$2]" office:value-type="float" office:value="6.16296710899749">
            <text:p>6.1629671089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5">
            <text:p>245</text:p>
          </table:table-cell>
          <table:table-cell table:formula="of:=([.G249]*[.G249]*[.G$2])+([.G249]*[.H$2])+[.I$2]" office:value-type="float" office:value="254.346505701196">
            <text:p>254.346505701196</text:p>
          </table:table-cell>
          <table:table-cell table:number-columns-repeated="2"/>
          <table:table-cell office:value-type="float" office:value="245">
            <text:p>245</text:p>
          </table:table-cell>
          <table:table-cell table:formula="of:=([.K249]*[.K249]*[.K$2])+([.K249]*[.L$2])+[.M$2]" office:value-type="float" office:value="6.6253397374268">
            <text:p>6.6253397374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6">
            <text:p>246</text:p>
          </table:table-cell>
          <table:table-cell table:formula="of:=([.G250]*[.G250]*[.G$2])+([.G250]*[.H$2])+[.I$2]" office:value-type="float" office:value="254.817751449796">
            <text:p>254.817751449796</text:p>
          </table:table-cell>
          <table:table-cell table:number-columns-repeated="2"/>
          <table:table-cell office:value-type="float" office:value="246">
            <text:p>246</text:p>
          </table:table-cell>
          <table:table-cell table:formula="of:=([.K250]*[.K250]*[.K$2])+([.K250]*[.L$2])+[.M$2]" office:value-type="float" office:value="7.08770111588636">
            <text:p>7.0877011158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7">
            <text:p>247</text:p>
          </table:table-cell>
          <table:table-cell table:formula="of:=([.G251]*[.G251]*[.G$2])+([.G251]*[.H$2])+[.I$2]" office:value-type="float" office:value="255.288947394315">
            <text:p>255.288947394315</text:p>
          </table:table-cell>
          <table:table-cell table:number-columns-repeated="2"/>
          <table:table-cell office:value-type="float" office:value="247">
            <text:p>247</text:p>
          </table:table-cell>
          <table:table-cell table:formula="of:=([.K251]*[.K251]*[.K$2])+([.K251]*[.L$2])+[.M$2]" office:value-type="float" office:value="7.55005124437614">
            <text:p>7.5500512443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8">
            <text:p>248</text:p>
          </table:table-cell>
          <table:table-cell table:formula="of:=([.G252]*[.G252]*[.G$2])+([.G252]*[.H$2])+[.I$2]" office:value-type="float" office:value="255.760093534752">
            <text:p>255.760093534752</text:p>
          </table:table-cell>
          <table:table-cell table:number-columns-repeated="2"/>
          <table:table-cell office:value-type="float" office:value="248">
            <text:p>248</text:p>
          </table:table-cell>
          <table:table-cell table:formula="of:=([.K252]*[.K252]*[.K$2])+([.K252]*[.L$2])+[.M$2]" office:value-type="float" office:value="8.01239012289616">
            <text:p>8.0123901228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9">
            <text:p>249</text:p>
          </table:table-cell>
          <table:table-cell table:formula="of:=([.G253]*[.G253]*[.G$2])+([.G253]*[.H$2])+[.I$2]" office:value-type="float" office:value="256.231189871109">
            <text:p>256.231189871109</text:p>
          </table:table-cell>
          <table:table-cell table:number-columns-repeated="2"/>
          <table:table-cell office:value-type="float" office:value="249">
            <text:p>249</text:p>
          </table:table-cell>
          <table:table-cell table:formula="of:=([.K253]*[.K253]*[.K$2])+([.K253]*[.L$2])+[.M$2]" office:value-type="float" office:value="8.47471775144642">
            <text:p>8.4747177514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0">
            <text:p>250</text:p>
          </table:table-cell>
          <table:table-cell table:formula="of:=([.G254]*[.G254]*[.G$2])+([.G254]*[.H$2])+[.I$2]" office:value-type="float" office:value="256.702236403384">
            <text:p>256.702236403384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([.K254]*[.K254]*[.K$2])+([.K254]*[.L$2])+[.M$2]" office:value-type="float" office:value="8.93703413002693">
            <text:p>8.9370341300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1">
            <text:p>251</text:p>
          </table:table-cell>
          <table:table-cell table:formula="of:=([.G255]*[.G255]*[.G$2])+([.G255]*[.H$2])+[.I$2]" office:value-type="float" office:value="257.173233131578">
            <text:p>257.173233131578</text:p>
          </table:table-cell>
          <table:table-cell table:number-columns-repeated="2"/>
          <table:table-cell office:value-type="float" office:value="251">
            <text:p>251</text:p>
          </table:table-cell>
          <table:table-cell table:formula="of:=([.K255]*[.K255]*[.K$2])+([.K255]*[.L$2])+[.M$2]" office:value-type="float" office:value="9.39933925863768">
            <text:p>9.3993392586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2">
            <text:p>252</text:p>
          </table:table-cell>
          <table:table-cell table:formula="of:=([.G256]*[.G256]*[.G$2])+([.G256]*[.H$2])+[.I$2]" office:value-type="float" office:value="257.644180055691">
            <text:p>257.644180055691</text:p>
          </table:table-cell>
          <table:table-cell table:number-columns-repeated="2"/>
          <table:table-cell office:value-type="float" office:value="252">
            <text:p>252</text:p>
          </table:table-cell>
          <table:table-cell table:formula="of:=([.K256]*[.K256]*[.K$2])+([.K256]*[.L$2])+[.M$2]" office:value-type="float" office:value="9.86163313727866">
            <text:p>9.8616331372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3">
            <text:p>253</text:p>
          </table:table-cell>
          <table:table-cell table:formula="of:=([.G257]*[.G257]*[.G$2])+([.G257]*[.H$2])+[.I$2]" office:value-type="float" office:value="258.115077175724">
            <text:p>258.115077175724</text:p>
          </table:table-cell>
          <table:table-cell table:number-columns-repeated="2"/>
          <table:table-cell office:value-type="float" office:value="253">
            <text:p>253</text:p>
          </table:table-cell>
          <table:table-cell table:formula="of:=([.K257]*[.K257]*[.K$2])+([.K257]*[.L$2])+[.M$2]" office:value-type="float" office:value="10.3239157659499">
            <text:p>10.3239157659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4">
            <text:p>254</text:p>
          </table:table-cell>
          <table:table-cell table:formula="of:=([.G258]*[.G258]*[.G$2])+([.G258]*[.H$2])+[.I$2]" office:value-type="float" office:value="258.585924491675">
            <text:p>258.585924491675</text:p>
          </table:table-cell>
          <table:table-cell table:number-columns-repeated="2"/>
          <table:table-cell office:value-type="float" office:value="254">
            <text:p>254</text:p>
          </table:table-cell>
          <table:table-cell table:formula="of:=([.K258]*[.K258]*[.K$2])+([.K258]*[.L$2])+[.M$2]" office:value-type="float" office:value="10.7861871446514">
            <text:p>10.7861871446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5">
            <text:p>255</text:p>
          </table:table-cell>
          <table:table-cell table:formula="of:=([.G259]*[.G259]*[.G$2])+([.G259]*[.H$2])+[.I$2]" office:value-type="float" office:value="259.056722003544">
            <text:p>259.056722003544</text:p>
          </table:table-cell>
          <table:table-cell table:number-columns-repeated="2"/>
          <table:table-cell office:value-type="float" office:value="255">
            <text:p>255</text:p>
          </table:table-cell>
          <table:table-cell table:formula="of:=([.K259]*[.K259]*[.K$2])+([.K259]*[.L$2])+[.M$2]" office:value-type="float" office:value="11.2484472733831">
            <text:p>11.2484472733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([.G260]*[.G260]*[.G$2])+([.G260]*[.H$2])+[.I$2]" office:value-type="float" office:value="259.527469711333">
            <text:p>259.527469711333</text:p>
          </table:table-cell>
          <table:table-cell table:number-columns-repeated="2"/>
          <table:table-cell office:value-type="float" office:value="256">
            <text:p>256</text:p>
          </table:table-cell>
          <table:table-cell table:formula="of:=([.K260]*[.K260]*[.K$2])+([.K260]*[.L$2])+[.M$2]" office:value-type="float" office:value="11.710696152145">
            <text:p>11.7106961521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7">
            <text:p>257</text:p>
          </table:table-cell>
          <table:table-cell table:formula="of:=([.G261]*[.G261]*[.G$2])+([.G261]*[.H$2])+[.I$2]" office:value-type="float" office:value="259.998167615041">
            <text:p>259.998167615041</text:p>
          </table:table-cell>
          <table:table-cell table:number-columns-repeated="2"/>
          <table:table-cell office:value-type="float" office:value="257">
            <text:p>257</text:p>
          </table:table-cell>
          <table:table-cell table:formula="of:=([.K261]*[.K261]*[.K$2])+([.K261]*[.L$2])+[.M$2]" office:value-type="float" office:value="12.1729337809372">
            <text:p>12.1729337809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8">
            <text:p>258</text:p>
          </table:table-cell>
          <table:table-cell table:formula="of:=([.G262]*[.G262]*[.G$2])+([.G262]*[.H$2])+[.I$2]" office:value-type="float" office:value="260.468815714668">
            <text:p>260.468815714668</text:p>
          </table:table-cell>
          <table:table-cell table:number-columns-repeated="2"/>
          <table:table-cell office:value-type="float" office:value="258">
            <text:p>258</text:p>
          </table:table-cell>
          <table:table-cell table:formula="of:=([.K262]*[.K262]*[.K$2])+([.K262]*[.L$2])+[.M$2]" office:value-type="float" office:value="12.6351601597597">
            <text:p>12.6351601597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9">
            <text:p>259</text:p>
          </table:table-cell>
          <table:table-cell table:formula="of:=([.G263]*[.G263]*[.G$2])+([.G263]*[.H$2])+[.I$2]" office:value-type="float" office:value="260.939414010213">
            <text:p>260.939414010213</text:p>
          </table:table-cell>
          <table:table-cell table:number-columns-repeated="2"/>
          <table:table-cell office:value-type="float" office:value="259">
            <text:p>259</text:p>
          </table:table-cell>
          <table:table-cell table:formula="of:=([.K263]*[.K263]*[.K$2])+([.K263]*[.L$2])+[.M$2]" office:value-type="float" office:value="13.0973752886123">
            <text:p>13.0973752886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0">
            <text:p>260</text:p>
          </table:table-cell>
          <table:table-cell table:formula="of:=([.G264]*[.G264]*[.G$2])+([.G264]*[.H$2])+[.I$2]" office:value-type="float" office:value="261.409962501678">
            <text:p>261.409962501678</text:p>
          </table:table-cell>
          <table:table-cell table:number-columns-repeated="2"/>
          <table:table-cell office:value-type="float" office:value="260">
            <text:p>260</text:p>
          </table:table-cell>
          <table:table-cell table:formula="of:=([.K264]*[.K264]*[.K$2])+([.K264]*[.L$2])+[.M$2]" office:value-type="float" office:value="13.5595791674952">
            <text:p>13.5595791674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1">
            <text:p>261</text:p>
          </table:table-cell>
          <table:table-cell table:formula="of:=([.G265]*[.G265]*[.G$2])+([.G265]*[.H$2])+[.I$2]" office:value-type="float" office:value="261.880461189061">
            <text:p>261.880461189061</text:p>
          </table:table-cell>
          <table:table-cell table:number-columns-repeated="2"/>
          <table:table-cell office:value-type="float" office:value="261">
            <text:p>261</text:p>
          </table:table-cell>
          <table:table-cell table:formula="of:=([.K265]*[.K265]*[.K$2])+([.K265]*[.L$2])+[.M$2]" office:value-type="float" office:value="14.0217717964084">
            <text:p>14.0217717964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2">
            <text:p>262</text:p>
          </table:table-cell>
          <table:table-cell table:formula="of:=([.G266]*[.G266]*[.G$2])+([.G266]*[.H$2])+[.I$2]" office:value-type="float" office:value="262.350910072364">
            <text:p>262.350910072364</text:p>
          </table:table-cell>
          <table:table-cell table:number-columns-repeated="2"/>
          <table:table-cell office:value-type="float" office:value="262">
            <text:p>262</text:p>
          </table:table-cell>
          <table:table-cell table:formula="of:=([.K266]*[.K266]*[.K$2])+([.K266]*[.L$2])+[.M$2]" office:value-type="float" office:value="14.4839531753518">
            <text:p>14.4839531753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3">
            <text:p>263</text:p>
          </table:table-cell>
          <table:table-cell table:formula="of:=([.G267]*[.G267]*[.G$2])+([.G267]*[.H$2])+[.I$2]" office:value-type="float" office:value="262.821309151585">
            <text:p>262.821309151585</text:p>
          </table:table-cell>
          <table:table-cell table:number-columns-repeated="2"/>
          <table:table-cell office:value-type="float" office:value="263">
            <text:p>263</text:p>
          </table:table-cell>
          <table:table-cell table:formula="of:=([.K267]*[.K267]*[.K$2])+([.K267]*[.L$2])+[.M$2]" office:value-type="float" office:value="14.9461233043254">
            <text:p>14.9461233043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4">
            <text:p>264</text:p>
          </table:table-cell>
          <table:table-cell table:formula="of:=([.G268]*[.G268]*[.G$2])+([.G268]*[.H$2])+[.I$2]" office:value-type="float" office:value="263.291658426725">
            <text:p>263.291658426725</text:p>
          </table:table-cell>
          <table:table-cell table:number-columns-repeated="2"/>
          <table:table-cell office:value-type="float" office:value="264">
            <text:p>264</text:p>
          </table:table-cell>
          <table:table-cell table:formula="of:=([.K268]*[.K268]*[.K$2])+([.K268]*[.L$2])+[.M$2]" office:value-type="float" office:value="15.4082821833293">
            <text:p>15.4082821833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5">
            <text:p>265</text:p>
          </table:table-cell>
          <table:table-cell table:formula="of:=([.G269]*[.G269]*[.G$2])+([.G269]*[.H$2])+[.I$2]" office:value-type="float" office:value="263.761957897784">
            <text:p>263.761957897784</text:p>
          </table:table-cell>
          <table:table-cell table:number-columns-repeated="2"/>
          <table:table-cell office:value-type="float" office:value="265">
            <text:p>265</text:p>
          </table:table-cell>
          <table:table-cell table:formula="of:=([.K269]*[.K269]*[.K$2])+([.K269]*[.L$2])+[.M$2]" office:value-type="float" office:value="15.8704298123634">
            <text:p>15.8704298123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6">
            <text:p>266</text:p>
          </table:table-cell>
          <table:table-cell table:formula="of:=([.G270]*[.G270]*[.G$2])+([.G270]*[.H$2])+[.I$2]" office:value-type="float" office:value="264.232207564762">
            <text:p>264.232207564762</text:p>
          </table:table-cell>
          <table:table-cell table:number-columns-repeated="2"/>
          <table:table-cell office:value-type="float" office:value="266">
            <text:p>266</text:p>
          </table:table-cell>
          <table:table-cell table:formula="of:=([.K270]*[.K270]*[.K$2])+([.K270]*[.L$2])+[.M$2]" office:value-type="float" office:value="16.3325661914278">
            <text:p>16.3325661914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7">
            <text:p>267</text:p>
          </table:table-cell>
          <table:table-cell table:formula="of:=([.G271]*[.G271]*[.G$2])+([.G271]*[.H$2])+[.I$2]" office:value-type="float" office:value="264.702407427659">
            <text:p>264.702407427659</text:p>
          </table:table-cell>
          <table:table-cell table:number-columns-repeated="2"/>
          <table:table-cell office:value-type="float" office:value="267">
            <text:p>267</text:p>
          </table:table-cell>
          <table:table-cell table:formula="of:=([.K271]*[.K271]*[.K$2])+([.K271]*[.L$2])+[.M$2]" office:value-type="float" office:value="16.7946913205224">
            <text:p>16.7946913205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8">
            <text:p>268</text:p>
          </table:table-cell>
          <table:table-cell table:formula="of:=([.G272]*[.G272]*[.G$2])+([.G272]*[.H$2])+[.I$2]" office:value-type="float" office:value="265.172557486475">
            <text:p>265.172557486475</text:p>
          </table:table-cell>
          <table:table-cell table:number-columns-repeated="2"/>
          <table:table-cell office:value-type="float" office:value="268">
            <text:p>268</text:p>
          </table:table-cell>
          <table:table-cell table:formula="of:=([.K272]*[.K272]*[.K$2])+([.K272]*[.L$2])+[.M$2]" office:value-type="float" office:value="17.2568051996472">
            <text:p>17.2568051996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9">
            <text:p>269</text:p>
          </table:table-cell>
          <table:table-cell table:formula="of:=([.G273]*[.G273]*[.G$2])+([.G273]*[.H$2])+[.I$2]" office:value-type="float" office:value="265.64265774121">
            <text:p>265.642657741210</text:p>
          </table:table-cell>
          <table:table-cell table:number-columns-repeated="2"/>
          <table:table-cell office:value-type="float" office:value="269">
            <text:p>269</text:p>
          </table:table-cell>
          <table:table-cell table:formula="of:=([.K273]*[.K273]*[.K$2])+([.K273]*[.L$2])+[.M$2]" office:value-type="float" office:value="17.7189078288023">
            <text:p>17.7189078288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0">
            <text:p>270</text:p>
          </table:table-cell>
          <table:table-cell table:formula="of:=([.G274]*[.G274]*[.G$2])+([.G274]*[.H$2])+[.I$2]" office:value-type="float" office:value="266.112708191863">
            <text:p>266.112708191863</text:p>
          </table:table-cell>
          <table:table-cell table:number-columns-repeated="2"/>
          <table:table-cell office:value-type="float" office:value="270">
            <text:p>270</text:p>
          </table:table-cell>
          <table:table-cell table:formula="of:=([.K274]*[.K274]*[.K$2])+([.K274]*[.L$2])+[.M$2]" office:value-type="float" office:value="18.1809992079876">
            <text:p>18.1809992079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1">
            <text:p>271</text:p>
          </table:table-cell>
          <table:table-cell table:formula="of:=([.G275]*[.G275]*[.G$2])+([.G275]*[.H$2])+[.I$2]" office:value-type="float" office:value="266.582708838436">
            <text:p>266.582708838436</text:p>
          </table:table-cell>
          <table:table-cell table:number-columns-repeated="2"/>
          <table:table-cell office:value-type="float" office:value="271">
            <text:p>271</text:p>
          </table:table-cell>
          <table:table-cell table:formula="of:=([.K275]*[.K275]*[.K$2])+([.K275]*[.L$2])+[.M$2]" office:value-type="float" office:value="18.6430793372032">
            <text:p>18.6430793372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2">
            <text:p>272</text:p>
          </table:table-cell>
          <table:table-cell table:formula="of:=([.G276]*[.G276]*[.G$2])+([.G276]*[.H$2])+[.I$2]" office:value-type="float" office:value="267.052659680928">
            <text:p>267.052659680928</text:p>
          </table:table-cell>
          <table:table-cell table:number-columns-repeated="2"/>
          <table:table-cell office:value-type="float" office:value="272">
            <text:p>272</text:p>
          </table:table-cell>
          <table:table-cell table:formula="of:=([.K276]*[.K276]*[.K$2])+([.K276]*[.L$2])+[.M$2]" office:value-type="float" office:value="19.105148216449">
            <text:p>19.1051482164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3">
            <text:p>273</text:p>
          </table:table-cell>
          <table:table-cell table:formula="of:=([.G277]*[.G277]*[.G$2])+([.G277]*[.H$2])+[.I$2]" office:value-type="float" office:value="267.522560719338">
            <text:p>267.522560719338</text:p>
          </table:table-cell>
          <table:table-cell table:number-columns-repeated="2"/>
          <table:table-cell office:value-type="float" office:value="273">
            <text:p>273</text:p>
          </table:table-cell>
          <table:table-cell table:formula="of:=([.K277]*[.K277]*[.K$2])+([.K277]*[.L$2])+[.M$2]" office:value-type="float" office:value="19.567205845725">
            <text:p>19.5672058457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4">
            <text:p>274</text:p>
          </table:table-cell>
          <table:table-cell table:formula="of:=([.G278]*[.G278]*[.G$2])+([.G278]*[.H$2])+[.I$2]" office:value-type="float" office:value="267.992411953667">
            <text:p>267.992411953667</text:p>
          </table:table-cell>
          <table:table-cell table:number-columns-repeated="2"/>
          <table:table-cell office:value-type="float" office:value="274">
            <text:p>274</text:p>
          </table:table-cell>
          <table:table-cell table:formula="of:=([.K278]*[.K278]*[.K$2])+([.K278]*[.L$2])+[.M$2]" office:value-type="float" office:value="20.0292522250313">
            <text:p>20.0292522250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5">
            <text:p>275</text:p>
          </table:table-cell>
          <table:table-cell table:formula="of:=([.G279]*[.G279]*[.G$2])+([.G279]*[.H$2])+[.I$2]" office:value-type="float" office:value="268.462213383916">
            <text:p>268.462213383916</text:p>
          </table:table-cell>
          <table:table-cell table:number-columns-repeated="2"/>
          <table:table-cell office:value-type="float" office:value="275">
            <text:p>275</text:p>
          </table:table-cell>
          <table:table-cell table:formula="of:=([.K279]*[.K279]*[.K$2])+([.K279]*[.L$2])+[.M$2]" office:value-type="float" office:value="20.4912873543678">
            <text:p>20.4912873543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6">
            <text:p>276</text:p>
          </table:table-cell>
          <table:table-cell table:formula="of:=([.G280]*[.G280]*[.G$2])+([.G280]*[.H$2])+[.I$2]" office:value-type="float" office:value="268.931965010083">
            <text:p>268.931965010083</text:p>
          </table:table-cell>
          <table:table-cell table:number-columns-repeated="2"/>
          <table:table-cell office:value-type="float" office:value="276">
            <text:p>276</text:p>
          </table:table-cell>
          <table:table-cell table:formula="of:=([.K280]*[.K280]*[.K$2])+([.K280]*[.L$2])+[.M$2]" office:value-type="float" office:value="20.9533112337346">
            <text:p>20.9533112337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7">
            <text:p>277</text:p>
          </table:table-cell>
          <table:table-cell table:formula="of:=([.G281]*[.G281]*[.G$2])+([.G281]*[.H$2])+[.I$2]" office:value-type="float" office:value="269.401666832169">
            <text:p>269.401666832169</text:p>
          </table:table-cell>
          <table:table-cell table:number-columns-repeated="2"/>
          <table:table-cell office:value-type="float" office:value="277">
            <text:p>277</text:p>
          </table:table-cell>
          <table:table-cell table:formula="of:=([.K281]*[.K281]*[.K$2])+([.K281]*[.L$2])+[.M$2]" office:value-type="float" office:value="21.4153238631316">
            <text:p>21.4153238631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8">
            <text:p>278</text:p>
          </table:table-cell>
          <table:table-cell table:formula="of:=([.G282]*[.G282]*[.G$2])+([.G282]*[.H$2])+[.I$2]" office:value-type="float" office:value="269.871318850174">
            <text:p>269.871318850174</text:p>
          </table:table-cell>
          <table:table-cell table:number-columns-repeated="2"/>
          <table:table-cell office:value-type="float" office:value="278">
            <text:p>278</text:p>
          </table:table-cell>
          <table:table-cell table:formula="of:=([.K282]*[.K282]*[.K$2])+([.K282]*[.L$2])+[.M$2]" office:value-type="float" office:value="21.8773252425589">
            <text:p>21.8773252425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9">
            <text:p>279</text:p>
          </table:table-cell>
          <table:table-cell table:formula="of:=([.G283]*[.G283]*[.G$2])+([.G283]*[.H$2])+[.I$2]" office:value-type="float" office:value="270.340921064098">
            <text:p>270.340921064098</text:p>
          </table:table-cell>
          <table:table-cell table:number-columns-repeated="2"/>
          <table:table-cell office:value-type="float" office:value="279">
            <text:p>279</text:p>
          </table:table-cell>
          <table:table-cell table:formula="of:=([.K283]*[.K283]*[.K$2])+([.K283]*[.L$2])+[.M$2]" office:value-type="float" office:value="22.3393153720163">
            <text:p>22.3393153720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0">
            <text:p>280</text:p>
          </table:table-cell>
          <table:table-cell table:formula="of:=([.G284]*[.G284]*[.G$2])+([.G284]*[.H$2])+[.I$2]" office:value-type="float" office:value="270.810473473941">
            <text:p>270.810473473941</text:p>
          </table:table-cell>
          <table:table-cell table:number-columns-repeated="2"/>
          <table:table-cell office:value-type="float" office:value="280">
            <text:p>280</text:p>
          </table:table-cell>
          <table:table-cell table:formula="of:=([.K284]*[.K284]*[.K$2])+([.K284]*[.L$2])+[.M$2]" office:value-type="float" office:value="22.8012942515041">
            <text:p>22.8012942515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1">
            <text:p>281</text:p>
          </table:table-cell>
          <table:table-cell table:formula="of:=([.G285]*[.G285]*[.G$2])+([.G285]*[.H$2])+[.I$2]" office:value-type="float" office:value="271.279976079702">
            <text:p>271.279976079702</text:p>
          </table:table-cell>
          <table:table-cell table:number-columns-repeated="2"/>
          <table:table-cell office:value-type="float" office:value="281">
            <text:p>281</text:p>
          </table:table-cell>
          <table:table-cell table:formula="of:=([.K285]*[.K285]*[.K$2])+([.K285]*[.L$2])+[.M$2]" office:value-type="float" office:value="23.263261881022">
            <text:p>23.2632618810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2">
            <text:p>282</text:p>
          </table:table-cell>
          <table:table-cell table:formula="of:=([.G286]*[.G286]*[.G$2])+([.G286]*[.H$2])+[.I$2]" office:value-type="float" office:value="271.749428881383">
            <text:p>271.749428881383</text:p>
          </table:table-cell>
          <table:table-cell table:number-columns-repeated="2"/>
          <table:table-cell office:value-type="float" office:value="282">
            <text:p>282</text:p>
          </table:table-cell>
          <table:table-cell table:formula="of:=([.K286]*[.K286]*[.K$2])+([.K286]*[.L$2])+[.M$2]" office:value-type="float" office:value="23.7252182605703">
            <text:p>23.7252182605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3">
            <text:p>283</text:p>
          </table:table-cell>
          <table:table-cell table:formula="of:=([.G287]*[.G287]*[.G$2])+([.G287]*[.H$2])+[.I$2]" office:value-type="float" office:value="272.218831878983">
            <text:p>272.218831878983</text:p>
          </table:table-cell>
          <table:table-cell table:number-columns-repeated="2"/>
          <table:table-cell office:value-type="float" office:value="283">
            <text:p>283</text:p>
          </table:table-cell>
          <table:table-cell table:formula="of:=([.K287]*[.K287]*[.K$2])+([.K287]*[.L$2])+[.M$2]" office:value-type="float" office:value="24.1871633901487">
            <text:p>24.1871633901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4">
            <text:p>284</text:p>
          </table:table-cell>
          <table:table-cell table:formula="of:=([.G288]*[.G288]*[.G$2])+([.G288]*[.H$2])+[.I$2]" office:value-type="float" office:value="272.688185072501">
            <text:p>272.688185072501</text:p>
          </table:table-cell>
          <table:table-cell table:number-columns-repeated="2"/>
          <table:table-cell office:value-type="float" office:value="284">
            <text:p>284</text:p>
          </table:table-cell>
          <table:table-cell table:formula="of:=([.K288]*[.K288]*[.K$2])+([.K288]*[.L$2])+[.M$2]" office:value-type="float" office:value="24.6490972697574">
            <text:p>24.6490972697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5">
            <text:p>285</text:p>
          </table:table-cell>
          <table:table-cell table:formula="of:=([.G289]*[.G289]*[.G$2])+([.G289]*[.H$2])+[.I$2]" office:value-type="float" office:value="273.157488461939">
            <text:p>273.157488461939</text:p>
          </table:table-cell>
          <table:table-cell table:number-columns-repeated="2"/>
          <table:table-cell office:value-type="float" office:value="285">
            <text:p>285</text:p>
          </table:table-cell>
          <table:table-cell table:formula="of:=([.K289]*[.K289]*[.K$2])+([.K289]*[.L$2])+[.M$2]" office:value-type="float" office:value="25.1110198993963">
            <text:p>25.1110198993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6">
            <text:p>286</text:p>
          </table:table-cell>
          <table:table-cell table:formula="of:=([.G290]*[.G290]*[.G$2])+([.G290]*[.H$2])+[.I$2]" office:value-type="float" office:value="273.626742047295">
            <text:p>273.626742047295</text:p>
          </table:table-cell>
          <table:table-cell table:number-columns-repeated="2"/>
          <table:table-cell office:value-type="float" office:value="286">
            <text:p>286</text:p>
          </table:table-cell>
          <table:table-cell table:formula="of:=([.K290]*[.K290]*[.K$2])+([.K290]*[.L$2])+[.M$2]" office:value-type="float" office:value="25.5729312790655">
            <text:p>25.5729312790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7">
            <text:p>287</text:p>
          </table:table-cell>
          <table:table-cell table:formula="of:=([.G291]*[.G291]*[.G$2])+([.G291]*[.H$2])+[.I$2]" office:value-type="float" office:value="274.09594582857">
            <text:p>274.095945828570</text:p>
          </table:table-cell>
          <table:table-cell table:number-columns-repeated="2"/>
          <table:table-cell office:value-type="float" office:value="287">
            <text:p>287</text:p>
          </table:table-cell>
          <table:table-cell table:formula="of:=([.K291]*[.K291]*[.K$2])+([.K291]*[.L$2])+[.M$2]" office:value-type="float" office:value="26.0348314087649">
            <text:p>26.0348314087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8">
            <text:p>288</text:p>
          </table:table-cell>
          <table:table-cell table:formula="of:=([.G292]*[.G292]*[.G$2])+([.G292]*[.H$2])+[.I$2]" office:value-type="float" office:value="274.565099805764">
            <text:p>274.565099805764</text:p>
          </table:table-cell>
          <table:table-cell table:number-columns-repeated="2"/>
          <table:table-cell office:value-type="float" office:value="288">
            <text:p>288</text:p>
          </table:table-cell>
          <table:table-cell table:formula="of:=([.K292]*[.K292]*[.K$2])+([.K292]*[.L$2])+[.M$2]" office:value-type="float" office:value="26.4967202884946">
            <text:p>26.4967202884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9">
            <text:p>289</text:p>
          </table:table-cell>
          <table:table-cell table:formula="of:=([.G293]*[.G293]*[.G$2])+([.G293]*[.H$2])+[.I$2]" office:value-type="float" office:value="275.034203978877">
            <text:p>275.034203978877</text:p>
          </table:table-cell>
          <table:table-cell table:number-columns-repeated="2"/>
          <table:table-cell office:value-type="float" office:value="289">
            <text:p>289</text:p>
          </table:table-cell>
          <table:table-cell table:formula="of:=([.K293]*[.K293]*[.K$2])+([.K293]*[.L$2])+[.M$2]" office:value-type="float" office:value="26.9585979182545">
            <text:p>26.9585979182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0">
            <text:p>290</text:p>
          </table:table-cell>
          <table:table-cell table:formula="of:=([.G294]*[.G294]*[.G$2])+([.G294]*[.H$2])+[.I$2]" office:value-type="float" office:value="275.503258347909">
            <text:p>275.503258347909</text:p>
          </table:table-cell>
          <table:table-cell table:number-columns-repeated="2"/>
          <table:table-cell office:value-type="float" office:value="290">
            <text:p>290</text:p>
          </table:table-cell>
          <table:table-cell table:formula="of:=([.K294]*[.K294]*[.K$2])+([.K294]*[.L$2])+[.M$2]" office:value-type="float" office:value="27.4204642980446">
            <text:p>27.4204642980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1">
            <text:p>291</text:p>
          </table:table-cell>
          <table:table-cell table:formula="of:=([.G295]*[.G295]*[.G$2])+([.G295]*[.H$2])+[.I$2]" office:value-type="float" office:value="275.97226291286">
            <text:p>275.972262912860</text:p>
          </table:table-cell>
          <table:table-cell table:number-columns-repeated="2"/>
          <table:table-cell office:value-type="float" office:value="291">
            <text:p>291</text:p>
          </table:table-cell>
          <table:table-cell table:formula="of:=([.K295]*[.K295]*[.K$2])+([.K295]*[.L$2])+[.M$2]" office:value-type="float" office:value="27.882319427865">
            <text:p>27.8823194278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2">
            <text:p>292</text:p>
          </table:table-cell>
          <table:table-cell table:formula="of:=([.G296]*[.G296]*[.G$2])+([.G296]*[.H$2])+[.I$2]" office:value-type="float" office:value="276.44121767373">
            <text:p>276.441217673730</text:p>
          </table:table-cell>
          <table:table-cell table:number-columns-repeated="2"/>
          <table:table-cell office:value-type="float" office:value="292">
            <text:p>292</text:p>
          </table:table-cell>
          <table:table-cell table:formula="of:=([.K296]*[.K296]*[.K$2])+([.K296]*[.L$2])+[.M$2]" office:value-type="float" office:value="28.3441633077156">
            <text:p>28.3441633077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3">
            <text:p>293</text:p>
          </table:table-cell>
          <table:table-cell table:formula="of:=([.G297]*[.G297]*[.G$2])+([.G297]*[.H$2])+[.I$2]" office:value-type="float" office:value="276.910122630519">
            <text:p>276.910122630519</text:p>
          </table:table-cell>
          <table:table-cell table:number-columns-repeated="2"/>
          <table:table-cell office:value-type="float" office:value="293">
            <text:p>293</text:p>
          </table:table-cell>
          <table:table-cell table:formula="of:=([.K297]*[.K297]*[.K$2])+([.K297]*[.L$2])+[.M$2]" office:value-type="float" office:value="28.8059959375964">
            <text:p>28.8059959375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4">
            <text:p>294</text:p>
          </table:table-cell>
          <table:table-cell table:formula="of:=([.G298]*[.G298]*[.G$2])+([.G298]*[.H$2])+[.I$2]" office:value-type="float" office:value="277.378977783227">
            <text:p>277.378977783227</text:p>
          </table:table-cell>
          <table:table-cell table:number-columns-repeated="2"/>
          <table:table-cell office:value-type="float" office:value="294">
            <text:p>294</text:p>
          </table:table-cell>
          <table:table-cell table:formula="of:=([.K298]*[.K298]*[.K$2])+([.K298]*[.L$2])+[.M$2]" office:value-type="float" office:value="29.2678173175075">
            <text:p>29.2678173175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5">
            <text:p>295</text:p>
          </table:table-cell>
          <table:table-cell table:formula="of:=([.G299]*[.G299]*[.G$2])+([.G299]*[.H$2])+[.I$2]" office:value-type="float" office:value="277.847783131853">
            <text:p>277.847783131853</text:p>
          </table:table-cell>
          <table:table-cell table:number-columns-repeated="2"/>
          <table:table-cell office:value-type="float" office:value="295">
            <text:p>295</text:p>
          </table:table-cell>
          <table:table-cell table:formula="of:=([.K299]*[.K299]*[.K$2])+([.K299]*[.L$2])+[.M$2]" office:value-type="float" office:value="29.7296274474489">
            <text:p>29.7296274474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6">
            <text:p>296</text:p>
          </table:table-cell>
          <table:table-cell table:formula="of:=([.G300]*[.G300]*[.G$2])+([.G300]*[.H$2])+[.I$2]" office:value-type="float" office:value="278.316538676399">
            <text:p>278.316538676399</text:p>
          </table:table-cell>
          <table:table-cell table:number-columns-repeated="2"/>
          <table:table-cell office:value-type="float" office:value="296">
            <text:p>296</text:p>
          </table:table-cell>
          <table:table-cell table:formula="of:=([.K300]*[.K300]*[.K$2])+([.K300]*[.L$2])+[.M$2]" office:value-type="float" office:value="30.1914263274205">
            <text:p>30.1914263274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7">
            <text:p>297</text:p>
          </table:table-cell>
          <table:table-cell table:formula="of:=([.G301]*[.G301]*[.G$2])+([.G301]*[.H$2])+[.I$2]" office:value-type="float" office:value="278.785244416863">
            <text:p>278.785244416863</text:p>
          </table:table-cell>
          <table:table-cell table:number-columns-repeated="2"/>
          <table:table-cell office:value-type="float" office:value="297">
            <text:p>297</text:p>
          </table:table-cell>
          <table:table-cell table:formula="of:=([.K301]*[.K301]*[.K$2])+([.K301]*[.L$2])+[.M$2]" office:value-type="float" office:value="30.6532139574223">
            <text:p>30.6532139574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8">
            <text:p>298</text:p>
          </table:table-cell>
          <table:table-cell table:formula="of:=([.G302]*[.G302]*[.G$2])+([.G302]*[.H$2])+[.I$2]" office:value-type="float" office:value="279.253900353246">
            <text:p>279.253900353246</text:p>
          </table:table-cell>
          <table:table-cell table:number-columns-repeated="2"/>
          <table:table-cell office:value-type="float" office:value="298">
            <text:p>298</text:p>
          </table:table-cell>
          <table:table-cell table:formula="of:=([.K302]*[.K302]*[.K$2])+([.K302]*[.L$2])+[.M$2]" office:value-type="float" office:value="31.1149903374544">
            <text:p>31.1149903374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9">
            <text:p>299</text:p>
          </table:table-cell>
          <table:table-cell table:formula="of:=([.G303]*[.G303]*[.G$2])+([.G303]*[.H$2])+[.I$2]" office:value-type="float" office:value="279.722506485549">
            <text:p>279.722506485549</text:p>
          </table:table-cell>
          <table:table-cell table:number-columns-repeated="2"/>
          <table:table-cell office:value-type="float" office:value="299">
            <text:p>299</text:p>
          </table:table-cell>
          <table:table-cell table:formula="of:=([.K303]*[.K303]*[.K$2])+([.K303]*[.L$2])+[.M$2]" office:value-type="float" office:value="31.5767554675167">
            <text:p>31.5767554675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0">
            <text:p>300</text:p>
          </table:table-cell>
          <table:table-cell table:formula="of:=([.G304]*[.G304]*[.G$2])+([.G304]*[.H$2])+[.I$2]" office:value-type="float" office:value="280.19106281377">
            <text:p>280.191062813770</text:p>
          </table:table-cell>
          <table:table-cell table:number-columns-repeated="2"/>
          <table:table-cell office:value-type="float" office:value="300">
            <text:p>300</text:p>
          </table:table-cell>
          <table:table-cell table:formula="of:=([.K304]*[.K304]*[.K$2])+([.K304]*[.L$2])+[.M$2]" office:value-type="float" office:value="32.0385093476092">
            <text:p>32.0385093476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1">
            <text:p>301</text:p>
          </table:table-cell>
          <table:table-cell table:formula="of:=([.G305]*[.G305]*[.G$2])+([.G305]*[.H$2])+[.I$2]" office:value-type="float" office:value="280.65956933791">
            <text:p>280.659569337910</text:p>
          </table:table-cell>
          <table:table-cell table:number-columns-repeated="2"/>
          <table:table-cell office:value-type="float" office:value="301">
            <text:p>301</text:p>
          </table:table-cell>
          <table:table-cell table:formula="of:=([.K305]*[.K305]*[.K$2])+([.K305]*[.L$2])+[.M$2]" office:value-type="float" office:value="32.500251977732">
            <text:p>32.5002519777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2">
            <text:p>302</text:p>
          </table:table-cell>
          <table:table-cell table:formula="of:=([.G306]*[.G306]*[.G$2])+([.G306]*[.H$2])+[.I$2]" office:value-type="float" office:value="281.128026057969">
            <text:p>281.128026057969</text:p>
          </table:table-cell>
          <table:table-cell table:number-columns-repeated="2"/>
          <table:table-cell office:value-type="float" office:value="302">
            <text:p>302</text:p>
          </table:table-cell>
          <table:table-cell table:formula="of:=([.K306]*[.K306]*[.K$2])+([.K306]*[.L$2])+[.M$2]" office:value-type="float" office:value="32.961983357885">
            <text:p>32.9619833578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3">
            <text:p>303</text:p>
          </table:table-cell>
          <table:table-cell table:formula="of:=([.G307]*[.G307]*[.G$2])+([.G307]*[.H$2])+[.I$2]" office:value-type="float" office:value="281.596432973947">
            <text:p>281.596432973947</text:p>
          </table:table-cell>
          <table:table-cell table:number-columns-repeated="2"/>
          <table:table-cell office:value-type="float" office:value="303">
            <text:p>303</text:p>
          </table:table-cell>
          <table:table-cell table:formula="of:=([.K307]*[.K307]*[.K$2])+([.K307]*[.L$2])+[.M$2]" office:value-type="float" office:value="33.4237034880683">
            <text:p>33.4237034880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4">
            <text:p>304</text:p>
          </table:table-cell>
          <table:table-cell table:formula="of:=([.G308]*[.G308]*[.G$2])+([.G308]*[.H$2])+[.I$2]" office:value-type="float" office:value="282.064790085844">
            <text:p>282.064790085844</text:p>
          </table:table-cell>
          <table:table-cell table:number-columns-repeated="2"/>
          <table:table-cell office:value-type="float" office:value="304">
            <text:p>304</text:p>
          </table:table-cell>
          <table:table-cell table:formula="of:=([.K308]*[.K308]*[.K$2])+([.K308]*[.L$2])+[.M$2]" office:value-type="float" office:value="33.8854123682818">
            <text:p>33.8854123682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5">
            <text:p>305</text:p>
          </table:table-cell>
          <table:table-cell table:formula="of:=([.G309]*[.G309]*[.G$2])+([.G309]*[.H$2])+[.I$2]" office:value-type="float" office:value="282.533097393659">
            <text:p>282.533097393659</text:p>
          </table:table-cell>
          <table:table-cell table:number-columns-repeated="2"/>
          <table:table-cell office:value-type="float" office:value="305">
            <text:p>305</text:p>
          </table:table-cell>
          <table:table-cell table:formula="of:=([.K309]*[.K309]*[.K$2])+([.K309]*[.L$2])+[.M$2]" office:value-type="float" office:value="34.3471099985255">
            <text:p>34.3471099985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6">
            <text:p>306</text:p>
          </table:table-cell>
          <table:table-cell table:formula="of:=([.G310]*[.G310]*[.G$2])+([.G310]*[.H$2])+[.I$2]" office:value-type="float" office:value="283.001354897394">
            <text:p>283.001354897394</text:p>
          </table:table-cell>
          <table:table-cell table:number-columns-repeated="2"/>
          <table:table-cell office:value-type="float" office:value="306">
            <text:p>306</text:p>
          </table:table-cell>
          <table:table-cell table:formula="of:=([.K310]*[.K310]*[.K$2])+([.K310]*[.L$2])+[.M$2]" office:value-type="float" office:value="34.8087963787995">
            <text:p>34.8087963788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7">
            <text:p>307</text:p>
          </table:table-cell>
          <table:table-cell table:formula="of:=([.G311]*[.G311]*[.G$2])+([.G311]*[.H$2])+[.I$2]" office:value-type="float" office:value="283.469562597048">
            <text:p>283.469562597048</text:p>
          </table:table-cell>
          <table:table-cell table:number-columns-repeated="2"/>
          <table:table-cell office:value-type="float" office:value="307">
            <text:p>307</text:p>
          </table:table-cell>
          <table:table-cell table:formula="of:=([.K311]*[.K311]*[.K$2])+([.K311]*[.L$2])+[.M$2]" office:value-type="float" office:value="35.2704715091037">
            <text:p>35.270471509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8">
            <text:p>308</text:p>
          </table:table-cell>
          <table:table-cell table:formula="of:=([.G312]*[.G312]*[.G$2])+([.G312]*[.H$2])+[.I$2]" office:value-type="float" office:value="283.93772049262">
            <text:p>283.937720492620</text:p>
          </table:table-cell>
          <table:table-cell table:number-columns-repeated="2"/>
          <table:table-cell office:value-type="float" office:value="308">
            <text:p>308</text:p>
          </table:table-cell>
          <table:table-cell table:formula="of:=([.K312]*[.K312]*[.K$2])+([.K312]*[.L$2])+[.M$2]" office:value-type="float" office:value="35.7321353894382">
            <text:p>35.7321353894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9">
            <text:p>309</text:p>
          </table:table-cell>
          <table:table-cell table:formula="of:=([.G313]*[.G313]*[.G$2])+([.G313]*[.H$2])+[.I$2]" office:value-type="float" office:value="284.405828584112">
            <text:p>284.405828584112</text:p>
          </table:table-cell>
          <table:table-cell table:number-columns-repeated="2"/>
          <table:table-cell office:value-type="float" office:value="309">
            <text:p>309</text:p>
          </table:table-cell>
          <table:table-cell table:formula="of:=([.K313]*[.K313]*[.K$2])+([.K313]*[.L$2])+[.M$2]" office:value-type="float" office:value="36.1937880198029">
            <text:p>36.1937880198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0">
            <text:p>310</text:p>
          </table:table-cell>
          <table:table-cell table:formula="of:=([.G314]*[.G314]*[.G$2])+([.G314]*[.H$2])+[.I$2]" office:value-type="float" office:value="284.873886871522">
            <text:p>284.873886871522</text:p>
          </table:table-cell>
          <table:table-cell table:number-columns-repeated="2"/>
          <table:table-cell office:value-type="float" office:value="310">
            <text:p>310</text:p>
          </table:table-cell>
          <table:table-cell table:formula="of:=([.K314]*[.K314]*[.K$2])+([.K314]*[.L$2])+[.M$2]" office:value-type="float" office:value="36.6554294001979">
            <text:p>36.6554294001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1">
            <text:p>311</text:p>
          </table:table-cell>
          <table:table-cell table:formula="of:=([.G315]*[.G315]*[.G$2])+([.G315]*[.H$2])+[.I$2]" office:value-type="float" office:value="285.341895354851">
            <text:p>285.341895354851</text:p>
          </table:table-cell>
          <table:table-cell table:number-columns-repeated="2"/>
          <table:table-cell office:value-type="float" office:value="311">
            <text:p>311</text:p>
          </table:table-cell>
          <table:table-cell table:formula="of:=([.K315]*[.K315]*[.K$2])+([.K315]*[.L$2])+[.M$2]" office:value-type="float" office:value="37.1170595306231">
            <text:p>37.1170595306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2">
            <text:p>312</text:p>
          </table:table-cell>
          <table:table-cell table:formula="of:=([.G316]*[.G316]*[.G$2])+([.G316]*[.H$2])+[.I$2]" office:value-type="float" office:value="285.809854034099">
            <text:p>285.809854034099</text:p>
          </table:table-cell>
          <table:table-cell table:number-columns-repeated="2"/>
          <table:table-cell office:value-type="float" office:value="312">
            <text:p>312</text:p>
          </table:table-cell>
          <table:table-cell table:formula="of:=([.K316]*[.K316]*[.K$2])+([.K316]*[.L$2])+[.M$2]" office:value-type="float" office:value="37.5786784110785">
            <text:p>37.5786784110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3">
            <text:p>313</text:p>
          </table:table-cell>
          <table:table-cell table:formula="of:=([.G317]*[.G317]*[.G$2])+([.G317]*[.H$2])+[.I$2]" office:value-type="float" office:value="286.277762909266">
            <text:p>286.277762909266</text:p>
          </table:table-cell>
          <table:table-cell table:number-columns-repeated="2"/>
          <table:table-cell office:value-type="float" office:value="313">
            <text:p>313</text:p>
          </table:table-cell>
          <table:table-cell table:formula="of:=([.K317]*[.K317]*[.K$2])+([.K317]*[.L$2])+[.M$2]" office:value-type="float" office:value="38.0402860415642">
            <text:p>38.0402860415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4">
            <text:p>314</text:p>
          </table:table-cell>
          <table:table-cell table:formula="of:=([.G318]*[.G318]*[.G$2])+([.G318]*[.H$2])+[.I$2]" office:value-type="float" office:value="286.745621980352">
            <text:p>286.745621980352</text:p>
          </table:table-cell>
          <table:table-cell table:number-columns-repeated="2"/>
          <table:table-cell office:value-type="float" office:value="314">
            <text:p>314</text:p>
          </table:table-cell>
          <table:table-cell table:formula="of:=([.K318]*[.K318]*[.K$2])+([.K318]*[.L$2])+[.M$2]" office:value-type="float" office:value="38.5018824220801">
            <text:p>38.5018824220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5">
            <text:p>315</text:p>
          </table:table-cell>
          <table:table-cell table:formula="of:=([.G319]*[.G319]*[.G$2])+([.G319]*[.H$2])+[.I$2]" office:value-type="float" office:value="287.213431247357">
            <text:p>287.213431247357</text:p>
          </table:table-cell>
          <table:table-cell table:number-columns-repeated="2"/>
          <table:table-cell office:value-type="float" office:value="315">
            <text:p>315</text:p>
          </table:table-cell>
          <table:table-cell table:formula="of:=([.K319]*[.K319]*[.K$2])+([.K319]*[.L$2])+[.M$2]" office:value-type="float" office:value="38.9634675526262">
            <text:p>38.9634675526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6">
            <text:p>316</text:p>
          </table:table-cell>
          <table:table-cell table:formula="of:=([.G320]*[.G320]*[.G$2])+([.G320]*[.H$2])+[.I$2]" office:value-type="float" office:value="287.681190710281">
            <text:p>287.681190710281</text:p>
          </table:table-cell>
          <table:table-cell table:number-columns-repeated="2"/>
          <table:table-cell office:value-type="float" office:value="316">
            <text:p>316</text:p>
          </table:table-cell>
          <table:table-cell table:formula="of:=([.K320]*[.K320]*[.K$2])+([.K320]*[.L$2])+[.M$2]" office:value-type="float" office:value="39.4250414332026">
            <text:p>39.4250414332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7">
            <text:p>317</text:p>
          </table:table-cell>
          <table:table-cell table:formula="of:=([.G321]*[.G321]*[.G$2])+([.G321]*[.H$2])+[.I$2]" office:value-type="float" office:value="288.148900369124">
            <text:p>288.148900369124</text:p>
          </table:table-cell>
          <table:table-cell table:number-columns-repeated="2"/>
          <table:table-cell office:value-type="float" office:value="317">
            <text:p>317</text:p>
          </table:table-cell>
          <table:table-cell table:formula="of:=([.K321]*[.K321]*[.K$2])+([.K321]*[.L$2])+[.M$2]" office:value-type="float" office:value="39.8866040638093">
            <text:p>39.8866040638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8">
            <text:p>318</text:p>
          </table:table-cell>
          <table:table-cell table:formula="of:=([.G322]*[.G322]*[.G$2])+([.G322]*[.H$2])+[.I$2]" office:value-type="float" office:value="288.616560223885">
            <text:p>288.616560223885</text:p>
          </table:table-cell>
          <table:table-cell table:number-columns-repeated="2"/>
          <table:table-cell office:value-type="float" office:value="318">
            <text:p>318</text:p>
          </table:table-cell>
          <table:table-cell table:formula="of:=([.K322]*[.K322]*[.K$2])+([.K322]*[.L$2])+[.M$2]" office:value-type="float" office:value="40.3481554444461">
            <text:p>40.3481554444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9">
            <text:p>319</text:p>
          </table:table-cell>
          <table:table-cell table:formula="of:=([.G323]*[.G323]*[.G$2])+([.G323]*[.H$2])+[.I$2]" office:value-type="float" office:value="289.084170274566">
            <text:p>289.084170274566</text:p>
          </table:table-cell>
          <table:table-cell table:number-columns-repeated="2"/>
          <table:table-cell office:value-type="float" office:value="319">
            <text:p>319</text:p>
          </table:table-cell>
          <table:table-cell table:formula="of:=([.K323]*[.K323]*[.K$2])+([.K323]*[.L$2])+[.M$2]" office:value-type="float" office:value="40.8096955751133">
            <text:p>40.8096955751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0">
            <text:p>320</text:p>
          </table:table-cell>
          <table:table-cell table:formula="of:=([.G324]*[.G324]*[.G$2])+([.G324]*[.H$2])+[.I$2]" office:value-type="float" office:value="289.551730521165">
            <text:p>289.551730521165</text:p>
          </table:table-cell>
          <table:table-cell table:number-columns-repeated="2"/>
          <table:table-cell office:value-type="float" office:value="320">
            <text:p>320</text:p>
          </table:table-cell>
          <table:table-cell table:formula="of:=([.K324]*[.K324]*[.K$2])+([.K324]*[.L$2])+[.M$2]" office:value-type="float" office:value="41.2712244558106">
            <text:p>41.2712244558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1">
            <text:p>321</text:p>
          </table:table-cell>
          <table:table-cell table:formula="of:=([.G325]*[.G325]*[.G$2])+([.G325]*[.H$2])+[.I$2]" office:value-type="float" office:value="290.019240963684">
            <text:p>290.019240963684</text:p>
          </table:table-cell>
          <table:table-cell table:number-columns-repeated="2"/>
          <table:table-cell office:value-type="float" office:value="321">
            <text:p>321</text:p>
          </table:table-cell>
          <table:table-cell table:formula="of:=([.K325]*[.K325]*[.K$2])+([.K325]*[.L$2])+[.M$2]" office:value-type="float" office:value="41.7327420865382">
            <text:p>41.7327420865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2">
            <text:p>322</text:p>
          </table:table-cell>
          <table:table-cell table:formula="of:=([.G326]*[.G326]*[.G$2])+([.G326]*[.H$2])+[.I$2]" office:value-type="float" office:value="290.486701602121">
            <text:p>290.486701602121</text:p>
          </table:table-cell>
          <table:table-cell table:number-columns-repeated="2"/>
          <table:table-cell office:value-type="float" office:value="322">
            <text:p>322</text:p>
          </table:table-cell>
          <table:table-cell table:formula="of:=([.K326]*[.K326]*[.K$2])+([.K326]*[.L$2])+[.M$2]" office:value-type="float" office:value="42.1942484672961">
            <text:p>42.194248467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3">
            <text:p>323</text:p>
          </table:table-cell>
          <table:table-cell table:formula="of:=([.G327]*[.G327]*[.G$2])+([.G327]*[.H$2])+[.I$2]" office:value-type="float" office:value="290.954112436477">
            <text:p>290.954112436477</text:p>
          </table:table-cell>
          <table:table-cell table:number-columns-repeated="2"/>
          <table:table-cell office:value-type="float" office:value="323">
            <text:p>323</text:p>
          </table:table-cell>
          <table:table-cell table:formula="of:=([.K327]*[.K327]*[.K$2])+([.K327]*[.L$2])+[.M$2]" office:value-type="float" office:value="42.6557435980841">
            <text:p>42.6557435980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4">
            <text:p>324</text:p>
          </table:table-cell>
          <table:table-cell table:formula="of:=([.G328]*[.G328]*[.G$2])+([.G328]*[.H$2])+[.I$2]" office:value-type="float" office:value="291.421473466753">
            <text:p>291.421473466753</text:p>
          </table:table-cell>
          <table:table-cell table:number-columns-repeated="2"/>
          <table:table-cell office:value-type="float" office:value="324">
            <text:p>324</text:p>
          </table:table-cell>
          <table:table-cell table:formula="of:=([.K328]*[.K328]*[.K$2])+([.K328]*[.L$2])+[.M$2]" office:value-type="float" office:value="43.1172274789025">
            <text:p>43.1172274789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5">
            <text:p>325</text:p>
          </table:table-cell>
          <table:table-cell table:formula="of:=([.G329]*[.G329]*[.G$2])+([.G329]*[.H$2])+[.I$2]" office:value-type="float" office:value="291.888784692947">
            <text:p>291.888784692947</text:p>
          </table:table-cell>
          <table:table-cell table:number-columns-repeated="2"/>
          <table:table-cell office:value-type="float" office:value="325">
            <text:p>325</text:p>
          </table:table-cell>
          <table:table-cell table:formula="of:=([.K329]*[.K329]*[.K$2])+([.K329]*[.L$2])+[.M$2]" office:value-type="float" office:value="43.578700109751">
            <text:p>43.5787001097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6">
            <text:p>326</text:p>
          </table:table-cell>
          <table:table-cell table:formula="of:=([.G330]*[.G330]*[.G$2])+([.G330]*[.H$2])+[.I$2]" office:value-type="float" office:value="292.35604611506">
            <text:p>292.356046115060</text:p>
          </table:table-cell>
          <table:table-cell table:number-columns-repeated="2"/>
          <table:table-cell office:value-type="float" office:value="326">
            <text:p>326</text:p>
          </table:table-cell>
          <table:table-cell table:formula="of:=([.K330]*[.K330]*[.K$2])+([.K330]*[.L$2])+[.M$2]" office:value-type="float" office:value="44.0401614906298">
            <text:p>44.0401614906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7">
            <text:p>327</text:p>
          </table:table-cell>
          <table:table-cell table:formula="of:=([.G331]*[.G331]*[.G$2])+([.G331]*[.H$2])+[.I$2]" office:value-type="float" office:value="292.823257733092">
            <text:p>292.823257733092</text:p>
          </table:table-cell>
          <table:table-cell table:number-columns-repeated="2"/>
          <table:table-cell office:value-type="float" office:value="327">
            <text:p>327</text:p>
          </table:table-cell>
          <table:table-cell table:formula="of:=([.K331]*[.K331]*[.K$2])+([.K331]*[.L$2])+[.M$2]" office:value-type="float" office:value="44.5016116215389">
            <text:p>44.5016116215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8">
            <text:p>328</text:p>
          </table:table-cell>
          <table:table-cell table:formula="of:=([.G332]*[.G332]*[.G$2])+([.G332]*[.H$2])+[.I$2]" office:value-type="float" office:value="293.290419547042">
            <text:p>293.290419547042</text:p>
          </table:table-cell>
          <table:table-cell table:number-columns-repeated="2"/>
          <table:table-cell office:value-type="float" office:value="328">
            <text:p>328</text:p>
          </table:table-cell>
          <table:table-cell table:formula="of:=([.K332]*[.K332]*[.K$2])+([.K332]*[.L$2])+[.M$2]" office:value-type="float" office:value="44.9630505024781">
            <text:p>44.9630505024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9">
            <text:p>329</text:p>
          </table:table-cell>
          <table:table-cell table:formula="of:=([.G333]*[.G333]*[.G$2])+([.G333]*[.H$2])+[.I$2]" office:value-type="float" office:value="293.757531556912">
            <text:p>293.757531556912</text:p>
          </table:table-cell>
          <table:table-cell table:number-columns-repeated="2"/>
          <table:table-cell office:value-type="float" office:value="329">
            <text:p>329</text:p>
          </table:table-cell>
          <table:table-cell table:formula="of:=([.K333]*[.K333]*[.K$2])+([.K333]*[.L$2])+[.M$2]" office:value-type="float" office:value="45.4244781334477">
            <text:p>45.4244781334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0">
            <text:p>330</text:p>
          </table:table-cell>
          <table:table-cell table:formula="of:=([.G334]*[.G334]*[.G$2])+([.G334]*[.H$2])+[.I$2]" office:value-type="float" office:value="294.224593762701">
            <text:p>294.224593762701</text:p>
          </table:table-cell>
          <table:table-cell table:number-columns-repeated="2"/>
          <table:table-cell office:value-type="float" office:value="330">
            <text:p>330</text:p>
          </table:table-cell>
          <table:table-cell table:formula="of:=([.K334]*[.K334]*[.K$2])+([.K334]*[.L$2])+[.M$2]" office:value-type="float" office:value="45.8858945144474">
            <text:p>45.8858945144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1">
            <text:p>331</text:p>
          </table:table-cell>
          <table:table-cell table:formula="of:=([.G335]*[.G335]*[.G$2])+([.G335]*[.H$2])+[.I$2]" office:value-type="float" office:value="294.691606164408">
            <text:p>294.691606164408</text:p>
          </table:table-cell>
          <table:table-cell table:number-columns-repeated="2"/>
          <table:table-cell office:value-type="float" office:value="331">
            <text:p>331</text:p>
          </table:table-cell>
          <table:table-cell table:formula="of:=([.K335]*[.K335]*[.K$2])+([.K335]*[.L$2])+[.M$2]" office:value-type="float" office:value="46.3472996454774">
            <text:p>46.3472996454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2">
            <text:p>332</text:p>
          </table:table-cell>
          <table:table-cell table:formula="of:=([.G336]*[.G336]*[.G$2])+([.G336]*[.H$2])+[.I$2]" office:value-type="float" office:value="295.158568762035">
            <text:p>295.158568762035</text:p>
          </table:table-cell>
          <table:table-cell table:number-columns-repeated="2"/>
          <table:table-cell office:value-type="float" office:value="332">
            <text:p>332</text:p>
          </table:table-cell>
          <table:table-cell table:formula="of:=([.K336]*[.K336]*[.K$2])+([.K336]*[.L$2])+[.M$2]" office:value-type="float" office:value="46.8086935265377">
            <text:p>46.8086935265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3">
            <text:p>333</text:p>
          </table:table-cell>
          <table:table-cell table:formula="of:=([.G337]*[.G337]*[.G$2])+([.G337]*[.H$2])+[.I$2]" office:value-type="float" office:value="295.62548155558">
            <text:p>295.625481555580</text:p>
          </table:table-cell>
          <table:table-cell table:number-columns-repeated="2"/>
          <table:table-cell office:value-type="float" office:value="333">
            <text:p>333</text:p>
          </table:table-cell>
          <table:table-cell table:formula="of:=([.K337]*[.K337]*[.K$2])+([.K337]*[.L$2])+[.M$2]" office:value-type="float" office:value="47.2700761576281">
            <text:p>47.2700761576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4">
            <text:p>334</text:p>
          </table:table-cell>
          <table:table-cell table:formula="of:=([.G338]*[.G338]*[.G$2])+([.G338]*[.H$2])+[.I$2]" office:value-type="float" office:value="296.092344545045">
            <text:p>296.092344545045</text:p>
          </table:table-cell>
          <table:table-cell table:number-columns-repeated="2"/>
          <table:table-cell office:value-type="float" office:value="334">
            <text:p>334</text:p>
          </table:table-cell>
          <table:table-cell table:formula="of:=([.K338]*[.K338]*[.K$2])+([.K338]*[.L$2])+[.M$2]" office:value-type="float" office:value="47.7314475387489">
            <text:p>47.7314475387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5">
            <text:p>335</text:p>
          </table:table-cell>
          <table:table-cell table:formula="of:=([.G339]*[.G339]*[.G$2])+([.G339]*[.H$2])+[.I$2]" office:value-type="float" office:value="296.559157730428">
            <text:p>296.559157730428</text:p>
          </table:table-cell>
          <table:table-cell table:number-columns-repeated="2"/>
          <table:table-cell office:value-type="float" office:value="335">
            <text:p>335</text:p>
          </table:table-cell>
          <table:table-cell table:formula="of:=([.K339]*[.K339]*[.K$2])+([.K339]*[.L$2])+[.M$2]" office:value-type="float" office:value="48.1928076698998">
            <text:p>48.1928076699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6">
            <text:p>336</text:p>
          </table:table-cell>
          <table:table-cell table:formula="of:=([.G340]*[.G340]*[.G$2])+([.G340]*[.H$2])+[.I$2]" office:value-type="float" office:value="297.02592111173">
            <text:p>297.025921111730</text:p>
          </table:table-cell>
          <table:table-cell table:number-columns-repeated="2"/>
          <table:table-cell office:value-type="float" office:value="336">
            <text:p>336</text:p>
          </table:table-cell>
          <table:table-cell table:formula="of:=([.K340]*[.K340]*[.K$2])+([.K340]*[.L$2])+[.M$2]" office:value-type="float" office:value="48.6541565510811">
            <text:p>48.6541565510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7">
            <text:p>337</text:p>
          </table:table-cell>
          <table:table-cell table:formula="of:=([.G341]*[.G341]*[.G$2])+([.G341]*[.H$2])+[.I$2]" office:value-type="float" office:value="297.492634688951">
            <text:p>297.492634688951</text:p>
          </table:table-cell>
          <table:table-cell table:number-columns-repeated="2"/>
          <table:table-cell office:value-type="float" office:value="337">
            <text:p>337</text:p>
          </table:table-cell>
          <table:table-cell table:formula="of:=([.K341]*[.K341]*[.K$2])+([.K341]*[.L$2])+[.M$2]" office:value-type="float" office:value="49.1154941822925">
            <text:p>49.1154941822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8">
            <text:p>338</text:p>
          </table:table-cell>
          <table:table-cell table:formula="of:=([.G342]*[.G342]*[.G$2])+([.G342]*[.H$2])+[.I$2]" office:value-type="float" office:value="297.959298462091">
            <text:p>297.959298462091</text:p>
          </table:table-cell>
          <table:table-cell table:number-columns-repeated="2"/>
          <table:table-cell office:value-type="float" office:value="338">
            <text:p>338</text:p>
          </table:table-cell>
          <table:table-cell table:formula="of:=([.K342]*[.K342]*[.K$2])+([.K342]*[.L$2])+[.M$2]" office:value-type="float" office:value="49.5768205635342">
            <text:p>49.5768205635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9">
            <text:p>339</text:p>
          </table:table-cell>
          <table:table-cell table:formula="of:=([.G343]*[.G343]*[.G$2])+([.G343]*[.H$2])+[.I$2]" office:value-type="float" office:value="298.42591243115">
            <text:p>298.425912431150</text:p>
          </table:table-cell>
          <table:table-cell table:number-columns-repeated="2"/>
          <table:table-cell office:value-type="float" office:value="339">
            <text:p>339</text:p>
          </table:table-cell>
          <table:table-cell table:formula="of:=([.K343]*[.K343]*[.K$2])+([.K343]*[.L$2])+[.M$2]" office:value-type="float" office:value="50.0381356948062">
            <text:p>50.0381356948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0">
            <text:p>340</text:p>
          </table:table-cell>
          <table:table-cell table:formula="of:=([.G344]*[.G344]*[.G$2])+([.G344]*[.H$2])+[.I$2]" office:value-type="float" office:value="298.892476596128">
            <text:p>298.892476596128</text:p>
          </table:table-cell>
          <table:table-cell table:number-columns-repeated="2"/>
          <table:table-cell office:value-type="float" office:value="340">
            <text:p>340</text:p>
          </table:table-cell>
          <table:table-cell table:formula="of:=([.K344]*[.K344]*[.K$2])+([.K344]*[.L$2])+[.M$2]" office:value-type="float" office:value="50.4994395761083">
            <text:p>50.4994395761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1">
            <text:p>341</text:p>
          </table:table-cell>
          <table:table-cell table:formula="of:=([.G345]*[.G345]*[.G$2])+([.G345]*[.H$2])+[.I$2]" office:value-type="float" office:value="299.358990957024">
            <text:p>299.358990957024</text:p>
          </table:table-cell>
          <table:table-cell table:number-columns-repeated="2"/>
          <table:table-cell office:value-type="float" office:value="341">
            <text:p>341</text:p>
          </table:table-cell>
          <table:table-cell table:formula="of:=([.K345]*[.K345]*[.K$2])+([.K345]*[.L$2])+[.M$2]" office:value-type="float" office:value="50.9607322074407">
            <text:p>50.9607322074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2">
            <text:p>342</text:p>
          </table:table-cell>
          <table:table-cell table:formula="of:=([.G346]*[.G346]*[.G$2])+([.G346]*[.H$2])+[.I$2]" office:value-type="float" office:value="299.82545551384">
            <text:p>299.825455513840</text:p>
          </table:table-cell>
          <table:table-cell table:number-columns-repeated="2"/>
          <table:table-cell office:value-type="float" office:value="342">
            <text:p>342</text:p>
          </table:table-cell>
          <table:table-cell table:formula="of:=([.K346]*[.K346]*[.K$2])+([.K346]*[.L$2])+[.M$2]" office:value-type="float" office:value="51.4220135888034">
            <text:p>51.4220135888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3">
            <text:p>343</text:p>
          </table:table-cell>
          <table:table-cell table:formula="of:=([.G347]*[.G347]*[.G$2])+([.G347]*[.H$2])+[.I$2]" office:value-type="float" office:value="300.291870266575">
            <text:p>300.291870266575</text:p>
          </table:table-cell>
          <table:table-cell table:number-columns-repeated="2"/>
          <table:table-cell office:value-type="float" office:value="343">
            <text:p>343</text:p>
          </table:table-cell>
          <table:table-cell table:formula="of:=([.K347]*[.K347]*[.K$2])+([.K347]*[.L$2])+[.M$2]" office:value-type="float" office:value="51.8832837201962">
            <text:p>51.8832837201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4">
            <text:p>344</text:p>
          </table:table-cell>
          <table:table-cell table:formula="of:=([.G348]*[.G348]*[.G$2])+([.G348]*[.H$2])+[.I$2]" office:value-type="float" office:value="300.758235215228">
            <text:p>300.758235215228</text:p>
          </table:table-cell>
          <table:table-cell table:number-columns-repeated="2"/>
          <table:table-cell office:value-type="float" office:value="344">
            <text:p>344</text:p>
          </table:table-cell>
          <table:table-cell table:formula="of:=([.K348]*[.K348]*[.K$2])+([.K348]*[.L$2])+[.M$2]" office:value-type="float" office:value="52.3445426016194">
            <text:p>52.3445426016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5">
            <text:p>345</text:p>
          </table:table-cell>
          <table:table-cell table:formula="of:=([.G349]*[.G349]*[.G$2])+([.G349]*[.H$2])+[.I$2]" office:value-type="float" office:value="301.2245503598">
            <text:p>301.224550359800</text:p>
          </table:table-cell>
          <table:table-cell table:number-columns-repeated="2"/>
          <table:table-cell office:value-type="float" office:value="345">
            <text:p>345</text:p>
          </table:table-cell>
          <table:table-cell table:formula="of:=([.K349]*[.K349]*[.K$2])+([.K349]*[.L$2])+[.M$2]" office:value-type="float" office:value="52.8057902330728">
            <text:p>52.8057902330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6">
            <text:p>346</text:p>
          </table:table-cell>
          <table:table-cell table:formula="of:=([.G350]*[.G350]*[.G$2])+([.G350]*[.H$2])+[.I$2]" office:value-type="float" office:value="301.690815700292">
            <text:p>301.690815700292</text:p>
          </table:table-cell>
          <table:table-cell table:number-columns-repeated="2"/>
          <table:table-cell office:value-type="float" office:value="346">
            <text:p>346</text:p>
          </table:table-cell>
          <table:table-cell table:formula="of:=([.K350]*[.K350]*[.K$2])+([.K350]*[.L$2])+[.M$2]" office:value-type="float" office:value="53.2670266145564">
            <text:p>53.2670266145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7">
            <text:p>347</text:p>
          </table:table-cell>
          <table:table-cell table:formula="of:=([.G351]*[.G351]*[.G$2])+([.G351]*[.H$2])+[.I$2]" office:value-type="float" office:value="302.157031236702">
            <text:p>302.157031236702</text:p>
          </table:table-cell>
          <table:table-cell table:number-columns-repeated="2"/>
          <table:table-cell office:value-type="float" office:value="347">
            <text:p>347</text:p>
          </table:table-cell>
          <table:table-cell table:formula="of:=([.K351]*[.K351]*[.K$2])+([.K351]*[.L$2])+[.M$2]" office:value-type="float" office:value="53.7282517460702">
            <text:p>53.7282517460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8">
            <text:p>348</text:p>
          </table:table-cell>
          <table:table-cell table:formula="of:=([.G352]*[.G352]*[.G$2])+([.G352]*[.H$2])+[.I$2]" office:value-type="float" office:value="302.623196969031">
            <text:p>302.623196969031</text:p>
          </table:table-cell>
          <table:table-cell table:number-columns-repeated="2"/>
          <table:table-cell office:value-type="float" office:value="348">
            <text:p>348</text:p>
          </table:table-cell>
          <table:table-cell table:formula="of:=([.K352]*[.K352]*[.K$2])+([.K352]*[.L$2])+[.M$2]" office:value-type="float" office:value="54.1894656276144">
            <text:p>54.1894656276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9">
            <text:p>349</text:p>
          </table:table-cell>
          <table:table-cell table:formula="of:=([.G353]*[.G353]*[.G$2])+([.G353]*[.H$2])+[.I$2]" office:value-type="float" office:value="303.089312897279">
            <text:p>303.089312897279</text:p>
          </table:table-cell>
          <table:table-cell table:number-columns-repeated="2"/>
          <table:table-cell office:value-type="float" office:value="349">
            <text:p>349</text:p>
          </table:table-cell>
          <table:table-cell table:formula="of:=([.K353]*[.K353]*[.K$2])+([.K353]*[.L$2])+[.M$2]" office:value-type="float" office:value="54.6506682591887">
            <text:p>54.6506682591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0">
            <text:p>350</text:p>
          </table:table-cell>
          <table:table-cell table:formula="of:=([.G354]*[.G354]*[.G$2])+([.G354]*[.H$2])+[.I$2]" office:value-type="float" office:value="303.555379021446">
            <text:p>303.555379021446</text:p>
          </table:table-cell>
          <table:table-cell table:number-columns-repeated="2"/>
          <table:table-cell office:value-type="float" office:value="350">
            <text:p>350</text:p>
          </table:table-cell>
          <table:table-cell table:formula="of:=([.K354]*[.K354]*[.K$2])+([.K354]*[.L$2])+[.M$2]" office:value-type="float" office:value="55.1118596407932">
            <text:p>55.1118596407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1">
            <text:p>351</text:p>
          </table:table-cell>
          <table:table-cell table:formula="of:=([.G355]*[.G355]*[.G$2])+([.G355]*[.H$2])+[.I$2]" office:value-type="float" office:value="304.021395341532">
            <text:p>304.021395341532</text:p>
          </table:table-cell>
          <table:table-cell table:number-columns-repeated="2"/>
          <table:table-cell office:value-type="float" office:value="351">
            <text:p>351</text:p>
          </table:table-cell>
          <table:table-cell table:formula="of:=([.K355]*[.K355]*[.K$2])+([.K355]*[.L$2])+[.M$2]" office:value-type="float" office:value="55.5730397724281">
            <text:p>55.5730397724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2">
            <text:p>352</text:p>
          </table:table-cell>
          <table:table-cell table:formula="of:=([.G356]*[.G356]*[.G$2])+([.G356]*[.H$2])+[.I$2]" office:value-type="float" office:value="304.487361857537">
            <text:p>304.487361857537</text:p>
          </table:table-cell>
          <table:table-cell table:number-columns-repeated="2"/>
          <table:table-cell office:value-type="float" office:value="352">
            <text:p>352</text:p>
          </table:table-cell>
          <table:table-cell table:formula="of:=([.K356]*[.K356]*[.K$2])+([.K356]*[.L$2])+[.M$2]" office:value-type="float" office:value="56.0342086540931">
            <text:p>56.0342086540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3">
            <text:p>353</text:p>
          </table:table-cell>
          <table:table-cell table:formula="of:=([.G357]*[.G357]*[.G$2])+([.G357]*[.H$2])+[.I$2]" office:value-type="float" office:value="304.953278569461">
            <text:p>304.953278569461</text:p>
          </table:table-cell>
          <table:table-cell table:number-columns-repeated="2"/>
          <table:table-cell office:value-type="float" office:value="353">
            <text:p>353</text:p>
          </table:table-cell>
          <table:table-cell table:formula="of:=([.K357]*[.K357]*[.K$2])+([.K357]*[.L$2])+[.M$2]" office:value-type="float" office:value="56.4953662857885">
            <text:p>56.4953662857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4">
            <text:p>354</text:p>
          </table:table-cell>
          <table:table-cell table:formula="of:=([.G358]*[.G358]*[.G$2])+([.G358]*[.H$2])+[.I$2]" office:value-type="float" office:value="305.419145477303">
            <text:p>305.419145477303</text:p>
          </table:table-cell>
          <table:table-cell table:number-columns-repeated="2"/>
          <table:table-cell office:value-type="float" office:value="354">
            <text:p>354</text:p>
          </table:table-cell>
          <table:table-cell table:formula="of:=([.K358]*[.K358]*[.K$2])+([.K358]*[.L$2])+[.M$2]" office:value-type="float" office:value="56.956512667514">
            <text:p>56.9565126675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5">
            <text:p>355</text:p>
          </table:table-cell>
          <table:table-cell table:formula="of:=([.G359]*[.G359]*[.G$2])+([.G359]*[.H$2])+[.I$2]" office:value-type="float" office:value="305.884962581065">
            <text:p>305.884962581065</text:p>
          </table:table-cell>
          <table:table-cell table:number-columns-repeated="2"/>
          <table:table-cell office:value-type="float" office:value="355">
            <text:p>355</text:p>
          </table:table-cell>
          <table:table-cell table:formula="of:=([.K359]*[.K359]*[.K$2])+([.K359]*[.L$2])+[.M$2]" office:value-type="float" office:value="57.4176477992698">
            <text:p>57.4176477992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6">
            <text:p>356</text:p>
          </table:table-cell>
          <table:table-cell table:formula="of:=([.G360]*[.G360]*[.G$2])+([.G360]*[.H$2])+[.I$2]" office:value-type="float" office:value="306.350729880745">
            <text:p>306.350729880745</text:p>
          </table:table-cell>
          <table:table-cell table:number-columns-repeated="2"/>
          <table:table-cell office:value-type="float" office:value="356">
            <text:p>356</text:p>
          </table:table-cell>
          <table:table-cell table:formula="of:=([.K360]*[.K360]*[.K$2])+([.K360]*[.L$2])+[.M$2]" office:value-type="float" office:value="57.8787716810558">
            <text:p>57.8787716810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7">
            <text:p>357</text:p>
          </table:table-cell>
          <table:table-cell table:formula="of:=([.G361]*[.G361]*[.G$2])+([.G361]*[.H$2])+[.I$2]" office:value-type="float" office:value="306.816447376345">
            <text:p>306.816447376345</text:p>
          </table:table-cell>
          <table:table-cell table:number-columns-repeated="2"/>
          <table:table-cell office:value-type="float" office:value="357">
            <text:p>357</text:p>
          </table:table-cell>
          <table:table-cell table:formula="of:=([.K361]*[.K361]*[.K$2])+([.K361]*[.L$2])+[.M$2]" office:value-type="float" office:value="58.339884312872">
            <text:p>58.3398843128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8">
            <text:p>358</text:p>
          </table:table-cell>
          <table:table-cell table:formula="of:=([.G362]*[.G362]*[.G$2])+([.G362]*[.H$2])+[.I$2]" office:value-type="float" office:value="307.282115067863">
            <text:p>307.282115067863</text:p>
          </table:table-cell>
          <table:table-cell table:number-columns-repeated="2"/>
          <table:table-cell office:value-type="float" office:value="358">
            <text:p>358</text:p>
          </table:table-cell>
          <table:table-cell table:formula="of:=([.K362]*[.K362]*[.K$2])+([.K362]*[.L$2])+[.M$2]" office:value-type="float" office:value="58.8009856947186">
            <text:p>58.8009856947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9">
            <text:p>359</text:p>
          </table:table-cell>
          <table:table-cell table:formula="of:=([.G363]*[.G363]*[.G$2])+([.G363]*[.H$2])+[.I$2]" office:value-type="float" office:value="307.7477329553">
            <text:p>307.747732955300</text:p>
          </table:table-cell>
          <table:table-cell table:number-columns-repeated="2"/>
          <table:table-cell office:value-type="float" office:value="359">
            <text:p>359</text:p>
          </table:table-cell>
          <table:table-cell table:formula="of:=([.K363]*[.K363]*[.K$2])+([.K363]*[.L$2])+[.M$2]" office:value-type="float" office:value="59.2620758265953">
            <text:p>59.2620758265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0">
            <text:p>360</text:p>
          </table:table-cell>
          <table:table-cell table:formula="of:=([.G364]*[.G364]*[.G$2])+([.G364]*[.H$2])+[.I$2]" office:value-type="float" office:value="308.213301038656">
            <text:p>308.213301038656</text:p>
          </table:table-cell>
          <table:table-cell table:number-columns-repeated="2"/>
          <table:table-cell office:value-type="float" office:value="360">
            <text:p>360</text:p>
          </table:table-cell>
          <table:table-cell table:formula="of:=([.K364]*[.K364]*[.K$2])+([.K364]*[.L$2])+[.M$2]" office:value-type="float" office:value="59.7231547085023">
            <text:p>59.7231547085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1">
            <text:p>361</text:p>
          </table:table-cell>
          <table:table-cell table:formula="of:=([.G365]*[.G365]*[.G$2])+([.G365]*[.H$2])+[.I$2]" office:value-type="float" office:value="308.678819317931">
            <text:p>308.678819317931</text:p>
          </table:table-cell>
          <table:table-cell table:number-columns-repeated="2"/>
          <table:table-cell office:value-type="float" office:value="361">
            <text:p>361</text:p>
          </table:table-cell>
          <table:table-cell table:formula="of:=([.K365]*[.K365]*[.K$2])+([.K365]*[.L$2])+[.M$2]" office:value-type="float" office:value="60.1842223404395">
            <text:p>60.1842223404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2">
            <text:p>362</text:p>
          </table:table-cell>
          <table:table-cell table:formula="of:=([.G366]*[.G366]*[.G$2])+([.G366]*[.H$2])+[.I$2]" office:value-type="float" office:value="309.144287793125">
            <text:p>309.144287793125</text:p>
          </table:table-cell>
          <table:table-cell table:number-columns-repeated="2"/>
          <table:table-cell office:value-type="float" office:value="362">
            <text:p>362</text:p>
          </table:table-cell>
          <table:table-cell table:formula="of:=([.K366]*[.K366]*[.K$2])+([.K366]*[.L$2])+[.M$2]" office:value-type="float" office:value="60.645278722407">
            <text:p>60.6452787224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3">
            <text:p>363</text:p>
          </table:table-cell>
          <table:table-cell table:formula="of:=([.G367]*[.G367]*[.G$2])+([.G367]*[.H$2])+[.I$2]" office:value-type="float" office:value="309.609706464238">
            <text:p>309.609706464238</text:p>
          </table:table-cell>
          <table:table-cell table:number-columns-repeated="2"/>
          <table:table-cell office:value-type="float" office:value="363">
            <text:p>363</text:p>
          </table:table-cell>
          <table:table-cell table:formula="of:=([.K367]*[.K367]*[.K$2])+([.K367]*[.L$2])+[.M$2]" office:value-type="float" office:value="61.1063238544047">
            <text:p>61.1063238544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4">
            <text:p>364</text:p>
          </table:table-cell>
          <table:table-cell table:formula="of:=([.G368]*[.G368]*[.G$2])+([.G368]*[.H$2])+[.I$2]" office:value-type="float" office:value="310.07507533127">
            <text:p>310.075075331270</text:p>
          </table:table-cell>
          <table:table-cell table:number-columns-repeated="2"/>
          <table:table-cell office:value-type="float" office:value="364">
            <text:p>364</text:p>
          </table:table-cell>
          <table:table-cell table:formula="of:=([.K368]*[.K368]*[.K$2])+([.K368]*[.L$2])+[.M$2]" office:value-type="float" office:value="61.5673577364326">
            <text:p>61.5673577364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5">
            <text:p>365</text:p>
          </table:table-cell>
          <table:table-cell table:formula="of:=([.G369]*[.G369]*[.G$2])+([.G369]*[.H$2])+[.I$2]" office:value-type="float" office:value="310.540394394221">
            <text:p>310.540394394221</text:p>
          </table:table-cell>
          <table:table-cell table:number-columns-repeated="2"/>
          <table:table-cell office:value-type="float" office:value="365">
            <text:p>365</text:p>
          </table:table-cell>
          <table:table-cell table:formula="of:=([.K369]*[.K369]*[.K$2])+([.K369]*[.L$2])+[.M$2]" office:value-type="float" office:value="62.0283803684908">
            <text:p>62.0283803684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6">
            <text:p>366</text:p>
          </table:table-cell>
          <table:table-cell table:formula="of:=([.G370]*[.G370]*[.G$2])+([.G370]*[.H$2])+[.I$2]" office:value-type="float" office:value="311.00566365309">
            <text:p>311.005663653090</text:p>
          </table:table-cell>
          <table:table-cell table:number-columns-repeated="2"/>
          <table:table-cell office:value-type="float" office:value="366">
            <text:p>366</text:p>
          </table:table-cell>
          <table:table-cell table:formula="of:=([.K370]*[.K370]*[.K$2])+([.K370]*[.L$2])+[.M$2]" office:value-type="float" office:value="62.4893917505793">
            <text:p>62.4893917505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7">
            <text:p>367</text:p>
          </table:table-cell>
          <table:table-cell table:formula="of:=([.G371]*[.G371]*[.G$2])+([.G371]*[.H$2])+[.I$2]" office:value-type="float" office:value="311.470883107879">
            <text:p>311.470883107879</text:p>
          </table:table-cell>
          <table:table-cell table:number-columns-repeated="2"/>
          <table:table-cell office:value-type="float" office:value="367">
            <text:p>367</text:p>
          </table:table-cell>
          <table:table-cell table:formula="of:=([.K371]*[.K371]*[.K$2])+([.K371]*[.L$2])+[.M$2]" office:value-type="float" office:value="62.9503918826979">
            <text:p>62.9503918826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8">
            <text:p>368</text:p>
          </table:table-cell>
          <table:table-cell table:formula="of:=([.G372]*[.G372]*[.G$2])+([.G372]*[.H$2])+[.I$2]" office:value-type="float" office:value="311.936052758586">
            <text:p>311.936052758586</text:p>
          </table:table-cell>
          <table:table-cell table:number-columns-repeated="2"/>
          <table:table-cell office:value-type="float" office:value="368">
            <text:p>368</text:p>
          </table:table-cell>
          <table:table-cell table:formula="of:=([.K372]*[.K372]*[.K$2])+([.K372]*[.L$2])+[.M$2]" office:value-type="float" office:value="63.4113807648468">
            <text:p>63.4113807648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9">
            <text:p>369</text:p>
          </table:table-cell>
          <table:table-cell table:formula="of:=([.G373]*[.G373]*[.G$2])+([.G373]*[.H$2])+[.I$2]" office:value-type="float" office:value="312.401172605213">
            <text:p>312.401172605213</text:p>
          </table:table-cell>
          <table:table-cell table:number-columns-repeated="2"/>
          <table:table-cell office:value-type="float" office:value="369">
            <text:p>369</text:p>
          </table:table-cell>
          <table:table-cell table:formula="of:=([.K373]*[.K373]*[.K$2])+([.K373]*[.L$2])+[.M$2]" office:value-type="float" office:value="63.872358397026">
            <text:p>63.8723583970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0">
            <text:p>370</text:p>
          </table:table-cell>
          <table:table-cell table:formula="of:=([.G374]*[.G374]*[.G$2])+([.G374]*[.H$2])+[.I$2]" office:value-type="float" office:value="312.866242647758">
            <text:p>312.866242647758</text:p>
          </table:table-cell>
          <table:table-cell table:number-columns-repeated="2"/>
          <table:table-cell office:value-type="float" office:value="370">
            <text:p>370</text:p>
          </table:table-cell>
          <table:table-cell table:formula="of:=([.K374]*[.K374]*[.K$2])+([.K374]*[.L$2])+[.M$2]" office:value-type="float" office:value="64.3333247792354">
            <text:p>64.3333247792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1">
            <text:p>371</text:p>
          </table:table-cell>
          <table:table-cell table:formula="of:=([.G375]*[.G375]*[.G$2])+([.G375]*[.H$2])+[.I$2]" office:value-type="float" office:value="313.331262886222">
            <text:p>313.331262886222</text:p>
          </table:table-cell>
          <table:table-cell table:number-columns-repeated="2"/>
          <table:table-cell office:value-type="float" office:value="371">
            <text:p>371</text:p>
          </table:table-cell>
          <table:table-cell table:formula="of:=([.K375]*[.K375]*[.K$2])+([.K375]*[.L$2])+[.M$2]" office:value-type="float" office:value="64.794279911475">
            <text:p>64.7942799114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2">
            <text:p>372</text:p>
          </table:table-cell>
          <table:table-cell table:formula="of:=([.G376]*[.G376]*[.G$2])+([.G376]*[.H$2])+[.I$2]" office:value-type="float" office:value="313.796233320605">
            <text:p>313.796233320605</text:p>
          </table:table-cell>
          <table:table-cell table:number-columns-repeated="2"/>
          <table:table-cell office:value-type="float" office:value="372">
            <text:p>372</text:p>
          </table:table-cell>
          <table:table-cell table:formula="of:=([.K376]*[.K376]*[.K$2])+([.K376]*[.L$2])+[.M$2]" office:value-type="float" office:value="65.2552237937449">
            <text:p>65.2552237937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3">
            <text:p>373</text:p>
          </table:table-cell>
          <table:table-cell table:formula="of:=([.G377]*[.G377]*[.G$2])+([.G377]*[.H$2])+[.I$2]" office:value-type="float" office:value="314.261153950907">
            <text:p>314.261153950907</text:p>
          </table:table-cell>
          <table:table-cell table:number-columns-repeated="2"/>
          <table:table-cell office:value-type="float" office:value="373">
            <text:p>373</text:p>
          </table:table-cell>
          <table:table-cell table:formula="of:=([.K377]*[.K377]*[.K$2])+([.K377]*[.L$2])+[.M$2]" office:value-type="float" office:value="65.716156426045">
            <text:p>65.7161564260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4">
            <text:p>374</text:p>
          </table:table-cell>
          <table:table-cell table:formula="of:=([.G378]*[.G378]*[.G$2])+([.G378]*[.H$2])+[.I$2]" office:value-type="float" office:value="314.726024777128">
            <text:p>314.726024777128</text:p>
          </table:table-cell>
          <table:table-cell table:number-columns-repeated="2"/>
          <table:table-cell office:value-type="float" office:value="374">
            <text:p>374</text:p>
          </table:table-cell>
          <table:table-cell table:formula="of:=([.K378]*[.K378]*[.K$2])+([.K378]*[.L$2])+[.M$2]" office:value-type="float" office:value="66.1770778083754">
            <text:p>66.1770778083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5">
            <text:p>375</text:p>
          </table:table-cell>
          <table:table-cell table:formula="of:=([.G379]*[.G379]*[.G$2])+([.G379]*[.H$2])+[.I$2]" office:value-type="float" office:value="315.190845799268">
            <text:p>315.190845799268</text:p>
          </table:table-cell>
          <table:table-cell table:number-columns-repeated="2"/>
          <table:table-cell office:value-type="float" office:value="375">
            <text:p>375</text:p>
          </table:table-cell>
          <table:table-cell table:formula="of:=([.K379]*[.K379]*[.K$2])+([.K379]*[.L$2])+[.M$2]" office:value-type="float" office:value="66.637987940736">
            <text:p>66.6379879407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6">
            <text:p>376</text:p>
          </table:table-cell>
          <table:table-cell table:formula="of:=([.G380]*[.G380]*[.G$2])+([.G380]*[.H$2])+[.I$2]" office:value-type="float" office:value="315.655617017327">
            <text:p>315.655617017327</text:p>
          </table:table-cell>
          <table:table-cell table:number-columns-repeated="2"/>
          <table:table-cell office:value-type="float" office:value="376">
            <text:p>376</text:p>
          </table:table-cell>
          <table:table-cell table:formula="of:=([.K380]*[.K380]*[.K$2])+([.K380]*[.L$2])+[.M$2]" office:value-type="float" office:value="67.0988868231268">
            <text:p>67.0988868231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7">
            <text:p>377</text:p>
          </table:table-cell>
          <table:table-cell table:formula="of:=([.G381]*[.G381]*[.G$2])+([.G381]*[.H$2])+[.I$2]" office:value-type="float" office:value="316.120338431305">
            <text:p>316.120338431305</text:p>
          </table:table-cell>
          <table:table-cell table:number-columns-repeated="2"/>
          <table:table-cell office:value-type="float" office:value="377">
            <text:p>377</text:p>
          </table:table-cell>
          <table:table-cell table:formula="of:=([.K381]*[.K381]*[.K$2])+([.K381]*[.L$2])+[.M$2]" office:value-type="float" office:value="67.5597744555479">
            <text:p>67.5597744555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8">
            <text:p>378</text:p>
          </table:table-cell>
          <table:table-cell table:formula="of:=([.G382]*[.G382]*[.G$2])+([.G382]*[.H$2])+[.I$2]" office:value-type="float" office:value="316.585010041201">
            <text:p>316.585010041201</text:p>
          </table:table-cell>
          <table:table-cell table:number-columns-repeated="2"/>
          <table:table-cell office:value-type="float" office:value="378">
            <text:p>378</text:p>
          </table:table-cell>
          <table:table-cell table:formula="of:=([.K382]*[.K382]*[.K$2])+([.K382]*[.L$2])+[.M$2]" office:value-type="float" office:value="68.0206508379992">
            <text:p>68.0206508379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9">
            <text:p>379</text:p>
          </table:table-cell>
          <table:table-cell table:formula="of:=([.G383]*[.G383]*[.G$2])+([.G383]*[.H$2])+[.I$2]" office:value-type="float" office:value="317.049631847017">
            <text:p>317.049631847017</text:p>
          </table:table-cell>
          <table:table-cell table:number-columns-repeated="2"/>
          <table:table-cell office:value-type="float" office:value="379">
            <text:p>379</text:p>
          </table:table-cell>
          <table:table-cell table:formula="of:=([.K383]*[.K383]*[.K$2])+([.K383]*[.L$2])+[.M$2]" office:value-type="float" office:value="68.4815159704807">
            <text:p>68.4815159704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0">
            <text:p>380</text:p>
          </table:table-cell>
          <table:table-cell table:formula="of:=([.G384]*[.G384]*[.G$2])+([.G384]*[.H$2])+[.I$2]" office:value-type="float" office:value="317.514203848751">
            <text:p>317.514203848751</text:p>
          </table:table-cell>
          <table:table-cell table:number-columns-repeated="2"/>
          <table:table-cell office:value-type="float" office:value="380">
            <text:p>380</text:p>
          </table:table-cell>
          <table:table-cell table:formula="of:=([.K384]*[.K384]*[.K$2])+([.K384]*[.L$2])+[.M$2]" office:value-type="float" office:value="68.9423698529925">
            <text:p>68.9423698529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1">
            <text:p>381</text:p>
          </table:table-cell>
          <table:table-cell table:formula="of:=([.G385]*[.G385]*[.G$2])+([.G385]*[.H$2])+[.I$2]" office:value-type="float" office:value="317.978726046405">
            <text:p>317.978726046405</text:p>
          </table:table-cell>
          <table:table-cell table:number-columns-repeated="2"/>
          <table:table-cell office:value-type="float" office:value="381">
            <text:p>381</text:p>
          </table:table-cell>
          <table:table-cell table:formula="of:=([.K385]*[.K385]*[.K$2])+([.K385]*[.L$2])+[.M$2]" office:value-type="float" office:value="69.4032124855346">
            <text:p>69.4032124855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2">
            <text:p>382</text:p>
          </table:table-cell>
          <table:table-cell table:formula="of:=([.G386]*[.G386]*[.G$2])+([.G386]*[.H$2])+[.I$2]" office:value-type="float" office:value="318.443198439977">
            <text:p>318.443198439977</text:p>
          </table:table-cell>
          <table:table-cell table:number-columns-repeated="2"/>
          <table:table-cell office:value-type="float" office:value="382">
            <text:p>382</text:p>
          </table:table-cell>
          <table:table-cell table:formula="of:=([.K386]*[.K386]*[.K$2])+([.K386]*[.L$2])+[.M$2]" office:value-type="float" office:value="69.8640438681069">
            <text:p>69.8640438681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3">
            <text:p>383</text:p>
          </table:table-cell>
          <table:table-cell table:formula="of:=([.G387]*[.G387]*[.G$2])+([.G387]*[.H$2])+[.I$2]" office:value-type="float" office:value="318.907621029468">
            <text:p>318.907621029468</text:p>
          </table:table-cell>
          <table:table-cell table:number-columns-repeated="2"/>
          <table:table-cell office:value-type="float" office:value="383">
            <text:p>383</text:p>
          </table:table-cell>
          <table:table-cell table:formula="of:=([.K387]*[.K387]*[.K$2])+([.K387]*[.L$2])+[.M$2]" office:value-type="float" office:value="70.3248640007094">
            <text:p>70.3248640007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4">
            <text:p>384</text:p>
          </table:table-cell>
          <table:table-cell table:formula="of:=([.G388]*[.G388]*[.G$2])+([.G388]*[.H$2])+[.I$2]" office:value-type="float" office:value="319.371993814878">
            <text:p>319.371993814878</text:p>
          </table:table-cell>
          <table:table-cell table:number-columns-repeated="2"/>
          <table:table-cell office:value-type="float" office:value="384">
            <text:p>384</text:p>
          </table:table-cell>
          <table:table-cell table:formula="of:=([.K388]*[.K388]*[.K$2])+([.K388]*[.L$2])+[.M$2]" office:value-type="float" office:value="70.7856728833422">
            <text:p>70.7856728833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5">
            <text:p>385</text:p>
          </table:table-cell>
          <table:table-cell table:formula="of:=([.G389]*[.G389]*[.G$2])+([.G389]*[.H$2])+[.I$2]" office:value-type="float" office:value="319.836316796207">
            <text:p>319.836316796207</text:p>
          </table:table-cell>
          <table:table-cell table:number-columns-repeated="2"/>
          <table:table-cell office:value-type="float" office:value="385">
            <text:p>385</text:p>
          </table:table-cell>
          <table:table-cell table:formula="of:=([.K389]*[.K389]*[.K$2])+([.K389]*[.L$2])+[.M$2]" office:value-type="float" office:value="71.2464705160051">
            <text:p>71.2464705160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6">
            <text:p>386</text:p>
          </table:table-cell>
          <table:table-cell table:formula="of:=([.G390]*[.G390]*[.G$2])+([.G390]*[.H$2])+[.I$2]" office:value-type="float" office:value="320.300589973455">
            <text:p>320.300589973455</text:p>
          </table:table-cell>
          <table:table-cell table:number-columns-repeated="2"/>
          <table:table-cell office:value-type="float" office:value="386">
            <text:p>386</text:p>
          </table:table-cell>
          <table:table-cell table:formula="of:=([.K390]*[.K390]*[.K$2])+([.K390]*[.L$2])+[.M$2]" office:value-type="float" office:value="71.7072568986984">
            <text:p>71.7072568986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7">
            <text:p>387</text:p>
          </table:table-cell>
          <table:table-cell table:formula="of:=([.G391]*[.G391]*[.G$2])+([.G391]*[.H$2])+[.I$2]" office:value-type="float" office:value="320.764813346622">
            <text:p>320.764813346622</text:p>
          </table:table-cell>
          <table:table-cell table:number-columns-repeated="2"/>
          <table:table-cell office:value-type="float" office:value="387">
            <text:p>387</text:p>
          </table:table-cell>
          <table:table-cell table:formula="of:=([.K391]*[.K391]*[.K$2])+([.K391]*[.L$2])+[.M$2]" office:value-type="float" office:value="72.1680320314219">
            <text:p>72.1680320314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8">
            <text:p>388</text:p>
          </table:table-cell>
          <table:table-cell table:formula="of:=([.G392]*[.G392]*[.G$2])+([.G392]*[.H$2])+[.I$2]" office:value-type="float" office:value="321.228986915708">
            <text:p>321.228986915708</text:p>
          </table:table-cell>
          <table:table-cell table:number-columns-repeated="2"/>
          <table:table-cell office:value-type="float" office:value="388">
            <text:p>388</text:p>
          </table:table-cell>
          <table:table-cell table:formula="of:=([.K392]*[.K392]*[.K$2])+([.K392]*[.L$2])+[.M$2]" office:value-type="float" office:value="72.6287959141756">
            <text:p>72.6287959141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9">
            <text:p>389</text:p>
          </table:table-cell>
          <table:table-cell table:formula="of:=([.G393]*[.G393]*[.G$2])+([.G393]*[.H$2])+[.I$2]" office:value-type="float" office:value="321.693110680713">
            <text:p>321.693110680713</text:p>
          </table:table-cell>
          <table:table-cell table:number-columns-repeated="2"/>
          <table:table-cell office:value-type="float" office:value="389">
            <text:p>389</text:p>
          </table:table-cell>
          <table:table-cell table:formula="of:=([.K393]*[.K393]*[.K$2])+([.K393]*[.L$2])+[.M$2]" office:value-type="float" office:value="73.0895485469596">
            <text:p>73.0895485469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0">
            <text:p>390</text:p>
          </table:table-cell>
          <table:table-cell table:formula="of:=([.G394]*[.G394]*[.G$2])+([.G394]*[.H$2])+[.I$2]" office:value-type="float" office:value="322.157184641636">
            <text:p>322.157184641636</text:p>
          </table:table-cell>
          <table:table-cell table:number-columns-repeated="2"/>
          <table:table-cell office:value-type="float" office:value="390">
            <text:p>390</text:p>
          </table:table-cell>
          <table:table-cell table:formula="of:=([.K394]*[.K394]*[.K$2])+([.K394]*[.L$2])+[.M$2]" office:value-type="float" office:value="73.5502899297738">
            <text:p>73.5502899297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1">
            <text:p>391</text:p>
          </table:table-cell>
          <table:table-cell table:formula="of:=([.G395]*[.G395]*[.G$2])+([.G395]*[.H$2])+[.I$2]" office:value-type="float" office:value="322.621208798479">
            <text:p>322.621208798479</text:p>
          </table:table-cell>
          <table:table-cell table:number-columns-repeated="2"/>
          <table:table-cell office:value-type="float" office:value="391">
            <text:p>391</text:p>
          </table:table-cell>
          <table:table-cell table:formula="of:=([.K395]*[.K395]*[.K$2])+([.K395]*[.L$2])+[.M$2]" office:value-type="float" office:value="74.0110200626183">
            <text:p>74.0110200626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2">
            <text:p>392</text:p>
          </table:table-cell>
          <table:table-cell table:formula="of:=([.G396]*[.G396]*[.G$2])+([.G396]*[.H$2])+[.I$2]" office:value-type="float" office:value="323.08518315124">
            <text:p>323.085183151240</text:p>
          </table:table-cell>
          <table:table-cell table:number-columns-repeated="2"/>
          <table:table-cell office:value-type="float" office:value="392">
            <text:p>392</text:p>
          </table:table-cell>
          <table:table-cell table:formula="of:=([.K396]*[.K396]*[.K$2])+([.K396]*[.L$2])+[.M$2]" office:value-type="float" office:value="74.4717389454929">
            <text:p>74.4717389454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3">
            <text:p>393</text:p>
          </table:table-cell>
          <table:table-cell table:formula="of:=([.G397]*[.G397]*[.G$2])+([.G397]*[.H$2])+[.I$2]" office:value-type="float" office:value="323.549107699921">
            <text:p>323.549107699921</text:p>
          </table:table-cell>
          <table:table-cell table:number-columns-repeated="2"/>
          <table:table-cell office:value-type="float" office:value="393">
            <text:p>393</text:p>
          </table:table-cell>
          <table:table-cell table:formula="of:=([.K397]*[.K397]*[.K$2])+([.K397]*[.L$2])+[.M$2]" office:value-type="float" office:value="74.9324465783979">
            <text:p>74.9324465783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4">
            <text:p>394</text:p>
          </table:table-cell>
          <table:table-cell table:formula="of:=([.G398]*[.G398]*[.G$2])+([.G398]*[.H$2])+[.I$2]" office:value-type="float" office:value="324.01298244452">
            <text:p>324.012982444520</text:p>
          </table:table-cell>
          <table:table-cell table:number-columns-repeated="2"/>
          <table:table-cell office:value-type="float" office:value="394">
            <text:p>394</text:p>
          </table:table-cell>
          <table:table-cell table:formula="of:=([.K398]*[.K398]*[.K$2])+([.K398]*[.L$2])+[.M$2]" office:value-type="float" office:value="75.393142961333">
            <text:p>75.3931429613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5">
            <text:p>395</text:p>
          </table:table-cell>
          <table:table-cell table:formula="of:=([.G399]*[.G399]*[.G$2])+([.G399]*[.H$2])+[.I$2]" office:value-type="float" office:value="324.476807385038">
            <text:p>324.476807385038</text:p>
          </table:table-cell>
          <table:table-cell table:number-columns-repeated="2"/>
          <table:table-cell office:value-type="float" office:value="395">
            <text:p>395</text:p>
          </table:table-cell>
          <table:table-cell table:formula="of:=([.K399]*[.K399]*[.K$2])+([.K399]*[.L$2])+[.M$2]" office:value-type="float" office:value="75.8538280942984">
            <text:p>75.8538280942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6">
            <text:p>396</text:p>
          </table:table-cell>
          <table:table-cell table:formula="of:=([.G400]*[.G400]*[.G$2])+([.G400]*[.H$2])+[.I$2]" office:value-type="float" office:value="324.940582521475">
            <text:p>324.940582521475</text:p>
          </table:table-cell>
          <table:table-cell table:number-columns-repeated="2"/>
          <table:table-cell office:value-type="float" office:value="396">
            <text:p>396</text:p>
          </table:table-cell>
          <table:table-cell table:formula="of:=([.K400]*[.K400]*[.K$2])+([.K400]*[.L$2])+[.M$2]" office:value-type="float" office:value="76.3145019772941">
            <text:p>76.3145019772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7">
            <text:p>397</text:p>
          </table:table-cell>
          <table:table-cell table:formula="of:=([.G401]*[.G401]*[.G$2])+([.G401]*[.H$2])+[.I$2]" office:value-type="float" office:value="325.404307853831">
            <text:p>325.404307853831</text:p>
          </table:table-cell>
          <table:table-cell table:number-columns-repeated="2"/>
          <table:table-cell office:value-type="float" office:value="397">
            <text:p>397</text:p>
          </table:table-cell>
          <table:table-cell table:formula="of:=([.K401]*[.K401]*[.K$2])+([.K401]*[.L$2])+[.M$2]" office:value-type="float" office:value="76.77516461032">
            <text:p>76.7751646103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8">
            <text:p>398</text:p>
          </table:table-cell>
          <table:table-cell table:formula="of:=([.G402]*[.G402]*[.G$2])+([.G402]*[.H$2])+[.I$2]" office:value-type="float" office:value="325.867983382106">
            <text:p>325.867983382106</text:p>
          </table:table-cell>
          <table:table-cell table:number-columns-repeated="2"/>
          <table:table-cell office:value-type="float" office:value="398">
            <text:p>398</text:p>
          </table:table-cell>
          <table:table-cell table:formula="of:=([.K402]*[.K402]*[.K$2])+([.K402]*[.L$2])+[.M$2]" office:value-type="float" office:value="77.2358159933761">
            <text:p>77.2358159933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9">
            <text:p>399</text:p>
          </table:table-cell>
          <table:table-cell table:formula="of:=([.G403]*[.G403]*[.G$2])+([.G403]*[.H$2])+[.I$2]" office:value-type="float" office:value="326.3316091063">
            <text:p>326.331609106300</text:p>
          </table:table-cell>
          <table:table-cell table:number-columns-repeated="2"/>
          <table:table-cell office:value-type="float" office:value="399">
            <text:p>399</text:p>
          </table:table-cell>
          <table:table-cell table:formula="of:=([.K403]*[.K403]*[.K$2])+([.K403]*[.L$2])+[.M$2]" office:value-type="float" office:value="77.6964561264625">
            <text:p>77.6964561264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0">
            <text:p>400</text:p>
          </table:table-cell>
          <table:table-cell table:formula="of:=([.G404]*[.G404]*[.G$2])+([.G404]*[.H$2])+[.I$2]" office:value-type="float" office:value="326.795185026413">
            <text:p>326.795185026413</text:p>
          </table:table-cell>
          <table:table-cell table:number-columns-repeated="2"/>
          <table:table-cell office:value-type="float" office:value="400">
            <text:p>400</text:p>
          </table:table-cell>
          <table:table-cell table:formula="of:=([.K404]*[.K404]*[.K$2])+([.K404]*[.L$2])+[.M$2]" office:value-type="float" office:value="78.1570850095791">
            <text:p>78.1570850095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1">
            <text:p>401</text:p>
          </table:table-cell>
          <table:table-cell table:formula="of:=([.G405]*[.G405]*[.G$2])+([.G405]*[.H$2])+[.I$2]" office:value-type="float" office:value="327.258711142445">
            <text:p>327.258711142445</text:p>
          </table:table-cell>
          <table:table-cell table:number-columns-repeated="2"/>
          <table:table-cell office:value-type="float" office:value="401">
            <text:p>401</text:p>
          </table:table-cell>
          <table:table-cell table:formula="of:=([.K405]*[.K405]*[.K$2])+([.K405]*[.L$2])+[.M$2]" office:value-type="float" office:value="78.617702642726">
            <text:p>78.6177026427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2">
            <text:p>402</text:p>
          </table:table-cell>
          <table:table-cell table:formula="of:=([.G406]*[.G406]*[.G$2])+([.G406]*[.H$2])+[.I$2]" office:value-type="float" office:value="327.722187454395">
            <text:p>327.722187454395</text:p>
          </table:table-cell>
          <table:table-cell table:number-columns-repeated="2"/>
          <table:table-cell office:value-type="float" office:value="402">
            <text:p>402</text:p>
          </table:table-cell>
          <table:table-cell table:formula="of:=([.K406]*[.K406]*[.K$2])+([.K406]*[.L$2])+[.M$2]" office:value-type="float" office:value="79.0783090259031">
            <text:p>79.0783090259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3">
            <text:p>403</text:p>
          </table:table-cell>
          <table:table-cell table:formula="of:=([.G407]*[.G407]*[.G$2])+([.G407]*[.H$2])+[.I$2]" office:value-type="float" office:value="328.185613962265">
            <text:p>328.185613962265</text:p>
          </table:table-cell>
          <table:table-cell table:number-columns-repeated="2"/>
          <table:table-cell office:value-type="float" office:value="403">
            <text:p>403</text:p>
          </table:table-cell>
          <table:table-cell table:formula="of:=([.K407]*[.K407]*[.K$2])+([.K407]*[.L$2])+[.M$2]" office:value-type="float" office:value="79.5389041591104">
            <text:p>79.5389041591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4">
            <text:p>404</text:p>
          </table:table-cell>
          <table:table-cell table:formula="of:=([.G408]*[.G408]*[.G$2])+([.G408]*[.H$2])+[.I$2]" office:value-type="float" office:value="328.648990666053">
            <text:p>328.648990666053</text:p>
          </table:table-cell>
          <table:table-cell table:number-columns-repeated="2"/>
          <table:table-cell office:value-type="float" office:value="404">
            <text:p>404</text:p>
          </table:table-cell>
          <table:table-cell table:formula="of:=([.K408]*[.K408]*[.K$2])+([.K408]*[.L$2])+[.M$2]" office:value-type="float" office:value="79.999488042348">
            <text:p>79.9994880423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5">
            <text:p>405</text:p>
          </table:table-cell>
          <table:table-cell table:formula="of:=([.G409]*[.G409]*[.G$2])+([.G409]*[.H$2])+[.I$2]" office:value-type="float" office:value="329.112317565761">
            <text:p>329.112317565761</text:p>
          </table:table-cell>
          <table:table-cell table:number-columns-repeated="2"/>
          <table:table-cell office:value-type="float" office:value="405">
            <text:p>405</text:p>
          </table:table-cell>
          <table:table-cell table:formula="of:=([.K409]*[.K409]*[.K$2])+([.K409]*[.L$2])+[.M$2]" office:value-type="float" office:value="80.4600606756158">
            <text:p>80.4600606756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6">
            <text:p>406</text:p>
          </table:table-cell>
          <table:table-cell table:formula="of:=([.G410]*[.G410]*[.G$2])+([.G410]*[.H$2])+[.I$2]" office:value-type="float" office:value="329.575594661387">
            <text:p>329.575594661387</text:p>
          </table:table-cell>
          <table:table-cell table:number-columns-repeated="2"/>
          <table:table-cell office:value-type="float" office:value="406">
            <text:p>406</text:p>
          </table:table-cell>
          <table:table-cell table:formula="of:=([.K410]*[.K410]*[.K$2])+([.K410]*[.L$2])+[.M$2]" office:value-type="float" office:value="80.9206220589138">
            <text:p>80.9206220589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7">
            <text:p>407</text:p>
          </table:table-cell>
          <table:table-cell table:formula="of:=([.G411]*[.G411]*[.G$2])+([.G411]*[.H$2])+[.I$2]" office:value-type="float" office:value="330.038821952932">
            <text:p>330.038821952932</text:p>
          </table:table-cell>
          <table:table-cell table:number-columns-repeated="2"/>
          <table:table-cell office:value-type="float" office:value="407">
            <text:p>407</text:p>
          </table:table-cell>
          <table:table-cell table:formula="of:=([.K411]*[.K411]*[.K$2])+([.K411]*[.L$2])+[.M$2]" office:value-type="float" office:value="81.3811721922422">
            <text:p>81.3811721922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8">
            <text:p>408</text:p>
          </table:table-cell>
          <table:table-cell table:formula="of:=([.G412]*[.G412]*[.G$2])+([.G412]*[.H$2])+[.I$2]" office:value-type="float" office:value="330.501999440396">
            <text:p>330.501999440396</text:p>
          </table:table-cell>
          <table:table-cell table:number-columns-repeated="2"/>
          <table:table-cell office:value-type="float" office:value="408">
            <text:p>408</text:p>
          </table:table-cell>
          <table:table-cell table:formula="of:=([.K412]*[.K412]*[.K$2])+([.K412]*[.L$2])+[.M$2]" office:value-type="float" office:value="81.8417110756007">
            <text:p>81.8417110756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9">
            <text:p>409</text:p>
          </table:table-cell>
          <table:table-cell table:formula="of:=([.G413]*[.G413]*[.G$2])+([.G413]*[.H$2])+[.I$2]" office:value-type="float" office:value="330.965127123779">
            <text:p>330.965127123779</text:p>
          </table:table-cell>
          <table:table-cell table:number-columns-repeated="2"/>
          <table:table-cell office:value-type="float" office:value="409">
            <text:p>409</text:p>
          </table:table-cell>
          <table:table-cell table:formula="of:=([.K413]*[.K413]*[.K$2])+([.K413]*[.L$2])+[.M$2]" office:value-type="float" office:value="82.3022387089895">
            <text:p>82.3022387089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0">
            <text:p>410</text:p>
          </table:table-cell>
          <table:table-cell table:formula="of:=([.G414]*[.G414]*[.G$2])+([.G414]*[.H$2])+[.I$2]" office:value-type="float" office:value="331.428205003081">
            <text:p>331.428205003081</text:p>
          </table:table-cell>
          <table:table-cell table:number-columns-repeated="2"/>
          <table:table-cell office:value-type="float" office:value="410">
            <text:p>410</text:p>
          </table:table-cell>
          <table:table-cell table:formula="of:=([.K414]*[.K414]*[.K$2])+([.K414]*[.L$2])+[.M$2]" office:value-type="float" office:value="82.7627550924085">
            <text:p>82.7627550924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1">
            <text:p>411</text:p>
          </table:table-cell>
          <table:table-cell table:formula="of:=([.G415]*[.G415]*[.G$2])+([.G415]*[.H$2])+[.I$2]" office:value-type="float" office:value="331.891233078302">
            <text:p>331.891233078302</text:p>
          </table:table-cell>
          <table:table-cell table:number-columns-repeated="2"/>
          <table:table-cell office:value-type="float" office:value="411">
            <text:p>411</text:p>
          </table:table-cell>
          <table:table-cell table:formula="of:=([.K415]*[.K415]*[.K$2])+([.K415]*[.L$2])+[.M$2]" office:value-type="float" office:value="83.2232602258577">
            <text:p>83.2232602258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">
            <text:p>412</text:p>
          </table:table-cell>
          <table:table-cell table:formula="of:=([.G416]*[.G416]*[.G$2])+([.G416]*[.H$2])+[.I$2]" office:value-type="float" office:value="332.354211349442">
            <text:p>332.354211349442</text:p>
          </table:table-cell>
          <table:table-cell table:number-columns-repeated="2"/>
          <table:table-cell office:value-type="float" office:value="412">
            <text:p>412</text:p>
          </table:table-cell>
          <table:table-cell table:formula="of:=([.K416]*[.K416]*[.K$2])+([.K416]*[.L$2])+[.M$2]" office:value-type="float" office:value="83.6837541093373">
            <text:p>83.6837541093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3">
            <text:p>413</text:p>
          </table:table-cell>
          <table:table-cell table:formula="of:=([.G417]*[.G417]*[.G$2])+([.G417]*[.H$2])+[.I$2]" office:value-type="float" office:value="332.8171398165">
            <text:p>332.817139816500</text:p>
          </table:table-cell>
          <table:table-cell table:number-columns-repeated="2"/>
          <table:table-cell office:value-type="float" office:value="413">
            <text:p>413</text:p>
          </table:table-cell>
          <table:table-cell table:formula="of:=([.K417]*[.K417]*[.K$2])+([.K417]*[.L$2])+[.M$2]" office:value-type="float" office:value="84.144236742847">
            <text:p>84.1442367428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4">
            <text:p>414</text:p>
          </table:table-cell>
          <table:table-cell table:formula="of:=([.G418]*[.G418]*[.G$2])+([.G418]*[.H$2])+[.I$2]" office:value-type="float" office:value="333.280018479478">
            <text:p>333.280018479478</text:p>
          </table:table-cell>
          <table:table-cell table:number-columns-repeated="2"/>
          <table:table-cell office:value-type="float" office:value="414">
            <text:p>414</text:p>
          </table:table-cell>
          <table:table-cell table:formula="of:=([.K418]*[.K418]*[.K$2])+([.K418]*[.L$2])+[.M$2]" office:value-type="float" office:value="84.604708126387">
            <text:p>84.6047081263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5">
            <text:p>415</text:p>
          </table:table-cell>
          <table:table-cell table:formula="of:=([.G419]*[.G419]*[.G$2])+([.G419]*[.H$2])+[.I$2]" office:value-type="float" office:value="333.742847338375">
            <text:p>333.742847338375</text:p>
          </table:table-cell>
          <table:table-cell table:number-columns-repeated="2"/>
          <table:table-cell office:value-type="float" office:value="415">
            <text:p>415</text:p>
          </table:table-cell>
          <table:table-cell table:formula="of:=([.K419]*[.K419]*[.K$2])+([.K419]*[.L$2])+[.M$2]" office:value-type="float" office:value="85.0651682599572">
            <text:p>85.0651682599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6">
            <text:p>416</text:p>
          </table:table-cell>
          <table:table-cell table:formula="of:=([.G420]*[.G420]*[.G$2])+([.G420]*[.H$2])+[.I$2]" office:value-type="float" office:value="334.20562639319">
            <text:p>334.205626393190</text:p>
          </table:table-cell>
          <table:table-cell table:number-columns-repeated="2"/>
          <table:table-cell office:value-type="float" office:value="416">
            <text:p>416</text:p>
          </table:table-cell>
          <table:table-cell table:formula="of:=([.K420]*[.K420]*[.K$2])+([.K420]*[.L$2])+[.M$2]" office:value-type="float" office:value="85.5256171435577">
            <text:p>85.5256171435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7">
            <text:p>417</text:p>
          </table:table-cell>
          <table:table-cell table:formula="of:=([.G421]*[.G421]*[.G$2])+([.G421]*[.H$2])+[.I$2]" office:value-type="float" office:value="334.668355643924">
            <text:p>334.668355643924</text:p>
          </table:table-cell>
          <table:table-cell table:number-columns-repeated="2"/>
          <table:table-cell office:value-type="float" office:value="417">
            <text:p>417</text:p>
          </table:table-cell>
          <table:table-cell table:formula="of:=([.K421]*[.K421]*[.K$2])+([.K421]*[.L$2])+[.M$2]" office:value-type="float" office:value="85.9860547771884">
            <text:p>85.9860547771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8">
            <text:p>418</text:p>
          </table:table-cell>
          <table:table-cell table:formula="of:=([.G422]*[.G422]*[.G$2])+([.G422]*[.H$2])+[.I$2]" office:value-type="float" office:value="335.131035090578">
            <text:p>335.131035090578</text:p>
          </table:table-cell>
          <table:table-cell table:number-columns-repeated="2"/>
          <table:table-cell office:value-type="float" office:value="418">
            <text:p>418</text:p>
          </table:table-cell>
          <table:table-cell table:formula="of:=([.K422]*[.K422]*[.K$2])+([.K422]*[.L$2])+[.M$2]" office:value-type="float" office:value="86.4464811608493">
            <text:p>86.4464811608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9">
            <text:p>419</text:p>
          </table:table-cell>
          <table:table-cell table:formula="of:=([.G423]*[.G423]*[.G$2])+([.G423]*[.H$2])+[.I$2]" office:value-type="float" office:value="335.59366473315">
            <text:p>335.593664733150</text:p>
          </table:table-cell>
          <table:table-cell table:number-columns-repeated="2"/>
          <table:table-cell office:value-type="float" office:value="419">
            <text:p>419</text:p>
          </table:table-cell>
          <table:table-cell table:formula="of:=([.K423]*[.K423]*[.K$2])+([.K423]*[.L$2])+[.M$2]" office:value-type="float" office:value="86.9068962945405">
            <text:p>86.9068962945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0">
            <text:p>420</text:p>
          </table:table-cell>
          <table:table-cell table:formula="of:=([.G424]*[.G424]*[.G$2])+([.G424]*[.H$2])+[.I$2]" office:value-type="float" office:value="336.056244571641">
            <text:p>336.056244571641</text:p>
          </table:table-cell>
          <table:table-cell table:number-columns-repeated="2"/>
          <table:table-cell office:value-type="float" office:value="420">
            <text:p>420</text:p>
          </table:table-cell>
          <table:table-cell table:formula="of:=([.K424]*[.K424]*[.K$2])+([.K424]*[.L$2])+[.M$2]" office:value-type="float" office:value="87.3673001782619">
            <text:p>87.3673001782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1">
            <text:p>421</text:p>
          </table:table-cell>
          <table:table-cell table:formula="of:=([.G425]*[.G425]*[.G$2])+([.G425]*[.H$2])+[.I$2]" office:value-type="float" office:value="336.518774606051">
            <text:p>336.518774606051</text:p>
          </table:table-cell>
          <table:table-cell table:number-columns-repeated="2"/>
          <table:table-cell office:value-type="float" office:value="421">
            <text:p>421</text:p>
          </table:table-cell>
          <table:table-cell table:formula="of:=([.K425]*[.K425]*[.K$2])+([.K425]*[.L$2])+[.M$2]" office:value-type="float" office:value="87.8276928120136">
            <text:p>87.8276928120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2">
            <text:p>422</text:p>
          </table:table-cell>
          <table:table-cell table:formula="of:=([.G426]*[.G426]*[.G$2])+([.G426]*[.H$2])+[.I$2]" office:value-type="float" office:value="336.98125483638">
            <text:p>336.981254836380</text:p>
          </table:table-cell>
          <table:table-cell table:number-columns-repeated="2"/>
          <table:table-cell office:value-type="float" office:value="422">
            <text:p>422</text:p>
          </table:table-cell>
          <table:table-cell table:formula="of:=([.K426]*[.K426]*[.K$2])+([.K426]*[.L$2])+[.M$2]" office:value-type="float" office:value="88.2880741957955">
            <text:p>88.2880741957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3">
            <text:p>423</text:p>
          </table:table-cell>
          <table:table-cell table:formula="of:=([.G427]*[.G427]*[.G$2])+([.G427]*[.H$2])+[.I$2]" office:value-type="float" office:value="337.443685262628">
            <text:p>337.443685262628</text:p>
          </table:table-cell>
          <table:table-cell table:number-columns-repeated="2"/>
          <table:table-cell office:value-type="float" office:value="423">
            <text:p>423</text:p>
          </table:table-cell>
          <table:table-cell table:formula="of:=([.K427]*[.K427]*[.K$2])+([.K427]*[.L$2])+[.M$2]" office:value-type="float" office:value="88.7484443296077">
            <text:p>88.7484443296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4">
            <text:p>424</text:p>
          </table:table-cell>
          <table:table-cell table:formula="of:=([.G428]*[.G428]*[.G$2])+([.G428]*[.H$2])+[.I$2]" office:value-type="float" office:value="337.906065884795">
            <text:p>337.906065884795</text:p>
          </table:table-cell>
          <table:table-cell table:number-columns-repeated="2"/>
          <table:table-cell office:value-type="float" office:value="424">
            <text:p>424</text:p>
          </table:table-cell>
          <table:table-cell table:formula="of:=([.K428]*[.K428]*[.K$2])+([.K428]*[.L$2])+[.M$2]" office:value-type="float" office:value="89.2088032134501">
            <text:p>89.2088032134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5">
            <text:p>425</text:p>
          </table:table-cell>
          <table:table-cell table:formula="of:=([.G429]*[.G429]*[.G$2])+([.G429]*[.H$2])+[.I$2]" office:value-type="float" office:value="338.36839670288">
            <text:p>338.368396702880</text:p>
          </table:table-cell>
          <table:table-cell table:number-columns-repeated="2"/>
          <table:table-cell office:value-type="float" office:value="425">
            <text:p>425</text:p>
          </table:table-cell>
          <table:table-cell table:formula="of:=([.K429]*[.K429]*[.K$2])+([.K429]*[.L$2])+[.M$2]" office:value-type="float" office:value="89.6691508473227">
            <text:p>89.6691508473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6">
            <text:p>426</text:p>
          </table:table-cell>
          <table:table-cell table:formula="of:=([.G430]*[.G430]*[.G$2])+([.G430]*[.H$2])+[.I$2]" office:value-type="float" office:value="338.830677716885">
            <text:p>338.830677716885</text:p>
          </table:table-cell>
          <table:table-cell table:number-columns-repeated="2"/>
          <table:table-cell office:value-type="float" office:value="426">
            <text:p>426</text:p>
          </table:table-cell>
          <table:table-cell table:formula="of:=([.K430]*[.K430]*[.K$2])+([.K430]*[.L$2])+[.M$2]" office:value-type="float" office:value="90.1294872312256">
            <text:p>90.1294872312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7">
            <text:p>427</text:p>
          </table:table-cell>
          <table:table-cell table:formula="of:=([.G431]*[.G431]*[.G$2])+([.G431]*[.H$2])+[.I$2]" office:value-type="float" office:value="339.292908926808">
            <text:p>339.292908926808</text:p>
          </table:table-cell>
          <table:table-cell table:number-columns-repeated="2"/>
          <table:table-cell office:value-type="float" office:value="427">
            <text:p>427</text:p>
          </table:table-cell>
          <table:table-cell table:formula="of:=([.K431]*[.K431]*[.K$2])+([.K431]*[.L$2])+[.M$2]" office:value-type="float" office:value="90.5898123651587">
            <text:p>90.5898123651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8">
            <text:p>428</text:p>
          </table:table-cell>
          <table:table-cell table:formula="of:=([.G432]*[.G432]*[.G$2])+([.G432]*[.H$2])+[.I$2]" office:value-type="float" office:value="339.755090332651">
            <text:p>339.755090332651</text:p>
          </table:table-cell>
          <table:table-cell table:number-columns-repeated="2"/>
          <table:table-cell office:value-type="float" office:value="428">
            <text:p>428</text:p>
          </table:table-cell>
          <table:table-cell table:formula="of:=([.K432]*[.K432]*[.K$2])+([.K432]*[.L$2])+[.M$2]" office:value-type="float" office:value="91.050126249122">
            <text:p>91.0501262491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9">
            <text:p>429</text:p>
          </table:table-cell>
          <table:table-cell table:formula="of:=([.G433]*[.G433]*[.G$2])+([.G433]*[.H$2])+[.I$2]" office:value-type="float" office:value="340.217221934412">
            <text:p>340.217221934412</text:p>
          </table:table-cell>
          <table:table-cell table:number-columns-repeated="2"/>
          <table:table-cell office:value-type="float" office:value="429">
            <text:p>429</text:p>
          </table:table-cell>
          <table:table-cell table:formula="of:=([.K433]*[.K433]*[.K$2])+([.K433]*[.L$2])+[.M$2]" office:value-type="float" office:value="91.5104288831156">
            <text:p>91.5104288831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0">
            <text:p>430</text:p>
          </table:table-cell>
          <table:table-cell table:formula="of:=([.G434]*[.G434]*[.G$2])+([.G434]*[.H$2])+[.I$2]" office:value-type="float" office:value="340.679303732092">
            <text:p>340.679303732092</text:p>
          </table:table-cell>
          <table:table-cell table:number-columns-repeated="2"/>
          <table:table-cell office:value-type="float" office:value="430">
            <text:p>430</text:p>
          </table:table-cell>
          <table:table-cell table:formula="of:=([.K434]*[.K434]*[.K$2])+([.K434]*[.L$2])+[.M$2]" office:value-type="float" office:value="91.9707202671395">
            <text:p>91.9707202671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1">
            <text:p>431</text:p>
          </table:table-cell>
          <table:table-cell table:formula="of:=([.G435]*[.G435]*[.G$2])+([.G435]*[.H$2])+[.I$2]" office:value-type="float" office:value="341.141335725692">
            <text:p>341.141335725692</text:p>
          </table:table-cell>
          <table:table-cell table:number-columns-repeated="2"/>
          <table:table-cell office:value-type="float" office:value="431">
            <text:p>431</text:p>
          </table:table-cell>
          <table:table-cell table:formula="of:=([.K435]*[.K435]*[.K$2])+([.K435]*[.L$2])+[.M$2]" office:value-type="float" office:value="92.4310004011935">
            <text:p>92.4310004011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2">
            <text:p>432</text:p>
          </table:table-cell>
          <table:table-cell table:formula="of:=([.G436]*[.G436]*[.G$2])+([.G436]*[.H$2])+[.I$2]" office:value-type="float" office:value="341.60331791521">
            <text:p>341.603317915210</text:p>
          </table:table-cell>
          <table:table-cell table:number-columns-repeated="2"/>
          <table:table-cell office:value-type="float" office:value="432">
            <text:p>432</text:p>
          </table:table-cell>
          <table:table-cell table:formula="of:=([.K436]*[.K436]*[.K$2])+([.K436]*[.L$2])+[.M$2]" office:value-type="float" office:value="92.8912692852779">
            <text:p>92.8912692852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3">
            <text:p>433</text:p>
          </table:table-cell>
          <table:table-cell table:formula="of:=([.G437]*[.G437]*[.G$2])+([.G437]*[.H$2])+[.I$2]" office:value-type="float" office:value="342.065250300647">
            <text:p>342.065250300647</text:p>
          </table:table-cell>
          <table:table-cell table:number-columns-repeated="2"/>
          <table:table-cell office:value-type="float" office:value="433">
            <text:p>433</text:p>
          </table:table-cell>
          <table:table-cell table:formula="of:=([.K437]*[.K437]*[.K$2])+([.K437]*[.L$2])+[.M$2]" office:value-type="float" office:value="93.3515269193924">
            <text:p>93.3515269193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4">
            <text:p>434</text:p>
          </table:table-cell>
          <table:table-cell table:formula="of:=([.G438]*[.G438]*[.G$2])+([.G438]*[.H$2])+[.I$2]" office:value-type="float" office:value="342.527132882003">
            <text:p>342.527132882003</text:p>
          </table:table-cell>
          <table:table-cell table:number-columns-repeated="2"/>
          <table:table-cell office:value-type="float" office:value="434">
            <text:p>434</text:p>
          </table:table-cell>
          <table:table-cell table:formula="of:=([.K438]*[.K438]*[.K$2])+([.K438]*[.L$2])+[.M$2]" office:value-type="float" office:value="93.8117733035372">
            <text:p>93.8117733035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5">
            <text:p>435</text:p>
          </table:table-cell>
          <table:table-cell table:formula="of:=([.G439]*[.G439]*[.G$2])+([.G439]*[.H$2])+[.I$2]" office:value-type="float" office:value="342.988965659277">
            <text:p>342.988965659277</text:p>
          </table:table-cell>
          <table:table-cell table:number-columns-repeated="2"/>
          <table:table-cell office:value-type="float" office:value="435">
            <text:p>435</text:p>
          </table:table-cell>
          <table:table-cell table:formula="of:=([.K439]*[.K439]*[.K$2])+([.K439]*[.L$2])+[.M$2]" office:value-type="float" office:value="94.2720084377123">
            <text:p>94.2720084377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6">
            <text:p>436</text:p>
          </table:table-cell>
          <table:table-cell table:formula="of:=([.G440]*[.G440]*[.G$2])+([.G440]*[.H$2])+[.I$2]" office:value-type="float" office:value="343.450748632471">
            <text:p>343.450748632471</text:p>
          </table:table-cell>
          <table:table-cell table:number-columns-repeated="2"/>
          <table:table-cell office:value-type="float" office:value="436">
            <text:p>436</text:p>
          </table:table-cell>
          <table:table-cell table:formula="of:=([.K440]*[.K440]*[.K$2])+([.K440]*[.L$2])+[.M$2]" office:value-type="float" office:value="94.7322323219175">
            <text:p>94.7322323219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7">
            <text:p>437</text:p>
          </table:table-cell>
          <table:table-cell table:formula="of:=([.G441]*[.G441]*[.G$2])+([.G441]*[.H$2])+[.I$2]" office:value-type="float" office:value="343.912481801584">
            <text:p>343.912481801584</text:p>
          </table:table-cell>
          <table:table-cell table:number-columns-repeated="2"/>
          <table:table-cell office:value-type="float" office:value="437">
            <text:p>437</text:p>
          </table:table-cell>
          <table:table-cell table:formula="of:=([.K441]*[.K441]*[.K$2])+([.K441]*[.L$2])+[.M$2]" office:value-type="float" office:value="95.1924449561531">
            <text:p>95.1924449561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8">
            <text:p>438</text:p>
          </table:table-cell>
          <table:table-cell table:formula="of:=([.G442]*[.G442]*[.G$2])+([.G442]*[.H$2])+[.I$2]" office:value-type="float" office:value="344.374165166616">
            <text:p>344.374165166616</text:p>
          </table:table-cell>
          <table:table-cell table:number-columns-repeated="2"/>
          <table:table-cell office:value-type="float" office:value="438">
            <text:p>438</text:p>
          </table:table-cell>
          <table:table-cell table:formula="of:=([.K442]*[.K442]*[.K$2])+([.K442]*[.L$2])+[.M$2]" office:value-type="float" office:value="95.6526463404188">
            <text:p>95.6526463404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9">
            <text:p>439</text:p>
          </table:table-cell>
          <table:table-cell table:formula="of:=([.G443]*[.G443]*[.G$2])+([.G443]*[.H$2])+[.I$2]" office:value-type="float" office:value="344.835798727566">
            <text:p>344.835798727566</text:p>
          </table:table-cell>
          <table:table-cell table:number-columns-repeated="2"/>
          <table:table-cell office:value-type="float" office:value="439">
            <text:p>439</text:p>
          </table:table-cell>
          <table:table-cell table:formula="of:=([.K443]*[.K443]*[.K$2])+([.K443]*[.L$2])+[.M$2]" office:value-type="float" office:value="96.1128364747148">
            <text:p>96.1128364747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0">
            <text:p>440</text:p>
          </table:table-cell>
          <table:table-cell table:formula="of:=([.G444]*[.G444]*[.G$2])+([.G444]*[.H$2])+[.I$2]" office:value-type="float" office:value="345.297382484435">
            <text:p>345.297382484435</text:p>
          </table:table-cell>
          <table:table-cell table:number-columns-repeated="2"/>
          <table:table-cell office:value-type="float" office:value="440">
            <text:p>440</text:p>
          </table:table-cell>
          <table:table-cell table:formula="of:=([.K444]*[.K444]*[.K$2])+([.K444]*[.L$2])+[.M$2]" office:value-type="float" office:value="96.5730153590411">
            <text:p>96.5730153590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1">
            <text:p>441</text:p>
          </table:table-cell>
          <table:table-cell table:formula="of:=([.G445]*[.G445]*[.G$2])+([.G445]*[.H$2])+[.I$2]" office:value-type="float" office:value="345.758916437224">
            <text:p>345.758916437224</text:p>
          </table:table-cell>
          <table:table-cell table:number-columns-repeated="2"/>
          <table:table-cell office:value-type="float" office:value="441">
            <text:p>441</text:p>
          </table:table-cell>
          <table:table-cell table:formula="of:=([.K445]*[.K445]*[.K$2])+([.K445]*[.L$2])+[.M$2]" office:value-type="float" office:value="97.0331829933975">
            <text:p>97.0331829933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2">
            <text:p>442</text:p>
          </table:table-cell>
          <table:table-cell table:formula="of:=([.G446]*[.G446]*[.G$2])+([.G446]*[.H$2])+[.I$2]" office:value-type="float" office:value="346.220400585931">
            <text:p>346.220400585931</text:p>
          </table:table-cell>
          <table:table-cell table:number-columns-repeated="2"/>
          <table:table-cell office:value-type="float" office:value="442">
            <text:p>442</text:p>
          </table:table-cell>
          <table:table-cell table:formula="of:=([.K446]*[.K446]*[.K$2])+([.K446]*[.L$2])+[.M$2]" office:value-type="float" office:value="97.4933393777843">
            <text:p>97.4933393777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3">
            <text:p>443</text:p>
          </table:table-cell>
          <table:table-cell table:formula="of:=([.G447]*[.G447]*[.G$2])+([.G447]*[.H$2])+[.I$2]" office:value-type="float" office:value="346.681834930557">
            <text:p>346.681834930557</text:p>
          </table:table-cell>
          <table:table-cell table:number-columns-repeated="2"/>
          <table:table-cell office:value-type="float" office:value="443">
            <text:p>443</text:p>
          </table:table-cell>
          <table:table-cell table:formula="of:=([.K447]*[.K447]*[.K$2])+([.K447]*[.L$2])+[.M$2]" office:value-type="float" office:value="97.9534845122012">
            <text:p>97.9534845122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4">
            <text:p>444</text:p>
          </table:table-cell>
          <table:table-cell table:formula="of:=([.G448]*[.G448]*[.G$2])+([.G448]*[.H$2])+[.I$2]" office:value-type="float" office:value="347.143219471102">
            <text:p>347.143219471102</text:p>
          </table:table-cell>
          <table:table-cell table:number-columns-repeated="2"/>
          <table:table-cell office:value-type="float" office:value="444">
            <text:p>444</text:p>
          </table:table-cell>
          <table:table-cell table:formula="of:=([.K448]*[.K448]*[.K$2])+([.K448]*[.L$2])+[.M$2]" office:value-type="float" office:value="98.4136183966484">
            <text:p>98.4136183966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5">
            <text:p>445</text:p>
          </table:table-cell>
          <table:table-cell table:formula="of:=([.G449]*[.G449]*[.G$2])+([.G449]*[.H$2])+[.I$2]" office:value-type="float" office:value="347.604554207566">
            <text:p>347.604554207566</text:p>
          </table:table-cell>
          <table:table-cell table:number-columns-repeated="2"/>
          <table:table-cell office:value-type="float" office:value="445">
            <text:p>445</text:p>
          </table:table-cell>
          <table:table-cell table:formula="of:=([.K449]*[.K449]*[.K$2])+([.K449]*[.L$2])+[.M$2]" office:value-type="float" office:value="98.8737410311259">
            <text:p>98.8737410311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6">
            <text:p>446</text:p>
          </table:table-cell>
          <table:table-cell table:formula="of:=([.G450]*[.G450]*[.G$2])+([.G450]*[.H$2])+[.I$2]" office:value-type="float" office:value="348.065839139949">
            <text:p>348.065839139949</text:p>
          </table:table-cell>
          <table:table-cell table:number-columns-repeated="2"/>
          <table:table-cell office:value-type="float" office:value="446">
            <text:p>446</text:p>
          </table:table-cell>
          <table:table-cell table:formula="of:=([.K450]*[.K450]*[.K$2])+([.K450]*[.L$2])+[.M$2]" office:value-type="float" office:value="99.3338524156336">
            <text:p>99.3338524156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7">
            <text:p>447</text:p>
          </table:table-cell>
          <table:table-cell table:formula="of:=([.G451]*[.G451]*[.G$2])+([.G451]*[.H$2])+[.I$2]" office:value-type="float" office:value="348.527074268251">
            <text:p>348.527074268251</text:p>
          </table:table-cell>
          <table:table-cell table:number-columns-repeated="2"/>
          <table:table-cell office:value-type="float" office:value="447">
            <text:p>447</text:p>
          </table:table-cell>
          <table:table-cell table:formula="of:=([.K451]*[.K451]*[.K$2])+([.K451]*[.L$2])+[.M$2]" office:value-type="float" office:value="99.7939525501715">
            <text:p>99.7939525501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8">
            <text:p>448</text:p>
          </table:table-cell>
          <table:table-cell table:formula="of:=([.G452]*[.G452]*[.G$2])+([.G452]*[.H$2])+[.I$2]" office:value-type="float" office:value="348.988259592472">
            <text:p>348.988259592472</text:p>
          </table:table-cell>
          <table:table-cell table:number-columns-repeated="2"/>
          <table:table-cell office:value-type="float" office:value="448">
            <text:p>448</text:p>
          </table:table-cell>
          <table:table-cell table:formula="of:=([.K452]*[.K452]*[.K$2])+([.K452]*[.L$2])+[.M$2]" office:value-type="float" office:value="100.25404143474">
            <text:p>100.2540414347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9">
            <text:p>449</text:p>
          </table:table-cell>
          <table:table-cell table:formula="of:=([.G453]*[.G453]*[.G$2])+([.G453]*[.H$2])+[.I$2]" office:value-type="float" office:value="349.449395112612">
            <text:p>349.449395112612</text:p>
          </table:table-cell>
          <table:table-cell table:number-columns-repeated="2"/>
          <table:table-cell office:value-type="float" office:value="449">
            <text:p>449</text:p>
          </table:table-cell>
          <table:table-cell table:formula="of:=([.K453]*[.K453]*[.K$2])+([.K453]*[.L$2])+[.M$2]" office:value-type="float" office:value="100.714119069338">
            <text:p>100.7141190693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0">
            <text:p>450</text:p>
          </table:table-cell>
          <table:table-cell table:formula="of:=([.G454]*[.G454]*[.G$2])+([.G454]*[.H$2])+[.I$2]" office:value-type="float" office:value="349.91048082867">
            <text:p>349.910480828670</text:p>
          </table:table-cell>
          <table:table-cell table:number-columns-repeated="2"/>
          <table:table-cell office:value-type="float" office:value="450">
            <text:p>450</text:p>
          </table:table-cell>
          <table:table-cell table:formula="of:=([.K454]*[.K454]*[.K$2])+([.K454]*[.L$2])+[.M$2]" office:value-type="float" office:value="101.174185453967">
            <text:p>101.1741854539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1">
            <text:p>451</text:p>
          </table:table-cell>
          <table:table-cell table:formula="of:=([.G455]*[.G455]*[.G$2])+([.G455]*[.H$2])+[.I$2]" office:value-type="float" office:value="350.371516740648">
            <text:p>350.371516740648</text:p>
          </table:table-cell>
          <table:table-cell table:number-columns-repeated="2"/>
          <table:table-cell office:value-type="float" office:value="451">
            <text:p>451</text:p>
          </table:table-cell>
          <table:table-cell table:formula="of:=([.K455]*[.K455]*[.K$2])+([.K455]*[.L$2])+[.M$2]" office:value-type="float" office:value="101.634240588626">
            <text:p>101.6342405886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2">
            <text:p>452</text:p>
          </table:table-cell>
          <table:table-cell table:formula="of:=([.G456]*[.G456]*[.G$2])+([.G456]*[.H$2])+[.I$2]" office:value-type="float" office:value="350.832502848544">
            <text:p>350.832502848544</text:p>
          </table:table-cell>
          <table:table-cell table:number-columns-repeated="2"/>
          <table:table-cell office:value-type="float" office:value="452">
            <text:p>452</text:p>
          </table:table-cell>
          <table:table-cell table:formula="of:=([.K456]*[.K456]*[.K$2])+([.K456]*[.L$2])+[.M$2]" office:value-type="float" office:value="102.094284473315">
            <text:p>102.0942844733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3">
            <text:p>453</text:p>
          </table:table-cell>
          <table:table-cell table:formula="of:=([.G457]*[.G457]*[.G$2])+([.G457]*[.H$2])+[.I$2]" office:value-type="float" office:value="351.293439152359">
            <text:p>351.293439152359</text:p>
          </table:table-cell>
          <table:table-cell table:number-columns-repeated="2"/>
          <table:table-cell office:value-type="float" office:value="453">
            <text:p>453</text:p>
          </table:table-cell>
          <table:table-cell table:formula="of:=([.K457]*[.K457]*[.K$2])+([.K457]*[.L$2])+[.M$2]" office:value-type="float" office:value="102.554317108034">
            <text:p>102.5543171080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4">
            <text:p>454</text:p>
          </table:table-cell>
          <table:table-cell table:formula="of:=([.G458]*[.G458]*[.G$2])+([.G458]*[.H$2])+[.I$2]" office:value-type="float" office:value="351.754325652094">
            <text:p>351.754325652094</text:p>
          </table:table-cell>
          <table:table-cell table:number-columns-repeated="2"/>
          <table:table-cell office:value-type="float" office:value="454">
            <text:p>454</text:p>
          </table:table-cell>
          <table:table-cell table:formula="of:=([.K458]*[.K458]*[.K$2])+([.K458]*[.L$2])+[.M$2]" office:value-type="float" office:value="103.014338492784">
            <text:p>103.0143384927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5">
            <text:p>455</text:p>
          </table:table-cell>
          <table:table-cell table:formula="of:=([.G459]*[.G459]*[.G$2])+([.G459]*[.H$2])+[.I$2]" office:value-type="float" office:value="352.215162347747">
            <text:p>352.215162347747</text:p>
          </table:table-cell>
          <table:table-cell table:number-columns-repeated="2"/>
          <table:table-cell office:value-type="float" office:value="455">
            <text:p>455</text:p>
          </table:table-cell>
          <table:table-cell table:formula="of:=([.K459]*[.K459]*[.K$2])+([.K459]*[.L$2])+[.M$2]" office:value-type="float" office:value="103.474348627564">
            <text:p>103.4743486275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6">
            <text:p>456</text:p>
          </table:table-cell>
          <table:table-cell table:formula="of:=([.G460]*[.G460]*[.G$2])+([.G460]*[.H$2])+[.I$2]" office:value-type="float" office:value="352.675949239319">
            <text:p>352.675949239319</text:p>
          </table:table-cell>
          <table:table-cell table:number-columns-repeated="2"/>
          <table:table-cell office:value-type="float" office:value="456">
            <text:p>456</text:p>
          </table:table-cell>
          <table:table-cell table:formula="of:=([.K460]*[.K460]*[.K$2])+([.K460]*[.L$2])+[.M$2]" office:value-type="float" office:value="103.934347512374">
            <text:p>103.9343475123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7">
            <text:p>457</text:p>
          </table:table-cell>
          <table:table-cell table:formula="of:=([.G461]*[.G461]*[.G$2])+([.G461]*[.H$2])+[.I$2]" office:value-type="float" office:value="353.13668632681">
            <text:p>353.136686326810</text:p>
          </table:table-cell>
          <table:table-cell table:number-columns-repeated="2"/>
          <table:table-cell office:value-type="float" office:value="457">
            <text:p>457</text:p>
          </table:table-cell>
          <table:table-cell table:formula="of:=([.K461]*[.K461]*[.K$2])+([.K461]*[.L$2])+[.M$2]" office:value-type="float" office:value="104.394335147214">
            <text:p>104.3943351472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8">
            <text:p>458</text:p>
          </table:table-cell>
          <table:table-cell table:formula="of:=([.G462]*[.G462]*[.G$2])+([.G462]*[.H$2])+[.I$2]" office:value-type="float" office:value="353.59737361022">
            <text:p>353.597373610220</text:p>
          </table:table-cell>
          <table:table-cell table:number-columns-repeated="2"/>
          <table:table-cell office:value-type="float" office:value="458">
            <text:p>458</text:p>
          </table:table-cell>
          <table:table-cell table:formula="of:=([.K462]*[.K462]*[.K$2])+([.K462]*[.L$2])+[.M$2]" office:value-type="float" office:value="104.854311532085">
            <text:p>104.8543115320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59">
            <text:p>459</text:p>
          </table:table-cell>
          <table:table-cell table:formula="of:=([.G463]*[.G463]*[.G$2])+([.G463]*[.H$2])+[.I$2]" office:value-type="float" office:value="354.058011089549">
            <text:p>354.058011089549</text:p>
          </table:table-cell>
          <table:table-cell table:number-columns-repeated="2"/>
          <table:table-cell office:value-type="float" office:value="459">
            <text:p>459</text:p>
          </table:table-cell>
          <table:table-cell table:formula="of:=([.K463]*[.K463]*[.K$2])+([.K463]*[.L$2])+[.M$2]" office:value-type="float" office:value="105.314276666985">
            <text:p>105.3142766669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0">
            <text:p>460</text:p>
          </table:table-cell>
          <table:table-cell table:formula="of:=([.G464]*[.G464]*[.G$2])+([.G464]*[.H$2])+[.I$2]" office:value-type="float" office:value="354.518598764796">
            <text:p>354.518598764796</text:p>
          </table:table-cell>
          <table:table-cell table:number-columns-repeated="2"/>
          <table:table-cell office:value-type="float" office:value="460">
            <text:p>460</text:p>
          </table:table-cell>
          <table:table-cell table:formula="of:=([.K464]*[.K464]*[.K$2])+([.K464]*[.L$2])+[.M$2]" office:value-type="float" office:value="105.774230551916">
            <text:p>105.7742305519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1">
            <text:p>461</text:p>
          </table:table-cell>
          <table:table-cell table:formula="of:=([.G465]*[.G465]*[.G$2])+([.G465]*[.H$2])+[.I$2]" office:value-type="float" office:value="354.979136635963">
            <text:p>354.979136635963</text:p>
          </table:table-cell>
          <table:table-cell table:number-columns-repeated="2"/>
          <table:table-cell office:value-type="float" office:value="461">
            <text:p>461</text:p>
          </table:table-cell>
          <table:table-cell table:formula="of:=([.K465]*[.K465]*[.K$2])+([.K465]*[.L$2])+[.M$2]" office:value-type="float" office:value="106.234173186878">
            <text:p>106.2341731868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2">
            <text:p>462</text:p>
          </table:table-cell>
          <table:table-cell table:formula="of:=([.G466]*[.G466]*[.G$2])+([.G466]*[.H$2])+[.I$2]" office:value-type="float" office:value="355.439624703049">
            <text:p>355.439624703049</text:p>
          </table:table-cell>
          <table:table-cell table:number-columns-repeated="2"/>
          <table:table-cell office:value-type="float" office:value="462">
            <text:p>462</text:p>
          </table:table-cell>
          <table:table-cell table:formula="of:=([.K466]*[.K466]*[.K$2])+([.K466]*[.L$2])+[.M$2]" office:value-type="float" office:value="106.694104571869">
            <text:p>106.6941045718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3">
            <text:p>463</text:p>
          </table:table-cell>
          <table:table-cell table:formula="of:=([.G467]*[.G467]*[.G$2])+([.G467]*[.H$2])+[.I$2]" office:value-type="float" office:value="355.900062966053">
            <text:p>355.900062966053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([.K467]*[.K467]*[.K$2])+([.K467]*[.L$2])+[.M$2]" office:value-type="float" office:value="107.154024706891">
            <text:p>107.1540247068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4">
            <text:p>464</text:p>
          </table:table-cell>
          <table:table-cell table:formula="of:=([.G468]*[.G468]*[.G$2])+([.G468]*[.H$2])+[.I$2]" office:value-type="float" office:value="356.360451424977">
            <text:p>356.360451424977</text:p>
          </table:table-cell>
          <table:table-cell table:number-columns-repeated="2"/>
          <table:table-cell office:value-type="float" office:value="464">
            <text:p>464</text:p>
          </table:table-cell>
          <table:table-cell table:formula="of:=([.K468]*[.K468]*[.K$2])+([.K468]*[.L$2])+[.M$2]" office:value-type="float" office:value="107.613933591943">
            <text:p>107.6139335919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5">
            <text:p>465</text:p>
          </table:table-cell>
          <table:table-cell table:formula="of:=([.G469]*[.G469]*[.G$2])+([.G469]*[.H$2])+[.I$2]" office:value-type="float" office:value="356.820790079819">
            <text:p>356.820790079819</text:p>
          </table:table-cell>
          <table:table-cell table:number-columns-repeated="2"/>
          <table:table-cell office:value-type="float" office:value="465">
            <text:p>465</text:p>
          </table:table-cell>
          <table:table-cell table:formula="of:=([.K469]*[.K469]*[.K$2])+([.K469]*[.L$2])+[.M$2]" office:value-type="float" office:value="108.073831227025">
            <text:p>108.0738312270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6">
            <text:p>466</text:p>
          </table:table-cell>
          <table:table-cell table:formula="of:=([.G470]*[.G470]*[.G$2])+([.G470]*[.H$2])+[.I$2]" office:value-type="float" office:value="357.28107893058">
            <text:p>357.281078930580</text:p>
          </table:table-cell>
          <table:table-cell table:number-columns-repeated="2"/>
          <table:table-cell office:value-type="float" office:value="466">
            <text:p>466</text:p>
          </table:table-cell>
          <table:table-cell table:formula="of:=([.K470]*[.K470]*[.K$2])+([.K470]*[.L$2])+[.M$2]" office:value-type="float" office:value="108.533717612138">
            <text:p>108.5337176121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7">
            <text:p>467</text:p>
          </table:table-cell>
          <table:table-cell table:formula="of:=([.G471]*[.G471]*[.G$2])+([.G471]*[.H$2])+[.I$2]" office:value-type="float" office:value="357.74131797726">
            <text:p>357.741317977260</text:p>
          </table:table-cell>
          <table:table-cell table:number-columns-repeated="2"/>
          <table:table-cell office:value-type="float" office:value="467">
            <text:p>467</text:p>
          </table:table-cell>
          <table:table-cell table:formula="of:=([.K471]*[.K471]*[.K$2])+([.K471]*[.L$2])+[.M$2]" office:value-type="float" office:value="108.993592747281">
            <text:p>108.9935927472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8">
            <text:p>468</text:p>
          </table:table-cell>
          <table:table-cell table:formula="of:=([.G472]*[.G472]*[.G$2])+([.G472]*[.H$2])+[.I$2]" office:value-type="float" office:value="358.20150721986">
            <text:p>358.201507219860</text:p>
          </table:table-cell>
          <table:table-cell table:number-columns-repeated="2"/>
          <table:table-cell office:value-type="float" office:value="468">
            <text:p>468</text:p>
          </table:table-cell>
          <table:table-cell table:formula="of:=([.K472]*[.K472]*[.K$2])+([.K472]*[.L$2])+[.M$2]" office:value-type="float" office:value="109.453456632454">
            <text:p>109.4534566324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9">
            <text:p>469</text:p>
          </table:table-cell>
          <table:table-cell table:formula="of:=([.G473]*[.G473]*[.G$2])+([.G473]*[.H$2])+[.I$2]" office:value-type="float" office:value="358.661646658378">
            <text:p>358.661646658378</text:p>
          </table:table-cell>
          <table:table-cell table:number-columns-repeated="2"/>
          <table:table-cell office:value-type="float" office:value="469">
            <text:p>469</text:p>
          </table:table-cell>
          <table:table-cell table:formula="of:=([.K473]*[.K473]*[.K$2])+([.K473]*[.L$2])+[.M$2]" office:value-type="float" office:value="109.913309267657">
            <text:p>109.9133092676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0">
            <text:p>470</text:p>
          </table:table-cell>
          <table:table-cell table:formula="of:=([.G474]*[.G474]*[.G$2])+([.G474]*[.H$2])+[.I$2]" office:value-type="float" office:value="359.121736292814">
            <text:p>359.121736292814</text:p>
          </table:table-cell>
          <table:table-cell table:number-columns-repeated="2"/>
          <table:table-cell office:value-type="float" office:value="470">
            <text:p>470</text:p>
          </table:table-cell>
          <table:table-cell table:formula="of:=([.K474]*[.K474]*[.K$2])+([.K474]*[.L$2])+[.M$2]" office:value-type="float" office:value="110.37315065289">
            <text:p>110.3731506528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1">
            <text:p>471</text:p>
          </table:table-cell>
          <table:table-cell table:formula="of:=([.G475]*[.G475]*[.G$2])+([.G475]*[.H$2])+[.I$2]" office:value-type="float" office:value="359.58177612317">
            <text:p>359.581776123170</text:p>
          </table:table-cell>
          <table:table-cell table:number-columns-repeated="2"/>
          <table:table-cell office:value-type="float" office:value="471">
            <text:p>471</text:p>
          </table:table-cell>
          <table:table-cell table:formula="of:=([.K475]*[.K475]*[.K$2])+([.K475]*[.L$2])+[.M$2]" office:value-type="float" office:value="110.832980788154">
            <text:p>110.8329807881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2">
            <text:p>472</text:p>
          </table:table-cell>
          <table:table-cell table:formula="of:=([.G476]*[.G476]*[.G$2])+([.G476]*[.H$2])+[.I$2]" office:value-type="float" office:value="360.041766149445">
            <text:p>360.041766149445</text:p>
          </table:table-cell>
          <table:table-cell table:number-columns-repeated="2"/>
          <table:table-cell office:value-type="float" office:value="472">
            <text:p>472</text:p>
          </table:table-cell>
          <table:table-cell table:formula="of:=([.K476]*[.K476]*[.K$2])+([.K476]*[.L$2])+[.M$2]" office:value-type="float" office:value="111.292799673448">
            <text:p>111.2927996734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3">
            <text:p>473</text:p>
          </table:table-cell>
          <table:table-cell table:formula="of:=([.G477]*[.G477]*[.G$2])+([.G477]*[.H$2])+[.I$2]" office:value-type="float" office:value="360.501706371639">
            <text:p>360.501706371639</text:p>
          </table:table-cell>
          <table:table-cell table:number-columns-repeated="2"/>
          <table:table-cell office:value-type="float" office:value="473">
            <text:p>473</text:p>
          </table:table-cell>
          <table:table-cell table:formula="of:=([.K477]*[.K477]*[.K$2])+([.K477]*[.L$2])+[.M$2]" office:value-type="float" office:value="111.752607308772">
            <text:p>111.7526073087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4">
            <text:p>474</text:p>
          </table:table-cell>
          <table:table-cell table:formula="of:=([.G478]*[.G478]*[.G$2])+([.G478]*[.H$2])+[.I$2]" office:value-type="float" office:value="360.961596789751">
            <text:p>360.961596789751</text:p>
          </table:table-cell>
          <table:table-cell table:number-columns-repeated="2"/>
          <table:table-cell office:value-type="float" office:value="474">
            <text:p>474</text:p>
          </table:table-cell>
          <table:table-cell table:formula="of:=([.K478]*[.K478]*[.K$2])+([.K478]*[.L$2])+[.M$2]" office:value-type="float" office:value="112.212403694127">
            <text:p>112.2124036941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5">
            <text:p>475</text:p>
          </table:table-cell>
          <table:table-cell table:formula="of:=([.G479]*[.G479]*[.G$2])+([.G479]*[.H$2])+[.I$2]" office:value-type="float" office:value="361.421437403783">
            <text:p>361.421437403783</text:p>
          </table:table-cell>
          <table:table-cell table:number-columns-repeated="2"/>
          <table:table-cell office:value-type="float" office:value="475">
            <text:p>475</text:p>
          </table:table-cell>
          <table:table-cell table:formula="of:=([.K479]*[.K479]*[.K$2])+([.K479]*[.L$2])+[.M$2]" office:value-type="float" office:value="112.672188829511">
            <text:p>112.6721888295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6">
            <text:p>476</text:p>
          </table:table-cell>
          <table:table-cell table:formula="of:=([.G480]*[.G480]*[.G$2])+([.G480]*[.H$2])+[.I$2]" office:value-type="float" office:value="361.881228213733">
            <text:p>361.881228213733</text:p>
          </table:table-cell>
          <table:table-cell table:number-columns-repeated="2"/>
          <table:table-cell office:value-type="float" office:value="476">
            <text:p>476</text:p>
          </table:table-cell>
          <table:table-cell table:formula="of:=([.K480]*[.K480]*[.K$2])+([.K480]*[.L$2])+[.M$2]" office:value-type="float" office:value="113.131962714926">
            <text:p>113.1319627149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7">
            <text:p>477</text:p>
          </table:table-cell>
          <table:table-cell table:formula="of:=([.G481]*[.G481]*[.G$2])+([.G481]*[.H$2])+[.I$2]" office:value-type="float" office:value="362.340969219603">
            <text:p>362.340969219603</text:p>
          </table:table-cell>
          <table:table-cell table:number-columns-repeated="2"/>
          <table:table-cell office:value-type="float" office:value="477">
            <text:p>477</text:p>
          </table:table-cell>
          <table:table-cell table:formula="of:=([.K481]*[.K481]*[.K$2])+([.K481]*[.L$2])+[.M$2]" office:value-type="float" office:value="113.591725350371">
            <text:p>113.5917253503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8">
            <text:p>478</text:p>
          </table:table-cell>
          <table:table-cell table:formula="of:=([.G482]*[.G482]*[.G$2])+([.G482]*[.H$2])+[.I$2]" office:value-type="float" office:value="362.800660421391">
            <text:p>362.800660421391</text:p>
          </table:table-cell>
          <table:table-cell table:number-columns-repeated="2"/>
          <table:table-cell office:value-type="float" office:value="478">
            <text:p>478</text:p>
          </table:table-cell>
          <table:table-cell table:formula="of:=([.K482]*[.K482]*[.K$2])+([.K482]*[.L$2])+[.M$2]" office:value-type="float" office:value="114.051476735847">
            <text:p>114.0514767358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79">
            <text:p>479</text:p>
          </table:table-cell>
          <table:table-cell table:formula="of:=([.G483]*[.G483]*[.G$2])+([.G483]*[.H$2])+[.I$2]" office:value-type="float" office:value="363.260301819098">
            <text:p>363.260301819098</text:p>
          </table:table-cell>
          <table:table-cell table:number-columns-repeated="2"/>
          <table:table-cell office:value-type="float" office:value="479">
            <text:p>479</text:p>
          </table:table-cell>
          <table:table-cell table:formula="of:=([.K483]*[.K483]*[.K$2])+([.K483]*[.L$2])+[.M$2]" office:value-type="float" office:value="114.511216871352">
            <text:p>114.5112168713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0">
            <text:p>480</text:p>
          </table:table-cell>
          <table:table-cell table:formula="of:=([.G484]*[.G484]*[.G$2])+([.G484]*[.H$2])+[.I$2]" office:value-type="float" office:value="363.719893412724">
            <text:p>363.719893412724</text:p>
          </table:table-cell>
          <table:table-cell table:number-columns-repeated="2"/>
          <table:table-cell office:value-type="float" office:value="480">
            <text:p>480</text:p>
          </table:table-cell>
          <table:table-cell table:formula="of:=([.K484]*[.K484]*[.K$2])+([.K484]*[.L$2])+[.M$2]" office:value-type="float" office:value="114.970945756888">
            <text:p>114.9709457568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1">
            <text:p>481</text:p>
          </table:table-cell>
          <table:table-cell table:formula="of:=([.G485]*[.G485]*[.G$2])+([.G485]*[.H$2])+[.I$2]" office:value-type="float" office:value="364.179435202269">
            <text:p>364.179435202269</text:p>
          </table:table-cell>
          <table:table-cell table:number-columns-repeated="2"/>
          <table:table-cell office:value-type="float" office:value="481">
            <text:p>481</text:p>
          </table:table-cell>
          <table:table-cell table:formula="of:=([.K485]*[.K485]*[.K$2])+([.K485]*[.L$2])+[.M$2]" office:value-type="float" office:value="115.430663392454">
            <text:p>115.4306633924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2">
            <text:p>482</text:p>
          </table:table-cell>
          <table:table-cell table:formula="of:=([.G486]*[.G486]*[.G$2])+([.G486]*[.H$2])+[.I$2]" office:value-type="float" office:value="364.638927187733">
            <text:p>364.638927187733</text:p>
          </table:table-cell>
          <table:table-cell table:number-columns-repeated="2"/>
          <table:table-cell office:value-type="float" office:value="482">
            <text:p>482</text:p>
          </table:table-cell>
          <table:table-cell table:formula="of:=([.K486]*[.K486]*[.K$2])+([.K486]*[.L$2])+[.M$2]" office:value-type="float" office:value="115.890369778051">
            <text:p>115.8903697780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3">
            <text:p>483</text:p>
          </table:table-cell>
          <table:table-cell table:formula="of:=([.G487]*[.G487]*[.G$2])+([.G487]*[.H$2])+[.I$2]" office:value-type="float" office:value="365.098369369116">
            <text:p>365.098369369116</text:p>
          </table:table-cell>
          <table:table-cell table:number-columns-repeated="2"/>
          <table:table-cell office:value-type="float" office:value="483">
            <text:p>483</text:p>
          </table:table-cell>
          <table:table-cell table:formula="of:=([.K487]*[.K487]*[.K$2])+([.K487]*[.L$2])+[.M$2]" office:value-type="float" office:value="116.350064913677">
            <text:p>116.3500649136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4">
            <text:p>484</text:p>
          </table:table-cell>
          <table:table-cell table:formula="of:=([.G488]*[.G488]*[.G$2])+([.G488]*[.H$2])+[.I$2]" office:value-type="float" office:value="365.557761746417">
            <text:p>365.557761746417</text:p>
          </table:table-cell>
          <table:table-cell table:number-columns-repeated="2"/>
          <table:table-cell office:value-type="float" office:value="484">
            <text:p>484</text:p>
          </table:table-cell>
          <table:table-cell table:formula="of:=([.K488]*[.K488]*[.K$2])+([.K488]*[.L$2])+[.M$2]" office:value-type="float" office:value="116.809748799334">
            <text:p>116.8097487993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5">
            <text:p>485</text:p>
          </table:table-cell>
          <table:table-cell table:formula="of:=([.G489]*[.G489]*[.G$2])+([.G489]*[.H$2])+[.I$2]" office:value-type="float" office:value="366.017104319638">
            <text:p>366.017104319638</text:p>
          </table:table-cell>
          <table:table-cell table:number-columns-repeated="2"/>
          <table:table-cell office:value-type="float" office:value="485">
            <text:p>485</text:p>
          </table:table-cell>
          <table:table-cell table:formula="of:=([.K489]*[.K489]*[.K$2])+([.K489]*[.L$2])+[.M$2]" office:value-type="float" office:value="117.269421435021">
            <text:p>117.2694214350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6">
            <text:p>486</text:p>
          </table:table-cell>
          <table:table-cell table:formula="of:=([.G490]*[.G490]*[.G$2])+([.G490]*[.H$2])+[.I$2]" office:value-type="float" office:value="366.476397088778">
            <text:p>366.476397088778</text:p>
          </table:table-cell>
          <table:table-cell table:number-columns-repeated="2"/>
          <table:table-cell office:value-type="float" office:value="486">
            <text:p>486</text:p>
          </table:table-cell>
          <table:table-cell table:formula="of:=([.K490]*[.K490]*[.K$2])+([.K490]*[.L$2])+[.M$2]" office:value-type="float" office:value="117.729082820738">
            <text:p>117.7290828207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7">
            <text:p>487</text:p>
          </table:table-cell>
          <table:table-cell table:formula="of:=([.G491]*[.G491]*[.G$2])+([.G491]*[.H$2])+[.I$2]" office:value-type="float" office:value="366.935640053836">
            <text:p>366.935640053836</text:p>
          </table:table-cell>
          <table:table-cell table:number-columns-repeated="2"/>
          <table:table-cell office:value-type="float" office:value="487">
            <text:p>487</text:p>
          </table:table-cell>
          <table:table-cell table:formula="of:=([.K491]*[.K491]*[.K$2])+([.K491]*[.L$2])+[.M$2]" office:value-type="float" office:value="118.188732956486">
            <text:p>118.1887329564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8">
            <text:p>488</text:p>
          </table:table-cell>
          <table:table-cell table:formula="of:=([.G492]*[.G492]*[.G$2])+([.G492]*[.H$2])+[.I$2]" office:value-type="float" office:value="367.394833214814">
            <text:p>367.394833214814</text:p>
          </table:table-cell>
          <table:table-cell table:number-columns-repeated="2"/>
          <table:table-cell office:value-type="float" office:value="488">
            <text:p>488</text:p>
          </table:table-cell>
          <table:table-cell table:formula="of:=([.K492]*[.K492]*[.K$2])+([.K492]*[.L$2])+[.M$2]" office:value-type="float" office:value="118.648371842264">
            <text:p>118.6483718422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9">
            <text:p>489</text:p>
          </table:table-cell>
          <table:table-cell table:formula="of:=([.G493]*[.G493]*[.G$2])+([.G493]*[.H$2])+[.I$2]" office:value-type="float" office:value="367.85397657171">
            <text:p>367.853976571710</text:p>
          </table:table-cell>
          <table:table-cell table:number-columns-repeated="2"/>
          <table:table-cell office:value-type="float" office:value="489">
            <text:p>489</text:p>
          </table:table-cell>
          <table:table-cell table:formula="of:=([.K493]*[.K493]*[.K$2])+([.K493]*[.L$2])+[.M$2]" office:value-type="float" office:value="119.107999478072">
            <text:p>119.1079994780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0">
            <text:p>490</text:p>
          </table:table-cell>
          <table:table-cell table:formula="of:=([.G494]*[.G494]*[.G$2])+([.G494]*[.H$2])+[.I$2]" office:value-type="float" office:value="368.313070124525">
            <text:p>368.313070124525</text:p>
          </table:table-cell>
          <table:table-cell table:number-columns-repeated="2"/>
          <table:table-cell office:value-type="float" office:value="490">
            <text:p>490</text:p>
          </table:table-cell>
          <table:table-cell table:formula="of:=([.K494]*[.K494]*[.K$2])+([.K494]*[.L$2])+[.M$2]" office:value-type="float" office:value="119.56761586391">
            <text:p>119.5676158639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1">
            <text:p>491</text:p>
          </table:table-cell>
          <table:table-cell table:formula="of:=([.G495]*[.G495]*[.G$2])+([.G495]*[.H$2])+[.I$2]" office:value-type="float" office:value="368.772113873259">
            <text:p>368.772113873259</text:p>
          </table:table-cell>
          <table:table-cell table:number-columns-repeated="2"/>
          <table:table-cell office:value-type="float" office:value="491">
            <text:p>491</text:p>
          </table:table-cell>
          <table:table-cell table:formula="of:=([.K495]*[.K495]*[.K$2])+([.K495]*[.L$2])+[.M$2]" office:value-type="float" office:value="120.027220999779">
            <text:p>120.0272209997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2">
            <text:p>492</text:p>
          </table:table-cell>
          <table:table-cell table:formula="of:=([.G496]*[.G496]*[.G$2])+([.G496]*[.H$2])+[.I$2]" office:value-type="float" office:value="369.231107817912">
            <text:p>369.231107817912</text:p>
          </table:table-cell>
          <table:table-cell table:number-columns-repeated="2"/>
          <table:table-cell office:value-type="float" office:value="492">
            <text:p>492</text:p>
          </table:table-cell>
          <table:table-cell table:formula="of:=([.K496]*[.K496]*[.K$2])+([.K496]*[.L$2])+[.M$2]" office:value-type="float" office:value="120.486814885677">
            <text:p>120.4868148856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3">
            <text:p>493</text:p>
          </table:table-cell>
          <table:table-cell table:formula="of:=([.G497]*[.G497]*[.G$2])+([.G497]*[.H$2])+[.I$2]" office:value-type="float" office:value="369.690051958484">
            <text:p>369.690051958484</text:p>
          </table:table-cell>
          <table:table-cell table:number-columns-repeated="2"/>
          <table:table-cell office:value-type="float" office:value="493">
            <text:p>493</text:p>
          </table:table-cell>
          <table:table-cell table:formula="of:=([.K497]*[.K497]*[.K$2])+([.K497]*[.L$2])+[.M$2]" office:value-type="float" office:value="120.946397521606">
            <text:p>120.9463975216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4">
            <text:p>494</text:p>
          </table:table-cell>
          <table:table-cell table:formula="of:=([.G498]*[.G498]*[.G$2])+([.G498]*[.H$2])+[.I$2]" office:value-type="float" office:value="370.148946294975">
            <text:p>370.148946294975</text:p>
          </table:table-cell>
          <table:table-cell table:number-columns-repeated="2"/>
          <table:table-cell office:value-type="float" office:value="494">
            <text:p>494</text:p>
          </table:table-cell>
          <table:table-cell table:formula="of:=([.K498]*[.K498]*[.K$2])+([.K498]*[.L$2])+[.M$2]" office:value-type="float" office:value="121.405968907566">
            <text:p>121.4059689075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5">
            <text:p>495</text:p>
          </table:table-cell>
          <table:table-cell table:formula="of:=([.G499]*[.G499]*[.G$2])+([.G499]*[.H$2])+[.I$2]" office:value-type="float" office:value="370.607790827385">
            <text:p>370.607790827385</text:p>
          </table:table-cell>
          <table:table-cell table:number-columns-repeated="2"/>
          <table:table-cell office:value-type="float" office:value="495">
            <text:p>495</text:p>
          </table:table-cell>
          <table:table-cell table:formula="of:=([.K499]*[.K499]*[.K$2])+([.K499]*[.L$2])+[.M$2]" office:value-type="float" office:value="121.865529043555">
            <text:p>121.8655290435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6">
            <text:p>496</text:p>
          </table:table-cell>
          <table:table-cell table:formula="of:=([.G500]*[.G500]*[.G$2])+([.G500]*[.H$2])+[.I$2]" office:value-type="float" office:value="371.066585555714">
            <text:p>371.066585555714</text:p>
          </table:table-cell>
          <table:table-cell table:number-columns-repeated="2"/>
          <table:table-cell office:value-type="float" office:value="496">
            <text:p>496</text:p>
          </table:table-cell>
          <table:table-cell table:formula="of:=([.K500]*[.K500]*[.K$2])+([.K500]*[.L$2])+[.M$2]" office:value-type="float" office:value="122.325077929575">
            <text:p>122.3250779295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7">
            <text:p>497</text:p>
          </table:table-cell>
          <table:table-cell table:formula="of:=([.G501]*[.G501]*[.G$2])+([.G501]*[.H$2])+[.I$2]" office:value-type="float" office:value="371.525330479962">
            <text:p>371.525330479962</text:p>
          </table:table-cell>
          <table:table-cell table:number-columns-repeated="2"/>
          <table:table-cell office:value-type="float" office:value="497">
            <text:p>497</text:p>
          </table:table-cell>
          <table:table-cell table:formula="of:=([.K501]*[.K501]*[.K$2])+([.K501]*[.L$2])+[.M$2]" office:value-type="float" office:value="122.784615565625">
            <text:p>122.7846155656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8">
            <text:p>498</text:p>
          </table:table-cell>
          <table:table-cell table:formula="of:=([.G502]*[.G502]*[.G$2])+([.G502]*[.H$2])+[.I$2]" office:value-type="float" office:value="371.984025600128">
            <text:p>371.984025600128</text:p>
          </table:table-cell>
          <table:table-cell table:number-columns-repeated="2"/>
          <table:table-cell office:value-type="float" office:value="498">
            <text:p>498</text:p>
          </table:table-cell>
          <table:table-cell table:formula="of:=([.K502]*[.K502]*[.K$2])+([.K502]*[.L$2])+[.M$2]" office:value-type="float" office:value="123.244141951705">
            <text:p>123.2441419517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99">
            <text:p>499</text:p>
          </table:table-cell>
          <table:table-cell table:formula="of:=([.G503]*[.G503]*[.G$2])+([.G503]*[.H$2])+[.I$2]" office:value-type="float" office:value="372.442670916214">
            <text:p>372.442670916214</text:p>
          </table:table-cell>
          <table:table-cell table:number-columns-repeated="2"/>
          <table:table-cell office:value-type="float" office:value="499">
            <text:p>499</text:p>
          </table:table-cell>
          <table:table-cell table:formula="of:=([.K503]*[.K503]*[.K$2])+([.K503]*[.L$2])+[.M$2]" office:value-type="float" office:value="123.703657087815">
            <text:p>123.7036570878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0">
            <text:p>500</text:p>
          </table:table-cell>
          <table:table-cell table:formula="of:=([.G504]*[.G504]*[.G$2])+([.G504]*[.H$2])+[.I$2]" office:value-type="float" office:value="372.901266428218">
            <text:p>372.901266428218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([.K504]*[.K504]*[.K$2])+([.K504]*[.L$2])+[.M$2]" office:value-type="float" office:value="124.163160973956">
            <text:p>124.1631609739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1">
            <text:p>501</text:p>
          </table:table-cell>
          <table:table-cell table:formula="of:=([.G505]*[.G505]*[.G$2])+([.G505]*[.H$2])+[.I$2]" office:value-type="float" office:value="373.359812136141">
            <text:p>373.359812136141</text:p>
          </table:table-cell>
          <table:table-cell table:number-columns-repeated="2"/>
          <table:table-cell office:value-type="float" office:value="501">
            <text:p>501</text:p>
          </table:table-cell>
          <table:table-cell table:formula="of:=([.K505]*[.K505]*[.K$2])+([.K505]*[.L$2])+[.M$2]" office:value-type="float" office:value="124.622653610127">
            <text:p>124.6226536101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2">
            <text:p>502</text:p>
          </table:table-cell>
          <table:table-cell table:formula="of:=([.G506]*[.G506]*[.G$2])+([.G506]*[.H$2])+[.I$2]" office:value-type="float" office:value="373.818308039984">
            <text:p>373.818308039984</text:p>
          </table:table-cell>
          <table:table-cell table:number-columns-repeated="2"/>
          <table:table-cell office:value-type="float" office:value="502">
            <text:p>502</text:p>
          </table:table-cell>
          <table:table-cell table:formula="of:=([.K506]*[.K506]*[.K$2])+([.K506]*[.L$2])+[.M$2]" office:value-type="float" office:value="125.082134996328">
            <text:p>125.0821349963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3">
            <text:p>503</text:p>
          </table:table-cell>
          <table:table-cell table:formula="of:=([.G507]*[.G507]*[.G$2])+([.G507]*[.H$2])+[.I$2]" office:value-type="float" office:value="374.276754139745">
            <text:p>374.276754139745</text:p>
          </table:table-cell>
          <table:table-cell table:number-columns-repeated="2"/>
          <table:table-cell office:value-type="float" office:value="503">
            <text:p>503</text:p>
          </table:table-cell>
          <table:table-cell table:formula="of:=([.K507]*[.K507]*[.K$2])+([.K507]*[.L$2])+[.M$2]" office:value-type="float" office:value="125.54160513256">
            <text:p>125.5416051325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4">
            <text:p>504</text:p>
          </table:table-cell>
          <table:table-cell table:formula="of:=([.G508]*[.G508]*[.G$2])+([.G508]*[.H$2])+[.I$2]" office:value-type="float" office:value="374.735150435425">
            <text:p>374.735150435425</text:p>
          </table:table-cell>
          <table:table-cell table:number-columns-repeated="2"/>
          <table:table-cell office:value-type="float" office:value="504">
            <text:p>504</text:p>
          </table:table-cell>
          <table:table-cell table:formula="of:=([.K508]*[.K508]*[.K$2])+([.K508]*[.L$2])+[.M$2]" office:value-type="float" office:value="126.001064018821">
            <text:p>126.0010640188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5">
            <text:p>505</text:p>
          </table:table-cell>
          <table:table-cell table:formula="of:=([.G509]*[.G509]*[.G$2])+([.G509]*[.H$2])+[.I$2]" office:value-type="float" office:value="375.193496927024">
            <text:p>375.193496927024</text:p>
          </table:table-cell>
          <table:table-cell table:number-columns-repeated="2"/>
          <table:table-cell office:value-type="float" office:value="505">
            <text:p>505</text:p>
          </table:table-cell>
          <table:table-cell table:formula="of:=([.K509]*[.K509]*[.K$2])+([.K509]*[.L$2])+[.M$2]" office:value-type="float" office:value="126.460511655113">
            <text:p>126.4605116551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6">
            <text:p>506</text:p>
          </table:table-cell>
          <table:table-cell table:formula="of:=([.G510]*[.G510]*[.G$2])+([.G510]*[.H$2])+[.I$2]" office:value-type="float" office:value="375.651793614542">
            <text:p>375.651793614542</text:p>
          </table:table-cell>
          <table:table-cell table:number-columns-repeated="2"/>
          <table:table-cell office:value-type="float" office:value="506">
            <text:p>506</text:p>
          </table:table-cell>
          <table:table-cell table:formula="of:=([.K510]*[.K510]*[.K$2])+([.K510]*[.L$2])+[.M$2]" office:value-type="float" office:value="126.919948041435">
            <text:p>126.9199480414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7">
            <text:p>507</text:p>
          </table:table-cell>
          <table:table-cell table:formula="of:=([.G511]*[.G511]*[.G$2])+([.G511]*[.H$2])+[.I$2]" office:value-type="float" office:value="376.110040497978">
            <text:p>376.110040497978</text:p>
          </table:table-cell>
          <table:table-cell table:number-columns-repeated="2"/>
          <table:table-cell office:value-type="float" office:value="507">
            <text:p>507</text:p>
          </table:table-cell>
          <table:table-cell table:formula="of:=([.K511]*[.K511]*[.K$2])+([.K511]*[.L$2])+[.M$2]" office:value-type="float" office:value="127.379373177788">
            <text:p>127.3793731777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8">
            <text:p>508</text:p>
          </table:table-cell>
          <table:table-cell table:formula="of:=([.G512]*[.G512]*[.G$2])+([.G512]*[.H$2])+[.I$2]" office:value-type="float" office:value="376.568237577334">
            <text:p>376.568237577334</text:p>
          </table:table-cell>
          <table:table-cell table:number-columns-repeated="2"/>
          <table:table-cell office:value-type="float" office:value="508">
            <text:p>508</text:p>
          </table:table-cell>
          <table:table-cell table:formula="of:=([.K512]*[.K512]*[.K$2])+([.K512]*[.L$2])+[.M$2]" office:value-type="float" office:value="127.83878706417">
            <text:p>127.8387870641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9">
            <text:p>509</text:p>
          </table:table-cell>
          <table:table-cell table:formula="of:=([.G513]*[.G513]*[.G$2])+([.G513]*[.H$2])+[.I$2]" office:value-type="float" office:value="377.026384852609">
            <text:p>377.026384852609</text:p>
          </table:table-cell>
          <table:table-cell table:number-columns-repeated="2"/>
          <table:table-cell office:value-type="float" office:value="509">
            <text:p>509</text:p>
          </table:table-cell>
          <table:table-cell table:formula="of:=([.K513]*[.K513]*[.K$2])+([.K513]*[.L$2])+[.M$2]" office:value-type="float" office:value="128.298189700583">
            <text:p>128.2981897005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0">
            <text:p>510</text:p>
          </table:table-cell>
          <table:table-cell table:formula="of:=([.G514]*[.G514]*[.G$2])+([.G514]*[.H$2])+[.I$2]" office:value-type="float" office:value="377.484482323802">
            <text:p>377.484482323802</text:p>
          </table:table-cell>
          <table:table-cell table:number-columns-repeated="2"/>
          <table:table-cell office:value-type="float" office:value="510">
            <text:p>510</text:p>
          </table:table-cell>
          <table:table-cell table:formula="of:=([.K514]*[.K514]*[.K$2])+([.K514]*[.L$2])+[.M$2]" office:value-type="float" office:value="128.757581087026">
            <text:p>128.7575810870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1">
            <text:p>511</text:p>
          </table:table-cell>
          <table:table-cell table:formula="of:=([.G515]*[.G515]*[.G$2])+([.G515]*[.H$2])+[.I$2]" office:value-type="float" office:value="377.942529990915">
            <text:p>377.942529990915</text:p>
          </table:table-cell>
          <table:table-cell table:number-columns-repeated="2"/>
          <table:table-cell office:value-type="float" office:value="511">
            <text:p>511</text:p>
          </table:table-cell>
          <table:table-cell table:formula="of:=([.K515]*[.K515]*[.K$2])+([.K515]*[.L$2])+[.M$2]" office:value-type="float" office:value="129.2169612235">
            <text:p>129.2169612235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([.G516]*[.G516]*[.G$2])+([.G516]*[.H$2])+[.I$2]" office:value-type="float" office:value="378.400527853946">
            <text:p>378.400527853946</text:p>
          </table:table-cell>
          <table:table-cell table:number-columns-repeated="2"/>
          <table:table-cell office:value-type="float" office:value="512">
            <text:p>512</text:p>
          </table:table-cell>
          <table:table-cell table:formula="of:=([.K516]*[.K516]*[.K$2])+([.K516]*[.L$2])+[.M$2]" office:value-type="float" office:value="129.676330110003">
            <text:p>129.6763301100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3">
            <text:p>513</text:p>
          </table:table-cell>
          <table:table-cell table:formula="of:=([.G517]*[.G517]*[.G$2])+([.G517]*[.H$2])+[.I$2]" office:value-type="float" office:value="378.858475912897">
            <text:p>378.858475912897</text:p>
          </table:table-cell>
          <table:table-cell table:number-columns-repeated="2"/>
          <table:table-cell office:value-type="float" office:value="513">
            <text:p>513</text:p>
          </table:table-cell>
          <table:table-cell table:formula="of:=([.K517]*[.K517]*[.K$2])+([.K517]*[.L$2])+[.M$2]" office:value-type="float" office:value="130.135687746537">
            <text:p>130.1356877465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4">
            <text:p>514</text:p>
          </table:table-cell>
          <table:table-cell table:formula="of:=([.G518]*[.G518]*[.G$2])+([.G518]*[.H$2])+[.I$2]" office:value-type="float" office:value="379.316374167766">
            <text:p>379.316374167766</text:p>
          </table:table-cell>
          <table:table-cell table:number-columns-repeated="2"/>
          <table:table-cell office:value-type="float" office:value="514">
            <text:p>514</text:p>
          </table:table-cell>
          <table:table-cell table:formula="of:=([.K518]*[.K518]*[.K$2])+([.K518]*[.L$2])+[.M$2]" office:value-type="float" office:value="130.595034133101">
            <text:p>130.5950341331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5">
            <text:p>515</text:p>
          </table:table-cell>
          <table:table-cell table:formula="of:=([.G519]*[.G519]*[.G$2])+([.G519]*[.H$2])+[.I$2]" office:value-type="float" office:value="379.774222618554">
            <text:p>379.774222618554</text:p>
          </table:table-cell>
          <table:table-cell table:number-columns-repeated="2"/>
          <table:table-cell office:value-type="float" office:value="515">
            <text:p>515</text:p>
          </table:table-cell>
          <table:table-cell table:formula="of:=([.K519]*[.K519]*[.K$2])+([.K519]*[.L$2])+[.M$2]" office:value-type="float" office:value="131.054369269695">
            <text:p>131.0543692696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6">
            <text:p>516</text:p>
          </table:table-cell>
          <table:table-cell table:formula="of:=([.G520]*[.G520]*[.G$2])+([.G520]*[.H$2])+[.I$2]" office:value-type="float" office:value="380.232021265261">
            <text:p>380.232021265261</text:p>
          </table:table-cell>
          <table:table-cell table:number-columns-repeated="2"/>
          <table:table-cell office:value-type="float" office:value="516">
            <text:p>516</text:p>
          </table:table-cell>
          <table:table-cell table:formula="of:=([.K520]*[.K520]*[.K$2])+([.K520]*[.L$2])+[.M$2]" office:value-type="float" office:value="131.51369315632">
            <text:p>131.5136931563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7">
            <text:p>517</text:p>
          </table:table-cell>
          <table:table-cell table:formula="of:=([.G521]*[.G521]*[.G$2])+([.G521]*[.H$2])+[.I$2]" office:value-type="float" office:value="380.689770107887">
            <text:p>380.689770107887</text:p>
          </table:table-cell>
          <table:table-cell table:number-columns-repeated="2"/>
          <table:table-cell office:value-type="float" office:value="517">
            <text:p>517</text:p>
          </table:table-cell>
          <table:table-cell table:formula="of:=([.K521]*[.K521]*[.K$2])+([.K521]*[.L$2])+[.M$2]" office:value-type="float" office:value="131.973005792975">
            <text:p>131.9730057929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8">
            <text:p>518</text:p>
          </table:table-cell>
          <table:table-cell table:formula="of:=([.G522]*[.G522]*[.G$2])+([.G522]*[.H$2])+[.I$2]" office:value-type="float" office:value="381.147469146432">
            <text:p>381.147469146432</text:p>
          </table:table-cell>
          <table:table-cell table:number-columns-repeated="2"/>
          <table:table-cell office:value-type="float" office:value="518">
            <text:p>518</text:p>
          </table:table-cell>
          <table:table-cell table:formula="of:=([.K522]*[.K522]*[.K$2])+([.K522]*[.L$2])+[.M$2]" office:value-type="float" office:value="132.43230717966">
            <text:p>132.4323071796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9">
            <text:p>519</text:p>
          </table:table-cell>
          <table:table-cell table:formula="of:=([.G523]*[.G523]*[.G$2])+([.G523]*[.H$2])+[.I$2]" office:value-type="float" office:value="381.605118380896">
            <text:p>381.605118380896</text:p>
          </table:table-cell>
          <table:table-cell table:number-columns-repeated="2"/>
          <table:table-cell office:value-type="float" office:value="519">
            <text:p>519</text:p>
          </table:table-cell>
          <table:table-cell table:formula="of:=([.K523]*[.K523]*[.K$2])+([.K523]*[.L$2])+[.M$2]" office:value-type="float" office:value="132.891597316375">
            <text:p>132.8915973163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0">
            <text:p>520</text:p>
          </table:table-cell>
          <table:table-cell table:formula="of:=([.G524]*[.G524]*[.G$2])+([.G524]*[.H$2])+[.I$2]" office:value-type="float" office:value="382.062717811278">
            <text:p>382.062717811278</text:p>
          </table:table-cell>
          <table:table-cell table:number-columns-repeated="2"/>
          <table:table-cell office:value-type="float" office:value="520">
            <text:p>520</text:p>
          </table:table-cell>
          <table:table-cell table:formula="of:=([.K524]*[.K524]*[.K$2])+([.K524]*[.L$2])+[.M$2]" office:value-type="float" office:value="133.35087620312">
            <text:p>133.3508762031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1">
            <text:p>521</text:p>
          </table:table-cell>
          <table:table-cell table:formula="of:=([.G525]*[.G525]*[.G$2])+([.G525]*[.H$2])+[.I$2]" office:value-type="float" office:value="382.52026743758">
            <text:p>382.520267437580</text:p>
          </table:table-cell>
          <table:table-cell table:number-columns-repeated="2"/>
          <table:table-cell office:value-type="float" office:value="521">
            <text:p>521</text:p>
          </table:table-cell>
          <table:table-cell table:formula="of:=([.K525]*[.K525]*[.K$2])+([.K525]*[.L$2])+[.M$2]" office:value-type="float" office:value="133.810143839896">
            <text:p>133.8101438398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2">
            <text:p>522</text:p>
          </table:table-cell>
          <table:table-cell table:formula="of:=([.G526]*[.G526]*[.G$2])+([.G526]*[.H$2])+[.I$2]" office:value-type="float" office:value="382.977767259801">
            <text:p>382.977767259801</text:p>
          </table:table-cell>
          <table:table-cell table:number-columns-repeated="2"/>
          <table:table-cell office:value-type="float" office:value="522">
            <text:p>522</text:p>
          </table:table-cell>
          <table:table-cell table:formula="of:=([.K526]*[.K526]*[.K$2])+([.K526]*[.L$2])+[.M$2]" office:value-type="float" office:value="134.269400226702">
            <text:p>134.2694002267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3">
            <text:p>523</text:p>
          </table:table-cell>
          <table:table-cell table:formula="of:=([.G527]*[.G527]*[.G$2])+([.G527]*[.H$2])+[.I$2]" office:value-type="float" office:value="383.43521727794">
            <text:p>383.435217277940</text:p>
          </table:table-cell>
          <table:table-cell table:number-columns-repeated="2"/>
          <table:table-cell office:value-type="float" office:value="523">
            <text:p>523</text:p>
          </table:table-cell>
          <table:table-cell table:formula="of:=([.K527]*[.K527]*[.K$2])+([.K527]*[.L$2])+[.M$2]" office:value-type="float" office:value="134.728645363538">
            <text:p>134.7286453635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4">
            <text:p>524</text:p>
          </table:table-cell>
          <table:table-cell table:formula="of:=([.G528]*[.G528]*[.G$2])+([.G528]*[.H$2])+[.I$2]" office:value-type="float" office:value="383.892617491998">
            <text:p>383.892617491998</text:p>
          </table:table-cell>
          <table:table-cell table:number-columns-repeated="2"/>
          <table:table-cell office:value-type="float" office:value="524">
            <text:p>524</text:p>
          </table:table-cell>
          <table:table-cell table:formula="of:=([.K528]*[.K528]*[.K$2])+([.K528]*[.L$2])+[.M$2]" office:value-type="float" office:value="135.187879250405">
            <text:p>135.1878792504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5">
            <text:p>525</text:p>
          </table:table-cell>
          <table:table-cell table:formula="of:=([.G529]*[.G529]*[.G$2])+([.G529]*[.H$2])+[.I$2]" office:value-type="float" office:value="384.349967901976">
            <text:p>384.349967901976</text:p>
          </table:table-cell>
          <table:table-cell table:number-columns-repeated="2"/>
          <table:table-cell office:value-type="float" office:value="525">
            <text:p>525</text:p>
          </table:table-cell>
          <table:table-cell table:formula="of:=([.K529]*[.K529]*[.K$2])+([.K529]*[.L$2])+[.M$2]" office:value-type="float" office:value="135.647101887302">
            <text:p>135.6471018873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6">
            <text:p>526</text:p>
          </table:table-cell>
          <table:table-cell table:formula="of:=([.G530]*[.G530]*[.G$2])+([.G530]*[.H$2])+[.I$2]" office:value-type="float" office:value="384.807268507872">
            <text:p>384.807268507872</text:p>
          </table:table-cell>
          <table:table-cell table:number-columns-repeated="2"/>
          <table:table-cell office:value-type="float" office:value="526">
            <text:p>526</text:p>
          </table:table-cell>
          <table:table-cell table:formula="of:=([.K530]*[.K530]*[.K$2])+([.K530]*[.L$2])+[.M$2]" office:value-type="float" office:value="136.106313274228">
            <text:p>136.1063132742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7">
            <text:p>527</text:p>
          </table:table-cell>
          <table:table-cell table:formula="of:=([.G531]*[.G531]*[.G$2])+([.G531]*[.H$2])+[.I$2]" office:value-type="float" office:value="385.264519309687">
            <text:p>385.264519309687</text:p>
          </table:table-cell>
          <table:table-cell table:number-columns-repeated="2"/>
          <table:table-cell office:value-type="float" office:value="527">
            <text:p>527</text:p>
          </table:table-cell>
          <table:table-cell table:formula="of:=([.K531]*[.K531]*[.K$2])+([.K531]*[.L$2])+[.M$2]" office:value-type="float" office:value="136.565513411186">
            <text:p>136.5655134111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8">
            <text:p>528</text:p>
          </table:table-cell>
          <table:table-cell table:formula="of:=([.G532]*[.G532]*[.G$2])+([.G532]*[.H$2])+[.I$2]" office:value-type="float" office:value="385.721720307421">
            <text:p>385.721720307421</text:p>
          </table:table-cell>
          <table:table-cell table:number-columns-repeated="2"/>
          <table:table-cell office:value-type="float" office:value="528">
            <text:p>528</text:p>
          </table:table-cell>
          <table:table-cell table:formula="of:=([.K532]*[.K532]*[.K$2])+([.K532]*[.L$2])+[.M$2]" office:value-type="float" office:value="137.024702298173">
            <text:p>137.0247022981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9">
            <text:p>529</text:p>
          </table:table-cell>
          <table:table-cell table:formula="of:=([.G533]*[.G533]*[.G$2])+([.G533]*[.H$2])+[.I$2]" office:value-type="float" office:value="386.178871501074">
            <text:p>386.178871501074</text:p>
          </table:table-cell>
          <table:table-cell table:number-columns-repeated="2"/>
          <table:table-cell office:value-type="float" office:value="529">
            <text:p>529</text:p>
          </table:table-cell>
          <table:table-cell table:formula="of:=([.K533]*[.K533]*[.K$2])+([.K533]*[.L$2])+[.M$2]" office:value-type="float" office:value="137.483879935191">
            <text:p>137.4838799351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0">
            <text:p>530</text:p>
          </table:table-cell>
          <table:table-cell table:formula="of:=([.G534]*[.G534]*[.G$2])+([.G534]*[.H$2])+[.I$2]" office:value-type="float" office:value="386.635972890646">
            <text:p>386.635972890646</text:p>
          </table:table-cell>
          <table:table-cell table:number-columns-repeated="2"/>
          <table:table-cell office:value-type="float" office:value="530">
            <text:p>530</text:p>
          </table:table-cell>
          <table:table-cell table:formula="of:=([.K534]*[.K534]*[.K$2])+([.K534]*[.L$2])+[.M$2]" office:value-type="float" office:value="137.943046322239">
            <text:p>137.9430463222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1">
            <text:p>531</text:p>
          </table:table-cell>
          <table:table-cell table:formula="of:=([.G535]*[.G535]*[.G$2])+([.G535]*[.H$2])+[.I$2]" office:value-type="float" office:value="387.093024476137">
            <text:p>387.093024476137</text:p>
          </table:table-cell>
          <table:table-cell table:number-columns-repeated="2"/>
          <table:table-cell office:value-type="float" office:value="531">
            <text:p>531</text:p>
          </table:table-cell>
          <table:table-cell table:formula="of:=([.K535]*[.K535]*[.K$2])+([.K535]*[.L$2])+[.M$2]" office:value-type="float" office:value="138.402201459317">
            <text:p>138.4022014593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2">
            <text:p>532</text:p>
          </table:table-cell>
          <table:table-cell table:formula="of:=([.G536]*[.G536]*[.G$2])+([.G536]*[.H$2])+[.I$2]" office:value-type="float" office:value="387.550026257546">
            <text:p>387.550026257546</text:p>
          </table:table-cell>
          <table:table-cell table:number-columns-repeated="2"/>
          <table:table-cell office:value-type="float" office:value="532">
            <text:p>532</text:p>
          </table:table-cell>
          <table:table-cell table:formula="of:=([.K536]*[.K536]*[.K$2])+([.K536]*[.L$2])+[.M$2]" office:value-type="float" office:value="138.861345346425">
            <text:p>138.8613453464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3">
            <text:p>533</text:p>
          </table:table-cell>
          <table:table-cell table:formula="of:=([.G537]*[.G537]*[.G$2])+([.G537]*[.H$2])+[.I$2]" office:value-type="float" office:value="388.006978234875">
            <text:p>388.006978234875</text:p>
          </table:table-cell>
          <table:table-cell table:number-columns-repeated="2"/>
          <table:table-cell office:value-type="float" office:value="533">
            <text:p>533</text:p>
          </table:table-cell>
          <table:table-cell table:formula="of:=([.K537]*[.K537]*[.K$2])+([.K537]*[.L$2])+[.M$2]" office:value-type="float" office:value="139.320477983564">
            <text:p>139.3204779835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4">
            <text:p>534</text:p>
          </table:table-cell>
          <table:table-cell table:formula="of:=([.G538]*[.G538]*[.G$2])+([.G538]*[.H$2])+[.I$2]" office:value-type="float" office:value="388.463880408123">
            <text:p>388.463880408123</text:p>
          </table:table-cell>
          <table:table-cell table:number-columns-repeated="2"/>
          <table:table-cell office:value-type="float" office:value="534">
            <text:p>534</text:p>
          </table:table-cell>
          <table:table-cell table:formula="of:=([.K538]*[.K538]*[.K$2])+([.K538]*[.L$2])+[.M$2]" office:value-type="float" office:value="139.779599370733">
            <text:p>139.7795993707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5">
            <text:p>535</text:p>
          </table:table-cell>
          <table:table-cell table:formula="of:=([.G539]*[.G539]*[.G$2])+([.G539]*[.H$2])+[.I$2]" office:value-type="float" office:value="388.920732777289">
            <text:p>388.920732777289</text:p>
          </table:table-cell>
          <table:table-cell table:number-columns-repeated="2"/>
          <table:table-cell office:value-type="float" office:value="535">
            <text:p>535</text:p>
          </table:table-cell>
          <table:table-cell table:formula="of:=([.K539]*[.K539]*[.K$2])+([.K539]*[.L$2])+[.M$2]" office:value-type="float" office:value="140.238709507932">
            <text:p>140.2387095079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6">
            <text:p>536</text:p>
          </table:table-cell>
          <table:table-cell table:formula="of:=([.G540]*[.G540]*[.G$2])+([.G540]*[.H$2])+[.I$2]" office:value-type="float" office:value="389.377535342375">
            <text:p>389.377535342375</text:p>
          </table:table-cell>
          <table:table-cell table:number-columns-repeated="2"/>
          <table:table-cell office:value-type="float" office:value="536">
            <text:p>536</text:p>
          </table:table-cell>
          <table:table-cell table:formula="of:=([.K540]*[.K540]*[.K$2])+([.K540]*[.L$2])+[.M$2]" office:value-type="float" office:value="140.697808395161">
            <text:p>140.6978083951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7">
            <text:p>537</text:p>
          </table:table-cell>
          <table:table-cell table:formula="of:=([.G541]*[.G541]*[.G$2])+([.G541]*[.H$2])+[.I$2]" office:value-type="float" office:value="389.834288103379">
            <text:p>389.834288103379</text:p>
          </table:table-cell>
          <table:table-cell table:number-columns-repeated="2"/>
          <table:table-cell office:value-type="float" office:value="537">
            <text:p>537</text:p>
          </table:table-cell>
          <table:table-cell table:formula="of:=([.K541]*[.K541]*[.K$2])+([.K541]*[.L$2])+[.M$2]" office:value-type="float" office:value="141.156896032421">
            <text:p>141.1568960324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8">
            <text:p>538</text:p>
          </table:table-cell>
          <table:table-cell table:formula="of:=([.G542]*[.G542]*[.G$2])+([.G542]*[.H$2])+[.I$2]" office:value-type="float" office:value="390.290991060302">
            <text:p>390.290991060302</text:p>
          </table:table-cell>
          <table:table-cell table:number-columns-repeated="2"/>
          <table:table-cell office:value-type="float" office:value="538">
            <text:p>538</text:p>
          </table:table-cell>
          <table:table-cell table:formula="of:=([.K542]*[.K542]*[.K$2])+([.K542]*[.L$2])+[.M$2]" office:value-type="float" office:value="141.615972419711">
            <text:p>141.6159724197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9">
            <text:p>539</text:p>
          </table:table-cell>
          <table:table-cell table:formula="of:=([.G543]*[.G543]*[.G$2])+([.G543]*[.H$2])+[.I$2]" office:value-type="float" office:value="390.747644213144">
            <text:p>390.747644213144</text:p>
          </table:table-cell>
          <table:table-cell table:number-columns-repeated="2"/>
          <table:table-cell office:value-type="float" office:value="539">
            <text:p>539</text:p>
          </table:table-cell>
          <table:table-cell table:formula="of:=([.K543]*[.K543]*[.K$2])+([.K543]*[.L$2])+[.M$2]" office:value-type="float" office:value="142.075037557031">
            <text:p>142.0750375570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0">
            <text:p>540</text:p>
          </table:table-cell>
          <table:table-cell table:formula="of:=([.G544]*[.G544]*[.G$2])+([.G544]*[.H$2])+[.I$2]" office:value-type="float" office:value="391.204247561905">
            <text:p>391.204247561905</text:p>
          </table:table-cell>
          <table:table-cell table:number-columns-repeated="2"/>
          <table:table-cell office:value-type="float" office:value="540">
            <text:p>540</text:p>
          </table:table-cell>
          <table:table-cell table:formula="of:=([.K544]*[.K544]*[.K$2])+([.K544]*[.L$2])+[.M$2]" office:value-type="float" office:value="142.534091444381">
            <text:p>142.5340914443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1">
            <text:p>541</text:p>
          </table:table-cell>
          <table:table-cell table:formula="of:=([.G545]*[.G545]*[.G$2])+([.G545]*[.H$2])+[.I$2]" office:value-type="float" office:value="391.660801106585">
            <text:p>391.660801106585</text:p>
          </table:table-cell>
          <table:table-cell table:number-columns-repeated="2"/>
          <table:table-cell office:value-type="float" office:value="541">
            <text:p>541</text:p>
          </table:table-cell>
          <table:table-cell table:formula="of:=([.K545]*[.K545]*[.K$2])+([.K545]*[.L$2])+[.M$2]" office:value-type="float" office:value="142.993134081762">
            <text:p>142.9931340817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2">
            <text:p>542</text:p>
          </table:table-cell>
          <table:table-cell table:formula="of:=([.G546]*[.G546]*[.G$2])+([.G546]*[.H$2])+[.I$2]" office:value-type="float" office:value="392.117304847184">
            <text:p>392.117304847184</text:p>
          </table:table-cell>
          <table:table-cell table:number-columns-repeated="2"/>
          <table:table-cell office:value-type="float" office:value="542">
            <text:p>542</text:p>
          </table:table-cell>
          <table:table-cell table:formula="of:=([.K546]*[.K546]*[.K$2])+([.K546]*[.L$2])+[.M$2]" office:value-type="float" office:value="143.452165469172">
            <text:p>143.4521654691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3">
            <text:p>543</text:p>
          </table:table-cell>
          <table:table-cell table:formula="of:=([.G547]*[.G547]*[.G$2])+([.G547]*[.H$2])+[.I$2]" office:value-type="float" office:value="392.573758783702">
            <text:p>392.573758783702</text:p>
          </table:table-cell>
          <table:table-cell table:number-columns-repeated="2"/>
          <table:table-cell office:value-type="float" office:value="543">
            <text:p>543</text:p>
          </table:table-cell>
          <table:table-cell table:formula="of:=([.K547]*[.K547]*[.K$2])+([.K547]*[.L$2])+[.M$2]" office:value-type="float" office:value="143.911185606613">
            <text:p>143.9111856066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4">
            <text:p>544</text:p>
          </table:table-cell>
          <table:table-cell table:formula="of:=([.G548]*[.G548]*[.G$2])+([.G548]*[.H$2])+[.I$2]" office:value-type="float" office:value="393.030162916139">
            <text:p>393.030162916139</text:p>
          </table:table-cell>
          <table:table-cell table:number-columns-repeated="2"/>
          <table:table-cell office:value-type="float" office:value="544">
            <text:p>544</text:p>
          </table:table-cell>
          <table:table-cell table:formula="of:=([.K548]*[.K548]*[.K$2])+([.K548]*[.L$2])+[.M$2]" office:value-type="float" office:value="144.370194494085">
            <text:p>144.3701944940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5">
            <text:p>545</text:p>
          </table:table-cell>
          <table:table-cell table:formula="of:=([.G549]*[.G549]*[.G$2])+([.G549]*[.H$2])+[.I$2]" office:value-type="float" office:value="393.486517244494">
            <text:p>393.486517244494</text:p>
          </table:table-cell>
          <table:table-cell table:number-columns-repeated="2"/>
          <table:table-cell office:value-type="float" office:value="545">
            <text:p>545</text:p>
          </table:table-cell>
          <table:table-cell table:formula="of:=([.K549]*[.K549]*[.K$2])+([.K549]*[.L$2])+[.M$2]" office:value-type="float" office:value="144.829192131586">
            <text:p>144.8291921315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6">
            <text:p>546</text:p>
          </table:table-cell>
          <table:table-cell table:formula="of:=([.G550]*[.G550]*[.G$2])+([.G550]*[.H$2])+[.I$2]" office:value-type="float" office:value="393.942821768769">
            <text:p>393.942821768769</text:p>
          </table:table-cell>
          <table:table-cell table:number-columns-repeated="2"/>
          <table:table-cell office:value-type="float" office:value="546">
            <text:p>546</text:p>
          </table:table-cell>
          <table:table-cell table:formula="of:=([.K550]*[.K550]*[.K$2])+([.K550]*[.L$2])+[.M$2]" office:value-type="float" office:value="145.288178519118">
            <text:p>145.2881785191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7">
            <text:p>547</text:p>
          </table:table-cell>
          <table:table-cell table:formula="of:=([.G551]*[.G551]*[.G$2])+([.G551]*[.H$2])+[.I$2]" office:value-type="float" office:value="394.399076488962">
            <text:p>394.399076488962</text:p>
          </table:table-cell>
          <table:table-cell table:number-columns-repeated="2"/>
          <table:table-cell office:value-type="float" office:value="547">
            <text:p>547</text:p>
          </table:table-cell>
          <table:table-cell table:formula="of:=([.K551]*[.K551]*[.K$2])+([.K551]*[.L$2])+[.M$2]" office:value-type="float" office:value="145.74715365668">
            <text:p>145.7471536566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8">
            <text:p>548</text:p>
          </table:table-cell>
          <table:table-cell table:formula="of:=([.G552]*[.G552]*[.G$2])+([.G552]*[.H$2])+[.I$2]" office:value-type="float" office:value="394.855281405075">
            <text:p>394.855281405075</text:p>
          </table:table-cell>
          <table:table-cell table:number-columns-repeated="2"/>
          <table:table-cell office:value-type="float" office:value="548">
            <text:p>548</text:p>
          </table:table-cell>
          <table:table-cell table:formula="of:=([.K552]*[.K552]*[.K$2])+([.K552]*[.L$2])+[.M$2]" office:value-type="float" office:value="146.206117544272">
            <text:p>146.2061175442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9">
            <text:p>549</text:p>
          </table:table-cell>
          <table:table-cell table:formula="of:=([.G553]*[.G553]*[.G$2])+([.G553]*[.H$2])+[.I$2]" office:value-type="float" office:value="395.311436517106">
            <text:p>395.311436517106</text:p>
          </table:table-cell>
          <table:table-cell table:number-columns-repeated="2"/>
          <table:table-cell office:value-type="float" office:value="549">
            <text:p>549</text:p>
          </table:table-cell>
          <table:table-cell table:formula="of:=([.K553]*[.K553]*[.K$2])+([.K553]*[.L$2])+[.M$2]" office:value-type="float" office:value="146.665070181895">
            <text:p>146.6650701818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0">
            <text:p>550</text:p>
          </table:table-cell>
          <table:table-cell table:formula="of:=([.G554]*[.G554]*[.G$2])+([.G554]*[.H$2])+[.I$2]" office:value-type="float" office:value="395.767541825056">
            <text:p>395.767541825056</text:p>
          </table:table-cell>
          <table:table-cell table:number-columns-repeated="2"/>
          <table:table-cell office:value-type="float" office:value="550">
            <text:p>550</text:p>
          </table:table-cell>
          <table:table-cell table:formula="of:=([.K554]*[.K554]*[.K$2])+([.K554]*[.L$2])+[.M$2]" office:value-type="float" office:value="147.124011569547">
            <text:p>147.1240115695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1">
            <text:p>551</text:p>
          </table:table-cell>
          <table:table-cell table:formula="of:=([.G555]*[.G555]*[.G$2])+([.G555]*[.H$2])+[.I$2]" office:value-type="float" office:value="396.223597328925">
            <text:p>396.223597328925</text:p>
          </table:table-cell>
          <table:table-cell table:number-columns-repeated="2"/>
          <table:table-cell office:value-type="float" office:value="551">
            <text:p>551</text:p>
          </table:table-cell>
          <table:table-cell table:formula="of:=([.K555]*[.K555]*[.K$2])+([.K555]*[.L$2])+[.M$2]" office:value-type="float" office:value="147.58294170723">
            <text:p>147.5829417072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2">
            <text:p>552</text:p>
          </table:table-cell>
          <table:table-cell table:formula="of:=([.G556]*[.G556]*[.G$2])+([.G556]*[.H$2])+[.I$2]" office:value-type="float" office:value="396.679603028713">
            <text:p>396.679603028713</text:p>
          </table:table-cell>
          <table:table-cell table:number-columns-repeated="2"/>
          <table:table-cell office:value-type="float" office:value="552">
            <text:p>552</text:p>
          </table:table-cell>
          <table:table-cell table:formula="of:=([.K556]*[.K556]*[.K$2])+([.K556]*[.L$2])+[.M$2]" office:value-type="float" office:value="148.041860594944">
            <text:p>148.0418605949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3">
            <text:p>553</text:p>
          </table:table-cell>
          <table:table-cell table:formula="of:=([.G557]*[.G557]*[.G$2])+([.G557]*[.H$2])+[.I$2]" office:value-type="float" office:value="397.13555892442">
            <text:p>397.135558924420</text:p>
          </table:table-cell>
          <table:table-cell table:number-columns-repeated="2"/>
          <table:table-cell office:value-type="float" office:value="553">
            <text:p>553</text:p>
          </table:table-cell>
          <table:table-cell table:formula="of:=([.K557]*[.K557]*[.K$2])+([.K557]*[.L$2])+[.M$2]" office:value-type="float" office:value="148.500768232687">
            <text:p>148.5007682326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4">
            <text:p>554</text:p>
          </table:table-cell>
          <table:table-cell table:formula="of:=([.G558]*[.G558]*[.G$2])+([.G558]*[.H$2])+[.I$2]" office:value-type="float" office:value="397.591465016046">
            <text:p>397.591465016046</text:p>
          </table:table-cell>
          <table:table-cell table:number-columns-repeated="2"/>
          <table:table-cell office:value-type="float" office:value="554">
            <text:p>554</text:p>
          </table:table-cell>
          <table:table-cell table:formula="of:=([.K558]*[.K558]*[.K$2])+([.K558]*[.L$2])+[.M$2]" office:value-type="float" office:value="148.959664620461">
            <text:p>148.9596646204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5">
            <text:p>555</text:p>
          </table:table-cell>
          <table:table-cell table:formula="of:=([.G559]*[.G559]*[.G$2])+([.G559]*[.H$2])+[.I$2]" office:value-type="float" office:value="398.047321303591">
            <text:p>398.047321303591</text:p>
          </table:table-cell>
          <table:table-cell table:number-columns-repeated="2"/>
          <table:table-cell office:value-type="float" office:value="555">
            <text:p>555</text:p>
          </table:table-cell>
          <table:table-cell table:formula="of:=([.K559]*[.K559]*[.K$2])+([.K559]*[.L$2])+[.M$2]" office:value-type="float" office:value="149.418549758265">
            <text:p>149.4185497582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6">
            <text:p>556</text:p>
          </table:table-cell>
          <table:table-cell table:formula="of:=([.G560]*[.G560]*[.G$2])+([.G560]*[.H$2])+[.I$2]" office:value-type="float" office:value="398.503127787055">
            <text:p>398.503127787055</text:p>
          </table:table-cell>
          <table:table-cell table:number-columns-repeated="2"/>
          <table:table-cell office:value-type="float" office:value="556">
            <text:p>556</text:p>
          </table:table-cell>
          <table:table-cell table:formula="of:=([.K560]*[.K560]*[.K$2])+([.K560]*[.L$2])+[.M$2]" office:value-type="float" office:value="149.877423646099">
            <text:p>149.8774236460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7">
            <text:p>557</text:p>
          </table:table-cell>
          <table:table-cell table:formula="of:=([.G561]*[.G561]*[.G$2])+([.G561]*[.H$2])+[.I$2]" office:value-type="float" office:value="398.958884466437">
            <text:p>398.958884466437</text:p>
          </table:table-cell>
          <table:table-cell table:number-columns-repeated="2"/>
          <table:table-cell office:value-type="float" office:value="557">
            <text:p>557</text:p>
          </table:table-cell>
          <table:table-cell table:formula="of:=([.K561]*[.K561]*[.K$2])+([.K561]*[.L$2])+[.M$2]" office:value-type="float" office:value="150.336286283963">
            <text:p>150.3362862839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8">
            <text:p>558</text:p>
          </table:table-cell>
          <table:table-cell table:formula="of:=([.G562]*[.G562]*[.G$2])+([.G562]*[.H$2])+[.I$2]" office:value-type="float" office:value="399.414591341739">
            <text:p>399.414591341739</text:p>
          </table:table-cell>
          <table:table-cell table:number-columns-repeated="2"/>
          <table:table-cell office:value-type="float" office:value="558">
            <text:p>558</text:p>
          </table:table-cell>
          <table:table-cell table:formula="of:=([.K562]*[.K562]*[.K$2])+([.K562]*[.L$2])+[.M$2]" office:value-type="float" office:value="150.795137671858">
            <text:p>150.7951376718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9">
            <text:p>559</text:p>
          </table:table-cell>
          <table:table-cell table:formula="of:=([.G563]*[.G563]*[.G$2])+([.G563]*[.H$2])+[.I$2]" office:value-type="float" office:value="399.870248412959">
            <text:p>399.870248412959</text:p>
          </table:table-cell>
          <table:table-cell table:number-columns-repeated="2"/>
          <table:table-cell office:value-type="float" office:value="559">
            <text:p>559</text:p>
          </table:table-cell>
          <table:table-cell table:formula="of:=([.K563]*[.K563]*[.K$2])+([.K563]*[.L$2])+[.M$2]" office:value-type="float" office:value="151.253977809783">
            <text:p>151.2539778097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0">
            <text:p>560</text:p>
          </table:table-cell>
          <table:table-cell table:formula="of:=([.G564]*[.G564]*[.G$2])+([.G564]*[.H$2])+[.I$2]" office:value-type="float" office:value="400.325855680099">
            <text:p>400.325855680099</text:p>
          </table:table-cell>
          <table:table-cell table:number-columns-repeated="2"/>
          <table:table-cell office:value-type="float" office:value="560">
            <text:p>560</text:p>
          </table:table-cell>
          <table:table-cell table:formula="of:=([.K564]*[.K564]*[.K$2])+([.K564]*[.L$2])+[.M$2]" office:value-type="float" office:value="151.712806697738">
            <text:p>151.7128066977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1">
            <text:p>561</text:p>
          </table:table-cell>
          <table:table-cell table:formula="of:=([.G565]*[.G565]*[.G$2])+([.G565]*[.H$2])+[.I$2]" office:value-type="float" office:value="400.781413143157">
            <text:p>400.781413143157</text:p>
          </table:table-cell>
          <table:table-cell table:number-columns-repeated="2"/>
          <table:table-cell office:value-type="float" office:value="561">
            <text:p>561</text:p>
          </table:table-cell>
          <table:table-cell table:formula="of:=([.K565]*[.K565]*[.K$2])+([.K565]*[.L$2])+[.M$2]" office:value-type="float" office:value="152.171624335723">
            <text:p>152.1716243357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2">
            <text:p>562</text:p>
          </table:table-cell>
          <table:table-cell table:formula="of:=([.G566]*[.G566]*[.G$2])+([.G566]*[.H$2])+[.I$2]" office:value-type="float" office:value="401.236920802134">
            <text:p>401.236920802134</text:p>
          </table:table-cell>
          <table:table-cell table:number-columns-repeated="2"/>
          <table:table-cell office:value-type="float" office:value="562">
            <text:p>562</text:p>
          </table:table-cell>
          <table:table-cell table:formula="of:=([.K566]*[.K566]*[.K$2])+([.K566]*[.L$2])+[.M$2]" office:value-type="float" office:value="152.630430723739">
            <text:p>152.6304307237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3">
            <text:p>563</text:p>
          </table:table-cell>
          <table:table-cell table:formula="of:=([.G567]*[.G567]*[.G$2])+([.G567]*[.H$2])+[.I$2]" office:value-type="float" office:value="401.69237865703">
            <text:p>401.692378657030</text:p>
          </table:table-cell>
          <table:table-cell table:number-columns-repeated="2"/>
          <table:table-cell office:value-type="float" office:value="563">
            <text:p>563</text:p>
          </table:table-cell>
          <table:table-cell table:formula="of:=([.K567]*[.K567]*[.K$2])+([.K567]*[.L$2])+[.M$2]" office:value-type="float" office:value="153.089225861785">
            <text:p>153.0892258617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4">
            <text:p>564</text:p>
          </table:table-cell>
          <table:table-cell table:formula="of:=([.G568]*[.G568]*[.G$2])+([.G568]*[.H$2])+[.I$2]" office:value-type="float" office:value="402.147786707845">
            <text:p>402.147786707845</text:p>
          </table:table-cell>
          <table:table-cell table:number-columns-repeated="2"/>
          <table:table-cell office:value-type="float" office:value="564">
            <text:p>564</text:p>
          </table:table-cell>
          <table:table-cell table:formula="of:=([.K568]*[.K568]*[.K$2])+([.K568]*[.L$2])+[.M$2]" office:value-type="float" office:value="153.548009749861">
            <text:p>153.5480097498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5">
            <text:p>565</text:p>
          </table:table-cell>
          <table:table-cell table:formula="of:=([.G569]*[.G569]*[.G$2])+([.G569]*[.H$2])+[.I$2]" office:value-type="float" office:value="402.603144954579">
            <text:p>402.603144954579</text:p>
          </table:table-cell>
          <table:table-cell table:number-columns-repeated="2"/>
          <table:table-cell office:value-type="float" office:value="565">
            <text:p>565</text:p>
          </table:table-cell>
          <table:table-cell table:formula="of:=([.K569]*[.K569]*[.K$2])+([.K569]*[.L$2])+[.M$2]" office:value-type="float" office:value="154.006782387967">
            <text:p>154.0067823879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6">
            <text:p>566</text:p>
          </table:table-cell>
          <table:table-cell table:formula="of:=([.G570]*[.G570]*[.G$2])+([.G570]*[.H$2])+[.I$2]" office:value-type="float" office:value="403.058453397232">
            <text:p>403.058453397232</text:p>
          </table:table-cell>
          <table:table-cell table:number-columns-repeated="2"/>
          <table:table-cell office:value-type="float" office:value="566">
            <text:p>566</text:p>
          </table:table-cell>
          <table:table-cell table:formula="of:=([.K570]*[.K570]*[.K$2])+([.K570]*[.L$2])+[.M$2]" office:value-type="float" office:value="154.465543776104">
            <text:p>154.465543776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7">
            <text:p>567</text:p>
          </table:table-cell>
          <table:table-cell table:formula="of:=([.G571]*[.G571]*[.G$2])+([.G571]*[.H$2])+[.I$2]" office:value-type="float" office:value="403.513712035804">
            <text:p>403.513712035804</text:p>
          </table:table-cell>
          <table:table-cell table:number-columns-repeated="2"/>
          <table:table-cell office:value-type="float" office:value="567">
            <text:p>567</text:p>
          </table:table-cell>
          <table:table-cell table:formula="of:=([.K571]*[.K571]*[.K$2])+([.K571]*[.L$2])+[.M$2]" office:value-type="float" office:value="154.924293914271">
            <text:p>154.9242939142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8">
            <text:p>568</text:p>
          </table:table-cell>
          <table:table-cell table:formula="of:=([.G572]*[.G572]*[.G$2])+([.G572]*[.H$2])+[.I$2]" office:value-type="float" office:value="403.968920870295">
            <text:p>403.968920870295</text:p>
          </table:table-cell>
          <table:table-cell table:number-columns-repeated="2"/>
          <table:table-cell office:value-type="float" office:value="568">
            <text:p>568</text:p>
          </table:table-cell>
          <table:table-cell table:formula="of:=([.K572]*[.K572]*[.K$2])+([.K572]*[.L$2])+[.M$2]" office:value-type="float" office:value="155.383032802467">
            <text:p>155.3830328024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9">
            <text:p>569</text:p>
          </table:table-cell>
          <table:table-cell table:formula="of:=([.G573]*[.G573]*[.G$2])+([.G573]*[.H$2])+[.I$2]" office:value-type="float" office:value="404.424079900704">
            <text:p>404.424079900704</text:p>
          </table:table-cell>
          <table:table-cell table:number-columns-repeated="2"/>
          <table:table-cell office:value-type="float" office:value="569">
            <text:p>569</text:p>
          </table:table-cell>
          <table:table-cell table:formula="of:=([.K573]*[.K573]*[.K$2])+([.K573]*[.L$2])+[.M$2]" office:value-type="float" office:value="155.841760440695">
            <text:p>155.8417604406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0">
            <text:p>570</text:p>
          </table:table-cell>
          <table:table-cell table:formula="of:=([.G574]*[.G574]*[.G$2])+([.G574]*[.H$2])+[.I$2]" office:value-type="float" office:value="404.879189127033">
            <text:p>404.879189127033</text:p>
          </table:table-cell>
          <table:table-cell table:number-columns-repeated="2"/>
          <table:table-cell office:value-type="float" office:value="570">
            <text:p>570</text:p>
          </table:table-cell>
          <table:table-cell table:formula="of:=([.K574]*[.K574]*[.K$2])+([.K574]*[.L$2])+[.M$2]" office:value-type="float" office:value="156.300476828952">
            <text:p>156.3004768289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1">
            <text:p>571</text:p>
          </table:table-cell>
          <table:table-cell table:formula="of:=([.G575]*[.G575]*[.G$2])+([.G575]*[.H$2])+[.I$2]" office:value-type="float" office:value="405.33424854928">
            <text:p>405.334248549280</text:p>
          </table:table-cell>
          <table:table-cell table:number-columns-repeated="2"/>
          <table:table-cell office:value-type="float" office:value="571">
            <text:p>571</text:p>
          </table:table-cell>
          <table:table-cell table:formula="of:=([.K575]*[.K575]*[.K$2])+([.K575]*[.L$2])+[.M$2]" office:value-type="float" office:value="156.75918196724">
            <text:p>156.7591819672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2">
            <text:p>572</text:p>
          </table:table-cell>
          <table:table-cell table:formula="of:=([.G576]*[.G576]*[.G$2])+([.G576]*[.H$2])+[.I$2]" office:value-type="float" office:value="405.789258167447">
            <text:p>405.789258167447</text:p>
          </table:table-cell>
          <table:table-cell table:number-columns-repeated="2"/>
          <table:table-cell office:value-type="float" office:value="572">
            <text:p>572</text:p>
          </table:table-cell>
          <table:table-cell table:formula="of:=([.K576]*[.K576]*[.K$2])+([.K576]*[.L$2])+[.M$2]" office:value-type="float" office:value="157.217875855558">
            <text:p>157.2178758555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3">
            <text:p>573</text:p>
          </table:table-cell>
          <table:table-cell table:formula="of:=([.G577]*[.G577]*[.G$2])+([.G577]*[.H$2])+[.I$2]" office:value-type="float" office:value="406.244217981532">
            <text:p>406.244217981532</text:p>
          </table:table-cell>
          <table:table-cell table:number-columns-repeated="2"/>
          <table:table-cell office:value-type="float" office:value="573">
            <text:p>573</text:p>
          </table:table-cell>
          <table:table-cell table:formula="of:=([.K577]*[.K577]*[.K$2])+([.K577]*[.L$2])+[.M$2]" office:value-type="float" office:value="157.676558493906">
            <text:p>157.6765584939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4">
            <text:p>574</text:p>
          </table:table-cell>
          <table:table-cell table:formula="of:=([.G578]*[.G578]*[.G$2])+([.G578]*[.H$2])+[.I$2]" office:value-type="float" office:value="406.699127991536">
            <text:p>406.699127991536</text:p>
          </table:table-cell>
          <table:table-cell table:number-columns-repeated="2"/>
          <table:table-cell office:value-type="float" office:value="574">
            <text:p>574</text:p>
          </table:table-cell>
          <table:table-cell table:formula="of:=([.K578]*[.K578]*[.K$2])+([.K578]*[.L$2])+[.M$2]" office:value-type="float" office:value="158.135229882285">
            <text:p>158.1352298822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5">
            <text:p>575</text:p>
          </table:table-cell>
          <table:table-cell table:formula="of:=([.G579]*[.G579]*[.G$2])+([.G579]*[.H$2])+[.I$2]" office:value-type="float" office:value="407.153988197459">
            <text:p>407.153988197459</text:p>
          </table:table-cell>
          <table:table-cell table:number-columns-repeated="2"/>
          <table:table-cell office:value-type="float" office:value="575">
            <text:p>575</text:p>
          </table:table-cell>
          <table:table-cell table:formula="of:=([.K579]*[.K579]*[.K$2])+([.K579]*[.L$2])+[.M$2]" office:value-type="float" office:value="158.593890020694">
            <text:p>158.5938900206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6">
            <text:p>576</text:p>
          </table:table-cell>
          <table:table-cell table:formula="of:=([.G580]*[.G580]*[.G$2])+([.G580]*[.H$2])+[.I$2]" office:value-type="float" office:value="407.608798599301">
            <text:p>407.608798599301</text:p>
          </table:table-cell>
          <table:table-cell table:number-columns-repeated="2"/>
          <table:table-cell office:value-type="float" office:value="576">
            <text:p>576</text:p>
          </table:table-cell>
          <table:table-cell table:formula="of:=([.K580]*[.K580]*[.K$2])+([.K580]*[.L$2])+[.M$2]" office:value-type="float" office:value="159.052538909133">
            <text:p>159.0525389091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7">
            <text:p>577</text:p>
          </table:table-cell>
          <table:table-cell table:formula="of:=([.G581]*[.G581]*[.G$2])+([.G581]*[.H$2])+[.I$2]" office:value-type="float" office:value="408.063559197062">
            <text:p>408.063559197062</text:p>
          </table:table-cell>
          <table:table-cell table:number-columns-repeated="2"/>
          <table:table-cell office:value-type="float" office:value="577">
            <text:p>577</text:p>
          </table:table-cell>
          <table:table-cell table:formula="of:=([.K581]*[.K581]*[.K$2])+([.K581]*[.L$2])+[.M$2]" office:value-type="float" office:value="159.511176547602">
            <text:p>159.5111765476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8">
            <text:p>578</text:p>
          </table:table-cell>
          <table:table-cell table:formula="of:=([.G582]*[.G582]*[.G$2])+([.G582]*[.H$2])+[.I$2]" office:value-type="float" office:value="408.518269990742">
            <text:p>408.518269990742</text:p>
          </table:table-cell>
          <table:table-cell table:number-columns-repeated="2"/>
          <table:table-cell office:value-type="float" office:value="578">
            <text:p>578</text:p>
          </table:table-cell>
          <table:table-cell table:formula="of:=([.K582]*[.K582]*[.K$2])+([.K582]*[.L$2])+[.M$2]" office:value-type="float" office:value="159.969802936101">
            <text:p>159.9698029361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9">
            <text:p>579</text:p>
          </table:table-cell>
          <table:table-cell table:formula="of:=([.G583]*[.G583]*[.G$2])+([.G583]*[.H$2])+[.I$2]" office:value-type="float" office:value="408.972930980341">
            <text:p>408.972930980341</text:p>
          </table:table-cell>
          <table:table-cell table:number-columns-repeated="2"/>
          <table:table-cell office:value-type="float" office:value="579">
            <text:p>579</text:p>
          </table:table-cell>
          <table:table-cell table:formula="of:=([.K583]*[.K583]*[.K$2])+([.K583]*[.L$2])+[.M$2]" office:value-type="float" office:value="160.428418074631">
            <text:p>160.4284180746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0">
            <text:p>580</text:p>
          </table:table-cell>
          <table:table-cell table:formula="of:=([.G584]*[.G584]*[.G$2])+([.G584]*[.H$2])+[.I$2]" office:value-type="float" office:value="409.427542165859">
            <text:p>409.427542165859</text:p>
          </table:table-cell>
          <table:table-cell table:number-columns-repeated="2"/>
          <table:table-cell office:value-type="float" office:value="580">
            <text:p>580</text:p>
          </table:table-cell>
          <table:table-cell table:formula="of:=([.K584]*[.K584]*[.K$2])+([.K584]*[.L$2])+[.M$2]" office:value-type="float" office:value="160.887021963191">
            <text:p>160.8870219631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1">
            <text:p>581</text:p>
          </table:table-cell>
          <table:table-cell table:formula="of:=([.G585]*[.G585]*[.G$2])+([.G585]*[.H$2])+[.I$2]" office:value-type="float" office:value="409.882103547295">
            <text:p>409.882103547295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([.K585]*[.K585]*[.K$2])+([.K585]*[.L$2])+[.M$2]" office:value-type="float" office:value="161.345614601781">
            <text:p>161.3456146017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2">
            <text:p>582</text:p>
          </table:table-cell>
          <table:table-cell table:formula="of:=([.G586]*[.G586]*[.G$2])+([.G586]*[.H$2])+[.I$2]" office:value-type="float" office:value="410.336615124651">
            <text:p>410.336615124651</text:p>
          </table:table-cell>
          <table:table-cell table:number-columns-repeated="2"/>
          <table:table-cell office:value-type="float" office:value="582">
            <text:p>582</text:p>
          </table:table-cell>
          <table:table-cell table:formula="of:=([.K586]*[.K586]*[.K$2])+([.K586]*[.L$2])+[.M$2]" office:value-type="float" office:value="161.804195990402">
            <text:p>161.8041959904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3">
            <text:p>583</text:p>
          </table:table-cell>
          <table:table-cell table:formula="of:=([.G587]*[.G587]*[.G$2])+([.G587]*[.H$2])+[.I$2]" office:value-type="float" office:value="410.791076897925">
            <text:p>410.791076897925</text:p>
          </table:table-cell>
          <table:table-cell table:number-columns-repeated="2"/>
          <table:table-cell office:value-type="float" office:value="583">
            <text:p>583</text:p>
          </table:table-cell>
          <table:table-cell table:formula="of:=([.K587]*[.K587]*[.K$2])+([.K587]*[.L$2])+[.M$2]" office:value-type="float" office:value="162.262766129052">
            <text:p>162.2627661290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4">
            <text:p>584</text:p>
          </table:table-cell>
          <table:table-cell table:formula="of:=([.G588]*[.G588]*[.G$2])+([.G588]*[.H$2])+[.I$2]" office:value-type="float" office:value="411.245488867119">
            <text:p>411.245488867119</text:p>
          </table:table-cell>
          <table:table-cell table:number-columns-repeated="2"/>
          <table:table-cell office:value-type="float" office:value="584">
            <text:p>584</text:p>
          </table:table-cell>
          <table:table-cell table:formula="of:=([.K588]*[.K588]*[.K$2])+([.K588]*[.L$2])+[.M$2]" office:value-type="float" office:value="162.721325017733">
            <text:p>162.7213250177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5">
            <text:p>585</text:p>
          </table:table-cell>
          <table:table-cell table:formula="of:=([.G589]*[.G589]*[.G$2])+([.G589]*[.H$2])+[.I$2]" office:value-type="float" office:value="411.699851032231">
            <text:p>411.699851032231</text:p>
          </table:table-cell>
          <table:table-cell table:number-columns-repeated="2"/>
          <table:table-cell office:value-type="float" office:value="585">
            <text:p>585</text:p>
          </table:table-cell>
          <table:table-cell table:formula="of:=([.K589]*[.K589]*[.K$2])+([.K589]*[.L$2])+[.M$2]" office:value-type="float" office:value="163.179872656444">
            <text:p>163.1798726564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6">
            <text:p>586</text:p>
          </table:table-cell>
          <table:table-cell table:formula="of:=([.G590]*[.G590]*[.G$2])+([.G590]*[.H$2])+[.I$2]" office:value-type="float" office:value="412.154163393262">
            <text:p>412.154163393262</text:p>
          </table:table-cell>
          <table:table-cell table:number-columns-repeated="2"/>
          <table:table-cell office:value-type="float" office:value="586">
            <text:p>586</text:p>
          </table:table-cell>
          <table:table-cell table:formula="of:=([.K590]*[.K590]*[.K$2])+([.K590]*[.L$2])+[.M$2]" office:value-type="float" office:value="163.638409045186">
            <text:p>163.6384090451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7">
            <text:p>587</text:p>
          </table:table-cell>
          <table:table-cell table:formula="of:=([.G591]*[.G591]*[.G$2])+([.G591]*[.H$2])+[.I$2]" office:value-type="float" office:value="412.608425950212">
            <text:p>412.608425950212</text:p>
          </table:table-cell>
          <table:table-cell table:number-columns-repeated="2"/>
          <table:table-cell office:value-type="float" office:value="587">
            <text:p>587</text:p>
          </table:table-cell>
          <table:table-cell table:formula="of:=([.K591]*[.K591]*[.K$2])+([.K591]*[.L$2])+[.M$2]" office:value-type="float" office:value="164.096934183957">
            <text:p>164.0969341839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8">
            <text:p>588</text:p>
          </table:table-cell>
          <table:table-cell table:formula="of:=([.G592]*[.G592]*[.G$2])+([.G592]*[.H$2])+[.I$2]" office:value-type="float" office:value="413.062638703081">
            <text:p>413.062638703081</text:p>
          </table:table-cell>
          <table:table-cell table:number-columns-repeated="2"/>
          <table:table-cell office:value-type="float" office:value="588">
            <text:p>588</text:p>
          </table:table-cell>
          <table:table-cell table:formula="of:=([.K592]*[.K592]*[.K$2])+([.K592]*[.L$2])+[.M$2]" office:value-type="float" office:value="164.555448072759">
            <text:p>164.5554480727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9">
            <text:p>589</text:p>
          </table:table-cell>
          <table:table-cell table:formula="of:=([.G593]*[.G593]*[.G$2])+([.G593]*[.H$2])+[.I$2]" office:value-type="float" office:value="413.516801651869">
            <text:p>413.516801651869</text:p>
          </table:table-cell>
          <table:table-cell table:number-columns-repeated="2"/>
          <table:table-cell office:value-type="float" office:value="589">
            <text:p>589</text:p>
          </table:table-cell>
          <table:table-cell table:formula="of:=([.K593]*[.K593]*[.K$2])+([.K593]*[.L$2])+[.M$2]" office:value-type="float" office:value="165.013950711591">
            <text:p>165.0139507115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0">
            <text:p>590</text:p>
          </table:table-cell>
          <table:table-cell table:formula="of:=([.G594]*[.G594]*[.G$2])+([.G594]*[.H$2])+[.I$2]" office:value-type="float" office:value="413.970914796576">
            <text:p>413.970914796576</text:p>
          </table:table-cell>
          <table:table-cell table:number-columns-repeated="2"/>
          <table:table-cell office:value-type="float" office:value="590">
            <text:p>590</text:p>
          </table:table-cell>
          <table:table-cell table:formula="of:=([.K594]*[.K594]*[.K$2])+([.K594]*[.L$2])+[.M$2]" office:value-type="float" office:value="165.472442100454">
            <text:p>165.4724421004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1">
            <text:p>591</text:p>
          </table:table-cell>
          <table:table-cell table:formula="of:=([.G595]*[.G595]*[.G$2])+([.G595]*[.H$2])+[.I$2]" office:value-type="float" office:value="414.424978137202">
            <text:p>414.424978137202</text:p>
          </table:table-cell>
          <table:table-cell table:number-columns-repeated="2"/>
          <table:table-cell office:value-type="float" office:value="591">
            <text:p>591</text:p>
          </table:table-cell>
          <table:table-cell table:formula="of:=([.K595]*[.K595]*[.K$2])+([.K595]*[.L$2])+[.M$2]" office:value-type="float" office:value="165.930922239346">
            <text:p>165.9309222393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2">
            <text:p>592</text:p>
          </table:table-cell>
          <table:table-cell table:formula="of:=([.G596]*[.G596]*[.G$2])+([.G596]*[.H$2])+[.I$2]" office:value-type="float" office:value="414.878991673746">
            <text:p>414.878991673746</text:p>
          </table:table-cell>
          <table:table-cell table:number-columns-repeated="2"/>
          <table:table-cell office:value-type="float" office:value="592">
            <text:p>592</text:p>
          </table:table-cell>
          <table:table-cell table:formula="of:=([.K596]*[.K596]*[.K$2])+([.K596]*[.L$2])+[.M$2]" office:value-type="float" office:value="166.389391128269">
            <text:p>166.3893911282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3">
            <text:p>593</text:p>
          </table:table-cell>
          <table:table-cell table:formula="of:=([.G597]*[.G597]*[.G$2])+([.G597]*[.H$2])+[.I$2]" office:value-type="float" office:value="415.33295540621">
            <text:p>415.332955406210</text:p>
          </table:table-cell>
          <table:table-cell table:number-columns-repeated="2"/>
          <table:table-cell office:value-type="float" office:value="593">
            <text:p>593</text:p>
          </table:table-cell>
          <table:table-cell table:formula="of:=([.K597]*[.K597]*[.K$2])+([.K597]*[.L$2])+[.M$2]" office:value-type="float" office:value="166.847848767222">
            <text:p>166.8478487672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4">
            <text:p>594</text:p>
          </table:table-cell>
          <table:table-cell table:formula="of:=([.G598]*[.G598]*[.G$2])+([.G598]*[.H$2])+[.I$2]" office:value-type="float" office:value="415.786869334593">
            <text:p>415.786869334593</text:p>
          </table:table-cell>
          <table:table-cell table:number-columns-repeated="2"/>
          <table:table-cell office:value-type="float" office:value="594">
            <text:p>594</text:p>
          </table:table-cell>
          <table:table-cell table:formula="of:=([.K598]*[.K598]*[.K$2])+([.K598]*[.L$2])+[.M$2]" office:value-type="float" office:value="167.306295156205">
            <text:p>167.3062951562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5">
            <text:p>595</text:p>
          </table:table-cell>
          <table:table-cell table:formula="of:=([.G599]*[.G599]*[.G$2])+([.G599]*[.H$2])+[.I$2]" office:value-type="float" office:value="416.240733458894">
            <text:p>416.240733458894</text:p>
          </table:table-cell>
          <table:table-cell table:number-columns-repeated="2"/>
          <table:table-cell office:value-type="float" office:value="595">
            <text:p>595</text:p>
          </table:table-cell>
          <table:table-cell table:formula="of:=([.K599]*[.K599]*[.K$2])+([.K599]*[.L$2])+[.M$2]" office:value-type="float" office:value="167.764730295219">
            <text:p>167.7647302952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6">
            <text:p>596</text:p>
          </table:table-cell>
          <table:table-cell table:formula="of:=([.G600]*[.G600]*[.G$2])+([.G600]*[.H$2])+[.I$2]" office:value-type="float" office:value="416.694547779114">
            <text:p>416.694547779114</text:p>
          </table:table-cell>
          <table:table-cell table:number-columns-repeated="2"/>
          <table:table-cell office:value-type="float" office:value="596">
            <text:p>596</text:p>
          </table:table-cell>
          <table:table-cell table:formula="of:=([.K600]*[.K600]*[.K$2])+([.K600]*[.L$2])+[.M$2]" office:value-type="float" office:value="168.223154184263">
            <text:p>168.2231541842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7">
            <text:p>597</text:p>
          </table:table-cell>
          <table:table-cell table:formula="of:=([.G601]*[.G601]*[.G$2])+([.G601]*[.H$2])+[.I$2]" office:value-type="float" office:value="417.148312295254">
            <text:p>417.148312295254</text:p>
          </table:table-cell>
          <table:table-cell table:number-columns-repeated="2"/>
          <table:table-cell office:value-type="float" office:value="597">
            <text:p>597</text:p>
          </table:table-cell>
          <table:table-cell table:formula="of:=([.K601]*[.K601]*[.K$2])+([.K601]*[.L$2])+[.M$2]" office:value-type="float" office:value="168.681566823337">
            <text:p>168.6815668233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8">
            <text:p>598</text:p>
          </table:table-cell>
          <table:table-cell table:formula="of:=([.G602]*[.G602]*[.G$2])+([.G602]*[.H$2])+[.I$2]" office:value-type="float" office:value="417.602027007312">
            <text:p>417.602027007312</text:p>
          </table:table-cell>
          <table:table-cell table:number-columns-repeated="2"/>
          <table:table-cell office:value-type="float" office:value="598">
            <text:p>598</text:p>
          </table:table-cell>
          <table:table-cell table:formula="of:=([.K602]*[.K602]*[.K$2])+([.K602]*[.L$2])+[.M$2]" office:value-type="float" office:value="169.139968212441">
            <text:p>169.1399682124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99">
            <text:p>599</text:p>
          </table:table-cell>
          <table:table-cell table:formula="of:=([.G603]*[.G603]*[.G$2])+([.G603]*[.H$2])+[.I$2]" office:value-type="float" office:value="418.055691915289">
            <text:p>418.055691915289</text:p>
          </table:table-cell>
          <table:table-cell table:number-columns-repeated="2"/>
          <table:table-cell office:value-type="float" office:value="599">
            <text:p>599</text:p>
          </table:table-cell>
          <table:table-cell table:formula="of:=([.K603]*[.K603]*[.K$2])+([.K603]*[.L$2])+[.M$2]" office:value-type="float" office:value="169.598358351576">
            <text:p>169.5983583515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0">
            <text:p>600</text:p>
          </table:table-cell>
          <table:table-cell table:formula="of:=([.G604]*[.G604]*[.G$2])+([.G604]*[.H$2])+[.I$2]" office:value-type="float" office:value="418.509307019185">
            <text:p>418.509307019185</text:p>
          </table:table-cell>
          <table:table-cell table:number-columns-repeated="2"/>
          <table:table-cell office:value-type="float" office:value="600">
            <text:p>600</text:p>
          </table:table-cell>
          <table:table-cell table:formula="of:=([.K604]*[.K604]*[.K$2])+([.K604]*[.L$2])+[.M$2]" office:value-type="float" office:value="170.05673724074">
            <text:p>170.0567372407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1">
            <text:p>601</text:p>
          </table:table-cell>
          <table:table-cell table:formula="of:=([.G605]*[.G605]*[.G$2])+([.G605]*[.H$2])+[.I$2]" office:value-type="float" office:value="418.962872319">
            <text:p>418.962872319000</text:p>
          </table:table-cell>
          <table:table-cell table:number-columns-repeated="2"/>
          <table:table-cell office:value-type="float" office:value="601">
            <text:p>601</text:p>
          </table:table-cell>
          <table:table-cell table:formula="of:=([.K605]*[.K605]*[.K$2])+([.K605]*[.L$2])+[.M$2]" office:value-type="float" office:value="170.515104879935">
            <text:p>170.5151048799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2">
            <text:p>602</text:p>
          </table:table-cell>
          <table:table-cell table:formula="of:=([.G606]*[.G606]*[.G$2])+([.G606]*[.H$2])+[.I$2]" office:value-type="float" office:value="419.416387814734">
            <text:p>419.416387814734</text:p>
          </table:table-cell>
          <table:table-cell table:number-columns-repeated="2"/>
          <table:table-cell office:value-type="float" office:value="602">
            <text:p>602</text:p>
          </table:table-cell>
          <table:table-cell table:formula="of:=([.K606]*[.K606]*[.K$2])+([.K606]*[.L$2])+[.M$2]" office:value-type="float" office:value="170.973461269161">
            <text:p>170.9734612691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3">
            <text:p>603</text:p>
          </table:table-cell>
          <table:table-cell table:formula="of:=([.G607]*[.G607]*[.G$2])+([.G607]*[.H$2])+[.I$2]" office:value-type="float" office:value="419.869853506386">
            <text:p>419.869853506386</text:p>
          </table:table-cell>
          <table:table-cell table:number-columns-repeated="2"/>
          <table:table-cell office:value-type="float" office:value="603">
            <text:p>603</text:p>
          </table:table-cell>
          <table:table-cell table:formula="of:=([.K607]*[.K607]*[.K$2])+([.K607]*[.L$2])+[.M$2]" office:value-type="float" office:value="171.431806408416">
            <text:p>171.4318064084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4">
            <text:p>604</text:p>
          </table:table-cell>
          <table:table-cell table:formula="of:=([.G608]*[.G608]*[.G$2])+([.G608]*[.H$2])+[.I$2]" office:value-type="float" office:value="420.323269393958">
            <text:p>420.323269393958</text:p>
          </table:table-cell>
          <table:table-cell table:number-columns-repeated="2"/>
          <table:table-cell office:value-type="float" office:value="604">
            <text:p>604</text:p>
          </table:table-cell>
          <table:table-cell table:formula="of:=([.K608]*[.K608]*[.K$2])+([.K608]*[.L$2])+[.M$2]" office:value-type="float" office:value="171.890140297702">
            <text:p>171.8901402977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5">
            <text:p>605</text:p>
          </table:table-cell>
          <table:table-cell table:formula="of:=([.G609]*[.G609]*[.G$2])+([.G609]*[.H$2])+[.I$2]" office:value-type="float" office:value="420.776635477449">
            <text:p>420.776635477449</text:p>
          </table:table-cell>
          <table:table-cell table:number-columns-repeated="2"/>
          <table:table-cell office:value-type="float" office:value="605">
            <text:p>605</text:p>
          </table:table-cell>
          <table:table-cell table:formula="of:=([.K609]*[.K609]*[.K$2])+([.K609]*[.L$2])+[.M$2]" office:value-type="float" office:value="172.348462937018">
            <text:p>172.3484629370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6">
            <text:p>606</text:p>
          </table:table-cell>
          <table:table-cell table:formula="of:=([.G610]*[.G610]*[.G$2])+([.G610]*[.H$2])+[.I$2]" office:value-type="float" office:value="421.229951756858">
            <text:p>421.229951756858</text:p>
          </table:table-cell>
          <table:table-cell table:number-columns-repeated="2"/>
          <table:table-cell office:value-type="float" office:value="606">
            <text:p>606</text:p>
          </table:table-cell>
          <table:table-cell table:formula="of:=([.K610]*[.K610]*[.K$2])+([.K610]*[.L$2])+[.M$2]" office:value-type="float" office:value="172.806774326364">
            <text:p>172.8067743263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7">
            <text:p>607</text:p>
          </table:table-cell>
          <table:table-cell table:formula="of:=([.G611]*[.G611]*[.G$2])+([.G611]*[.H$2])+[.I$2]" office:value-type="float" office:value="421.683218232187">
            <text:p>421.683218232187</text:p>
          </table:table-cell>
          <table:table-cell table:number-columns-repeated="2"/>
          <table:table-cell office:value-type="float" office:value="607">
            <text:p>607</text:p>
          </table:table-cell>
          <table:table-cell table:formula="of:=([.K611]*[.K611]*[.K$2])+([.K611]*[.L$2])+[.M$2]" office:value-type="float" office:value="173.26507446574">
            <text:p>173.2650744657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8">
            <text:p>608</text:p>
          </table:table-cell>
          <table:table-cell table:formula="of:=([.G612]*[.G612]*[.G$2])+([.G612]*[.H$2])+[.I$2]" office:value-type="float" office:value="422.136434903434">
            <text:p>422.136434903434</text:p>
          </table:table-cell>
          <table:table-cell table:number-columns-repeated="2"/>
          <table:table-cell office:value-type="float" office:value="608">
            <text:p>608</text:p>
          </table:table-cell>
          <table:table-cell table:formula="of:=([.K612]*[.K612]*[.K$2])+([.K612]*[.L$2])+[.M$2]" office:value-type="float" office:value="173.723363355147">
            <text:p>173.7233633551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09">
            <text:p>609</text:p>
          </table:table-cell>
          <table:table-cell table:formula="of:=([.G613]*[.G613]*[.G$2])+([.G613]*[.H$2])+[.I$2]" office:value-type="float" office:value="422.5896017706">
            <text:p>422.589601770600</text:p>
          </table:table-cell>
          <table:table-cell table:number-columns-repeated="2"/>
          <table:table-cell office:value-type="float" office:value="609">
            <text:p>609</text:p>
          </table:table-cell>
          <table:table-cell table:formula="of:=([.K613]*[.K613]*[.K$2])+([.K613]*[.L$2])+[.M$2]" office:value-type="float" office:value="174.181640994584">
            <text:p>174.1816409945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0">
            <text:p>610</text:p>
          </table:table-cell>
          <table:table-cell table:formula="of:=([.G614]*[.G614]*[.G$2])+([.G614]*[.H$2])+[.I$2]" office:value-type="float" office:value="423.042718833686">
            <text:p>423.042718833686</text:p>
          </table:table-cell>
          <table:table-cell table:number-columns-repeated="2"/>
          <table:table-cell office:value-type="float" office:value="610">
            <text:p>610</text:p>
          </table:table-cell>
          <table:table-cell table:formula="of:=([.K614]*[.K614]*[.K$2])+([.K614]*[.L$2])+[.M$2]" office:value-type="float" office:value="174.639907384051">
            <text:p>174.6399073840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1">
            <text:p>611</text:p>
          </table:table-cell>
          <table:table-cell table:formula="of:=([.G615]*[.G615]*[.G$2])+([.G615]*[.H$2])+[.I$2]" office:value-type="float" office:value="423.49578609269">
            <text:p>423.495786092690</text:p>
          </table:table-cell>
          <table:table-cell table:number-columns-repeated="2"/>
          <table:table-cell office:value-type="float" office:value="611">
            <text:p>611</text:p>
          </table:table-cell>
          <table:table-cell table:formula="of:=([.K615]*[.K615]*[.K$2])+([.K615]*[.L$2])+[.M$2]" office:value-type="float" office:value="175.098162523549">
            <text:p>175.0981625235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2">
            <text:p>612</text:p>
          </table:table-cell>
          <table:table-cell table:formula="of:=([.G616]*[.G616]*[.G$2])+([.G616]*[.H$2])+[.I$2]" office:value-type="float" office:value="423.948803547613">
            <text:p>423.948803547613</text:p>
          </table:table-cell>
          <table:table-cell table:number-columns-repeated="2"/>
          <table:table-cell office:value-type="float" office:value="612">
            <text:p>612</text:p>
          </table:table-cell>
          <table:table-cell table:formula="of:=([.K616]*[.K616]*[.K$2])+([.K616]*[.L$2])+[.M$2]" office:value-type="float" office:value="175.556406413076">
            <text:p>175.5564064130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3">
            <text:p>613</text:p>
          </table:table-cell>
          <table:table-cell table:formula="of:=([.G617]*[.G617]*[.G$2])+([.G617]*[.H$2])+[.I$2]" office:value-type="float" office:value="424.401771198455">
            <text:p>424.401771198455</text:p>
          </table:table-cell>
          <table:table-cell table:number-columns-repeated="2"/>
          <table:table-cell office:value-type="float" office:value="613">
            <text:p>613</text:p>
          </table:table-cell>
          <table:table-cell table:formula="of:=([.K617]*[.K617]*[.K$2])+([.K617]*[.L$2])+[.M$2]" office:value-type="float" office:value="176.014639052634">
            <text:p>176.0146390526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4">
            <text:p>614</text:p>
          </table:table-cell>
          <table:table-cell table:formula="of:=([.G618]*[.G618]*[.G$2])+([.G618]*[.H$2])+[.I$2]" office:value-type="float" office:value="424.854689045215">
            <text:p>424.854689045215</text:p>
          </table:table-cell>
          <table:table-cell table:number-columns-repeated="2"/>
          <table:table-cell office:value-type="float" office:value="614">
            <text:p>614</text:p>
          </table:table-cell>
          <table:table-cell table:formula="of:=([.K618]*[.K618]*[.K$2])+([.K618]*[.L$2])+[.M$2]" office:value-type="float" office:value="176.472860442222">
            <text:p>176.4728604422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5">
            <text:p>615</text:p>
          </table:table-cell>
          <table:table-cell table:formula="of:=([.G619]*[.G619]*[.G$2])+([.G619]*[.H$2])+[.I$2]" office:value-type="float" office:value="425.307557087895">
            <text:p>425.307557087895</text:p>
          </table:table-cell>
          <table:table-cell table:number-columns-repeated="2"/>
          <table:table-cell office:value-type="float" office:value="615">
            <text:p>615</text:p>
          </table:table-cell>
          <table:table-cell table:formula="of:=([.K619]*[.K619]*[.K$2])+([.K619]*[.L$2])+[.M$2]" office:value-type="float" office:value="176.931070581841">
            <text:p>176.9310705818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6">
            <text:p>616</text:p>
          </table:table-cell>
          <table:table-cell table:formula="of:=([.G620]*[.G620]*[.G$2])+([.G620]*[.H$2])+[.I$2]" office:value-type="float" office:value="425.760375326494">
            <text:p>425.760375326494</text:p>
          </table:table-cell>
          <table:table-cell table:number-columns-repeated="2"/>
          <table:table-cell office:value-type="float" office:value="616">
            <text:p>616</text:p>
          </table:table-cell>
          <table:table-cell table:formula="of:=([.K620]*[.K620]*[.K$2])+([.K620]*[.L$2])+[.M$2]" office:value-type="float" office:value="177.389269471489">
            <text:p>177.3892694714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7">
            <text:p>617</text:p>
          </table:table-cell>
          <table:table-cell table:formula="of:=([.G621]*[.G621]*[.G$2])+([.G621]*[.H$2])+[.I$2]" office:value-type="float" office:value="426.213143761011">
            <text:p>426.213143761011</text:p>
          </table:table-cell>
          <table:table-cell table:number-columns-repeated="2"/>
          <table:table-cell office:value-type="float" office:value="617">
            <text:p>617</text:p>
          </table:table-cell>
          <table:table-cell table:formula="of:=([.K621]*[.K621]*[.K$2])+([.K621]*[.L$2])+[.M$2]" office:value-type="float" office:value="177.847457111168">
            <text:p>177.8474571111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8">
            <text:p>618</text:p>
          </table:table-cell>
          <table:table-cell table:formula="of:=([.G622]*[.G622]*[.G$2])+([.G622]*[.H$2])+[.I$2]" office:value-type="float" office:value="426.665862391448">
            <text:p>426.665862391448</text:p>
          </table:table-cell>
          <table:table-cell table:number-columns-repeated="2"/>
          <table:table-cell office:value-type="float" office:value="618">
            <text:p>618</text:p>
          </table:table-cell>
          <table:table-cell table:formula="of:=([.K622]*[.K622]*[.K$2])+([.K622]*[.L$2])+[.M$2]" office:value-type="float" office:value="178.305633500877">
            <text:p>178.3056335008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19">
            <text:p>619</text:p>
          </table:table-cell>
          <table:table-cell table:formula="of:=([.G623]*[.G623]*[.G$2])+([.G623]*[.H$2])+[.I$2]" office:value-type="float" office:value="427.118531217803">
            <text:p>427.118531217803</text:p>
          </table:table-cell>
          <table:table-cell table:number-columns-repeated="2"/>
          <table:table-cell office:value-type="float" office:value="619">
            <text:p>619</text:p>
          </table:table-cell>
          <table:table-cell table:formula="of:=([.K623]*[.K623]*[.K$2])+([.K623]*[.L$2])+[.M$2]" office:value-type="float" office:value="178.763798640616">
            <text:p>178.7637986406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0">
            <text:p>620</text:p>
          </table:table-cell>
          <table:table-cell table:formula="of:=([.G624]*[.G624]*[.G$2])+([.G624]*[.H$2])+[.I$2]" office:value-type="float" office:value="427.571150240078">
            <text:p>427.571150240078</text:p>
          </table:table-cell>
          <table:table-cell table:number-columns-repeated="2"/>
          <table:table-cell office:value-type="float" office:value="620">
            <text:p>620</text:p>
          </table:table-cell>
          <table:table-cell table:formula="of:=([.K624]*[.K624]*[.K$2])+([.K624]*[.L$2])+[.M$2]" office:value-type="float" office:value="179.221952530386">
            <text:p>179.2219525303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1">
            <text:p>621</text:p>
          </table:table-cell>
          <table:table-cell table:formula="of:=([.G625]*[.G625]*[.G$2])+([.G625]*[.H$2])+[.I$2]" office:value-type="float" office:value="428.023719458271">
            <text:p>428.023719458271</text:p>
          </table:table-cell>
          <table:table-cell table:number-columns-repeated="2"/>
          <table:table-cell office:value-type="float" office:value="621">
            <text:p>621</text:p>
          </table:table-cell>
          <table:table-cell table:formula="of:=([.K625]*[.K625]*[.K$2])+([.K625]*[.L$2])+[.M$2]" office:value-type="float" office:value="179.680095170186">
            <text:p>179.6800951701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2">
            <text:p>622</text:p>
          </table:table-cell>
          <table:table-cell table:formula="of:=([.G626]*[.G626]*[.G$2])+([.G626]*[.H$2])+[.I$2]" office:value-type="float" office:value="428.476238872383">
            <text:p>428.476238872383</text:p>
          </table:table-cell>
          <table:table-cell table:number-columns-repeated="2"/>
          <table:table-cell office:value-type="float" office:value="622">
            <text:p>622</text:p>
          </table:table-cell>
          <table:table-cell table:formula="of:=([.K626]*[.K626]*[.K$2])+([.K626]*[.L$2])+[.M$2]" office:value-type="float" office:value="180.138226560016">
            <text:p>180.1382265600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3">
            <text:p>623</text:p>
          </table:table-cell>
          <table:table-cell table:formula="of:=([.G627]*[.G627]*[.G$2])+([.G627]*[.H$2])+[.I$2]" office:value-type="float" office:value="428.928708482414">
            <text:p>428.928708482414</text:p>
          </table:table-cell>
          <table:table-cell table:number-columns-repeated="2"/>
          <table:table-cell office:value-type="float" office:value="623">
            <text:p>623</text:p>
          </table:table-cell>
          <table:table-cell table:formula="of:=([.K627]*[.K627]*[.K$2])+([.K627]*[.L$2])+[.M$2]" office:value-type="float" office:value="180.596346699876">
            <text:p>180.5963466998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4">
            <text:p>624</text:p>
          </table:table-cell>
          <table:table-cell table:formula="of:=([.G628]*[.G628]*[.G$2])+([.G628]*[.H$2])+[.I$2]" office:value-type="float" office:value="429.381128288364">
            <text:p>429.381128288364</text:p>
          </table:table-cell>
          <table:table-cell table:number-columns-repeated="2"/>
          <table:table-cell office:value-type="float" office:value="624">
            <text:p>624</text:p>
          </table:table-cell>
          <table:table-cell table:formula="of:=([.K628]*[.K628]*[.K$2])+([.K628]*[.L$2])+[.M$2]" office:value-type="float" office:value="181.054455589767">
            <text:p>181.0544555897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5">
            <text:p>625</text:p>
          </table:table-cell>
          <table:table-cell table:formula="of:=([.G629]*[.G629]*[.G$2])+([.G629]*[.H$2])+[.I$2]" office:value-type="float" office:value="429.833498290233">
            <text:p>429.833498290233</text:p>
          </table:table-cell>
          <table:table-cell table:number-columns-repeated="2"/>
          <table:table-cell office:value-type="float" office:value="625">
            <text:p>625</text:p>
          </table:table-cell>
          <table:table-cell table:formula="of:=([.K629]*[.K629]*[.K$2])+([.K629]*[.L$2])+[.M$2]" office:value-type="float" office:value="181.512553229688">
            <text:p>181.5125532296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6">
            <text:p>626</text:p>
          </table:table-cell>
          <table:table-cell table:formula="of:=([.G630]*[.G630]*[.G$2])+([.G630]*[.H$2])+[.I$2]" office:value-type="float" office:value="430.285818488021">
            <text:p>430.285818488021</text:p>
          </table:table-cell>
          <table:table-cell table:number-columns-repeated="2"/>
          <table:table-cell office:value-type="float" office:value="626">
            <text:p>626</text:p>
          </table:table-cell>
          <table:table-cell table:formula="of:=([.K630]*[.K630]*[.K$2])+([.K630]*[.L$2])+[.M$2]" office:value-type="float" office:value="181.970639619639">
            <text:p>181.9706396196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7">
            <text:p>627</text:p>
          </table:table-cell>
          <table:table-cell table:formula="of:=([.G631]*[.G631]*[.G$2])+([.G631]*[.H$2])+[.I$2]" office:value-type="float" office:value="430.738088881728">
            <text:p>430.738088881728</text:p>
          </table:table-cell>
          <table:table-cell table:number-columns-repeated="2"/>
          <table:table-cell office:value-type="float" office:value="627">
            <text:p>627</text:p>
          </table:table-cell>
          <table:table-cell table:formula="of:=([.K631]*[.K631]*[.K$2])+([.K631]*[.L$2])+[.M$2]" office:value-type="float" office:value="182.42871475962">
            <text:p>182.4287147596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8">
            <text:p>628</text:p>
          </table:table-cell>
          <table:table-cell table:formula="of:=([.G632]*[.G632]*[.G$2])+([.G632]*[.H$2])+[.I$2]" office:value-type="float" office:value="431.190309471354">
            <text:p>431.190309471354</text:p>
          </table:table-cell>
          <table:table-cell table:number-columns-repeated="2"/>
          <table:table-cell office:value-type="float" office:value="628">
            <text:p>628</text:p>
          </table:table-cell>
          <table:table-cell table:formula="of:=([.K632]*[.K632]*[.K$2])+([.K632]*[.L$2])+[.M$2]" office:value-type="float" office:value="182.886778649631">
            <text:p>182.8867786496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29">
            <text:p>629</text:p>
          </table:table-cell>
          <table:table-cell table:formula="of:=([.G633]*[.G633]*[.G$2])+([.G633]*[.H$2])+[.I$2]" office:value-type="float" office:value="431.642480256898">
            <text:p>431.642480256898</text:p>
          </table:table-cell>
          <table:table-cell table:number-columns-repeated="2"/>
          <table:table-cell office:value-type="float" office:value="629">
            <text:p>629</text:p>
          </table:table-cell>
          <table:table-cell table:formula="of:=([.K633]*[.K633]*[.K$2])+([.K633]*[.L$2])+[.M$2]" office:value-type="float" office:value="183.344831289673">
            <text:p>183.3448312896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0">
            <text:p>630</text:p>
          </table:table-cell>
          <table:table-cell table:formula="of:=([.G634]*[.G634]*[.G$2])+([.G634]*[.H$2])+[.I$2]" office:value-type="float" office:value="432.094601238362">
            <text:p>432.094601238362</text:p>
          </table:table-cell>
          <table:table-cell table:number-columns-repeated="2"/>
          <table:table-cell office:value-type="float" office:value="630">
            <text:p>630</text:p>
          </table:table-cell>
          <table:table-cell table:formula="of:=([.K634]*[.K634]*[.K$2])+([.K634]*[.L$2])+[.M$2]" office:value-type="float" office:value="183.802872679745">
            <text:p>183.8028726797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1">
            <text:p>631</text:p>
          </table:table-cell>
          <table:table-cell table:formula="of:=([.G635]*[.G635]*[.G$2])+([.G635]*[.H$2])+[.I$2]" office:value-type="float" office:value="432.546672415744">
            <text:p>432.546672415744</text:p>
          </table:table-cell>
          <table:table-cell table:number-columns-repeated="2"/>
          <table:table-cell office:value-type="float" office:value="631">
            <text:p>631</text:p>
          </table:table-cell>
          <table:table-cell table:formula="of:=([.K635]*[.K635]*[.K$2])+([.K635]*[.L$2])+[.M$2]" office:value-type="float" office:value="184.260902819847">
            <text:p>184.2609028198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2">
            <text:p>632</text:p>
          </table:table-cell>
          <table:table-cell table:formula="of:=([.G636]*[.G636]*[.G$2])+([.G636]*[.H$2])+[.I$2]" office:value-type="float" office:value="432.998693789045">
            <text:p>432.998693789045</text:p>
          </table:table-cell>
          <table:table-cell table:number-columns-repeated="2"/>
          <table:table-cell office:value-type="float" office:value="632">
            <text:p>632</text:p>
          </table:table-cell>
          <table:table-cell table:formula="of:=([.K636]*[.K636]*[.K$2])+([.K636]*[.L$2])+[.M$2]" office:value-type="float" office:value="184.71892170998">
            <text:p>184.7189217099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3">
            <text:p>633</text:p>
          </table:table-cell>
          <table:table-cell table:formula="of:=([.G637]*[.G637]*[.G$2])+([.G637]*[.H$2])+[.I$2]" office:value-type="float" office:value="433.450665358266">
            <text:p>433.450665358266</text:p>
          </table:table-cell>
          <table:table-cell table:number-columns-repeated="2"/>
          <table:table-cell office:value-type="float" office:value="633">
            <text:p>633</text:p>
          </table:table-cell>
          <table:table-cell table:formula="of:=([.K637]*[.K637]*[.K$2])+([.K637]*[.L$2])+[.M$2]" office:value-type="float" office:value="185.176929350142">
            <text:p>185.1769293501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4">
            <text:p>634</text:p>
          </table:table-cell>
          <table:table-cell table:formula="of:=([.G638]*[.G638]*[.G$2])+([.G638]*[.H$2])+[.I$2]" office:value-type="float" office:value="433.902587123405">
            <text:p>433.902587123405</text:p>
          </table:table-cell>
          <table:table-cell table:number-columns-repeated="2"/>
          <table:table-cell office:value-type="float" office:value="634">
            <text:p>634</text:p>
          </table:table-cell>
          <table:table-cell table:formula="of:=([.K638]*[.K638]*[.K$2])+([.K638]*[.L$2])+[.M$2]" office:value-type="float" office:value="185.634925740335">
            <text:p>185.6349257403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5">
            <text:p>635</text:p>
          </table:table-cell>
          <table:table-cell table:formula="of:=([.G639]*[.G639]*[.G$2])+([.G639]*[.H$2])+[.I$2]" office:value-type="float" office:value="434.354459084463">
            <text:p>434.354459084463</text:p>
          </table:table-cell>
          <table:table-cell table:number-columns-repeated="2"/>
          <table:table-cell office:value-type="float" office:value="635">
            <text:p>635</text:p>
          </table:table-cell>
          <table:table-cell table:formula="of:=([.K639]*[.K639]*[.K$2])+([.K639]*[.L$2])+[.M$2]" office:value-type="float" office:value="186.092910880559">
            <text:p>186.0929108805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6">
            <text:p>636</text:p>
          </table:table-cell>
          <table:table-cell table:formula="of:=([.G640]*[.G640]*[.G$2])+([.G640]*[.H$2])+[.I$2]" office:value-type="float" office:value="434.80628124144">
            <text:p>434.806281241440</text:p>
          </table:table-cell>
          <table:table-cell table:number-columns-repeated="2"/>
          <table:table-cell office:value-type="float" office:value="636">
            <text:p>636</text:p>
          </table:table-cell>
          <table:table-cell table:formula="of:=([.K640]*[.K640]*[.K$2])+([.K640]*[.L$2])+[.M$2]" office:value-type="float" office:value="186.550884770812">
            <text:p>186.5508847708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7">
            <text:p>637</text:p>
          </table:table-cell>
          <table:table-cell table:formula="of:=([.G641]*[.G641]*[.G$2])+([.G641]*[.H$2])+[.I$2]" office:value-type="float" office:value="435.258053594336">
            <text:p>435.258053594336</text:p>
          </table:table-cell>
          <table:table-cell table:number-columns-repeated="2"/>
          <table:table-cell office:value-type="float" office:value="637">
            <text:p>637</text:p>
          </table:table-cell>
          <table:table-cell table:formula="of:=([.K641]*[.K641]*[.K$2])+([.K641]*[.L$2])+[.M$2]" office:value-type="float" office:value="187.008847411096">
            <text:p>187.0088474110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8">
            <text:p>638</text:p>
          </table:table-cell>
          <table:table-cell table:formula="of:=([.G642]*[.G642]*[.G$2])+([.G642]*[.H$2])+[.I$2]" office:value-type="float" office:value="435.709776143151">
            <text:p>435.709776143151</text:p>
          </table:table-cell>
          <table:table-cell table:number-columns-repeated="2"/>
          <table:table-cell office:value-type="float" office:value="638">
            <text:p>638</text:p>
          </table:table-cell>
          <table:table-cell table:formula="of:=([.K642]*[.K642]*[.K$2])+([.K642]*[.L$2])+[.M$2]" office:value-type="float" office:value="187.466798801409">
            <text:p>187.4667988014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39">
            <text:p>639</text:p>
          </table:table-cell>
          <table:table-cell table:formula="of:=([.G643]*[.G643]*[.G$2])+([.G643]*[.H$2])+[.I$2]" office:value-type="float" office:value="436.161448887884">
            <text:p>436.161448887884</text:p>
          </table:table-cell>
          <table:table-cell table:number-columns-repeated="2"/>
          <table:table-cell office:value-type="float" office:value="639">
            <text:p>639</text:p>
          </table:table-cell>
          <table:table-cell table:formula="of:=([.K643]*[.K643]*[.K$2])+([.K643]*[.L$2])+[.M$2]" office:value-type="float" office:value="187.924738941754">
            <text:p>187.9247389417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0">
            <text:p>640</text:p>
          </table:table-cell>
          <table:table-cell table:formula="of:=([.G644]*[.G644]*[.G$2])+([.G644]*[.H$2])+[.I$2]" office:value-type="float" office:value="436.613071828537">
            <text:p>436.613071828537</text:p>
          </table:table-cell>
          <table:table-cell table:number-columns-repeated="2"/>
          <table:table-cell office:value-type="float" office:value="640">
            <text:p>640</text:p>
          </table:table-cell>
          <table:table-cell table:formula="of:=([.K644]*[.K644]*[.K$2])+([.K644]*[.L$2])+[.M$2]" office:value-type="float" office:value="188.382667832128">
            <text:p>188.3826678321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1">
            <text:p>641</text:p>
          </table:table-cell>
          <table:table-cell table:formula="of:=([.G645]*[.G645]*[.G$2])+([.G645]*[.H$2])+[.I$2]" office:value-type="float" office:value="437.064644965109">
            <text:p>437.064644965109</text:p>
          </table:table-cell>
          <table:table-cell table:number-columns-repeated="2"/>
          <table:table-cell office:value-type="float" office:value="641">
            <text:p>641</text:p>
          </table:table-cell>
          <table:table-cell table:formula="of:=([.K645]*[.K645]*[.K$2])+([.K645]*[.L$2])+[.M$2]" office:value-type="float" office:value="188.840585472533">
            <text:p>188.8405854725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2">
            <text:p>642</text:p>
          </table:table-cell>
          <table:table-cell table:formula="of:=([.G646]*[.G646]*[.G$2])+([.G646]*[.H$2])+[.I$2]" office:value-type="float" office:value="437.516168297599">
            <text:p>437.516168297599</text:p>
          </table:table-cell>
          <table:table-cell table:number-columns-repeated="2"/>
          <table:table-cell office:value-type="float" office:value="642">
            <text:p>642</text:p>
          </table:table-cell>
          <table:table-cell table:formula="of:=([.K646]*[.K646]*[.K$2])+([.K646]*[.L$2])+[.M$2]" office:value-type="float" office:value="189.298491862968">
            <text:p>189.2984918629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3">
            <text:p>643</text:p>
          </table:table-cell>
          <table:table-cell table:formula="of:=([.G647]*[.G647]*[.G$2])+([.G647]*[.H$2])+[.I$2]" office:value-type="float" office:value="437.967641826009">
            <text:p>437.967641826009</text:p>
          </table:table-cell>
          <table:table-cell table:number-columns-repeated="2"/>
          <table:table-cell office:value-type="float" office:value="643">
            <text:p>643</text:p>
          </table:table-cell>
          <table:table-cell table:formula="of:=([.K647]*[.K647]*[.K$2])+([.K647]*[.L$2])+[.M$2]" office:value-type="float" office:value="189.756387003433">
            <text:p>189.7563870034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4">
            <text:p>644</text:p>
          </table:table-cell>
          <table:table-cell table:formula="of:=([.G648]*[.G648]*[.G$2])+([.G648]*[.H$2])+[.I$2]" office:value-type="float" office:value="438.419065550337">
            <text:p>438.419065550337</text:p>
          </table:table-cell>
          <table:table-cell table:number-columns-repeated="2"/>
          <table:table-cell office:value-type="float" office:value="644">
            <text:p>644</text:p>
          </table:table-cell>
          <table:table-cell table:formula="of:=([.K648]*[.K648]*[.K$2])+([.K648]*[.L$2])+[.M$2]" office:value-type="float" office:value="190.214270893928">
            <text:p>190.2142708939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5">
            <text:p>645</text:p>
          </table:table-cell>
          <table:table-cell table:formula="of:=([.G649]*[.G649]*[.G$2])+([.G649]*[.H$2])+[.I$2]" office:value-type="float" office:value="438.870439470584">
            <text:p>438.870439470584</text:p>
          </table:table-cell>
          <table:table-cell table:number-columns-repeated="2"/>
          <table:table-cell office:value-type="float" office:value="645">
            <text:p>645</text:p>
          </table:table-cell>
          <table:table-cell table:formula="of:=([.K649]*[.K649]*[.K$2])+([.K649]*[.L$2])+[.M$2]" office:value-type="float" office:value="190.672143534454">
            <text:p>190.6721435344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6">
            <text:p>646</text:p>
          </table:table-cell>
          <table:table-cell table:formula="of:=([.G650]*[.G650]*[.G$2])+([.G650]*[.H$2])+[.I$2]" office:value-type="float" office:value="439.32176358675">
            <text:p>439.321763586750</text:p>
          </table:table-cell>
          <table:table-cell table:number-columns-repeated="2"/>
          <table:table-cell office:value-type="float" office:value="646">
            <text:p>646</text:p>
          </table:table-cell>
          <table:table-cell table:formula="of:=([.K650]*[.K650]*[.K$2])+([.K650]*[.L$2])+[.M$2]" office:value-type="float" office:value="191.130004925009">
            <text:p>191.1300049250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7">
            <text:p>647</text:p>
          </table:table-cell>
          <table:table-cell table:formula="of:=([.G651]*[.G651]*[.G$2])+([.G651]*[.H$2])+[.I$2]" office:value-type="float" office:value="439.773037898835">
            <text:p>439.773037898835</text:p>
          </table:table-cell>
          <table:table-cell table:number-columns-repeated="2"/>
          <table:table-cell office:value-type="float" office:value="647">
            <text:p>647</text:p>
          </table:table-cell>
          <table:table-cell table:formula="of:=([.K651]*[.K651]*[.K$2])+([.K651]*[.L$2])+[.M$2]" office:value-type="float" office:value="191.587855065595">
            <text:p>191.5878550655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8">
            <text:p>648</text:p>
          </table:table-cell>
          <table:table-cell table:formula="of:=([.G652]*[.G652]*[.G$2])+([.G652]*[.H$2])+[.I$2]" office:value-type="float" office:value="440.224262406839">
            <text:p>440.224262406839</text:p>
          </table:table-cell>
          <table:table-cell table:number-columns-repeated="2"/>
          <table:table-cell office:value-type="float" office:value="648">
            <text:p>648</text:p>
          </table:table-cell>
          <table:table-cell table:formula="of:=([.K652]*[.K652]*[.K$2])+([.K652]*[.L$2])+[.M$2]" office:value-type="float" office:value="192.045693956212">
            <text:p>192.0456939562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49">
            <text:p>649</text:p>
          </table:table-cell>
          <table:table-cell table:formula="of:=([.G653]*[.G653]*[.G$2])+([.G653]*[.H$2])+[.I$2]" office:value-type="float" office:value="440.675437110762">
            <text:p>440.675437110762</text:p>
          </table:table-cell>
          <table:table-cell table:number-columns-repeated="2"/>
          <table:table-cell office:value-type="float" office:value="649">
            <text:p>649</text:p>
          </table:table-cell>
          <table:table-cell table:formula="of:=([.K653]*[.K653]*[.K$2])+([.K653]*[.L$2])+[.M$2]" office:value-type="float" office:value="192.503521596858">
            <text:p>192.5035215968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0">
            <text:p>650</text:p>
          </table:table-cell>
          <table:table-cell table:formula="of:=([.G654]*[.G654]*[.G$2])+([.G654]*[.H$2])+[.I$2]" office:value-type="float" office:value="441.126562010604">
            <text:p>441.126562010604</text:p>
          </table:table-cell>
          <table:table-cell table:number-columns-repeated="2"/>
          <table:table-cell office:value-type="float" office:value="650">
            <text:p>650</text:p>
          </table:table-cell>
          <table:table-cell table:formula="of:=([.K654]*[.K654]*[.K$2])+([.K654]*[.L$2])+[.M$2]" office:value-type="float" office:value="192.961337987535">
            <text:p>192.9613379875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1">
            <text:p>651</text:p>
          </table:table-cell>
          <table:table-cell table:formula="of:=([.G655]*[.G655]*[.G$2])+([.G655]*[.H$2])+[.I$2]" office:value-type="float" office:value="441.577637106365">
            <text:p>441.577637106365</text:p>
          </table:table-cell>
          <table:table-cell table:number-columns-repeated="2"/>
          <table:table-cell office:value-type="float" office:value="651">
            <text:p>651</text:p>
          </table:table-cell>
          <table:table-cell table:formula="of:=([.K655]*[.K655]*[.K$2])+([.K655]*[.L$2])+[.M$2]" office:value-type="float" office:value="193.419143128242">
            <text:p>193.4191431282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2">
            <text:p>652</text:p>
          </table:table-cell>
          <table:table-cell table:formula="of:=([.G656]*[.G656]*[.G$2])+([.G656]*[.H$2])+[.I$2]" office:value-type="float" office:value="442.028662398044">
            <text:p>442.028662398044</text:p>
          </table:table-cell>
          <table:table-cell table:number-columns-repeated="2"/>
          <table:table-cell office:value-type="float" office:value="652">
            <text:p>652</text:p>
          </table:table-cell>
          <table:table-cell table:formula="of:=([.K656]*[.K656]*[.K$2])+([.K656]*[.L$2])+[.M$2]" office:value-type="float" office:value="193.876937018979">
            <text:p>193.8769370189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3">
            <text:p>653</text:p>
          </table:table-cell>
          <table:table-cell table:formula="of:=([.G657]*[.G657]*[.G$2])+([.G657]*[.H$2])+[.I$2]" office:value-type="float" office:value="442.479637885643">
            <text:p>442.479637885643</text:p>
          </table:table-cell>
          <table:table-cell table:number-columns-repeated="2"/>
          <table:table-cell office:value-type="float" office:value="653">
            <text:p>653</text:p>
          </table:table-cell>
          <table:table-cell table:formula="of:=([.K657]*[.K657]*[.K$2])+([.K657]*[.L$2])+[.M$2]" office:value-type="float" office:value="194.334719659747">
            <text:p>194.3347196597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4">
            <text:p>654</text:p>
          </table:table-cell>
          <table:table-cell table:formula="of:=([.G658]*[.G658]*[.G$2])+([.G658]*[.H$2])+[.I$2]" office:value-type="float" office:value="442.930563569161">
            <text:p>442.930563569161</text:p>
          </table:table-cell>
          <table:table-cell table:number-columns-repeated="2"/>
          <table:table-cell office:value-type="float" office:value="654">
            <text:p>654</text:p>
          </table:table-cell>
          <table:table-cell table:formula="of:=([.K658]*[.K658]*[.K$2])+([.K658]*[.L$2])+[.M$2]" office:value-type="float" office:value="194.792491050545">
            <text:p>194.7924910505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5">
            <text:p>655</text:p>
          </table:table-cell>
          <table:table-cell table:formula="of:=([.G659]*[.G659]*[.G$2])+([.G659]*[.H$2])+[.I$2]" office:value-type="float" office:value="443.381439448597">
            <text:p>443.381439448597</text:p>
          </table:table-cell>
          <table:table-cell table:number-columns-repeated="2"/>
          <table:table-cell office:value-type="float" office:value="655">
            <text:p>655</text:p>
          </table:table-cell>
          <table:table-cell table:formula="of:=([.K659]*[.K659]*[.K$2])+([.K659]*[.L$2])+[.M$2]" office:value-type="float" office:value="195.250251191373">
            <text:p>195.2502511913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6">
            <text:p>656</text:p>
          </table:table-cell>
          <table:table-cell table:formula="of:=([.G660]*[.G660]*[.G$2])+([.G660]*[.H$2])+[.I$2]" office:value-type="float" office:value="443.832265523952">
            <text:p>443.832265523952</text:p>
          </table:table-cell>
          <table:table-cell table:number-columns-repeated="2"/>
          <table:table-cell office:value-type="float" office:value="656">
            <text:p>656</text:p>
          </table:table-cell>
          <table:table-cell table:formula="of:=([.K660]*[.K660]*[.K$2])+([.K660]*[.L$2])+[.M$2]" office:value-type="float" office:value="195.708000082231">
            <text:p>195.7080000822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7">
            <text:p>657</text:p>
          </table:table-cell>
          <table:table-cell table:formula="of:=([.G661]*[.G661]*[.G$2])+([.G661]*[.H$2])+[.I$2]" office:value-type="float" office:value="444.283041795227">
            <text:p>444.283041795227</text:p>
          </table:table-cell>
          <table:table-cell table:number-columns-repeated="2"/>
          <table:table-cell office:value-type="float" office:value="657">
            <text:p>657</text:p>
          </table:table-cell>
          <table:table-cell table:formula="of:=([.K661]*[.K661]*[.K$2])+([.K661]*[.L$2])+[.M$2]" office:value-type="float" office:value="196.165737723119">
            <text:p>196.1657377231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8">
            <text:p>658</text:p>
          </table:table-cell>
          <table:table-cell table:formula="of:=([.G662]*[.G662]*[.G$2])+([.G662]*[.H$2])+[.I$2]" office:value-type="float" office:value="444.73376826242">
            <text:p>444.733768262420</text:p>
          </table:table-cell>
          <table:table-cell table:number-columns-repeated="2"/>
          <table:table-cell office:value-type="float" office:value="658">
            <text:p>658</text:p>
          </table:table-cell>
          <table:table-cell table:formula="of:=([.K662]*[.K662]*[.K$2])+([.K662]*[.L$2])+[.M$2]" office:value-type="float" office:value="196.623464114038">
            <text:p>196.6234641140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59">
            <text:p>659</text:p>
          </table:table-cell>
          <table:table-cell table:formula="of:=([.G663]*[.G663]*[.G$2])+([.G663]*[.H$2])+[.I$2]" office:value-type="float" office:value="445.184444925532">
            <text:p>445.184444925532</text:p>
          </table:table-cell>
          <table:table-cell table:number-columns-repeated="2"/>
          <table:table-cell office:value-type="float" office:value="659">
            <text:p>659</text:p>
          </table:table-cell>
          <table:table-cell table:formula="of:=([.K663]*[.K663]*[.K$2])+([.K663]*[.L$2])+[.M$2]" office:value-type="float" office:value="197.081179254987">
            <text:p>197.0811792549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0">
            <text:p>660</text:p>
          </table:table-cell>
          <table:table-cell table:formula="of:=([.G664]*[.G664]*[.G$2])+([.G664]*[.H$2])+[.I$2]" office:value-type="float" office:value="445.635071784563">
            <text:p>445.635071784563</text:p>
          </table:table-cell>
          <table:table-cell table:number-columns-repeated="2"/>
          <table:table-cell office:value-type="float" office:value="660">
            <text:p>660</text:p>
          </table:table-cell>
          <table:table-cell table:formula="of:=([.K664]*[.K664]*[.K$2])+([.K664]*[.L$2])+[.M$2]" office:value-type="float" office:value="197.538883145966">
            <text:p>197.5388831459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1">
            <text:p>661</text:p>
          </table:table-cell>
          <table:table-cell table:formula="of:=([.G665]*[.G665]*[.G$2])+([.G665]*[.H$2])+[.I$2]" office:value-type="float" office:value="446.085648839513">
            <text:p>446.085648839513</text:p>
          </table:table-cell>
          <table:table-cell table:number-columns-repeated="2"/>
          <table:table-cell office:value-type="float" office:value="661">
            <text:p>661</text:p>
          </table:table-cell>
          <table:table-cell table:formula="of:=([.K665]*[.K665]*[.K$2])+([.K665]*[.L$2])+[.M$2]" office:value-type="float" office:value="197.996575786976">
            <text:p>197.9965757869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2">
            <text:p>662</text:p>
          </table:table-cell>
          <table:table-cell table:formula="of:=([.G666]*[.G666]*[.G$2])+([.G666]*[.H$2])+[.I$2]" office:value-type="float" office:value="446.536176090382">
            <text:p>446.536176090382</text:p>
          </table:table-cell>
          <table:table-cell table:number-columns-repeated="2"/>
          <table:table-cell office:value-type="float" office:value="662">
            <text:p>662</text:p>
          </table:table-cell>
          <table:table-cell table:formula="of:=([.K666]*[.K666]*[.K$2])+([.K666]*[.L$2])+[.M$2]" office:value-type="float" office:value="198.454257178015">
            <text:p>198.4542571780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3">
            <text:p>663</text:p>
          </table:table-cell>
          <table:table-cell table:formula="of:=([.G667]*[.G667]*[.G$2])+([.G667]*[.H$2])+[.I$2]" office:value-type="float" office:value="446.986653537169">
            <text:p>446.986653537169</text:p>
          </table:table-cell>
          <table:table-cell table:number-columns-repeated="2"/>
          <table:table-cell office:value-type="float" office:value="663">
            <text:p>663</text:p>
          </table:table-cell>
          <table:table-cell table:formula="of:=([.K667]*[.K667]*[.K$2])+([.K667]*[.L$2])+[.M$2]" office:value-type="float" office:value="198.911927319085">
            <text:p>198.9119273190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4">
            <text:p>664</text:p>
          </table:table-cell>
          <table:table-cell table:formula="of:=([.G668]*[.G668]*[.G$2])+([.G668]*[.H$2])+[.I$2]" office:value-type="float" office:value="447.437081179876">
            <text:p>447.437081179876</text:p>
          </table:table-cell>
          <table:table-cell table:number-columns-repeated="2"/>
          <table:table-cell office:value-type="float" office:value="664">
            <text:p>664</text:p>
          </table:table-cell>
          <table:table-cell table:formula="of:=([.K668]*[.K668]*[.K$2])+([.K668]*[.L$2])+[.M$2]" office:value-type="float" office:value="199.369586210186">
            <text:p>199.3695862101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5">
            <text:p>665</text:p>
          </table:table-cell>
          <table:table-cell table:formula="of:=([.G669]*[.G669]*[.G$2])+([.G669]*[.H$2])+[.I$2]" office:value-type="float" office:value="447.887459018501">
            <text:p>447.887459018501</text:p>
          </table:table-cell>
          <table:table-cell table:number-columns-repeated="2"/>
          <table:table-cell office:value-type="float" office:value="665">
            <text:p>665</text:p>
          </table:table-cell>
          <table:table-cell table:formula="of:=([.K669]*[.K669]*[.K$2])+([.K669]*[.L$2])+[.M$2]" office:value-type="float" office:value="199.827233851316">
            <text:p>199.8272338513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6">
            <text:p>666</text:p>
          </table:table-cell>
          <table:table-cell table:formula="of:=([.G670]*[.G670]*[.G$2])+([.G670]*[.H$2])+[.I$2]" office:value-type="float" office:value="448.337787053046">
            <text:p>448.337787053046</text:p>
          </table:table-cell>
          <table:table-cell table:number-columns-repeated="2"/>
          <table:table-cell office:value-type="float" office:value="666">
            <text:p>666</text:p>
          </table:table-cell>
          <table:table-cell table:formula="of:=([.K670]*[.K670]*[.K$2])+([.K670]*[.L$2])+[.M$2]" office:value-type="float" office:value="200.284870242477">
            <text:p>200.2848702424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7">
            <text:p>667</text:p>
          </table:table-cell>
          <table:table-cell table:formula="of:=([.G671]*[.G671]*[.G$2])+([.G671]*[.H$2])+[.I$2]" office:value-type="float" office:value="448.788065283509">
            <text:p>448.788065283509</text:p>
          </table:table-cell>
          <table:table-cell table:number-columns-repeated="2"/>
          <table:table-cell office:value-type="float" office:value="667">
            <text:p>667</text:p>
          </table:table-cell>
          <table:table-cell table:formula="of:=([.K671]*[.K671]*[.K$2])+([.K671]*[.L$2])+[.M$2]" office:value-type="float" office:value="200.742495383667">
            <text:p>200.7424953836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8">
            <text:p>668</text:p>
          </table:table-cell>
          <table:table-cell table:formula="of:=([.G672]*[.G672]*[.G$2])+([.G672]*[.H$2])+[.I$2]" office:value-type="float" office:value="449.238293709892">
            <text:p>449.238293709892</text:p>
          </table:table-cell>
          <table:table-cell table:number-columns-repeated="2"/>
          <table:table-cell office:value-type="float" office:value="668">
            <text:p>668</text:p>
          </table:table-cell>
          <table:table-cell table:formula="of:=([.K672]*[.K672]*[.K$2])+([.K672]*[.L$2])+[.M$2]" office:value-type="float" office:value="201.200109274889">
            <text:p>201.2001092748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9">
            <text:p>669</text:p>
          </table:table-cell>
          <table:table-cell table:formula="of:=([.G673]*[.G673]*[.G$2])+([.G673]*[.H$2])+[.I$2]" office:value-type="float" office:value="449.688472332193">
            <text:p>449.688472332193</text:p>
          </table:table-cell>
          <table:table-cell table:number-columns-repeated="2"/>
          <table:table-cell office:value-type="float" office:value="669">
            <text:p>669</text:p>
          </table:table-cell>
          <table:table-cell table:formula="of:=([.K673]*[.K673]*[.K$2])+([.K673]*[.L$2])+[.M$2]" office:value-type="float" office:value="201.65771191614">
            <text:p>201.6577119161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0">
            <text:p>670</text:p>
          </table:table-cell>
          <table:table-cell table:formula="of:=([.G674]*[.G674]*[.G$2])+([.G674]*[.H$2])+[.I$2]" office:value-type="float" office:value="450.138601150413">
            <text:p>450.138601150413</text:p>
          </table:table-cell>
          <table:table-cell table:number-columns-repeated="2"/>
          <table:table-cell office:value-type="float" office:value="670">
            <text:p>670</text:p>
          </table:table-cell>
          <table:table-cell table:formula="of:=([.K674]*[.K674]*[.K$2])+([.K674]*[.L$2])+[.M$2]" office:value-type="float" office:value="202.115303307422">
            <text:p>202.1153033074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1">
            <text:p>671</text:p>
          </table:table-cell>
          <table:table-cell table:formula="of:=([.G675]*[.G675]*[.G$2])+([.G675]*[.H$2])+[.I$2]" office:value-type="float" office:value="450.588680164552">
            <text:p>450.588680164552</text:p>
          </table:table-cell>
          <table:table-cell table:number-columns-repeated="2"/>
          <table:table-cell office:value-type="float" office:value="671">
            <text:p>671</text:p>
          </table:table-cell>
          <table:table-cell table:formula="of:=([.K675]*[.K675]*[.K$2])+([.K675]*[.L$2])+[.M$2]" office:value-type="float" office:value="202.572883448733">
            <text:p>202.5728834487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2">
            <text:p>672</text:p>
          </table:table-cell>
          <table:table-cell table:formula="of:=([.G676]*[.G676]*[.G$2])+([.G676]*[.H$2])+[.I$2]" office:value-type="float" office:value="451.03870937461">
            <text:p>451.038709374610</text:p>
          </table:table-cell>
          <table:table-cell table:number-columns-repeated="2"/>
          <table:table-cell office:value-type="float" office:value="672">
            <text:p>672</text:p>
          </table:table-cell>
          <table:table-cell table:formula="of:=([.K676]*[.K676]*[.K$2])+([.K676]*[.L$2])+[.M$2]" office:value-type="float" office:value="203.030452340075">
            <text:p>203.0304523400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3">
            <text:p>673</text:p>
          </table:table-cell>
          <table:table-cell table:formula="of:=([.G677]*[.G677]*[.G$2])+([.G677]*[.H$2])+[.I$2]" office:value-type="float" office:value="451.488688780587">
            <text:p>451.488688780587</text:p>
          </table:table-cell>
          <table:table-cell table:number-columns-repeated="2"/>
          <table:table-cell office:value-type="float" office:value="673">
            <text:p>673</text:p>
          </table:table-cell>
          <table:table-cell table:formula="of:=([.K677]*[.K677]*[.K$2])+([.K677]*[.L$2])+[.M$2]" office:value-type="float" office:value="203.488009981448">
            <text:p>203.4880099814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4">
            <text:p>674</text:p>
          </table:table-cell>
          <table:table-cell table:formula="of:=([.G678]*[.G678]*[.G$2])+([.G678]*[.H$2])+[.I$2]" office:value-type="float" office:value="451.938618382483">
            <text:p>451.938618382483</text:p>
          </table:table-cell>
          <table:table-cell table:number-columns-repeated="2"/>
          <table:table-cell office:value-type="float" office:value="674">
            <text:p>674</text:p>
          </table:table-cell>
          <table:table-cell table:formula="of:=([.K678]*[.K678]*[.K$2])+([.K678]*[.L$2])+[.M$2]" office:value-type="float" office:value="203.94555637285">
            <text:p>203.9455563728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5">
            <text:p>675</text:p>
          </table:table-cell>
          <table:table-cell table:formula="of:=([.G679]*[.G679]*[.G$2])+([.G679]*[.H$2])+[.I$2]" office:value-type="float" office:value="452.388498180298">
            <text:p>452.388498180298</text:p>
          </table:table-cell>
          <table:table-cell table:number-columns-repeated="2"/>
          <table:table-cell office:value-type="float" office:value="675">
            <text:p>675</text:p>
          </table:table-cell>
          <table:table-cell table:formula="of:=([.K679]*[.K679]*[.K$2])+([.K679]*[.L$2])+[.M$2]" office:value-type="float" office:value="204.403091514283">
            <text:p>204.403091514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6">
            <text:p>676</text:p>
          </table:table-cell>
          <table:table-cell table:formula="of:=([.G680]*[.G680]*[.G$2])+([.G680]*[.H$2])+[.I$2]" office:value-type="float" office:value="452.838328174031">
            <text:p>452.838328174031</text:p>
          </table:table-cell>
          <table:table-cell table:number-columns-repeated="2"/>
          <table:table-cell office:value-type="float" office:value="676">
            <text:p>676</text:p>
          </table:table-cell>
          <table:table-cell table:formula="of:=([.K680]*[.K680]*[.K$2])+([.K680]*[.L$2])+[.M$2]" office:value-type="float" office:value="204.860615405746">
            <text:p>204.8606154057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7">
            <text:p>677</text:p>
          </table:table-cell>
          <table:table-cell table:formula="of:=([.G681]*[.G681]*[.G$2])+([.G681]*[.H$2])+[.I$2]" office:value-type="float" office:value="453.288108363684">
            <text:p>453.288108363684</text:p>
          </table:table-cell>
          <table:table-cell table:number-columns-repeated="2"/>
          <table:table-cell office:value-type="float" office:value="677">
            <text:p>677</text:p>
          </table:table-cell>
          <table:table-cell table:formula="of:=([.K681]*[.K681]*[.K$2])+([.K681]*[.L$2])+[.M$2]" office:value-type="float" office:value="205.31812804724">
            <text:p>205.3181280472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8">
            <text:p>678</text:p>
          </table:table-cell>
          <table:table-cell table:formula="of:=([.G682]*[.G682]*[.G$2])+([.G682]*[.H$2])+[.I$2]" office:value-type="float" office:value="453.737838749255">
            <text:p>453.737838749255</text:p>
          </table:table-cell>
          <table:table-cell table:number-columns-repeated="2"/>
          <table:table-cell office:value-type="float" office:value="678">
            <text:p>678</text:p>
          </table:table-cell>
          <table:table-cell table:formula="of:=([.K682]*[.K682]*[.K$2])+([.K682]*[.L$2])+[.M$2]" office:value-type="float" office:value="205.775629438763">
            <text:p>205.7756294387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9">
            <text:p>679</text:p>
          </table:table-cell>
          <table:table-cell table:formula="of:=([.G683]*[.G683]*[.G$2])+([.G683]*[.H$2])+[.I$2]" office:value-type="float" office:value="454.187519330746">
            <text:p>454.187519330746</text:p>
          </table:table-cell>
          <table:table-cell table:number-columns-repeated="2"/>
          <table:table-cell office:value-type="float" office:value="679">
            <text:p>679</text:p>
          </table:table-cell>
          <table:table-cell table:formula="of:=([.K683]*[.K683]*[.K$2])+([.K683]*[.L$2])+[.M$2]" office:value-type="float" office:value="206.233119580317">
            <text:p>206.2331195803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0">
            <text:p>680</text:p>
          </table:table-cell>
          <table:table-cell table:formula="of:=([.G684]*[.G684]*[.G$2])+([.G684]*[.H$2])+[.I$2]" office:value-type="float" office:value="454.637150108155">
            <text:p>454.637150108155</text:p>
          </table:table-cell>
          <table:table-cell table:number-columns-repeated="2"/>
          <table:table-cell office:value-type="float" office:value="680">
            <text:p>680</text:p>
          </table:table-cell>
          <table:table-cell table:formula="of:=([.K684]*[.K684]*[.K$2])+([.K684]*[.L$2])+[.M$2]" office:value-type="float" office:value="206.690598471901">
            <text:p>206.6905984719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1">
            <text:p>681</text:p>
          </table:table-cell>
          <table:table-cell table:formula="of:=([.G685]*[.G685]*[.G$2])+([.G685]*[.H$2])+[.I$2]" office:value-type="float" office:value="455.086731081483">
            <text:p>455.086731081483</text:p>
          </table:table-cell>
          <table:table-cell table:number-columns-repeated="2"/>
          <table:table-cell office:value-type="float" office:value="681">
            <text:p>681</text:p>
          </table:table-cell>
          <table:table-cell table:formula="of:=([.K685]*[.K685]*[.K$2])+([.K685]*[.L$2])+[.M$2]" office:value-type="float" office:value="207.148066113515">
            <text:p>207.1480661135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2">
            <text:p>682</text:p>
          </table:table-cell>
          <table:table-cell table:formula="of:=([.G686]*[.G686]*[.G$2])+([.G686]*[.H$2])+[.I$2]" office:value-type="float" office:value="455.53626225073">
            <text:p>455.536262250730</text:p>
          </table:table-cell>
          <table:table-cell table:number-columns-repeated="2"/>
          <table:table-cell office:value-type="float" office:value="682">
            <text:p>682</text:p>
          </table:table-cell>
          <table:table-cell table:formula="of:=([.K686]*[.K686]*[.K$2])+([.K686]*[.L$2])+[.M$2]" office:value-type="float" office:value="207.60552250516">
            <text:p>207.6055225051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3">
            <text:p>683</text:p>
          </table:table-cell>
          <table:table-cell table:formula="of:=([.G687]*[.G687]*[.G$2])+([.G687]*[.H$2])+[.I$2]" office:value-type="float" office:value="455.985743615897">
            <text:p>455.985743615897</text:p>
          </table:table-cell>
          <table:table-cell table:number-columns-repeated="2"/>
          <table:table-cell office:value-type="float" office:value="683">
            <text:p>683</text:p>
          </table:table-cell>
          <table:table-cell table:formula="of:=([.K687]*[.K687]*[.K$2])+([.K687]*[.L$2])+[.M$2]" office:value-type="float" office:value="208.062967646834">
            <text:p>208.0629676468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4">
            <text:p>684</text:p>
          </table:table-cell>
          <table:table-cell table:formula="of:=([.G688]*[.G688]*[.G$2])+([.G688]*[.H$2])+[.I$2]" office:value-type="float" office:value="456.435175176981">
            <text:p>456.435175176981</text:p>
          </table:table-cell>
          <table:table-cell table:number-columns-repeated="2"/>
          <table:table-cell office:value-type="float" office:value="684">
            <text:p>684</text:p>
          </table:table-cell>
          <table:table-cell table:formula="of:=([.K688]*[.K688]*[.K$2])+([.K688]*[.L$2])+[.M$2]" office:value-type="float" office:value="208.520401538539">
            <text:p>208.5204015385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5">
            <text:p>685</text:p>
          </table:table-cell>
          <table:table-cell table:formula="of:=([.G689]*[.G689]*[.G$2])+([.G689]*[.H$2])+[.I$2]" office:value-type="float" office:value="456.884556933985">
            <text:p>456.88455693398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K689]*[.K689]*[.K$2])+([.K689]*[.L$2])+[.M$2]" office:value-type="float" office:value="208.977824180275">
            <text:p>208.9778241802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6">
            <text:p>686</text:p>
          </table:table-cell>
          <table:table-cell table:formula="of:=([.G690]*[.G690]*[.G$2])+([.G690]*[.H$2])+[.I$2]" office:value-type="float" office:value="457.333888886908">
            <text:p>457.333888886908</text:p>
          </table:table-cell>
          <table:table-cell table:number-columns-repeated="2"/>
          <table:table-cell office:value-type="float" office:value="686">
            <text:p>686</text:p>
          </table:table-cell>
          <table:table-cell table:formula="of:=([.K690]*[.K690]*[.K$2])+([.K690]*[.L$2])+[.M$2]" office:value-type="float" office:value="209.43523557204">
            <text:p>209.4352355720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7">
            <text:p>687</text:p>
          </table:table-cell>
          <table:table-cell table:formula="of:=([.G691]*[.G691]*[.G$2])+([.G691]*[.H$2])+[.I$2]" office:value-type="float" office:value="457.78317103575">
            <text:p>457.783171035750</text:p>
          </table:table-cell>
          <table:table-cell table:number-columns-repeated="2"/>
          <table:table-cell office:value-type="float" office:value="687">
            <text:p>687</text:p>
          </table:table-cell>
          <table:table-cell table:formula="of:=([.K691]*[.K691]*[.K$2])+([.K691]*[.L$2])+[.M$2]" office:value-type="float" office:value="209.892635713836">
            <text:p>209.8926357138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8">
            <text:p>688</text:p>
          </table:table-cell>
          <table:table-cell table:formula="of:=([.G692]*[.G692]*[.G$2])+([.G692]*[.H$2])+[.I$2]" office:value-type="float" office:value="458.232403380511">
            <text:p>458.232403380511</text:p>
          </table:table-cell>
          <table:table-cell table:number-columns-repeated="2"/>
          <table:table-cell office:value-type="float" office:value="688">
            <text:p>688</text:p>
          </table:table-cell>
          <table:table-cell table:formula="of:=([.K692]*[.K692]*[.K$2])+([.K692]*[.L$2])+[.M$2]" office:value-type="float" office:value="210.350024605662">
            <text:p>210.3500246056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9">
            <text:p>689</text:p>
          </table:table-cell>
          <table:table-cell table:formula="of:=([.G693]*[.G693]*[.G$2])+([.G693]*[.H$2])+[.I$2]" office:value-type="float" office:value="458.68158592119">
            <text:p>458.681585921190</text:p>
          </table:table-cell>
          <table:table-cell table:number-columns-repeated="2"/>
          <table:table-cell office:value-type="float" office:value="689">
            <text:p>689</text:p>
          </table:table-cell>
          <table:table-cell table:formula="of:=([.K693]*[.K693]*[.K$2])+([.K693]*[.L$2])+[.M$2]" office:value-type="float" office:value="210.807402247518">
            <text:p>210.8074022475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0">
            <text:p>690</text:p>
          </table:table-cell>
          <table:table-cell table:formula="of:=([.G694]*[.G694]*[.G$2])+([.G694]*[.H$2])+[.I$2]" office:value-type="float" office:value="459.130718657789">
            <text:p>459.130718657789</text:p>
          </table:table-cell>
          <table:table-cell table:number-columns-repeated="2"/>
          <table:table-cell office:value-type="float" office:value="690">
            <text:p>690</text:p>
          </table:table-cell>
          <table:table-cell table:formula="of:=([.K694]*[.K694]*[.K$2])+([.K694]*[.L$2])+[.M$2]" office:value-type="float" office:value="211.264768639404">
            <text:p>211.2647686394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1">
            <text:p>691</text:p>
          </table:table-cell>
          <table:table-cell table:formula="of:=([.G695]*[.G695]*[.G$2])+([.G695]*[.H$2])+[.I$2]" office:value-type="float" office:value="459.579801590306">
            <text:p>459.579801590306</text:p>
          </table:table-cell>
          <table:table-cell table:number-columns-repeated="2"/>
          <table:table-cell office:value-type="float" office:value="691">
            <text:p>691</text:p>
          </table:table-cell>
          <table:table-cell table:formula="of:=([.K695]*[.K695]*[.K$2])+([.K695]*[.L$2])+[.M$2]" office:value-type="float" office:value="211.722123781321">
            <text:p>211.7221237813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2">
            <text:p>692</text:p>
          </table:table-cell>
          <table:table-cell table:formula="of:=([.G696]*[.G696]*[.G$2])+([.G696]*[.H$2])+[.I$2]" office:value-type="float" office:value="460.028834718742">
            <text:p>460.028834718742</text:p>
          </table:table-cell>
          <table:table-cell table:number-columns-repeated="2"/>
          <table:table-cell office:value-type="float" office:value="692">
            <text:p>692</text:p>
          </table:table-cell>
          <table:table-cell table:formula="of:=([.K696]*[.K696]*[.K$2])+([.K696]*[.L$2])+[.M$2]" office:value-type="float" office:value="212.179467673268">
            <text:p>212.1794676732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3">
            <text:p>693</text:p>
          </table:table-cell>
          <table:table-cell table:formula="of:=([.G697]*[.G697]*[.G$2])+([.G697]*[.H$2])+[.I$2]" office:value-type="float" office:value="460.477818043097">
            <text:p>460.477818043097</text:p>
          </table:table-cell>
          <table:table-cell table:number-columns-repeated="2"/>
          <table:table-cell office:value-type="float" office:value="693">
            <text:p>693</text:p>
          </table:table-cell>
          <table:table-cell table:formula="of:=([.K697]*[.K697]*[.K$2])+([.K697]*[.L$2])+[.M$2]" office:value-type="float" office:value="212.636800315245">
            <text:p>212.6368003152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4">
            <text:p>694</text:p>
          </table:table-cell>
          <table:table-cell table:formula="of:=([.G698]*[.G698]*[.G$2])+([.G698]*[.H$2])+[.I$2]" office:value-type="float" office:value="460.926751563372">
            <text:p>460.926751563372</text:p>
          </table:table-cell>
          <table:table-cell table:number-columns-repeated="2"/>
          <table:table-cell office:value-type="float" office:value="694">
            <text:p>694</text:p>
          </table:table-cell>
          <table:table-cell table:formula="of:=([.K698]*[.K698]*[.K$2])+([.K698]*[.L$2])+[.M$2]" office:value-type="float" office:value="213.094121707252">
            <text:p>213.0941217072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5">
            <text:p>695</text:p>
          </table:table-cell>
          <table:table-cell table:formula="of:=([.G699]*[.G699]*[.G$2])+([.G699]*[.H$2])+[.I$2]" office:value-type="float" office:value="461.375635279565">
            <text:p>461.375635279565</text:p>
          </table:table-cell>
          <table:table-cell table:number-columns-repeated="2"/>
          <table:table-cell office:value-type="float" office:value="695">
            <text:p>695</text:p>
          </table:table-cell>
          <table:table-cell table:formula="of:=([.K699]*[.K699]*[.K$2])+([.K699]*[.L$2])+[.M$2]" office:value-type="float" office:value="213.55143184929">
            <text:p>213.551431849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6">
            <text:p>696</text:p>
          </table:table-cell>
          <table:table-cell table:formula="of:=([.G700]*[.G700]*[.G$2])+([.G700]*[.H$2])+[.I$2]" office:value-type="float" office:value="461.824469191677">
            <text:p>461.824469191677</text:p>
          </table:table-cell>
          <table:table-cell table:number-columns-repeated="2"/>
          <table:table-cell office:value-type="float" office:value="696">
            <text:p>696</text:p>
          </table:table-cell>
          <table:table-cell table:formula="of:=([.K700]*[.K700]*[.K$2])+([.K700]*[.L$2])+[.M$2]" office:value-type="float" office:value="214.008730741358">
            <text:p>214.0087307413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7">
            <text:p>697</text:p>
          </table:table-cell>
          <table:table-cell table:formula="of:=([.G701]*[.G701]*[.G$2])+([.G701]*[.H$2])+[.I$2]" office:value-type="float" office:value="462.273253299708">
            <text:p>462.273253299708</text:p>
          </table:table-cell>
          <table:table-cell table:number-columns-repeated="2"/>
          <table:table-cell office:value-type="float" office:value="697">
            <text:p>697</text:p>
          </table:table-cell>
          <table:table-cell table:formula="of:=([.K701]*[.K701]*[.K$2])+([.K701]*[.L$2])+[.M$2]" office:value-type="float" office:value="214.466018383456">
            <text:p>214.4660183834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8">
            <text:p>698</text:p>
          </table:table-cell>
          <table:table-cell table:formula="of:=([.G702]*[.G702]*[.G$2])+([.G702]*[.H$2])+[.I$2]" office:value-type="float" office:value="462.721987603657">
            <text:p>462.721987603657</text:p>
          </table:table-cell>
          <table:table-cell table:number-columns-repeated="2"/>
          <table:table-cell office:value-type="float" office:value="698">
            <text:p>698</text:p>
          </table:table-cell>
          <table:table-cell table:formula="of:=([.K702]*[.K702]*[.K$2])+([.K702]*[.L$2])+[.M$2]" office:value-type="float" office:value="214.923294775584">
            <text:p>214.9232947755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9">
            <text:p>699</text:p>
          </table:table-cell>
          <table:table-cell table:formula="of:=([.G703]*[.G703]*[.G$2])+([.G703]*[.H$2])+[.I$2]" office:value-type="float" office:value="463.170672103526">
            <text:p>463.170672103526</text:p>
          </table:table-cell>
          <table:table-cell table:number-columns-repeated="2"/>
          <table:table-cell office:value-type="float" office:value="699">
            <text:p>699</text:p>
          </table:table-cell>
          <table:table-cell table:formula="of:=([.K703]*[.K703]*[.K$2])+([.K703]*[.L$2])+[.M$2]" office:value-type="float" office:value="215.380559917743">
            <text:p>215.3805599177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0">
            <text:p>700</text:p>
          </table:table-cell>
          <table:table-cell table:formula="of:=([.G704]*[.G704]*[.G$2])+([.G704]*[.H$2])+[.I$2]" office:value-type="float" office:value="463.619306799314">
            <text:p>463.619306799314</text:p>
          </table:table-cell>
          <table:table-cell table:number-columns-repeated="2"/>
          <table:table-cell office:value-type="float" office:value="700">
            <text:p>700</text:p>
          </table:table-cell>
          <table:table-cell table:formula="of:=([.K704]*[.K704]*[.K$2])+([.K704]*[.L$2])+[.M$2]" office:value-type="float" office:value="215.837813809932">
            <text:p>215.8378138099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1">
            <text:p>701</text:p>
          </table:table-cell>
          <table:table-cell table:formula="of:=([.G705]*[.G705]*[.G$2])+([.G705]*[.H$2])+[.I$2]" office:value-type="float" office:value="464.06789169102">
            <text:p>464.067891691020</text:p>
          </table:table-cell>
          <table:table-cell table:number-columns-repeated="2"/>
          <table:table-cell office:value-type="float" office:value="701">
            <text:p>701</text:p>
          </table:table-cell>
          <table:table-cell table:formula="of:=([.K705]*[.K705]*[.K$2])+([.K705]*[.L$2])+[.M$2]" office:value-type="float" office:value="216.295056452151">
            <text:p>216.2950564521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2">
            <text:p>702</text:p>
          </table:table-cell>
          <table:table-cell table:formula="of:=([.G706]*[.G706]*[.G$2])+([.G706]*[.H$2])+[.I$2]" office:value-type="float" office:value="464.516426778646">
            <text:p>464.516426778646</text:p>
          </table:table-cell>
          <table:table-cell table:number-columns-repeated="2"/>
          <table:table-cell office:value-type="float" office:value="702">
            <text:p>702</text:p>
          </table:table-cell>
          <table:table-cell table:formula="of:=([.K706]*[.K706]*[.K$2])+([.K706]*[.L$2])+[.M$2]" office:value-type="float" office:value="216.7522878444">
            <text:p>216.7522878444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3">
            <text:p>703</text:p>
          </table:table-cell>
          <table:table-cell table:formula="of:=([.G707]*[.G707]*[.G$2])+([.G707]*[.H$2])+[.I$2]" office:value-type="float" office:value="464.96491206219">
            <text:p>464.964912062190</text:p>
          </table:table-cell>
          <table:table-cell table:number-columns-repeated="2"/>
          <table:table-cell office:value-type="float" office:value="703">
            <text:p>703</text:p>
          </table:table-cell>
          <table:table-cell table:formula="of:=([.K707]*[.K707]*[.K$2])+([.K707]*[.L$2])+[.M$2]" office:value-type="float" office:value="217.20950798668">
            <text:p>217.2095079866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4">
            <text:p>704</text:p>
          </table:table-cell>
          <table:table-cell table:formula="of:=([.G708]*[.G708]*[.G$2])+([.G708]*[.H$2])+[.I$2]" office:value-type="float" office:value="465.413347541653">
            <text:p>465.413347541653</text:p>
          </table:table-cell>
          <table:table-cell table:number-columns-repeated="2"/>
          <table:table-cell office:value-type="float" office:value="704">
            <text:p>704</text:p>
          </table:table-cell>
          <table:table-cell table:formula="of:=([.K708]*[.K708]*[.K$2])+([.K708]*[.L$2])+[.M$2]" office:value-type="float" office:value="217.666716878989">
            <text:p>217.6667168789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5">
            <text:p>705</text:p>
          </table:table-cell>
          <table:table-cell table:formula="of:=([.G709]*[.G709]*[.G$2])+([.G709]*[.H$2])+[.I$2]" office:value-type="float" office:value="465.861733217036">
            <text:p>465.861733217036</text:p>
          </table:table-cell>
          <table:table-cell table:number-columns-repeated="2"/>
          <table:table-cell office:value-type="float" office:value="705">
            <text:p>705</text:p>
          </table:table-cell>
          <table:table-cell table:formula="of:=([.K709]*[.K709]*[.K$2])+([.K709]*[.L$2])+[.M$2]" office:value-type="float" office:value="218.123914521329">
            <text:p>218.1239145213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6">
            <text:p>706</text:p>
          </table:table-cell>
          <table:table-cell table:formula="of:=([.G710]*[.G710]*[.G$2])+([.G710]*[.H$2])+[.I$2]" office:value-type="float" office:value="466.310069088337">
            <text:p>466.310069088337</text:p>
          </table:table-cell>
          <table:table-cell table:number-columns-repeated="2"/>
          <table:table-cell office:value-type="float" office:value="706">
            <text:p>706</text:p>
          </table:table-cell>
          <table:table-cell table:formula="of:=([.K710]*[.K710]*[.K$2])+([.K710]*[.L$2])+[.M$2]" office:value-type="float" office:value="218.5811009137">
            <text:p>218.5811009137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7">
            <text:p>707</text:p>
          </table:table-cell>
          <table:table-cell table:formula="of:=([.G711]*[.G711]*[.G$2])+([.G711]*[.H$2])+[.I$2]" office:value-type="float" office:value="466.758355155557">
            <text:p>466.758355155557</text:p>
          </table:table-cell>
          <table:table-cell table:number-columns-repeated="2"/>
          <table:table-cell office:value-type="float" office:value="707">
            <text:p>707</text:p>
          </table:table-cell>
          <table:table-cell table:formula="of:=([.K711]*[.K711]*[.K$2])+([.K711]*[.L$2])+[.M$2]" office:value-type="float" office:value="219.0382760561">
            <text:p>219.0382760561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8">
            <text:p>708</text:p>
          </table:table-cell>
          <table:table-cell table:formula="of:=([.G712]*[.G712]*[.G$2])+([.G712]*[.H$2])+[.I$2]" office:value-type="float" office:value="467.206591418696">
            <text:p>467.206591418696</text:p>
          </table:table-cell>
          <table:table-cell table:number-columns-repeated="2"/>
          <table:table-cell office:value-type="float" office:value="708">
            <text:p>708</text:p>
          </table:table-cell>
          <table:table-cell table:formula="of:=([.K712]*[.K712]*[.K$2])+([.K712]*[.L$2])+[.M$2]" office:value-type="float" office:value="219.495439948531">
            <text:p>219.4954399485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09">
            <text:p>709</text:p>
          </table:table-cell>
          <table:table-cell table:formula="of:=([.G713]*[.G713]*[.G$2])+([.G713]*[.H$2])+[.I$2]" office:value-type="float" office:value="467.654777877754">
            <text:p>467.654777877754</text:p>
          </table:table-cell>
          <table:table-cell table:number-columns-repeated="2"/>
          <table:table-cell office:value-type="float" office:value="709">
            <text:p>709</text:p>
          </table:table-cell>
          <table:table-cell table:formula="of:=([.K713]*[.K713]*[.K$2])+([.K713]*[.L$2])+[.M$2]" office:value-type="float" office:value="219.952592590992">
            <text:p>219.9525925909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0">
            <text:p>710</text:p>
          </table:table-cell>
          <table:table-cell table:formula="of:=([.G714]*[.G714]*[.G$2])+([.G714]*[.H$2])+[.I$2]" office:value-type="float" office:value="468.102914532731">
            <text:p>468.102914532731</text:p>
          </table:table-cell>
          <table:table-cell table:number-columns-repeated="2"/>
          <table:table-cell office:value-type="float" office:value="710">
            <text:p>710</text:p>
          </table:table-cell>
          <table:table-cell table:formula="of:=([.K714]*[.K714]*[.K$2])+([.K714]*[.L$2])+[.M$2]" office:value-type="float" office:value="220.409733983483">
            <text:p>220.4097339834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1">
            <text:p>711</text:p>
          </table:table-cell>
          <table:table-cell table:formula="of:=([.G715]*[.G715]*[.G$2])+([.G715]*[.H$2])+[.I$2]" office:value-type="float" office:value="468.551001383626">
            <text:p>468.551001383626</text:p>
          </table:table-cell>
          <table:table-cell table:number-columns-repeated="2"/>
          <table:table-cell office:value-type="float" office:value="711">
            <text:p>711</text:p>
          </table:table-cell>
          <table:table-cell table:formula="of:=([.K715]*[.K715]*[.K$2])+([.K715]*[.L$2])+[.M$2]" office:value-type="float" office:value="220.866864126005">
            <text:p>220.8668641260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2">
            <text:p>712</text:p>
          </table:table-cell>
          <table:table-cell table:formula="of:=([.G716]*[.G716]*[.G$2])+([.G716]*[.H$2])+[.I$2]" office:value-type="float" office:value="468.999038430441">
            <text:p>468.999038430441</text:p>
          </table:table-cell>
          <table:table-cell table:number-columns-repeated="2"/>
          <table:table-cell office:value-type="float" office:value="712">
            <text:p>712</text:p>
          </table:table-cell>
          <table:table-cell table:formula="of:=([.K716]*[.K716]*[.K$2])+([.K716]*[.L$2])+[.M$2]" office:value-type="float" office:value="221.323983018556">
            <text:p>221.3239830185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3">
            <text:p>713</text:p>
          </table:table-cell>
          <table:table-cell table:formula="of:=([.G717]*[.G717]*[.G$2])+([.G717]*[.H$2])+[.I$2]" office:value-type="float" office:value="469.447025673174">
            <text:p>469.447025673174</text:p>
          </table:table-cell>
          <table:table-cell table:number-columns-repeated="2"/>
          <table:table-cell office:value-type="float" office:value="713">
            <text:p>713</text:p>
          </table:table-cell>
          <table:table-cell table:formula="of:=([.K717]*[.K717]*[.K$2])+([.K717]*[.L$2])+[.M$2]" office:value-type="float" office:value="221.781090661138">
            <text:p>221.7810906611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4">
            <text:p>714</text:p>
          </table:table-cell>
          <table:table-cell table:formula="of:=([.G718]*[.G718]*[.G$2])+([.G718]*[.H$2])+[.I$2]" office:value-type="float" office:value="469.894963111827">
            <text:p>469.894963111827</text:p>
          </table:table-cell>
          <table:table-cell table:number-columns-repeated="2"/>
          <table:table-cell office:value-type="float" office:value="714">
            <text:p>714</text:p>
          </table:table-cell>
          <table:table-cell table:formula="of:=([.K718]*[.K718]*[.K$2])+([.K718]*[.L$2])+[.M$2]" office:value-type="float" office:value="222.238187053751">
            <text:p>222.2381870537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5">
            <text:p>715</text:p>
          </table:table-cell>
          <table:table-cell table:formula="of:=([.G719]*[.G719]*[.G$2])+([.G719]*[.H$2])+[.I$2]" office:value-type="float" office:value="470.342850746398">
            <text:p>470.342850746398</text:p>
          </table:table-cell>
          <table:table-cell table:number-columns-repeated="2"/>
          <table:table-cell office:value-type="float" office:value="715">
            <text:p>715</text:p>
          </table:table-cell>
          <table:table-cell table:formula="of:=([.K719]*[.K719]*[.K$2])+([.K719]*[.L$2])+[.M$2]" office:value-type="float" office:value="222.695272196393">
            <text:p>222.6952721963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6">
            <text:p>716</text:p>
          </table:table-cell>
          <table:table-cell table:formula="of:=([.G720]*[.G720]*[.G$2])+([.G720]*[.H$2])+[.I$2]" office:value-type="float" office:value="470.790688576889">
            <text:p>470.790688576889</text:p>
          </table:table-cell>
          <table:table-cell table:number-columns-repeated="2"/>
          <table:table-cell office:value-type="float" office:value="716">
            <text:p>716</text:p>
          </table:table-cell>
          <table:table-cell table:formula="of:=([.K720]*[.K720]*[.K$2])+([.K720]*[.L$2])+[.M$2]" office:value-type="float" office:value="223.152346089066">
            <text:p>223.1523460890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7">
            <text:p>717</text:p>
          </table:table-cell>
          <table:table-cell table:formula="of:=([.G721]*[.G721]*[.G$2])+([.G721]*[.H$2])+[.I$2]" office:value-type="float" office:value="471.238476603298">
            <text:p>471.238476603298</text:p>
          </table:table-cell>
          <table:table-cell table:number-columns-repeated="2"/>
          <table:table-cell office:value-type="float" office:value="717">
            <text:p>717</text:p>
          </table:table-cell>
          <table:table-cell table:formula="of:=([.K721]*[.K721]*[.K$2])+([.K721]*[.L$2])+[.M$2]" office:value-type="float" office:value="223.609408731769">
            <text:p>223.6094087317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8">
            <text:p>718</text:p>
          </table:table-cell>
          <table:table-cell table:formula="of:=([.G722]*[.G722]*[.G$2])+([.G722]*[.H$2])+[.I$2]" office:value-type="float" office:value="471.686214825626">
            <text:p>471.686214825626</text:p>
          </table:table-cell>
          <table:table-cell table:number-columns-repeated="2"/>
          <table:table-cell office:value-type="float" office:value="718">
            <text:p>718</text:p>
          </table:table-cell>
          <table:table-cell table:formula="of:=([.K722]*[.K722]*[.K$2])+([.K722]*[.L$2])+[.M$2]" office:value-type="float" office:value="224.066460124502">
            <text:p>224.0664601245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19">
            <text:p>719</text:p>
          </table:table-cell>
          <table:table-cell table:formula="of:=([.G723]*[.G723]*[.G$2])+([.G723]*[.H$2])+[.I$2]" office:value-type="float" office:value="472.133903243873">
            <text:p>472.133903243873</text:p>
          </table:table-cell>
          <table:table-cell table:number-columns-repeated="2"/>
          <table:table-cell office:value-type="float" office:value="719">
            <text:p>719</text:p>
          </table:table-cell>
          <table:table-cell table:formula="of:=([.K723]*[.K723]*[.K$2])+([.K723]*[.L$2])+[.M$2]" office:value-type="float" office:value="224.523500267265">
            <text:p>224.5235002672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0">
            <text:p>720</text:p>
          </table:table-cell>
          <table:table-cell table:formula="of:=([.G724]*[.G724]*[.G$2])+([.G724]*[.H$2])+[.I$2]" office:value-type="float" office:value="472.581541858039">
            <text:p>472.581541858039</text:p>
          </table:table-cell>
          <table:table-cell table:number-columns-repeated="2"/>
          <table:table-cell office:value-type="float" office:value="720">
            <text:p>720</text:p>
          </table:table-cell>
          <table:table-cell table:formula="of:=([.K724]*[.K724]*[.K$2])+([.K724]*[.L$2])+[.M$2]" office:value-type="float" office:value="224.980529160059">
            <text:p>224.9805291600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1">
            <text:p>721</text:p>
          </table:table-cell>
          <table:table-cell table:formula="of:=([.G725]*[.G725]*[.G$2])+([.G725]*[.H$2])+[.I$2]" office:value-type="float" office:value="473.029130668124">
            <text:p>473.029130668124</text:p>
          </table:table-cell>
          <table:table-cell table:number-columns-repeated="2"/>
          <table:table-cell office:value-type="float" office:value="721">
            <text:p>721</text:p>
          </table:table-cell>
          <table:table-cell table:formula="of:=([.K725]*[.K725]*[.K$2])+([.K725]*[.L$2])+[.M$2]" office:value-type="float" office:value="225.437546802883">
            <text:p>225.4375468028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2">
            <text:p>722</text:p>
          </table:table-cell>
          <table:table-cell table:formula="of:=([.G726]*[.G726]*[.G$2])+([.G726]*[.H$2])+[.I$2]" office:value-type="float" office:value="473.476669674128">
            <text:p>473.476669674128</text:p>
          </table:table-cell>
          <table:table-cell table:number-columns-repeated="2"/>
          <table:table-cell office:value-type="float" office:value="722">
            <text:p>722</text:p>
          </table:table-cell>
          <table:table-cell table:formula="of:=([.K726]*[.K726]*[.K$2])+([.K726]*[.L$2])+[.M$2]" office:value-type="float" office:value="225.894553195737">
            <text:p>225.8945531957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3">
            <text:p>723</text:p>
          </table:table-cell>
          <table:table-cell table:formula="of:=([.G727]*[.G727]*[.G$2])+([.G727]*[.H$2])+[.I$2]" office:value-type="float" office:value="473.92415887605">
            <text:p>473.924158876050</text:p>
          </table:table-cell>
          <table:table-cell table:number-columns-repeated="2"/>
          <table:table-cell office:value-type="float" office:value="723">
            <text:p>723</text:p>
          </table:table-cell>
          <table:table-cell table:formula="of:=([.K727]*[.K727]*[.K$2])+([.K727]*[.L$2])+[.M$2]" office:value-type="float" office:value="226.351548338621">
            <text:p>226.3515483386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4">
            <text:p>724</text:p>
          </table:table-cell>
          <table:table-cell table:formula="of:=([.G728]*[.G728]*[.G$2])+([.G728]*[.H$2])+[.I$2]" office:value-type="float" office:value="474.371598273892">
            <text:p>474.371598273892</text:p>
          </table:table-cell>
          <table:table-cell table:number-columns-repeated="2"/>
          <table:table-cell office:value-type="float" office:value="724">
            <text:p>724</text:p>
          </table:table-cell>
          <table:table-cell table:formula="of:=([.K728]*[.K728]*[.K$2])+([.K728]*[.L$2])+[.M$2]" office:value-type="float" office:value="226.808532231536">
            <text:p>226.8085322315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5">
            <text:p>725</text:p>
          </table:table-cell>
          <table:table-cell table:formula="of:=([.G729]*[.G729]*[.G$2])+([.G729]*[.H$2])+[.I$2]" office:value-type="float" office:value="474.818987867652">
            <text:p>474.818987867652</text:p>
          </table:table-cell>
          <table:table-cell table:number-columns-repeated="2"/>
          <table:table-cell office:value-type="float" office:value="725">
            <text:p>725</text:p>
          </table:table-cell>
          <table:table-cell table:formula="of:=([.K729]*[.K729]*[.K$2])+([.K729]*[.L$2])+[.M$2]" office:value-type="float" office:value="227.265504874481">
            <text:p>227.2655048744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6">
            <text:p>726</text:p>
          </table:table-cell>
          <table:table-cell table:formula="of:=([.G730]*[.G730]*[.G$2])+([.G730]*[.H$2])+[.I$2]" office:value-type="float" office:value="475.266327657332">
            <text:p>475.266327657332</text:p>
          </table:table-cell>
          <table:table-cell table:number-columns-repeated="2"/>
          <table:table-cell office:value-type="float" office:value="726">
            <text:p>726</text:p>
          </table:table-cell>
          <table:table-cell table:formula="of:=([.K730]*[.K730]*[.K$2])+([.K730]*[.L$2])+[.M$2]" office:value-type="float" office:value="227.722466267456">
            <text:p>227.7224662674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7">
            <text:p>727</text:p>
          </table:table-cell>
          <table:table-cell table:formula="of:=([.G731]*[.G731]*[.G$2])+([.G731]*[.H$2])+[.I$2]" office:value-type="float" office:value="475.71361764293">
            <text:p>475.713617642930</text:p>
          </table:table-cell>
          <table:table-cell table:number-columns-repeated="2"/>
          <table:table-cell office:value-type="float" office:value="727">
            <text:p>727</text:p>
          </table:table-cell>
          <table:table-cell table:formula="of:=([.K731]*[.K731]*[.K$2])+([.K731]*[.L$2])+[.M$2]" office:value-type="float" office:value="228.179416410461">
            <text:p>228.1794164104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8">
            <text:p>728</text:p>
          </table:table-cell>
          <table:table-cell table:formula="of:=([.G732]*[.G732]*[.G$2])+([.G732]*[.H$2])+[.I$2]" office:value-type="float" office:value="476.160857824448">
            <text:p>476.160857824448</text:p>
          </table:table-cell>
          <table:table-cell table:number-columns-repeated="2"/>
          <table:table-cell office:value-type="float" office:value="728">
            <text:p>728</text:p>
          </table:table-cell>
          <table:table-cell table:formula="of:=([.K732]*[.K732]*[.K$2])+([.K732]*[.L$2])+[.M$2]" office:value-type="float" office:value="228.636355303497">
            <text:p>228.6363553034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29">
            <text:p>729</text:p>
          </table:table-cell>
          <table:table-cell table:formula="of:=([.G733]*[.G733]*[.G$2])+([.G733]*[.H$2])+[.I$2]" office:value-type="float" office:value="476.608048201884">
            <text:p>476.608048201884</text:p>
          </table:table-cell>
          <table:table-cell table:number-columns-repeated="2"/>
          <table:table-cell office:value-type="float" office:value="729">
            <text:p>729</text:p>
          </table:table-cell>
          <table:table-cell table:formula="of:=([.K733]*[.K733]*[.K$2])+([.K733]*[.L$2])+[.M$2]" office:value-type="float" office:value="229.093282946562">
            <text:p>229.0932829465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0">
            <text:p>730</text:p>
          </table:table-cell>
          <table:table-cell table:formula="of:=([.G734]*[.G734]*[.G$2])+([.G734]*[.H$2])+[.I$2]" office:value-type="float" office:value="477.055188775239">
            <text:p>477.055188775239</text:p>
          </table:table-cell>
          <table:table-cell table:number-columns-repeated="2"/>
          <table:table-cell office:value-type="float" office:value="730">
            <text:p>730</text:p>
          </table:table-cell>
          <table:table-cell table:formula="of:=([.K734]*[.K734]*[.K$2])+([.K734]*[.L$2])+[.M$2]" office:value-type="float" office:value="229.550199339659">
            <text:p>229.5501993396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1">
            <text:p>731</text:p>
          </table:table-cell>
          <table:table-cell table:formula="of:=([.G735]*[.G735]*[.G$2])+([.G735]*[.H$2])+[.I$2]" office:value-type="float" office:value="477.502279544513">
            <text:p>477.502279544513</text:p>
          </table:table-cell>
          <table:table-cell table:number-columns-repeated="2"/>
          <table:table-cell office:value-type="float" office:value="731">
            <text:p>731</text:p>
          </table:table-cell>
          <table:table-cell table:formula="of:=([.K735]*[.K735]*[.K$2])+([.K735]*[.L$2])+[.M$2]" office:value-type="float" office:value="230.007104482785">
            <text:p>230.0071044827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2">
            <text:p>732</text:p>
          </table:table-cell>
          <table:table-cell table:formula="of:=([.G736]*[.G736]*[.G$2])+([.G736]*[.H$2])+[.I$2]" office:value-type="float" office:value="477.949320509706">
            <text:p>477.949320509706</text:p>
          </table:table-cell>
          <table:table-cell table:number-columns-repeated="2"/>
          <table:table-cell office:value-type="float" office:value="732">
            <text:p>732</text:p>
          </table:table-cell>
          <table:table-cell table:formula="of:=([.K736]*[.K736]*[.K$2])+([.K736]*[.L$2])+[.M$2]" office:value-type="float" office:value="230.463998375941">
            <text:p>230.4639983759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3">
            <text:p>733</text:p>
          </table:table-cell>
          <table:table-cell table:formula="of:=([.G737]*[.G737]*[.G$2])+([.G737]*[.H$2])+[.I$2]" office:value-type="float" office:value="478.396311670818">
            <text:p>478.396311670818</text:p>
          </table:table-cell>
          <table:table-cell table:number-columns-repeated="2"/>
          <table:table-cell office:value-type="float" office:value="733">
            <text:p>733</text:p>
          </table:table-cell>
          <table:table-cell table:formula="of:=([.K737]*[.K737]*[.K$2])+([.K737]*[.L$2])+[.M$2]" office:value-type="float" office:value="230.920881019128">
            <text:p>230.9208810191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4">
            <text:p>734</text:p>
          </table:table-cell>
          <table:table-cell table:formula="of:=([.G738]*[.G738]*[.G$2])+([.G738]*[.H$2])+[.I$2]" office:value-type="float" office:value="478.843253027849">
            <text:p>478.843253027849</text:p>
          </table:table-cell>
          <table:table-cell table:number-columns-repeated="2"/>
          <table:table-cell office:value-type="float" office:value="734">
            <text:p>734</text:p>
          </table:table-cell>
          <table:table-cell table:formula="of:=([.K738]*[.K738]*[.K$2])+([.K738]*[.L$2])+[.M$2]" office:value-type="float" office:value="231.377752412345">
            <text:p>231.3777524123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5">
            <text:p>735</text:p>
          </table:table-cell>
          <table:table-cell table:formula="of:=([.G739]*[.G739]*[.G$2])+([.G739]*[.H$2])+[.I$2]" office:value-type="float" office:value="479.290144580798">
            <text:p>479.290144580798</text:p>
          </table:table-cell>
          <table:table-cell table:number-columns-repeated="2"/>
          <table:table-cell office:value-type="float" office:value="735">
            <text:p>735</text:p>
          </table:table-cell>
          <table:table-cell table:formula="of:=([.K739]*[.K739]*[.K$2])+([.K739]*[.L$2])+[.M$2]" office:value-type="float" office:value="231.834612555592">
            <text:p>231.8346125555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6">
            <text:p>736</text:p>
          </table:table-cell>
          <table:table-cell table:formula="of:=([.G740]*[.G740]*[.G$2])+([.G740]*[.H$2])+[.I$2]" office:value-type="float" office:value="479.736986329667">
            <text:p>479.736986329667</text:p>
          </table:table-cell>
          <table:table-cell table:number-columns-repeated="2"/>
          <table:table-cell office:value-type="float" office:value="736">
            <text:p>736</text:p>
          </table:table-cell>
          <table:table-cell table:formula="of:=([.K740]*[.K740]*[.K$2])+([.K740]*[.L$2])+[.M$2]" office:value-type="float" office:value="232.29146144887">
            <text:p>232.2914614488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7">
            <text:p>737</text:p>
          </table:table-cell>
          <table:table-cell table:formula="of:=([.G741]*[.G741]*[.G$2])+([.G741]*[.H$2])+[.I$2]" office:value-type="float" office:value="480.183778274454">
            <text:p>480.183778274454</text:p>
          </table:table-cell>
          <table:table-cell table:number-columns-repeated="2"/>
          <table:table-cell office:value-type="float" office:value="737">
            <text:p>737</text:p>
          </table:table-cell>
          <table:table-cell table:formula="of:=([.K741]*[.K741]*[.K$2])+([.K741]*[.L$2])+[.M$2]" office:value-type="float" office:value="232.748299092178">
            <text:p>232.7482990921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8">
            <text:p>738</text:p>
          </table:table-cell>
          <table:table-cell table:formula="of:=([.G742]*[.G742]*[.G$2])+([.G742]*[.H$2])+[.I$2]" office:value-type="float" office:value="480.630520415161">
            <text:p>480.630520415161</text:p>
          </table:table-cell>
          <table:table-cell table:number-columns-repeated="2"/>
          <table:table-cell office:value-type="float" office:value="738">
            <text:p>738</text:p>
          </table:table-cell>
          <table:table-cell table:formula="of:=([.K742]*[.K742]*[.K$2])+([.K742]*[.L$2])+[.M$2]" office:value-type="float" office:value="233.205125485516">
            <text:p>233.2051254855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9">
            <text:p>739</text:p>
          </table:table-cell>
          <table:table-cell table:formula="of:=([.G743]*[.G743]*[.G$2])+([.G743]*[.H$2])+[.I$2]" office:value-type="float" office:value="481.077212751786">
            <text:p>481.077212751786</text:p>
          </table:table-cell>
          <table:table-cell table:number-columns-repeated="2"/>
          <table:table-cell office:value-type="float" office:value="739">
            <text:p>739</text:p>
          </table:table-cell>
          <table:table-cell table:formula="of:=([.K743]*[.K743]*[.K$2])+([.K743]*[.L$2])+[.M$2]" office:value-type="float" office:value="233.661940628884">
            <text:p>233.6619406288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0">
            <text:p>740</text:p>
          </table:table-cell>
          <table:table-cell table:formula="of:=([.G744]*[.G744]*[.G$2])+([.G744]*[.H$2])+[.I$2]" office:value-type="float" office:value="481.523855284331">
            <text:p>481.523855284331</text:p>
          </table:table-cell>
          <table:table-cell table:number-columns-repeated="2"/>
          <table:table-cell office:value-type="float" office:value="740">
            <text:p>740</text:p>
          </table:table-cell>
          <table:table-cell table:formula="of:=([.K744]*[.K744]*[.K$2])+([.K744]*[.L$2])+[.M$2]" office:value-type="float" office:value="234.118744522282">
            <text:p>234.1187445222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1">
            <text:p>741</text:p>
          </table:table-cell>
          <table:table-cell table:formula="of:=([.G745]*[.G745]*[.G$2])+([.G745]*[.H$2])+[.I$2]" office:value-type="float" office:value="481.970448012794">
            <text:p>481.970448012794</text:p>
          </table:table-cell>
          <table:table-cell table:number-columns-repeated="2"/>
          <table:table-cell office:value-type="float" office:value="741">
            <text:p>741</text:p>
          </table:table-cell>
          <table:table-cell table:formula="of:=([.K745]*[.K745]*[.K$2])+([.K745]*[.L$2])+[.M$2]" office:value-type="float" office:value="234.575537165711">
            <text:p>234.5755371657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2">
            <text:p>742</text:p>
          </table:table-cell>
          <table:table-cell table:formula="of:=([.G746]*[.G746]*[.G$2])+([.G746]*[.H$2])+[.I$2]" office:value-type="float" office:value="482.416990937176">
            <text:p>482.416990937176</text:p>
          </table:table-cell>
          <table:table-cell table:number-columns-repeated="2"/>
          <table:table-cell office:value-type="float" office:value="742">
            <text:p>742</text:p>
          </table:table-cell>
          <table:table-cell table:formula="of:=([.K746]*[.K746]*[.K$2])+([.K746]*[.L$2])+[.M$2]" office:value-type="float" office:value="235.03231855917">
            <text:p>235.0323185591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3">
            <text:p>743</text:p>
          </table:table-cell>
          <table:table-cell table:formula="of:=([.G747]*[.G747]*[.G$2])+([.G747]*[.H$2])+[.I$2]" office:value-type="float" office:value="482.863484057477">
            <text:p>482.863484057477</text:p>
          </table:table-cell>
          <table:table-cell table:number-columns-repeated="2"/>
          <table:table-cell office:value-type="float" office:value="743">
            <text:p>743</text:p>
          </table:table-cell>
          <table:table-cell table:formula="of:=([.K747]*[.K747]*[.K$2])+([.K747]*[.L$2])+[.M$2]" office:value-type="float" office:value="235.489088702659">
            <text:p>235.4890887026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4">
            <text:p>744</text:p>
          </table:table-cell>
          <table:table-cell table:formula="of:=([.G748]*[.G748]*[.G$2])+([.G748]*[.H$2])+[.I$2]" office:value-type="float" office:value="483.309927373697">
            <text:p>483.309927373697</text:p>
          </table:table-cell>
          <table:table-cell table:number-columns-repeated="2"/>
          <table:table-cell office:value-type="float" office:value="744">
            <text:p>744</text:p>
          </table:table-cell>
          <table:table-cell table:formula="of:=([.K748]*[.K748]*[.K$2])+([.K748]*[.L$2])+[.M$2]" office:value-type="float" office:value="235.945847596179">
            <text:p>235.9458475961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5">
            <text:p>745</text:p>
          </table:table-cell>
          <table:table-cell table:formula="of:=([.G749]*[.G749]*[.G$2])+([.G749]*[.H$2])+[.I$2]" office:value-type="float" office:value="483.756320885836">
            <text:p>483.756320885836</text:p>
          </table:table-cell>
          <table:table-cell table:number-columns-repeated="2"/>
          <table:table-cell office:value-type="float" office:value="745">
            <text:p>745</text:p>
          </table:table-cell>
          <table:table-cell table:formula="of:=([.K749]*[.K749]*[.K$2])+([.K749]*[.L$2])+[.M$2]" office:value-type="float" office:value="236.402595239728">
            <text:p>236.4025952397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6">
            <text:p>746</text:p>
          </table:table-cell>
          <table:table-cell table:formula="of:=([.G750]*[.G750]*[.G$2])+([.G750]*[.H$2])+[.I$2]" office:value-type="float" office:value="484.202664593894">
            <text:p>484.202664593894</text:p>
          </table:table-cell>
          <table:table-cell table:number-columns-repeated="2"/>
          <table:table-cell office:value-type="float" office:value="746">
            <text:p>746</text:p>
          </table:table-cell>
          <table:table-cell table:formula="of:=([.K750]*[.K750]*[.K$2])+([.K750]*[.L$2])+[.M$2]" office:value-type="float" office:value="236.859331633308">
            <text:p>236.8593316333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7">
            <text:p>747</text:p>
          </table:table-cell>
          <table:table-cell table:formula="of:=([.G751]*[.G751]*[.G$2])+([.G751]*[.H$2])+[.I$2]" office:value-type="float" office:value="484.64895849787">
            <text:p>484.648958497870</text:p>
          </table:table-cell>
          <table:table-cell table:number-columns-repeated="2"/>
          <table:table-cell office:value-type="float" office:value="747">
            <text:p>747</text:p>
          </table:table-cell>
          <table:table-cell table:formula="of:=([.K751]*[.K751]*[.K$2])+([.K751]*[.L$2])+[.M$2]" office:value-type="float" office:value="237.316056776918">
            <text:p>237.3160567769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8">
            <text:p>748</text:p>
          </table:table-cell>
          <table:table-cell table:formula="of:=([.G752]*[.G752]*[.G$2])+([.G752]*[.H$2])+[.I$2]" office:value-type="float" office:value="485.095202597766">
            <text:p>485.095202597766</text:p>
          </table:table-cell>
          <table:table-cell table:number-columns-repeated="2"/>
          <table:table-cell office:value-type="float" office:value="748">
            <text:p>748</text:p>
          </table:table-cell>
          <table:table-cell table:formula="of:=([.K752]*[.K752]*[.K$2])+([.K752]*[.L$2])+[.M$2]" office:value-type="float" office:value="237.772770670559">
            <text:p>237.7727706705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9">
            <text:p>749</text:p>
          </table:table-cell>
          <table:table-cell table:formula="of:=([.G753]*[.G753]*[.G$2])+([.G753]*[.H$2])+[.I$2]" office:value-type="float" office:value="485.54139689358">
            <text:p>485.541396893580</text:p>
          </table:table-cell>
          <table:table-cell table:number-columns-repeated="2"/>
          <table:table-cell office:value-type="float" office:value="749">
            <text:p>749</text:p>
          </table:table-cell>
          <table:table-cell table:formula="of:=([.K753]*[.K753]*[.K$2])+([.K753]*[.L$2])+[.M$2]" office:value-type="float" office:value="238.229473314229">
            <text:p>238.2294733142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0">
            <text:p>750</text:p>
          </table:table-cell>
          <table:table-cell table:formula="of:=([.G754]*[.G754]*[.G$2])+([.G754]*[.H$2])+[.I$2]" office:value-type="float" office:value="485.987541385314">
            <text:p>485.987541385314</text:p>
          </table:table-cell>
          <table:table-cell table:number-columns-repeated="2"/>
          <table:table-cell office:value-type="float" office:value="750">
            <text:p>750</text:p>
          </table:table-cell>
          <table:table-cell table:formula="of:=([.K754]*[.K754]*[.K$2])+([.K754]*[.L$2])+[.M$2]" office:value-type="float" office:value="238.68616470793">
            <text:p>238.6861647079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1">
            <text:p>751</text:p>
          </table:table-cell>
          <table:table-cell table:formula="of:=([.G755]*[.G755]*[.G$2])+([.G755]*[.H$2])+[.I$2]" office:value-type="float" office:value="486.433636072966">
            <text:p>486.433636072966</text:p>
          </table:table-cell>
          <table:table-cell table:number-columns-repeated="2"/>
          <table:table-cell office:value-type="float" office:value="751">
            <text:p>751</text:p>
          </table:table-cell>
          <table:table-cell table:formula="of:=([.K755]*[.K755]*[.K$2])+([.K755]*[.L$2])+[.M$2]" office:value-type="float" office:value="239.142844851661">
            <text:p>239.1428448516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2">
            <text:p>752</text:p>
          </table:table-cell>
          <table:table-cell table:formula="of:=([.G756]*[.G756]*[.G$2])+([.G756]*[.H$2])+[.I$2]" office:value-type="float" office:value="486.879680956538">
            <text:p>486.879680956538</text:p>
          </table:table-cell>
          <table:table-cell table:number-columns-repeated="2"/>
          <table:table-cell office:value-type="float" office:value="752">
            <text:p>752</text:p>
          </table:table-cell>
          <table:table-cell table:formula="of:=([.K756]*[.K756]*[.K$2])+([.K756]*[.L$2])+[.M$2]" office:value-type="float" office:value="239.599513745423">
            <text:p>239.5995137454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3">
            <text:p>753</text:p>
          </table:table-cell>
          <table:table-cell table:formula="of:=([.G757]*[.G757]*[.G$2])+([.G757]*[.H$2])+[.I$2]" office:value-type="float" office:value="487.325676036028">
            <text:p>487.325676036028</text:p>
          </table:table-cell>
          <table:table-cell table:number-columns-repeated="2"/>
          <table:table-cell office:value-type="float" office:value="753">
            <text:p>753</text:p>
          </table:table-cell>
          <table:table-cell table:formula="of:=([.K757]*[.K757]*[.K$2])+([.K757]*[.L$2])+[.M$2]" office:value-type="float" office:value="240.056171389214">
            <text:p>240.0561713892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4">
            <text:p>754</text:p>
          </table:table-cell>
          <table:table-cell table:formula="of:=([.G758]*[.G758]*[.G$2])+([.G758]*[.H$2])+[.I$2]" office:value-type="float" office:value="487.771621311437">
            <text:p>487.771621311437</text:p>
          </table:table-cell>
          <table:table-cell table:number-columns-repeated="2"/>
          <table:table-cell office:value-type="float" office:value="754">
            <text:p>754</text:p>
          </table:table-cell>
          <table:table-cell table:formula="of:=([.K758]*[.K758]*[.K$2])+([.K758]*[.L$2])+[.M$2]" office:value-type="float" office:value="240.512817783036">
            <text:p>240.5128177830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5">
            <text:p>755</text:p>
          </table:table-cell>
          <table:table-cell table:formula="of:=([.G759]*[.G759]*[.G$2])+([.G759]*[.H$2])+[.I$2]" office:value-type="float" office:value="488.217516782765">
            <text:p>488.217516782765</text:p>
          </table:table-cell>
          <table:table-cell table:number-columns-repeated="2"/>
          <table:table-cell office:value-type="float" office:value="755">
            <text:p>755</text:p>
          </table:table-cell>
          <table:table-cell table:formula="of:=([.K759]*[.K759]*[.K$2])+([.K759]*[.L$2])+[.M$2]" office:value-type="float" office:value="240.969452926888">
            <text:p>240.9694529268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6">
            <text:p>756</text:p>
          </table:table-cell>
          <table:table-cell table:formula="of:=([.G760]*[.G760]*[.G$2])+([.G760]*[.H$2])+[.I$2]" office:value-type="float" office:value="488.663362450012">
            <text:p>488.663362450012</text:p>
          </table:table-cell>
          <table:table-cell table:number-columns-repeated="2"/>
          <table:table-cell office:value-type="float" office:value="756">
            <text:p>756</text:p>
          </table:table-cell>
          <table:table-cell table:formula="of:=([.K760]*[.K760]*[.K$2])+([.K760]*[.L$2])+[.M$2]" office:value-type="float" office:value="241.42607682077">
            <text:p>241.4260768207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7">
            <text:p>757</text:p>
          </table:table-cell>
          <table:table-cell table:formula="of:=([.G761]*[.G761]*[.G$2])+([.G761]*[.H$2])+[.I$2]" office:value-type="float" office:value="489.109158313178">
            <text:p>489.109158313178</text:p>
          </table:table-cell>
          <table:table-cell table:number-columns-repeated="2"/>
          <table:table-cell office:value-type="float" office:value="757">
            <text:p>757</text:p>
          </table:table-cell>
          <table:table-cell table:formula="of:=([.K761]*[.K761]*[.K$2])+([.K761]*[.L$2])+[.M$2]" office:value-type="float" office:value="241.882689464683">
            <text:p>241.8826894646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8">
            <text:p>758</text:p>
          </table:table-cell>
          <table:table-cell table:formula="of:=([.G762]*[.G762]*[.G$2])+([.G762]*[.H$2])+[.I$2]" office:value-type="float" office:value="489.554904372262">
            <text:p>489.554904372262</text:p>
          </table:table-cell>
          <table:table-cell table:number-columns-repeated="2"/>
          <table:table-cell office:value-type="float" office:value="758">
            <text:p>758</text:p>
          </table:table-cell>
          <table:table-cell table:formula="of:=([.K762]*[.K762]*[.K$2])+([.K762]*[.L$2])+[.M$2]" office:value-type="float" office:value="242.339290858626">
            <text:p>242.3392908586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9">
            <text:p>759</text:p>
          </table:table-cell>
          <table:table-cell table:formula="of:=([.G763]*[.G763]*[.G$2])+([.G763]*[.H$2])+[.I$2]" office:value-type="float" office:value="490.000600627266">
            <text:p>490.000600627266</text:p>
          </table:table-cell>
          <table:table-cell table:number-columns-repeated="2"/>
          <table:table-cell office:value-type="float" office:value="759">
            <text:p>759</text:p>
          </table:table-cell>
          <table:table-cell table:formula="of:=([.K763]*[.K763]*[.K$2])+([.K763]*[.L$2])+[.M$2]" office:value-type="float" office:value="242.795881002599">
            <text:p>242.7958810025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0">
            <text:p>760</text:p>
          </table:table-cell>
          <table:table-cell table:formula="of:=([.G764]*[.G764]*[.G$2])+([.G764]*[.H$2])+[.I$2]" office:value-type="float" office:value="490.446247078189">
            <text:p>490.446247078189</text:p>
          </table:table-cell>
          <table:table-cell table:number-columns-repeated="2"/>
          <table:table-cell office:value-type="float" office:value="760">
            <text:p>760</text:p>
          </table:table-cell>
          <table:table-cell table:formula="of:=([.K764]*[.K764]*[.K$2])+([.K764]*[.L$2])+[.M$2]" office:value-type="float" office:value="243.252459896602">
            <text:p>243.2524598966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1">
            <text:p>761</text:p>
          </table:table-cell>
          <table:table-cell table:formula="of:=([.G765]*[.G765]*[.G$2])+([.G765]*[.H$2])+[.I$2]" office:value-type="float" office:value="490.89184372503">
            <text:p>490.891843725030</text:p>
          </table:table-cell>
          <table:table-cell table:number-columns-repeated="2"/>
          <table:table-cell office:value-type="float" office:value="761">
            <text:p>761</text:p>
          </table:table-cell>
          <table:table-cell table:formula="of:=([.K765]*[.K765]*[.K$2])+([.K765]*[.L$2])+[.M$2]" office:value-type="float" office:value="243.709027540635">
            <text:p>243.7090275406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2">
            <text:p>762</text:p>
          </table:table-cell>
          <table:table-cell table:formula="of:=([.G766]*[.G766]*[.G$2])+([.G766]*[.H$2])+[.I$2]" office:value-type="float" office:value="491.337390567791">
            <text:p>491.337390567791</text:p>
          </table:table-cell>
          <table:table-cell table:number-columns-repeated="2"/>
          <table:table-cell office:value-type="float" office:value="762">
            <text:p>762</text:p>
          </table:table-cell>
          <table:table-cell table:formula="of:=([.K766]*[.K766]*[.K$2])+([.K766]*[.L$2])+[.M$2]" office:value-type="float" office:value="244.165583934699">
            <text:p>244.1655839346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3">
            <text:p>763</text:p>
          </table:table-cell>
          <table:table-cell table:formula="of:=([.G767]*[.G767]*[.G$2])+([.G767]*[.H$2])+[.I$2]" office:value-type="float" office:value="491.78288760647">
            <text:p>491.782887606470</text:p>
          </table:table-cell>
          <table:table-cell table:number-columns-repeated="2"/>
          <table:table-cell office:value-type="float" office:value="763">
            <text:p>763</text:p>
          </table:table-cell>
          <table:table-cell table:formula="of:=([.K767]*[.K767]*[.K$2])+([.K767]*[.L$2])+[.M$2]" office:value-type="float" office:value="244.622129078793">
            <text:p>244.6221290787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4">
            <text:p>764</text:p>
          </table:table-cell>
          <table:table-cell table:formula="of:=([.G768]*[.G768]*[.G$2])+([.G768]*[.H$2])+[.I$2]" office:value-type="float" office:value="492.228334841068">
            <text:p>492.228334841068</text:p>
          </table:table-cell>
          <table:table-cell table:number-columns-repeated="2"/>
          <table:table-cell office:value-type="float" office:value="764">
            <text:p>764</text:p>
          </table:table-cell>
          <table:table-cell table:formula="of:=([.K768]*[.K768]*[.K$2])+([.K768]*[.L$2])+[.M$2]" office:value-type="float" office:value="245.078662972917">
            <text:p>245.0786629729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5">
            <text:p>765</text:p>
          </table:table-cell>
          <table:table-cell table:formula="of:=([.G769]*[.G769]*[.G$2])+([.G769]*[.H$2])+[.I$2]" office:value-type="float" office:value="492.673732271586">
            <text:p>492.673732271586</text:p>
          </table:table-cell>
          <table:table-cell table:number-columns-repeated="2"/>
          <table:table-cell office:value-type="float" office:value="765">
            <text:p>765</text:p>
          </table:table-cell>
          <table:table-cell table:formula="of:=([.K769]*[.K769]*[.K$2])+([.K769]*[.L$2])+[.M$2]" office:value-type="float" office:value="245.535185617072">
            <text:p>245.5351856170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6">
            <text:p>766</text:p>
          </table:table-cell>
          <table:table-cell table:formula="of:=([.G770]*[.G770]*[.G$2])+([.G770]*[.H$2])+[.I$2]" office:value-type="float" office:value="493.119079898022">
            <text:p>493.119079898022</text:p>
          </table:table-cell>
          <table:table-cell table:number-columns-repeated="2"/>
          <table:table-cell office:value-type="float" office:value="766">
            <text:p>766</text:p>
          </table:table-cell>
          <table:table-cell table:formula="of:=([.K770]*[.K770]*[.K$2])+([.K770]*[.L$2])+[.M$2]" office:value-type="float" office:value="245.991697011257">
            <text:p>245.9916970112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7">
            <text:p>767</text:p>
          </table:table-cell>
          <table:table-cell table:formula="of:=([.G771]*[.G771]*[.G$2])+([.G771]*[.H$2])+[.I$2]" office:value-type="float" office:value="493.564377720377">
            <text:p>493.564377720377</text:p>
          </table:table-cell>
          <table:table-cell table:number-columns-repeated="2"/>
          <table:table-cell office:value-type="float" office:value="767">
            <text:p>767</text:p>
          </table:table-cell>
          <table:table-cell table:formula="of:=([.K771]*[.K771]*[.K$2])+([.K771]*[.L$2])+[.M$2]" office:value-type="float" office:value="246.448197155472">
            <text:p>246.4481971554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8">
            <text:p>768</text:p>
          </table:table-cell>
          <table:table-cell table:formula="of:=([.G772]*[.G772]*[.G$2])+([.G772]*[.H$2])+[.I$2]" office:value-type="float" office:value="494.009625738651">
            <text:p>494.009625738651</text:p>
          </table:table-cell>
          <table:table-cell table:number-columns-repeated="2"/>
          <table:table-cell office:value-type="float" office:value="768">
            <text:p>768</text:p>
          </table:table-cell>
          <table:table-cell table:formula="of:=([.K772]*[.K772]*[.K$2])+([.K772]*[.L$2])+[.M$2]" office:value-type="float" office:value="246.904686049717">
            <text:p>246.9046860497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9">
            <text:p>769</text:p>
          </table:table-cell>
          <table:table-cell table:formula="of:=([.G773]*[.G773]*[.G$2])+([.G773]*[.H$2])+[.I$2]" office:value-type="float" office:value="494.454823952843">
            <text:p>494.454823952843</text:p>
          </table:table-cell>
          <table:table-cell table:number-columns-repeated="2"/>
          <table:table-cell office:value-type="float" office:value="769">
            <text:p>769</text:p>
          </table:table-cell>
          <table:table-cell table:formula="of:=([.K773]*[.K773]*[.K$2])+([.K773]*[.L$2])+[.M$2]" office:value-type="float" office:value="247.361163693992">
            <text:p>247.3611636939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0">
            <text:p>770</text:p>
          </table:table-cell>
          <table:table-cell table:formula="of:=([.G774]*[.G774]*[.G$2])+([.G774]*[.H$2])+[.I$2]" office:value-type="float" office:value="494.899972362955">
            <text:p>494.899972362955</text:p>
          </table:table-cell>
          <table:table-cell table:number-columns-repeated="2"/>
          <table:table-cell office:value-type="float" office:value="770">
            <text:p>770</text:p>
          </table:table-cell>
          <table:table-cell table:formula="of:=([.K774]*[.K774]*[.K$2])+([.K774]*[.L$2])+[.M$2]" office:value-type="float" office:value="247.817630088298">
            <text:p>247.8176300882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1">
            <text:p>771</text:p>
          </table:table-cell>
          <table:table-cell table:formula="of:=([.G775]*[.G775]*[.G$2])+([.G775]*[.H$2])+[.I$2]" office:value-type="float" office:value="495.345070968986">
            <text:p>495.345070968986</text:p>
          </table:table-cell>
          <table:table-cell table:number-columns-repeated="2"/>
          <table:table-cell office:value-type="float" office:value="771">
            <text:p>771</text:p>
          </table:table-cell>
          <table:table-cell table:formula="of:=([.K775]*[.K775]*[.K$2])+([.K775]*[.L$2])+[.M$2]" office:value-type="float" office:value="248.274085232634">
            <text:p>248.2740852326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2">
            <text:p>772</text:p>
          </table:table-cell>
          <table:table-cell table:formula="of:=([.G776]*[.G776]*[.G$2])+([.G776]*[.H$2])+[.I$2]" office:value-type="float" office:value="495.790119770936">
            <text:p>495.790119770936</text:p>
          </table:table-cell>
          <table:table-cell table:number-columns-repeated="2"/>
          <table:table-cell office:value-type="float" office:value="772">
            <text:p>772</text:p>
          </table:table-cell>
          <table:table-cell table:formula="of:=([.K776]*[.K776]*[.K$2])+([.K776]*[.L$2])+[.M$2]" office:value-type="float" office:value="248.730529127">
            <text:p>248.7305291270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3">
            <text:p>773</text:p>
          </table:table-cell>
          <table:table-cell table:formula="of:=([.G777]*[.G777]*[.G$2])+([.G777]*[.H$2])+[.I$2]" office:value-type="float" office:value="496.235118768804">
            <text:p>496.235118768804</text:p>
          </table:table-cell>
          <table:table-cell table:number-columns-repeated="2"/>
          <table:table-cell office:value-type="float" office:value="773">
            <text:p>773</text:p>
          </table:table-cell>
          <table:table-cell table:formula="of:=([.K777]*[.K777]*[.K$2])+([.K777]*[.L$2])+[.M$2]" office:value-type="float" office:value="249.186961771396">
            <text:p>249.1869617713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4">
            <text:p>774</text:p>
          </table:table-cell>
          <table:table-cell table:formula="of:=([.G778]*[.G778]*[.G$2])+([.G778]*[.H$2])+[.I$2]" office:value-type="float" office:value="496.680067962592">
            <text:p>496.680067962592</text:p>
          </table:table-cell>
          <table:table-cell table:number-columns-repeated="2"/>
          <table:table-cell office:value-type="float" office:value="774">
            <text:p>774</text:p>
          </table:table-cell>
          <table:table-cell table:formula="of:=([.K778]*[.K778]*[.K$2])+([.K778]*[.L$2])+[.M$2]" office:value-type="float" office:value="249.643383165823">
            <text:p>249.6433831658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5">
            <text:p>775</text:p>
          </table:table-cell>
          <table:table-cell table:formula="of:=([.G779]*[.G779]*[.G$2])+([.G779]*[.H$2])+[.I$2]" office:value-type="float" office:value="497.124967352298">
            <text:p>497.124967352298</text:p>
          </table:table-cell>
          <table:table-cell table:number-columns-repeated="2"/>
          <table:table-cell office:value-type="float" office:value="775">
            <text:p>775</text:p>
          </table:table-cell>
          <table:table-cell table:formula="of:=([.K779]*[.K779]*[.K$2])+([.K779]*[.L$2])+[.M$2]" office:value-type="float" office:value="250.09979331028">
            <text:p>250.0997933102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6">
            <text:p>776</text:p>
          </table:table-cell>
          <table:table-cell table:formula="of:=([.G780]*[.G780]*[.G$2])+([.G780]*[.H$2])+[.I$2]" office:value-type="float" office:value="497.569816937923">
            <text:p>497.569816937923</text:p>
          </table:table-cell>
          <table:table-cell table:number-columns-repeated="2"/>
          <table:table-cell office:value-type="float" office:value="776">
            <text:p>776</text:p>
          </table:table-cell>
          <table:table-cell table:formula="of:=([.K780]*[.K780]*[.K$2])+([.K780]*[.L$2])+[.M$2]" office:value-type="float" office:value="250.556192204767">
            <text:p>250.5561922047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7">
            <text:p>777</text:p>
          </table:table-cell>
          <table:table-cell table:formula="of:=([.G781]*[.G781]*[.G$2])+([.G781]*[.H$2])+[.I$2]" office:value-type="float" office:value="498.014616719467">
            <text:p>498.014616719467</text:p>
          </table:table-cell>
          <table:table-cell table:number-columns-repeated="2"/>
          <table:table-cell office:value-type="float" office:value="777">
            <text:p>777</text:p>
          </table:table-cell>
          <table:table-cell table:formula="of:=([.K781]*[.K781]*[.K$2])+([.K781]*[.L$2])+[.M$2]" office:value-type="float" office:value="251.012579849284">
            <text:p>251.012579849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8">
            <text:p>778</text:p>
          </table:table-cell>
          <table:table-cell table:formula="of:=([.G782]*[.G782]*[.G$2])+([.G782]*[.H$2])+[.I$2]" office:value-type="float" office:value="498.45936669693">
            <text:p>498.459366696930</text:p>
          </table:table-cell>
          <table:table-cell table:number-columns-repeated="2"/>
          <table:table-cell office:value-type="float" office:value="778">
            <text:p>778</text:p>
          </table:table-cell>
          <table:table-cell table:formula="of:=([.K782]*[.K782]*[.K$2])+([.K782]*[.L$2])+[.M$2]" office:value-type="float" office:value="251.468956243832">
            <text:p>251.4689562438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9">
            <text:p>779</text:p>
          </table:table-cell>
          <table:table-cell table:formula="of:=([.G783]*[.G783]*[.G$2])+([.G783]*[.H$2])+[.I$2]" office:value-type="float" office:value="498.904066870312">
            <text:p>498.904066870312</text:p>
          </table:table-cell>
          <table:table-cell table:number-columns-repeated="2"/>
          <table:table-cell office:value-type="float" office:value="779">
            <text:p>779</text:p>
          </table:table-cell>
          <table:table-cell table:formula="of:=([.K783]*[.K783]*[.K$2])+([.K783]*[.L$2])+[.M$2]" office:value-type="float" office:value="251.92532138841">
            <text:p>251.9253213884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0">
            <text:p>780</text:p>
          </table:table-cell>
          <table:table-cell table:formula="of:=([.G784]*[.G784]*[.G$2])+([.G784]*[.H$2])+[.I$2]" office:value-type="float" office:value="499.348717239613">
            <text:p>499.348717239613</text:p>
          </table:table-cell>
          <table:table-cell table:number-columns-repeated="2"/>
          <table:table-cell office:value-type="float" office:value="780">
            <text:p>780</text:p>
          </table:table-cell>
          <table:table-cell table:formula="of:=([.K784]*[.K784]*[.K$2])+([.K784]*[.L$2])+[.M$2]" office:value-type="float" office:value="252.381675283018">
            <text:p>252.3816752830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1">
            <text:p>781</text:p>
          </table:table-cell>
          <table:table-cell table:formula="of:=([.G785]*[.G785]*[.G$2])+([.G785]*[.H$2])+[.I$2]" office:value-type="float" office:value="499.793317804833">
            <text:p>499.793317804833</text:p>
          </table:table-cell>
          <table:table-cell table:number-columns-repeated="2"/>
          <table:table-cell office:value-type="float" office:value="781">
            <text:p>781</text:p>
          </table:table-cell>
          <table:table-cell table:formula="of:=([.K785]*[.K785]*[.K$2])+([.K785]*[.L$2])+[.M$2]" office:value-type="float" office:value="252.838017927656">
            <text:p>252.8380179276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2">
            <text:p>782</text:p>
          </table:table-cell>
          <table:table-cell table:formula="of:=([.G786]*[.G786]*[.G$2])+([.G786]*[.H$2])+[.I$2]" office:value-type="float" office:value="500.237868565972">
            <text:p>500.237868565972</text:p>
          </table:table-cell>
          <table:table-cell table:number-columns-repeated="2"/>
          <table:table-cell office:value-type="float" office:value="782">
            <text:p>782</text:p>
          </table:table-cell>
          <table:table-cell table:formula="of:=([.K786]*[.K786]*[.K$2])+([.K786]*[.L$2])+[.M$2]" office:value-type="float" office:value="253.294349322325">
            <text:p>253.2943493223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3">
            <text:p>783</text:p>
          </table:table-cell>
          <table:table-cell table:formula="of:=([.G787]*[.G787]*[.G$2])+([.G787]*[.H$2])+[.I$2]" office:value-type="float" office:value="500.68236952303">
            <text:p>500.682369523030</text:p>
          </table:table-cell>
          <table:table-cell table:number-columns-repeated="2"/>
          <table:table-cell office:value-type="float" office:value="783">
            <text:p>783</text:p>
          </table:table-cell>
          <table:table-cell table:formula="of:=([.K787]*[.K787]*[.K$2])+([.K787]*[.L$2])+[.M$2]" office:value-type="float" office:value="253.750669467024">
            <text:p>253.7506694670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4">
            <text:p>784</text:p>
          </table:table-cell>
          <table:table-cell table:formula="of:=([.G788]*[.G788]*[.G$2])+([.G788]*[.H$2])+[.I$2]" office:value-type="float" office:value="501.126820676006">
            <text:p>501.126820676006</text:p>
          </table:table-cell>
          <table:table-cell table:number-columns-repeated="2"/>
          <table:table-cell office:value-type="float" office:value="784">
            <text:p>784</text:p>
          </table:table-cell>
          <table:table-cell table:formula="of:=([.K788]*[.K788]*[.K$2])+([.K788]*[.L$2])+[.M$2]" office:value-type="float" office:value="254.206978361753">
            <text:p>254.2069783617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5">
            <text:p>785</text:p>
          </table:table-cell>
          <table:table-cell table:formula="of:=([.G789]*[.G789]*[.G$2])+([.G789]*[.H$2])+[.I$2]" office:value-type="float" office:value="501.571222024902">
            <text:p>501.571222024902</text:p>
          </table:table-cell>
          <table:table-cell table:number-columns-repeated="2"/>
          <table:table-cell office:value-type="float" office:value="785">
            <text:p>785</text:p>
          </table:table-cell>
          <table:table-cell table:formula="of:=([.K789]*[.K789]*[.K$2])+([.K789]*[.L$2])+[.M$2]" office:value-type="float" office:value="254.663276006512">
            <text:p>254.6632760065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6">
            <text:p>786</text:p>
          </table:table-cell>
          <table:table-cell table:formula="of:=([.G790]*[.G790]*[.G$2])+([.G790]*[.H$2])+[.I$2]" office:value-type="float" office:value="502.015573569716">
            <text:p>502.015573569716</text:p>
          </table:table-cell>
          <table:table-cell table:number-columns-repeated="2"/>
          <table:table-cell office:value-type="float" office:value="786">
            <text:p>786</text:p>
          </table:table-cell>
          <table:table-cell table:formula="of:=([.K790]*[.K790]*[.K$2])+([.K790]*[.L$2])+[.M$2]" office:value-type="float" office:value="255.119562401302">
            <text:p>255.1195624013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7">
            <text:p>787</text:p>
          </table:table-cell>
          <table:table-cell table:formula="of:=([.G791]*[.G791]*[.G$2])+([.G791]*[.H$2])+[.I$2]" office:value-type="float" office:value="502.45987531045">
            <text:p>502.459875310450</text:p>
          </table:table-cell>
          <table:table-cell table:number-columns-repeated="2"/>
          <table:table-cell office:value-type="float" office:value="787">
            <text:p>787</text:p>
          </table:table-cell>
          <table:table-cell table:formula="of:=([.K791]*[.K791]*[.K$2])+([.K791]*[.L$2])+[.M$2]" office:value-type="float" office:value="255.575837546121">
            <text:p>255.5758375461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8">
            <text:p>788</text:p>
          </table:table-cell>
          <table:table-cell table:formula="of:=([.G792]*[.G792]*[.G$2])+([.G792]*[.H$2])+[.I$2]" office:value-type="float" office:value="502.904127247102">
            <text:p>502.904127247102</text:p>
          </table:table-cell>
          <table:table-cell table:number-columns-repeated="2"/>
          <table:table-cell office:value-type="float" office:value="788">
            <text:p>788</text:p>
          </table:table-cell>
          <table:table-cell table:formula="of:=([.K792]*[.K792]*[.K$2])+([.K792]*[.L$2])+[.M$2]" office:value-type="float" office:value="256.032101440971">
            <text:p>256.0321014409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9">
            <text:p>789</text:p>
          </table:table-cell>
          <table:table-cell table:formula="of:=([.G793]*[.G793]*[.G$2])+([.G793]*[.H$2])+[.I$2]" office:value-type="float" office:value="503.348329379673">
            <text:p>503.348329379673</text:p>
          </table:table-cell>
          <table:table-cell table:number-columns-repeated="2"/>
          <table:table-cell office:value-type="float" office:value="789">
            <text:p>789</text:p>
          </table:table-cell>
          <table:table-cell table:formula="of:=([.K793]*[.K793]*[.K$2])+([.K793]*[.L$2])+[.M$2]" office:value-type="float" office:value="256.488354085852">
            <text:p>256.4883540858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0">
            <text:p>790</text:p>
          </table:table-cell>
          <table:table-cell table:formula="of:=([.G794]*[.G794]*[.G$2])+([.G794]*[.H$2])+[.I$2]" office:value-type="float" office:value="503.792481708163">
            <text:p>503.792481708163</text:p>
          </table:table-cell>
          <table:table-cell table:number-columns-repeated="2"/>
          <table:table-cell office:value-type="float" office:value="790">
            <text:p>790</text:p>
          </table:table-cell>
          <table:table-cell table:formula="of:=([.K794]*[.K794]*[.K$2])+([.K794]*[.L$2])+[.M$2]" office:value-type="float" office:value="256.944595480762">
            <text:p>256.9445954807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1">
            <text:p>791</text:p>
          </table:table-cell>
          <table:table-cell table:formula="of:=([.G795]*[.G795]*[.G$2])+([.G795]*[.H$2])+[.I$2]" office:value-type="float" office:value="504.236584232572">
            <text:p>504.236584232572</text:p>
          </table:table-cell>
          <table:table-cell table:number-columns-repeated="2"/>
          <table:table-cell office:value-type="float" office:value="791">
            <text:p>791</text:p>
          </table:table-cell>
          <table:table-cell table:formula="of:=([.K795]*[.K795]*[.K$2])+([.K795]*[.L$2])+[.M$2]" office:value-type="float" office:value="257.400825625703">
            <text:p>257.4008256257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2">
            <text:p>792</text:p>
          </table:table-cell>
          <table:table-cell table:formula="of:=([.G796]*[.G796]*[.G$2])+([.G796]*[.H$2])+[.I$2]" office:value-type="float" office:value="504.6806369529">
            <text:p>504.680636952900</text:p>
          </table:table-cell>
          <table:table-cell table:number-columns-repeated="2"/>
          <table:table-cell office:value-type="float" office:value="792">
            <text:p>792</text:p>
          </table:table-cell>
          <table:table-cell table:formula="of:=([.K796]*[.K796]*[.K$2])+([.K796]*[.L$2])+[.M$2]" office:value-type="float" office:value="257.857044520674">
            <text:p>257.8570445206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3">
            <text:p>793</text:p>
          </table:table-cell>
          <table:table-cell table:formula="of:=([.G797]*[.G797]*[.G$2])+([.G797]*[.H$2])+[.I$2]" office:value-type="float" office:value="505.124639869147">
            <text:p>505.124639869147</text:p>
          </table:table-cell>
          <table:table-cell table:number-columns-repeated="2"/>
          <table:table-cell office:value-type="float" office:value="793">
            <text:p>793</text:p>
          </table:table-cell>
          <table:table-cell table:formula="of:=([.K797]*[.K797]*[.K$2])+([.K797]*[.L$2])+[.M$2]" office:value-type="float" office:value="258.313252165675">
            <text:p>258.3132521656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4">
            <text:p>794</text:p>
          </table:table-cell>
          <table:table-cell table:formula="of:=([.G798]*[.G798]*[.G$2])+([.G798]*[.H$2])+[.I$2]" office:value-type="float" office:value="505.568592981313">
            <text:p>505.568592981313</text:p>
          </table:table-cell>
          <table:table-cell table:number-columns-repeated="2"/>
          <table:table-cell office:value-type="float" office:value="794">
            <text:p>794</text:p>
          </table:table-cell>
          <table:table-cell table:formula="of:=([.K798]*[.K798]*[.K$2])+([.K798]*[.L$2])+[.M$2]" office:value-type="float" office:value="258.769448560706">
            <text:p>258.7694485607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5">
            <text:p>795</text:p>
          </table:table-cell>
          <table:table-cell table:formula="of:=([.G799]*[.G799]*[.G$2])+([.G799]*[.H$2])+[.I$2]" office:value-type="float" office:value="506.012496289397">
            <text:p>506.012496289397</text:p>
          </table:table-cell>
          <table:table-cell table:number-columns-repeated="2"/>
          <table:table-cell office:value-type="float" office:value="795">
            <text:p>795</text:p>
          </table:table-cell>
          <table:table-cell table:formula="of:=([.K799]*[.K799]*[.K$2])+([.K799]*[.L$2])+[.M$2]" office:value-type="float" office:value="259.225633705768">
            <text:p>259.2256337057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6">
            <text:p>796</text:p>
          </table:table-cell>
          <table:table-cell table:formula="of:=([.G800]*[.G800]*[.G$2])+([.G800]*[.H$2])+[.I$2]" office:value-type="float" office:value="506.456349793401">
            <text:p>506.456349793401</text:p>
          </table:table-cell>
          <table:table-cell table:number-columns-repeated="2"/>
          <table:table-cell office:value-type="float" office:value="796">
            <text:p>796</text:p>
          </table:table-cell>
          <table:table-cell table:formula="of:=([.K800]*[.K800]*[.K$2])+([.K800]*[.L$2])+[.M$2]" office:value-type="float" office:value="259.68180760086">
            <text:p>259.6818076008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7">
            <text:p>797</text:p>
          </table:table-cell>
          <table:table-cell table:formula="of:=([.G801]*[.G801]*[.G$2])+([.G801]*[.H$2])+[.I$2]" office:value-type="float" office:value="506.900153493324">
            <text:p>506.900153493324</text:p>
          </table:table-cell>
          <table:table-cell table:number-columns-repeated="2"/>
          <table:table-cell office:value-type="float" office:value="797">
            <text:p>797</text:p>
          </table:table-cell>
          <table:table-cell table:formula="of:=([.K801]*[.K801]*[.K$2])+([.K801]*[.L$2])+[.M$2]" office:value-type="float" office:value="260.137970245982">
            <text:p>260.1379702459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8">
            <text:p>798</text:p>
          </table:table-cell>
          <table:table-cell table:formula="of:=([.G802]*[.G802]*[.G$2])+([.G802]*[.H$2])+[.I$2]" office:value-type="float" office:value="507.343907389165">
            <text:p>507.343907389165</text:p>
          </table:table-cell>
          <table:table-cell table:number-columns-repeated="2"/>
          <table:table-cell office:value-type="float" office:value="798">
            <text:p>798</text:p>
          </table:table-cell>
          <table:table-cell table:formula="of:=([.K802]*[.K802]*[.K$2])+([.K802]*[.L$2])+[.M$2]" office:value-type="float" office:value="260.594121641135">
            <text:p>260.5941216411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99">
            <text:p>799</text:p>
          </table:table-cell>
          <table:table-cell table:formula="of:=([.G803]*[.G803]*[.G$2])+([.G803]*[.H$2])+[.I$2]" office:value-type="float" office:value="507.787611480925">
            <text:p>507.787611480925</text:p>
          </table:table-cell>
          <table:table-cell table:number-columns-repeated="2"/>
          <table:table-cell office:value-type="float" office:value="799">
            <text:p>799</text:p>
          </table:table-cell>
          <table:table-cell table:formula="of:=([.K803]*[.K803]*[.K$2])+([.K803]*[.L$2])+[.M$2]" office:value-type="float" office:value="261.050261786317">
            <text:p>261.0502617863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0">
            <text:p>800</text:p>
          </table:table-cell>
          <table:table-cell table:formula="of:=([.G804]*[.G804]*[.G$2])+([.G804]*[.H$2])+[.I$2]" office:value-type="float" office:value="508.231265768605">
            <text:p>508.231265768605</text:p>
          </table:table-cell>
          <table:table-cell table:number-columns-repeated="2"/>
          <table:table-cell office:value-type="float" office:value="800">
            <text:p>800</text:p>
          </table:table-cell>
          <table:table-cell table:formula="of:=([.K804]*[.K804]*[.K$2])+([.K804]*[.L$2])+[.M$2]" office:value-type="float" office:value="261.50639068153">
            <text:p>261.5063906815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1">
            <text:p>801</text:p>
          </table:table-cell>
          <table:table-cell table:formula="of:=([.G805]*[.G805]*[.G$2])+([.G805]*[.H$2])+[.I$2]" office:value-type="float" office:value="508.674870252203">
            <text:p>508.674870252203</text:p>
          </table:table-cell>
          <table:table-cell table:number-columns-repeated="2"/>
          <table:table-cell office:value-type="float" office:value="801">
            <text:p>801</text:p>
          </table:table-cell>
          <table:table-cell table:formula="of:=([.K805]*[.K805]*[.K$2])+([.K805]*[.L$2])+[.M$2]" office:value-type="float" office:value="261.962508326773">
            <text:p>261.9625083267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2">
            <text:p>802</text:p>
          </table:table-cell>
          <table:table-cell table:formula="of:=([.G806]*[.G806]*[.G$2])+([.G806]*[.H$2])+[.I$2]" office:value-type="float" office:value="509.11842493172">
            <text:p>509.118424931720</text:p>
          </table:table-cell>
          <table:table-cell table:number-columns-repeated="2"/>
          <table:table-cell office:value-type="float" office:value="802">
            <text:p>802</text:p>
          </table:table-cell>
          <table:table-cell table:formula="of:=([.K806]*[.K806]*[.K$2])+([.K806]*[.L$2])+[.M$2]" office:value-type="float" office:value="262.418614722047">
            <text:p>262.4186147220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3">
            <text:p>803</text:p>
          </table:table-cell>
          <table:table-cell table:formula="of:=([.G807]*[.G807]*[.G$2])+([.G807]*[.H$2])+[.I$2]" office:value-type="float" office:value="509.561929807156">
            <text:p>509.561929807156</text:p>
          </table:table-cell>
          <table:table-cell table:number-columns-repeated="2"/>
          <table:table-cell office:value-type="float" office:value="803">
            <text:p>803</text:p>
          </table:table-cell>
          <table:table-cell table:formula="of:=([.K807]*[.K807]*[.K$2])+([.K807]*[.L$2])+[.M$2]" office:value-type="float" office:value="262.87470986735">
            <text:p>262.8747098673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4">
            <text:p>804</text:p>
          </table:table-cell>
          <table:table-cell table:formula="of:=([.G808]*[.G808]*[.G$2])+([.G808]*[.H$2])+[.I$2]" office:value-type="float" office:value="510.005384878511">
            <text:p>510.005384878511</text:p>
          </table:table-cell>
          <table:table-cell table:number-columns-repeated="2"/>
          <table:table-cell office:value-type="float" office:value="804">
            <text:p>804</text:p>
          </table:table-cell>
          <table:table-cell table:formula="of:=([.K808]*[.K808]*[.K$2])+([.K808]*[.L$2])+[.M$2]" office:value-type="float" office:value="263.330793762684">
            <text:p>263.3307937626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5">
            <text:p>805</text:p>
          </table:table-cell>
          <table:table-cell table:formula="of:=([.G809]*[.G809]*[.G$2])+([.G809]*[.H$2])+[.I$2]" office:value-type="float" office:value="510.448790145785">
            <text:p>510.448790145785</text:p>
          </table:table-cell>
          <table:table-cell table:number-columns-repeated="2"/>
          <table:table-cell office:value-type="float" office:value="805">
            <text:p>805</text:p>
          </table:table-cell>
          <table:table-cell table:formula="of:=([.K809]*[.K809]*[.K$2])+([.K809]*[.L$2])+[.M$2]" office:value-type="float" office:value="263.786866408048">
            <text:p>263.7868664080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6">
            <text:p>806</text:p>
          </table:table-cell>
          <table:table-cell table:formula="of:=([.G810]*[.G810]*[.G$2])+([.G810]*[.H$2])+[.I$2]" office:value-type="float" office:value="510.892145608977">
            <text:p>510.892145608977</text:p>
          </table:table-cell>
          <table:table-cell table:number-columns-repeated="2"/>
          <table:table-cell office:value-type="float" office:value="806">
            <text:p>806</text:p>
          </table:table-cell>
          <table:table-cell table:formula="of:=([.K810]*[.K810]*[.K$2])+([.K810]*[.L$2])+[.M$2]" office:value-type="float" office:value="264.242927803443">
            <text:p>264.2429278034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7">
            <text:p>807</text:p>
          </table:table-cell>
          <table:table-cell table:formula="of:=([.G811]*[.G811]*[.G$2])+([.G811]*[.H$2])+[.I$2]" office:value-type="float" office:value="511.335451268089">
            <text:p>511.335451268089</text:p>
          </table:table-cell>
          <table:table-cell table:number-columns-repeated="2"/>
          <table:table-cell office:value-type="float" office:value="807">
            <text:p>807</text:p>
          </table:table-cell>
          <table:table-cell table:formula="of:=([.K811]*[.K811]*[.K$2])+([.K811]*[.L$2])+[.M$2]" office:value-type="float" office:value="264.698977948867">
            <text:p>264.6989779488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8">
            <text:p>808</text:p>
          </table:table-cell>
          <table:table-cell table:formula="of:=([.G812]*[.G812]*[.G$2])+([.G812]*[.H$2])+[.I$2]" office:value-type="float" office:value="511.77870712312">
            <text:p>511.778707123120</text:p>
          </table:table-cell>
          <table:table-cell table:number-columns-repeated="2"/>
          <table:table-cell office:value-type="float" office:value="808">
            <text:p>808</text:p>
          </table:table-cell>
          <table:table-cell table:formula="of:=([.K812]*[.K812]*[.K$2])+([.K812]*[.L$2])+[.M$2]" office:value-type="float" office:value="265.155016844322">
            <text:p>265.1550168443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9">
            <text:p>809</text:p>
          </table:table-cell>
          <table:table-cell table:formula="of:=([.G813]*[.G813]*[.G$2])+([.G813]*[.H$2])+[.I$2]" office:value-type="float" office:value="512.221913174069">
            <text:p>512.221913174069</text:p>
          </table:table-cell>
          <table:table-cell table:number-columns-repeated="2"/>
          <table:table-cell office:value-type="float" office:value="809">
            <text:p>809</text:p>
          </table:table-cell>
          <table:table-cell table:formula="of:=([.K813]*[.K813]*[.K$2])+([.K813]*[.L$2])+[.M$2]" office:value-type="float" office:value="265.611044489807">
            <text:p>265.6110444898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0">
            <text:p>810</text:p>
          </table:table-cell>
          <table:table-cell table:formula="of:=([.G814]*[.G814]*[.G$2])+([.G814]*[.H$2])+[.I$2]" office:value-type="float" office:value="512.665069420938">
            <text:p>512.665069420938</text:p>
          </table:table-cell>
          <table:table-cell table:number-columns-repeated="2"/>
          <table:table-cell office:value-type="float" office:value="810">
            <text:p>810</text:p>
          </table:table-cell>
          <table:table-cell table:formula="of:=([.K814]*[.K814]*[.K$2])+([.K814]*[.L$2])+[.M$2]" office:value-type="float" office:value="266.067060885323">
            <text:p>266.0670608853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1">
            <text:p>811</text:p>
          </table:table-cell>
          <table:table-cell table:formula="of:=([.G815]*[.G815]*[.G$2])+([.G815]*[.H$2])+[.I$2]" office:value-type="float" office:value="513.108175863725">
            <text:p>513.108175863725</text:p>
          </table:table-cell>
          <table:table-cell table:number-columns-repeated="2"/>
          <table:table-cell office:value-type="float" office:value="811">
            <text:p>811</text:p>
          </table:table-cell>
          <table:table-cell table:formula="of:=([.K815]*[.K815]*[.K$2])+([.K815]*[.L$2])+[.M$2]" office:value-type="float" office:value="266.523066030868">
            <text:p>266.5230660308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2">
            <text:p>812</text:p>
          </table:table-cell>
          <table:table-cell table:formula="of:=([.G816]*[.G816]*[.G$2])+([.G816]*[.H$2])+[.I$2]" office:value-type="float" office:value="513.551232502431">
            <text:p>513.551232502431</text:p>
          </table:table-cell>
          <table:table-cell table:number-columns-repeated="2"/>
          <table:table-cell office:value-type="float" office:value="812">
            <text:p>812</text:p>
          </table:table-cell>
          <table:table-cell table:formula="of:=([.K816]*[.K816]*[.K$2])+([.K816]*[.L$2])+[.M$2]" office:value-type="float" office:value="266.979059926444">
            <text:p>266.9790599264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3">
            <text:p>813</text:p>
          </table:table-cell>
          <table:table-cell table:formula="of:=([.G817]*[.G817]*[.G$2])+([.G817]*[.H$2])+[.I$2]" office:value-type="float" office:value="513.994239337056">
            <text:p>513.994239337056</text:p>
          </table:table-cell>
          <table:table-cell table:number-columns-repeated="2"/>
          <table:table-cell office:value-type="float" office:value="813">
            <text:p>813</text:p>
          </table:table-cell>
          <table:table-cell table:formula="of:=([.K817]*[.K817]*[.K$2])+([.K817]*[.L$2])+[.M$2]" office:value-type="float" office:value="267.43504257205">
            <text:p>267.4350425720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4">
            <text:p>814</text:p>
          </table:table-cell>
          <table:table-cell table:formula="of:=([.G818]*[.G818]*[.G$2])+([.G818]*[.H$2])+[.I$2]" office:value-type="float" office:value="514.4371963676">
            <text:p>514.437196367600</text:p>
          </table:table-cell>
          <table:table-cell table:number-columns-repeated="2"/>
          <table:table-cell office:value-type="float" office:value="814">
            <text:p>814</text:p>
          </table:table-cell>
          <table:table-cell table:formula="of:=([.K818]*[.K818]*[.K$2])+([.K818]*[.L$2])+[.M$2]" office:value-type="float" office:value="267.891013967686">
            <text:p>267.8910139676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5">
            <text:p>815</text:p>
          </table:table-cell>
          <table:table-cell table:formula="of:=([.G819]*[.G819]*[.G$2])+([.G819]*[.H$2])+[.I$2]" office:value-type="float" office:value="514.880103594063">
            <text:p>514.880103594063</text:p>
          </table:table-cell>
          <table:table-cell table:number-columns-repeated="2"/>
          <table:table-cell office:value-type="float" office:value="815">
            <text:p>815</text:p>
          </table:table-cell>
          <table:table-cell table:formula="of:=([.K819]*[.K819]*[.K$2])+([.K819]*[.L$2])+[.M$2]" office:value-type="float" office:value="268.346974113353">
            <text:p>268.3469741133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6">
            <text:p>816</text:p>
          </table:table-cell>
          <table:table-cell table:formula="of:=([.G820]*[.G820]*[.G$2])+([.G820]*[.H$2])+[.I$2]" office:value-type="float" office:value="515.322961016445">
            <text:p>515.322961016445</text:p>
          </table:table-cell>
          <table:table-cell table:number-columns-repeated="2"/>
          <table:table-cell office:value-type="float" office:value="816">
            <text:p>816</text:p>
          </table:table-cell>
          <table:table-cell table:formula="of:=([.K820]*[.K820]*[.K$2])+([.K820]*[.L$2])+[.M$2]" office:value-type="float" office:value="268.802923009049">
            <text:p>268.8029230090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7">
            <text:p>817</text:p>
          </table:table-cell>
          <table:table-cell table:formula="of:=([.G821]*[.G821]*[.G$2])+([.G821]*[.H$2])+[.I$2]" office:value-type="float" office:value="515.765768634746">
            <text:p>515.765768634746</text:p>
          </table:table-cell>
          <table:table-cell table:number-columns-repeated="2"/>
          <table:table-cell office:value-type="float" office:value="817">
            <text:p>817</text:p>
          </table:table-cell>
          <table:table-cell table:formula="of:=([.K821]*[.K821]*[.K$2])+([.K821]*[.L$2])+[.M$2]" office:value-type="float" office:value="269.258860654776">
            <text:p>269.2588606547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8">
            <text:p>818</text:p>
          </table:table-cell>
          <table:table-cell table:formula="of:=([.G822]*[.G822]*[.G$2])+([.G822]*[.H$2])+[.I$2]" office:value-type="float" office:value="516.208526448966">
            <text:p>516.208526448966</text:p>
          </table:table-cell>
          <table:table-cell table:number-columns-repeated="2"/>
          <table:table-cell office:value-type="float" office:value="818">
            <text:p>818</text:p>
          </table:table-cell>
          <table:table-cell table:formula="of:=([.K822]*[.K822]*[.K$2])+([.K822]*[.L$2])+[.M$2]" office:value-type="float" office:value="269.714787050534">
            <text:p>269.7147870505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19">
            <text:p>819</text:p>
          </table:table-cell>
          <table:table-cell table:formula="of:=([.G823]*[.G823]*[.G$2])+([.G823]*[.H$2])+[.I$2]" office:value-type="float" office:value="516.651234459104">
            <text:p>516.651234459104</text:p>
          </table:table-cell>
          <table:table-cell table:number-columns-repeated="2"/>
          <table:table-cell office:value-type="float" office:value="819">
            <text:p>819</text:p>
          </table:table-cell>
          <table:table-cell table:formula="of:=([.K823]*[.K823]*[.K$2])+([.K823]*[.L$2])+[.M$2]" office:value-type="float" office:value="270.170702196321">
            <text:p>270.1707021963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0">
            <text:p>820</text:p>
          </table:table-cell>
          <table:table-cell table:formula="of:=([.G824]*[.G824]*[.G$2])+([.G824]*[.H$2])+[.I$2]" office:value-type="float" office:value="517.093892665162">
            <text:p>517.093892665162</text:p>
          </table:table-cell>
          <table:table-cell table:number-columns-repeated="2"/>
          <table:table-cell office:value-type="float" office:value="820">
            <text:p>820</text:p>
          </table:table-cell>
          <table:table-cell table:formula="of:=([.K824]*[.K824]*[.K$2])+([.K824]*[.L$2])+[.M$2]" office:value-type="float" office:value="270.626606092139">
            <text:p>270.6266060921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1">
            <text:p>821</text:p>
          </table:table-cell>
          <table:table-cell table:formula="of:=([.G825]*[.G825]*[.G$2])+([.G825]*[.H$2])+[.I$2]" office:value-type="float" office:value="517.536501067139">
            <text:p>517.536501067139</text:p>
          </table:table-cell>
          <table:table-cell table:number-columns-repeated="2"/>
          <table:table-cell office:value-type="float" office:value="821">
            <text:p>821</text:p>
          </table:table-cell>
          <table:table-cell table:formula="of:=([.K825]*[.K825]*[.K$2])+([.K825]*[.L$2])+[.M$2]" office:value-type="float" office:value="271.082498737987">
            <text:p>271.0824987379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2">
            <text:p>822</text:p>
          </table:table-cell>
          <table:table-cell table:formula="of:=([.G826]*[.G826]*[.G$2])+([.G826]*[.H$2])+[.I$2]" office:value-type="float" office:value="517.979059665034">
            <text:p>517.979059665034</text:p>
          </table:table-cell>
          <table:table-cell table:number-columns-repeated="2"/>
          <table:table-cell office:value-type="float" office:value="822">
            <text:p>822</text:p>
          </table:table-cell>
          <table:table-cell table:formula="of:=([.K826]*[.K826]*[.K$2])+([.K826]*[.L$2])+[.M$2]" office:value-type="float" office:value="271.538380133865">
            <text:p>271.5383801338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3">
            <text:p>823</text:p>
          </table:table-cell>
          <table:table-cell table:formula="of:=([.G827]*[.G827]*[.G$2])+([.G827]*[.H$2])+[.I$2]" office:value-type="float" office:value="518.421568458848">
            <text:p>518.421568458848</text:p>
          </table:table-cell>
          <table:table-cell table:number-columns-repeated="2"/>
          <table:table-cell office:value-type="float" office:value="823">
            <text:p>823</text:p>
          </table:table-cell>
          <table:table-cell table:formula="of:=([.K827]*[.K827]*[.K$2])+([.K827]*[.L$2])+[.M$2]" office:value-type="float" office:value="271.994250279773">
            <text:p>271.9942502797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4">
            <text:p>824</text:p>
          </table:table-cell>
          <table:table-cell table:formula="of:=([.G828]*[.G828]*[.G$2])+([.G828]*[.H$2])+[.I$2]" office:value-type="float" office:value="518.864027448582">
            <text:p>518.864027448582</text:p>
          </table:table-cell>
          <table:table-cell table:number-columns-repeated="2"/>
          <table:table-cell office:value-type="float" office:value="824">
            <text:p>824</text:p>
          </table:table-cell>
          <table:table-cell table:formula="of:=([.K828]*[.K828]*[.K$2])+([.K828]*[.L$2])+[.M$2]" office:value-type="float" office:value="272.450109175712">
            <text:p>272.4501091757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5">
            <text:p>825</text:p>
          </table:table-cell>
          <table:table-cell table:formula="of:=([.G829]*[.G829]*[.G$2])+([.G829]*[.H$2])+[.I$2]" office:value-type="float" office:value="519.306436634234">
            <text:p>519.306436634234</text:p>
          </table:table-cell>
          <table:table-cell table:number-columns-repeated="2"/>
          <table:table-cell office:value-type="float" office:value="825">
            <text:p>825</text:p>
          </table:table-cell>
          <table:table-cell table:formula="of:=([.K829]*[.K829]*[.K$2])+([.K829]*[.L$2])+[.M$2]" office:value-type="float" office:value="272.905956821681">
            <text:p>272.9059568216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6">
            <text:p>826</text:p>
          </table:table-cell>
          <table:table-cell table:formula="of:=([.G830]*[.G830]*[.G$2])+([.G830]*[.H$2])+[.I$2]" office:value-type="float" office:value="519.748796015805">
            <text:p>519.748796015805</text:p>
          </table:table-cell>
          <table:table-cell table:number-columns-repeated="2"/>
          <table:table-cell office:value-type="float" office:value="826">
            <text:p>826</text:p>
          </table:table-cell>
          <table:table-cell table:formula="of:=([.K830]*[.K830]*[.K$2])+([.K830]*[.L$2])+[.M$2]" office:value-type="float" office:value="273.36179321768">
            <text:p>273.3617932176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7">
            <text:p>827</text:p>
          </table:table-cell>
          <table:table-cell table:formula="of:=([.G831]*[.G831]*[.G$2])+([.G831]*[.H$2])+[.I$2]" office:value-type="float" office:value="520.191105593295">
            <text:p>520.191105593295</text:p>
          </table:table-cell>
          <table:table-cell table:number-columns-repeated="2"/>
          <table:table-cell office:value-type="float" office:value="827">
            <text:p>827</text:p>
          </table:table-cell>
          <table:table-cell table:formula="of:=([.K831]*[.K831]*[.K$2])+([.K831]*[.L$2])+[.M$2]" office:value-type="float" office:value="273.81761836371">
            <text:p>273.8176183637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8">
            <text:p>828</text:p>
          </table:table-cell>
          <table:table-cell table:formula="of:=([.G832]*[.G832]*[.G$2])+([.G832]*[.H$2])+[.I$2]" office:value-type="float" office:value="520.633365366704">
            <text:p>520.633365366704</text:p>
          </table:table-cell>
          <table:table-cell table:number-columns-repeated="2"/>
          <table:table-cell office:value-type="float" office:value="828">
            <text:p>828</text:p>
          </table:table-cell>
          <table:table-cell table:formula="of:=([.K832]*[.K832]*[.K$2])+([.K832]*[.L$2])+[.M$2]" office:value-type="float" office:value="274.273432259769">
            <text:p>274.2734322597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29">
            <text:p>829</text:p>
          </table:table-cell>
          <table:table-cell table:formula="of:=([.G833]*[.G833]*[.G$2])+([.G833]*[.H$2])+[.I$2]" office:value-type="float" office:value="521.075575336032">
            <text:p>521.075575336032</text:p>
          </table:table-cell>
          <table:table-cell table:number-columns-repeated="2"/>
          <table:table-cell office:value-type="float" office:value="829">
            <text:p>829</text:p>
          </table:table-cell>
          <table:table-cell table:formula="of:=([.K833]*[.K833]*[.K$2])+([.K833]*[.L$2])+[.M$2]" office:value-type="float" office:value="274.729234905859">
            <text:p>274.7292349058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0">
            <text:p>830</text:p>
          </table:table-cell>
          <table:table-cell table:formula="of:=([.G834]*[.G834]*[.G$2])+([.G834]*[.H$2])+[.I$2]" office:value-type="float" office:value="521.517735501278">
            <text:p>521.517735501278</text:p>
          </table:table-cell>
          <table:table-cell table:number-columns-repeated="2"/>
          <table:table-cell office:value-type="float" office:value="830">
            <text:p>830</text:p>
          </table:table-cell>
          <table:table-cell table:formula="of:=([.K834]*[.K834]*[.K$2])+([.K834]*[.L$2])+[.M$2]" office:value-type="float" office:value="275.185026301979">
            <text:p>275.1850263019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1">
            <text:p>831</text:p>
          </table:table-cell>
          <table:table-cell table:formula="of:=([.G835]*[.G835]*[.G$2])+([.G835]*[.H$2])+[.I$2]" office:value-type="float" office:value="521.959845862444">
            <text:p>521.959845862444</text:p>
          </table:table-cell>
          <table:table-cell table:number-columns-repeated="2"/>
          <table:table-cell office:value-type="float" office:value="831">
            <text:p>831</text:p>
          </table:table-cell>
          <table:table-cell table:formula="of:=([.K835]*[.K835]*[.K$2])+([.K835]*[.L$2])+[.M$2]" office:value-type="float" office:value="275.64080644813">
            <text:p>275.6408064481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2">
            <text:p>832</text:p>
          </table:table-cell>
          <table:table-cell table:formula="of:=([.G836]*[.G836]*[.G$2])+([.G836]*[.H$2])+[.I$2]" office:value-type="float" office:value="522.401906419529">
            <text:p>522.401906419529</text:p>
          </table:table-cell>
          <table:table-cell table:number-columns-repeated="2"/>
          <table:table-cell office:value-type="float" office:value="832">
            <text:p>832</text:p>
          </table:table-cell>
          <table:table-cell table:formula="of:=([.K836]*[.K836]*[.K$2])+([.K836]*[.L$2])+[.M$2]" office:value-type="float" office:value="276.09657534431">
            <text:p>276.0965753443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3">
            <text:p>833</text:p>
          </table:table-cell>
          <table:table-cell table:formula="of:=([.G837]*[.G837]*[.G$2])+([.G837]*[.H$2])+[.I$2]" office:value-type="float" office:value="522.843917172532">
            <text:p>522.843917172532</text:p>
          </table:table-cell>
          <table:table-cell table:number-columns-repeated="2"/>
          <table:table-cell office:value-type="float" office:value="833">
            <text:p>833</text:p>
          </table:table-cell>
          <table:table-cell table:formula="of:=([.K837]*[.K837]*[.K$2])+([.K837]*[.L$2])+[.M$2]" office:value-type="float" office:value="276.552332990521">
            <text:p>276.5523329905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4">
            <text:p>834</text:p>
          </table:table-cell>
          <table:table-cell table:formula="of:=([.G838]*[.G838]*[.G$2])+([.G838]*[.H$2])+[.I$2]" office:value-type="float" office:value="523.285878121455">
            <text:p>523.285878121455</text:p>
          </table:table-cell>
          <table:table-cell table:number-columns-repeated="2"/>
          <table:table-cell office:value-type="float" office:value="834">
            <text:p>834</text:p>
          </table:table-cell>
          <table:table-cell table:formula="of:=([.K838]*[.K838]*[.K$2])+([.K838]*[.L$2])+[.M$2]" office:value-type="float" office:value="277.008079386762">
            <text:p>277.0080793867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5">
            <text:p>835</text:p>
          </table:table-cell>
          <table:table-cell table:formula="of:=([.G839]*[.G839]*[.G$2])+([.G839]*[.H$2])+[.I$2]" office:value-type="float" office:value="523.727789266296">
            <text:p>523.727789266296</text:p>
          </table:table-cell>
          <table:table-cell table:number-columns-repeated="2"/>
          <table:table-cell office:value-type="float" office:value="835">
            <text:p>835</text:p>
          </table:table-cell>
          <table:table-cell table:formula="of:=([.K839]*[.K839]*[.K$2])+([.K839]*[.L$2])+[.M$2]" office:value-type="float" office:value="277.463814533033">
            <text:p>277.4638145330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6">
            <text:p>836</text:p>
          </table:table-cell>
          <table:table-cell table:formula="of:=([.G840]*[.G840]*[.G$2])+([.G840]*[.H$2])+[.I$2]" office:value-type="float" office:value="524.169650607056">
            <text:p>524.169650607056</text:p>
          </table:table-cell>
          <table:table-cell table:number-columns-repeated="2"/>
          <table:table-cell office:value-type="float" office:value="836">
            <text:p>836</text:p>
          </table:table-cell>
          <table:table-cell table:formula="of:=([.K840]*[.K840]*[.K$2])+([.K840]*[.L$2])+[.M$2]" office:value-type="float" office:value="277.919538429335">
            <text:p>277.9195384293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7">
            <text:p>837</text:p>
          </table:table-cell>
          <table:table-cell table:formula="of:=([.G841]*[.G841]*[.G$2])+([.G841]*[.H$2])+[.I$2]" office:value-type="float" office:value="524.611462143735">
            <text:p>524.611462143735</text:p>
          </table:table-cell>
          <table:table-cell table:number-columns-repeated="2"/>
          <table:table-cell office:value-type="float" office:value="837">
            <text:p>837</text:p>
          </table:table-cell>
          <table:table-cell table:formula="of:=([.K841]*[.K841]*[.K$2])+([.K841]*[.L$2])+[.M$2]" office:value-type="float" office:value="278.375251075667">
            <text:p>278.3752510756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8">
            <text:p>838</text:p>
          </table:table-cell>
          <table:table-cell table:formula="of:=([.G842]*[.G842]*[.G$2])+([.G842]*[.H$2])+[.I$2]" office:value-type="float" office:value="525.053223876333">
            <text:p>525.053223876333</text:p>
          </table:table-cell>
          <table:table-cell table:number-columns-repeated="2"/>
          <table:table-cell office:value-type="float" office:value="838">
            <text:p>838</text:p>
          </table:table-cell>
          <table:table-cell table:formula="of:=([.K842]*[.K842]*[.K$2])+([.K842]*[.L$2])+[.M$2]" office:value-type="float" office:value="278.830952472029">
            <text:p>278.8309524720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9">
            <text:p>839</text:p>
          </table:table-cell>
          <table:table-cell table:formula="of:=([.G843]*[.G843]*[.G$2])+([.G843]*[.H$2])+[.I$2]" office:value-type="float" office:value="525.49493580485">
            <text:p>525.494935804850</text:p>
          </table:table-cell>
          <table:table-cell table:number-columns-repeated="2"/>
          <table:table-cell office:value-type="float" office:value="839">
            <text:p>839</text:p>
          </table:table-cell>
          <table:table-cell table:formula="of:=([.K843]*[.K843]*[.K$2])+([.K843]*[.L$2])+[.M$2]" office:value-type="float" office:value="279.286642618421">
            <text:p>279.2866426184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0">
            <text:p>840</text:p>
          </table:table-cell>
          <table:table-cell table:formula="of:=([.G844]*[.G844]*[.G$2])+([.G844]*[.H$2])+[.I$2]" office:value-type="float" office:value="525.936597929286">
            <text:p>525.936597929286</text:p>
          </table:table-cell>
          <table:table-cell table:number-columns-repeated="2"/>
          <table:table-cell office:value-type="float" office:value="840">
            <text:p>840</text:p>
          </table:table-cell>
          <table:table-cell table:formula="of:=([.K844]*[.K844]*[.K$2])+([.K844]*[.L$2])+[.M$2]" office:value-type="float" office:value="279.742321514844">
            <text:p>279.7423215148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1">
            <text:p>841</text:p>
          </table:table-cell>
          <table:table-cell table:formula="of:=([.G845]*[.G845]*[.G$2])+([.G845]*[.H$2])+[.I$2]" office:value-type="float" office:value="526.378210249641">
            <text:p>526.378210249641</text:p>
          </table:table-cell>
          <table:table-cell table:number-columns-repeated="2"/>
          <table:table-cell office:value-type="float" office:value="841">
            <text:p>841</text:p>
          </table:table-cell>
          <table:table-cell table:formula="of:=([.K845]*[.K845]*[.K$2])+([.K845]*[.L$2])+[.M$2]" office:value-type="float" office:value="280.197989161296">
            <text:p>280.197989161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2">
            <text:p>842</text:p>
          </table:table-cell>
          <table:table-cell table:formula="of:=([.G846]*[.G846]*[.G$2])+([.G846]*[.H$2])+[.I$2]" office:value-type="float" office:value="526.819772765915">
            <text:p>526.819772765915</text:p>
          </table:table-cell>
          <table:table-cell table:number-columns-repeated="2"/>
          <table:table-cell office:value-type="float" office:value="842">
            <text:p>842</text:p>
          </table:table-cell>
          <table:table-cell table:formula="of:=([.K846]*[.K846]*[.K$2])+([.K846]*[.L$2])+[.M$2]" office:value-type="float" office:value="280.653645557779">
            <text:p>280.6536455577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3">
            <text:p>843</text:p>
          </table:table-cell>
          <table:table-cell table:formula="of:=([.G847]*[.G847]*[.G$2])+([.G847]*[.H$2])+[.I$2]" office:value-type="float" office:value="527.261285478107">
            <text:p>527.261285478107</text:p>
          </table:table-cell>
          <table:table-cell table:number-columns-repeated="2"/>
          <table:table-cell office:value-type="float" office:value="843">
            <text:p>843</text:p>
          </table:table-cell>
          <table:table-cell table:formula="of:=([.K847]*[.K847]*[.K$2])+([.K847]*[.L$2])+[.M$2]" office:value-type="float" office:value="281.109290704293">
            <text:p>281.1092907042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4">
            <text:p>844</text:p>
          </table:table-cell>
          <table:table-cell table:formula="of:=([.G848]*[.G848]*[.G$2])+([.G848]*[.H$2])+[.I$2]" office:value-type="float" office:value="527.702748386219">
            <text:p>527.702748386219</text:p>
          </table:table-cell>
          <table:table-cell table:number-columns-repeated="2"/>
          <table:table-cell office:value-type="float" office:value="844">
            <text:p>844</text:p>
          </table:table-cell>
          <table:table-cell table:formula="of:=([.K848]*[.K848]*[.K$2])+([.K848]*[.L$2])+[.M$2]" office:value-type="float" office:value="281.564924600836">
            <text:p>281.5649246008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5">
            <text:p>845</text:p>
          </table:table-cell>
          <table:table-cell table:formula="of:=([.G849]*[.G849]*[.G$2])+([.G849]*[.H$2])+[.I$2]" office:value-type="float" office:value="528.144161490249">
            <text:p>528.144161490249</text:p>
          </table:table-cell>
          <table:table-cell table:number-columns-repeated="2"/>
          <table:table-cell office:value-type="float" office:value="845">
            <text:p>845</text:p>
          </table:table-cell>
          <table:table-cell table:formula="of:=([.K849]*[.K849]*[.K$2])+([.K849]*[.L$2])+[.M$2]" office:value-type="float" office:value="282.02054724741">
            <text:p>282.0205472474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6">
            <text:p>846</text:p>
          </table:table-cell>
          <table:table-cell table:formula="of:=([.G850]*[.G850]*[.G$2])+([.G850]*[.H$2])+[.I$2]" office:value-type="float" office:value="528.585524790199">
            <text:p>528.585524790199</text:p>
          </table:table-cell>
          <table:table-cell table:number-columns-repeated="2"/>
          <table:table-cell office:value-type="float" office:value="846">
            <text:p>846</text:p>
          </table:table-cell>
          <table:table-cell table:formula="of:=([.K850]*[.K850]*[.K$2])+([.K850]*[.L$2])+[.M$2]" office:value-type="float" office:value="282.476158644014">
            <text:p>282.4761586440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7">
            <text:p>847</text:p>
          </table:table-cell>
          <table:table-cell table:formula="of:=([.G851]*[.G851]*[.G$2])+([.G851]*[.H$2])+[.I$2]" office:value-type="float" office:value="529.026838286067">
            <text:p>529.026838286067</text:p>
          </table:table-cell>
          <table:table-cell table:number-columns-repeated="2"/>
          <table:table-cell office:value-type="float" office:value="847">
            <text:p>847</text:p>
          </table:table-cell>
          <table:table-cell table:formula="of:=([.K851]*[.K851]*[.K$2])+([.K851]*[.L$2])+[.M$2]" office:value-type="float" office:value="282.931758790648">
            <text:p>282.9317587906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8">
            <text:p>848</text:p>
          </table:table-cell>
          <table:table-cell table:formula="of:=([.G852]*[.G852]*[.G$2])+([.G852]*[.H$2])+[.I$2]" office:value-type="float" office:value="529.468101977854">
            <text:p>529.468101977854</text:p>
          </table:table-cell>
          <table:table-cell table:number-columns-repeated="2"/>
          <table:table-cell office:value-type="float" office:value="848">
            <text:p>848</text:p>
          </table:table-cell>
          <table:table-cell table:formula="of:=([.K852]*[.K852]*[.K$2])+([.K852]*[.L$2])+[.M$2]" office:value-type="float" office:value="283.387347687312">
            <text:p>283.3873476873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49">
            <text:p>849</text:p>
          </table:table-cell>
          <table:table-cell table:formula="of:=([.G853]*[.G853]*[.G$2])+([.G853]*[.H$2])+[.I$2]" office:value-type="float" office:value="529.909315865561">
            <text:p>529.909315865561</text:p>
          </table:table-cell>
          <table:table-cell table:number-columns-repeated="2"/>
          <table:table-cell office:value-type="float" office:value="849">
            <text:p>849</text:p>
          </table:table-cell>
          <table:table-cell table:formula="of:=([.K853]*[.K853]*[.K$2])+([.K853]*[.L$2])+[.M$2]" office:value-type="float" office:value="283.842925334007">
            <text:p>283.8429253340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0">
            <text:p>850</text:p>
          </table:table-cell>
          <table:table-cell table:formula="of:=([.G854]*[.G854]*[.G$2])+([.G854]*[.H$2])+[.I$2]" office:value-type="float" office:value="530.350479949186">
            <text:p>530.350479949186</text:p>
          </table:table-cell>
          <table:table-cell table:number-columns-repeated="2"/>
          <table:table-cell office:value-type="float" office:value="850">
            <text:p>850</text:p>
          </table:table-cell>
          <table:table-cell table:formula="of:=([.K854]*[.K854]*[.K$2])+([.K854]*[.L$2])+[.M$2]" office:value-type="float" office:value="284.298491730732">
            <text:p>284.2984917307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1">
            <text:p>851</text:p>
          </table:table-cell>
          <table:table-cell table:formula="of:=([.G855]*[.G855]*[.G$2])+([.G855]*[.H$2])+[.I$2]" office:value-type="float" office:value="530.79159422873">
            <text:p>530.791594228730</text:p>
          </table:table-cell>
          <table:table-cell table:number-columns-repeated="2"/>
          <table:table-cell office:value-type="float" office:value="851">
            <text:p>851</text:p>
          </table:table-cell>
          <table:table-cell table:formula="of:=([.K855]*[.K855]*[.K$2])+([.K855]*[.L$2])+[.M$2]" office:value-type="float" office:value="284.754046877487">
            <text:p>284.7540468774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2">
            <text:p>852</text:p>
          </table:table-cell>
          <table:table-cell table:formula="of:=([.G856]*[.G856]*[.G$2])+([.G856]*[.H$2])+[.I$2]" office:value-type="float" office:value="531.232658704193">
            <text:p>531.232658704193</text:p>
          </table:table-cell>
          <table:table-cell table:number-columns-repeated="2"/>
          <table:table-cell office:value-type="float" office:value="852">
            <text:p>852</text:p>
          </table:table-cell>
          <table:table-cell table:formula="of:=([.K856]*[.K856]*[.K$2])+([.K856]*[.L$2])+[.M$2]" office:value-type="float" office:value="285.209590774273">
            <text:p>285.209590774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3">
            <text:p>853</text:p>
          </table:table-cell>
          <table:table-cell table:formula="of:=([.G857]*[.G857]*[.G$2])+([.G857]*[.H$2])+[.I$2]" office:value-type="float" office:value="531.673673375574">
            <text:p>531.673673375574</text:p>
          </table:table-cell>
          <table:table-cell table:number-columns-repeated="2"/>
          <table:table-cell office:value-type="float" office:value="853">
            <text:p>853</text:p>
          </table:table-cell>
          <table:table-cell table:formula="of:=([.K857]*[.K857]*[.K$2])+([.K857]*[.L$2])+[.M$2]" office:value-type="float" office:value="285.665123421088">
            <text:p>285.6651234210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4">
            <text:p>854</text:p>
          </table:table-cell>
          <table:table-cell table:formula="of:=([.G858]*[.G858]*[.G$2])+([.G858]*[.H$2])+[.I$2]" office:value-type="float" office:value="532.114638242875">
            <text:p>532.114638242875</text:p>
          </table:table-cell>
          <table:table-cell table:number-columns-repeated="2"/>
          <table:table-cell office:value-type="float" office:value="854">
            <text:p>854</text:p>
          </table:table-cell>
          <table:table-cell table:formula="of:=([.K858]*[.K858]*[.K$2])+([.K858]*[.L$2])+[.M$2]" office:value-type="float" office:value="286.120644817934">
            <text:p>286.1206448179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5">
            <text:p>855</text:p>
          </table:table-cell>
          <table:table-cell table:formula="of:=([.G859]*[.G859]*[.G$2])+([.G859]*[.H$2])+[.I$2]" office:value-type="float" office:value="532.555553306095">
            <text:p>532.555553306095</text:p>
          </table:table-cell>
          <table:table-cell table:number-columns-repeated="2"/>
          <table:table-cell office:value-type="float" office:value="855">
            <text:p>855</text:p>
          </table:table-cell>
          <table:table-cell table:formula="of:=([.K859]*[.K859]*[.K$2])+([.K859]*[.L$2])+[.M$2]" office:value-type="float" office:value="286.57615496481">
            <text:p>286.5761549648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6">
            <text:p>856</text:p>
          </table:table-cell>
          <table:table-cell table:formula="of:=([.G860]*[.G860]*[.G$2])+([.G860]*[.H$2])+[.I$2]" office:value-type="float" office:value="532.996418565233">
            <text:p>532.996418565233</text:p>
          </table:table-cell>
          <table:table-cell table:number-columns-repeated="2"/>
          <table:table-cell office:value-type="float" office:value="856">
            <text:p>856</text:p>
          </table:table-cell>
          <table:table-cell table:formula="of:=([.K860]*[.K860]*[.K$2])+([.K860]*[.L$2])+[.M$2]" office:value-type="float" office:value="287.031653861717">
            <text:p>287.0316538617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7">
            <text:p>857</text:p>
          </table:table-cell>
          <table:table-cell table:formula="of:=([.G861]*[.G861]*[.G$2])+([.G861]*[.H$2])+[.I$2]" office:value-type="float" office:value="533.437234020291">
            <text:p>533.437234020291</text:p>
          </table:table-cell>
          <table:table-cell table:number-columns-repeated="2"/>
          <table:table-cell office:value-type="float" office:value="857">
            <text:p>857</text:p>
          </table:table-cell>
          <table:table-cell table:formula="of:=([.K861]*[.K861]*[.K$2])+([.K861]*[.L$2])+[.M$2]" office:value-type="float" office:value="287.487141508653">
            <text:p>287.4871415086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8">
            <text:p>858</text:p>
          </table:table-cell>
          <table:table-cell table:formula="of:=([.G862]*[.G862]*[.G$2])+([.G862]*[.H$2])+[.I$2]" office:value-type="float" office:value="533.877999671267">
            <text:p>533.877999671267</text:p>
          </table:table-cell>
          <table:table-cell table:number-columns-repeated="2"/>
          <table:table-cell office:value-type="float" office:value="858">
            <text:p>858</text:p>
          </table:table-cell>
          <table:table-cell table:formula="of:=([.K862]*[.K862]*[.K$2])+([.K862]*[.L$2])+[.M$2]" office:value-type="float" office:value="287.94261790562">
            <text:p>287.9426179056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9">
            <text:p>859</text:p>
          </table:table-cell>
          <table:table-cell table:formula="of:=([.G863]*[.G863]*[.G$2])+([.G863]*[.H$2])+[.I$2]" office:value-type="float" office:value="534.318715518162">
            <text:p>534.318715518162</text:p>
          </table:table-cell>
          <table:table-cell table:number-columns-repeated="2"/>
          <table:table-cell office:value-type="float" office:value="859">
            <text:p>859</text:p>
          </table:table-cell>
          <table:table-cell table:formula="of:=([.K863]*[.K863]*[.K$2])+([.K863]*[.L$2])+[.M$2]" office:value-type="float" office:value="288.398083052618">
            <text:p>288.3980830526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0">
            <text:p>860</text:p>
          </table:table-cell>
          <table:table-cell table:formula="of:=([.G864]*[.G864]*[.G$2])+([.G864]*[.H$2])+[.I$2]" office:value-type="float" office:value="534.759381560977">
            <text:p>534.759381560977</text:p>
          </table:table-cell>
          <table:table-cell table:number-columns-repeated="2"/>
          <table:table-cell office:value-type="float" office:value="860">
            <text:p>860</text:p>
          </table:table-cell>
          <table:table-cell table:formula="of:=([.K864]*[.K864]*[.K$2])+([.K864]*[.L$2])+[.M$2]" office:value-type="float" office:value="288.853536949645">
            <text:p>288.8535369496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1">
            <text:p>861</text:p>
          </table:table-cell>
          <table:table-cell table:formula="of:=([.G865]*[.G865]*[.G$2])+([.G865]*[.H$2])+[.I$2]" office:value-type="float" office:value="535.19999779971">
            <text:p>535.199997799710</text:p>
          </table:table-cell>
          <table:table-cell table:number-columns-repeated="2"/>
          <table:table-cell office:value-type="float" office:value="861">
            <text:p>861</text:p>
          </table:table-cell>
          <table:table-cell table:formula="of:=([.K865]*[.K865]*[.K$2])+([.K865]*[.L$2])+[.M$2]" office:value-type="float" office:value="289.308979596702">
            <text:p>289.3089795967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2">
            <text:p>862</text:p>
          </table:table-cell>
          <table:table-cell table:formula="of:=([.G866]*[.G866]*[.G$2])+([.G866]*[.H$2])+[.I$2]" office:value-type="float" office:value="535.640564234362">
            <text:p>535.640564234362</text:p>
          </table:table-cell>
          <table:table-cell table:number-columns-repeated="2"/>
          <table:table-cell office:value-type="float" office:value="862">
            <text:p>862</text:p>
          </table:table-cell>
          <table:table-cell table:formula="of:=([.K866]*[.K866]*[.K$2])+([.K866]*[.L$2])+[.M$2]" office:value-type="float" office:value="289.76441099379">
            <text:p>289.7644109937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3">
            <text:p>863</text:p>
          </table:table-cell>
          <table:table-cell table:formula="of:=([.G867]*[.G867]*[.G$2])+([.G867]*[.H$2])+[.I$2]" office:value-type="float" office:value="536.081080864933">
            <text:p>536.081080864933</text:p>
          </table:table-cell>
          <table:table-cell table:number-columns-repeated="2"/>
          <table:table-cell office:value-type="float" office:value="863">
            <text:p>863</text:p>
          </table:table-cell>
          <table:table-cell table:formula="of:=([.K867]*[.K867]*[.K$2])+([.K867]*[.L$2])+[.M$2]" office:value-type="float" office:value="290.219831140908">
            <text:p>290.2198311409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4">
            <text:p>864</text:p>
          </table:table-cell>
          <table:table-cell table:formula="of:=([.G868]*[.G868]*[.G$2])+([.G868]*[.H$2])+[.I$2]" office:value-type="float" office:value="536.521547691423">
            <text:p>536.521547691423</text:p>
          </table:table-cell>
          <table:table-cell table:number-columns-repeated="2"/>
          <table:table-cell office:value-type="float" office:value="864">
            <text:p>864</text:p>
          </table:table-cell>
          <table:table-cell table:formula="of:=([.K868]*[.K868]*[.K$2])+([.K868]*[.L$2])+[.M$2]" office:value-type="float" office:value="290.675240038057">
            <text:p>290.6752400380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5">
            <text:p>865</text:p>
          </table:table-cell>
          <table:table-cell table:formula="of:=([.G869]*[.G869]*[.G$2])+([.G869]*[.H$2])+[.I$2]" office:value-type="float" office:value="536.961964713832">
            <text:p>536.961964713832</text:p>
          </table:table-cell>
          <table:table-cell table:number-columns-repeated="2"/>
          <table:table-cell office:value-type="float" office:value="865">
            <text:p>865</text:p>
          </table:table-cell>
          <table:table-cell table:formula="of:=([.K869]*[.K869]*[.K$2])+([.K869]*[.L$2])+[.M$2]" office:value-type="float" office:value="291.130637685235">
            <text:p>291.1306376852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6">
            <text:p>866</text:p>
          </table:table-cell>
          <table:table-cell table:formula="of:=([.G870]*[.G870]*[.G$2])+([.G870]*[.H$2])+[.I$2]" office:value-type="float" office:value="537.402331932159">
            <text:p>537.402331932159</text:p>
          </table:table-cell>
          <table:table-cell table:number-columns-repeated="2"/>
          <table:table-cell office:value-type="float" office:value="866">
            <text:p>866</text:p>
          </table:table-cell>
          <table:table-cell table:formula="of:=([.K870]*[.K870]*[.K$2])+([.K870]*[.L$2])+[.M$2]" office:value-type="float" office:value="291.586024082444">
            <text:p>291.5860240824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7">
            <text:p>867</text:p>
          </table:table-cell>
          <table:table-cell table:formula="of:=([.G871]*[.G871]*[.G$2])+([.G871]*[.H$2])+[.I$2]" office:value-type="float" office:value="537.842649346406">
            <text:p>537.842649346406</text:p>
          </table:table-cell>
          <table:table-cell table:number-columns-repeated="2"/>
          <table:table-cell office:value-type="float" office:value="867">
            <text:p>867</text:p>
          </table:table-cell>
          <table:table-cell table:formula="of:=([.K871]*[.K871]*[.K$2])+([.K871]*[.L$2])+[.M$2]" office:value-type="float" office:value="292.041399229683">
            <text:p>292.0413992296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8">
            <text:p>868</text:p>
          </table:table-cell>
          <table:table-cell table:formula="of:=([.G872]*[.G872]*[.G$2])+([.G872]*[.H$2])+[.I$2]" office:value-type="float" office:value="538.282916956572">
            <text:p>538.282916956572</text:p>
          </table:table-cell>
          <table:table-cell table:number-columns-repeated="2"/>
          <table:table-cell office:value-type="float" office:value="868">
            <text:p>868</text:p>
          </table:table-cell>
          <table:table-cell table:formula="of:=([.K872]*[.K872]*[.K$2])+([.K872]*[.L$2])+[.M$2]" office:value-type="float" office:value="292.496763126952">
            <text:p>292.4967631269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9">
            <text:p>869</text:p>
          </table:table-cell>
          <table:table-cell table:formula="of:=([.G873]*[.G873]*[.G$2])+([.G873]*[.H$2])+[.I$2]" office:value-type="float" office:value="538.723134762656">
            <text:p>538.723134762656</text:p>
          </table:table-cell>
          <table:table-cell table:number-columns-repeated="2"/>
          <table:table-cell office:value-type="float" office:value="869">
            <text:p>869</text:p>
          </table:table-cell>
          <table:table-cell table:formula="of:=([.K873]*[.K873]*[.K$2])+([.K873]*[.L$2])+[.M$2]" office:value-type="float" office:value="292.952115774252">
            <text:p>292.9521157742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0">
            <text:p>870</text:p>
          </table:table-cell>
          <table:table-cell table:formula="of:=([.G874]*[.G874]*[.G$2])+([.G874]*[.H$2])+[.I$2]" office:value-type="float" office:value="539.163302764659">
            <text:p>539.163302764659</text:p>
          </table:table-cell>
          <table:table-cell table:number-columns-repeated="2"/>
          <table:table-cell office:value-type="float" office:value="870">
            <text:p>870</text:p>
          </table:table-cell>
          <table:table-cell table:formula="of:=([.K874]*[.K874]*[.K$2])+([.K874]*[.L$2])+[.M$2]" office:value-type="float" office:value="293.407457171581">
            <text:p>293.4074571715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1">
            <text:p>871</text:p>
          </table:table-cell>
          <table:table-cell table:formula="of:=([.G875]*[.G875]*[.G$2])+([.G875]*[.H$2])+[.I$2]" office:value-type="float" office:value="539.603420962582">
            <text:p>539.603420962582</text:p>
          </table:table-cell>
          <table:table-cell table:number-columns-repeated="2"/>
          <table:table-cell office:value-type="float" office:value="871">
            <text:p>871</text:p>
          </table:table-cell>
          <table:table-cell table:formula="of:=([.K875]*[.K875]*[.K$2])+([.K875]*[.L$2])+[.M$2]" office:value-type="float" office:value="293.862787318941">
            <text:p>293.8627873189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2">
            <text:p>872</text:p>
          </table:table-cell>
          <table:table-cell table:formula="of:=([.G876]*[.G876]*[.G$2])+([.G876]*[.H$2])+[.I$2]" office:value-type="float" office:value="540.043489356423">
            <text:p>540.043489356423</text:p>
          </table:table-cell>
          <table:table-cell table:number-columns-repeated="2"/>
          <table:table-cell office:value-type="float" office:value="872">
            <text:p>872</text:p>
          </table:table-cell>
          <table:table-cell table:formula="of:=([.K876]*[.K876]*[.K$2])+([.K876]*[.L$2])+[.M$2]" office:value-type="float" office:value="294.318106216332">
            <text:p>294.3181062163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3">
            <text:p>873</text:p>
          </table:table-cell>
          <table:table-cell table:formula="of:=([.G877]*[.G877]*[.G$2])+([.G877]*[.H$2])+[.I$2]" office:value-type="float" office:value="540.483507946183">
            <text:p>540.483507946183</text:p>
          </table:table-cell>
          <table:table-cell table:number-columns-repeated="2"/>
          <table:table-cell office:value-type="float" office:value="873">
            <text:p>873</text:p>
          </table:table-cell>
          <table:table-cell table:formula="of:=([.K877]*[.K877]*[.K$2])+([.K877]*[.L$2])+[.M$2]" office:value-type="float" office:value="294.773413863752">
            <text:p>294.7734138637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4">
            <text:p>874</text:p>
          </table:table-cell>
          <table:table-cell table:formula="of:=([.G878]*[.G878]*[.G$2])+([.G878]*[.H$2])+[.I$2]" office:value-type="float" office:value="540.923476731862">
            <text:p>540.923476731862</text:p>
          </table:table-cell>
          <table:table-cell table:number-columns-repeated="2"/>
          <table:table-cell office:value-type="float" office:value="874">
            <text:p>874</text:p>
          </table:table-cell>
          <table:table-cell table:formula="of:=([.K878]*[.K878]*[.K$2])+([.K878]*[.L$2])+[.M$2]" office:value-type="float" office:value="295.228710261203">
            <text:p>295.2287102612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5">
            <text:p>875</text:p>
          </table:table-cell>
          <table:table-cell table:formula="of:=([.G879]*[.G879]*[.G$2])+([.G879]*[.H$2])+[.I$2]" office:value-type="float" office:value="541.36339571346">
            <text:p>541.363395713460</text:p>
          </table:table-cell>
          <table:table-cell table:number-columns-repeated="2"/>
          <table:table-cell office:value-type="float" office:value="875">
            <text:p>875</text:p>
          </table:table-cell>
          <table:table-cell table:formula="of:=([.K879]*[.K879]*[.K$2])+([.K879]*[.L$2])+[.M$2]" office:value-type="float" office:value="295.683995408684">
            <text:p>295.6839954086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6">
            <text:p>876</text:p>
          </table:table-cell>
          <table:table-cell table:formula="of:=([.G880]*[.G880]*[.G$2])+([.G880]*[.H$2])+[.I$2]" office:value-type="float" office:value="541.803264890977">
            <text:p>541.803264890977</text:p>
          </table:table-cell>
          <table:table-cell table:number-columns-repeated="2"/>
          <table:table-cell office:value-type="float" office:value="876">
            <text:p>876</text:p>
          </table:table-cell>
          <table:table-cell table:formula="of:=([.K880]*[.K880]*[.K$2])+([.K880]*[.L$2])+[.M$2]" office:value-type="float" office:value="296.139269306195">
            <text:p>296.1392693061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7">
            <text:p>877</text:p>
          </table:table-cell>
          <table:table-cell table:formula="of:=([.G881]*[.G881]*[.G$2])+([.G881]*[.H$2])+[.I$2]" office:value-type="float" office:value="542.243084264413">
            <text:p>542.243084264413</text:p>
          </table:table-cell>
          <table:table-cell table:number-columns-repeated="2"/>
          <table:table-cell office:value-type="float" office:value="877">
            <text:p>877</text:p>
          </table:table-cell>
          <table:table-cell table:formula="of:=([.K881]*[.K881]*[.K$2])+([.K881]*[.L$2])+[.M$2]" office:value-type="float" office:value="296.594531953736">
            <text:p>296.5945319537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8">
            <text:p>878</text:p>
          </table:table-cell>
          <table:table-cell table:formula="of:=([.G882]*[.G882]*[.G$2])+([.G882]*[.H$2])+[.I$2]" office:value-type="float" office:value="542.682853833767">
            <text:p>542.682853833767</text:p>
          </table:table-cell>
          <table:table-cell table:number-columns-repeated="2"/>
          <table:table-cell office:value-type="float" office:value="878">
            <text:p>878</text:p>
          </table:table-cell>
          <table:table-cell table:formula="of:=([.K882]*[.K882]*[.K$2])+([.K882]*[.L$2])+[.M$2]" office:value-type="float" office:value="297.049783351308">
            <text:p>297.0497833513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79">
            <text:p>879</text:p>
          </table:table-cell>
          <table:table-cell table:formula="of:=([.G883]*[.G883]*[.G$2])+([.G883]*[.H$2])+[.I$2]" office:value-type="float" office:value="543.122573599041">
            <text:p>543.122573599041</text:p>
          </table:table-cell>
          <table:table-cell table:number-columns-repeated="2"/>
          <table:table-cell office:value-type="float" office:value="879">
            <text:p>879</text:p>
          </table:table-cell>
          <table:table-cell table:formula="of:=([.K883]*[.K883]*[.K$2])+([.K883]*[.L$2])+[.M$2]" office:value-type="float" office:value="297.50502349891">
            <text:p>297.5050234989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0">
            <text:p>880</text:p>
          </table:table-cell>
          <table:table-cell table:formula="of:=([.G884]*[.G884]*[.G$2])+([.G884]*[.H$2])+[.I$2]" office:value-type="float" office:value="543.562243560234">
            <text:p>543.562243560234</text:p>
          </table:table-cell>
          <table:table-cell table:number-columns-repeated="2"/>
          <table:table-cell office:value-type="float" office:value="880">
            <text:p>880</text:p>
          </table:table-cell>
          <table:table-cell table:formula="of:=([.K884]*[.K884]*[.K$2])+([.K884]*[.L$2])+[.M$2]" office:value-type="float" office:value="297.960252396542">
            <text:p>297.9602523965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1">
            <text:p>881</text:p>
          </table:table-cell>
          <table:table-cell table:formula="of:=([.G885]*[.G885]*[.G$2])+([.G885]*[.H$2])+[.I$2]" office:value-type="float" office:value="544.001863717345">
            <text:p>544.001863717345</text:p>
          </table:table-cell>
          <table:table-cell table:number-columns-repeated="2"/>
          <table:table-cell office:value-type="float" office:value="881">
            <text:p>881</text:p>
          </table:table-cell>
          <table:table-cell table:formula="of:=([.K885]*[.K885]*[.K$2])+([.K885]*[.L$2])+[.M$2]" office:value-type="float" office:value="298.415470044205">
            <text:p>298.4154700442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2">
            <text:p>882</text:p>
          </table:table-cell>
          <table:table-cell table:formula="of:=([.G886]*[.G886]*[.G$2])+([.G886]*[.H$2])+[.I$2]" office:value-type="float" office:value="544.441434070376">
            <text:p>544.441434070376</text:p>
          </table:table-cell>
          <table:table-cell table:number-columns-repeated="2"/>
          <table:table-cell office:value-type="float" office:value="882">
            <text:p>882</text:p>
          </table:table-cell>
          <table:table-cell table:formula="of:=([.K886]*[.K886]*[.K$2])+([.K886]*[.L$2])+[.M$2]" office:value-type="float" office:value="298.870676441897">
            <text:p>298.8706764418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3">
            <text:p>883</text:p>
          </table:table-cell>
          <table:table-cell table:formula="of:=([.G887]*[.G887]*[.G$2])+([.G887]*[.H$2])+[.I$2]" office:value-type="float" office:value="544.880954619325">
            <text:p>544.880954619325</text:p>
          </table:table-cell>
          <table:table-cell table:number-columns-repeated="2"/>
          <table:table-cell office:value-type="float" office:value="883">
            <text:p>883</text:p>
          </table:table-cell>
          <table:table-cell table:formula="of:=([.K887]*[.K887]*[.K$2])+([.K887]*[.L$2])+[.M$2]" office:value-type="float" office:value="299.32587158962">
            <text:p>299.3258715896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4">
            <text:p>884</text:p>
          </table:table-cell>
          <table:table-cell table:formula="of:=([.G888]*[.G888]*[.G$2])+([.G888]*[.H$2])+[.I$2]" office:value-type="float" office:value="545.320425364193">
            <text:p>545.320425364193</text:p>
          </table:table-cell>
          <table:table-cell table:number-columns-repeated="2"/>
          <table:table-cell office:value-type="float" office:value="884">
            <text:p>884</text:p>
          </table:table-cell>
          <table:table-cell table:formula="of:=([.K888]*[.K888]*[.K$2])+([.K888]*[.L$2])+[.M$2]" office:value-type="float" office:value="299.781055487373">
            <text:p>299.7810554873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5">
            <text:p>885</text:p>
          </table:table-cell>
          <table:table-cell table:formula="of:=([.G889]*[.G889]*[.G$2])+([.G889]*[.H$2])+[.I$2]" office:value-type="float" office:value="545.75984630498">
            <text:p>545.759846304980</text:p>
          </table:table-cell>
          <table:table-cell table:number-columns-repeated="2"/>
          <table:table-cell office:value-type="float" office:value="885">
            <text:p>885</text:p>
          </table:table-cell>
          <table:table-cell table:formula="of:=([.K889]*[.K889]*[.K$2])+([.K889]*[.L$2])+[.M$2]" office:value-type="float" office:value="300.236228135157">
            <text:p>300.2362281351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6">
            <text:p>886</text:p>
          </table:table-cell>
          <table:table-cell table:formula="of:=([.G890]*[.G890]*[.G$2])+([.G890]*[.H$2])+[.I$2]" office:value-type="float" office:value="546.199217441686">
            <text:p>546.199217441686</text:p>
          </table:table-cell>
          <table:table-cell table:number-columns-repeated="2"/>
          <table:table-cell office:value-type="float" office:value="886">
            <text:p>886</text:p>
          </table:table-cell>
          <table:table-cell table:formula="of:=([.K890]*[.K890]*[.K$2])+([.K890]*[.L$2])+[.M$2]" office:value-type="float" office:value="300.69138953297">
            <text:p>300.6913895329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7">
            <text:p>887</text:p>
          </table:table-cell>
          <table:table-cell table:formula="of:=([.G891]*[.G891]*[.G$2])+([.G891]*[.H$2])+[.I$2]" office:value-type="float" office:value="546.638538774311">
            <text:p>546.638538774311</text:p>
          </table:table-cell>
          <table:table-cell table:number-columns-repeated="2"/>
          <table:table-cell office:value-type="float" office:value="887">
            <text:p>887</text:p>
          </table:table-cell>
          <table:table-cell table:formula="of:=([.K891]*[.K891]*[.K$2])+([.K891]*[.L$2])+[.M$2]" office:value-type="float" office:value="301.146539680814">
            <text:p>301.1465396808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8">
            <text:p>888</text:p>
          </table:table-cell>
          <table:table-cell table:formula="of:=([.G892]*[.G892]*[.G$2])+([.G892]*[.H$2])+[.I$2]" office:value-type="float" office:value="547.077810302855">
            <text:p>547.077810302855</text:p>
          </table:table-cell>
          <table:table-cell table:number-columns-repeated="2"/>
          <table:table-cell office:value-type="float" office:value="888">
            <text:p>888</text:p>
          </table:table-cell>
          <table:table-cell table:formula="of:=([.K892]*[.K892]*[.K$2])+([.K892]*[.L$2])+[.M$2]" office:value-type="float" office:value="301.601678578688">
            <text:p>301.6016785786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89">
            <text:p>889</text:p>
          </table:table-cell>
          <table:table-cell table:formula="of:=([.G893]*[.G893]*[.G$2])+([.G893]*[.H$2])+[.I$2]" office:value-type="float" office:value="547.517032027318">
            <text:p>547.517032027318</text:p>
          </table:table-cell>
          <table:table-cell table:number-columns-repeated="2"/>
          <table:table-cell office:value-type="float" office:value="889">
            <text:p>889</text:p>
          </table:table-cell>
          <table:table-cell table:formula="of:=([.K893]*[.K893]*[.K$2])+([.K893]*[.L$2])+[.M$2]" office:value-type="float" office:value="302.056806226592">
            <text:p>302.0568062265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0">
            <text:p>890</text:p>
          </table:table-cell>
          <table:table-cell table:formula="of:=([.G894]*[.G894]*[.G$2])+([.G894]*[.H$2])+[.I$2]" office:value-type="float" office:value="547.9562039477">
            <text:p>547.956203947700</text:p>
          </table:table-cell>
          <table:table-cell table:number-columns-repeated="2"/>
          <table:table-cell office:value-type="float" office:value="890">
            <text:p>890</text:p>
          </table:table-cell>
          <table:table-cell table:formula="of:=([.K894]*[.K894]*[.K$2])+([.K894]*[.L$2])+[.M$2]" office:value-type="float" office:value="302.511922624527">
            <text:p>302.5119226245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1">
            <text:p>891</text:p>
          </table:table-cell>
          <table:table-cell table:formula="of:=([.G895]*[.G895]*[.G$2])+([.G895]*[.H$2])+[.I$2]" office:value-type="float" office:value="548.395326064">
            <text:p>548.395326064000</text:p>
          </table:table-cell>
          <table:table-cell table:number-columns-repeated="2"/>
          <table:table-cell office:value-type="float" office:value="891">
            <text:p>891</text:p>
          </table:table-cell>
          <table:table-cell table:formula="of:=([.K895]*[.K895]*[.K$2])+([.K895]*[.L$2])+[.M$2]" office:value-type="float" office:value="302.967027772492">
            <text:p>302.9670277724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2">
            <text:p>892</text:p>
          </table:table-cell>
          <table:table-cell table:formula="of:=([.G896]*[.G896]*[.G$2])+([.G896]*[.H$2])+[.I$2]" office:value-type="float" office:value="548.83439837622">
            <text:p>548.834398376220</text:p>
          </table:table-cell>
          <table:table-cell table:number-columns-repeated="2"/>
          <table:table-cell office:value-type="float" office:value="892">
            <text:p>892</text:p>
          </table:table-cell>
          <table:table-cell table:formula="of:=([.K896]*[.K896]*[.K$2])+([.K896]*[.L$2])+[.M$2]" office:value-type="float" office:value="303.422121670487">
            <text:p>303.4221216704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3">
            <text:p>893</text:p>
          </table:table-cell>
          <table:table-cell table:formula="of:=([.G897]*[.G897]*[.G$2])+([.G897]*[.H$2])+[.I$2]" office:value-type="float" office:value="549.273420884358">
            <text:p>549.273420884358</text:p>
          </table:table-cell>
          <table:table-cell table:number-columns-repeated="2"/>
          <table:table-cell office:value-type="float" office:value="893">
            <text:p>893</text:p>
          </table:table-cell>
          <table:table-cell table:formula="of:=([.K897]*[.K897]*[.K$2])+([.K897]*[.L$2])+[.M$2]" office:value-type="float" office:value="303.877204318512">
            <text:p>303.8772043185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4">
            <text:p>894</text:p>
          </table:table-cell>
          <table:table-cell table:formula="of:=([.G898]*[.G898]*[.G$2])+([.G898]*[.H$2])+[.I$2]" office:value-type="float" office:value="549.712393588416">
            <text:p>549.712393588416</text:p>
          </table:table-cell>
          <table:table-cell table:number-columns-repeated="2"/>
          <table:table-cell office:value-type="float" office:value="894">
            <text:p>894</text:p>
          </table:table-cell>
          <table:table-cell table:formula="of:=([.K898]*[.K898]*[.K$2])+([.K898]*[.L$2])+[.M$2]" office:value-type="float" office:value="304.332275716568">
            <text:p>304.3322757165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5">
            <text:p>895</text:p>
          </table:table-cell>
          <table:table-cell table:formula="of:=([.G899]*[.G899]*[.G$2])+([.G899]*[.H$2])+[.I$2]" office:value-type="float" office:value="550.151316488392">
            <text:p>550.151316488392</text:p>
          </table:table-cell>
          <table:table-cell table:number-columns-repeated="2"/>
          <table:table-cell office:value-type="float" office:value="895">
            <text:p>895</text:p>
          </table:table-cell>
          <table:table-cell table:formula="of:=([.K899]*[.K899]*[.K$2])+([.K899]*[.L$2])+[.M$2]" office:value-type="float" office:value="304.787335864653">
            <text:p>304.7873358646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6">
            <text:p>896</text:p>
          </table:table-cell>
          <table:table-cell table:formula="of:=([.G900]*[.G900]*[.G$2])+([.G900]*[.H$2])+[.I$2]" office:value-type="float" office:value="550.590189584287">
            <text:p>550.590189584287</text:p>
          </table:table-cell>
          <table:table-cell table:number-columns-repeated="2"/>
          <table:table-cell office:value-type="float" office:value="896">
            <text:p>896</text:p>
          </table:table-cell>
          <table:table-cell table:formula="of:=([.K900]*[.K900]*[.K$2])+([.K900]*[.L$2])+[.M$2]" office:value-type="float" office:value="305.242384762769">
            <text:p>305.2423847627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7">
            <text:p>897</text:p>
          </table:table-cell>
          <table:table-cell table:formula="of:=([.G901]*[.G901]*[.G$2])+([.G901]*[.H$2])+[.I$2]" office:value-type="float" office:value="551.029012876101">
            <text:p>551.029012876101</text:p>
          </table:table-cell>
          <table:table-cell table:number-columns-repeated="2"/>
          <table:table-cell office:value-type="float" office:value="897">
            <text:p>897</text:p>
          </table:table-cell>
          <table:table-cell table:formula="of:=([.K901]*[.K901]*[.K$2])+([.K901]*[.L$2])+[.M$2]" office:value-type="float" office:value="305.697422410916">
            <text:p>305.6974224109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8">
            <text:p>898</text:p>
          </table:table-cell>
          <table:table-cell table:formula="of:=([.G902]*[.G902]*[.G$2])+([.G902]*[.H$2])+[.I$2]" office:value-type="float" office:value="551.467786363834">
            <text:p>551.467786363834</text:p>
          </table:table-cell>
          <table:table-cell table:number-columns-repeated="2"/>
          <table:table-cell office:value-type="float" office:value="898">
            <text:p>898</text:p>
          </table:table-cell>
          <table:table-cell table:formula="of:=([.K902]*[.K902]*[.K$2])+([.K902]*[.L$2])+[.M$2]" office:value-type="float" office:value="306.152448809092">
            <text:p>306.1524488090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99">
            <text:p>899</text:p>
          </table:table-cell>
          <table:table-cell table:formula="of:=([.G903]*[.G903]*[.G$2])+([.G903]*[.H$2])+[.I$2]" office:value-type="float" office:value="551.906510047486">
            <text:p>551.906510047486</text:p>
          </table:table-cell>
          <table:table-cell table:number-columns-repeated="2"/>
          <table:table-cell office:value-type="float" office:value="899">
            <text:p>899</text:p>
          </table:table-cell>
          <table:table-cell table:formula="of:=([.K903]*[.K903]*[.K$2])+([.K903]*[.L$2])+[.M$2]" office:value-type="float" office:value="306.607463957299">
            <text:p>306.6074639572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0">
            <text:p>900</text:p>
          </table:table-cell>
          <table:table-cell table:formula="of:=([.G904]*[.G904]*[.G$2])+([.G904]*[.H$2])+[.I$2]" office:value-type="float" office:value="552.345183927057">
            <text:p>552.345183927057</text:p>
          </table:table-cell>
          <table:table-cell table:number-columns-repeated="2"/>
          <table:table-cell office:value-type="float" office:value="900">
            <text:p>900</text:p>
          </table:table-cell>
          <table:table-cell table:formula="of:=([.K904]*[.K904]*[.K$2])+([.K904]*[.L$2])+[.M$2]" office:value-type="float" office:value="307.062467855536">
            <text:p>307.0624678555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1">
            <text:p>901</text:p>
          </table:table-cell>
          <table:table-cell table:formula="of:=([.G905]*[.G905]*[.G$2])+([.G905]*[.H$2])+[.I$2]" office:value-type="float" office:value="552.783808002547">
            <text:p>552.783808002547</text:p>
          </table:table-cell>
          <table:table-cell table:number-columns-repeated="2"/>
          <table:table-cell office:value-type="float" office:value="901">
            <text:p>901</text:p>
          </table:table-cell>
          <table:table-cell table:formula="of:=([.K905]*[.K905]*[.K$2])+([.K905]*[.L$2])+[.M$2]" office:value-type="float" office:value="307.517460503803">
            <text:p>307.5174605038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2">
            <text:p>902</text:p>
          </table:table-cell>
          <table:table-cell table:formula="of:=([.G906]*[.G906]*[.G$2])+([.G906]*[.H$2])+[.I$2]" office:value-type="float" office:value="553.222382273956">
            <text:p>553.222382273956</text:p>
          </table:table-cell>
          <table:table-cell table:number-columns-repeated="2"/>
          <table:table-cell office:value-type="float" office:value="902">
            <text:p>902</text:p>
          </table:table-cell>
          <table:table-cell table:formula="of:=([.K906]*[.K906]*[.K$2])+([.K906]*[.L$2])+[.M$2]" office:value-type="float" office:value="307.972441902101">
            <text:p>307.9724419021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3">
            <text:p>903</text:p>
          </table:table-cell>
          <table:table-cell table:formula="of:=([.G907]*[.G907]*[.G$2])+([.G907]*[.H$2])+[.I$2]" office:value-type="float" office:value="553.660906741283">
            <text:p>553.660906741283</text:p>
          </table:table-cell>
          <table:table-cell table:number-columns-repeated="2"/>
          <table:table-cell office:value-type="float" office:value="903">
            <text:p>903</text:p>
          </table:table-cell>
          <table:table-cell table:formula="of:=([.K907]*[.K907]*[.K$2])+([.K907]*[.L$2])+[.M$2]" office:value-type="float" office:value="308.427412050428">
            <text:p>308.4274120504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4">
            <text:p>904</text:p>
          </table:table-cell>
          <table:table-cell table:formula="of:=([.G908]*[.G908]*[.G$2])+([.G908]*[.H$2])+[.I$2]" office:value-type="float" office:value="554.09938140453">
            <text:p>554.099381404530</text:p>
          </table:table-cell>
          <table:table-cell table:number-columns-repeated="2"/>
          <table:table-cell office:value-type="float" office:value="904">
            <text:p>904</text:p>
          </table:table-cell>
          <table:table-cell table:formula="of:=([.K908]*[.K908]*[.K$2])+([.K908]*[.L$2])+[.M$2]" office:value-type="float" office:value="308.882370948786">
            <text:p>308.8823709487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5">
            <text:p>905</text:p>
          </table:table-cell>
          <table:table-cell table:formula="of:=([.G909]*[.G909]*[.G$2])+([.G909]*[.H$2])+[.I$2]" office:value-type="float" office:value="554.537806263695">
            <text:p>554.537806263695</text:p>
          </table:table-cell>
          <table:table-cell table:number-columns-repeated="2"/>
          <table:table-cell office:value-type="float" office:value="905">
            <text:p>905</text:p>
          </table:table-cell>
          <table:table-cell table:formula="of:=([.K909]*[.K909]*[.K$2])+([.K909]*[.L$2])+[.M$2]" office:value-type="float" office:value="309.337318597174">
            <text:p>309.3373185971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6">
            <text:p>906</text:p>
          </table:table-cell>
          <table:table-cell table:formula="of:=([.G910]*[.G910]*[.G$2])+([.G910]*[.H$2])+[.I$2]" office:value-type="float" office:value="554.97618131878">
            <text:p>554.976181318780</text:p>
          </table:table-cell>
          <table:table-cell table:number-columns-repeated="2"/>
          <table:table-cell office:value-type="float" office:value="906">
            <text:p>906</text:p>
          </table:table-cell>
          <table:table-cell table:formula="of:=([.K910]*[.K910]*[.K$2])+([.K910]*[.L$2])+[.M$2]" office:value-type="float" office:value="309.792254995593">
            <text:p>309.7922549955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7">
            <text:p>907</text:p>
          </table:table-cell>
          <table:table-cell table:formula="of:=([.G911]*[.G911]*[.G$2])+([.G911]*[.H$2])+[.I$2]" office:value-type="float" office:value="555.414506569783">
            <text:p>555.414506569783</text:p>
          </table:table-cell>
          <table:table-cell table:number-columns-repeated="2"/>
          <table:table-cell office:value-type="float" office:value="907">
            <text:p>907</text:p>
          </table:table-cell>
          <table:table-cell table:formula="of:=([.K911]*[.K911]*[.K$2])+([.K911]*[.L$2])+[.M$2]" office:value-type="float" office:value="310.247180144041">
            <text:p>310.2471801440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8">
            <text:p>908</text:p>
          </table:table-cell>
          <table:table-cell table:formula="of:=([.G912]*[.G912]*[.G$2])+([.G912]*[.H$2])+[.I$2]" office:value-type="float" office:value="555.852782016705">
            <text:p>555.852782016705</text:p>
          </table:table-cell>
          <table:table-cell table:number-columns-repeated="2"/>
          <table:table-cell office:value-type="float" office:value="908">
            <text:p>908</text:p>
          </table:table-cell>
          <table:table-cell table:formula="of:=([.K912]*[.K912]*[.K$2])+([.K912]*[.L$2])+[.M$2]" office:value-type="float" office:value="310.70209404252">
            <text:p>310.7020940425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09">
            <text:p>909</text:p>
          </table:table-cell>
          <table:table-cell table:formula="of:=([.G913]*[.G913]*[.G$2])+([.G913]*[.H$2])+[.I$2]" office:value-type="float" office:value="556.291007659546">
            <text:p>556.291007659546</text:p>
          </table:table-cell>
          <table:table-cell table:number-columns-repeated="2"/>
          <table:table-cell office:value-type="float" office:value="909">
            <text:p>909</text:p>
          </table:table-cell>
          <table:table-cell table:formula="of:=([.K913]*[.K913]*[.K$2])+([.K913]*[.L$2])+[.M$2]" office:value-type="float" office:value="311.15699669103">
            <text:p>311.1569966910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0">
            <text:p>910</text:p>
          </table:table-cell>
          <table:table-cell table:formula="of:=([.G914]*[.G914]*[.G$2])+([.G914]*[.H$2])+[.I$2]" office:value-type="float" office:value="556.729183498306">
            <text:p>556.729183498306</text:p>
          </table:table-cell>
          <table:table-cell table:number-columns-repeated="2"/>
          <table:table-cell office:value-type="float" office:value="910">
            <text:p>910</text:p>
          </table:table-cell>
          <table:table-cell table:formula="of:=([.K914]*[.K914]*[.K$2])+([.K914]*[.L$2])+[.M$2]" office:value-type="float" office:value="311.611888089569">
            <text:p>311.6118880895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1">
            <text:p>911</text:p>
          </table:table-cell>
          <table:table-cell table:formula="of:=([.G915]*[.G915]*[.G$2])+([.G915]*[.H$2])+[.I$2]" office:value-type="float" office:value="557.167309532985">
            <text:p>557.167309532985</text:p>
          </table:table-cell>
          <table:table-cell table:number-columns-repeated="2"/>
          <table:table-cell office:value-type="float" office:value="911">
            <text:p>911</text:p>
          </table:table-cell>
          <table:table-cell table:formula="of:=([.K915]*[.K915]*[.K$2])+([.K915]*[.L$2])+[.M$2]" office:value-type="float" office:value="312.066768238139">
            <text:p>312.0667682381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2">
            <text:p>912</text:p>
          </table:table-cell>
          <table:table-cell table:formula="of:=([.G916]*[.G916]*[.G$2])+([.G916]*[.H$2])+[.I$2]" office:value-type="float" office:value="557.605385763583">
            <text:p>557.605385763583</text:p>
          </table:table-cell>
          <table:table-cell table:number-columns-repeated="2"/>
          <table:table-cell office:value-type="float" office:value="912">
            <text:p>912</text:p>
          </table:table-cell>
          <table:table-cell table:formula="of:=([.K916]*[.K916]*[.K$2])+([.K916]*[.L$2])+[.M$2]" office:value-type="float" office:value="312.521637136738">
            <text:p>312.5216371367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3">
            <text:p>913</text:p>
          </table:table-cell>
          <table:table-cell table:formula="of:=([.G917]*[.G917]*[.G$2])+([.G917]*[.H$2])+[.I$2]" office:value-type="float" office:value="558.0434121901">
            <text:p>558.043412190100</text:p>
          </table:table-cell>
          <table:table-cell table:number-columns-repeated="2"/>
          <table:table-cell office:value-type="float" office:value="913">
            <text:p>913</text:p>
          </table:table-cell>
          <table:table-cell table:formula="of:=([.K917]*[.K917]*[.K$2])+([.K917]*[.L$2])+[.M$2]" office:value-type="float" office:value="312.976494785368">
            <text:p>312.9764947853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4">
            <text:p>914</text:p>
          </table:table-cell>
          <table:table-cell table:formula="of:=([.G918]*[.G918]*[.G$2])+([.G918]*[.H$2])+[.I$2]" office:value-type="float" office:value="558.481388812536">
            <text:p>558.481388812536</text:p>
          </table:table-cell>
          <table:table-cell table:number-columns-repeated="2"/>
          <table:table-cell office:value-type="float" office:value="914">
            <text:p>914</text:p>
          </table:table-cell>
          <table:table-cell table:formula="of:=([.K918]*[.K918]*[.K$2])+([.K918]*[.L$2])+[.M$2]" office:value-type="float" office:value="313.431341184029">
            <text:p>313.4313411840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5">
            <text:p>915</text:p>
          </table:table-cell>
          <table:table-cell table:formula="of:=([.G919]*[.G919]*[.G$2])+([.G919]*[.H$2])+[.I$2]" office:value-type="float" office:value="558.91931563089">
            <text:p>558.919315630890</text:p>
          </table:table-cell>
          <table:table-cell table:number-columns-repeated="2"/>
          <table:table-cell office:value-type="float" office:value="915">
            <text:p>915</text:p>
          </table:table-cell>
          <table:table-cell table:formula="of:=([.K919]*[.K919]*[.K$2])+([.K919]*[.L$2])+[.M$2]" office:value-type="float" office:value="313.886176332719">
            <text:p>313.8861763327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6">
            <text:p>916</text:p>
          </table:table-cell>
          <table:table-cell table:formula="of:=([.G920]*[.G920]*[.G$2])+([.G920]*[.H$2])+[.I$2]" office:value-type="float" office:value="559.357192645164">
            <text:p>559.357192645164</text:p>
          </table:table-cell>
          <table:table-cell table:number-columns-repeated="2"/>
          <table:table-cell office:value-type="float" office:value="916">
            <text:p>916</text:p>
          </table:table-cell>
          <table:table-cell table:formula="of:=([.K920]*[.K920]*[.K$2])+([.K920]*[.L$2])+[.M$2]" office:value-type="float" office:value="314.34100023144">
            <text:p>314.3410002314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7">
            <text:p>917</text:p>
          </table:table-cell>
          <table:table-cell table:formula="of:=([.G921]*[.G921]*[.G$2])+([.G921]*[.H$2])+[.I$2]" office:value-type="float" office:value="559.795019855356">
            <text:p>559.795019855356</text:p>
          </table:table-cell>
          <table:table-cell table:number-columns-repeated="2"/>
          <table:table-cell office:value-type="float" office:value="917">
            <text:p>917</text:p>
          </table:table-cell>
          <table:table-cell table:formula="of:=([.K921]*[.K921]*[.K$2])+([.K921]*[.L$2])+[.M$2]" office:value-type="float" office:value="314.795812880191">
            <text:p>314.7958128801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8">
            <text:p>918</text:p>
          </table:table-cell>
          <table:table-cell table:formula="of:=([.G922]*[.G922]*[.G$2])+([.G922]*[.H$2])+[.I$2]" office:value-type="float" office:value="560.232797261468">
            <text:p>560.232797261468</text:p>
          </table:table-cell>
          <table:table-cell table:number-columns-repeated="2"/>
          <table:table-cell office:value-type="float" office:value="918">
            <text:p>918</text:p>
          </table:table-cell>
          <table:table-cell table:formula="of:=([.K922]*[.K922]*[.K$2])+([.K922]*[.L$2])+[.M$2]" office:value-type="float" office:value="315.250614278973">
            <text:p>315.2506142789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9">
            <text:p>919</text:p>
          </table:table-cell>
          <table:table-cell table:formula="of:=([.G923]*[.G923]*[.G$2])+([.G923]*[.H$2])+[.I$2]" office:value-type="float" office:value="560.670524863498">
            <text:p>560.670524863498</text:p>
          </table:table-cell>
          <table:table-cell table:number-columns-repeated="2"/>
          <table:table-cell office:value-type="float" office:value="919">
            <text:p>919</text:p>
          </table:table-cell>
          <table:table-cell table:formula="of:=([.K923]*[.K923]*[.K$2])+([.K923]*[.L$2])+[.M$2]" office:value-type="float" office:value="315.705404427784">
            <text:p>315.7054044277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0">
            <text:p>920</text:p>
          </table:table-cell>
          <table:table-cell table:formula="of:=([.G924]*[.G924]*[.G$2])+([.G924]*[.H$2])+[.I$2]" office:value-type="float" office:value="561.108202661447">
            <text:p>561.108202661447</text:p>
          </table:table-cell>
          <table:table-cell table:number-columns-repeated="2"/>
          <table:table-cell office:value-type="float" office:value="920">
            <text:p>920</text:p>
          </table:table-cell>
          <table:table-cell table:formula="of:=([.K924]*[.K924]*[.K$2])+([.K924]*[.L$2])+[.M$2]" office:value-type="float" office:value="316.160183326626">
            <text:p>316.1601833266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1">
            <text:p>921</text:p>
          </table:table-cell>
          <table:table-cell table:formula="of:=([.G925]*[.G925]*[.G$2])+([.G925]*[.H$2])+[.I$2]" office:value-type="float" office:value="561.545830655315">
            <text:p>561.545830655315</text:p>
          </table:table-cell>
          <table:table-cell table:number-columns-repeated="2"/>
          <table:table-cell office:value-type="float" office:value="921">
            <text:p>921</text:p>
          </table:table-cell>
          <table:table-cell table:formula="of:=([.K925]*[.K925]*[.K$2])+([.K925]*[.L$2])+[.M$2]" office:value-type="float" office:value="316.614950975498">
            <text:p>316.6149509754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2">
            <text:p>922</text:p>
          </table:table-cell>
          <table:table-cell table:formula="of:=([.G926]*[.G926]*[.G$2])+([.G926]*[.H$2])+[.I$2]" office:value-type="float" office:value="561.983408845102">
            <text:p>561.983408845102</text:p>
          </table:table-cell>
          <table:table-cell table:number-columns-repeated="2"/>
          <table:table-cell office:value-type="float" office:value="922">
            <text:p>922</text:p>
          </table:table-cell>
          <table:table-cell table:formula="of:=([.K926]*[.K926]*[.K$2])+([.K926]*[.L$2])+[.M$2]" office:value-type="float" office:value="317.0697073744">
            <text:p>317.0697073744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3">
            <text:p>923</text:p>
          </table:table-cell>
          <table:table-cell table:formula="of:=([.G927]*[.G927]*[.G$2])+([.G927]*[.H$2])+[.I$2]" office:value-type="float" office:value="562.420937230808">
            <text:p>562.420937230808</text:p>
          </table:table-cell>
          <table:table-cell table:number-columns-repeated="2"/>
          <table:table-cell office:value-type="float" office:value="923">
            <text:p>923</text:p>
          </table:table-cell>
          <table:table-cell table:formula="of:=([.K927]*[.K927]*[.K$2])+([.K927]*[.L$2])+[.M$2]" office:value-type="float" office:value="317.524452523333">
            <text:p>317.5244525233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4">
            <text:p>924</text:p>
          </table:table-cell>
          <table:table-cell table:formula="of:=([.G928]*[.G928]*[.G$2])+([.G928]*[.H$2])+[.I$2]" office:value-type="float" office:value="562.858415812433">
            <text:p>562.858415812433</text:p>
          </table:table-cell>
          <table:table-cell table:number-columns-repeated="2"/>
          <table:table-cell office:value-type="float" office:value="924">
            <text:p>924</text:p>
          </table:table-cell>
          <table:table-cell table:formula="of:=([.K928]*[.K928]*[.K$2])+([.K928]*[.L$2])+[.M$2]" office:value-type="float" office:value="317.979186422295">
            <text:p>317.979186422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5">
            <text:p>925</text:p>
          </table:table-cell>
          <table:table-cell table:formula="of:=([.G929]*[.G929]*[.G$2])+([.G929]*[.H$2])+[.I$2]" office:value-type="float" office:value="563.295844589977">
            <text:p>563.295844589977</text:p>
          </table:table-cell>
          <table:table-cell table:number-columns-repeated="2"/>
          <table:table-cell office:value-type="float" office:value="925">
            <text:p>925</text:p>
          </table:table-cell>
          <table:table-cell table:formula="of:=([.K929]*[.K929]*[.K$2])+([.K929]*[.L$2])+[.M$2]" office:value-type="float" office:value="318.433909071288">
            <text:p>318.433909071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6">
            <text:p>926</text:p>
          </table:table-cell>
          <table:table-cell table:formula="of:=([.G930]*[.G930]*[.G$2])+([.G930]*[.H$2])+[.I$2]" office:value-type="float" office:value="563.73322356344">
            <text:p>563.733223563440</text:p>
          </table:table-cell>
          <table:table-cell table:number-columns-repeated="2"/>
          <table:table-cell office:value-type="float" office:value="926">
            <text:p>926</text:p>
          </table:table-cell>
          <table:table-cell table:formula="of:=([.K930]*[.K930]*[.K$2])+([.K930]*[.L$2])+[.M$2]" office:value-type="float" office:value="318.888620470312">
            <text:p>318.8886204703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7">
            <text:p>927</text:p>
          </table:table-cell>
          <table:table-cell table:formula="of:=([.G931]*[.G931]*[.G$2])+([.G931]*[.H$2])+[.I$2]" office:value-type="float" office:value="564.170552732821">
            <text:p>564.170552732821</text:p>
          </table:table-cell>
          <table:table-cell table:number-columns-repeated="2"/>
          <table:table-cell office:value-type="float" office:value="927">
            <text:p>927</text:p>
          </table:table-cell>
          <table:table-cell table:formula="of:=([.K931]*[.K931]*[.K$2])+([.K931]*[.L$2])+[.M$2]" office:value-type="float" office:value="319.343320619365">
            <text:p>319.3433206193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8">
            <text:p>928</text:p>
          </table:table-cell>
          <table:table-cell table:formula="of:=([.G932]*[.G932]*[.G$2])+([.G932]*[.H$2])+[.I$2]" office:value-type="float" office:value="564.607832098122">
            <text:p>564.607832098122</text:p>
          </table:table-cell>
          <table:table-cell table:number-columns-repeated="2"/>
          <table:table-cell office:value-type="float" office:value="928">
            <text:p>928</text:p>
          </table:table-cell>
          <table:table-cell table:formula="of:=([.K932]*[.K932]*[.K$2])+([.K932]*[.L$2])+[.M$2]" office:value-type="float" office:value="319.798009518449">
            <text:p>319.7980095184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9">
            <text:p>929</text:p>
          </table:table-cell>
          <table:table-cell table:formula="of:=([.G933]*[.G933]*[.G$2])+([.G933]*[.H$2])+[.I$2]" office:value-type="float" office:value="565.045061659341">
            <text:p>565.045061659341</text:p>
          </table:table-cell>
          <table:table-cell table:number-columns-repeated="2"/>
          <table:table-cell office:value-type="float" office:value="929">
            <text:p>929</text:p>
          </table:table-cell>
          <table:table-cell table:formula="of:=([.K933]*[.K933]*[.K$2])+([.K933]*[.L$2])+[.M$2]" office:value-type="float" office:value="320.252687167563">
            <text:p>320.2526871675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0">
            <text:p>930</text:p>
          </table:table-cell>
          <table:table-cell table:formula="of:=([.G934]*[.G934]*[.G$2])+([.G934]*[.H$2])+[.I$2]" office:value-type="float" office:value="565.48224141648">
            <text:p>565.482241416480</text:p>
          </table:table-cell>
          <table:table-cell table:number-columns-repeated="2"/>
          <table:table-cell office:value-type="float" office:value="930">
            <text:p>930</text:p>
          </table:table-cell>
          <table:table-cell table:formula="of:=([.K934]*[.K934]*[.K$2])+([.K934]*[.L$2])+[.M$2]" office:value-type="float" office:value="320.707353566707">
            <text:p>320.7073535667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1">
            <text:p>931</text:p>
          </table:table-cell>
          <table:table-cell table:formula="of:=([.G935]*[.G935]*[.G$2])+([.G935]*[.H$2])+[.I$2]" office:value-type="float" office:value="565.919371369537">
            <text:p>565.919371369537</text:p>
          </table:table-cell>
          <table:table-cell table:number-columns-repeated="2"/>
          <table:table-cell office:value-type="float" office:value="931">
            <text:p>931</text:p>
          </table:table-cell>
          <table:table-cell table:formula="of:=([.K935]*[.K935]*[.K$2])+([.K935]*[.L$2])+[.M$2]" office:value-type="float" office:value="321.162008715881">
            <text:p>321.1620087158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2">
            <text:p>932</text:p>
          </table:table-cell>
          <table:table-cell table:formula="of:=([.G936]*[.G936]*[.G$2])+([.G936]*[.H$2])+[.I$2]" office:value-type="float" office:value="566.356451518513">
            <text:p>566.356451518513</text:p>
          </table:table-cell>
          <table:table-cell table:number-columns-repeated="2"/>
          <table:table-cell office:value-type="float" office:value="932">
            <text:p>932</text:p>
          </table:table-cell>
          <table:table-cell table:formula="of:=([.K936]*[.K936]*[.K$2])+([.K936]*[.L$2])+[.M$2]" office:value-type="float" office:value="321.616652615086">
            <text:p>321.6166526150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3">
            <text:p>933</text:p>
          </table:table-cell>
          <table:table-cell table:formula="of:=([.G937]*[.G937]*[.G$2])+([.G937]*[.H$2])+[.I$2]" office:value-type="float" office:value="566.793481863408">
            <text:p>566.793481863408</text:p>
          </table:table-cell>
          <table:table-cell table:number-columns-repeated="2"/>
          <table:table-cell office:value-type="float" office:value="933">
            <text:p>933</text:p>
          </table:table-cell>
          <table:table-cell table:formula="of:=([.K937]*[.K937]*[.K$2])+([.K937]*[.L$2])+[.M$2]" office:value-type="float" office:value="322.071285264321">
            <text:p>322.0712852643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4">
            <text:p>934</text:p>
          </table:table-cell>
          <table:table-cell table:formula="of:=([.G938]*[.G938]*[.G$2])+([.G938]*[.H$2])+[.I$2]" office:value-type="float" office:value="567.230462404222">
            <text:p>567.230462404222</text:p>
          </table:table-cell>
          <table:table-cell table:number-columns-repeated="2"/>
          <table:table-cell office:value-type="float" office:value="934">
            <text:p>934</text:p>
          </table:table-cell>
          <table:table-cell table:formula="of:=([.K938]*[.K938]*[.K$2])+([.K938]*[.L$2])+[.M$2]" office:value-type="float" office:value="322.525906663586">
            <text:p>322.5259066635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5">
            <text:p>935</text:p>
          </table:table-cell>
          <table:table-cell table:formula="of:=([.G939]*[.G939]*[.G$2])+([.G939]*[.H$2])+[.I$2]" office:value-type="float" office:value="567.667393140955">
            <text:p>567.667393140955</text:p>
          </table:table-cell>
          <table:table-cell table:number-columns-repeated="2"/>
          <table:table-cell office:value-type="float" office:value="935">
            <text:p>935</text:p>
          </table:table-cell>
          <table:table-cell table:formula="of:=([.K939]*[.K939]*[.K$2])+([.K939]*[.L$2])+[.M$2]" office:value-type="float" office:value="322.980516812882">
            <text:p>322.9805168128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6">
            <text:p>936</text:p>
          </table:table-cell>
          <table:table-cell table:formula="of:=([.G940]*[.G940]*[.G$2])+([.G940]*[.H$2])+[.I$2]" office:value-type="float" office:value="568.104274073607">
            <text:p>568.104274073607</text:p>
          </table:table-cell>
          <table:table-cell table:number-columns-repeated="2"/>
          <table:table-cell office:value-type="float" office:value="936">
            <text:p>936</text:p>
          </table:table-cell>
          <table:table-cell table:formula="of:=([.K940]*[.K940]*[.K$2])+([.K940]*[.L$2])+[.M$2]" office:value-type="float" office:value="323.435115712207">
            <text:p>323.4351157122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7">
            <text:p>937</text:p>
          </table:table-cell>
          <table:table-cell table:formula="of:=([.G941]*[.G941]*[.G$2])+([.G941]*[.H$2])+[.I$2]" office:value-type="float" office:value="568.541105202178">
            <text:p>568.541105202178</text:p>
          </table:table-cell>
          <table:table-cell table:number-columns-repeated="2"/>
          <table:table-cell office:value-type="float" office:value="937">
            <text:p>937</text:p>
          </table:table-cell>
          <table:table-cell table:formula="of:=([.K941]*[.K941]*[.K$2])+([.K941]*[.L$2])+[.M$2]" office:value-type="float" office:value="323.889703361563">
            <text:p>323.8897033615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8">
            <text:p>938</text:p>
          </table:table-cell>
          <table:table-cell table:formula="of:=([.G942]*[.G942]*[.G$2])+([.G942]*[.H$2])+[.I$2]" office:value-type="float" office:value="568.977886526668">
            <text:p>568.977886526668</text:p>
          </table:table-cell>
          <table:table-cell table:number-columns-repeated="2"/>
          <table:table-cell office:value-type="float" office:value="938">
            <text:p>938</text:p>
          </table:table-cell>
          <table:table-cell table:formula="of:=([.K942]*[.K942]*[.K$2])+([.K942]*[.L$2])+[.M$2]" office:value-type="float" office:value="324.344279760949">
            <text:p>324.3442797609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39">
            <text:p>939</text:p>
          </table:table-cell>
          <table:table-cell table:formula="of:=([.G943]*[.G943]*[.G$2])+([.G943]*[.H$2])+[.I$2]" office:value-type="float" office:value="569.414618047076">
            <text:p>569.414618047076</text:p>
          </table:table-cell>
          <table:table-cell table:number-columns-repeated="2"/>
          <table:table-cell office:value-type="float" office:value="939">
            <text:p>939</text:p>
          </table:table-cell>
          <table:table-cell table:formula="of:=([.K943]*[.K943]*[.K$2])+([.K943]*[.L$2])+[.M$2]" office:value-type="float" office:value="324.798844910366">
            <text:p>324.7988449103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0">
            <text:p>940</text:p>
          </table:table-cell>
          <table:table-cell table:formula="of:=([.G944]*[.G944]*[.G$2])+([.G944]*[.H$2])+[.I$2]" office:value-type="float" office:value="569.851299763404">
            <text:p>569.851299763404</text:p>
          </table:table-cell>
          <table:table-cell table:number-columns-repeated="2"/>
          <table:table-cell office:value-type="float" office:value="940">
            <text:p>940</text:p>
          </table:table-cell>
          <table:table-cell table:formula="of:=([.K944]*[.K944]*[.K$2])+([.K944]*[.L$2])+[.M$2]" office:value-type="float" office:value="325.253398809812">
            <text:p>325.2533988098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1">
            <text:p>941</text:p>
          </table:table-cell>
          <table:table-cell table:formula="of:=([.G945]*[.G945]*[.G$2])+([.G945]*[.H$2])+[.I$2]" office:value-type="float" office:value="570.28793167565">
            <text:p>570.287931675650</text:p>
          </table:table-cell>
          <table:table-cell table:number-columns-repeated="2"/>
          <table:table-cell office:value-type="float" office:value="941">
            <text:p>941</text:p>
          </table:table-cell>
          <table:table-cell table:formula="of:=([.K945]*[.K945]*[.K$2])+([.K945]*[.L$2])+[.M$2]" office:value-type="float" office:value="325.707941459289">
            <text:p>325.7079414592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2">
            <text:p>942</text:p>
          </table:table-cell>
          <table:table-cell table:formula="of:=([.G946]*[.G946]*[.G$2])+([.G946]*[.H$2])+[.I$2]" office:value-type="float" office:value="570.724513783815">
            <text:p>570.724513783815</text:p>
          </table:table-cell>
          <table:table-cell table:number-columns-repeated="2"/>
          <table:table-cell office:value-type="float" office:value="942">
            <text:p>942</text:p>
          </table:table-cell>
          <table:table-cell table:formula="of:=([.K946]*[.K946]*[.K$2])+([.K946]*[.L$2])+[.M$2]" office:value-type="float" office:value="326.162472858796">
            <text:p>326.1624728587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3">
            <text:p>943</text:p>
          </table:table-cell>
          <table:table-cell table:formula="of:=([.G947]*[.G947]*[.G$2])+([.G947]*[.H$2])+[.I$2]" office:value-type="float" office:value="571.1610460879">
            <text:p>571.161046087900</text:p>
          </table:table-cell>
          <table:table-cell table:number-columns-repeated="2"/>
          <table:table-cell office:value-type="float" office:value="943">
            <text:p>943</text:p>
          </table:table-cell>
          <table:table-cell table:formula="of:=([.K947]*[.K947]*[.K$2])+([.K947]*[.L$2])+[.M$2]" office:value-type="float" office:value="326.616993008333">
            <text:p>326.6169930083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4">
            <text:p>944</text:p>
          </table:table-cell>
          <table:table-cell table:formula="of:=([.G948]*[.G948]*[.G$2])+([.G948]*[.H$2])+[.I$2]" office:value-type="float" office:value="571.597528587903">
            <text:p>571.597528587903</text:p>
          </table:table-cell>
          <table:table-cell table:number-columns-repeated="2"/>
          <table:table-cell office:value-type="float" office:value="944">
            <text:p>944</text:p>
          </table:table-cell>
          <table:table-cell table:formula="of:=([.K948]*[.K948]*[.K$2])+([.K948]*[.L$2])+[.M$2]" office:value-type="float" office:value="327.071501907901">
            <text:p>327.0715019079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5">
            <text:p>945</text:p>
          </table:table-cell>
          <table:table-cell table:formula="of:=([.G949]*[.G949]*[.G$2])+([.G949]*[.H$2])+[.I$2]" office:value-type="float" office:value="572.033961283825">
            <text:p>572.033961283825</text:p>
          </table:table-cell>
          <table:table-cell table:number-columns-repeated="2"/>
          <table:table-cell office:value-type="float" office:value="945">
            <text:p>945</text:p>
          </table:table-cell>
          <table:table-cell table:formula="of:=([.K949]*[.K949]*[.K$2])+([.K949]*[.L$2])+[.M$2]" office:value-type="float" office:value="327.525999557499">
            <text:p>327.5259995574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6">
            <text:p>946</text:p>
          </table:table-cell>
          <table:table-cell table:formula="of:=([.G950]*[.G950]*[.G$2])+([.G950]*[.H$2])+[.I$2]" office:value-type="float" office:value="572.470344175666">
            <text:p>572.470344175666</text:p>
          </table:table-cell>
          <table:table-cell table:number-columns-repeated="2"/>
          <table:table-cell office:value-type="float" office:value="946">
            <text:p>946</text:p>
          </table:table-cell>
          <table:table-cell table:formula="of:=([.K950]*[.K950]*[.K$2])+([.K950]*[.L$2])+[.M$2]" office:value-type="float" office:value="327.980485957127">
            <text:p>327.9804859571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7">
            <text:p>947</text:p>
          </table:table-cell>
          <table:table-cell table:formula="of:=([.G951]*[.G951]*[.G$2])+([.G951]*[.H$2])+[.I$2]" office:value-type="float" office:value="572.906677263426">
            <text:p>572.906677263426</text:p>
          </table:table-cell>
          <table:table-cell table:number-columns-repeated="2"/>
          <table:table-cell office:value-type="float" office:value="947">
            <text:p>947</text:p>
          </table:table-cell>
          <table:table-cell table:formula="of:=([.K951]*[.K951]*[.K$2])+([.K951]*[.L$2])+[.M$2]" office:value-type="float" office:value="328.434961106785">
            <text:p>328.4349611067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8">
            <text:p>948</text:p>
          </table:table-cell>
          <table:table-cell table:formula="of:=([.G952]*[.G952]*[.G$2])+([.G952]*[.H$2])+[.I$2]" office:value-type="float" office:value="573.342960547105">
            <text:p>573.342960547105</text:p>
          </table:table-cell>
          <table:table-cell table:number-columns-repeated="2"/>
          <table:table-cell office:value-type="float" office:value="948">
            <text:p>948</text:p>
          </table:table-cell>
          <table:table-cell table:formula="of:=([.K952]*[.K952]*[.K$2])+([.K952]*[.L$2])+[.M$2]" office:value-type="float" office:value="328.889425006474">
            <text:p>328.8894250064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9">
            <text:p>949</text:p>
          </table:table-cell>
          <table:table-cell table:formula="of:=([.G953]*[.G953]*[.G$2])+([.G953]*[.H$2])+[.I$2]" office:value-type="float" office:value="573.779194026703">
            <text:p>573.779194026703</text:p>
          </table:table-cell>
          <table:table-cell table:number-columns-repeated="2"/>
          <table:table-cell office:value-type="float" office:value="949">
            <text:p>949</text:p>
          </table:table-cell>
          <table:table-cell table:formula="of:=([.K953]*[.K953]*[.K$2])+([.K953]*[.L$2])+[.M$2]" office:value-type="float" office:value="329.343877656192">
            <text:p>329.3438776561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0">
            <text:p>950</text:p>
          </table:table-cell>
          <table:table-cell table:formula="of:=([.G954]*[.G954]*[.G$2])+([.G954]*[.H$2])+[.I$2]" office:value-type="float" office:value="574.215377702219">
            <text:p>574.215377702219</text:p>
          </table:table-cell>
          <table:table-cell table:number-columns-repeated="2"/>
          <table:table-cell office:value-type="float" office:value="950">
            <text:p>950</text:p>
          </table:table-cell>
          <table:table-cell table:formula="of:=([.K954]*[.K954]*[.K$2])+([.K954]*[.L$2])+[.M$2]" office:value-type="float" office:value="329.798319055941">
            <text:p>329.7983190559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1">
            <text:p>951</text:p>
          </table:table-cell>
          <table:table-cell table:formula="of:=([.G955]*[.G955]*[.G$2])+([.G955]*[.H$2])+[.I$2]" office:value-type="float" office:value="574.651511573655">
            <text:p>574.651511573655</text:p>
          </table:table-cell>
          <table:table-cell table:number-columns-repeated="2"/>
          <table:table-cell office:value-type="float" office:value="951">
            <text:p>951</text:p>
          </table:table-cell>
          <table:table-cell table:formula="of:=([.K955]*[.K955]*[.K$2])+([.K955]*[.L$2])+[.M$2]" office:value-type="float" office:value="330.252749205721">
            <text:p>330.2527492057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2">
            <text:p>952</text:p>
          </table:table-cell>
          <table:table-cell table:formula="of:=([.G956]*[.G956]*[.G$2])+([.G956]*[.H$2])+[.I$2]" office:value-type="float" office:value="575.087595641009">
            <text:p>575.087595641009</text:p>
          </table:table-cell>
          <table:table-cell table:number-columns-repeated="2"/>
          <table:table-cell office:value-type="float" office:value="952">
            <text:p>952</text:p>
          </table:table-cell>
          <table:table-cell table:formula="of:=([.K956]*[.K956]*[.K$2])+([.K956]*[.L$2])+[.M$2]" office:value-type="float" office:value="330.70716810553">
            <text:p>330.7071681055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3">
            <text:p>953</text:p>
          </table:table-cell>
          <table:table-cell table:formula="of:=([.G957]*[.G957]*[.G$2])+([.G957]*[.H$2])+[.I$2]" office:value-type="float" office:value="575.523629904283">
            <text:p>575.523629904283</text:p>
          </table:table-cell>
          <table:table-cell table:number-columns-repeated="2"/>
          <table:table-cell office:value-type="float" office:value="953">
            <text:p>953</text:p>
          </table:table-cell>
          <table:table-cell table:formula="of:=([.K957]*[.K957]*[.K$2])+([.K957]*[.L$2])+[.M$2]" office:value-type="float" office:value="331.16157575537">
            <text:p>331.1615757553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4">
            <text:p>954</text:p>
          </table:table-cell>
          <table:table-cell table:formula="of:=([.G958]*[.G958]*[.G$2])+([.G958]*[.H$2])+[.I$2]" office:value-type="float" office:value="575.959614363475">
            <text:p>575.959614363475</text:p>
          </table:table-cell>
          <table:table-cell table:number-columns-repeated="2"/>
          <table:table-cell office:value-type="float" office:value="954">
            <text:p>954</text:p>
          </table:table-cell>
          <table:table-cell table:formula="of:=([.K958]*[.K958]*[.K$2])+([.K958]*[.L$2])+[.M$2]" office:value-type="float" office:value="331.61597215524">
            <text:p>331.6159721552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5">
            <text:p>955</text:p>
          </table:table-cell>
          <table:table-cell table:formula="of:=([.G959]*[.G959]*[.G$2])+([.G959]*[.H$2])+[.I$2]" office:value-type="float" office:value="576.395549018586">
            <text:p>576.395549018586</text:p>
          </table:table-cell>
          <table:table-cell table:number-columns-repeated="2"/>
          <table:table-cell office:value-type="float" office:value="955">
            <text:p>955</text:p>
          </table:table-cell>
          <table:table-cell table:formula="of:=([.K959]*[.K959]*[.K$2])+([.K959]*[.L$2])+[.M$2]" office:value-type="float" office:value="332.07035730514">
            <text:p>332.0703573051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6">
            <text:p>956</text:p>
          </table:table-cell>
          <table:table-cell table:formula="of:=([.G960]*[.G960]*[.G$2])+([.G960]*[.H$2])+[.I$2]" office:value-type="float" office:value="576.831433869617">
            <text:p>576.831433869617</text:p>
          </table:table-cell>
          <table:table-cell table:number-columns-repeated="2"/>
          <table:table-cell office:value-type="float" office:value="956">
            <text:p>956</text:p>
          </table:table-cell>
          <table:table-cell table:formula="of:=([.K960]*[.K960]*[.K$2])+([.K960]*[.L$2])+[.M$2]" office:value-type="float" office:value="332.52473120507">
            <text:p>332.5247312050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7">
            <text:p>957</text:p>
          </table:table-cell>
          <table:table-cell table:formula="of:=([.G961]*[.G961]*[.G$2])+([.G961]*[.H$2])+[.I$2]" office:value-type="float" office:value="577.267268916566">
            <text:p>577.267268916566</text:p>
          </table:table-cell>
          <table:table-cell table:number-columns-repeated="2"/>
          <table:table-cell office:value-type="float" office:value="957">
            <text:p>957</text:p>
          </table:table-cell>
          <table:table-cell table:formula="of:=([.K961]*[.K961]*[.K$2])+([.K961]*[.L$2])+[.M$2]" office:value-type="float" office:value="332.979093855031">
            <text:p>332.9790938550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8">
            <text:p>958</text:p>
          </table:table-cell>
          <table:table-cell table:formula="of:=([.G962]*[.G962]*[.G$2])+([.G962]*[.H$2])+[.I$2]" office:value-type="float" office:value="577.703054159434">
            <text:p>577.703054159434</text:p>
          </table:table-cell>
          <table:table-cell table:number-columns-repeated="2"/>
          <table:table-cell office:value-type="float" office:value="958">
            <text:p>958</text:p>
          </table:table-cell>
          <table:table-cell table:formula="of:=([.K962]*[.K962]*[.K$2])+([.K962]*[.L$2])+[.M$2]" office:value-type="float" office:value="333.433445255022">
            <text:p>333.4334452550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59">
            <text:p>959</text:p>
          </table:table-cell>
          <table:table-cell table:formula="of:=([.G963]*[.G963]*[.G$2])+([.G963]*[.H$2])+[.I$2]" office:value-type="float" office:value="578.138789598221">
            <text:p>578.138789598221</text:p>
          </table:table-cell>
          <table:table-cell table:number-columns-repeated="2"/>
          <table:table-cell office:value-type="float" office:value="959">
            <text:p>959</text:p>
          </table:table-cell>
          <table:table-cell table:formula="of:=([.K963]*[.K963]*[.K$2])+([.K963]*[.L$2])+[.M$2]" office:value-type="float" office:value="333.887785405043">
            <text:p>333.8877854050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0">
            <text:p>960</text:p>
          </table:table-cell>
          <table:table-cell table:formula="of:=([.G964]*[.G964]*[.G$2])+([.G964]*[.H$2])+[.I$2]" office:value-type="float" office:value="578.574475232927">
            <text:p>578.574475232927</text:p>
          </table:table-cell>
          <table:table-cell table:number-columns-repeated="2"/>
          <table:table-cell office:value-type="float" office:value="960">
            <text:p>960</text:p>
          </table:table-cell>
          <table:table-cell table:formula="of:=([.K964]*[.K964]*[.K$2])+([.K964]*[.L$2])+[.M$2]" office:value-type="float" office:value="334.342114305095">
            <text:p>334.3421143050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1">
            <text:p>961</text:p>
          </table:table-cell>
          <table:table-cell table:formula="of:=([.G965]*[.G965]*[.G$2])+([.G965]*[.H$2])+[.I$2]" office:value-type="float" office:value="579.010111063551">
            <text:p>579.010111063551</text:p>
          </table:table-cell>
          <table:table-cell table:number-columns-repeated="2"/>
          <table:table-cell office:value-type="float" office:value="961">
            <text:p>961</text:p>
          </table:table-cell>
          <table:table-cell table:formula="of:=([.K965]*[.K965]*[.K$2])+([.K965]*[.L$2])+[.M$2]" office:value-type="float" office:value="334.796431955176">
            <text:p>334.7964319551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2">
            <text:p>962</text:p>
          </table:table-cell>
          <table:table-cell table:formula="of:=([.G966]*[.G966]*[.G$2])+([.G966]*[.H$2])+[.I$2]" office:value-type="float" office:value="579.445697090095">
            <text:p>579.445697090095</text:p>
          </table:table-cell>
          <table:table-cell table:number-columns-repeated="2"/>
          <table:table-cell office:value-type="float" office:value="962">
            <text:p>962</text:p>
          </table:table-cell>
          <table:table-cell table:formula="of:=([.K966]*[.K966]*[.K$2])+([.K966]*[.L$2])+[.M$2]" office:value-type="float" office:value="335.250738355288">
            <text:p>335.250738355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3">
            <text:p>963</text:p>
          </table:table-cell>
          <table:table-cell table:formula="of:=([.G967]*[.G967]*[.G$2])+([.G967]*[.H$2])+[.I$2]" office:value-type="float" office:value="579.881233312558">
            <text:p>579.881233312558</text:p>
          </table:table-cell>
          <table:table-cell table:number-columns-repeated="2"/>
          <table:table-cell office:value-type="float" office:value="963">
            <text:p>963</text:p>
          </table:table-cell>
          <table:table-cell table:formula="of:=([.K967]*[.K967]*[.K$2])+([.K967]*[.L$2])+[.M$2]" office:value-type="float" office:value="335.70503350543">
            <text:p>335.7050335054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4">
            <text:p>964</text:p>
          </table:table-cell>
          <table:table-cell table:formula="of:=([.G968]*[.G968]*[.G$2])+([.G968]*[.H$2])+[.I$2]" office:value-type="float" office:value="580.316719730939">
            <text:p>580.316719730939</text:p>
          </table:table-cell>
          <table:table-cell table:number-columns-repeated="2"/>
          <table:table-cell office:value-type="float" office:value="964">
            <text:p>964</text:p>
          </table:table-cell>
          <table:table-cell table:formula="of:=([.K968]*[.K968]*[.K$2])+([.K968]*[.L$2])+[.M$2]" office:value-type="float" office:value="336.159317405603">
            <text:p>336.1593174056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5">
            <text:p>965</text:p>
          </table:table-cell>
          <table:table-cell table:formula="of:=([.G969]*[.G969]*[.G$2])+([.G969]*[.H$2])+[.I$2]" office:value-type="float" office:value="580.752156345239">
            <text:p>580.752156345239</text:p>
          </table:table-cell>
          <table:table-cell table:number-columns-repeated="2"/>
          <table:table-cell office:value-type="float" office:value="965">
            <text:p>965</text:p>
          </table:table-cell>
          <table:table-cell table:formula="of:=([.K969]*[.K969]*[.K$2])+([.K969]*[.L$2])+[.M$2]" office:value-type="float" office:value="336.613590055805">
            <text:p>336.6135900558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6">
            <text:p>966</text:p>
          </table:table-cell>
          <table:table-cell table:formula="of:=([.G970]*[.G970]*[.G$2])+([.G970]*[.H$2])+[.I$2]" office:value-type="float" office:value="581.187543155459">
            <text:p>581.187543155459</text:p>
          </table:table-cell>
          <table:table-cell table:number-columns-repeated="2"/>
          <table:table-cell office:value-type="float" office:value="966">
            <text:p>966</text:p>
          </table:table-cell>
          <table:table-cell table:formula="of:=([.K970]*[.K970]*[.K$2])+([.K970]*[.L$2])+[.M$2]" office:value-type="float" office:value="337.067851456038">
            <text:p>337.0678514560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7">
            <text:p>967</text:p>
          </table:table-cell>
          <table:table-cell table:formula="of:=([.G971]*[.G971]*[.G$2])+([.G971]*[.H$2])+[.I$2]" office:value-type="float" office:value="581.622880161597">
            <text:p>581.622880161597</text:p>
          </table:table-cell>
          <table:table-cell table:number-columns-repeated="2"/>
          <table:table-cell office:value-type="float" office:value="967">
            <text:p>967</text:p>
          </table:table-cell>
          <table:table-cell table:formula="of:=([.K971]*[.K971]*[.K$2])+([.K971]*[.L$2])+[.M$2]" office:value-type="float" office:value="337.522101606301">
            <text:p>337.5221016063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8">
            <text:p>968</text:p>
          </table:table-cell>
          <table:table-cell table:formula="of:=([.G972]*[.G972]*[.G$2])+([.G972]*[.H$2])+[.I$2]" office:value-type="float" office:value="582.058167363654">
            <text:p>582.058167363654</text:p>
          </table:table-cell>
          <table:table-cell table:number-columns-repeated="2"/>
          <table:table-cell office:value-type="float" office:value="968">
            <text:p>968</text:p>
          </table:table-cell>
          <table:table-cell table:formula="of:=([.K972]*[.K972]*[.K$2])+([.K972]*[.L$2])+[.M$2]" office:value-type="float" office:value="337.976340506595">
            <text:p>337.9763405065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969">
            <text:p>969</text:p>
          </table:table-cell>
          <table:table-cell table:formula="of:=([.G973]*[.G973]*[.G$2])+([.G973]*[.H$2])+[.I$2]" office:value-type="float" office:value="582.49340476163">
            <text:p>582.493404761630</text:p>
          </table:table-cell>
          <table:table-cell table:number-columns-repeated="2"/>
          <table:table-cell office:value-type="float" office:value="969">
            <text:p>969</text:p>
          </table:table-cell>
          <table:table-cell table:formula="of:=([.K973]*[.K973]*[.K$2])+([.K973]*[.L$2])+[.M$2]" office:value-type="float" office:value="338.430568156918">
            <text:p>338.4305681569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0">
            <text:p>970</text:p>
          </table:table-cell>
          <table:table-cell table:formula="of:=([.G974]*[.G974]*[.G$2])+([.G974]*[.H$2])+[.I$2]" office:value-type="float" office:value="582.928592355525">
            <text:p>582.928592355525</text:p>
          </table:table-cell>
          <table:table-cell table:number-columns-repeated="2"/>
          <table:table-cell office:value-type="float" office:value="970">
            <text:p>970</text:p>
          </table:table-cell>
          <table:table-cell table:formula="of:=([.K974]*[.K974]*[.K$2])+([.K974]*[.L$2])+[.M$2]" office:value-type="float" office:value="338.884784557272">
            <text:p>338.8847845572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1">
            <text:p>971</text:p>
          </table:table-cell>
          <table:table-cell table:formula="of:=([.G975]*[.G975]*[.G$2])+([.G975]*[.H$2])+[.I$2]" office:value-type="float" office:value="583.363730145339">
            <text:p>583.363730145339</text:p>
          </table:table-cell>
          <table:table-cell table:number-columns-repeated="2"/>
          <table:table-cell office:value-type="float" office:value="971">
            <text:p>971</text:p>
          </table:table-cell>
          <table:table-cell table:formula="of:=([.K975]*[.K975]*[.K$2])+([.K975]*[.L$2])+[.M$2]" office:value-type="float" office:value="339.338989707656">
            <text:p>339.3389897076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2">
            <text:p>972</text:p>
          </table:table-cell>
          <table:table-cell table:formula="of:=([.G976]*[.G976]*[.G$2])+([.G976]*[.H$2])+[.I$2]" office:value-type="float" office:value="583.798818131072">
            <text:p>583.798818131072</text:p>
          </table:table-cell>
          <table:table-cell table:number-columns-repeated="2"/>
          <table:table-cell office:value-type="float" office:value="972">
            <text:p>972</text:p>
          </table:table-cell>
          <table:table-cell table:formula="of:=([.K976]*[.K976]*[.K$2])+([.K976]*[.L$2])+[.M$2]" office:value-type="float" office:value="339.793183608071">
            <text:p>339.7931836080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3">
            <text:p>973</text:p>
          </table:table-cell>
          <table:table-cell table:formula="of:=([.G977]*[.G977]*[.G$2])+([.G977]*[.H$2])+[.I$2]" office:value-type="float" office:value="584.233856312724">
            <text:p>584.233856312724</text:p>
          </table:table-cell>
          <table:table-cell table:number-columns-repeated="2"/>
          <table:table-cell office:value-type="float" office:value="973">
            <text:p>973</text:p>
          </table:table-cell>
          <table:table-cell table:formula="of:=([.K977]*[.K977]*[.K$2])+([.K977]*[.L$2])+[.M$2]" office:value-type="float" office:value="340.247366258515">
            <text:p>340.2473662585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4">
            <text:p>974</text:p>
          </table:table-cell>
          <table:table-cell table:formula="of:=([.G978]*[.G978]*[.G$2])+([.G978]*[.H$2])+[.I$2]" office:value-type="float" office:value="584.668844690295">
            <text:p>584.668844690295</text:p>
          </table:table-cell>
          <table:table-cell table:number-columns-repeated="2"/>
          <table:table-cell office:value-type="float" office:value="974">
            <text:p>974</text:p>
          </table:table-cell>
          <table:table-cell table:formula="of:=([.K978]*[.K978]*[.K$2])+([.K978]*[.L$2])+[.M$2]" office:value-type="float" office:value="340.70153765899">
            <text:p>340.7015376589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5">
            <text:p>975</text:p>
          </table:table-cell>
          <table:table-cell table:formula="of:=([.G979]*[.G979]*[.G$2])+([.G979]*[.H$2])+[.I$2]" office:value-type="float" office:value="585.103783263784">
            <text:p>585.103783263784</text:p>
          </table:table-cell>
          <table:table-cell table:number-columns-repeated="2"/>
          <table:table-cell office:value-type="float" office:value="975">
            <text:p>975</text:p>
          </table:table-cell>
          <table:table-cell table:formula="of:=([.K979]*[.K979]*[.K$2])+([.K979]*[.L$2])+[.M$2]" office:value-type="float" office:value="341.155697809495">
            <text:p>341.1556978094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6">
            <text:p>976</text:p>
          </table:table-cell>
          <table:table-cell table:formula="of:=([.G980]*[.G980]*[.G$2])+([.G980]*[.H$2])+[.I$2]" office:value-type="float" office:value="585.538672033193">
            <text:p>585.538672033193</text:p>
          </table:table-cell>
          <table:table-cell table:number-columns-repeated="2"/>
          <table:table-cell office:value-type="float" office:value="976">
            <text:p>976</text:p>
          </table:table-cell>
          <table:table-cell table:formula="of:=([.K980]*[.K980]*[.K$2])+([.K980]*[.L$2])+[.M$2]" office:value-type="float" office:value="341.60984671003">
            <text:p>341.6098467100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7">
            <text:p>977</text:p>
          </table:table-cell>
          <table:table-cell table:formula="of:=([.G981]*[.G981]*[.G$2])+([.G981]*[.H$2])+[.I$2]" office:value-type="float" office:value="585.97351099852">
            <text:p>585.973510998520</text:p>
          </table:table-cell>
          <table:table-cell table:number-columns-repeated="2"/>
          <table:table-cell office:value-type="float" office:value="977">
            <text:p>977</text:p>
          </table:table-cell>
          <table:table-cell table:formula="of:=([.K981]*[.K981]*[.K$2])+([.K981]*[.L$2])+[.M$2]" office:value-type="float" office:value="342.063984360596">
            <text:p>342.0639843605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8">
            <text:p>978</text:p>
          </table:table-cell>
          <table:table-cell table:formula="of:=([.G982]*[.G982]*[.G$2])+([.G982]*[.H$2])+[.I$2]" office:value-type="float" office:value="586.408300159766">
            <text:p>586.408300159766</text:p>
          </table:table-cell>
          <table:table-cell table:number-columns-repeated="2"/>
          <table:table-cell office:value-type="float" office:value="978">
            <text:p>978</text:p>
          </table:table-cell>
          <table:table-cell table:formula="of:=([.K982]*[.K982]*[.K$2])+([.K982]*[.L$2])+[.M$2]" office:value-type="float" office:value="342.518110761191">
            <text:p>342.5181107611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79">
            <text:p>979</text:p>
          </table:table-cell>
          <table:table-cell table:formula="of:=([.G983]*[.G983]*[.G$2])+([.G983]*[.H$2])+[.I$2]" office:value-type="float" office:value="586.843039516932">
            <text:p>586.843039516932</text:p>
          </table:table-cell>
          <table:table-cell table:number-columns-repeated="2"/>
          <table:table-cell office:value-type="float" office:value="979">
            <text:p>979</text:p>
          </table:table-cell>
          <table:table-cell table:formula="of:=([.K983]*[.K983]*[.K$2])+([.K983]*[.L$2])+[.M$2]" office:value-type="float" office:value="342.972225911817">
            <text:p>342.9722259118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0">
            <text:p>980</text:p>
          </table:table-cell>
          <table:table-cell table:formula="of:=([.G984]*[.G984]*[.G$2])+([.G984]*[.H$2])+[.I$2]" office:value-type="float" office:value="587.277729070016">
            <text:p>587.277729070016</text:p>
          </table:table-cell>
          <table:table-cell table:number-columns-repeated="2"/>
          <table:table-cell office:value-type="float" office:value="980">
            <text:p>980</text:p>
          </table:table-cell>
          <table:table-cell table:formula="of:=([.K984]*[.K984]*[.K$2])+([.K984]*[.L$2])+[.M$2]" office:value-type="float" office:value="343.426329812474">
            <text:p>343.4263298124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1">
            <text:p>981</text:p>
          </table:table-cell>
          <table:table-cell table:formula="of:=([.G985]*[.G985]*[.G$2])+([.G985]*[.H$2])+[.I$2]" office:value-type="float" office:value="587.712368819019">
            <text:p>587.712368819019</text:p>
          </table:table-cell>
          <table:table-cell table:number-columns-repeated="2"/>
          <table:table-cell office:value-type="float" office:value="981">
            <text:p>981</text:p>
          </table:table-cell>
          <table:table-cell table:formula="of:=([.K985]*[.K985]*[.K$2])+([.K985]*[.L$2])+[.M$2]" office:value-type="float" office:value="343.88042246316">
            <text:p>343.8804224631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2">
            <text:p>982</text:p>
          </table:table-cell>
          <table:table-cell table:formula="of:=([.G986]*[.G986]*[.G$2])+([.G986]*[.H$2])+[.I$2]" office:value-type="float" office:value="588.146958763941">
            <text:p>588.146958763941</text:p>
          </table:table-cell>
          <table:table-cell table:number-columns-repeated="2"/>
          <table:table-cell office:value-type="float" office:value="982">
            <text:p>982</text:p>
          </table:table-cell>
          <table:table-cell table:formula="of:=([.K986]*[.K986]*[.K$2])+([.K986]*[.L$2])+[.M$2]" office:value-type="float" office:value="344.334503863877">
            <text:p>344.3345038638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3">
            <text:p>983</text:p>
          </table:table-cell>
          <table:table-cell table:formula="of:=([.G987]*[.G987]*[.G$2])+([.G987]*[.H$2])+[.I$2]" office:value-type="float" office:value="588.581498904782">
            <text:p>588.581498904782</text:p>
          </table:table-cell>
          <table:table-cell table:number-columns-repeated="2"/>
          <table:table-cell office:value-type="float" office:value="983">
            <text:p>983</text:p>
          </table:table-cell>
          <table:table-cell table:formula="of:=([.K987]*[.K987]*[.K$2])+([.K987]*[.L$2])+[.M$2]" office:value-type="float" office:value="344.788574014624">
            <text:p>344.7885740146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4">
            <text:p>984</text:p>
          </table:table-cell>
          <table:table-cell table:formula="of:=([.G988]*[.G988]*[.G$2])+([.G988]*[.H$2])+[.I$2]" office:value-type="float" office:value="589.015989241542">
            <text:p>589.015989241542</text:p>
          </table:table-cell>
          <table:table-cell table:number-columns-repeated="2"/>
          <table:table-cell office:value-type="float" office:value="984">
            <text:p>984</text:p>
          </table:table-cell>
          <table:table-cell table:formula="of:=([.K988]*[.K988]*[.K$2])+([.K988]*[.L$2])+[.M$2]" office:value-type="float" office:value="345.242632915401">
            <text:p>345.2426329154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5">
            <text:p>985</text:p>
          </table:table-cell>
          <table:table-cell table:formula="of:=([.G989]*[.G989]*[.G$2])+([.G989]*[.H$2])+[.I$2]" office:value-type="float" office:value="589.450429774221">
            <text:p>589.450429774221</text:p>
          </table:table-cell>
          <table:table-cell table:number-columns-repeated="2"/>
          <table:table-cell office:value-type="float" office:value="985">
            <text:p>985</text:p>
          </table:table-cell>
          <table:table-cell table:formula="of:=([.K989]*[.K989]*[.K$2])+([.K989]*[.L$2])+[.M$2]" office:value-type="float" office:value="345.696680566208">
            <text:p>345.6966805662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6">
            <text:p>986</text:p>
          </table:table-cell>
          <table:table-cell table:formula="of:=([.G990]*[.G990]*[.G$2])+([.G990]*[.H$2])+[.I$2]" office:value-type="float" office:value="589.884820502818">
            <text:p>589.884820502818</text:p>
          </table:table-cell>
          <table:table-cell table:number-columns-repeated="2"/>
          <table:table-cell office:value-type="float" office:value="986">
            <text:p>986</text:p>
          </table:table-cell>
          <table:table-cell table:formula="of:=([.K990]*[.K990]*[.K$2])+([.K990]*[.L$2])+[.M$2]" office:value-type="float" office:value="346.150716967046">
            <text:p>346.1507169670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7">
            <text:p>987</text:p>
          </table:table-cell>
          <table:table-cell table:formula="of:=([.G991]*[.G991]*[.G$2])+([.G991]*[.H$2])+[.I$2]" office:value-type="float" office:value="590.319161427335">
            <text:p>590.319161427335</text:p>
          </table:table-cell>
          <table:table-cell table:number-columns-repeated="2"/>
          <table:table-cell office:value-type="float" office:value="987">
            <text:p>987</text:p>
          </table:table-cell>
          <table:table-cell table:formula="of:=([.K991]*[.K991]*[.K$2])+([.K991]*[.L$2])+[.M$2]" office:value-type="float" office:value="346.604742117914">
            <text:p>346.6047421179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8">
            <text:p>988</text:p>
          </table:table-cell>
          <table:table-cell table:formula="of:=([.G992]*[.G992]*[.G$2])+([.G992]*[.H$2])+[.I$2]" office:value-type="float" office:value="590.75345254777">
            <text:p>590.753452547770</text:p>
          </table:table-cell>
          <table:table-cell table:number-columns-repeated="2"/>
          <table:table-cell office:value-type="float" office:value="988">
            <text:p>988</text:p>
          </table:table-cell>
          <table:table-cell table:formula="of:=([.K992]*[.K992]*[.K$2])+([.K992]*[.L$2])+[.M$2]" office:value-type="float" office:value="347.058756018812">
            <text:p>347.0587560188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989">
            <text:p>989</text:p>
          </table:table-cell>
          <table:table-cell table:formula="of:=([.G993]*[.G993]*[.G$2])+([.G993]*[.H$2])+[.I$2]" office:value-type="float" office:value="591.187693864125">
            <text:p>591.187693864125</text:p>
          </table:table-cell>
          <table:table-cell table:number-columns-repeated="2"/>
          <table:table-cell office:value-type="float" office:value="989">
            <text:p>989</text:p>
          </table:table-cell>
          <table:table-cell table:formula="of:=([.K993]*[.K993]*[.K$2])+([.K993]*[.L$2])+[.M$2]" office:value-type="float" office:value="347.512758669741">
            <text:p>347.5127586697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0">
            <text:p>990</text:p>
          </table:table-cell>
          <table:table-cell table:formula="of:=([.G994]*[.G994]*[.G$2])+([.G994]*[.H$2])+[.I$2]" office:value-type="float" office:value="591.621885376398">
            <text:p>591.621885376398</text:p>
          </table:table-cell>
          <table:table-cell table:number-columns-repeated="2"/>
          <table:table-cell office:value-type="float" office:value="990">
            <text:p>990</text:p>
          </table:table-cell>
          <table:table-cell table:formula="of:=([.K994]*[.K994]*[.K$2])+([.K994]*[.L$2])+[.M$2]" office:value-type="float" office:value="347.966750070699">
            <text:p>347.9667500706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1">
            <text:p>991</text:p>
          </table:table-cell>
          <table:table-cell table:formula="of:=([.G995]*[.G995]*[.G$2])+([.G995]*[.H$2])+[.I$2]" office:value-type="float" office:value="592.05602708459">
            <text:p>592.056027084590</text:p>
          </table:table-cell>
          <table:table-cell table:number-columns-repeated="2"/>
          <table:table-cell office:value-type="float" office:value="991">
            <text:p>991</text:p>
          </table:table-cell>
          <table:table-cell table:formula="of:=([.K995]*[.K995]*[.K$2])+([.K995]*[.L$2])+[.M$2]" office:value-type="float" office:value="348.420730221688">
            <text:p>348.4207302216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2">
            <text:p>992</text:p>
          </table:table-cell>
          <table:table-cell table:formula="of:=([.G996]*[.G996]*[.G$2])+([.G996]*[.H$2])+[.I$2]" office:value-type="float" office:value="592.490118988701">
            <text:p>592.490118988701</text:p>
          </table:table-cell>
          <table:table-cell table:number-columns-repeated="2"/>
          <table:table-cell office:value-type="float" office:value="992">
            <text:p>992</text:p>
          </table:table-cell>
          <table:table-cell table:formula="of:=([.K996]*[.K996]*[.K$2])+([.K996]*[.L$2])+[.M$2]" office:value-type="float" office:value="348.874699122707">
            <text:p>348.8746991227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3">
            <text:p>993</text:p>
          </table:table-cell>
          <table:table-cell table:formula="of:=([.G997]*[.G997]*[.G$2])+([.G997]*[.H$2])+[.I$2]" office:value-type="float" office:value="592.924161088732">
            <text:p>592.924161088732</text:p>
          </table:table-cell>
          <table:table-cell table:number-columns-repeated="2"/>
          <table:table-cell office:value-type="float" office:value="993">
            <text:p>993</text:p>
          </table:table-cell>
          <table:table-cell table:formula="of:=([.K997]*[.K997]*[.K$2])+([.K997]*[.L$2])+[.M$2]" office:value-type="float" office:value="349.328656773756">
            <text:p>349.3286567737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4">
            <text:p>994</text:p>
          </table:table-cell>
          <table:table-cell table:formula="of:=([.G998]*[.G998]*[.G$2])+([.G998]*[.H$2])+[.I$2]" office:value-type="float" office:value="593.35815338468">
            <text:p>593.358153384680</text:p>
          </table:table-cell>
          <table:table-cell table:number-columns-repeated="2"/>
          <table:table-cell office:value-type="float" office:value="994">
            <text:p>994</text:p>
          </table:table-cell>
          <table:table-cell table:formula="of:=([.K998]*[.K998]*[.K$2])+([.K998]*[.L$2])+[.M$2]" office:value-type="float" office:value="349.782603174836">
            <text:p>349.7826031748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5">
            <text:p>995</text:p>
          </table:table-cell>
          <table:table-cell table:formula="of:=([.G999]*[.G999]*[.G$2])+([.G999]*[.H$2])+[.I$2]" office:value-type="float" office:value="593.792095876549">
            <text:p>593.792095876549</text:p>
          </table:table-cell>
          <table:table-cell table:number-columns-repeated="2"/>
          <table:table-cell office:value-type="float" office:value="995">
            <text:p>995</text:p>
          </table:table-cell>
          <table:table-cell table:formula="of:=([.K999]*[.K999]*[.K$2])+([.K999]*[.L$2])+[.M$2]" office:value-type="float" office:value="350.236538325946">
            <text:p>350.2365383259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6">
            <text:p>996</text:p>
          </table:table-cell>
          <table:table-cell table:formula="of:=([.G1000]*[.G1000]*[.G$2])+([.G1000]*[.H$2])+[.I$2]" office:value-type="float" office:value="594.225988564335">
            <text:p>594.225988564335</text:p>
          </table:table-cell>
          <table:table-cell table:number-columns-repeated="2"/>
          <table:table-cell office:value-type="float" office:value="996">
            <text:p>996</text:p>
          </table:table-cell>
          <table:table-cell table:formula="of:=([.K1000]*[.K1000]*[.K$2])+([.K1000]*[.L$2])+[.M$2]" office:value-type="float" office:value="350.690462227086">
            <text:p>350.6904622270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7">
            <text:p>997</text:p>
          </table:table-cell>
          <table:table-cell table:formula="of:=([.G1001]*[.G1001]*[.G$2])+([.G1001]*[.H$2])+[.I$2]" office:value-type="float" office:value="594.659831448041">
            <text:p>594.659831448041</text:p>
          </table:table-cell>
          <table:table-cell table:number-columns-repeated="2"/>
          <table:table-cell office:value-type="float" office:value="997">
            <text:p>997</text:p>
          </table:table-cell>
          <table:table-cell table:formula="of:=([.K1001]*[.K1001]*[.K$2])+([.K1001]*[.L$2])+[.M$2]" office:value-type="float" office:value="351.144374878256">
            <text:p>351.1443748782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8">
            <text:p>998</text:p>
          </table:table-cell>
          <table:table-cell table:formula="of:=([.G1002]*[.G1002]*[.G$2])+([.G1002]*[.H$2])+[.I$2]" office:value-type="float" office:value="595.093624527666">
            <text:p>595.093624527666</text:p>
          </table:table-cell>
          <table:table-cell table:number-columns-repeated="2"/>
          <table:table-cell office:value-type="float" office:value="998">
            <text:p>998</text:p>
          </table:table-cell>
          <table:table-cell table:formula="of:=([.K1002]*[.K1002]*[.K$2])+([.K1002]*[.L$2])+[.M$2]" office:value-type="float" office:value="351.598276279457">
            <text:p>351.5982762794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999">
            <text:p>999</text:p>
          </table:table-cell>
          <table:table-cell table:formula="of:=([.G1003]*[.G1003]*[.G$2])+([.G1003]*[.H$2])+[.I$2]" office:value-type="float" office:value="595.527367803209">
            <text:p>595.527367803209</text:p>
          </table:table-cell>
          <table:table-cell table:number-columns-repeated="2"/>
          <table:table-cell office:value-type="float" office:value="999">
            <text:p>999</text:p>
          </table:table-cell>
          <table:table-cell table:formula="of:=([.K1003]*[.K1003]*[.K$2])+([.K1003]*[.L$2])+[.M$2]" office:value-type="float" office:value="352.052166430688">
            <text:p>352.0521664306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">
            <text:p>1000</text:p>
          </table:table-cell>
          <table:table-cell table:formula="of:=([.G1004]*[.G1004]*[.G$2])+([.G1004]*[.H$2])+[.I$2]" office:value-type="float" office:value="595.961061274672">
            <text:p>595.961061274672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([.K1004]*[.K1004]*[.K$2])+([.K1004]*[.L$2])+[.M$2]" office:value-type="float" office:value="352.506045331949">
            <text:p>352.5060453319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1">
            <text:p>1001</text:p>
          </table:table-cell>
          <table:table-cell table:formula="of:=([.G1005]*[.G1005]*[.G$2])+([.G1005]*[.H$2])+[.I$2]" office:value-type="float" office:value="596.394704942053">
            <text:p>596.394704942053</text:p>
          </table:table-cell>
          <table:table-cell table:number-columns-repeated="2"/>
          <table:table-cell office:value-type="float" office:value="1001">
            <text:p>1001</text:p>
          </table:table-cell>
          <table:table-cell table:formula="of:=([.K1005]*[.K1005]*[.K$2])+([.K1005]*[.L$2])+[.M$2]" office:value-type="float" office:value="352.95991298324">
            <text:p>352.9599129832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2">
            <text:p>1002</text:p>
          </table:table-cell>
          <table:table-cell table:formula="of:=([.G1006]*[.G1006]*[.G$2])+([.G1006]*[.H$2])+[.I$2]" office:value-type="float" office:value="596.828298805353">
            <text:p>596.828298805353</text:p>
          </table:table-cell>
          <table:table-cell table:number-columns-repeated="2"/>
          <table:table-cell office:value-type="float" office:value="1002">
            <text:p>1002</text:p>
          </table:table-cell>
          <table:table-cell table:formula="of:=([.K1006]*[.K1006]*[.K$2])+([.K1006]*[.L$2])+[.M$2]" office:value-type="float" office:value="353.413769384562">
            <text:p>353.4137693845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3">
            <text:p>1003</text:p>
          </table:table-cell>
          <table:table-cell table:formula="of:=([.G1007]*[.G1007]*[.G$2])+([.G1007]*[.H$2])+[.I$2]" office:value-type="float" office:value="597.261842864573">
            <text:p>597.261842864573</text:p>
          </table:table-cell>
          <table:table-cell table:number-columns-repeated="2"/>
          <table:table-cell office:value-type="float" office:value="1003">
            <text:p>1003</text:p>
          </table:table-cell>
          <table:table-cell table:formula="of:=([.K1007]*[.K1007]*[.K$2])+([.K1007]*[.L$2])+[.M$2]" office:value-type="float" office:value="353.867614535913">
            <text:p>353.8676145359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4">
            <text:p>1004</text:p>
          </table:table-cell>
          <table:table-cell table:formula="of:=([.G1008]*[.G1008]*[.G$2])+([.G1008]*[.H$2])+[.I$2]" office:value-type="float" office:value="597.695337119711">
            <text:p>597.695337119711</text:p>
          </table:table-cell>
          <table:table-cell table:number-columns-repeated="2"/>
          <table:table-cell office:value-type="float" office:value="1004">
            <text:p>1004</text:p>
          </table:table-cell>
          <table:table-cell table:formula="of:=([.K1008]*[.K1008]*[.K$2])+([.K1008]*[.L$2])+[.M$2]" office:value-type="float" office:value="354.321448437295">
            <text:p>354.321448437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5">
            <text:p>1005</text:p>
          </table:table-cell>
          <table:table-cell table:formula="of:=([.G1009]*[.G1009]*[.G$2])+([.G1009]*[.H$2])+[.I$2]" office:value-type="float" office:value="598.128781570768">
            <text:p>598.128781570768</text:p>
          </table:table-cell>
          <table:table-cell table:number-columns-repeated="2"/>
          <table:table-cell office:value-type="float" office:value="1005">
            <text:p>1005</text:p>
          </table:table-cell>
          <table:table-cell table:formula="of:=([.K1009]*[.K1009]*[.K$2])+([.K1009]*[.L$2])+[.M$2]" office:value-type="float" office:value="354.775271088708">
            <text:p>354.7752710887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6">
            <text:p>1006</text:p>
          </table:table-cell>
          <table:table-cell table:formula="of:=([.G1010]*[.G1010]*[.G$2])+([.G1010]*[.H$2])+[.I$2]" office:value-type="float" office:value="598.562176217744">
            <text:p>598.562176217744</text:p>
          </table:table-cell>
          <table:table-cell table:number-columns-repeated="2"/>
          <table:table-cell office:value-type="float" office:value="1006">
            <text:p>1006</text:p>
          </table:table-cell>
          <table:table-cell table:formula="of:=([.K1010]*[.K1010]*[.K$2])+([.K1010]*[.L$2])+[.M$2]" office:value-type="float" office:value="355.22908249015">
            <text:p>355.2290824901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7">
            <text:p>1007</text:p>
          </table:table-cell>
          <table:table-cell table:formula="of:=([.G1011]*[.G1011]*[.G$2])+([.G1011]*[.H$2])+[.I$2]" office:value-type="float" office:value="598.995521060639">
            <text:p>598.995521060639</text:p>
          </table:table-cell>
          <table:table-cell table:number-columns-repeated="2"/>
          <table:table-cell office:value-type="float" office:value="1007">
            <text:p>1007</text:p>
          </table:table-cell>
          <table:table-cell table:formula="of:=([.K1011]*[.K1011]*[.K$2])+([.K1011]*[.L$2])+[.M$2]" office:value-type="float" office:value="355.682882641623">
            <text:p>355.6828826416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8">
            <text:p>1008</text:p>
          </table:table-cell>
          <table:table-cell table:formula="of:=([.G1012]*[.G1012]*[.G$2])+([.G1012]*[.H$2])+[.I$2]" office:value-type="float" office:value="599.428816099453">
            <text:p>599.428816099453</text:p>
          </table:table-cell>
          <table:table-cell table:number-columns-repeated="2"/>
          <table:table-cell office:value-type="float" office:value="1008">
            <text:p>1008</text:p>
          </table:table-cell>
          <table:table-cell table:formula="of:=([.K1012]*[.K1012]*[.K$2])+([.K1012]*[.L$2])+[.M$2]" office:value-type="float" office:value="356.136671543126">
            <text:p>356.1366715431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9">
            <text:p>1009</text:p>
          </table:table-cell>
          <table:table-cell table:formula="of:=([.G1013]*[.G1013]*[.G$2])+([.G1013]*[.H$2])+[.I$2]" office:value-type="float" office:value="599.862061334185">
            <text:p>599.862061334185</text:p>
          </table:table-cell>
          <table:table-cell table:number-columns-repeated="2"/>
          <table:table-cell office:value-type="float" office:value="1009">
            <text:p>1009</text:p>
          </table:table-cell>
          <table:table-cell table:formula="of:=([.K1013]*[.K1013]*[.K$2])+([.K1013]*[.L$2])+[.M$2]" office:value-type="float" office:value="356.590449194659">
            <text:p>356.5904491946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0">
            <text:p>1010</text:p>
          </table:table-cell>
          <table:table-cell table:formula="of:=([.G1014]*[.G1014]*[.G$2])+([.G1014]*[.H$2])+[.I$2]" office:value-type="float" office:value="600.295256764837">
            <text:p>600.295256764837</text:p>
          </table:table-cell>
          <table:table-cell table:number-columns-repeated="2"/>
          <table:table-cell office:value-type="float" office:value="1010">
            <text:p>1010</text:p>
          </table:table-cell>
          <table:table-cell table:formula="of:=([.K1014]*[.K1014]*[.K$2])+([.K1014]*[.L$2])+[.M$2]" office:value-type="float" office:value="357.044215596222">
            <text:p>357.0442155962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1">
            <text:p>1011</text:p>
          </table:table-cell>
          <table:table-cell table:formula="of:=([.G1015]*[.G1015]*[.G$2])+([.G1015]*[.H$2])+[.I$2]" office:value-type="float" office:value="600.728402391408">
            <text:p>600.728402391408</text:p>
          </table:table-cell>
          <table:table-cell table:number-columns-repeated="2"/>
          <table:table-cell office:value-type="float" office:value="1011">
            <text:p>1011</text:p>
          </table:table-cell>
          <table:table-cell table:formula="of:=([.K1015]*[.K1015]*[.K$2])+([.K1015]*[.L$2])+[.M$2]" office:value-type="float" office:value="357.497970747816">
            <text:p>357.4979707478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2">
            <text:p>1012</text:p>
          </table:table-cell>
          <table:table-cell table:formula="of:=([.G1016]*[.G1016]*[.G$2])+([.G1016]*[.H$2])+[.I$2]" office:value-type="float" office:value="601.161498213897">
            <text:p>601.161498213897</text:p>
          </table:table-cell>
          <table:table-cell table:number-columns-repeated="2"/>
          <table:table-cell office:value-type="float" office:value="1012">
            <text:p>1012</text:p>
          </table:table-cell>
          <table:table-cell table:formula="of:=([.K1016]*[.K1016]*[.K$2])+([.K1016]*[.L$2])+[.M$2]" office:value-type="float" office:value="357.95171464944">
            <text:p>357.9517146494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3">
            <text:p>1013</text:p>
          </table:table-cell>
          <table:table-cell table:formula="of:=([.G1017]*[.G1017]*[.G$2])+([.G1017]*[.H$2])+[.I$2]" office:value-type="float" office:value="601.594544232306">
            <text:p>601.594544232306</text:p>
          </table:table-cell>
          <table:table-cell table:number-columns-repeated="2"/>
          <table:table-cell office:value-type="float" office:value="1013">
            <text:p>1013</text:p>
          </table:table-cell>
          <table:table-cell table:formula="of:=([.K1017]*[.K1017]*[.K$2])+([.K1017]*[.L$2])+[.M$2]" office:value-type="float" office:value="358.405447301094">
            <text:p>358.4054473010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4">
            <text:p>1014</text:p>
          </table:table-cell>
          <table:table-cell table:formula="of:=([.G1018]*[.G1018]*[.G$2])+([.G1018]*[.H$2])+[.I$2]" office:value-type="float" office:value="602.027540446633">
            <text:p>602.027540446633</text:p>
          </table:table-cell>
          <table:table-cell table:number-columns-repeated="2"/>
          <table:table-cell office:value-type="float" office:value="1014">
            <text:p>1014</text:p>
          </table:table-cell>
          <table:table-cell table:formula="of:=([.K1018]*[.K1018]*[.K$2])+([.K1018]*[.L$2])+[.M$2]" office:value-type="float" office:value="358.859168702779">
            <text:p>358.8591687027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5">
            <text:p>1015</text:p>
          </table:table-cell>
          <table:table-cell table:formula="of:=([.G1019]*[.G1019]*[.G$2])+([.G1019]*[.H$2])+[.I$2]" office:value-type="float" office:value="602.460486856879">
            <text:p>602.460486856879</text:p>
          </table:table-cell>
          <table:table-cell table:number-columns-repeated="2"/>
          <table:table-cell office:value-type="float" office:value="1015">
            <text:p>1015</text:p>
          </table:table-cell>
          <table:table-cell table:formula="of:=([.K1019]*[.K1019]*[.K$2])+([.K1019]*[.L$2])+[.M$2]" office:value-type="float" office:value="359.312878854493">
            <text:p>359.3128788544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6">
            <text:p>1016</text:p>
          </table:table-cell>
          <table:table-cell table:formula="of:=([.G1020]*[.G1020]*[.G$2])+([.G1020]*[.H$2])+[.I$2]" office:value-type="float" office:value="602.893383463044">
            <text:p>602.893383463044</text:p>
          </table:table-cell>
          <table:table-cell table:number-columns-repeated="2"/>
          <table:table-cell office:value-type="float" office:value="1016">
            <text:p>1016</text:p>
          </table:table-cell>
          <table:table-cell table:formula="of:=([.K1020]*[.K1020]*[.K$2])+([.K1020]*[.L$2])+[.M$2]" office:value-type="float" office:value="359.766577756238">
            <text:p>359.7665777562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7">
            <text:p>1017</text:p>
          </table:table-cell>
          <table:table-cell table:formula="of:=([.G1021]*[.G1021]*[.G$2])+([.G1021]*[.H$2])+[.I$2]" office:value-type="float" office:value="603.326230265128">
            <text:p>603.326230265128</text:p>
          </table:table-cell>
          <table:table-cell table:number-columns-repeated="2"/>
          <table:table-cell office:value-type="float" office:value="1017">
            <text:p>1017</text:p>
          </table:table-cell>
          <table:table-cell table:formula="of:=([.K1021]*[.K1021]*[.K$2])+([.K1021]*[.L$2])+[.M$2]" office:value-type="float" office:value="360.220265408013">
            <text:p>360.2202654080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8">
            <text:p>1018</text:p>
          </table:table-cell>
          <table:table-cell table:formula="of:=([.G1022]*[.G1022]*[.G$2])+([.G1022]*[.H$2])+[.I$2]" office:value-type="float" office:value="603.759027263131">
            <text:p>603.759027263131</text:p>
          </table:table-cell>
          <table:table-cell table:number-columns-repeated="2"/>
          <table:table-cell office:value-type="float" office:value="1018">
            <text:p>1018</text:p>
          </table:table-cell>
          <table:table-cell table:formula="of:=([.K1022]*[.K1022]*[.K$2])+([.K1022]*[.L$2])+[.M$2]" office:value-type="float" office:value="360.673941809819">
            <text:p>360.6739418098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19">
            <text:p>1019</text:p>
          </table:table-cell>
          <table:table-cell table:formula="of:=([.G1023]*[.G1023]*[.G$2])+([.G1023]*[.H$2])+[.I$2]" office:value-type="float" office:value="604.191774457053">
            <text:p>604.191774457053</text:p>
          </table:table-cell>
          <table:table-cell table:number-columns-repeated="2"/>
          <table:table-cell office:value-type="float" office:value="1019">
            <text:p>1019</text:p>
          </table:table-cell>
          <table:table-cell table:formula="of:=([.K1023]*[.K1023]*[.K$2])+([.K1023]*[.L$2])+[.M$2]" office:value-type="float" office:value="361.127606961654">
            <text:p>361.1276069616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0">
            <text:p>1020</text:p>
          </table:table-cell>
          <table:table-cell table:formula="of:=([.G1024]*[.G1024]*[.G$2])+([.G1024]*[.H$2])+[.I$2]" office:value-type="float" office:value="604.624471846894">
            <text:p>604.624471846894</text:p>
          </table:table-cell>
          <table:table-cell table:number-columns-repeated="2"/>
          <table:table-cell office:value-type="float" office:value="1020">
            <text:p>1020</text:p>
          </table:table-cell>
          <table:table-cell table:formula="of:=([.K1024]*[.K1024]*[.K$2])+([.K1024]*[.L$2])+[.M$2]" office:value-type="float" office:value="361.58126086352">
            <text:p>361.5812608635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1">
            <text:p>1021</text:p>
          </table:table-cell>
          <table:table-cell table:formula="of:=([.G1025]*[.G1025]*[.G$2])+([.G1025]*[.H$2])+[.I$2]" office:value-type="float" office:value="605.057119432654">
            <text:p>605.057119432654</text:p>
          </table:table-cell>
          <table:table-cell table:number-columns-repeated="2"/>
          <table:table-cell office:value-type="float" office:value="1021">
            <text:p>1021</text:p>
          </table:table-cell>
          <table:table-cell table:formula="of:=([.K1025]*[.K1025]*[.K$2])+([.K1025]*[.L$2])+[.M$2]" office:value-type="float" office:value="362.034903515416">
            <text:p>362.0349035154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2">
            <text:p>1022</text:p>
          </table:table-cell>
          <table:table-cell table:formula="of:=([.G1026]*[.G1026]*[.G$2])+([.G1026]*[.H$2])+[.I$2]" office:value-type="float" office:value="605.489717214333">
            <text:p>605.489717214333</text:p>
          </table:table-cell>
          <table:table-cell table:number-columns-repeated="2"/>
          <table:table-cell office:value-type="float" office:value="1022">
            <text:p>1022</text:p>
          </table:table-cell>
          <table:table-cell table:formula="of:=([.K1026]*[.K1026]*[.K$2])+([.K1026]*[.L$2])+[.M$2]" office:value-type="float" office:value="362.488534917343">
            <text:p>362.4885349173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3">
            <text:p>1023</text:p>
          </table:table-cell>
          <table:table-cell table:formula="of:=([.G1027]*[.G1027]*[.G$2])+([.G1027]*[.H$2])+[.I$2]" office:value-type="float" office:value="605.92226519193">
            <text:p>605.922265191930</text:p>
          </table:table-cell>
          <table:table-cell table:number-columns-repeated="2"/>
          <table:table-cell office:value-type="float" office:value="1023">
            <text:p>1023</text:p>
          </table:table-cell>
          <table:table-cell table:formula="of:=([.K1027]*[.K1027]*[.K$2])+([.K1027]*[.L$2])+[.M$2]" office:value-type="float" office:value="362.942155069299">
            <text:p>362.9421550692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([.G1028]*[.G1028]*[.G$2])+([.G1028]*[.H$2])+[.I$2]" office:value-type="float" office:value="606.354763365447">
            <text:p>606.354763365447</text:p>
          </table:table-cell>
          <table:table-cell table:number-columns-repeated="2"/>
          <table:table-cell office:value-type="float" office:value="1024">
            <text:p>1024</text:p>
          </table:table-cell>
          <table:table-cell table:formula="of:=([.K1028]*[.K1028]*[.K$2])+([.K1028]*[.L$2])+[.M$2]" office:value-type="float" office:value="363.395763971286">
            <text:p>363.395763971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5">
            <text:p>1025</text:p>
          </table:table-cell>
          <table:table-cell table:formula="of:=([.G1029]*[.G1029]*[.G$2])+([.G1029]*[.H$2])+[.I$2]" office:value-type="float" office:value="606.787211734882">
            <text:p>606.787211734882</text:p>
          </table:table-cell>
          <table:table-cell table:number-columns-repeated="2"/>
          <table:table-cell office:value-type="float" office:value="1025">
            <text:p>1025</text:p>
          </table:table-cell>
          <table:table-cell table:formula="of:=([.K1029]*[.K1029]*[.K$2])+([.K1029]*[.L$2])+[.M$2]" office:value-type="float" office:value="363.849361623303">
            <text:p>363.8493616233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6">
            <text:p>1026</text:p>
          </table:table-cell>
          <table:table-cell table:formula="of:=([.G1030]*[.G1030]*[.G$2])+([.G1030]*[.H$2])+[.I$2]" office:value-type="float" office:value="607.219610300236">
            <text:p>607.219610300236</text:p>
          </table:table-cell>
          <table:table-cell table:number-columns-repeated="2"/>
          <table:table-cell office:value-type="float" office:value="1026">
            <text:p>1026</text:p>
          </table:table-cell>
          <table:table-cell table:formula="of:=([.K1030]*[.K1030]*[.K$2])+([.K1030]*[.L$2])+[.M$2]" office:value-type="float" office:value="364.30294802535">
            <text:p>364.3029480253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7">
            <text:p>1027</text:p>
          </table:table-cell>
          <table:table-cell table:formula="of:=([.G1031]*[.G1031]*[.G$2])+([.G1031]*[.H$2])+[.I$2]" office:value-type="float" office:value="607.65195906151">
            <text:p>607.651959061510</text:p>
          </table:table-cell>
          <table:table-cell table:number-columns-repeated="2"/>
          <table:table-cell office:value-type="float" office:value="1027">
            <text:p>1027</text:p>
          </table:table-cell>
          <table:table-cell table:formula="of:=([.K1031]*[.K1031]*[.K$2])+([.K1031]*[.L$2])+[.M$2]" office:value-type="float" office:value="364.756523177428">
            <text:p>364.7565231774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8">
            <text:p>1028</text:p>
          </table:table-cell>
          <table:table-cell table:formula="of:=([.G1032]*[.G1032]*[.G$2])+([.G1032]*[.H$2])+[.I$2]" office:value-type="float" office:value="608.084258018702">
            <text:p>608.084258018702</text:p>
          </table:table-cell>
          <table:table-cell table:number-columns-repeated="2"/>
          <table:table-cell office:value-type="float" office:value="1028">
            <text:p>1028</text:p>
          </table:table-cell>
          <table:table-cell table:formula="of:=([.K1032]*[.K1032]*[.K$2])+([.K1032]*[.L$2])+[.M$2]" office:value-type="float" office:value="365.210087079536">
            <text:p>365.2100870795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9">
            <text:p>1029</text:p>
          </table:table-cell>
          <table:table-cell table:formula="of:=([.G1033]*[.G1033]*[.G$2])+([.G1033]*[.H$2])+[.I$2]" office:value-type="float" office:value="608.516507171813">
            <text:p>608.516507171813</text:p>
          </table:table-cell>
          <table:table-cell table:number-columns-repeated="2"/>
          <table:table-cell office:value-type="float" office:value="1029">
            <text:p>1029</text:p>
          </table:table-cell>
          <table:table-cell table:formula="of:=([.K1033]*[.K1033]*[.K$2])+([.K1033]*[.L$2])+[.M$2]" office:value-type="float" office:value="365.663639731674">
            <text:p>365.6636397316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0">
            <text:p>1030</text:p>
          </table:table-cell>
          <table:table-cell table:formula="of:=([.G1034]*[.G1034]*[.G$2])+([.G1034]*[.H$2])+[.I$2]" office:value-type="float" office:value="608.948706520843">
            <text:p>608.948706520843</text:p>
          </table:table-cell>
          <table:table-cell table:number-columns-repeated="2"/>
          <table:table-cell office:value-type="float" office:value="1030">
            <text:p>1030</text:p>
          </table:table-cell>
          <table:table-cell table:formula="of:=([.K1034]*[.K1034]*[.K$2])+([.K1034]*[.L$2])+[.M$2]" office:value-type="float" office:value="366.117181133842">
            <text:p>366.1171811338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1">
            <text:p>1031</text:p>
          </table:table-cell>
          <table:table-cell table:formula="of:=([.G1035]*[.G1035]*[.G$2])+([.G1035]*[.H$2])+[.I$2]" office:value-type="float" office:value="609.380856065792">
            <text:p>609.380856065792</text:p>
          </table:table-cell>
          <table:table-cell table:number-columns-repeated="2"/>
          <table:table-cell office:value-type="float" office:value="1031">
            <text:p>1031</text:p>
          </table:table-cell>
          <table:table-cell table:formula="of:=([.K1035]*[.K1035]*[.K$2])+([.K1035]*[.L$2])+[.M$2]" office:value-type="float" office:value="366.570711286041">
            <text:p>366.5707112860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2">
            <text:p>1032</text:p>
          </table:table-cell>
          <table:table-cell table:formula="of:=([.G1036]*[.G1036]*[.G$2])+([.G1036]*[.H$2])+[.I$2]" office:value-type="float" office:value="609.812955806659">
            <text:p>609.812955806659</text:p>
          </table:table-cell>
          <table:table-cell table:number-columns-repeated="2"/>
          <table:table-cell office:value-type="float" office:value="1032">
            <text:p>1032</text:p>
          </table:table-cell>
          <table:table-cell table:formula="of:=([.K1036]*[.K1036]*[.K$2])+([.K1036]*[.L$2])+[.M$2]" office:value-type="float" office:value="367.024230188269">
            <text:p>367.0242301882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3">
            <text:p>1033</text:p>
          </table:table-cell>
          <table:table-cell table:formula="of:=([.G1037]*[.G1037]*[.G$2])+([.G1037]*[.H$2])+[.I$2]" office:value-type="float" office:value="610.245005743446">
            <text:p>610.245005743446</text:p>
          </table:table-cell>
          <table:table-cell table:number-columns-repeated="2"/>
          <table:table-cell office:value-type="float" office:value="1033">
            <text:p>1033</text:p>
          </table:table-cell>
          <table:table-cell table:formula="of:=([.K1037]*[.K1037]*[.K$2])+([.K1037]*[.L$2])+[.M$2]" office:value-type="float" office:value="367.477737840528">
            <text:p>367.4777378405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4">
            <text:p>1034</text:p>
          </table:table-cell>
          <table:table-cell table:formula="of:=([.G1038]*[.G1038]*[.G$2])+([.G1038]*[.H$2])+[.I$2]" office:value-type="float" office:value="610.677005876152">
            <text:p>610.677005876152</text:p>
          </table:table-cell>
          <table:table-cell table:number-columns-repeated="2"/>
          <table:table-cell office:value-type="float" office:value="1034">
            <text:p>1034</text:p>
          </table:table-cell>
          <table:table-cell table:formula="of:=([.K1038]*[.K1038]*[.K$2])+([.K1038]*[.L$2])+[.M$2]" office:value-type="float" office:value="367.931234242817">
            <text:p>367.9312342428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5">
            <text:p>1035</text:p>
          </table:table-cell>
          <table:table-cell table:formula="of:=([.G1039]*[.G1039]*[.G$2])+([.G1039]*[.H$2])+[.I$2]" office:value-type="float" office:value="611.108956204776">
            <text:p>611.108956204776</text:p>
          </table:table-cell>
          <table:table-cell table:number-columns-repeated="2"/>
          <table:table-cell office:value-type="float" office:value="1035">
            <text:p>1035</text:p>
          </table:table-cell>
          <table:table-cell table:formula="of:=([.K1039]*[.K1039]*[.K$2])+([.K1039]*[.L$2])+[.M$2]" office:value-type="float" office:value="368.384719395137">
            <text:p>368.3847193951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6">
            <text:p>1036</text:p>
          </table:table-cell>
          <table:table-cell table:formula="of:=([.G1040]*[.G1040]*[.G$2])+([.G1040]*[.H$2])+[.I$2]" office:value-type="float" office:value="611.54085672932">
            <text:p>611.540856729320</text:p>
          </table:table-cell>
          <table:table-cell table:number-columns-repeated="2"/>
          <table:table-cell office:value-type="float" office:value="1036">
            <text:p>1036</text:p>
          </table:table-cell>
          <table:table-cell table:formula="of:=([.K1040]*[.K1040]*[.K$2])+([.K1040]*[.L$2])+[.M$2]" office:value-type="float" office:value="368.838193297487">
            <text:p>368.8381932974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7">
            <text:p>1037</text:p>
          </table:table-cell>
          <table:table-cell table:formula="of:=([.G1041]*[.G1041]*[.G$2])+([.G1041]*[.H$2])+[.I$2]" office:value-type="float" office:value="611.972707449782">
            <text:p>611.972707449782</text:p>
          </table:table-cell>
          <table:table-cell table:number-columns-repeated="2"/>
          <table:table-cell office:value-type="float" office:value="1037">
            <text:p>1037</text:p>
          </table:table-cell>
          <table:table-cell table:formula="of:=([.K1041]*[.K1041]*[.K$2])+([.K1041]*[.L$2])+[.M$2]" office:value-type="float" office:value="369.291655949867">
            <text:p>369.2916559498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8">
            <text:p>1038</text:p>
          </table:table-cell>
          <table:table-cell table:formula="of:=([.G1042]*[.G1042]*[.G$2])+([.G1042]*[.H$2])+[.I$2]" office:value-type="float" office:value="612.404508366164">
            <text:p>612.404508366164</text:p>
          </table:table-cell>
          <table:table-cell table:number-columns-repeated="2"/>
          <table:table-cell office:value-type="float" office:value="1038">
            <text:p>1038</text:p>
          </table:table-cell>
          <table:table-cell table:formula="of:=([.K1042]*[.K1042]*[.K$2])+([.K1042]*[.L$2])+[.M$2]" office:value-type="float" office:value="369.745107352277">
            <text:p>369.7451073522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39">
            <text:p>1039</text:p>
          </table:table-cell>
          <table:table-cell table:formula="of:=([.G1043]*[.G1043]*[.G$2])+([.G1043]*[.H$2])+[.I$2]" office:value-type="float" office:value="612.836259478464">
            <text:p>612.836259478464</text:p>
          </table:table-cell>
          <table:table-cell table:number-columns-repeated="2"/>
          <table:table-cell office:value-type="float" office:value="1039">
            <text:p>1039</text:p>
          </table:table-cell>
          <table:table-cell table:formula="of:=([.K1043]*[.K1043]*[.K$2])+([.K1043]*[.L$2])+[.M$2]" office:value-type="float" office:value="370.198547504717">
            <text:p>370.1985475047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0">
            <text:p>1040</text:p>
          </table:table-cell>
          <table:table-cell table:formula="of:=([.G1044]*[.G1044]*[.G$2])+([.G1044]*[.H$2])+[.I$2]" office:value-type="float" office:value="613.267960786683">
            <text:p>613.267960786683</text:p>
          </table:table-cell>
          <table:table-cell table:number-columns-repeated="2"/>
          <table:table-cell office:value-type="float" office:value="1040">
            <text:p>1040</text:p>
          </table:table-cell>
          <table:table-cell table:formula="of:=([.K1044]*[.K1044]*[.K$2])+([.K1044]*[.L$2])+[.M$2]" office:value-type="float" office:value="370.651976407188">
            <text:p>370.6519764071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1">
            <text:p>1041</text:p>
          </table:table-cell>
          <table:table-cell table:formula="of:=([.G1045]*[.G1045]*[.G$2])+([.G1045]*[.H$2])+[.I$2]" office:value-type="float" office:value="613.699612290821">
            <text:p>613.699612290821</text:p>
          </table:table-cell>
          <table:table-cell table:number-columns-repeated="2"/>
          <table:table-cell office:value-type="float" office:value="1041">
            <text:p>1041</text:p>
          </table:table-cell>
          <table:table-cell table:formula="of:=([.K1045]*[.K1045]*[.K$2])+([.K1045]*[.L$2])+[.M$2]" office:value-type="float" office:value="371.105394059689">
            <text:p>371.1053940596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2">
            <text:p>1042</text:p>
          </table:table-cell>
          <table:table-cell table:formula="of:=([.G1046]*[.G1046]*[.G$2])+([.G1046]*[.H$2])+[.I$2]" office:value-type="float" office:value="614.131213990878">
            <text:p>614.131213990878</text:p>
          </table:table-cell>
          <table:table-cell table:number-columns-repeated="2"/>
          <table:table-cell office:value-type="float" office:value="1042">
            <text:p>1042</text:p>
          </table:table-cell>
          <table:table-cell table:formula="of:=([.K1046]*[.K1046]*[.K$2])+([.K1046]*[.L$2])+[.M$2]" office:value-type="float" office:value="371.55880046222">
            <text:p>371.5588004622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3">
            <text:p>1043</text:p>
          </table:table-cell>
          <table:table-cell table:formula="of:=([.G1047]*[.G1047]*[.G$2])+([.G1047]*[.H$2])+[.I$2]" office:value-type="float" office:value="614.562765886854">
            <text:p>614.562765886854</text:p>
          </table:table-cell>
          <table:table-cell table:number-columns-repeated="2"/>
          <table:table-cell office:value-type="float" office:value="1043">
            <text:p>1043</text:p>
          </table:table-cell>
          <table:table-cell table:formula="of:=([.K1047]*[.K1047]*[.K$2])+([.K1047]*[.L$2])+[.M$2]" office:value-type="float" office:value="372.012195614781">
            <text:p>372.0121956147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4">
            <text:p>1044</text:p>
          </table:table-cell>
          <table:table-cell table:formula="of:=([.G1048]*[.G1048]*[.G$2])+([.G1048]*[.H$2])+[.I$2]" office:value-type="float" office:value="614.994267978749">
            <text:p>614.994267978749</text:p>
          </table:table-cell>
          <table:table-cell table:number-columns-repeated="2"/>
          <table:table-cell office:value-type="float" office:value="1044">
            <text:p>1044</text:p>
          </table:table-cell>
          <table:table-cell table:formula="of:=([.K1048]*[.K1048]*[.K$2])+([.K1048]*[.L$2])+[.M$2]" office:value-type="float" office:value="372.465579517373">
            <text:p>372.4655795173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5">
            <text:p>1045</text:p>
          </table:table-cell>
          <table:table-cell table:formula="of:=([.G1049]*[.G1049]*[.G$2])+([.G1049]*[.H$2])+[.I$2]" office:value-type="float" office:value="615.425720266562">
            <text:p>615.425720266562</text:p>
          </table:table-cell>
          <table:table-cell table:number-columns-repeated="2"/>
          <table:table-cell office:value-type="float" office:value="1045">
            <text:p>1045</text:p>
          </table:table-cell>
          <table:table-cell table:formula="of:=([.K1049]*[.K1049]*[.K$2])+([.K1049]*[.L$2])+[.M$2]" office:value-type="float" office:value="372.918952169995">
            <text:p>372.9189521699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6">
            <text:p>1046</text:p>
          </table:table-cell>
          <table:table-cell table:formula="of:=([.G1050]*[.G1050]*[.G$2])+([.G1050]*[.H$2])+[.I$2]" office:value-type="float" office:value="615.857122750295">
            <text:p>615.857122750295</text:p>
          </table:table-cell>
          <table:table-cell table:number-columns-repeated="2"/>
          <table:table-cell office:value-type="float" office:value="1046">
            <text:p>1046</text:p>
          </table:table-cell>
          <table:table-cell table:formula="of:=([.K1050]*[.K1050]*[.K$2])+([.K1050]*[.L$2])+[.M$2]" office:value-type="float" office:value="373.372313572647">
            <text:p>373.3723135726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7">
            <text:p>1047</text:p>
          </table:table-cell>
          <table:table-cell table:formula="of:=([.G1051]*[.G1051]*[.G$2])+([.G1051]*[.H$2])+[.I$2]" office:value-type="float" office:value="616.288475429947">
            <text:p>616.288475429947</text:p>
          </table:table-cell>
          <table:table-cell table:number-columns-repeated="2"/>
          <table:table-cell office:value-type="float" office:value="1047">
            <text:p>1047</text:p>
          </table:table-cell>
          <table:table-cell table:formula="of:=([.K1051]*[.K1051]*[.K$2])+([.K1051]*[.L$2])+[.M$2]" office:value-type="float" office:value="373.825663725329">
            <text:p>373.8256637253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8">
            <text:p>1048</text:p>
          </table:table-cell>
          <table:table-cell table:formula="of:=([.G1052]*[.G1052]*[.G$2])+([.G1052]*[.H$2])+[.I$2]" office:value-type="float" office:value="616.719778305517">
            <text:p>616.719778305517</text:p>
          </table:table-cell>
          <table:table-cell table:number-columns-repeated="2"/>
          <table:table-cell office:value-type="float" office:value="1048">
            <text:p>1048</text:p>
          </table:table-cell>
          <table:table-cell table:formula="of:=([.K1052]*[.K1052]*[.K$2])+([.K1052]*[.L$2])+[.M$2]" office:value-type="float" office:value="374.279002628042">
            <text:p>374.2790026280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49">
            <text:p>1049</text:p>
          </table:table-cell>
          <table:table-cell table:formula="of:=([.G1053]*[.G1053]*[.G$2])+([.G1053]*[.H$2])+[.I$2]" office:value-type="float" office:value="617.151031377006">
            <text:p>617.151031377006</text:p>
          </table:table-cell>
          <table:table-cell table:number-columns-repeated="2"/>
          <table:table-cell office:value-type="float" office:value="1049">
            <text:p>1049</text:p>
          </table:table-cell>
          <table:table-cell table:formula="of:=([.K1053]*[.K1053]*[.K$2])+([.K1053]*[.L$2])+[.M$2]" office:value-type="float" office:value="374.732330280785">
            <text:p>374.7323302807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0">
            <text:p>1050</text:p>
          </table:table-cell>
          <table:table-cell table:formula="of:=([.G1054]*[.G1054]*[.G$2])+([.G1054]*[.H$2])+[.I$2]" office:value-type="float" office:value="617.582234644415">
            <text:p>617.582234644415</text:p>
          </table:table-cell>
          <table:table-cell table:number-columns-repeated="2"/>
          <table:table-cell office:value-type="float" office:value="1050">
            <text:p>1050</text:p>
          </table:table-cell>
          <table:table-cell table:formula="of:=([.K1054]*[.K1054]*[.K$2])+([.K1054]*[.L$2])+[.M$2]" office:value-type="float" office:value="375.185646683558">
            <text:p>375.1856466835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1">
            <text:p>1051</text:p>
          </table:table-cell>
          <table:table-cell table:formula="of:=([.G1055]*[.G1055]*[.G$2])+([.G1055]*[.H$2])+[.I$2]" office:value-type="float" office:value="618.013388107742">
            <text:p>618.013388107742</text:p>
          </table:table-cell>
          <table:table-cell table:number-columns-repeated="2"/>
          <table:table-cell office:value-type="float" office:value="1051">
            <text:p>1051</text:p>
          </table:table-cell>
          <table:table-cell table:formula="of:=([.K1055]*[.K1055]*[.K$2])+([.K1055]*[.L$2])+[.M$2]" office:value-type="float" office:value="375.638951836361">
            <text:p>375.6389518363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2">
            <text:p>1052</text:p>
          </table:table-cell>
          <table:table-cell table:formula="of:=([.G1056]*[.G1056]*[.G$2])+([.G1056]*[.H$2])+[.I$2]" office:value-type="float" office:value="618.444491766988">
            <text:p>618.444491766988</text:p>
          </table:table-cell>
          <table:table-cell table:number-columns-repeated="2"/>
          <table:table-cell office:value-type="float" office:value="1052">
            <text:p>1052</text:p>
          </table:table-cell>
          <table:table-cell table:formula="of:=([.K1056]*[.K1056]*[.K$2])+([.K1056]*[.L$2])+[.M$2]" office:value-type="float" office:value="376.092245739195">
            <text:p>376.0922457391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3">
            <text:p>1053</text:p>
          </table:table-cell>
          <table:table-cell table:formula="of:=([.G1057]*[.G1057]*[.G$2])+([.G1057]*[.H$2])+[.I$2]" office:value-type="float" office:value="618.875545622153">
            <text:p>618.875545622153</text:p>
          </table:table-cell>
          <table:table-cell table:number-columns-repeated="2"/>
          <table:table-cell office:value-type="float" office:value="1053">
            <text:p>1053</text:p>
          </table:table-cell>
          <table:table-cell table:formula="of:=([.K1057]*[.K1057]*[.K$2])+([.K1057]*[.L$2])+[.M$2]" office:value-type="float" office:value="376.545528392059">
            <text:p>376.5455283920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4">
            <text:p>1054</text:p>
          </table:table-cell>
          <table:table-cell table:formula="of:=([.G1058]*[.G1058]*[.G$2])+([.G1058]*[.H$2])+[.I$2]" office:value-type="float" office:value="619.306549673237">
            <text:p>619.306549673237</text:p>
          </table:table-cell>
          <table:table-cell table:number-columns-repeated="2"/>
          <table:table-cell office:value-type="float" office:value="1054">
            <text:p>1054</text:p>
          </table:table-cell>
          <table:table-cell table:formula="of:=([.K1058]*[.K1058]*[.K$2])+([.K1058]*[.L$2])+[.M$2]" office:value-type="float" office:value="376.998799794953">
            <text:p>376.9987997949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5">
            <text:p>1055</text:p>
          </table:table-cell>
          <table:table-cell table:formula="of:=([.G1059]*[.G1059]*[.G$2])+([.G1059]*[.H$2])+[.I$2]" office:value-type="float" office:value="619.73750392024">
            <text:p>619.737503920240</text:p>
          </table:table-cell>
          <table:table-cell table:number-columns-repeated="2"/>
          <table:table-cell office:value-type="float" office:value="1055">
            <text:p>1055</text:p>
          </table:table-cell>
          <table:table-cell table:formula="of:=([.K1059]*[.K1059]*[.K$2])+([.K1059]*[.L$2])+[.M$2]" office:value-type="float" office:value="377.452059947877">
            <text:p>377.4520599478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6">
            <text:p>1056</text:p>
          </table:table-cell>
          <table:table-cell table:formula="of:=([.G1060]*[.G1060]*[.G$2])+([.G1060]*[.H$2])+[.I$2]" office:value-type="float" office:value="620.168408363162">
            <text:p>620.168408363162</text:p>
          </table:table-cell>
          <table:table-cell table:number-columns-repeated="2"/>
          <table:table-cell office:value-type="float" office:value="1056">
            <text:p>1056</text:p>
          </table:table-cell>
          <table:table-cell table:formula="of:=([.K1060]*[.K1060]*[.K$2])+([.K1060]*[.L$2])+[.M$2]" office:value-type="float" office:value="377.905308850831">
            <text:p>377.9053088508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7">
            <text:p>1057</text:p>
          </table:table-cell>
          <table:table-cell table:formula="of:=([.G1061]*[.G1061]*[.G$2])+([.G1061]*[.H$2])+[.I$2]" office:value-type="float" office:value="620.599263002003">
            <text:p>620.599263002003</text:p>
          </table:table-cell>
          <table:table-cell table:number-columns-repeated="2"/>
          <table:table-cell office:value-type="float" office:value="1057">
            <text:p>1057</text:p>
          </table:table-cell>
          <table:table-cell table:formula="of:=([.K1061]*[.K1061]*[.K$2])+([.K1061]*[.L$2])+[.M$2]" office:value-type="float" office:value="378.358546503816">
            <text:p>378.3585465038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8">
            <text:p>1058</text:p>
          </table:table-cell>
          <table:table-cell table:formula="of:=([.G1062]*[.G1062]*[.G$2])+([.G1062]*[.H$2])+[.I$2]" office:value-type="float" office:value="621.030067836762">
            <text:p>621.030067836762</text:p>
          </table:table-cell>
          <table:table-cell table:number-columns-repeated="2"/>
          <table:table-cell office:value-type="float" office:value="1058">
            <text:p>1058</text:p>
          </table:table-cell>
          <table:table-cell table:formula="of:=([.K1062]*[.K1062]*[.K$2])+([.K1062]*[.L$2])+[.M$2]" office:value-type="float" office:value="378.811772906831">
            <text:p>378.8117729068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59">
            <text:p>1059</text:p>
          </table:table-cell>
          <table:table-cell table:formula="of:=([.G1063]*[.G1063]*[.G$2])+([.G1063]*[.H$2])+[.I$2]" office:value-type="float" office:value="621.460822867441">
            <text:p>621.460822867441</text:p>
          </table:table-cell>
          <table:table-cell table:number-columns-repeated="2"/>
          <table:table-cell office:value-type="float" office:value="1059">
            <text:p>1059</text:p>
          </table:table-cell>
          <table:table-cell table:formula="of:=([.K1063]*[.K1063]*[.K$2])+([.K1063]*[.L$2])+[.M$2]" office:value-type="float" office:value="379.264988059876">
            <text:p>379.2649880598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0">
            <text:p>1060</text:p>
          </table:table-cell>
          <table:table-cell table:formula="of:=([.G1064]*[.G1064]*[.G$2])+([.G1064]*[.H$2])+[.I$2]" office:value-type="float" office:value="621.891528094038">
            <text:p>621.891528094038</text:p>
          </table:table-cell>
          <table:table-cell table:number-columns-repeated="2"/>
          <table:table-cell office:value-type="float" office:value="1060">
            <text:p>1060</text:p>
          </table:table-cell>
          <table:table-cell table:formula="of:=([.K1064]*[.K1064]*[.K$2])+([.K1064]*[.L$2])+[.M$2]" office:value-type="float" office:value="379.718191962952">
            <text:p>379.7181919629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1">
            <text:p>1061</text:p>
          </table:table-cell>
          <table:table-cell table:formula="of:=([.G1065]*[.G1065]*[.G$2])+([.G1065]*[.H$2])+[.I$2]" office:value-type="float" office:value="622.322183516555">
            <text:p>622.322183516555</text:p>
          </table:table-cell>
          <table:table-cell table:number-columns-repeated="2"/>
          <table:table-cell office:value-type="float" office:value="1061">
            <text:p>1061</text:p>
          </table:table-cell>
          <table:table-cell table:formula="of:=([.K1065]*[.K1065]*[.K$2])+([.K1065]*[.L$2])+[.M$2]" office:value-type="float" office:value="380.171384616058">
            <text:p>380.1713846160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2">
            <text:p>1062</text:p>
          </table:table-cell>
          <table:table-cell table:formula="of:=([.G1066]*[.G1066]*[.G$2])+([.G1066]*[.H$2])+[.I$2]" office:value-type="float" office:value="622.75278913499">
            <text:p>622.752789134990</text:p>
          </table:table-cell>
          <table:table-cell table:number-columns-repeated="2"/>
          <table:table-cell office:value-type="float" office:value="1062">
            <text:p>1062</text:p>
          </table:table-cell>
          <table:table-cell table:formula="of:=([.K1066]*[.K1066]*[.K$2])+([.K1066]*[.L$2])+[.M$2]" office:value-type="float" office:value="380.624566019194">
            <text:p>380.6245660191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3">
            <text:p>1063</text:p>
          </table:table-cell>
          <table:table-cell table:formula="of:=([.G1067]*[.G1067]*[.G$2])+([.G1067]*[.H$2])+[.I$2]" office:value-type="float" office:value="623.183344949344">
            <text:p>623.183344949344</text:p>
          </table:table-cell>
          <table:table-cell table:number-columns-repeated="2"/>
          <table:table-cell office:value-type="float" office:value="1063">
            <text:p>1063</text:p>
          </table:table-cell>
          <table:table-cell table:formula="of:=([.K1067]*[.K1067]*[.K$2])+([.K1067]*[.L$2])+[.M$2]" office:value-type="float" office:value="381.07773617236">
            <text:p>381.0777361723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4">
            <text:p>1064</text:p>
          </table:table-cell>
          <table:table-cell table:formula="of:=([.G1068]*[.G1068]*[.G$2])+([.G1068]*[.H$2])+[.I$2]" office:value-type="float" office:value="623.613850959617">
            <text:p>623.613850959617</text:p>
          </table:table-cell>
          <table:table-cell table:number-columns-repeated="2"/>
          <table:table-cell office:value-type="float" office:value="1064">
            <text:p>1064</text:p>
          </table:table-cell>
          <table:table-cell table:formula="of:=([.K1068]*[.K1068]*[.K$2])+([.K1068]*[.L$2])+[.M$2]" office:value-type="float" office:value="381.530895075556">
            <text:p>381.5308950755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5">
            <text:p>1065</text:p>
          </table:table-cell>
          <table:table-cell table:formula="of:=([.G1069]*[.G1069]*[.G$2])+([.G1069]*[.H$2])+[.I$2]" office:value-type="float" office:value="624.044307165809">
            <text:p>624.044307165809</text:p>
          </table:table-cell>
          <table:table-cell table:number-columns-repeated="2"/>
          <table:table-cell office:value-type="float" office:value="1065">
            <text:p>1065</text:p>
          </table:table-cell>
          <table:table-cell table:formula="of:=([.K1069]*[.K1069]*[.K$2])+([.K1069]*[.L$2])+[.M$2]" office:value-type="float" office:value="381.984042728783">
            <text:p>381.9840427287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6">
            <text:p>1066</text:p>
          </table:table-cell>
          <table:table-cell table:formula="of:=([.G1070]*[.G1070]*[.G$2])+([.G1070]*[.H$2])+[.I$2]" office:value-type="float" office:value="624.47471356792">
            <text:p>624.474713567920</text:p>
          </table:table-cell>
          <table:table-cell table:number-columns-repeated="2"/>
          <table:table-cell office:value-type="float" office:value="1066">
            <text:p>1066</text:p>
          </table:table-cell>
          <table:table-cell table:formula="of:=([.K1070]*[.K1070]*[.K$2])+([.K1070]*[.L$2])+[.M$2]" office:value-type="float" office:value="382.43717913204">
            <text:p>382.4371791320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7">
            <text:p>1067</text:p>
          </table:table-cell>
          <table:table-cell table:formula="of:=([.G1071]*[.G1071]*[.G$2])+([.G1071]*[.H$2])+[.I$2]" office:value-type="float" office:value="624.90507016595">
            <text:p>624.905070165950</text:p>
          </table:table-cell>
          <table:table-cell table:number-columns-repeated="2"/>
          <table:table-cell office:value-type="float" office:value="1067">
            <text:p>1067</text:p>
          </table:table-cell>
          <table:table-cell table:formula="of:=([.K1071]*[.K1071]*[.K$2])+([.K1071]*[.L$2])+[.M$2]" office:value-type="float" office:value="382.890304285327">
            <text:p>382.8903042853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8">
            <text:p>1068</text:p>
          </table:table-cell>
          <table:table-cell table:formula="of:=([.G1072]*[.G1072]*[.G$2])+([.G1072]*[.H$2])+[.I$2]" office:value-type="float" office:value="625.335376959899">
            <text:p>625.335376959899</text:p>
          </table:table-cell>
          <table:table-cell table:number-columns-repeated="2"/>
          <table:table-cell office:value-type="float" office:value="1068">
            <text:p>1068</text:p>
          </table:table-cell>
          <table:table-cell table:formula="of:=([.K1072]*[.K1072]*[.K$2])+([.K1072]*[.L$2])+[.M$2]" office:value-type="float" office:value="383.343418188644">
            <text:p>383.3434181886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69">
            <text:p>1069</text:p>
          </table:table-cell>
          <table:table-cell table:formula="of:=([.G1073]*[.G1073]*[.G$2])+([.G1073]*[.H$2])+[.I$2]" office:value-type="float" office:value="625.765633949767">
            <text:p>625.765633949767</text:p>
          </table:table-cell>
          <table:table-cell table:number-columns-repeated="2"/>
          <table:table-cell office:value-type="float" office:value="1069">
            <text:p>1069</text:p>
          </table:table-cell>
          <table:table-cell table:formula="of:=([.K1073]*[.K1073]*[.K$2])+([.K1073]*[.L$2])+[.M$2]" office:value-type="float" office:value="383.796520841992">
            <text:p>383.7965208419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0">
            <text:p>1070</text:p>
          </table:table-cell>
          <table:table-cell table:formula="of:=([.G1074]*[.G1074]*[.G$2])+([.G1074]*[.H$2])+[.I$2]" office:value-type="float" office:value="626.195841135553">
            <text:p>626.195841135553</text:p>
          </table:table-cell>
          <table:table-cell table:number-columns-repeated="2"/>
          <table:table-cell office:value-type="float" office:value="1070">
            <text:p>1070</text:p>
          </table:table-cell>
          <table:table-cell table:formula="of:=([.K1074]*[.K1074]*[.K$2])+([.K1074]*[.L$2])+[.M$2]" office:value-type="float" office:value="384.24961224537">
            <text:p>384.2496122453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1">
            <text:p>1071</text:p>
          </table:table-cell>
          <table:table-cell table:formula="of:=([.G1075]*[.G1075]*[.G$2])+([.G1075]*[.H$2])+[.I$2]" office:value-type="float" office:value="626.625998517259">
            <text:p>626.625998517259</text:p>
          </table:table-cell>
          <table:table-cell table:number-columns-repeated="2"/>
          <table:table-cell office:value-type="float" office:value="1071">
            <text:p>1071</text:p>
          </table:table-cell>
          <table:table-cell table:formula="of:=([.K1075]*[.K1075]*[.K$2])+([.K1075]*[.L$2])+[.M$2]" office:value-type="float" office:value="384.702692398778">
            <text:p>384.7026923987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2">
            <text:p>1072</text:p>
          </table:table-cell>
          <table:table-cell table:formula="of:=([.G1076]*[.G1076]*[.G$2])+([.G1076]*[.H$2])+[.I$2]" office:value-type="float" office:value="627.056106094883">
            <text:p>627.056106094883</text:p>
          </table:table-cell>
          <table:table-cell table:number-columns-repeated="2"/>
          <table:table-cell office:value-type="float" office:value="1072">
            <text:p>1072</text:p>
          </table:table-cell>
          <table:table-cell table:formula="of:=([.K1076]*[.K1076]*[.K$2])+([.K1076]*[.L$2])+[.M$2]" office:value-type="float" office:value="385.155761302217">
            <text:p>385.1557613022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3">
            <text:p>1073</text:p>
          </table:table-cell>
          <table:table-cell table:formula="of:=([.G1077]*[.G1077]*[.G$2])+([.G1077]*[.H$2])+[.I$2]" office:value-type="float" office:value="627.486163868427">
            <text:p>627.486163868427</text:p>
          </table:table-cell>
          <table:table-cell table:number-columns-repeated="2"/>
          <table:table-cell office:value-type="float" office:value="1073">
            <text:p>1073</text:p>
          </table:table-cell>
          <table:table-cell table:formula="of:=([.K1077]*[.K1077]*[.K$2])+([.K1077]*[.L$2])+[.M$2]" office:value-type="float" office:value="385.608818955685">
            <text:p>385.6088189556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4">
            <text:p>1074</text:p>
          </table:table-cell>
          <table:table-cell table:formula="of:=([.G1078]*[.G1078]*[.G$2])+([.G1078]*[.H$2])+[.I$2]" office:value-type="float" office:value="627.916171837889">
            <text:p>627.916171837889</text:p>
          </table:table-cell>
          <table:table-cell table:number-columns-repeated="2"/>
          <table:table-cell office:value-type="float" office:value="1074">
            <text:p>1074</text:p>
          </table:table-cell>
          <table:table-cell table:formula="of:=([.K1078]*[.K1078]*[.K$2])+([.K1078]*[.L$2])+[.M$2]" office:value-type="float" office:value="386.061865359184">
            <text:p>386.0618653591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5">
            <text:p>1075</text:p>
          </table:table-cell>
          <table:table-cell table:formula="of:=([.G1079]*[.G1079]*[.G$2])+([.G1079]*[.H$2])+[.I$2]" office:value-type="float" office:value="628.34613000327">
            <text:p>628.346130003270</text:p>
          </table:table-cell>
          <table:table-cell table:number-columns-repeated="2"/>
          <table:table-cell office:value-type="float" office:value="1075">
            <text:p>1075</text:p>
          </table:table-cell>
          <table:table-cell table:formula="of:=([.K1079]*[.K1079]*[.K$2])+([.K1079]*[.L$2])+[.M$2]" office:value-type="float" office:value="386.514900512713">
            <text:p>386.5149005127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6">
            <text:p>1076</text:p>
          </table:table-cell>
          <table:table-cell table:formula="of:=([.G1080]*[.G1080]*[.G$2])+([.G1080]*[.H$2])+[.I$2]" office:value-type="float" office:value="628.77603836457">
            <text:p>628.776038364570</text:p>
          </table:table-cell>
          <table:table-cell table:number-columns-repeated="2"/>
          <table:table-cell office:value-type="float" office:value="1076">
            <text:p>1076</text:p>
          </table:table-cell>
          <table:table-cell table:formula="of:=([.K1080]*[.K1080]*[.K$2])+([.K1080]*[.L$2])+[.M$2]" office:value-type="float" office:value="386.967924416272">
            <text:p>386.9679244162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7">
            <text:p>1077</text:p>
          </table:table-cell>
          <table:table-cell table:formula="of:=([.G1081]*[.G1081]*[.G$2])+([.G1081]*[.H$2])+[.I$2]" office:value-type="float" office:value="629.205896921789">
            <text:p>629.205896921789</text:p>
          </table:table-cell>
          <table:table-cell table:number-columns-repeated="2"/>
          <table:table-cell office:value-type="float" office:value="1077">
            <text:p>1077</text:p>
          </table:table-cell>
          <table:table-cell table:formula="of:=([.K1081]*[.K1081]*[.K$2])+([.K1081]*[.L$2])+[.M$2]" office:value-type="float" office:value="387.420937069862">
            <text:p>387.4209370698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8">
            <text:p>1078</text:p>
          </table:table-cell>
          <table:table-cell table:formula="of:=([.G1082]*[.G1082]*[.G$2])+([.G1082]*[.H$2])+[.I$2]" office:value-type="float" office:value="629.635705674927">
            <text:p>629.635705674927</text:p>
          </table:table-cell>
          <table:table-cell table:number-columns-repeated="2"/>
          <table:table-cell office:value-type="float" office:value="1078">
            <text:p>1078</text:p>
          </table:table-cell>
          <table:table-cell table:formula="of:=([.K1082]*[.K1082]*[.K$2])+([.K1082]*[.L$2])+[.M$2]" office:value-type="float" office:value="387.873938473482">
            <text:p>387.8739384734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79">
            <text:p>1079</text:p>
          </table:table-cell>
          <table:table-cell table:formula="of:=([.G1083]*[.G1083]*[.G$2])+([.G1083]*[.H$2])+[.I$2]" office:value-type="float" office:value="630.065464623984">
            <text:p>630.065464623984</text:p>
          </table:table-cell>
          <table:table-cell table:number-columns-repeated="2"/>
          <table:table-cell office:value-type="float" office:value="1079">
            <text:p>1079</text:p>
          </table:table-cell>
          <table:table-cell table:formula="of:=([.K1083]*[.K1083]*[.K$2])+([.K1083]*[.L$2])+[.M$2]" office:value-type="float" office:value="388.326928627132">
            <text:p>388.3269286271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0">
            <text:p>1080</text:p>
          </table:table-cell>
          <table:table-cell table:formula="of:=([.G1084]*[.G1084]*[.G$2])+([.G1084]*[.H$2])+[.I$2]" office:value-type="float" office:value="630.49517376896">
            <text:p>630.495173768960</text:p>
          </table:table-cell>
          <table:table-cell table:number-columns-repeated="2"/>
          <table:table-cell office:value-type="float" office:value="1080">
            <text:p>1080</text:p>
          </table:table-cell>
          <table:table-cell table:formula="of:=([.K1084]*[.K1084]*[.K$2])+([.K1084]*[.L$2])+[.M$2]" office:value-type="float" office:value="388.779907530812">
            <text:p>388.7799075308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1">
            <text:p>1081</text:p>
          </table:table-cell>
          <table:table-cell table:formula="of:=([.G1085]*[.G1085]*[.G$2])+([.G1085]*[.H$2])+[.I$2]" office:value-type="float" office:value="630.924833109855">
            <text:p>630.924833109855</text:p>
          </table:table-cell>
          <table:table-cell table:number-columns-repeated="2"/>
          <table:table-cell office:value-type="float" office:value="1081">
            <text:p>1081</text:p>
          </table:table-cell>
          <table:table-cell table:formula="of:=([.K1085]*[.K1085]*[.K$2])+([.K1085]*[.L$2])+[.M$2]" office:value-type="float" office:value="389.232875184523">
            <text:p>389.2328751845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2">
            <text:p>1082</text:p>
          </table:table-cell>
          <table:table-cell table:formula="of:=([.G1086]*[.G1086]*[.G$2])+([.G1086]*[.H$2])+[.I$2]" office:value-type="float" office:value="631.354442646668">
            <text:p>631.354442646668</text:p>
          </table:table-cell>
          <table:table-cell table:number-columns-repeated="2"/>
          <table:table-cell office:value-type="float" office:value="1082">
            <text:p>1082</text:p>
          </table:table-cell>
          <table:table-cell table:formula="of:=([.K1086]*[.K1086]*[.K$2])+([.K1086]*[.L$2])+[.M$2]" office:value-type="float" office:value="389.685831588264">
            <text:p>389.6858315882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3">
            <text:p>1083</text:p>
          </table:table-cell>
          <table:table-cell table:formula="of:=([.G1087]*[.G1087]*[.G$2])+([.G1087]*[.H$2])+[.I$2]" office:value-type="float" office:value="631.784002379401">
            <text:p>631.784002379401</text:p>
          </table:table-cell>
          <table:table-cell table:number-columns-repeated="2"/>
          <table:table-cell office:value-type="float" office:value="1083">
            <text:p>1083</text:p>
          </table:table-cell>
          <table:table-cell table:formula="of:=([.K1087]*[.K1087]*[.K$2])+([.K1087]*[.L$2])+[.M$2]" office:value-type="float" office:value="390.138776742035">
            <text:p>390.1387767420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4">
            <text:p>1084</text:p>
          </table:table-cell>
          <table:table-cell table:formula="of:=([.G1088]*[.G1088]*[.G$2])+([.G1088]*[.H$2])+[.I$2]" office:value-type="float" office:value="632.213512308052">
            <text:p>632.213512308052</text:p>
          </table:table-cell>
          <table:table-cell table:number-columns-repeated="2"/>
          <table:table-cell office:value-type="float" office:value="1084">
            <text:p>1084</text:p>
          </table:table-cell>
          <table:table-cell table:formula="of:=([.K1088]*[.K1088]*[.K$2])+([.K1088]*[.L$2])+[.M$2]" office:value-type="float" office:value="390.591710645836">
            <text:p>390.5917106458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5">
            <text:p>1085</text:p>
          </table:table-cell>
          <table:table-cell table:formula="of:=([.G1089]*[.G1089]*[.G$2])+([.G1089]*[.H$2])+[.I$2]" office:value-type="float" office:value="632.642972432623">
            <text:p>632.642972432623</text:p>
          </table:table-cell>
          <table:table-cell table:number-columns-repeated="2"/>
          <table:table-cell office:value-type="float" office:value="1085">
            <text:p>1085</text:p>
          </table:table-cell>
          <table:table-cell table:formula="of:=([.K1089]*[.K1089]*[.K$2])+([.K1089]*[.L$2])+[.M$2]" office:value-type="float" office:value="391.044633299667">
            <text:p>391.0446332996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6">
            <text:p>1086</text:p>
          </table:table-cell>
          <table:table-cell table:formula="of:=([.G1090]*[.G1090]*[.G$2])+([.G1090]*[.H$2])+[.I$2]" office:value-type="float" office:value="633.072382753112">
            <text:p>633.072382753112</text:p>
          </table:table-cell>
          <table:table-cell table:number-columns-repeated="2"/>
          <table:table-cell office:value-type="float" office:value="1086">
            <text:p>1086</text:p>
          </table:table-cell>
          <table:table-cell table:formula="of:=([.K1090]*[.K1090]*[.K$2])+([.K1090]*[.L$2])+[.M$2]" office:value-type="float" office:value="391.497544703529">
            <text:p>391.4975447035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7">
            <text:p>1087</text:p>
          </table:table-cell>
          <table:table-cell table:formula="of:=([.G1091]*[.G1091]*[.G$2])+([.G1091]*[.H$2])+[.I$2]" office:value-type="float" office:value="633.50174326952">
            <text:p>633.501743269520</text:p>
          </table:table-cell>
          <table:table-cell table:number-columns-repeated="2"/>
          <table:table-cell office:value-type="float" office:value="1087">
            <text:p>1087</text:p>
          </table:table-cell>
          <table:table-cell table:formula="of:=([.K1091]*[.K1091]*[.K$2])+([.K1091]*[.L$2])+[.M$2]" office:value-type="float" office:value="391.950444857421">
            <text:p>391.9504448574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8">
            <text:p>1088</text:p>
          </table:table-cell>
          <table:table-cell table:formula="of:=([.G1092]*[.G1092]*[.G$2])+([.G1092]*[.H$2])+[.I$2]" office:value-type="float" office:value="633.931053981847">
            <text:p>633.931053981847</text:p>
          </table:table-cell>
          <table:table-cell table:number-columns-repeated="2"/>
          <table:table-cell office:value-type="float" office:value="1088">
            <text:p>1088</text:p>
          </table:table-cell>
          <table:table-cell table:formula="of:=([.K1092]*[.K1092]*[.K$2])+([.K1092]*[.L$2])+[.M$2]" office:value-type="float" office:value="392.403333761343">
            <text:p>392.4033337613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9">
            <text:p>1089</text:p>
          </table:table-cell>
          <table:table-cell table:formula="of:=([.G1093]*[.G1093]*[.G$2])+([.G1093]*[.H$2])+[.I$2]" office:value-type="float" office:value="634.360314890093">
            <text:p>634.360314890093</text:p>
          </table:table-cell>
          <table:table-cell table:number-columns-repeated="2"/>
          <table:table-cell office:value-type="float" office:value="1089">
            <text:p>1089</text:p>
          </table:table-cell>
          <table:table-cell table:formula="of:=([.K1093]*[.K1093]*[.K$2])+([.K1093]*[.L$2])+[.M$2]" office:value-type="float" office:value="392.856211415296">
            <text:p>392.856211415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0">
            <text:p>1090</text:p>
          </table:table-cell>
          <table:table-cell table:formula="of:=([.G1094]*[.G1094]*[.G$2])+([.G1094]*[.H$2])+[.I$2]" office:value-type="float" office:value="634.789525994258">
            <text:p>634.789525994258</text:p>
          </table:table-cell>
          <table:table-cell table:number-columns-repeated="2"/>
          <table:table-cell office:value-type="float" office:value="1090">
            <text:p>1090</text:p>
          </table:table-cell>
          <table:table-cell table:formula="of:=([.K1094]*[.K1094]*[.K$2])+([.K1094]*[.L$2])+[.M$2]" office:value-type="float" office:value="393.309077819278">
            <text:p>393.3090778192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1">
            <text:p>1091</text:p>
          </table:table-cell>
          <table:table-cell table:formula="of:=([.G1095]*[.G1095]*[.G$2])+([.G1095]*[.H$2])+[.I$2]" office:value-type="float" office:value="635.218687294342">
            <text:p>635.218687294342</text:p>
          </table:table-cell>
          <table:table-cell table:number-columns-repeated="2"/>
          <table:table-cell office:value-type="float" office:value="1091">
            <text:p>1091</text:p>
          </table:table-cell>
          <table:table-cell table:formula="of:=([.K1095]*[.K1095]*[.K$2])+([.K1095]*[.L$2])+[.M$2]" office:value-type="float" office:value="393.761932973291">
            <text:p>393.7619329732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2">
            <text:p>1092</text:p>
          </table:table-cell>
          <table:table-cell table:formula="of:=([.G1096]*[.G1096]*[.G$2])+([.G1096]*[.H$2])+[.I$2]" office:value-type="float" office:value="635.647798790345">
            <text:p>635.647798790345</text:p>
          </table:table-cell>
          <table:table-cell table:number-columns-repeated="2"/>
          <table:table-cell office:value-type="float" office:value="1092">
            <text:p>1092</text:p>
          </table:table-cell>
          <table:table-cell table:formula="of:=([.K1096]*[.K1096]*[.K$2])+([.K1096]*[.L$2])+[.M$2]" office:value-type="float" office:value="394.214776877335">
            <text:p>394.2147768773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3">
            <text:p>1093</text:p>
          </table:table-cell>
          <table:table-cell table:formula="of:=([.G1097]*[.G1097]*[.G$2])+([.G1097]*[.H$2])+[.I$2]" office:value-type="float" office:value="636.076860482267">
            <text:p>636.076860482267</text:p>
          </table:table-cell>
          <table:table-cell table:number-columns-repeated="2"/>
          <table:table-cell office:value-type="float" office:value="1093">
            <text:p>1093</text:p>
          </table:table-cell>
          <table:table-cell table:formula="of:=([.K1097]*[.K1097]*[.K$2])+([.K1097]*[.L$2])+[.M$2]" office:value-type="float" office:value="394.667609531408">
            <text:p>394.6676095314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4">
            <text:p>1094</text:p>
          </table:table-cell>
          <table:table-cell table:formula="of:=([.G1098]*[.G1098]*[.G$2])+([.G1098]*[.H$2])+[.I$2]" office:value-type="float" office:value="636.505872370107">
            <text:p>636.505872370107</text:p>
          </table:table-cell>
          <table:table-cell table:number-columns-repeated="2"/>
          <table:table-cell office:value-type="float" office:value="1094">
            <text:p>1094</text:p>
          </table:table-cell>
          <table:table-cell table:formula="of:=([.K1098]*[.K1098]*[.K$2])+([.K1098]*[.L$2])+[.M$2]" office:value-type="float" office:value="395.120430935512">
            <text:p>395.1204309355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5">
            <text:p>1095</text:p>
          </table:table-cell>
          <table:table-cell table:formula="of:=([.G1099]*[.G1099]*[.G$2])+([.G1099]*[.H$2])+[.I$2]" office:value-type="float" office:value="636.934834453867">
            <text:p>636.934834453867</text:p>
          </table:table-cell>
          <table:table-cell table:number-columns-repeated="2"/>
          <table:table-cell office:value-type="float" office:value="1095">
            <text:p>1095</text:p>
          </table:table-cell>
          <table:table-cell table:formula="of:=([.K1099]*[.K1099]*[.K$2])+([.K1099]*[.L$2])+[.M$2]" office:value-type="float" office:value="395.573241089646">
            <text:p>395.5732410896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6">
            <text:p>1096</text:p>
          </table:table-cell>
          <table:table-cell table:formula="of:=([.G1100]*[.G1100]*[.G$2])+([.G1100]*[.H$2])+[.I$2]" office:value-type="float" office:value="637.363746733545">
            <text:p>637.363746733545</text:p>
          </table:table-cell>
          <table:table-cell table:number-columns-repeated="2"/>
          <table:table-cell office:value-type="float" office:value="1096">
            <text:p>1096</text:p>
          </table:table-cell>
          <table:table-cell table:formula="of:=([.K1100]*[.K1100]*[.K$2])+([.K1100]*[.L$2])+[.M$2]" office:value-type="float" office:value="396.02603999381">
            <text:p>396.0260399938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7">
            <text:p>1097</text:p>
          </table:table-cell>
          <table:table-cell table:formula="of:=([.G1101]*[.G1101]*[.G$2])+([.G1101]*[.H$2])+[.I$2]" office:value-type="float" office:value="637.792609209143">
            <text:p>637.792609209143</text:p>
          </table:table-cell>
          <table:table-cell table:number-columns-repeated="2"/>
          <table:table-cell office:value-type="float" office:value="1097">
            <text:p>1097</text:p>
          </table:table-cell>
          <table:table-cell table:formula="of:=([.K1101]*[.K1101]*[.K$2])+([.K1101]*[.L$2])+[.M$2]" office:value-type="float" office:value="396.478827648004">
            <text:p>396.4788276480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8">
            <text:p>1098</text:p>
          </table:table-cell>
          <table:table-cell table:formula="of:=([.G1102]*[.G1102]*[.G$2])+([.G1102]*[.H$2])+[.I$2]" office:value-type="float" office:value="638.221421880659">
            <text:p>638.221421880659</text:p>
          </table:table-cell>
          <table:table-cell table:number-columns-repeated="2"/>
          <table:table-cell office:value-type="float" office:value="1098">
            <text:p>1098</text:p>
          </table:table-cell>
          <table:table-cell table:formula="of:=([.K1102]*[.K1102]*[.K$2])+([.K1102]*[.L$2])+[.M$2]" office:value-type="float" office:value="396.931604052229">
            <text:p>396.9316040522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99">
            <text:p>1099</text:p>
          </table:table-cell>
          <table:table-cell table:formula="of:=([.G1103]*[.G1103]*[.G$2])+([.G1103]*[.H$2])+[.I$2]" office:value-type="float" office:value="638.650184748094">
            <text:p>638.650184748094</text:p>
          </table:table-cell>
          <table:table-cell table:number-columns-repeated="2"/>
          <table:table-cell office:value-type="float" office:value="1099">
            <text:p>1099</text:p>
          </table:table-cell>
          <table:table-cell table:formula="of:=([.K1103]*[.K1103]*[.K$2])+([.K1103]*[.L$2])+[.M$2]" office:value-type="float" office:value="397.384369206484">
            <text:p>397.3843692064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0">
            <text:p>1100</text:p>
          </table:table-cell>
          <table:table-cell table:formula="of:=([.G1104]*[.G1104]*[.G$2])+([.G1104]*[.H$2])+[.I$2]" office:value-type="float" office:value="639.078897811448">
            <text:p>639.078897811448</text:p>
          </table:table-cell>
          <table:table-cell table:number-columns-repeated="2"/>
          <table:table-cell office:value-type="float" office:value="1100">
            <text:p>1100</text:p>
          </table:table-cell>
          <table:table-cell table:formula="of:=([.K1104]*[.K1104]*[.K$2])+([.K1104]*[.L$2])+[.M$2]" office:value-type="float" office:value="397.837123110769">
            <text:p>397.8371231107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1">
            <text:p>1101</text:p>
          </table:table-cell>
          <table:table-cell table:formula="of:=([.G1105]*[.G1105]*[.G$2])+([.G1105]*[.H$2])+[.I$2]" office:value-type="float" office:value="639.507561070721">
            <text:p>639.507561070721</text:p>
          </table:table-cell>
          <table:table-cell table:number-columns-repeated="2"/>
          <table:table-cell office:value-type="float" office:value="1101">
            <text:p>1101</text:p>
          </table:table-cell>
          <table:table-cell table:formula="of:=([.K1105]*[.K1105]*[.K$2])+([.K1105]*[.L$2])+[.M$2]" office:value-type="float" office:value="398.289865765084">
            <text:p>398.2898657650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2">
            <text:p>1102</text:p>
          </table:table-cell>
          <table:table-cell table:formula="of:=([.G1106]*[.G1106]*[.G$2])+([.G1106]*[.H$2])+[.I$2]" office:value-type="float" office:value="639.936174525913">
            <text:p>639.936174525913</text:p>
          </table:table-cell>
          <table:table-cell table:number-columns-repeated="2"/>
          <table:table-cell office:value-type="float" office:value="1102">
            <text:p>1102</text:p>
          </table:table-cell>
          <table:table-cell table:formula="of:=([.K1106]*[.K1106]*[.K$2])+([.K1106]*[.L$2])+[.M$2]" office:value-type="float" office:value="398.74259716943">
            <text:p>398.7425971694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3">
            <text:p>1103</text:p>
          </table:table-cell>
          <table:table-cell table:formula="of:=([.G1107]*[.G1107]*[.G$2])+([.G1107]*[.H$2])+[.I$2]" office:value-type="float" office:value="640.364738177024">
            <text:p>640.364738177024</text:p>
          </table:table-cell>
          <table:table-cell table:number-columns-repeated="2"/>
          <table:table-cell office:value-type="float" office:value="1103">
            <text:p>1103</text:p>
          </table:table-cell>
          <table:table-cell table:formula="of:=([.K1107]*[.K1107]*[.K$2])+([.K1107]*[.L$2])+[.M$2]" office:value-type="float" office:value="399.195317323805">
            <text:p>399.1953173238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4">
            <text:p>1104</text:p>
          </table:table-cell>
          <table:table-cell table:formula="of:=([.G1108]*[.G1108]*[.G$2])+([.G1108]*[.H$2])+[.I$2]" office:value-type="float" office:value="640.793252024054">
            <text:p>640.793252024054</text:p>
          </table:table-cell>
          <table:table-cell table:number-columns-repeated="2"/>
          <table:table-cell office:value-type="float" office:value="1104">
            <text:p>1104</text:p>
          </table:table-cell>
          <table:table-cell table:formula="of:=([.K1108]*[.K1108]*[.K$2])+([.K1108]*[.L$2])+[.M$2]" office:value-type="float" office:value="399.648026228212">
            <text:p>399.6480262282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5">
            <text:p>1105</text:p>
          </table:table-cell>
          <table:table-cell table:formula="of:=([.G1109]*[.G1109]*[.G$2])+([.G1109]*[.H$2])+[.I$2]" office:value-type="float" office:value="641.221716067003">
            <text:p>641.221716067003</text:p>
          </table:table-cell>
          <table:table-cell table:number-columns-repeated="2"/>
          <table:table-cell office:value-type="float" office:value="1105">
            <text:p>1105</text:p>
          </table:table-cell>
          <table:table-cell table:formula="of:=([.K1109]*[.K1109]*[.K$2])+([.K1109]*[.L$2])+[.M$2]" office:value-type="float" office:value="400.100723882648">
            <text:p>400.1007238826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6">
            <text:p>1106</text:p>
          </table:table-cell>
          <table:table-cell table:formula="of:=([.G1110]*[.G1110]*[.G$2])+([.G1110]*[.H$2])+[.I$2]" office:value-type="float" office:value="641.65013030587">
            <text:p>641.650130305870</text:p>
          </table:table-cell>
          <table:table-cell table:number-columns-repeated="2"/>
          <table:table-cell office:value-type="float" office:value="1106">
            <text:p>1106</text:p>
          </table:table-cell>
          <table:table-cell table:formula="of:=([.K1110]*[.K1110]*[.K$2])+([.K1110]*[.L$2])+[.M$2]" office:value-type="float" office:value="400.553410287115">
            <text:p>400.5534102871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7">
            <text:p>1107</text:p>
          </table:table-cell>
          <table:table-cell table:formula="of:=([.G1111]*[.G1111]*[.G$2])+([.G1111]*[.H$2])+[.I$2]" office:value-type="float" office:value="642.078494740657">
            <text:p>642.078494740657</text:p>
          </table:table-cell>
          <table:table-cell table:number-columns-repeated="2"/>
          <table:table-cell office:value-type="float" office:value="1107">
            <text:p>1107</text:p>
          </table:table-cell>
          <table:table-cell table:formula="of:=([.K1111]*[.K1111]*[.K$2])+([.K1111]*[.L$2])+[.M$2]" office:value-type="float" office:value="401.006085441611">
            <text:p>401.0060854416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8">
            <text:p>1108</text:p>
          </table:table-cell>
          <table:table-cell table:formula="of:=([.G1112]*[.G1112]*[.G$2])+([.G1112]*[.H$2])+[.I$2]" office:value-type="float" office:value="642.506809371362">
            <text:p>642.506809371362</text:p>
          </table:table-cell>
          <table:table-cell table:number-columns-repeated="2"/>
          <table:table-cell office:value-type="float" office:value="1108">
            <text:p>1108</text:p>
          </table:table-cell>
          <table:table-cell table:formula="of:=([.K1112]*[.K1112]*[.K$2])+([.K1112]*[.L$2])+[.M$2]" office:value-type="float" office:value="401.458749346138">
            <text:p>401.4587493461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09">
            <text:p>1109</text:p>
          </table:table-cell>
          <table:table-cell table:formula="of:=([.G1113]*[.G1113]*[.G$2])+([.G1113]*[.H$2])+[.I$2]" office:value-type="float" office:value="642.935074197987">
            <text:p>642.935074197987</text:p>
          </table:table-cell>
          <table:table-cell table:number-columns-repeated="2"/>
          <table:table-cell office:value-type="float" office:value="1109">
            <text:p>1109</text:p>
          </table:table-cell>
          <table:table-cell table:formula="of:=([.K1113]*[.K1113]*[.K$2])+([.K1113]*[.L$2])+[.M$2]" office:value-type="float" office:value="401.911402000696">
            <text:p>401.9114020006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0">
            <text:p>1110</text:p>
          </table:table-cell>
          <table:table-cell table:formula="of:=([.G1114]*[.G1114]*[.G$2])+([.G1114]*[.H$2])+[.I$2]" office:value-type="float" office:value="643.36328922053">
            <text:p>643.363289220530</text:p>
          </table:table-cell>
          <table:table-cell table:number-columns-repeated="2"/>
          <table:table-cell office:value-type="float" office:value="1110">
            <text:p>1110</text:p>
          </table:table-cell>
          <table:table-cell table:formula="of:=([.K1114]*[.K1114]*[.K$2])+([.K1114]*[.L$2])+[.M$2]" office:value-type="float" office:value="402.364043405283">
            <text:p>402.364043405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1">
            <text:p>1111</text:p>
          </table:table-cell>
          <table:table-cell table:formula="of:=([.G1115]*[.G1115]*[.G$2])+([.G1115]*[.H$2])+[.I$2]" office:value-type="float" office:value="643.791454438992">
            <text:p>643.791454438992</text:p>
          </table:table-cell>
          <table:table-cell table:number-columns-repeated="2"/>
          <table:table-cell office:value-type="float" office:value="1111">
            <text:p>1111</text:p>
          </table:table-cell>
          <table:table-cell table:formula="of:=([.K1115]*[.K1115]*[.K$2])+([.K1115]*[.L$2])+[.M$2]" office:value-type="float" office:value="402.816673559901">
            <text:p>402.8166735599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2">
            <text:p>1112</text:p>
          </table:table-cell>
          <table:table-cell table:formula="of:=([.G1116]*[.G1116]*[.G$2])+([.G1116]*[.H$2])+[.I$2]" office:value-type="float" office:value="644.219569853373">
            <text:p>644.219569853373</text:p>
          </table:table-cell>
          <table:table-cell table:number-columns-repeated="2"/>
          <table:table-cell office:value-type="float" office:value="1112">
            <text:p>1112</text:p>
          </table:table-cell>
          <table:table-cell table:formula="of:=([.K1116]*[.K1116]*[.K$2])+([.K1116]*[.L$2])+[.M$2]" office:value-type="float" office:value="403.269292464549">
            <text:p>403.2692924645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3">
            <text:p>1113</text:p>
          </table:table-cell>
          <table:table-cell table:formula="of:=([.G1117]*[.G1117]*[.G$2])+([.G1117]*[.H$2])+[.I$2]" office:value-type="float" office:value="644.647635463673">
            <text:p>644.647635463673</text:p>
          </table:table-cell>
          <table:table-cell table:number-columns-repeated="2"/>
          <table:table-cell office:value-type="float" office:value="1113">
            <text:p>1113</text:p>
          </table:table-cell>
          <table:table-cell table:formula="of:=([.K1117]*[.K1117]*[.K$2])+([.K1117]*[.L$2])+[.M$2]" office:value-type="float" office:value="403.721900119227">
            <text:p>403.7219001192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4">
            <text:p>1114</text:p>
          </table:table-cell>
          <table:table-cell table:formula="of:=([.G1118]*[.G1118]*[.G$2])+([.G1118]*[.H$2])+[.I$2]" office:value-type="float" office:value="645.075651269892">
            <text:p>645.075651269892</text:p>
          </table:table-cell>
          <table:table-cell table:number-columns-repeated="2"/>
          <table:table-cell office:value-type="float" office:value="1114">
            <text:p>1114</text:p>
          </table:table-cell>
          <table:table-cell table:formula="of:=([.K1118]*[.K1118]*[.K$2])+([.K1118]*[.L$2])+[.M$2]" office:value-type="float" office:value="404.174496523936">
            <text:p>404.1744965239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5">
            <text:p>1115</text:p>
          </table:table-cell>
          <table:table-cell table:formula="of:=([.G1119]*[.G1119]*[.G$2])+([.G1119]*[.H$2])+[.I$2]" office:value-type="float" office:value="645.50361727203">
            <text:p>645.503617272030</text:p>
          </table:table-cell>
          <table:table-cell table:number-columns-repeated="2"/>
          <table:table-cell office:value-type="float" office:value="1115">
            <text:p>1115</text:p>
          </table:table-cell>
          <table:table-cell table:formula="of:=([.K1119]*[.K1119]*[.K$2])+([.K1119]*[.L$2])+[.M$2]" office:value-type="float" office:value="404.627081678674">
            <text:p>404.6270816786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6">
            <text:p>1116</text:p>
          </table:table-cell>
          <table:table-cell table:formula="of:=([.G1120]*[.G1120]*[.G$2])+([.G1120]*[.H$2])+[.I$2]" office:value-type="float" office:value="645.931533470087">
            <text:p>645.931533470087</text:p>
          </table:table-cell>
          <table:table-cell table:number-columns-repeated="2"/>
          <table:table-cell office:value-type="float" office:value="1116">
            <text:p>1116</text:p>
          </table:table-cell>
          <table:table-cell table:formula="of:=([.K1120]*[.K1120]*[.K$2])+([.K1120]*[.L$2])+[.M$2]" office:value-type="float" office:value="405.079655583443">
            <text:p>405.0796555834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7">
            <text:p>1117</text:p>
          </table:table-cell>
          <table:table-cell table:formula="of:=([.G1121]*[.G1121]*[.G$2])+([.G1121]*[.H$2])+[.I$2]" office:value-type="float" office:value="646.359399864062">
            <text:p>646.359399864062</text:p>
          </table:table-cell>
          <table:table-cell table:number-columns-repeated="2"/>
          <table:table-cell office:value-type="float" office:value="1117">
            <text:p>1117</text:p>
          </table:table-cell>
          <table:table-cell table:formula="of:=([.K1121]*[.K1121]*[.K$2])+([.K1121]*[.L$2])+[.M$2]" office:value-type="float" office:value="405.532218238243">
            <text:p>405.5322182382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8">
            <text:p>1118</text:p>
          </table:table-cell>
          <table:table-cell table:formula="of:=([.G1122]*[.G1122]*[.G$2])+([.G1122]*[.H$2])+[.I$2]" office:value-type="float" office:value="646.787216453957">
            <text:p>646.787216453957</text:p>
          </table:table-cell>
          <table:table-cell table:number-columns-repeated="2"/>
          <table:table-cell office:value-type="float" office:value="1118">
            <text:p>1118</text:p>
          </table:table-cell>
          <table:table-cell table:formula="of:=([.K1122]*[.K1122]*[.K$2])+([.K1122]*[.L$2])+[.M$2]" office:value-type="float" office:value="405.984769643072">
            <text:p>405.9847696430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19">
            <text:p>1119</text:p>
          </table:table-cell>
          <table:table-cell table:formula="of:=([.G1123]*[.G1123]*[.G$2])+([.G1123]*[.H$2])+[.I$2]" office:value-type="float" office:value="647.214983239771">
            <text:p>647.214983239771</text:p>
          </table:table-cell>
          <table:table-cell table:number-columns-repeated="2"/>
          <table:table-cell office:value-type="float" office:value="1119">
            <text:p>1119</text:p>
          </table:table-cell>
          <table:table-cell table:formula="of:=([.K1123]*[.K1123]*[.K$2])+([.K1123]*[.L$2])+[.M$2]" office:value-type="float" office:value="406.437309797932">
            <text:p>406.4373097979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0">
            <text:p>1120</text:p>
          </table:table-cell>
          <table:table-cell table:formula="of:=([.G1124]*[.G1124]*[.G$2])+([.G1124]*[.H$2])+[.I$2]" office:value-type="float" office:value="647.642700221503">
            <text:p>647.642700221503</text:p>
          </table:table-cell>
          <table:table-cell table:number-columns-repeated="2"/>
          <table:table-cell office:value-type="float" office:value="1120">
            <text:p>1120</text:p>
          </table:table-cell>
          <table:table-cell table:formula="of:=([.K1124]*[.K1124]*[.K$2])+([.K1124]*[.L$2])+[.M$2]" office:value-type="float" office:value="406.889838702822">
            <text:p>406.8898387028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1">
            <text:p>1121</text:p>
          </table:table-cell>
          <table:table-cell table:formula="of:=([.G1125]*[.G1125]*[.G$2])+([.G1125]*[.H$2])+[.I$2]" office:value-type="float" office:value="648.070367399154">
            <text:p>648.070367399154</text:p>
          </table:table-cell>
          <table:table-cell table:number-columns-repeated="2"/>
          <table:table-cell office:value-type="float" office:value="1121">
            <text:p>1121</text:p>
          </table:table-cell>
          <table:table-cell table:formula="of:=([.K1125]*[.K1125]*[.K$2])+([.K1125]*[.L$2])+[.M$2]" office:value-type="float" office:value="407.342356357742">
            <text:p>407.3423563577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2">
            <text:p>1122</text:p>
          </table:table-cell>
          <table:table-cell table:formula="of:=([.G1126]*[.G1126]*[.G$2])+([.G1126]*[.H$2])+[.I$2]" office:value-type="float" office:value="648.497984772725">
            <text:p>648.497984772725</text:p>
          </table:table-cell>
          <table:table-cell table:number-columns-repeated="2"/>
          <table:table-cell office:value-type="float" office:value="1122">
            <text:p>1122</text:p>
          </table:table-cell>
          <table:table-cell table:formula="of:=([.K1126]*[.K1126]*[.K$2])+([.K1126]*[.L$2])+[.M$2]" office:value-type="float" office:value="407.794862762692">
            <text:p>407.7948627626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3">
            <text:p>1123</text:p>
          </table:table-cell>
          <table:table-cell table:formula="of:=([.G1127]*[.G1127]*[.G$2])+([.G1127]*[.H$2])+[.I$2]" office:value-type="float" office:value="648.925552342214">
            <text:p>648.925552342214</text:p>
          </table:table-cell>
          <table:table-cell table:number-columns-repeated="2"/>
          <table:table-cell office:value-type="float" office:value="1123">
            <text:p>1123</text:p>
          </table:table-cell>
          <table:table-cell table:formula="of:=([.K1127]*[.K1127]*[.K$2])+([.K1127]*[.L$2])+[.M$2]" office:value-type="float" office:value="408.247357917673">
            <text:p>408.2473579176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4">
            <text:p>1124</text:p>
          </table:table-cell>
          <table:table-cell table:formula="of:=([.G1128]*[.G1128]*[.G$2])+([.G1128]*[.H$2])+[.I$2]" office:value-type="float" office:value="649.353070107622">
            <text:p>649.353070107622</text:p>
          </table:table-cell>
          <table:table-cell table:number-columns-repeated="2"/>
          <table:table-cell office:value-type="float" office:value="1124">
            <text:p>1124</text:p>
          </table:table-cell>
          <table:table-cell table:formula="of:=([.K1128]*[.K1128]*[.K$2])+([.K1128]*[.L$2])+[.M$2]" office:value-type="float" office:value="408.699841822684">
            <text:p>408.6998418226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5">
            <text:p>1125</text:p>
          </table:table-cell>
          <table:table-cell table:formula="of:=([.G1129]*[.G1129]*[.G$2])+([.G1129]*[.H$2])+[.I$2]" office:value-type="float" office:value="649.780538068949">
            <text:p>649.780538068949</text:p>
          </table:table-cell>
          <table:table-cell table:number-columns-repeated="2"/>
          <table:table-cell office:value-type="float" office:value="1125">
            <text:p>1125</text:p>
          </table:table-cell>
          <table:table-cell table:formula="of:=([.K1129]*[.K1129]*[.K$2])+([.K1129]*[.L$2])+[.M$2]" office:value-type="float" office:value="409.152314477725">
            <text:p>409.1523144777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6">
            <text:p>1126</text:p>
          </table:table-cell>
          <table:table-cell table:formula="of:=([.G1130]*[.G1130]*[.G$2])+([.G1130]*[.H$2])+[.I$2]" office:value-type="float" office:value="650.207956226195">
            <text:p>650.207956226195</text:p>
          </table:table-cell>
          <table:table-cell table:number-columns-repeated="2"/>
          <table:table-cell office:value-type="float" office:value="1126">
            <text:p>1126</text:p>
          </table:table-cell>
          <table:table-cell table:formula="of:=([.K1130]*[.K1130]*[.K$2])+([.K1130]*[.L$2])+[.M$2]" office:value-type="float" office:value="409.604775882796">
            <text:p>409.6047758827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7">
            <text:p>1127</text:p>
          </table:table-cell>
          <table:table-cell table:formula="of:=([.G1131]*[.G1131]*[.G$2])+([.G1131]*[.H$2])+[.I$2]" office:value-type="float" office:value="650.63532457936">
            <text:p>650.635324579360</text:p>
          </table:table-cell>
          <table:table-cell table:number-columns-repeated="2"/>
          <table:table-cell office:value-type="float" office:value="1127">
            <text:p>1127</text:p>
          </table:table-cell>
          <table:table-cell table:formula="of:=([.K1131]*[.K1131]*[.K$2])+([.K1131]*[.L$2])+[.M$2]" office:value-type="float" office:value="410.057226037898">
            <text:p>410.0572260378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8">
            <text:p>1128</text:p>
          </table:table-cell>
          <table:table-cell table:formula="of:=([.G1132]*[.G1132]*[.G$2])+([.G1132]*[.H$2])+[.I$2]" office:value-type="float" office:value="651.062643128443">
            <text:p>651.062643128443</text:p>
          </table:table-cell>
          <table:table-cell table:number-columns-repeated="2"/>
          <table:table-cell office:value-type="float" office:value="1128">
            <text:p>1128</text:p>
          </table:table-cell>
          <table:table-cell table:formula="of:=([.K1132]*[.K1132]*[.K$2])+([.K1132]*[.L$2])+[.M$2]" office:value-type="float" office:value="410.50966494303">
            <text:p>410.5096649430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9">
            <text:p>1129</text:p>
          </table:table-cell>
          <table:table-cell table:formula="of:=([.G1133]*[.G1133]*[.G$2])+([.G1133]*[.H$2])+[.I$2]" office:value-type="float" office:value="651.489911873446">
            <text:p>651.489911873446</text:p>
          </table:table-cell>
          <table:table-cell table:number-columns-repeated="2"/>
          <table:table-cell office:value-type="float" office:value="1129">
            <text:p>1129</text:p>
          </table:table-cell>
          <table:table-cell table:formula="of:=([.K1133]*[.K1133]*[.K$2])+([.K1133]*[.L$2])+[.M$2]" office:value-type="float" office:value="410.962092598192">
            <text:p>410.9620925981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0">
            <text:p>1130</text:p>
          </table:table-cell>
          <table:table-cell table:formula="of:=([.G1134]*[.G1134]*[.G$2])+([.G1134]*[.H$2])+[.I$2]" office:value-type="float" office:value="651.917130814368">
            <text:p>651.917130814368</text:p>
          </table:table-cell>
          <table:table-cell table:number-columns-repeated="2"/>
          <table:table-cell office:value-type="float" office:value="1130">
            <text:p>1130</text:p>
          </table:table-cell>
          <table:table-cell table:formula="of:=([.K1134]*[.K1134]*[.K$2])+([.K1134]*[.L$2])+[.M$2]" office:value-type="float" office:value="411.414509003384">
            <text:p>411.4145090033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1">
            <text:p>1131</text:p>
          </table:table-cell>
          <table:table-cell table:formula="of:=([.G1135]*[.G1135]*[.G$2])+([.G1135]*[.H$2])+[.I$2]" office:value-type="float" office:value="652.344299951208">
            <text:p>652.344299951208</text:p>
          </table:table-cell>
          <table:table-cell table:number-columns-repeated="2"/>
          <table:table-cell office:value-type="float" office:value="1131">
            <text:p>1131</text:p>
          </table:table-cell>
          <table:table-cell table:formula="of:=([.K1135]*[.K1135]*[.K$2])+([.K1135]*[.L$2])+[.M$2]" office:value-type="float" office:value="411.866914158607">
            <text:p>411.8669141586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2">
            <text:p>1132</text:p>
          </table:table-cell>
          <table:table-cell table:formula="of:=([.G1136]*[.G1136]*[.G$2])+([.G1136]*[.H$2])+[.I$2]" office:value-type="float" office:value="652.771419283968">
            <text:p>652.771419283968</text:p>
          </table:table-cell>
          <table:table-cell table:number-columns-repeated="2"/>
          <table:table-cell office:value-type="float" office:value="1132">
            <text:p>1132</text:p>
          </table:table-cell>
          <table:table-cell table:formula="of:=([.K1136]*[.K1136]*[.K$2])+([.K1136]*[.L$2])+[.M$2]" office:value-type="float" office:value="412.31930806386">
            <text:p>412.3193080638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3">
            <text:p>1133</text:p>
          </table:table-cell>
          <table:table-cell table:formula="of:=([.G1137]*[.G1137]*[.G$2])+([.G1137]*[.H$2])+[.I$2]" office:value-type="float" office:value="653.198488812646">
            <text:p>653.198488812646</text:p>
          </table:table-cell>
          <table:table-cell table:number-columns-repeated="2"/>
          <table:table-cell office:value-type="float" office:value="1133">
            <text:p>1133</text:p>
          </table:table-cell>
          <table:table-cell table:formula="of:=([.K1137]*[.K1137]*[.K$2])+([.K1137]*[.L$2])+[.M$2]" office:value-type="float" office:value="412.771690719143">
            <text:p>412.7716907191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4">
            <text:p>1134</text:p>
          </table:table-cell>
          <table:table-cell table:formula="of:=([.G1138]*[.G1138]*[.G$2])+([.G1138]*[.H$2])+[.I$2]" office:value-type="float" office:value="653.625508537243">
            <text:p>653.625508537243</text:p>
          </table:table-cell>
          <table:table-cell table:number-columns-repeated="2"/>
          <table:table-cell office:value-type="float" office:value="1134">
            <text:p>1134</text:p>
          </table:table-cell>
          <table:table-cell table:formula="of:=([.K1138]*[.K1138]*[.K$2])+([.K1138]*[.L$2])+[.M$2]" office:value-type="float" office:value="413.224062124456">
            <text:p>413.2240621244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5">
            <text:p>1135</text:p>
          </table:table-cell>
          <table:table-cell table:formula="of:=([.G1139]*[.G1139]*[.G$2])+([.G1139]*[.H$2])+[.I$2]" office:value-type="float" office:value="654.05247845776">
            <text:p>654.052478457760</text:p>
          </table:table-cell>
          <table:table-cell table:number-columns-repeated="2"/>
          <table:table-cell office:value-type="float" office:value="1135">
            <text:p>1135</text:p>
          </table:table-cell>
          <table:table-cell table:formula="of:=([.K1139]*[.K1139]*[.K$2])+([.K1139]*[.L$2])+[.M$2]" office:value-type="float" office:value="413.676422279799">
            <text:p>413.6764222797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6">
            <text:p>1136</text:p>
          </table:table-cell>
          <table:table-cell table:formula="of:=([.G1140]*[.G1140]*[.G$2])+([.G1140]*[.H$2])+[.I$2]" office:value-type="float" office:value="654.479398574195">
            <text:p>654.479398574195</text:p>
          </table:table-cell>
          <table:table-cell table:number-columns-repeated="2"/>
          <table:table-cell office:value-type="float" office:value="1136">
            <text:p>1136</text:p>
          </table:table-cell>
          <table:table-cell table:formula="of:=([.K1140]*[.K1140]*[.K$2])+([.K1140]*[.L$2])+[.M$2]" office:value-type="float" office:value="414.128771185173">
            <text:p>414.1287711851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7">
            <text:p>1137</text:p>
          </table:table-cell>
          <table:table-cell table:formula="of:=([.G1141]*[.G1141]*[.G$2])+([.G1141]*[.H$2])+[.I$2]" office:value-type="float" office:value="654.906268886549">
            <text:p>654.906268886549</text:p>
          </table:table-cell>
          <table:table-cell table:number-columns-repeated="2"/>
          <table:table-cell office:value-type="float" office:value="1137">
            <text:p>1137</text:p>
          </table:table-cell>
          <table:table-cell table:formula="of:=([.K1141]*[.K1141]*[.K$2])+([.K1141]*[.L$2])+[.M$2]" office:value-type="float" office:value="414.581108840577">
            <text:p>414.5811088405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8">
            <text:p>1138</text:p>
          </table:table-cell>
          <table:table-cell table:formula="of:=([.G1142]*[.G1142]*[.G$2])+([.G1142]*[.H$2])+[.I$2]" office:value-type="float" office:value="655.333089394822">
            <text:p>655.333089394822</text:p>
          </table:table-cell>
          <table:table-cell table:number-columns-repeated="2"/>
          <table:table-cell office:value-type="float" office:value="1138">
            <text:p>1138</text:p>
          </table:table-cell>
          <table:table-cell table:formula="of:=([.K1142]*[.K1142]*[.K$2])+([.K1142]*[.L$2])+[.M$2]" office:value-type="float" office:value="415.033435246011">
            <text:p>415.0334352460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39">
            <text:p>1139</text:p>
          </table:table-cell>
          <table:table-cell table:formula="of:=([.G1143]*[.G1143]*[.G$2])+([.G1143]*[.H$2])+[.I$2]" office:value-type="float" office:value="655.759860099013">
            <text:p>655.759860099013</text:p>
          </table:table-cell>
          <table:table-cell table:number-columns-repeated="2"/>
          <table:table-cell office:value-type="float" office:value="1139">
            <text:p>1139</text:p>
          </table:table-cell>
          <table:table-cell table:formula="of:=([.K1143]*[.K1143]*[.K$2])+([.K1143]*[.L$2])+[.M$2]" office:value-type="float" office:value="415.485750401476">
            <text:p>415.4857504014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0">
            <text:p>1140</text:p>
          </table:table-cell>
          <table:table-cell table:formula="of:=([.G1144]*[.G1144]*[.G$2])+([.G1144]*[.H$2])+[.I$2]" office:value-type="float" office:value="656.186580999124">
            <text:p>656.186580999124</text:p>
          </table:table-cell>
          <table:table-cell table:number-columns-repeated="2"/>
          <table:table-cell office:value-type="float" office:value="1140">
            <text:p>1140</text:p>
          </table:table-cell>
          <table:table-cell table:formula="of:=([.K1144]*[.K1144]*[.K$2])+([.K1144]*[.L$2])+[.M$2]" office:value-type="float" office:value="415.938054306971">
            <text:p>415.9380543069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1">
            <text:p>1141</text:p>
          </table:table-cell>
          <table:table-cell table:formula="of:=([.G1145]*[.G1145]*[.G$2])+([.G1145]*[.H$2])+[.I$2]" office:value-type="float" office:value="656.613252095154">
            <text:p>656.613252095154</text:p>
          </table:table-cell>
          <table:table-cell table:number-columns-repeated="2"/>
          <table:table-cell office:value-type="float" office:value="1141">
            <text:p>1141</text:p>
          </table:table-cell>
          <table:table-cell table:formula="of:=([.K1145]*[.K1145]*[.K$2])+([.K1145]*[.L$2])+[.M$2]" office:value-type="float" office:value="416.390346962496">
            <text:p>416.3903469624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2">
            <text:p>1142</text:p>
          </table:table-cell>
          <table:table-cell table:formula="of:=([.G1146]*[.G1146]*[.G$2])+([.G1146]*[.H$2])+[.I$2]" office:value-type="float" office:value="657.039873387103">
            <text:p>657.039873387103</text:p>
          </table:table-cell>
          <table:table-cell table:number-columns-repeated="2"/>
          <table:table-cell office:value-type="float" office:value="1142">
            <text:p>1142</text:p>
          </table:table-cell>
          <table:table-cell table:formula="of:=([.K1146]*[.K1146]*[.K$2])+([.K1146]*[.L$2])+[.M$2]" office:value-type="float" office:value="416.842628368051">
            <text:p>416.8426283680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3">
            <text:p>1143</text:p>
          </table:table-cell>
          <table:table-cell table:formula="of:=([.G1147]*[.G1147]*[.G$2])+([.G1147]*[.H$2])+[.I$2]" office:value-type="float" office:value="657.46644487497">
            <text:p>657.466444874970</text:p>
          </table:table-cell>
          <table:table-cell table:number-columns-repeated="2"/>
          <table:table-cell office:value-type="float" office:value="1143">
            <text:p>1143</text:p>
          </table:table-cell>
          <table:table-cell table:formula="of:=([.K1147]*[.K1147]*[.K$2])+([.K1147]*[.L$2])+[.M$2]" office:value-type="float" office:value="417.294898523636">
            <text:p>417.2948985236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4">
            <text:p>1144</text:p>
          </table:table-cell>
          <table:table-cell table:formula="of:=([.G1148]*[.G1148]*[.G$2])+([.G1148]*[.H$2])+[.I$2]" office:value-type="float" office:value="657.892966558756">
            <text:p>657.892966558756</text:p>
          </table:table-cell>
          <table:table-cell table:number-columns-repeated="2"/>
          <table:table-cell office:value-type="float" office:value="1144">
            <text:p>1144</text:p>
          </table:table-cell>
          <table:table-cell table:formula="of:=([.K1148]*[.K1148]*[.K$2])+([.K1148]*[.L$2])+[.M$2]" office:value-type="float" office:value="417.747157429252">
            <text:p>417.7471574292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5">
            <text:p>1145</text:p>
          </table:table-cell>
          <table:table-cell table:formula="of:=([.G1149]*[.G1149]*[.G$2])+([.G1149]*[.H$2])+[.I$2]" office:value-type="float" office:value="658.319438438462">
            <text:p>658.319438438462</text:p>
          </table:table-cell>
          <table:table-cell table:number-columns-repeated="2"/>
          <table:table-cell office:value-type="float" office:value="1145">
            <text:p>1145</text:p>
          </table:table-cell>
          <table:table-cell table:formula="of:=([.K1149]*[.K1149]*[.K$2])+([.K1149]*[.L$2])+[.M$2]" office:value-type="float" office:value="418.199405084898">
            <text:p>418.1994050848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6">
            <text:p>1146</text:p>
          </table:table-cell>
          <table:table-cell table:formula="of:=([.G1150]*[.G1150]*[.G$2])+([.G1150]*[.H$2])+[.I$2]" office:value-type="float" office:value="658.745860514086">
            <text:p>658.745860514086</text:p>
          </table:table-cell>
          <table:table-cell table:number-columns-repeated="2"/>
          <table:table-cell office:value-type="float" office:value="1146">
            <text:p>1146</text:p>
          </table:table-cell>
          <table:table-cell table:formula="of:=([.K1150]*[.K1150]*[.K$2])+([.K1150]*[.L$2])+[.M$2]" office:value-type="float" office:value="418.651641490574">
            <text:p>418.6516414905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7">
            <text:p>1147</text:p>
          </table:table-cell>
          <table:table-cell table:formula="of:=([.G1151]*[.G1151]*[.G$2])+([.G1151]*[.H$2])+[.I$2]" office:value-type="float" office:value="659.172232785629">
            <text:p>659.172232785629</text:p>
          </table:table-cell>
          <table:table-cell table:number-columns-repeated="2"/>
          <table:table-cell office:value-type="float" office:value="1147">
            <text:p>1147</text:p>
          </table:table-cell>
          <table:table-cell table:formula="of:=([.K1151]*[.K1151]*[.K$2])+([.K1151]*[.L$2])+[.M$2]" office:value-type="float" office:value="419.103866646281">
            <text:p>419.1038666462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8">
            <text:p>1148</text:p>
          </table:table-cell>
          <table:table-cell table:formula="of:=([.G1152]*[.G1152]*[.G$2])+([.G1152]*[.H$2])+[.I$2]" office:value-type="float" office:value="659.598555253091">
            <text:p>659.598555253091</text:p>
          </table:table-cell>
          <table:table-cell table:number-columns-repeated="2"/>
          <table:table-cell office:value-type="float" office:value="1148">
            <text:p>1148</text:p>
          </table:table-cell>
          <table:table-cell table:formula="of:=([.K1152]*[.K1152]*[.K$2])+([.K1152]*[.L$2])+[.M$2]" office:value-type="float" office:value="419.556080552017">
            <text:p>419.5560805520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49">
            <text:p>1149</text:p>
          </table:table-cell>
          <table:table-cell table:formula="of:=([.G1153]*[.G1153]*[.G$2])+([.G1153]*[.H$2])+[.I$2]" office:value-type="float" office:value="660.024827916472">
            <text:p>660.024827916472</text:p>
          </table:table-cell>
          <table:table-cell table:number-columns-repeated="2"/>
          <table:table-cell office:value-type="float" office:value="1149">
            <text:p>1149</text:p>
          </table:table-cell>
          <table:table-cell table:formula="of:=([.K1153]*[.K1153]*[.K$2])+([.K1153]*[.L$2])+[.M$2]" office:value-type="float" office:value="420.008283207784">
            <text:p>420.0082832077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0">
            <text:p>1150</text:p>
          </table:table-cell>
          <table:table-cell table:formula="of:=([.G1154]*[.G1154]*[.G$2])+([.G1154]*[.H$2])+[.I$2]" office:value-type="float" office:value="660.451050775772">
            <text:p>660.451050775772</text:p>
          </table:table-cell>
          <table:table-cell table:number-columns-repeated="2"/>
          <table:table-cell office:value-type="float" office:value="1150">
            <text:p>1150</text:p>
          </table:table-cell>
          <table:table-cell table:formula="of:=([.K1154]*[.K1154]*[.K$2])+([.K1154]*[.L$2])+[.M$2]" office:value-type="float" office:value="420.460474613582">
            <text:p>420.4604746135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1">
            <text:p>1151</text:p>
          </table:table-cell>
          <table:table-cell table:formula="of:=([.G1155]*[.G1155]*[.G$2])+([.G1155]*[.H$2])+[.I$2]" office:value-type="float" office:value="660.877223830991">
            <text:p>660.877223830991</text:p>
          </table:table-cell>
          <table:table-cell table:number-columns-repeated="2"/>
          <table:table-cell office:value-type="float" office:value="1151">
            <text:p>1151</text:p>
          </table:table-cell>
          <table:table-cell table:formula="of:=([.K1155]*[.K1155]*[.K$2])+([.K1155]*[.L$2])+[.M$2]" office:value-type="float" office:value="420.912654769409">
            <text:p>420.9126547694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2">
            <text:p>1152</text:p>
          </table:table-cell>
          <table:table-cell table:formula="of:=([.G1156]*[.G1156]*[.G$2])+([.G1156]*[.H$2])+[.I$2]" office:value-type="float" office:value="661.303347082129">
            <text:p>661.303347082129</text:p>
          </table:table-cell>
          <table:table-cell table:number-columns-repeated="2"/>
          <table:table-cell office:value-type="float" office:value="1152">
            <text:p>1152</text:p>
          </table:table-cell>
          <table:table-cell table:formula="of:=([.K1156]*[.K1156]*[.K$2])+([.K1156]*[.L$2])+[.M$2]" office:value-type="float" office:value="421.364823675266">
            <text:p>421.3648236752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3">
            <text:p>1153</text:p>
          </table:table-cell>
          <table:table-cell table:formula="of:=([.G1157]*[.G1157]*[.G$2])+([.G1157]*[.H$2])+[.I$2]" office:value-type="float" office:value="661.729420529186">
            <text:p>661.729420529186</text:p>
          </table:table-cell>
          <table:table-cell table:number-columns-repeated="2"/>
          <table:table-cell office:value-type="float" office:value="1153">
            <text:p>1153</text:p>
          </table:table-cell>
          <table:table-cell table:formula="of:=([.K1157]*[.K1157]*[.K$2])+([.K1157]*[.L$2])+[.M$2]" office:value-type="float" office:value="421.816981331154">
            <text:p>421.8169813311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4">
            <text:p>1154</text:p>
          </table:table-cell>
          <table:table-cell table:formula="of:=([.G1158]*[.G1158]*[.G$2])+([.G1158]*[.H$2])+[.I$2]" office:value-type="float" office:value="662.155444172161">
            <text:p>662.155444172161</text:p>
          </table:table-cell>
          <table:table-cell table:number-columns-repeated="2"/>
          <table:table-cell office:value-type="float" office:value="1154">
            <text:p>1154</text:p>
          </table:table-cell>
          <table:table-cell table:formula="of:=([.K1158]*[.K1158]*[.K$2])+([.K1158]*[.L$2])+[.M$2]" office:value-type="float" office:value="422.269127737073">
            <text:p>422.2691277370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5">
            <text:p>1155</text:p>
          </table:table-cell>
          <table:table-cell table:formula="of:=([.G1159]*[.G1159]*[.G$2])+([.G1159]*[.H$2])+[.I$2]" office:value-type="float" office:value="662.581418011056">
            <text:p>662.581418011056</text:p>
          </table:table-cell>
          <table:table-cell table:number-columns-repeated="2"/>
          <table:table-cell office:value-type="float" office:value="1155">
            <text:p>1155</text:p>
          </table:table-cell>
          <table:table-cell table:formula="of:=([.K1159]*[.K1159]*[.K$2])+([.K1159]*[.L$2])+[.M$2]" office:value-type="float" office:value="422.721262893021">
            <text:p>422.7212628930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6">
            <text:p>1156</text:p>
          </table:table-cell>
          <table:table-cell table:formula="of:=([.G1160]*[.G1160]*[.G$2])+([.G1160]*[.H$2])+[.I$2]" office:value-type="float" office:value="663.007342045869">
            <text:p>663.007342045869</text:p>
          </table:table-cell>
          <table:table-cell table:number-columns-repeated="2"/>
          <table:table-cell office:value-type="float" office:value="1156">
            <text:p>1156</text:p>
          </table:table-cell>
          <table:table-cell table:formula="of:=([.K1160]*[.K1160]*[.K$2])+([.K1160]*[.L$2])+[.M$2]" office:value-type="float" office:value="423.173386799">
            <text:p>423.1733867990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7">
            <text:p>1157</text:p>
          </table:table-cell>
          <table:table-cell table:formula="of:=([.G1161]*[.G1161]*[.G$2])+([.G1161]*[.H$2])+[.I$2]" office:value-type="float" office:value="663.433216276601">
            <text:p>663.433216276601</text:p>
          </table:table-cell>
          <table:table-cell table:number-columns-repeated="2"/>
          <table:table-cell office:value-type="float" office:value="1157">
            <text:p>1157</text:p>
          </table:table-cell>
          <table:table-cell table:formula="of:=([.K1161]*[.K1161]*[.K$2])+([.K1161]*[.L$2])+[.M$2]" office:value-type="float" office:value="423.625499455008">
            <text:p>423.6254994550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8">
            <text:p>1158</text:p>
          </table:table-cell>
          <table:table-cell table:formula="of:=([.G1162]*[.G1162]*[.G$2])+([.G1162]*[.H$2])+[.I$2]" office:value-type="float" office:value="663.859040703253">
            <text:p>663.859040703253</text:p>
          </table:table-cell>
          <table:table-cell table:number-columns-repeated="2"/>
          <table:table-cell office:value-type="float" office:value="1158">
            <text:p>1158</text:p>
          </table:table-cell>
          <table:table-cell table:formula="of:=([.K1162]*[.K1162]*[.K$2])+([.K1162]*[.L$2])+[.M$2]" office:value-type="float" office:value="424.077600861047">
            <text:p>424.0776008610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59">
            <text:p>1159</text:p>
          </table:table-cell>
          <table:table-cell table:formula="of:=([.G1163]*[.G1163]*[.G$2])+([.G1163]*[.H$2])+[.I$2]" office:value-type="float" office:value="664.284815325823">
            <text:p>664.284815325823</text:p>
          </table:table-cell>
          <table:table-cell table:number-columns-repeated="2"/>
          <table:table-cell office:value-type="float" office:value="1159">
            <text:p>1159</text:p>
          </table:table-cell>
          <table:table-cell table:formula="of:=([.K1163]*[.K1163]*[.K$2])+([.K1163]*[.L$2])+[.M$2]" office:value-type="float" office:value="424.529691017117">
            <text:p>424.5296910171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0">
            <text:p>1160</text:p>
          </table:table-cell>
          <table:table-cell table:formula="of:=([.G1164]*[.G1164]*[.G$2])+([.G1164]*[.H$2])+[.I$2]" office:value-type="float" office:value="664.710540144312">
            <text:p>664.710540144312</text:p>
          </table:table-cell>
          <table:table-cell table:number-columns-repeated="2"/>
          <table:table-cell office:value-type="float" office:value="1160">
            <text:p>1160</text:p>
          </table:table-cell>
          <table:table-cell table:formula="of:=([.K1164]*[.K1164]*[.K$2])+([.K1164]*[.L$2])+[.M$2]" office:value-type="float" office:value="424.981769923216">
            <text:p>424.9817699232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1">
            <text:p>1161</text:p>
          </table:table-cell>
          <table:table-cell table:formula="of:=([.G1165]*[.G1165]*[.G$2])+([.G1165]*[.H$2])+[.I$2]" office:value-type="float" office:value="665.13621515872">
            <text:p>665.136215158720</text:p>
          </table:table-cell>
          <table:table-cell table:number-columns-repeated="2"/>
          <table:table-cell office:value-type="float" office:value="1161">
            <text:p>1161</text:p>
          </table:table-cell>
          <table:table-cell table:formula="of:=([.K1165]*[.K1165]*[.K$2])+([.K1165]*[.L$2])+[.M$2]" office:value-type="float" office:value="425.433837579346">
            <text:p>425.4338375793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2">
            <text:p>1162</text:p>
          </table:table-cell>
          <table:table-cell table:formula="of:=([.G1166]*[.G1166]*[.G$2])+([.G1166]*[.H$2])+[.I$2]" office:value-type="float" office:value="665.561840369047">
            <text:p>665.561840369047</text:p>
          </table:table-cell>
          <table:table-cell table:number-columns-repeated="2"/>
          <table:table-cell office:value-type="float" office:value="1162">
            <text:p>1162</text:p>
          </table:table-cell>
          <table:table-cell table:formula="of:=([.K1166]*[.K1166]*[.K$2])+([.K1166]*[.L$2])+[.M$2]" office:value-type="float" office:value="425.885893985506">
            <text:p>425.8858939855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3">
            <text:p>1163</text:p>
          </table:table-cell>
          <table:table-cell table:formula="of:=([.G1167]*[.G1167]*[.G$2])+([.G1167]*[.H$2])+[.I$2]" office:value-type="float" office:value="665.987415775293">
            <text:p>665.987415775293</text:p>
          </table:table-cell>
          <table:table-cell table:number-columns-repeated="2"/>
          <table:table-cell office:value-type="float" office:value="1163">
            <text:p>1163</text:p>
          </table:table-cell>
          <table:table-cell table:formula="of:=([.K1167]*[.K1167]*[.K$2])+([.K1167]*[.L$2])+[.M$2]" office:value-type="float" office:value="426.337939141696">
            <text:p>426.3379391416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4">
            <text:p>1164</text:p>
          </table:table-cell>
          <table:table-cell table:formula="of:=([.G1168]*[.G1168]*[.G$2])+([.G1168]*[.H$2])+[.I$2]" office:value-type="float" office:value="666.412941377457">
            <text:p>666.412941377457</text:p>
          </table:table-cell>
          <table:table-cell table:number-columns-repeated="2"/>
          <table:table-cell office:value-type="float" office:value="1164">
            <text:p>1164</text:p>
          </table:table-cell>
          <table:table-cell table:formula="of:=([.K1168]*[.K1168]*[.K$2])+([.K1168]*[.L$2])+[.M$2]" office:value-type="float" office:value="426.789973047917">
            <text:p>426.7899730479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5">
            <text:p>1165</text:p>
          </table:table-cell>
          <table:table-cell table:formula="of:=([.G1169]*[.G1169]*[.G$2])+([.G1169]*[.H$2])+[.I$2]" office:value-type="float" office:value="666.838417175541">
            <text:p>666.838417175541</text:p>
          </table:table-cell>
          <table:table-cell table:number-columns-repeated="2"/>
          <table:table-cell office:value-type="float" office:value="1165">
            <text:p>1165</text:p>
          </table:table-cell>
          <table:table-cell table:formula="of:=([.K1169]*[.K1169]*[.K$2])+([.K1169]*[.L$2])+[.M$2]" office:value-type="float" office:value="427.241995704168">
            <text:p>427.2419957041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6">
            <text:p>1166</text:p>
          </table:table-cell>
          <table:table-cell table:formula="of:=([.G1170]*[.G1170]*[.G$2])+([.G1170]*[.H$2])+[.I$2]" office:value-type="float" office:value="667.263843169544">
            <text:p>667.263843169544</text:p>
          </table:table-cell>
          <table:table-cell table:number-columns-repeated="2"/>
          <table:table-cell office:value-type="float" office:value="1166">
            <text:p>1166</text:p>
          </table:table-cell>
          <table:table-cell table:formula="of:=([.K1170]*[.K1170]*[.K$2])+([.K1170]*[.L$2])+[.M$2]" office:value-type="float" office:value="427.694007110449">
            <text:p>427.6940071104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7">
            <text:p>1167</text:p>
          </table:table-cell>
          <table:table-cell table:formula="of:=([.G1171]*[.G1171]*[.G$2])+([.G1171]*[.H$2])+[.I$2]" office:value-type="float" office:value="667.689219359465">
            <text:p>667.689219359465</text:p>
          </table:table-cell>
          <table:table-cell table:number-columns-repeated="2"/>
          <table:table-cell office:value-type="float" office:value="1167">
            <text:p>1167</text:p>
          </table:table-cell>
          <table:table-cell table:formula="of:=([.K1171]*[.K1171]*[.K$2])+([.K1171]*[.L$2])+[.M$2]" office:value-type="float" office:value="428.14600726676">
            <text:p>428.1460072667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8">
            <text:p>1168</text:p>
          </table:table-cell>
          <table:table-cell table:formula="of:=([.G1172]*[.G1172]*[.G$2])+([.G1172]*[.H$2])+[.I$2]" office:value-type="float" office:value="668.114545745306">
            <text:p>668.114545745306</text:p>
          </table:table-cell>
          <table:table-cell table:number-columns-repeated="2"/>
          <table:table-cell office:value-type="float" office:value="1168">
            <text:p>1168</text:p>
          </table:table-cell>
          <table:table-cell table:formula="of:=([.K1172]*[.K1172]*[.K$2])+([.K1172]*[.L$2])+[.M$2]" office:value-type="float" office:value="428.597996173101">
            <text:p>428.5979961731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9">
            <text:p>1169</text:p>
          </table:table-cell>
          <table:table-cell table:formula="of:=([.G1173]*[.G1173]*[.G$2])+([.G1173]*[.H$2])+[.I$2]" office:value-type="float" office:value="668.539822327065">
            <text:p>668.539822327065</text:p>
          </table:table-cell>
          <table:table-cell table:number-columns-repeated="2"/>
          <table:table-cell office:value-type="float" office:value="1169">
            <text:p>1169</text:p>
          </table:table-cell>
          <table:table-cell table:formula="of:=([.K1173]*[.K1173]*[.K$2])+([.K1173]*[.L$2])+[.M$2]" office:value-type="float" office:value="429.049973829473">
            <text:p>429.0499738294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0">
            <text:p>1170</text:p>
          </table:table-cell>
          <table:table-cell table:formula="of:=([.G1174]*[.G1174]*[.G$2])+([.G1174]*[.H$2])+[.I$2]" office:value-type="float" office:value="668.965049104743">
            <text:p>668.965049104743</text:p>
          </table:table-cell>
          <table:table-cell table:number-columns-repeated="2"/>
          <table:table-cell office:value-type="float" office:value="1170">
            <text:p>1170</text:p>
          </table:table-cell>
          <table:table-cell table:formula="of:=([.K1174]*[.K1174]*[.K$2])+([.K1174]*[.L$2])+[.M$2]" office:value-type="float" office:value="429.501940235875">
            <text:p>429.5019402358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1">
            <text:p>1171</text:p>
          </table:table-cell>
          <table:table-cell table:formula="of:=([.G1175]*[.G1175]*[.G$2])+([.G1175]*[.H$2])+[.I$2]" office:value-type="float" office:value="669.39022607834">
            <text:p>669.390226078340</text:p>
          </table:table-cell>
          <table:table-cell table:number-columns-repeated="2"/>
          <table:table-cell office:value-type="float" office:value="1171">
            <text:p>1171</text:p>
          </table:table-cell>
          <table:table-cell table:formula="of:=([.K1175]*[.K1175]*[.K$2])+([.K1175]*[.L$2])+[.M$2]" office:value-type="float" office:value="429.953895392307">
            <text:p>429.9538953923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2">
            <text:p>1172</text:p>
          </table:table-cell>
          <table:table-cell table:formula="of:=([.G1176]*[.G1176]*[.G$2])+([.G1176]*[.H$2])+[.I$2]" office:value-type="float" office:value="669.815353247856">
            <text:p>669.815353247856</text:p>
          </table:table-cell>
          <table:table-cell table:number-columns-repeated="2"/>
          <table:table-cell office:value-type="float" office:value="1172">
            <text:p>1172</text:p>
          </table:table-cell>
          <table:table-cell table:formula="of:=([.K1176]*[.K1176]*[.K$2])+([.K1176]*[.L$2])+[.M$2]" office:value-type="float" office:value="430.40583929877">
            <text:p>430.4058392987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3">
            <text:p>1173</text:p>
          </table:table-cell>
          <table:table-cell table:formula="of:=([.G1177]*[.G1177]*[.G$2])+([.G1177]*[.H$2])+[.I$2]" office:value-type="float" office:value="670.240430613291">
            <text:p>670.240430613291</text:p>
          </table:table-cell>
          <table:table-cell table:number-columns-repeated="2"/>
          <table:table-cell office:value-type="float" office:value="1173">
            <text:p>1173</text:p>
          </table:table-cell>
          <table:table-cell table:formula="of:=([.K1177]*[.K1177]*[.K$2])+([.K1177]*[.L$2])+[.M$2]" office:value-type="float" office:value="430.857771955262">
            <text:p>430.8577719552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4">
            <text:p>1174</text:p>
          </table:table-cell>
          <table:table-cell table:formula="of:=([.G1178]*[.G1178]*[.G$2])+([.G1178]*[.H$2])+[.I$2]" office:value-type="float" office:value="670.665458174645">
            <text:p>670.665458174645</text:p>
          </table:table-cell>
          <table:table-cell table:number-columns-repeated="2"/>
          <table:table-cell office:value-type="float" office:value="1174">
            <text:p>1174</text:p>
          </table:table-cell>
          <table:table-cell table:formula="of:=([.K1178]*[.K1178]*[.K$2])+([.K1178]*[.L$2])+[.M$2]" office:value-type="float" office:value="431.309693361785">
            <text:p>431.3096933617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5">
            <text:p>1175</text:p>
          </table:table-cell>
          <table:table-cell table:formula="of:=([.G1179]*[.G1179]*[.G$2])+([.G1179]*[.H$2])+[.I$2]" office:value-type="float" office:value="671.090435931918">
            <text:p>671.090435931918</text:p>
          </table:table-cell>
          <table:table-cell table:number-columns-repeated="2"/>
          <table:table-cell office:value-type="float" office:value="1175">
            <text:p>1175</text:p>
          </table:table-cell>
          <table:table-cell table:formula="of:=([.K1179]*[.K1179]*[.K$2])+([.K1179]*[.L$2])+[.M$2]" office:value-type="float" office:value="431.761603518338">
            <text:p>431.7616035183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6">
            <text:p>1176</text:p>
          </table:table-cell>
          <table:table-cell table:formula="of:=([.G1180]*[.G1180]*[.G$2])+([.G1180]*[.H$2])+[.I$2]" office:value-type="float" office:value="671.51536388511">
            <text:p>671.515363885110</text:p>
          </table:table-cell>
          <table:table-cell table:number-columns-repeated="2"/>
          <table:table-cell office:value-type="float" office:value="1176">
            <text:p>1176</text:p>
          </table:table-cell>
          <table:table-cell table:formula="of:=([.K1180]*[.K1180]*[.K$2])+([.K1180]*[.L$2])+[.M$2]" office:value-type="float" office:value="432.213502424922">
            <text:p>432.2135024249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7">
            <text:p>1177</text:p>
          </table:table-cell>
          <table:table-cell table:formula="of:=([.G1181]*[.G1181]*[.G$2])+([.G1181]*[.H$2])+[.I$2]" office:value-type="float" office:value="671.940242034221">
            <text:p>671.940242034221</text:p>
          </table:table-cell>
          <table:table-cell table:number-columns-repeated="2"/>
          <table:table-cell office:value-type="float" office:value="1177">
            <text:p>1177</text:p>
          </table:table-cell>
          <table:table-cell table:formula="of:=([.K1181]*[.K1181]*[.K$2])+([.K1181]*[.L$2])+[.M$2]" office:value-type="float" office:value="432.665390081536">
            <text:p>432.6653900815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8">
            <text:p>1178</text:p>
          </table:table-cell>
          <table:table-cell table:formula="of:=([.G1182]*[.G1182]*[.G$2])+([.G1182]*[.H$2])+[.I$2]" office:value-type="float" office:value="672.36507037925">
            <text:p>672.365070379250</text:p>
          </table:table-cell>
          <table:table-cell table:number-columns-repeated="2"/>
          <table:table-cell office:value-type="float" office:value="1178">
            <text:p>1178</text:p>
          </table:table-cell>
          <table:table-cell table:formula="of:=([.K1182]*[.K1182]*[.K$2])+([.K1182]*[.L$2])+[.M$2]" office:value-type="float" office:value="433.117266488179">
            <text:p>433.1172664881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79">
            <text:p>1179</text:p>
          </table:table-cell>
          <table:table-cell table:formula="of:=([.G1183]*[.G1183]*[.G$2])+([.G1183]*[.H$2])+[.I$2]" office:value-type="float" office:value="672.789848920199">
            <text:p>672.789848920199</text:p>
          </table:table-cell>
          <table:table-cell table:number-columns-repeated="2"/>
          <table:table-cell office:value-type="float" office:value="1179">
            <text:p>1179</text:p>
          </table:table-cell>
          <table:table-cell table:formula="of:=([.K1183]*[.K1183]*[.K$2])+([.K1183]*[.L$2])+[.M$2]" office:value-type="float" office:value="433.569131644854">
            <text:p>433.5691316448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0">
            <text:p>1180</text:p>
          </table:table-cell>
          <table:table-cell table:formula="of:=([.G1184]*[.G1184]*[.G$2])+([.G1184]*[.H$2])+[.I$2]" office:value-type="float" office:value="673.214577657066">
            <text:p>673.214577657066</text:p>
          </table:table-cell>
          <table:table-cell table:number-columns-repeated="2"/>
          <table:table-cell office:value-type="float" office:value="1180">
            <text:p>1180</text:p>
          </table:table-cell>
          <table:table-cell table:formula="of:=([.K1184]*[.K1184]*[.K$2])+([.K1184]*[.L$2])+[.M$2]" office:value-type="float" office:value="434.020985551558">
            <text:p>434.0209855515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1">
            <text:p>1181</text:p>
          </table:table-cell>
          <table:table-cell table:formula="of:=([.G1185]*[.G1185]*[.G$2])+([.G1185]*[.H$2])+[.I$2]" office:value-type="float" office:value="673.639256589853">
            <text:p>673.639256589853</text:p>
          </table:table-cell>
          <table:table-cell table:number-columns-repeated="2"/>
          <table:table-cell office:value-type="float" office:value="1181">
            <text:p>1181</text:p>
          </table:table-cell>
          <table:table-cell table:formula="of:=([.K1185]*[.K1185]*[.K$2])+([.K1185]*[.L$2])+[.M$2]" office:value-type="float" office:value="434.472828208293">
            <text:p>434.4728282082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2">
            <text:p>1182</text:p>
          </table:table-cell>
          <table:table-cell table:formula="of:=([.G1186]*[.G1186]*[.G$2])+([.G1186]*[.H$2])+[.I$2]" office:value-type="float" office:value="674.063885718558">
            <text:p>674.063885718558</text:p>
          </table:table-cell>
          <table:table-cell table:number-columns-repeated="2"/>
          <table:table-cell office:value-type="float" office:value="1182">
            <text:p>1182</text:p>
          </table:table-cell>
          <table:table-cell table:formula="of:=([.K1186]*[.K1186]*[.K$2])+([.K1186]*[.L$2])+[.M$2]" office:value-type="float" office:value="434.924659615057">
            <text:p>434.9246596150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3">
            <text:p>1183</text:p>
          </table:table-cell>
          <table:table-cell table:formula="of:=([.G1187]*[.G1187]*[.G$2])+([.G1187]*[.H$2])+[.I$2]" office:value-type="float" office:value="674.488465043182">
            <text:p>674.488465043182</text:p>
          </table:table-cell>
          <table:table-cell table:number-columns-repeated="2"/>
          <table:table-cell office:value-type="float" office:value="1183">
            <text:p>1183</text:p>
          </table:table-cell>
          <table:table-cell table:formula="of:=([.K1187]*[.K1187]*[.K$2])+([.K1187]*[.L$2])+[.M$2]" office:value-type="float" office:value="435.376479771853">
            <text:p>435.3764797718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4">
            <text:p>1184</text:p>
          </table:table-cell>
          <table:table-cell table:formula="of:=([.G1188]*[.G1188]*[.G$2])+([.G1188]*[.H$2])+[.I$2]" office:value-type="float" office:value="674.912994563725">
            <text:p>674.912994563725</text:p>
          </table:table-cell>
          <table:table-cell table:number-columns-repeated="2"/>
          <table:table-cell office:value-type="float" office:value="1184">
            <text:p>1184</text:p>
          </table:table-cell>
          <table:table-cell table:formula="of:=([.K1188]*[.K1188]*[.K$2])+([.K1188]*[.L$2])+[.M$2]" office:value-type="float" office:value="435.828288678678">
            <text:p>435.8282886786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5">
            <text:p>1185</text:p>
          </table:table-cell>
          <table:table-cell table:formula="of:=([.G1189]*[.G1189]*[.G$2])+([.G1189]*[.H$2])+[.I$2]" office:value-type="float" office:value="675.337474280187">
            <text:p>675.337474280187</text:p>
          </table:table-cell>
          <table:table-cell table:number-columns-repeated="2"/>
          <table:table-cell office:value-type="float" office:value="1185">
            <text:p>1185</text:p>
          </table:table-cell>
          <table:table-cell table:formula="of:=([.K1189]*[.K1189]*[.K$2])+([.K1189]*[.L$2])+[.M$2]" office:value-type="float" office:value="436.280086335533">
            <text:p>436.2800863355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6">
            <text:p>1186</text:p>
          </table:table-cell>
          <table:table-cell table:formula="of:=([.G1190]*[.G1190]*[.G$2])+([.G1190]*[.H$2])+[.I$2]" office:value-type="float" office:value="675.761904192568">
            <text:p>675.761904192568</text:p>
          </table:table-cell>
          <table:table-cell table:number-columns-repeated="2"/>
          <table:table-cell office:value-type="float" office:value="1186">
            <text:p>1186</text:p>
          </table:table-cell>
          <table:table-cell table:formula="of:=([.K1190]*[.K1190]*[.K$2])+([.K1190]*[.L$2])+[.M$2]" office:value-type="float" office:value="436.731872742419">
            <text:p>436.7318727424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7">
            <text:p>1187</text:p>
          </table:table-cell>
          <table:table-cell table:formula="of:=([.G1191]*[.G1191]*[.G$2])+([.G1191]*[.H$2])+[.I$2]" office:value-type="float" office:value="676.186284300868">
            <text:p>676.186284300868</text:p>
          </table:table-cell>
          <table:table-cell table:number-columns-repeated="2"/>
          <table:table-cell office:value-type="float" office:value="1187">
            <text:p>1187</text:p>
          </table:table-cell>
          <table:table-cell table:formula="of:=([.K1191]*[.K1191]*[.K$2])+([.K1191]*[.L$2])+[.M$2]" office:value-type="float" office:value="437.183647899335">
            <text:p>437.1836478993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8">
            <text:p>1188</text:p>
          </table:table-cell>
          <table:table-cell table:formula="of:=([.G1192]*[.G1192]*[.G$2])+([.G1192]*[.H$2])+[.I$2]" office:value-type="float" office:value="676.610614605086">
            <text:p>676.610614605086</text:p>
          </table:table-cell>
          <table:table-cell table:number-columns-repeated="2"/>
          <table:table-cell office:value-type="float" office:value="1188">
            <text:p>1188</text:p>
          </table:table-cell>
          <table:table-cell table:formula="of:=([.K1192]*[.K1192]*[.K$2])+([.K1192]*[.L$2])+[.M$2]" office:value-type="float" office:value="437.635411806282">
            <text:p>437.6354118062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89">
            <text:p>1189</text:p>
          </table:table-cell>
          <table:table-cell table:formula="of:=([.G1193]*[.G1193]*[.G$2])+([.G1193]*[.H$2])+[.I$2]" office:value-type="float" office:value="677.034895105224">
            <text:p>677.034895105224</text:p>
          </table:table-cell>
          <table:table-cell table:number-columns-repeated="2"/>
          <table:table-cell office:value-type="float" office:value="1189">
            <text:p>1189</text:p>
          </table:table-cell>
          <table:table-cell table:formula="of:=([.K1193]*[.K1193]*[.K$2])+([.K1193]*[.L$2])+[.M$2]" office:value-type="float" office:value="438.087164463258">
            <text:p>438.0871644632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0">
            <text:p>1190</text:p>
          </table:table-cell>
          <table:table-cell table:formula="of:=([.G1194]*[.G1194]*[.G$2])+([.G1194]*[.H$2])+[.I$2]" office:value-type="float" office:value="677.459125801281">
            <text:p>677.459125801281</text:p>
          </table:table-cell>
          <table:table-cell table:number-columns-repeated="2"/>
          <table:table-cell office:value-type="float" office:value="1190">
            <text:p>1190</text:p>
          </table:table-cell>
          <table:table-cell table:formula="of:=([.K1194]*[.K1194]*[.K$2])+([.K1194]*[.L$2])+[.M$2]" office:value-type="float" office:value="438.538905870265">
            <text:p>438.5389058702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1">
            <text:p>1191</text:p>
          </table:table-cell>
          <table:table-cell table:formula="of:=([.G1195]*[.G1195]*[.G$2])+([.G1195]*[.H$2])+[.I$2]" office:value-type="float" office:value="677.883306693256">
            <text:p>677.883306693256</text:p>
          </table:table-cell>
          <table:table-cell table:number-columns-repeated="2"/>
          <table:table-cell office:value-type="float" office:value="1191">
            <text:p>1191</text:p>
          </table:table-cell>
          <table:table-cell table:formula="of:=([.K1195]*[.K1195]*[.K$2])+([.K1195]*[.L$2])+[.M$2]" office:value-type="float" office:value="438.990636027302">
            <text:p>438.9906360273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2">
            <text:p>1192</text:p>
          </table:table-cell>
          <table:table-cell table:formula="of:=([.G1196]*[.G1196]*[.G$2])+([.G1196]*[.H$2])+[.I$2]" office:value-type="float" office:value="678.30743778115">
            <text:p>678.307437781150</text:p>
          </table:table-cell>
          <table:table-cell table:number-columns-repeated="2"/>
          <table:table-cell office:value-type="float" office:value="1192">
            <text:p>1192</text:p>
          </table:table-cell>
          <table:table-cell table:formula="of:=([.K1196]*[.K1196]*[.K$2])+([.K1196]*[.L$2])+[.M$2]" office:value-type="float" office:value="439.442354934369">
            <text:p>439.4423549343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3">
            <text:p>1193</text:p>
          </table:table-cell>
          <table:table-cell table:formula="of:=([.G1197]*[.G1197]*[.G$2])+([.G1197]*[.H$2])+[.I$2]" office:value-type="float" office:value="678.731519064964">
            <text:p>678.731519064964</text:p>
          </table:table-cell>
          <table:table-cell table:number-columns-repeated="2"/>
          <table:table-cell office:value-type="float" office:value="1193">
            <text:p>1193</text:p>
          </table:table-cell>
          <table:table-cell table:formula="of:=([.K1197]*[.K1197]*[.K$2])+([.K1197]*[.L$2])+[.M$2]" office:value-type="float" office:value="439.894062591467">
            <text:p>439.8940625914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4">
            <text:p>1194</text:p>
          </table:table-cell>
          <table:table-cell table:formula="of:=([.G1198]*[.G1198]*[.G$2])+([.G1198]*[.H$2])+[.I$2]" office:value-type="float" office:value="679.155550544696">
            <text:p>679.155550544696</text:p>
          </table:table-cell>
          <table:table-cell table:number-columns-repeated="2"/>
          <table:table-cell office:value-type="float" office:value="1194">
            <text:p>1194</text:p>
          </table:table-cell>
          <table:table-cell table:formula="of:=([.K1198]*[.K1198]*[.K$2])+([.K1198]*[.L$2])+[.M$2]" office:value-type="float" office:value="440.345758998594">
            <text:p>440.3457589985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5">
            <text:p>1195</text:p>
          </table:table-cell>
          <table:table-cell table:formula="of:=([.G1199]*[.G1199]*[.G$2])+([.G1199]*[.H$2])+[.I$2]" office:value-type="float" office:value="679.579532220347">
            <text:p>679.579532220347</text:p>
          </table:table-cell>
          <table:table-cell table:number-columns-repeated="2"/>
          <table:table-cell office:value-type="float" office:value="1195">
            <text:p>1195</text:p>
          </table:table-cell>
          <table:table-cell table:formula="of:=([.K1199]*[.K1199]*[.K$2])+([.K1199]*[.L$2])+[.M$2]" office:value-type="float" office:value="440.797444155753">
            <text:p>440.7974441557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6">
            <text:p>1196</text:p>
          </table:table-cell>
          <table:table-cell table:formula="of:=([.G1200]*[.G1200]*[.G$2])+([.G1200]*[.H$2])+[.I$2]" office:value-type="float" office:value="680.003464091917">
            <text:p>680.003464091917</text:p>
          </table:table-cell>
          <table:table-cell table:number-columns-repeated="2"/>
          <table:table-cell office:value-type="float" office:value="1196">
            <text:p>1196</text:p>
          </table:table-cell>
          <table:table-cell table:formula="of:=([.K1200]*[.K1200]*[.K$2])+([.K1200]*[.L$2])+[.M$2]" office:value-type="float" office:value="441.249118062941">
            <text:p>441.2491180629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7">
            <text:p>1197</text:p>
          </table:table-cell>
          <table:table-cell table:formula="of:=([.G1201]*[.G1201]*[.G$2])+([.G1201]*[.H$2])+[.I$2]" office:value-type="float" office:value="680.427346159406">
            <text:p>680.427346159406</text:p>
          </table:table-cell>
          <table:table-cell table:number-columns-repeated="2"/>
          <table:table-cell office:value-type="float" office:value="1197">
            <text:p>1197</text:p>
          </table:table-cell>
          <table:table-cell table:formula="of:=([.K1201]*[.K1201]*[.K$2])+([.K1201]*[.L$2])+[.M$2]" office:value-type="float" office:value="441.700780720159">
            <text:p>441.7007807201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8">
            <text:p>1198</text:p>
          </table:table-cell>
          <table:table-cell table:formula="of:=([.G1202]*[.G1202]*[.G$2])+([.G1202]*[.H$2])+[.I$2]" office:value-type="float" office:value="680.851178422814">
            <text:p>680.851178422814</text:p>
          </table:table-cell>
          <table:table-cell table:number-columns-repeated="2"/>
          <table:table-cell office:value-type="float" office:value="1198">
            <text:p>1198</text:p>
          </table:table-cell>
          <table:table-cell table:formula="of:=([.K1202]*[.K1202]*[.K$2])+([.K1202]*[.L$2])+[.M$2]" office:value-type="float" office:value="442.152432127408">
            <text:p>442.1524321274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99">
            <text:p>1199</text:p>
          </table:table-cell>
          <table:table-cell table:formula="of:=([.G1203]*[.G1203]*[.G$2])+([.G1203]*[.H$2])+[.I$2]" office:value-type="float" office:value="681.274960882141">
            <text:p>681.274960882141</text:p>
          </table:table-cell>
          <table:table-cell table:number-columns-repeated="2"/>
          <table:table-cell office:value-type="float" office:value="1199">
            <text:p>1199</text:p>
          </table:table-cell>
          <table:table-cell table:formula="of:=([.K1203]*[.K1203]*[.K$2])+([.K1203]*[.L$2])+[.M$2]" office:value-type="float" office:value="442.604072284687">
            <text:p>442.6040722846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0">
            <text:p>1200</text:p>
          </table:table-cell>
          <table:table-cell table:formula="of:=([.G1204]*[.G1204]*[.G$2])+([.G1204]*[.H$2])+[.I$2]" office:value-type="float" office:value="681.698693537387">
            <text:p>681.698693537387</text:p>
          </table:table-cell>
          <table:table-cell table:number-columns-repeated="2"/>
          <table:table-cell office:value-type="float" office:value="1200">
            <text:p>1200</text:p>
          </table:table-cell>
          <table:table-cell table:formula="of:=([.K1204]*[.K1204]*[.K$2])+([.K1204]*[.L$2])+[.M$2]" office:value-type="float" office:value="443.055701191996">
            <text:p>443.0557011919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1">
            <text:p>1201</text:p>
          </table:table-cell>
          <table:table-cell table:formula="of:=([.G1205]*[.G1205]*[.G$2])+([.G1205]*[.H$2])+[.I$2]" office:value-type="float" office:value="682.122376388551">
            <text:p>682.122376388551</text:p>
          </table:table-cell>
          <table:table-cell table:number-columns-repeated="2"/>
          <table:table-cell office:value-type="float" office:value="1201">
            <text:p>1201</text:p>
          </table:table-cell>
          <table:table-cell table:formula="of:=([.K1205]*[.K1205]*[.K$2])+([.K1205]*[.L$2])+[.M$2]" office:value-type="float" office:value="443.507318849335">
            <text:p>443.5073188493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2">
            <text:p>1202</text:p>
          </table:table-cell>
          <table:table-cell table:formula="of:=([.G1206]*[.G1206]*[.G$2])+([.G1206]*[.H$2])+[.I$2]" office:value-type="float" office:value="682.546009435635">
            <text:p>682.546009435635</text:p>
          </table:table-cell>
          <table:table-cell table:number-columns-repeated="2"/>
          <table:table-cell office:value-type="float" office:value="1202">
            <text:p>1202</text:p>
          </table:table-cell>
          <table:table-cell table:formula="of:=([.K1206]*[.K1206]*[.K$2])+([.K1206]*[.L$2])+[.M$2]" office:value-type="float" office:value="443.958925256705">
            <text:p>443.9589252567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3">
            <text:p>1203</text:p>
          </table:table-cell>
          <table:table-cell table:formula="of:=([.G1207]*[.G1207]*[.G$2])+([.G1207]*[.H$2])+[.I$2]" office:value-type="float" office:value="682.969592678637">
            <text:p>682.969592678637</text:p>
          </table:table-cell>
          <table:table-cell table:number-columns-repeated="2"/>
          <table:table-cell office:value-type="float" office:value="1203">
            <text:p>1203</text:p>
          </table:table-cell>
          <table:table-cell table:formula="of:=([.K1207]*[.K1207]*[.K$2])+([.K1207]*[.L$2])+[.M$2]" office:value-type="float" office:value="444.410520414105">
            <text:p>444.4105204141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4">
            <text:p>1204</text:p>
          </table:table-cell>
          <table:table-cell table:formula="of:=([.G1208]*[.G1208]*[.G$2])+([.G1208]*[.H$2])+[.I$2]" office:value-type="float" office:value="683.393126117559">
            <text:p>683.393126117559</text:p>
          </table:table-cell>
          <table:table-cell table:number-columns-repeated="2"/>
          <table:table-cell office:value-type="float" office:value="1204">
            <text:p>1204</text:p>
          </table:table-cell>
          <table:table-cell table:formula="of:=([.K1208]*[.K1208]*[.K$2])+([.K1208]*[.L$2])+[.M$2]" office:value-type="float" office:value="444.862104321535">
            <text:p>444.8621043215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5">
            <text:p>1205</text:p>
          </table:table-cell>
          <table:table-cell table:formula="of:=([.G1209]*[.G1209]*[.G$2])+([.G1209]*[.H$2])+[.I$2]" office:value-type="float" office:value="683.816609752399">
            <text:p>683.816609752399</text:p>
          </table:table-cell>
          <table:table-cell table:number-columns-repeated="2"/>
          <table:table-cell office:value-type="float" office:value="1205">
            <text:p>1205</text:p>
          </table:table-cell>
          <table:table-cell table:formula="of:=([.K1209]*[.K1209]*[.K$2])+([.K1209]*[.L$2])+[.M$2]" office:value-type="float" office:value="445.313676978995">
            <text:p>445.3136769789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6">
            <text:p>1206</text:p>
          </table:table-cell>
          <table:table-cell table:formula="of:=([.G1210]*[.G1210]*[.G$2])+([.G1210]*[.H$2])+[.I$2]" office:value-type="float" office:value="684.240043583158">
            <text:p>684.240043583158</text:p>
          </table:table-cell>
          <table:table-cell table:number-columns-repeated="2"/>
          <table:table-cell office:value-type="float" office:value="1206">
            <text:p>1206</text:p>
          </table:table-cell>
          <table:table-cell table:formula="of:=([.K1210]*[.K1210]*[.K$2])+([.K1210]*[.L$2])+[.M$2]" office:value-type="float" office:value="445.765238386486">
            <text:p>445.7652383864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7">
            <text:p>1207</text:p>
          </table:table-cell>
          <table:table-cell table:formula="of:=([.G1211]*[.G1211]*[.G$2])+([.G1211]*[.H$2])+[.I$2]" office:value-type="float" office:value="684.663427609836">
            <text:p>684.663427609836</text:p>
          </table:table-cell>
          <table:table-cell table:number-columns-repeated="2"/>
          <table:table-cell office:value-type="float" office:value="1207">
            <text:p>1207</text:p>
          </table:table-cell>
          <table:table-cell table:formula="of:=([.K1211]*[.K1211]*[.K$2])+([.K1211]*[.L$2])+[.M$2]" office:value-type="float" office:value="446.216788544007">
            <text:p>446.2167885440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8">
            <text:p>1208</text:p>
          </table:table-cell>
          <table:table-cell table:formula="of:=([.G1212]*[.G1212]*[.G$2])+([.G1212]*[.H$2])+[.I$2]" office:value-type="float" office:value="685.086761832434">
            <text:p>685.086761832434</text:p>
          </table:table-cell>
          <table:table-cell table:number-columns-repeated="2"/>
          <table:table-cell office:value-type="float" office:value="1208">
            <text:p>1208</text:p>
          </table:table-cell>
          <table:table-cell table:formula="of:=([.K1212]*[.K1212]*[.K$2])+([.K1212]*[.L$2])+[.M$2]" office:value-type="float" office:value="446.668327451558">
            <text:p>446.6683274515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09">
            <text:p>1209</text:p>
          </table:table-cell>
          <table:table-cell table:formula="of:=([.G1213]*[.G1213]*[.G$2])+([.G1213]*[.H$2])+[.I$2]" office:value-type="float" office:value="685.51004625095">
            <text:p>685.510046250950</text:p>
          </table:table-cell>
          <table:table-cell table:number-columns-repeated="2"/>
          <table:table-cell office:value-type="float" office:value="1209">
            <text:p>1209</text:p>
          </table:table-cell>
          <table:table-cell table:formula="of:=([.K1213]*[.K1213]*[.K$2])+([.K1213]*[.L$2])+[.M$2]" office:value-type="float" office:value="447.11985510914">
            <text:p>447.1198551091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0">
            <text:p>1210</text:p>
          </table:table-cell>
          <table:table-cell table:formula="of:=([.G1214]*[.G1214]*[.G$2])+([.G1214]*[.H$2])+[.I$2]" office:value-type="float" office:value="685.933280865384">
            <text:p>685.933280865384</text:p>
          </table:table-cell>
          <table:table-cell table:number-columns-repeated="2"/>
          <table:table-cell office:value-type="float" office:value="1210">
            <text:p>1210</text:p>
          </table:table-cell>
          <table:table-cell table:formula="of:=([.K1214]*[.K1214]*[.K$2])+([.K1214]*[.L$2])+[.M$2]" office:value-type="float" office:value="447.571371516751">
            <text:p>447.5713715167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1">
            <text:p>1211</text:p>
          </table:table-cell>
          <table:table-cell table:formula="of:=([.G1215]*[.G1215]*[.G$2])+([.G1215]*[.H$2])+[.I$2]" office:value-type="float" office:value="686.356465675738">
            <text:p>686.356465675738</text:p>
          </table:table-cell>
          <table:table-cell table:number-columns-repeated="2"/>
          <table:table-cell office:value-type="float" office:value="1211">
            <text:p>1211</text:p>
          </table:table-cell>
          <table:table-cell table:formula="of:=([.K1215]*[.K1215]*[.K$2])+([.K1215]*[.L$2])+[.M$2]" office:value-type="float" office:value="448.022876674393">
            <text:p>448.0228766743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2">
            <text:p>1212</text:p>
          </table:table-cell>
          <table:table-cell table:formula="of:=([.G1216]*[.G1216]*[.G$2])+([.G1216]*[.H$2])+[.I$2]" office:value-type="float" office:value="686.779600682011">
            <text:p>686.779600682011</text:p>
          </table:table-cell>
          <table:table-cell table:number-columns-repeated="2"/>
          <table:table-cell office:value-type="float" office:value="1212">
            <text:p>1212</text:p>
          </table:table-cell>
          <table:table-cell table:formula="of:=([.K1216]*[.K1216]*[.K$2])+([.K1216]*[.L$2])+[.M$2]" office:value-type="float" office:value="448.474370582065">
            <text:p>448.4743705820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3">
            <text:p>1213</text:p>
          </table:table-cell>
          <table:table-cell table:formula="of:=([.G1217]*[.G1217]*[.G$2])+([.G1217]*[.H$2])+[.I$2]" office:value-type="float" office:value="687.202685884203">
            <text:p>687.202685884203</text:p>
          </table:table-cell>
          <table:table-cell table:number-columns-repeated="2"/>
          <table:table-cell office:value-type="float" office:value="1213">
            <text:p>1213</text:p>
          </table:table-cell>
          <table:table-cell table:formula="of:=([.K1217]*[.K1217]*[.K$2])+([.K1217]*[.L$2])+[.M$2]" office:value-type="float" office:value="448.925853239767">
            <text:p>448.9258532397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4">
            <text:p>1214</text:p>
          </table:table-cell>
          <table:table-cell table:formula="of:=([.G1218]*[.G1218]*[.G$2])+([.G1218]*[.H$2])+[.I$2]" office:value-type="float" office:value="687.625721282313">
            <text:p>687.625721282313</text:p>
          </table:table-cell>
          <table:table-cell table:number-columns-repeated="2"/>
          <table:table-cell office:value-type="float" office:value="1214">
            <text:p>1214</text:p>
          </table:table-cell>
          <table:table-cell table:formula="of:=([.K1218]*[.K1218]*[.K$2])+([.K1218]*[.L$2])+[.M$2]" office:value-type="float" office:value="449.3773246475">
            <text:p>449.3773246475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5">
            <text:p>1215</text:p>
          </table:table-cell>
          <table:table-cell table:formula="of:=([.G1219]*[.G1219]*[.G$2])+([.G1219]*[.H$2])+[.I$2]" office:value-type="float" office:value="688.048706876343">
            <text:p>688.048706876343</text:p>
          </table:table-cell>
          <table:table-cell table:number-columns-repeated="2"/>
          <table:table-cell office:value-type="float" office:value="1215">
            <text:p>1215</text:p>
          </table:table-cell>
          <table:table-cell table:formula="of:=([.K1219]*[.K1219]*[.K$2])+([.K1219]*[.L$2])+[.M$2]" office:value-type="float" office:value="449.828784805263">
            <text:p>449.8287848052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6">
            <text:p>1216</text:p>
          </table:table-cell>
          <table:table-cell table:formula="of:=([.G1220]*[.G1220]*[.G$2])+([.G1220]*[.H$2])+[.I$2]" office:value-type="float" office:value="688.471642666291">
            <text:p>688.471642666291</text:p>
          </table:table-cell>
          <table:table-cell table:number-columns-repeated="2"/>
          <table:table-cell office:value-type="float" office:value="1216">
            <text:p>1216</text:p>
          </table:table-cell>
          <table:table-cell table:formula="of:=([.K1220]*[.K1220]*[.K$2])+([.K1220]*[.L$2])+[.M$2]" office:value-type="float" office:value="450.280233713056">
            <text:p>450.2802337130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7">
            <text:p>1217</text:p>
          </table:table-cell>
          <table:table-cell table:formula="of:=([.G1221]*[.G1221]*[.G$2])+([.G1221]*[.H$2])+[.I$2]" office:value-type="float" office:value="688.894528652159">
            <text:p>688.894528652159</text:p>
          </table:table-cell>
          <table:table-cell table:number-columns-repeated="2"/>
          <table:table-cell office:value-type="float" office:value="1217">
            <text:p>1217</text:p>
          </table:table-cell>
          <table:table-cell table:formula="of:=([.K1221]*[.K1221]*[.K$2])+([.K1221]*[.L$2])+[.M$2]" office:value-type="float" office:value="450.731671370879">
            <text:p>450.7316713708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8">
            <text:p>1218</text:p>
          </table:table-cell>
          <table:table-cell table:formula="of:=([.G1222]*[.G1222]*[.G$2])+([.G1222]*[.H$2])+[.I$2]" office:value-type="float" office:value="689.317364833945">
            <text:p>689.317364833945</text:p>
          </table:table-cell>
          <table:table-cell table:number-columns-repeated="2"/>
          <table:table-cell office:value-type="float" office:value="1218">
            <text:p>1218</text:p>
          </table:table-cell>
          <table:table-cell table:formula="of:=([.K1222]*[.K1222]*[.K$2])+([.K1222]*[.L$2])+[.M$2]" office:value-type="float" office:value="451.183097778732">
            <text:p>451.1830977787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19">
            <text:p>1219</text:p>
          </table:table-cell>
          <table:table-cell table:formula="of:=([.G1223]*[.G1223]*[.G$2])+([.G1223]*[.H$2])+[.I$2]" office:value-type="float" office:value="689.74015121165">
            <text:p>689.740151211650</text:p>
          </table:table-cell>
          <table:table-cell table:number-columns-repeated="2"/>
          <table:table-cell office:value-type="float" office:value="1219">
            <text:p>1219</text:p>
          </table:table-cell>
          <table:table-cell table:formula="of:=([.K1223]*[.K1223]*[.K$2])+([.K1223]*[.L$2])+[.M$2]" office:value-type="float" office:value="451.634512936616">
            <text:p>451.6345129366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0">
            <text:p>1220</text:p>
          </table:table-cell>
          <table:table-cell table:formula="of:=([.G1224]*[.G1224]*[.G$2])+([.G1224]*[.H$2])+[.I$2]" office:value-type="float" office:value="690.162887785274">
            <text:p>690.162887785274</text:p>
          </table:table-cell>
          <table:table-cell table:number-columns-repeated="2"/>
          <table:table-cell office:value-type="float" office:value="1220">
            <text:p>1220</text:p>
          </table:table-cell>
          <table:table-cell table:formula="of:=([.K1224]*[.K1224]*[.K$2])+([.K1224]*[.L$2])+[.M$2]" office:value-type="float" office:value="452.08591684453">
            <text:p>452.0859168445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1">
            <text:p>1221</text:p>
          </table:table-cell>
          <table:table-cell table:formula="of:=([.G1225]*[.G1225]*[.G$2])+([.G1225]*[.H$2])+[.I$2]" office:value-type="float" office:value="690.585574554817">
            <text:p>690.585574554817</text:p>
          </table:table-cell>
          <table:table-cell table:number-columns-repeated="2"/>
          <table:table-cell office:value-type="float" office:value="1221">
            <text:p>1221</text:p>
          </table:table-cell>
          <table:table-cell table:formula="of:=([.K1225]*[.K1225]*[.K$2])+([.K1225]*[.L$2])+[.M$2]" office:value-type="float" office:value="452.537309502474">
            <text:p>452.5373095024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2">
            <text:p>1222</text:p>
          </table:table-cell>
          <table:table-cell table:formula="of:=([.G1226]*[.G1226]*[.G$2])+([.G1226]*[.H$2])+[.I$2]" office:value-type="float" office:value="691.008211520279">
            <text:p>691.008211520279</text:p>
          </table:table-cell>
          <table:table-cell table:number-columns-repeated="2"/>
          <table:table-cell office:value-type="float" office:value="1222">
            <text:p>1222</text:p>
          </table:table-cell>
          <table:table-cell table:formula="of:=([.K1226]*[.K1226]*[.K$2])+([.K1226]*[.L$2])+[.M$2]" office:value-type="float" office:value="452.988690910449">
            <text:p>452.9886909104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3">
            <text:p>1223</text:p>
          </table:table-cell>
          <table:table-cell table:formula="of:=([.G1227]*[.G1227]*[.G$2])+([.G1227]*[.H$2])+[.I$2]" office:value-type="float" office:value="691.430798681659">
            <text:p>691.430798681659</text:p>
          </table:table-cell>
          <table:table-cell table:number-columns-repeated="2"/>
          <table:table-cell office:value-type="float" office:value="1223">
            <text:p>1223</text:p>
          </table:table-cell>
          <table:table-cell table:formula="of:=([.K1227]*[.K1227]*[.K$2])+([.K1227]*[.L$2])+[.M$2]" office:value-type="float" office:value="453.440061068454">
            <text:p>453.4400610684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4">
            <text:p>1224</text:p>
          </table:table-cell>
          <table:table-cell table:formula="of:=([.G1228]*[.G1228]*[.G$2])+([.G1228]*[.H$2])+[.I$2]" office:value-type="float" office:value="691.853336038959">
            <text:p>691.853336038959</text:p>
          </table:table-cell>
          <table:table-cell table:number-columns-repeated="2"/>
          <table:table-cell office:value-type="float" office:value="1224">
            <text:p>1224</text:p>
          </table:table-cell>
          <table:table-cell table:formula="of:=([.K1228]*[.K1228]*[.K$2])+([.K1228]*[.L$2])+[.M$2]" office:value-type="float" office:value="453.891419976489">
            <text:p>453.8914199764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5">
            <text:p>1225</text:p>
          </table:table-cell>
          <table:table-cell table:formula="of:=([.G1229]*[.G1229]*[.G$2])+([.G1229]*[.H$2])+[.I$2]" office:value-type="float" office:value="692.275823592178">
            <text:p>692.275823592178</text:p>
          </table:table-cell>
          <table:table-cell table:number-columns-repeated="2"/>
          <table:table-cell office:value-type="float" office:value="1225">
            <text:p>1225</text:p>
          </table:table-cell>
          <table:table-cell table:formula="of:=([.K1229]*[.K1229]*[.K$2])+([.K1229]*[.L$2])+[.M$2]" office:value-type="float" office:value="454.342767634554">
            <text:p>454.3427676345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6">
            <text:p>1226</text:p>
          </table:table-cell>
          <table:table-cell table:formula="of:=([.G1230]*[.G1230]*[.G$2])+([.G1230]*[.H$2])+[.I$2]" office:value-type="float" office:value="692.698261341315">
            <text:p>692.698261341315</text:p>
          </table:table-cell>
          <table:table-cell table:number-columns-repeated="2"/>
          <table:table-cell office:value-type="float" office:value="1226">
            <text:p>1226</text:p>
          </table:table-cell>
          <table:table-cell table:formula="of:=([.K1230]*[.K1230]*[.K$2])+([.K1230]*[.L$2])+[.M$2]" office:value-type="float" office:value="454.794104042649">
            <text:p>454.7941040426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7">
            <text:p>1227</text:p>
          </table:table-cell>
          <table:table-cell table:formula="of:=([.G1231]*[.G1231]*[.G$2])+([.G1231]*[.H$2])+[.I$2]" office:value-type="float" office:value="693.120649286372">
            <text:p>693.120649286372</text:p>
          </table:table-cell>
          <table:table-cell table:number-columns-repeated="2"/>
          <table:table-cell office:value-type="float" office:value="1227">
            <text:p>1227</text:p>
          </table:table-cell>
          <table:table-cell table:formula="of:=([.K1231]*[.K1231]*[.K$2])+([.K1231]*[.L$2])+[.M$2]" office:value-type="float" office:value="455.245429200775">
            <text:p>455.2454292007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8">
            <text:p>1228</text:p>
          </table:table-cell>
          <table:table-cell table:formula="of:=([.G1232]*[.G1232]*[.G$2])+([.G1232]*[.H$2])+[.I$2]" office:value-type="float" office:value="693.542987427347">
            <text:p>693.542987427347</text:p>
          </table:table-cell>
          <table:table-cell table:number-columns-repeated="2"/>
          <table:table-cell office:value-type="float" office:value="1228">
            <text:p>1228</text:p>
          </table:table-cell>
          <table:table-cell table:formula="of:=([.K1232]*[.K1232]*[.K$2])+([.K1232]*[.L$2])+[.M$2]" office:value-type="float" office:value="455.696743108931">
            <text:p>455.6967431089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29">
            <text:p>1229</text:p>
          </table:table-cell>
          <table:table-cell table:formula="of:=([.G1233]*[.G1233]*[.G$2])+([.G1233]*[.H$2])+[.I$2]" office:value-type="float" office:value="693.965275764242">
            <text:p>693.965275764242</text:p>
          </table:table-cell>
          <table:table-cell table:number-columns-repeated="2"/>
          <table:table-cell office:value-type="float" office:value="1229">
            <text:p>1229</text:p>
          </table:table-cell>
          <table:table-cell table:formula="of:=([.K1233]*[.K1233]*[.K$2])+([.K1233]*[.L$2])+[.M$2]" office:value-type="float" office:value="456.148045767117">
            <text:p>456.1480457671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0">
            <text:p>1230</text:p>
          </table:table-cell>
          <table:table-cell table:formula="of:=([.G1234]*[.G1234]*[.G$2])+([.G1234]*[.H$2])+[.I$2]" office:value-type="float" office:value="694.387514297055">
            <text:p>694.387514297055</text:p>
          </table:table-cell>
          <table:table-cell table:number-columns-repeated="2"/>
          <table:table-cell office:value-type="float" office:value="1230">
            <text:p>1230</text:p>
          </table:table-cell>
          <table:table-cell table:formula="of:=([.K1234]*[.K1234]*[.K$2])+([.K1234]*[.L$2])+[.M$2]" office:value-type="float" office:value="456.599337175334">
            <text:p>456.5993371753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1">
            <text:p>1231</text:p>
          </table:table-cell>
          <table:table-cell table:formula="of:=([.G1235]*[.G1235]*[.G$2])+([.G1235]*[.H$2])+[.I$2]" office:value-type="float" office:value="694.809703025787">
            <text:p>694.809703025787</text:p>
          </table:table-cell>
          <table:table-cell table:number-columns-repeated="2"/>
          <table:table-cell office:value-type="float" office:value="1231">
            <text:p>1231</text:p>
          </table:table-cell>
          <table:table-cell table:formula="of:=([.K1235]*[.K1235]*[.K$2])+([.K1235]*[.L$2])+[.M$2]" office:value-type="float" office:value="457.05061733358">
            <text:p>457.0506173335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2">
            <text:p>1232</text:p>
          </table:table-cell>
          <table:table-cell table:formula="of:=([.G1236]*[.G1236]*[.G$2])+([.G1236]*[.H$2])+[.I$2]" office:value-type="float" office:value="695.231841950438">
            <text:p>695.231841950438</text:p>
          </table:table-cell>
          <table:table-cell table:number-columns-repeated="2"/>
          <table:table-cell office:value-type="float" office:value="1232">
            <text:p>1232</text:p>
          </table:table-cell>
          <table:table-cell table:formula="of:=([.K1236]*[.K1236]*[.K$2])+([.K1236]*[.L$2])+[.M$2]" office:value-type="float" office:value="457.501886241857">
            <text:p>457.5018862418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3">
            <text:p>1233</text:p>
          </table:table-cell>
          <table:table-cell table:formula="of:=([.G1237]*[.G1237]*[.G$2])+([.G1237]*[.H$2])+[.I$2]" office:value-type="float" office:value="695.653931071008">
            <text:p>695.653931071008</text:p>
          </table:table-cell>
          <table:table-cell table:number-columns-repeated="2"/>
          <table:table-cell office:value-type="float" office:value="1233">
            <text:p>1233</text:p>
          </table:table-cell>
          <table:table-cell table:formula="of:=([.K1237]*[.K1237]*[.K$2])+([.K1237]*[.L$2])+[.M$2]" office:value-type="float" office:value="457.953143900164">
            <text:p>457.9531439001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4">
            <text:p>1234</text:p>
          </table:table-cell>
          <table:table-cell table:formula="of:=([.G1238]*[.G1238]*[.G$2])+([.G1238]*[.H$2])+[.I$2]" office:value-type="float" office:value="696.075970387497">
            <text:p>696.075970387497</text:p>
          </table:table-cell>
          <table:table-cell table:number-columns-repeated="2"/>
          <table:table-cell office:value-type="float" office:value="1234">
            <text:p>1234</text:p>
          </table:table-cell>
          <table:table-cell table:formula="of:=([.K1238]*[.K1238]*[.K$2])+([.K1238]*[.L$2])+[.M$2]" office:value-type="float" office:value="458.404390308501">
            <text:p>458.4043903085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5">
            <text:p>1235</text:p>
          </table:table-cell>
          <table:table-cell table:formula="of:=([.G1239]*[.G1239]*[.G$2])+([.G1239]*[.H$2])+[.I$2]" office:value-type="float" office:value="696.497959899905">
            <text:p>696.497959899905</text:p>
          </table:table-cell>
          <table:table-cell table:number-columns-repeated="2"/>
          <table:table-cell office:value-type="float" office:value="1235">
            <text:p>1235</text:p>
          </table:table-cell>
          <table:table-cell table:formula="of:=([.K1239]*[.K1239]*[.K$2])+([.K1239]*[.L$2])+[.M$2]" office:value-type="float" office:value="458.855625466869">
            <text:p>458.8556254668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6">
            <text:p>1236</text:p>
          </table:table-cell>
          <table:table-cell table:formula="of:=([.G1240]*[.G1240]*[.G$2])+([.G1240]*[.H$2])+[.I$2]" office:value-type="float" office:value="696.919899608231">
            <text:p>696.919899608231</text:p>
          </table:table-cell>
          <table:table-cell table:number-columns-repeated="2"/>
          <table:table-cell office:value-type="float" office:value="1236">
            <text:p>1236</text:p>
          </table:table-cell>
          <table:table-cell table:formula="of:=([.K1240]*[.K1240]*[.K$2])+([.K1240]*[.L$2])+[.M$2]" office:value-type="float" office:value="459.306849375267">
            <text:p>459.3068493752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7">
            <text:p>1237</text:p>
          </table:table-cell>
          <table:table-cell table:formula="of:=([.G1241]*[.G1241]*[.G$2])+([.G1241]*[.H$2])+[.I$2]" office:value-type="float" office:value="697.341789512477">
            <text:p>697.341789512477</text:p>
          </table:table-cell>
          <table:table-cell table:number-columns-repeated="2"/>
          <table:table-cell office:value-type="float" office:value="1237">
            <text:p>1237</text:p>
          </table:table-cell>
          <table:table-cell table:formula="of:=([.K1241]*[.K1241]*[.K$2])+([.K1241]*[.L$2])+[.M$2]" office:value-type="float" office:value="459.758062033695">
            <text:p>459.7580620336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8">
            <text:p>1238</text:p>
          </table:table-cell>
          <table:table-cell table:formula="of:=([.G1242]*[.G1242]*[.G$2])+([.G1242]*[.H$2])+[.I$2]" office:value-type="float" office:value="697.763629612642">
            <text:p>697.763629612642</text:p>
          </table:table-cell>
          <table:table-cell table:number-columns-repeated="2"/>
          <table:table-cell office:value-type="float" office:value="1238">
            <text:p>1238</text:p>
          </table:table-cell>
          <table:table-cell table:formula="of:=([.K1242]*[.K1242]*[.K$2])+([.K1242]*[.L$2])+[.M$2]" office:value-type="float" office:value="460.209263442154">
            <text:p>460.2092634421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39">
            <text:p>1239</text:p>
          </table:table-cell>
          <table:table-cell table:formula="of:=([.G1243]*[.G1243]*[.G$2])+([.G1243]*[.H$2])+[.I$2]" office:value-type="float" office:value="698.185419908725">
            <text:p>698.185419908725</text:p>
          </table:table-cell>
          <table:table-cell table:number-columns-repeated="2"/>
          <table:table-cell office:value-type="float" office:value="1239">
            <text:p>1239</text:p>
          </table:table-cell>
          <table:table-cell table:formula="of:=([.K1243]*[.K1243]*[.K$2])+([.K1243]*[.L$2])+[.M$2]" office:value-type="float" office:value="460.660453600642">
            <text:p>460.6604536006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0">
            <text:p>1240</text:p>
          </table:table-cell>
          <table:table-cell table:formula="of:=([.G1244]*[.G1244]*[.G$2])+([.G1244]*[.H$2])+[.I$2]" office:value-type="float" office:value="698.607160400727">
            <text:p>698.607160400727</text:p>
          </table:table-cell>
          <table:table-cell table:number-columns-repeated="2"/>
          <table:table-cell office:value-type="float" office:value="1240">
            <text:p>1240</text:p>
          </table:table-cell>
          <table:table-cell table:formula="of:=([.K1244]*[.K1244]*[.K$2])+([.K1244]*[.L$2])+[.M$2]" office:value-type="float" office:value="461.111632509161">
            <text:p>461.1116325091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1">
            <text:p>1241</text:p>
          </table:table-cell>
          <table:table-cell table:formula="of:=([.G1245]*[.G1245]*[.G$2])+([.G1245]*[.H$2])+[.I$2]" office:value-type="float" office:value="699.028851088649">
            <text:p>699.028851088649</text:p>
          </table:table-cell>
          <table:table-cell table:number-columns-repeated="2"/>
          <table:table-cell office:value-type="float" office:value="1241">
            <text:p>1241</text:p>
          </table:table-cell>
          <table:table-cell table:formula="of:=([.K1245]*[.K1245]*[.K$2])+([.K1245]*[.L$2])+[.M$2]" office:value-type="float" office:value="461.56280016771">
            <text:p>461.5628001677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2">
            <text:p>1242</text:p>
          </table:table-cell>
          <table:table-cell table:formula="of:=([.G1246]*[.G1246]*[.G$2])+([.G1246]*[.H$2])+[.I$2]" office:value-type="float" office:value="699.450491972489">
            <text:p>699.450491972489</text:p>
          </table:table-cell>
          <table:table-cell table:number-columns-repeated="2"/>
          <table:table-cell office:value-type="float" office:value="1242">
            <text:p>1242</text:p>
          </table:table-cell>
          <table:table-cell table:formula="of:=([.K1246]*[.K1246]*[.K$2])+([.K1246]*[.L$2])+[.M$2]" office:value-type="float" office:value="462.013956576289">
            <text:p>462.0139565762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3">
            <text:p>1243</text:p>
          </table:table-cell>
          <table:table-cell table:formula="of:=([.G1247]*[.G1247]*[.G$2])+([.G1247]*[.H$2])+[.I$2]" office:value-type="float" office:value="699.872083052248">
            <text:p>699.872083052248</text:p>
          </table:table-cell>
          <table:table-cell table:number-columns-repeated="2"/>
          <table:table-cell office:value-type="float" office:value="1243">
            <text:p>1243</text:p>
          </table:table-cell>
          <table:table-cell table:formula="of:=([.K1247]*[.K1247]*[.K$2])+([.K1247]*[.L$2])+[.M$2]" office:value-type="float" office:value="462.465101734899">
            <text:p>462.4651017348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4">
            <text:p>1244</text:p>
          </table:table-cell>
          <table:table-cell table:formula="of:=([.G1248]*[.G1248]*[.G$2])+([.G1248]*[.H$2])+[.I$2]" office:value-type="float" office:value="700.293624327926">
            <text:p>700.293624327926</text:p>
          </table:table-cell>
          <table:table-cell table:number-columns-repeated="2"/>
          <table:table-cell office:value-type="float" office:value="1244">
            <text:p>1244</text:p>
          </table:table-cell>
          <table:table-cell table:formula="of:=([.K1248]*[.K1248]*[.K$2])+([.K1248]*[.L$2])+[.M$2]" office:value-type="float" office:value="462.916235643538">
            <text:p>462.9162356435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5">
            <text:p>1245</text:p>
          </table:table-cell>
          <table:table-cell table:formula="of:=([.G1249]*[.G1249]*[.G$2])+([.G1249]*[.H$2])+[.I$2]" office:value-type="float" office:value="700.715115799523">
            <text:p>700.715115799523</text:p>
          </table:table-cell>
          <table:table-cell table:number-columns-repeated="2"/>
          <table:table-cell office:value-type="float" office:value="1245">
            <text:p>1245</text:p>
          </table:table-cell>
          <table:table-cell table:formula="of:=([.K1249]*[.K1249]*[.K$2])+([.K1249]*[.L$2])+[.M$2]" office:value-type="float" office:value="463.367358302209">
            <text:p>463.3673583022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6">
            <text:p>1246</text:p>
          </table:table-cell>
          <table:table-cell table:formula="of:=([.G1250]*[.G1250]*[.G$2])+([.G1250]*[.H$2])+[.I$2]" office:value-type="float" office:value="701.136557467039">
            <text:p>701.136557467039</text:p>
          </table:table-cell>
          <table:table-cell table:number-columns-repeated="2"/>
          <table:table-cell office:value-type="float" office:value="1246">
            <text:p>1246</text:p>
          </table:table-cell>
          <table:table-cell table:formula="of:=([.K1250]*[.K1250]*[.K$2])+([.K1250]*[.L$2])+[.M$2]" office:value-type="float" office:value="463.818469710909">
            <text:p>463.8184697109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7">
            <text:p>1247</text:p>
          </table:table-cell>
          <table:table-cell table:formula="of:=([.G1251]*[.G1251]*[.G$2])+([.G1251]*[.H$2])+[.I$2]" office:value-type="float" office:value="701.557949330474">
            <text:p>701.557949330474</text:p>
          </table:table-cell>
          <table:table-cell table:number-columns-repeated="2"/>
          <table:table-cell office:value-type="float" office:value="1247">
            <text:p>1247</text:p>
          </table:table-cell>
          <table:table-cell table:formula="of:=([.K1251]*[.K1251]*[.K$2])+([.K1251]*[.L$2])+[.M$2]" office:value-type="float" office:value="464.269569869639">
            <text:p>464.2695698696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8">
            <text:p>1248</text:p>
          </table:table-cell>
          <table:table-cell table:formula="of:=([.G1252]*[.G1252]*[.G$2])+([.G1252]*[.H$2])+[.I$2]" office:value-type="float" office:value="701.979291389827">
            <text:p>701.979291389827</text:p>
          </table:table-cell>
          <table:table-cell table:number-columns-repeated="2"/>
          <table:table-cell office:value-type="float" office:value="1248">
            <text:p>1248</text:p>
          </table:table-cell>
          <table:table-cell table:formula="of:=([.K1252]*[.K1252]*[.K$2])+([.K1252]*[.L$2])+[.M$2]" office:value-type="float" office:value="464.7206587784">
            <text:p>464.7206587784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9">
            <text:p>1249</text:p>
          </table:table-cell>
          <table:table-cell table:formula="of:=([.G1253]*[.G1253]*[.G$2])+([.G1253]*[.H$2])+[.I$2]" office:value-type="float" office:value="702.4005836451">
            <text:p>702.400583645100</text:p>
          </table:table-cell>
          <table:table-cell table:number-columns-repeated="2"/>
          <table:table-cell office:value-type="float" office:value="1249">
            <text:p>1249</text:p>
          </table:table-cell>
          <table:table-cell table:formula="of:=([.K1253]*[.K1253]*[.K$2])+([.K1253]*[.L$2])+[.M$2]" office:value-type="float" office:value="465.171736437191">
            <text:p>465.1717364371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0">
            <text:p>1250</text:p>
          </table:table-cell>
          <table:table-cell table:formula="of:=([.G1254]*[.G1254]*[.G$2])+([.G1254]*[.H$2])+[.I$2]" office:value-type="float" office:value="702.821826096292">
            <text:p>702.821826096292</text:p>
          </table:table-cell>
          <table:table-cell table:number-columns-repeated="2"/>
          <table:table-cell office:value-type="float" office:value="1250">
            <text:p>1250</text:p>
          </table:table-cell>
          <table:table-cell table:formula="of:=([.K1254]*[.K1254]*[.K$2])+([.K1254]*[.L$2])+[.M$2]" office:value-type="float" office:value="465.622802846012">
            <text:p>465.6228028460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1">
            <text:p>1251</text:p>
          </table:table-cell>
          <table:table-cell table:formula="of:=([.G1255]*[.G1255]*[.G$2])+([.G1255]*[.H$2])+[.I$2]" office:value-type="float" office:value="703.243018743402">
            <text:p>703.243018743402</text:p>
          </table:table-cell>
          <table:table-cell table:number-columns-repeated="2"/>
          <table:table-cell office:value-type="float" office:value="1251">
            <text:p>1251</text:p>
          </table:table-cell>
          <table:table-cell table:formula="of:=([.K1255]*[.K1255]*[.K$2])+([.K1255]*[.L$2])+[.M$2]" office:value-type="float" office:value="466.073858004864">
            <text:p>466.0738580048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2">
            <text:p>1252</text:p>
          </table:table-cell>
          <table:table-cell table:formula="of:=([.G1256]*[.G1256]*[.G$2])+([.G1256]*[.H$2])+[.I$2]" office:value-type="float" office:value="703.664161586431">
            <text:p>703.664161586431</text:p>
          </table:table-cell>
          <table:table-cell table:number-columns-repeated="2"/>
          <table:table-cell office:value-type="float" office:value="1252">
            <text:p>1252</text:p>
          </table:table-cell>
          <table:table-cell table:formula="of:=([.K1256]*[.K1256]*[.K$2])+([.K1256]*[.L$2])+[.M$2]" office:value-type="float" office:value="466.524901913745">
            <text:p>466.5249019137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3">
            <text:p>1253</text:p>
          </table:table-cell>
          <table:table-cell table:formula="of:=([.G1257]*[.G1257]*[.G$2])+([.G1257]*[.H$2])+[.I$2]" office:value-type="float" office:value="704.08525462538">
            <text:p>704.085254625380</text:p>
          </table:table-cell>
          <table:table-cell table:number-columns-repeated="2"/>
          <table:table-cell office:value-type="float" office:value="1253">
            <text:p>1253</text:p>
          </table:table-cell>
          <table:table-cell table:formula="of:=([.K1257]*[.K1257]*[.K$2])+([.K1257]*[.L$2])+[.M$2]" office:value-type="float" office:value="466.975934572657">
            <text:p>466.9759345726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4">
            <text:p>1254</text:p>
          </table:table-cell>
          <table:table-cell table:formula="of:=([.G1258]*[.G1258]*[.G$2])+([.G1258]*[.H$2])+[.I$2]" office:value-type="float" office:value="704.506297860247">
            <text:p>704.506297860247</text:p>
          </table:table-cell>
          <table:table-cell table:number-columns-repeated="2"/>
          <table:table-cell office:value-type="float" office:value="1254">
            <text:p>1254</text:p>
          </table:table-cell>
          <table:table-cell table:formula="of:=([.K1258]*[.K1258]*[.K$2])+([.K1258]*[.L$2])+[.M$2]" office:value-type="float" office:value="467.426955981599">
            <text:p>467.4269559815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5">
            <text:p>1255</text:p>
          </table:table-cell>
          <table:table-cell table:formula="of:=([.G1259]*[.G1259]*[.G$2])+([.G1259]*[.H$2])+[.I$2]" office:value-type="float" office:value="704.927291291033">
            <text:p>704.927291291033</text:p>
          </table:table-cell>
          <table:table-cell table:number-columns-repeated="2"/>
          <table:table-cell office:value-type="float" office:value="1255">
            <text:p>1255</text:p>
          </table:table-cell>
          <table:table-cell table:formula="of:=([.K1259]*[.K1259]*[.K$2])+([.K1259]*[.L$2])+[.M$2]" office:value-type="float" office:value="467.877966140572">
            <text:p>467.8779661405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6">
            <text:p>1256</text:p>
          </table:table-cell>
          <table:table-cell table:formula="of:=([.G1260]*[.G1260]*[.G$2])+([.G1260]*[.H$2])+[.I$2]" office:value-type="float" office:value="705.348234917738">
            <text:p>705.348234917738</text:p>
          </table:table-cell>
          <table:table-cell table:number-columns-repeated="2"/>
          <table:table-cell office:value-type="float" office:value="1256">
            <text:p>1256</text:p>
          </table:table-cell>
          <table:table-cell table:formula="of:=([.K1260]*[.K1260]*[.K$2])+([.K1260]*[.L$2])+[.M$2]" office:value-type="float" office:value="468.328965049575">
            <text:p>468.3289650495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7">
            <text:p>1257</text:p>
          </table:table-cell>
          <table:table-cell table:formula="of:=([.G1261]*[.G1261]*[.G$2])+([.G1261]*[.H$2])+[.I$2]" office:value-type="float" office:value="705.769128740362">
            <text:p>705.769128740362</text:p>
          </table:table-cell>
          <table:table-cell table:number-columns-repeated="2"/>
          <table:table-cell office:value-type="float" office:value="1257">
            <text:p>1257</text:p>
          </table:table-cell>
          <table:table-cell table:formula="of:=([.K1261]*[.K1261]*[.K$2])+([.K1261]*[.L$2])+[.M$2]" office:value-type="float" office:value="468.779952708607">
            <text:p>468.7799527086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8">
            <text:p>1258</text:p>
          </table:table-cell>
          <table:table-cell table:formula="of:=([.G1262]*[.G1262]*[.G$2])+([.G1262]*[.H$2])+[.I$2]" office:value-type="float" office:value="706.189972758905">
            <text:p>706.189972758905</text:p>
          </table:table-cell>
          <table:table-cell table:number-columns-repeated="2"/>
          <table:table-cell office:value-type="float" office:value="1258">
            <text:p>1258</text:p>
          </table:table-cell>
          <table:table-cell table:formula="of:=([.K1262]*[.K1262]*[.K$2])+([.K1262]*[.L$2])+[.M$2]" office:value-type="float" office:value="469.230929117671">
            <text:p>469.2309291176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9">
            <text:p>1259</text:p>
          </table:table-cell>
          <table:table-cell table:formula="of:=([.G1263]*[.G1263]*[.G$2])+([.G1263]*[.H$2])+[.I$2]" office:value-type="float" office:value="706.610766973367">
            <text:p>706.610766973367</text:p>
          </table:table-cell>
          <table:table-cell table:number-columns-repeated="2"/>
          <table:table-cell office:value-type="float" office:value="1259">
            <text:p>1259</text:p>
          </table:table-cell>
          <table:table-cell table:formula="of:=([.K1263]*[.K1263]*[.K$2])+([.K1263]*[.L$2])+[.M$2]" office:value-type="float" office:value="469.681894276764">
            <text:p>469.6818942767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0">
            <text:p>1260</text:p>
          </table:table-cell>
          <table:table-cell table:formula="of:=([.G1264]*[.G1264]*[.G$2])+([.G1264]*[.H$2])+[.I$2]" office:value-type="float" office:value="707.031511383747">
            <text:p>707.031511383747</text:p>
          </table:table-cell>
          <table:table-cell table:number-columns-repeated="2"/>
          <table:table-cell office:value-type="float" office:value="1260">
            <text:p>1260</text:p>
          </table:table-cell>
          <table:table-cell table:formula="of:=([.K1264]*[.K1264]*[.K$2])+([.K1264]*[.L$2])+[.M$2]" office:value-type="float" office:value="470.132848185888">
            <text:p>470.1328481858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1">
            <text:p>1261</text:p>
          </table:table-cell>
          <table:table-cell table:formula="of:=([.G1265]*[.G1265]*[.G$2])+([.G1265]*[.H$2])+[.I$2]" office:value-type="float" office:value="707.452205990047">
            <text:p>707.452205990047</text:p>
          </table:table-cell>
          <table:table-cell table:number-columns-repeated="2"/>
          <table:table-cell office:value-type="float" office:value="1261">
            <text:p>1261</text:p>
          </table:table-cell>
          <table:table-cell table:formula="of:=([.K1265]*[.K1265]*[.K$2])+([.K1265]*[.L$2])+[.M$2]" office:value-type="float" office:value="470.583790845042">
            <text:p>470.5837908450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2">
            <text:p>1262</text:p>
          </table:table-cell>
          <table:table-cell table:formula="of:=([.G1266]*[.G1266]*[.G$2])+([.G1266]*[.H$2])+[.I$2]" office:value-type="float" office:value="707.872850792266">
            <text:p>707.872850792266</text:p>
          </table:table-cell>
          <table:table-cell table:number-columns-repeated="2"/>
          <table:table-cell office:value-type="float" office:value="1262">
            <text:p>1262</text:p>
          </table:table-cell>
          <table:table-cell table:formula="of:=([.K1266]*[.K1266]*[.K$2])+([.K1266]*[.L$2])+[.M$2]" office:value-type="float" office:value="471.034722254226">
            <text:p>471.0347222542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3">
            <text:p>1263</text:p>
          </table:table-cell>
          <table:table-cell table:formula="of:=([.G1267]*[.G1267]*[.G$2])+([.G1267]*[.H$2])+[.I$2]" office:value-type="float" office:value="708.293445790403">
            <text:p>708.293445790403</text:p>
          </table:table-cell>
          <table:table-cell table:number-columns-repeated="2"/>
          <table:table-cell office:value-type="float" office:value="1263">
            <text:p>1263</text:p>
          </table:table-cell>
          <table:table-cell table:formula="of:=([.K1267]*[.K1267]*[.K$2])+([.K1267]*[.L$2])+[.M$2]" office:value-type="float" office:value="471.48564241344">
            <text:p>471.4856424134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4">
            <text:p>1264</text:p>
          </table:table-cell>
          <table:table-cell table:formula="of:=([.G1268]*[.G1268]*[.G$2])+([.G1268]*[.H$2])+[.I$2]" office:value-type="float" office:value="708.71399098446">
            <text:p>708.713990984460</text:p>
          </table:table-cell>
          <table:table-cell table:number-columns-repeated="2"/>
          <table:table-cell office:value-type="float" office:value="1264">
            <text:p>1264</text:p>
          </table:table-cell>
          <table:table-cell table:formula="of:=([.K1268]*[.K1268]*[.K$2])+([.K1268]*[.L$2])+[.M$2]" office:value-type="float" office:value="471.936551322685">
            <text:p>471.9365513226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5">
            <text:p>1265</text:p>
          </table:table-cell>
          <table:table-cell table:formula="of:=([.G1269]*[.G1269]*[.G$2])+([.G1269]*[.H$2])+[.I$2]" office:value-type="float" office:value="709.134486374435">
            <text:p>709.134486374435</text:p>
          </table:table-cell>
          <table:table-cell table:number-columns-repeated="2"/>
          <table:table-cell office:value-type="float" office:value="1265">
            <text:p>1265</text:p>
          </table:table-cell>
          <table:table-cell table:formula="of:=([.K1269]*[.K1269]*[.K$2])+([.K1269]*[.L$2])+[.M$2]" office:value-type="float" office:value="472.387448981959">
            <text:p>472.3874489819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6">
            <text:p>1266</text:p>
          </table:table-cell>
          <table:table-cell table:formula="of:=([.G1270]*[.G1270]*[.G$2])+([.G1270]*[.H$2])+[.I$2]" office:value-type="float" office:value="709.554931960329">
            <text:p>709.554931960329</text:p>
          </table:table-cell>
          <table:table-cell table:number-columns-repeated="2"/>
          <table:table-cell office:value-type="float" office:value="1266">
            <text:p>1266</text:p>
          </table:table-cell>
          <table:table-cell table:formula="of:=([.K1270]*[.K1270]*[.K$2])+([.K1270]*[.L$2])+[.M$2]" office:value-type="float" office:value="472.838335391265">
            <text:p>472.8383353912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7">
            <text:p>1267</text:p>
          </table:table-cell>
          <table:table-cell table:formula="of:=([.G1271]*[.G1271]*[.G$2])+([.G1271]*[.H$2])+[.I$2]" office:value-type="float" office:value="709.975327742142">
            <text:p>709.975327742142</text:p>
          </table:table-cell>
          <table:table-cell table:number-columns-repeated="2"/>
          <table:table-cell office:value-type="float" office:value="1267">
            <text:p>1267</text:p>
          </table:table-cell>
          <table:table-cell table:formula="of:=([.K1271]*[.K1271]*[.K$2])+([.K1271]*[.L$2])+[.M$2]" office:value-type="float" office:value="473.2892105506">
            <text:p>473.2892105506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8">
            <text:p>1268</text:p>
          </table:table-cell>
          <table:table-cell table:formula="of:=([.G1272]*[.G1272]*[.G$2])+([.G1272]*[.H$2])+[.I$2]" office:value-type="float" office:value="710.395673719874">
            <text:p>710.395673719874</text:p>
          </table:table-cell>
          <table:table-cell table:number-columns-repeated="2"/>
          <table:table-cell office:value-type="float" office:value="1268">
            <text:p>1268</text:p>
          </table:table-cell>
          <table:table-cell table:formula="of:=([.K1272]*[.K1272]*[.K$2])+([.K1272]*[.L$2])+[.M$2]" office:value-type="float" office:value="473.740074459965">
            <text:p>473.7400744599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9">
            <text:p>1269</text:p>
          </table:table-cell>
          <table:table-cell table:formula="of:=([.G1273]*[.G1273]*[.G$2])+([.G1273]*[.H$2])+[.I$2]" office:value-type="float" office:value="710.815969893525">
            <text:p>710.815969893525</text:p>
          </table:table-cell>
          <table:table-cell table:number-columns-repeated="2"/>
          <table:table-cell office:value-type="float" office:value="1269">
            <text:p>1269</text:p>
          </table:table-cell>
          <table:table-cell table:formula="of:=([.K1273]*[.K1273]*[.K$2])+([.K1273]*[.L$2])+[.M$2]" office:value-type="float" office:value="474.190927119361">
            <text:p>474.1909271193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0">
            <text:p>1270</text:p>
          </table:table-cell>
          <table:table-cell table:formula="of:=([.G1274]*[.G1274]*[.G$2])+([.G1274]*[.H$2])+[.I$2]" office:value-type="float" office:value="711.236216263095">
            <text:p>711.236216263095</text:p>
          </table:table-cell>
          <table:table-cell table:number-columns-repeated="2"/>
          <table:table-cell office:value-type="float" office:value="1270">
            <text:p>1270</text:p>
          </table:table-cell>
          <table:table-cell table:formula="of:=([.K1274]*[.K1274]*[.K$2])+([.K1274]*[.L$2])+[.M$2]" office:value-type="float" office:value="474.641768528787">
            <text:p>474.6417685287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1">
            <text:p>1271</text:p>
          </table:table-cell>
          <table:table-cell table:formula="of:=([.G1275]*[.G1275]*[.G$2])+([.G1275]*[.H$2])+[.I$2]" office:value-type="float" office:value="711.656412828584">
            <text:p>711.656412828584</text:p>
          </table:table-cell>
          <table:table-cell table:number-columns-repeated="2"/>
          <table:table-cell office:value-type="float" office:value="1271">
            <text:p>1271</text:p>
          </table:table-cell>
          <table:table-cell table:formula="of:=([.K1275]*[.K1275]*[.K$2])+([.K1275]*[.L$2])+[.M$2]" office:value-type="float" office:value="475.092598688243">
            <text:p>475.0925986882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2">
            <text:p>1272</text:p>
          </table:table-cell>
          <table:table-cell table:formula="of:=([.G1276]*[.G1276]*[.G$2])+([.G1276]*[.H$2])+[.I$2]" office:value-type="float" office:value="712.076559589991">
            <text:p>712.076559589991</text:p>
          </table:table-cell>
          <table:table-cell table:number-columns-repeated="2"/>
          <table:table-cell office:value-type="float" office:value="1272">
            <text:p>1272</text:p>
          </table:table-cell>
          <table:table-cell table:formula="of:=([.K1276]*[.K1276]*[.K$2])+([.K1276]*[.L$2])+[.M$2]" office:value-type="float" office:value="475.54341759773">
            <text:p>475.5434175977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3">
            <text:p>1273</text:p>
          </table:table-cell>
          <table:table-cell table:formula="of:=([.G1277]*[.G1277]*[.G$2])+([.G1277]*[.H$2])+[.I$2]" office:value-type="float" office:value="712.496656547318">
            <text:p>712.496656547318</text:p>
          </table:table-cell>
          <table:table-cell table:number-columns-repeated="2"/>
          <table:table-cell office:value-type="float" office:value="1273">
            <text:p>1273</text:p>
          </table:table-cell>
          <table:table-cell table:formula="of:=([.K1277]*[.K1277]*[.K$2])+([.K1277]*[.L$2])+[.M$2]" office:value-type="float" office:value="475.994225257247">
            <text:p>475.9942252572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4">
            <text:p>1274</text:p>
          </table:table-cell>
          <table:table-cell table:formula="of:=([.G1278]*[.G1278]*[.G$2])+([.G1278]*[.H$2])+[.I$2]" office:value-type="float" office:value="712.916703700564">
            <text:p>712.916703700564</text:p>
          </table:table-cell>
          <table:table-cell table:number-columns-repeated="2"/>
          <table:table-cell office:value-type="float" office:value="1274">
            <text:p>1274</text:p>
          </table:table-cell>
          <table:table-cell table:formula="of:=([.K1278]*[.K1278]*[.K$2])+([.K1278]*[.L$2])+[.M$2]" office:value-type="float" office:value="476.445021666794">
            <text:p>476.4450216667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5">
            <text:p>1275</text:p>
          </table:table-cell>
          <table:table-cell table:formula="of:=([.G1279]*[.G1279]*[.G$2])+([.G1279]*[.H$2])+[.I$2]" office:value-type="float" office:value="713.336701049728">
            <text:p>713.336701049728</text:p>
          </table:table-cell>
          <table:table-cell table:number-columns-repeated="2"/>
          <table:table-cell office:value-type="float" office:value="1275">
            <text:p>1275</text:p>
          </table:table-cell>
          <table:table-cell table:formula="of:=([.K1279]*[.K1279]*[.K$2])+([.K1279]*[.L$2])+[.M$2]" office:value-type="float" office:value="476.895806826371">
            <text:p>476.8958068263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6">
            <text:p>1276</text:p>
          </table:table-cell>
          <table:table-cell table:formula="of:=([.G1280]*[.G1280]*[.G$2])+([.G1280]*[.H$2])+[.I$2]" office:value-type="float" office:value="713.756648594811">
            <text:p>713.756648594811</text:p>
          </table:table-cell>
          <table:table-cell table:number-columns-repeated="2"/>
          <table:table-cell office:value-type="float" office:value="1276">
            <text:p>1276</text:p>
          </table:table-cell>
          <table:table-cell table:formula="of:=([.K1280]*[.K1280]*[.K$2])+([.K1280]*[.L$2])+[.M$2]" office:value-type="float" office:value="477.346580735979">
            <text:p>477.3465807359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7">
            <text:p>1277</text:p>
          </table:table-cell>
          <table:table-cell table:formula="of:=([.G1281]*[.G1281]*[.G$2])+([.G1281]*[.H$2])+[.I$2]" office:value-type="float" office:value="714.176546335814">
            <text:p>714.176546335814</text:p>
          </table:table-cell>
          <table:table-cell table:number-columns-repeated="2"/>
          <table:table-cell office:value-type="float" office:value="1277">
            <text:p>1277</text:p>
          </table:table-cell>
          <table:table-cell table:formula="of:=([.K1281]*[.K1281]*[.K$2])+([.K1281]*[.L$2])+[.M$2]" office:value-type="float" office:value="477.797343395616">
            <text:p>477.7973433956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8">
            <text:p>1278</text:p>
          </table:table-cell>
          <table:table-cell table:formula="of:=([.G1282]*[.G1282]*[.G$2])+([.G1282]*[.H$2])+[.I$2]" office:value-type="float" office:value="714.596394272735">
            <text:p>714.596394272735</text:p>
          </table:table-cell>
          <table:table-cell table:number-columns-repeated="2"/>
          <table:table-cell office:value-type="float" office:value="1278">
            <text:p>1278</text:p>
          </table:table-cell>
          <table:table-cell table:formula="of:=([.K1282]*[.K1282]*[.K$2])+([.K1282]*[.L$2])+[.M$2]" office:value-type="float" office:value="478.248094805284">
            <text:p>478.248094805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9">
            <text:p>1279</text:p>
          </table:table-cell>
          <table:table-cell table:formula="of:=([.G1283]*[.G1283]*[.G$2])+([.G1283]*[.H$2])+[.I$2]" office:value-type="float" office:value="715.016192405575">
            <text:p>715.016192405575</text:p>
          </table:table-cell>
          <table:table-cell table:number-columns-repeated="2"/>
          <table:table-cell office:value-type="float" office:value="1279">
            <text:p>1279</text:p>
          </table:table-cell>
          <table:table-cell table:formula="of:=([.K1283]*[.K1283]*[.K$2])+([.K1283]*[.L$2])+[.M$2]" office:value-type="float" office:value="478.698834964982">
            <text:p>478.6988349649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0">
            <text:p>1280</text:p>
          </table:table-cell>
          <table:table-cell table:formula="of:=([.G1284]*[.G1284]*[.G$2])+([.G1284]*[.H$2])+[.I$2]" office:value-type="float" office:value="715.435940734334">
            <text:p>715.435940734334</text:p>
          </table:table-cell>
          <table:table-cell table:number-columns-repeated="2"/>
          <table:table-cell office:value-type="float" office:value="1280">
            <text:p>1280</text:p>
          </table:table-cell>
          <table:table-cell table:formula="of:=([.K1284]*[.K1284]*[.K$2])+([.K1284]*[.L$2])+[.M$2]" office:value-type="float" office:value="479.149563874711">
            <text:p>479.1495638747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1">
            <text:p>1281</text:p>
          </table:table-cell>
          <table:table-cell table:formula="of:=([.G1285]*[.G1285]*[.G$2])+([.G1285]*[.H$2])+[.I$2]" office:value-type="float" office:value="715.855639259012">
            <text:p>715.855639259012</text:p>
          </table:table-cell>
          <table:table-cell table:number-columns-repeated="2"/>
          <table:table-cell office:value-type="float" office:value="1281">
            <text:p>1281</text:p>
          </table:table-cell>
          <table:table-cell table:formula="of:=([.K1285]*[.K1285]*[.K$2])+([.K1285]*[.L$2])+[.M$2]" office:value-type="float" office:value="479.600281534469">
            <text:p>479.6002815344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2">
            <text:p>1282</text:p>
          </table:table-cell>
          <table:table-cell table:formula="of:=([.G1286]*[.G1286]*[.G$2])+([.G1286]*[.H$2])+[.I$2]" office:value-type="float" office:value="716.275287979609">
            <text:p>716.275287979609</text:p>
          </table:table-cell>
          <table:table-cell table:number-columns-repeated="2"/>
          <table:table-cell office:value-type="float" office:value="1282">
            <text:p>1282</text:p>
          </table:table-cell>
          <table:table-cell table:formula="of:=([.K1286]*[.K1286]*[.K$2])+([.K1286]*[.L$2])+[.M$2]" office:value-type="float" office:value="480.050987944258">
            <text:p>480.0509879442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3">
            <text:p>1283</text:p>
          </table:table-cell>
          <table:table-cell table:formula="of:=([.G1287]*[.G1287]*[.G$2])+([.G1287]*[.H$2])+[.I$2]" office:value-type="float" office:value="716.694886896125">
            <text:p>716.694886896125</text:p>
          </table:table-cell>
          <table:table-cell table:number-columns-repeated="2"/>
          <table:table-cell office:value-type="float" office:value="1283">
            <text:p>1283</text:p>
          </table:table-cell>
          <table:table-cell table:formula="of:=([.K1287]*[.K1287]*[.K$2])+([.K1287]*[.L$2])+[.M$2]" office:value-type="float" office:value="480.501683104078">
            <text:p>480.5016831040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4">
            <text:p>1284</text:p>
          </table:table-cell>
          <table:table-cell table:formula="of:=([.G1288]*[.G1288]*[.G$2])+([.G1288]*[.H$2])+[.I$2]" office:value-type="float" office:value="717.114436008559">
            <text:p>717.114436008559</text:p>
          </table:table-cell>
          <table:table-cell table:number-columns-repeated="2"/>
          <table:table-cell office:value-type="float" office:value="1284">
            <text:p>1284</text:p>
          </table:table-cell>
          <table:table-cell table:formula="of:=([.K1288]*[.K1288]*[.K$2])+([.K1288]*[.L$2])+[.M$2]" office:value-type="float" office:value="480.952367013927">
            <text:p>480.9523670139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5">
            <text:p>1285</text:p>
          </table:table-cell>
          <table:table-cell table:formula="of:=([.G1289]*[.G1289]*[.G$2])+([.G1289]*[.H$2])+[.I$2]" office:value-type="float" office:value="717.533935316913">
            <text:p>717.533935316913</text:p>
          </table:table-cell>
          <table:table-cell table:number-columns-repeated="2"/>
          <table:table-cell office:value-type="float" office:value="1285">
            <text:p>1285</text:p>
          </table:table-cell>
          <table:table-cell table:formula="of:=([.K1289]*[.K1289]*[.K$2])+([.K1289]*[.L$2])+[.M$2]" office:value-type="float" office:value="481.403039673807">
            <text:p>481.4030396738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6">
            <text:p>1286</text:p>
          </table:table-cell>
          <table:table-cell table:formula="of:=([.G1290]*[.G1290]*[.G$2])+([.G1290]*[.H$2])+[.I$2]" office:value-type="float" office:value="717.953384821185">
            <text:p>717.953384821185</text:p>
          </table:table-cell>
          <table:table-cell table:number-columns-repeated="2"/>
          <table:table-cell office:value-type="float" office:value="1286">
            <text:p>1286</text:p>
          </table:table-cell>
          <table:table-cell table:formula="of:=([.K1290]*[.K1290]*[.K$2])+([.K1290]*[.L$2])+[.M$2]" office:value-type="float" office:value="481.853701083717">
            <text:p>481.8537010837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7">
            <text:p>1287</text:p>
          </table:table-cell>
          <table:table-cell table:formula="of:=([.G1291]*[.G1291]*[.G$2])+([.G1291]*[.H$2])+[.I$2]" office:value-type="float" office:value="718.372784521377">
            <text:p>718.372784521377</text:p>
          </table:table-cell>
          <table:table-cell table:number-columns-repeated="2"/>
          <table:table-cell office:value-type="float" office:value="1287">
            <text:p>1287</text:p>
          </table:table-cell>
          <table:table-cell table:formula="of:=([.K1291]*[.K1291]*[.K$2])+([.K1291]*[.L$2])+[.M$2]" office:value-type="float" office:value="482.304351243657">
            <text:p>482.3043512436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8">
            <text:p>1288</text:p>
          </table:table-cell>
          <table:table-cell table:formula="of:=([.G1292]*[.G1292]*[.G$2])+([.G1292]*[.H$2])+[.I$2]" office:value-type="float" office:value="718.792134417487">
            <text:p>718.792134417487</text:p>
          </table:table-cell>
          <table:table-cell table:number-columns-repeated="2"/>
          <table:table-cell office:value-type="float" office:value="1288">
            <text:p>1288</text:p>
          </table:table-cell>
          <table:table-cell table:formula="of:=([.K1292]*[.K1292]*[.K$2])+([.K1292]*[.L$2])+[.M$2]" office:value-type="float" office:value="482.754990153627">
            <text:p>482.7549901536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9">
            <text:p>1289</text:p>
          </table:table-cell>
          <table:table-cell table:formula="of:=([.G1293]*[.G1293]*[.G$2])+([.G1293]*[.H$2])+[.I$2]" office:value-type="float" office:value="719.211434509517">
            <text:p>719.211434509517</text:p>
          </table:table-cell>
          <table:table-cell table:number-columns-repeated="2"/>
          <table:table-cell office:value-type="float" office:value="1289">
            <text:p>1289</text:p>
          </table:table-cell>
          <table:table-cell table:formula="of:=([.K1293]*[.K1293]*[.K$2])+([.K1293]*[.L$2])+[.M$2]" office:value-type="float" office:value="483.205617813628">
            <text:p>483.2056178136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0">
            <text:p>1290</text:p>
          </table:table-cell>
          <table:table-cell table:formula="of:=([.G1294]*[.G1294]*[.G$2])+([.G1294]*[.H$2])+[.I$2]" office:value-type="float" office:value="719.630684797465">
            <text:p>719.630684797465</text:p>
          </table:table-cell>
          <table:table-cell table:number-columns-repeated="2"/>
          <table:table-cell office:value-type="float" office:value="1290">
            <text:p>1290</text:p>
          </table:table-cell>
          <table:table-cell table:formula="of:=([.K1294]*[.K1294]*[.K$2])+([.K1294]*[.L$2])+[.M$2]" office:value-type="float" office:value="483.656234223658">
            <text:p>483.6562342236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1">
            <text:p>1291</text:p>
          </table:table-cell>
          <table:table-cell table:formula="of:=([.G1295]*[.G1295]*[.G$2])+([.G1295]*[.H$2])+[.I$2]" office:value-type="float" office:value="720.049885281332">
            <text:p>720.049885281332</text:p>
          </table:table-cell>
          <table:table-cell table:number-columns-repeated="2"/>
          <table:table-cell office:value-type="float" office:value="1291">
            <text:p>1291</text:p>
          </table:table-cell>
          <table:table-cell table:formula="of:=([.K1295]*[.K1295]*[.K$2])+([.K1295]*[.L$2])+[.M$2]" office:value-type="float" office:value="484.10683938372">
            <text:p>484.1068393837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2">
            <text:p>1292</text:p>
          </table:table-cell>
          <table:table-cell table:formula="of:=([.G1296]*[.G1296]*[.G$2])+([.G1296]*[.H$2])+[.I$2]" office:value-type="float" office:value="720.469035961118">
            <text:p>720.469035961118</text:p>
          </table:table-cell>
          <table:table-cell table:number-columns-repeated="2"/>
          <table:table-cell office:value-type="float" office:value="1292">
            <text:p>1292</text:p>
          </table:table-cell>
          <table:table-cell table:formula="of:=([.K1296]*[.K1296]*[.K$2])+([.K1296]*[.L$2])+[.M$2]" office:value-type="float" office:value="484.557433293811">
            <text:p>484.5574332938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3">
            <text:p>1293</text:p>
          </table:table-cell>
          <table:table-cell table:formula="of:=([.G1297]*[.G1297]*[.G$2])+([.G1297]*[.H$2])+[.I$2]" office:value-type="float" office:value="720.888136836823">
            <text:p>720.888136836823</text:p>
          </table:table-cell>
          <table:table-cell table:number-columns-repeated="2"/>
          <table:table-cell office:value-type="float" office:value="1293">
            <text:p>1293</text:p>
          </table:table-cell>
          <table:table-cell table:formula="of:=([.K1297]*[.K1297]*[.K$2])+([.K1297]*[.L$2])+[.M$2]" office:value-type="float" office:value="485.008015953933">
            <text:p>485.0080159539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4">
            <text:p>1294</text:p>
          </table:table-cell>
          <table:table-cell table:formula="of:=([.G1298]*[.G1298]*[.G$2])+([.G1298]*[.H$2])+[.I$2]" office:value-type="float" office:value="721.307187908447">
            <text:p>721.307187908447</text:p>
          </table:table-cell>
          <table:table-cell table:number-columns-repeated="2"/>
          <table:table-cell office:value-type="float" office:value="1294">
            <text:p>1294</text:p>
          </table:table-cell>
          <table:table-cell table:formula="of:=([.K1298]*[.K1298]*[.K$2])+([.K1298]*[.L$2])+[.M$2]" office:value-type="float" office:value="485.458587364084">
            <text:p>485.4585873640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5">
            <text:p>1295</text:p>
          </table:table-cell>
          <table:table-cell table:formula="of:=([.G1299]*[.G1299]*[.G$2])+([.G1299]*[.H$2])+[.I$2]" office:value-type="float" office:value="721.72618917599">
            <text:p>721.726189175990</text:p>
          </table:table-cell>
          <table:table-cell table:number-columns-repeated="2"/>
          <table:table-cell office:value-type="float" office:value="1295">
            <text:p>1295</text:p>
          </table:table-cell>
          <table:table-cell table:formula="of:=([.K1299]*[.K1299]*[.K$2])+([.K1299]*[.L$2])+[.M$2]" office:value-type="float" office:value="485.909147524266">
            <text:p>485.9091475242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6">
            <text:p>1296</text:p>
          </table:table-cell>
          <table:table-cell table:formula="of:=([.G1300]*[.G1300]*[.G$2])+([.G1300]*[.H$2])+[.I$2]" office:value-type="float" office:value="722.145140639451">
            <text:p>722.145140639451</text:p>
          </table:table-cell>
          <table:table-cell table:number-columns-repeated="2"/>
          <table:table-cell office:value-type="float" office:value="1296">
            <text:p>1296</text:p>
          </table:table-cell>
          <table:table-cell table:formula="of:=([.K1300]*[.K1300]*[.K$2])+([.K1300]*[.L$2])+[.M$2]" office:value-type="float" office:value="486.359696434479">
            <text:p>486.3596964344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7">
            <text:p>1297</text:p>
          </table:table-cell>
          <table:table-cell table:formula="of:=([.G1301]*[.G1301]*[.G$2])+([.G1301]*[.H$2])+[.I$2]" office:value-type="float" office:value="722.564042298832">
            <text:p>722.564042298832</text:p>
          </table:table-cell>
          <table:table-cell table:number-columns-repeated="2"/>
          <table:table-cell office:value-type="float" office:value="1297">
            <text:p>1297</text:p>
          </table:table-cell>
          <table:table-cell table:formula="of:=([.K1301]*[.K1301]*[.K$2])+([.K1301]*[.L$2])+[.M$2]" office:value-type="float" office:value="486.810234094721">
            <text:p>486.8102340947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8">
            <text:p>1298</text:p>
          </table:table-cell>
          <table:table-cell table:formula="of:=([.G1302]*[.G1302]*[.G$2])+([.G1302]*[.H$2])+[.I$2]" office:value-type="float" office:value="722.982894154131">
            <text:p>722.982894154131</text:p>
          </table:table-cell>
          <table:table-cell table:number-columns-repeated="2"/>
          <table:table-cell office:value-type="float" office:value="1298">
            <text:p>1298</text:p>
          </table:table-cell>
          <table:table-cell table:formula="of:=([.K1302]*[.K1302]*[.K$2])+([.K1302]*[.L$2])+[.M$2]" office:value-type="float" office:value="487.260760504994">
            <text:p>487.2607605049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9">
            <text:p>1299</text:p>
          </table:table-cell>
          <table:table-cell table:formula="of:=([.G1303]*[.G1303]*[.G$2])+([.G1303]*[.H$2])+[.I$2]" office:value-type="float" office:value="723.40169620535">
            <text:p>723.401696205350</text:p>
          </table:table-cell>
          <table:table-cell table:number-columns-repeated="2"/>
          <table:table-cell office:value-type="float" office:value="1299">
            <text:p>1299</text:p>
          </table:table-cell>
          <table:table-cell table:formula="of:=([.K1303]*[.K1303]*[.K$2])+([.K1303]*[.L$2])+[.M$2]" office:value-type="float" office:value="487.711275665297">
            <text:p>487.7112756652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0">
            <text:p>1300</text:p>
          </table:table-cell>
          <table:table-cell table:formula="of:=([.G1304]*[.G1304]*[.G$2])+([.G1304]*[.H$2])+[.I$2]" office:value-type="float" office:value="723.820448452487">
            <text:p>723.820448452487</text:p>
          </table:table-cell>
          <table:table-cell table:number-columns-repeated="2"/>
          <table:table-cell office:value-type="float" office:value="1300">
            <text:p>1300</text:p>
          </table:table-cell>
          <table:table-cell table:formula="of:=([.K1304]*[.K1304]*[.K$2])+([.K1304]*[.L$2])+[.M$2]" office:value-type="float" office:value="488.16177957563">
            <text:p>488.1617795756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1">
            <text:p>1301</text:p>
          </table:table-cell>
          <table:table-cell table:formula="of:=([.G1305]*[.G1305]*[.G$2])+([.G1305]*[.H$2])+[.I$2]" office:value-type="float" office:value="724.239150895543">
            <text:p>724.239150895543</text:p>
          </table:table-cell>
          <table:table-cell table:number-columns-repeated="2"/>
          <table:table-cell office:value-type="float" office:value="1301">
            <text:p>1301</text:p>
          </table:table-cell>
          <table:table-cell table:formula="of:=([.K1305]*[.K1305]*[.K$2])+([.K1305]*[.L$2])+[.M$2]" office:value-type="float" office:value="488.612272235994">
            <text:p>488.6122722359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2">
            <text:p>1302</text:p>
          </table:table-cell>
          <table:table-cell table:formula="of:=([.G1306]*[.G1306]*[.G$2])+([.G1306]*[.H$2])+[.I$2]" office:value-type="float" office:value="724.657803534519">
            <text:p>724.657803534519</text:p>
          </table:table-cell>
          <table:table-cell table:number-columns-repeated="2"/>
          <table:table-cell office:value-type="float" office:value="1302">
            <text:p>1302</text:p>
          </table:table-cell>
          <table:table-cell table:formula="of:=([.K1306]*[.K1306]*[.K$2])+([.K1306]*[.L$2])+[.M$2]" office:value-type="float" office:value="489.062753646387">
            <text:p>489.0627536463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3">
            <text:p>1303</text:p>
          </table:table-cell>
          <table:table-cell table:formula="of:=([.G1307]*[.G1307]*[.G$2])+([.G1307]*[.H$2])+[.I$2]" office:value-type="float" office:value="725.076406369413">
            <text:p>725.076406369413</text:p>
          </table:table-cell>
          <table:table-cell table:number-columns-repeated="2"/>
          <table:table-cell office:value-type="float" office:value="1303">
            <text:p>1303</text:p>
          </table:table-cell>
          <table:table-cell table:formula="of:=([.K1307]*[.K1307]*[.K$2])+([.K1307]*[.L$2])+[.M$2]" office:value-type="float" office:value="489.513223806811">
            <text:p>489.5132238068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4">
            <text:p>1304</text:p>
          </table:table-cell>
          <table:table-cell table:formula="of:=([.G1308]*[.G1308]*[.G$2])+([.G1308]*[.H$2])+[.I$2]" office:value-type="float" office:value="725.494959400226">
            <text:p>725.494959400226</text:p>
          </table:table-cell>
          <table:table-cell table:number-columns-repeated="2"/>
          <table:table-cell office:value-type="float" office:value="1304">
            <text:p>1304</text:p>
          </table:table-cell>
          <table:table-cell table:formula="of:=([.K1308]*[.K1308]*[.K$2])+([.K1308]*[.L$2])+[.M$2]" office:value-type="float" office:value="489.963682717266">
            <text:p>489.9636827172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5">
            <text:p>1305</text:p>
          </table:table-cell>
          <table:table-cell table:formula="of:=([.G1309]*[.G1309]*[.G$2])+([.G1309]*[.H$2])+[.I$2]" office:value-type="float" office:value="725.913462626957">
            <text:p>725.913462626957</text:p>
          </table:table-cell>
          <table:table-cell table:number-columns-repeated="2"/>
          <table:table-cell office:value-type="float" office:value="1305">
            <text:p>1305</text:p>
          </table:table-cell>
          <table:table-cell table:formula="of:=([.K1309]*[.K1309]*[.K$2])+([.K1309]*[.L$2])+[.M$2]" office:value-type="float" office:value="490.41413037775">
            <text:p>490.4141303777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6">
            <text:p>1306</text:p>
          </table:table-cell>
          <table:table-cell table:formula="of:=([.G1310]*[.G1310]*[.G$2])+([.G1310]*[.H$2])+[.I$2]" office:value-type="float" office:value="726.331916049609">
            <text:p>726.331916049609</text:p>
          </table:table-cell>
          <table:table-cell table:number-columns-repeated="2"/>
          <table:table-cell office:value-type="float" office:value="1306">
            <text:p>1306</text:p>
          </table:table-cell>
          <table:table-cell table:formula="of:=([.K1310]*[.K1310]*[.K$2])+([.K1310]*[.L$2])+[.M$2]" office:value-type="float" office:value="490.864566788265">
            <text:p>490.8645667882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7">
            <text:p>1307</text:p>
          </table:table-cell>
          <table:table-cell table:formula="of:=([.G1311]*[.G1311]*[.G$2])+([.G1311]*[.H$2])+[.I$2]" office:value-type="float" office:value="726.750319668178">
            <text:p>726.750319668178</text:p>
          </table:table-cell>
          <table:table-cell table:number-columns-repeated="2"/>
          <table:table-cell office:value-type="float" office:value="1307">
            <text:p>1307</text:p>
          </table:table-cell>
          <table:table-cell table:formula="of:=([.K1311]*[.K1311]*[.K$2])+([.K1311]*[.L$2])+[.M$2]" office:value-type="float" office:value="491.31499194881">
            <text:p>491.3149919488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8">
            <text:p>1308</text:p>
          </table:table-cell>
          <table:table-cell table:formula="of:=([.G1312]*[.G1312]*[.G$2])+([.G1312]*[.H$2])+[.I$2]" office:value-type="float" office:value="727.168673482667">
            <text:p>727.168673482667</text:p>
          </table:table-cell>
          <table:table-cell table:number-columns-repeated="2"/>
          <table:table-cell office:value-type="float" office:value="1308">
            <text:p>1308</text:p>
          </table:table-cell>
          <table:table-cell table:formula="of:=([.K1312]*[.K1312]*[.K$2])+([.K1312]*[.L$2])+[.M$2]" office:value-type="float" office:value="491.765405859385">
            <text:p>491.7654058593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9">
            <text:p>1309</text:p>
          </table:table-cell>
          <table:table-cell table:formula="of:=([.G1313]*[.G1313]*[.G$2])+([.G1313]*[.H$2])+[.I$2]" office:value-type="float" office:value="727.586977493075">
            <text:p>727.586977493075</text:p>
          </table:table-cell>
          <table:table-cell table:number-columns-repeated="2"/>
          <table:table-cell office:value-type="float" office:value="1309">
            <text:p>1309</text:p>
          </table:table-cell>
          <table:table-cell table:formula="of:=([.K1313]*[.K1313]*[.K$2])+([.K1313]*[.L$2])+[.M$2]" office:value-type="float" office:value="492.21580851999">
            <text:p>492.2158085199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0">
            <text:p>1310</text:p>
          </table:table-cell>
          <table:table-cell table:formula="of:=([.G1314]*[.G1314]*[.G$2])+([.G1314]*[.H$2])+[.I$2]" office:value-type="float" office:value="728.005231699401">
            <text:p>728.005231699401</text:p>
          </table:table-cell>
          <table:table-cell table:number-columns-repeated="2"/>
          <table:table-cell office:value-type="float" office:value="1310">
            <text:p>1310</text:p>
          </table:table-cell>
          <table:table-cell table:formula="of:=([.K1314]*[.K1314]*[.K$2])+([.K1314]*[.L$2])+[.M$2]" office:value-type="float" office:value="492.666199930626">
            <text:p>492.6661999306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1">
            <text:p>1311</text:p>
          </table:table-cell>
          <table:table-cell table:formula="of:=([.G1315]*[.G1315]*[.G$2])+([.G1315]*[.H$2])+[.I$2]" office:value-type="float" office:value="728.423436101646">
            <text:p>728.423436101646</text:p>
          </table:table-cell>
          <table:table-cell table:number-columns-repeated="2"/>
          <table:table-cell office:value-type="float" office:value="1311">
            <text:p>1311</text:p>
          </table:table-cell>
          <table:table-cell table:formula="of:=([.K1315]*[.K1315]*[.K$2])+([.K1315]*[.L$2])+[.M$2]" office:value-type="float" office:value="493.116580091292">
            <text:p>493.1165800912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2">
            <text:p>1312</text:p>
          </table:table-cell>
          <table:table-cell table:formula="of:=([.G1316]*[.G1316]*[.G$2])+([.G1316]*[.H$2])+[.I$2]" office:value-type="float" office:value="728.841590699811">
            <text:p>728.841590699811</text:p>
          </table:table-cell>
          <table:table-cell table:number-columns-repeated="2"/>
          <table:table-cell office:value-type="float" office:value="1312">
            <text:p>1312</text:p>
          </table:table-cell>
          <table:table-cell table:formula="of:=([.K1316]*[.K1316]*[.K$2])+([.K1316]*[.L$2])+[.M$2]" office:value-type="float" office:value="493.566949001988">
            <text:p>493.5669490019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3">
            <text:p>1313</text:p>
          </table:table-cell>
          <table:table-cell table:formula="of:=([.G1317]*[.G1317]*[.G$2])+([.G1317]*[.H$2])+[.I$2]" office:value-type="float" office:value="729.259695493894">
            <text:p>729.259695493894</text:p>
          </table:table-cell>
          <table:table-cell table:number-columns-repeated="2"/>
          <table:table-cell office:value-type="float" office:value="1313">
            <text:p>1313</text:p>
          </table:table-cell>
          <table:table-cell table:formula="of:=([.K1317]*[.K1317]*[.K$2])+([.K1317]*[.L$2])+[.M$2]" office:value-type="float" office:value="494.017306662714">
            <text:p>494.0173066627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4">
            <text:p>1314</text:p>
          </table:table-cell>
          <table:table-cell table:formula="of:=([.G1318]*[.G1318]*[.G$2])+([.G1318]*[.H$2])+[.I$2]" office:value-type="float" office:value="729.677750483896">
            <text:p>729.677750483896</text:p>
          </table:table-cell>
          <table:table-cell table:number-columns-repeated="2"/>
          <table:table-cell office:value-type="float" office:value="1314">
            <text:p>1314</text:p>
          </table:table-cell>
          <table:table-cell table:formula="of:=([.K1318]*[.K1318]*[.K$2])+([.K1318]*[.L$2])+[.M$2]" office:value-type="float" office:value="494.467653073471">
            <text:p>494.4676530734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5">
            <text:p>1315</text:p>
          </table:table-cell>
          <table:table-cell table:formula="of:=([.G1319]*[.G1319]*[.G$2])+([.G1319]*[.H$2])+[.I$2]" office:value-type="float" office:value="730.095755669817">
            <text:p>730.095755669817</text:p>
          </table:table-cell>
          <table:table-cell table:number-columns-repeated="2"/>
          <table:table-cell office:value-type="float" office:value="1315">
            <text:p>1315</text:p>
          </table:table-cell>
          <table:table-cell table:formula="of:=([.K1319]*[.K1319]*[.K$2])+([.K1319]*[.L$2])+[.M$2]" office:value-type="float" office:value="494.917988234258">
            <text:p>494.9179882342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6">
            <text:p>1316</text:p>
          </table:table-cell>
          <table:table-cell table:formula="of:=([.G1320]*[.G1320]*[.G$2])+([.G1320]*[.H$2])+[.I$2]" office:value-type="float" office:value="730.513711051657">
            <text:p>730.513711051657</text:p>
          </table:table-cell>
          <table:table-cell table:number-columns-repeated="2"/>
          <table:table-cell office:value-type="float" office:value="1316">
            <text:p>1316</text:p>
          </table:table-cell>
          <table:table-cell table:formula="of:=([.K1320]*[.K1320]*[.K$2])+([.K1320]*[.L$2])+[.M$2]" office:value-type="float" office:value="495.368312145075">
            <text:p>495.3683121450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7">
            <text:p>1317</text:p>
          </table:table-cell>
          <table:table-cell table:formula="of:=([.G1321]*[.G1321]*[.G$2])+([.G1321]*[.H$2])+[.I$2]" office:value-type="float" office:value="730.931616629416">
            <text:p>730.931616629416</text:p>
          </table:table-cell>
          <table:table-cell table:number-columns-repeated="2"/>
          <table:table-cell office:value-type="float" office:value="1317">
            <text:p>1317</text:p>
          </table:table-cell>
          <table:table-cell table:formula="of:=([.K1321]*[.K1321]*[.K$2])+([.K1321]*[.L$2])+[.M$2]" office:value-type="float" office:value="495.818624805922">
            <text:p>495.8186248059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8">
            <text:p>1318</text:p>
          </table:table-cell>
          <table:table-cell table:formula="of:=([.G1322]*[.G1322]*[.G$2])+([.G1322]*[.H$2])+[.I$2]" office:value-type="float" office:value="731.349472403094">
            <text:p>731.349472403094</text:p>
          </table:table-cell>
          <table:table-cell table:number-columns-repeated="2"/>
          <table:table-cell office:value-type="float" office:value="1318">
            <text:p>1318</text:p>
          </table:table-cell>
          <table:table-cell table:formula="of:=([.K1322]*[.K1322]*[.K$2])+([.K1322]*[.L$2])+[.M$2]" office:value-type="float" office:value="496.2689262168">
            <text:p>496.2689262168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9">
            <text:p>1319</text:p>
          </table:table-cell>
          <table:table-cell table:formula="of:=([.G1323]*[.G1323]*[.G$2])+([.G1323]*[.H$2])+[.I$2]" office:value-type="float" office:value="731.767278372691">
            <text:p>731.767278372691</text:p>
          </table:table-cell>
          <table:table-cell table:number-columns-repeated="2"/>
          <table:table-cell office:value-type="float" office:value="1319">
            <text:p>1319</text:p>
          </table:table-cell>
          <table:table-cell table:formula="of:=([.K1323]*[.K1323]*[.K$2])+([.K1323]*[.L$2])+[.M$2]" office:value-type="float" office:value="496.719216377708">
            <text:p>496.7192163777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0">
            <text:p>1320</text:p>
          </table:table-cell>
          <table:table-cell table:formula="of:=([.G1324]*[.G1324]*[.G$2])+([.G1324]*[.H$2])+[.I$2]" office:value-type="float" office:value="732.185034538207">
            <text:p>732.185034538207</text:p>
          </table:table-cell>
          <table:table-cell table:number-columns-repeated="2"/>
          <table:table-cell office:value-type="float" office:value="1320">
            <text:p>1320</text:p>
          </table:table-cell>
          <table:table-cell table:formula="of:=([.K1324]*[.K1324]*[.K$2])+([.K1324]*[.L$2])+[.M$2]" office:value-type="float" office:value="497.169495288646">
            <text:p>497.1694952886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1">
            <text:p>1321</text:p>
          </table:table-cell>
          <table:table-cell table:formula="of:=([.G1325]*[.G1325]*[.G$2])+([.G1325]*[.H$2])+[.I$2]" office:value-type="float" office:value="732.602740899641">
            <text:p>732.602740899641</text:p>
          </table:table-cell>
          <table:table-cell table:number-columns-repeated="2"/>
          <table:table-cell office:value-type="float" office:value="1321">
            <text:p>1321</text:p>
          </table:table-cell>
          <table:table-cell table:formula="of:=([.K1325]*[.K1325]*[.K$2])+([.K1325]*[.L$2])+[.M$2]" office:value-type="float" office:value="497.619762949614">
            <text:p>497.6197629496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2">
            <text:p>1322</text:p>
          </table:table-cell>
          <table:table-cell table:formula="of:=([.G1326]*[.G1326]*[.G$2])+([.G1326]*[.H$2])+[.I$2]" office:value-type="float" office:value="733.020397456995">
            <text:p>733.020397456995</text:p>
          </table:table-cell>
          <table:table-cell table:number-columns-repeated="2"/>
          <table:table-cell office:value-type="float" office:value="1322">
            <text:p>1322</text:p>
          </table:table-cell>
          <table:table-cell table:formula="of:=([.K1326]*[.K1326]*[.K$2])+([.K1326]*[.L$2])+[.M$2]" office:value-type="float" office:value="498.070019360613">
            <text:p>498.0700193606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3">
            <text:p>1323</text:p>
          </table:table-cell>
          <table:table-cell table:formula="of:=([.G1327]*[.G1327]*[.G$2])+([.G1327]*[.H$2])+[.I$2]" office:value-type="float" office:value="733.438004210267">
            <text:p>733.438004210267</text:p>
          </table:table-cell>
          <table:table-cell table:number-columns-repeated="2"/>
          <table:table-cell office:value-type="float" office:value="1323">
            <text:p>1323</text:p>
          </table:table-cell>
          <table:table-cell table:formula="of:=([.K1327]*[.K1327]*[.K$2])+([.K1327]*[.L$2])+[.M$2]" office:value-type="float" office:value="498.520264521642">
            <text:p>498.5202645216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4">
            <text:p>1324</text:p>
          </table:table-cell>
          <table:table-cell table:formula="of:=([.G1328]*[.G1328]*[.G$2])+([.G1328]*[.H$2])+[.I$2]" office:value-type="float" office:value="733.855561159458">
            <text:p>733.855561159458</text:p>
          </table:table-cell>
          <table:table-cell table:number-columns-repeated="2"/>
          <table:table-cell office:value-type="float" office:value="1324">
            <text:p>1324</text:p>
          </table:table-cell>
          <table:table-cell table:formula="of:=([.K1328]*[.K1328]*[.K$2])+([.K1328]*[.L$2])+[.M$2]" office:value-type="float" office:value="498.970498432701">
            <text:p>498.9704984327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5">
            <text:p>1325</text:p>
          </table:table-cell>
          <table:table-cell table:formula="of:=([.G1329]*[.G1329]*[.G$2])+([.G1329]*[.H$2])+[.I$2]" office:value-type="float" office:value="734.273068304569">
            <text:p>734.273068304569</text:p>
          </table:table-cell>
          <table:table-cell table:number-columns-repeated="2"/>
          <table:table-cell office:value-type="float" office:value="1325">
            <text:p>1325</text:p>
          </table:table-cell>
          <table:table-cell table:formula="of:=([.K1329]*[.K1329]*[.K$2])+([.K1329]*[.L$2])+[.M$2]" office:value-type="float" office:value="499.42072109379">
            <text:p>499.4207210937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6">
            <text:p>1326</text:p>
          </table:table-cell>
          <table:table-cell table:formula="of:=([.G1330]*[.G1330]*[.G$2])+([.G1330]*[.H$2])+[.I$2]" office:value-type="float" office:value="734.690525645598">
            <text:p>734.690525645598</text:p>
          </table:table-cell>
          <table:table-cell table:number-columns-repeated="2"/>
          <table:table-cell office:value-type="float" office:value="1326">
            <text:p>1326</text:p>
          </table:table-cell>
          <table:table-cell table:formula="of:=([.K1330]*[.K1330]*[.K$2])+([.K1330]*[.L$2])+[.M$2]" office:value-type="float" office:value="499.870932504909">
            <text:p>499.8709325049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7">
            <text:p>1327</text:p>
          </table:table-cell>
          <table:table-cell table:formula="of:=([.G1331]*[.G1331]*[.G$2])+([.G1331]*[.H$2])+[.I$2]" office:value-type="float" office:value="735.107933182546">
            <text:p>735.107933182546</text:p>
          </table:table-cell>
          <table:table-cell table:number-columns-repeated="2"/>
          <table:table-cell office:value-type="float" office:value="1327">
            <text:p>1327</text:p>
          </table:table-cell>
          <table:table-cell table:formula="of:=([.K1331]*[.K1331]*[.K$2])+([.K1331]*[.L$2])+[.M$2]" office:value-type="float" office:value="500.321132666059">
            <text:p>500.3211326660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8">
            <text:p>1328</text:p>
          </table:table-cell>
          <table:table-cell table:formula="of:=([.G1332]*[.G1332]*[.G$2])+([.G1332]*[.H$2])+[.I$2]" office:value-type="float" office:value="735.525290915413">
            <text:p>735.525290915413</text:p>
          </table:table-cell>
          <table:table-cell table:number-columns-repeated="2"/>
          <table:table-cell office:value-type="float" office:value="1328">
            <text:p>1328</text:p>
          </table:table-cell>
          <table:table-cell table:formula="of:=([.K1332]*[.K1332]*[.K$2])+([.K1332]*[.L$2])+[.M$2]" office:value-type="float" office:value="500.771321577239">
            <text:p>500.7713215772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9">
            <text:p>1329</text:p>
          </table:table-cell>
          <table:table-cell table:formula="of:=([.G1333]*[.G1333]*[.G$2])+([.G1333]*[.H$2])+[.I$2]" office:value-type="float" office:value="735.942598844199">
            <text:p>735.942598844199</text:p>
          </table:table-cell>
          <table:table-cell table:number-columns-repeated="2"/>
          <table:table-cell office:value-type="float" office:value="1329">
            <text:p>1329</text:p>
          </table:table-cell>
          <table:table-cell table:formula="of:=([.K1333]*[.K1333]*[.K$2])+([.K1333]*[.L$2])+[.M$2]" office:value-type="float" office:value="501.22149923845">
            <text:p>501.2214992384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0">
            <text:p>1330</text:p>
          </table:table-cell>
          <table:table-cell table:formula="of:=([.G1334]*[.G1334]*[.G$2])+([.G1334]*[.H$2])+[.I$2]" office:value-type="float" office:value="736.359856968904">
            <text:p>736.359856968904</text:p>
          </table:table-cell>
          <table:table-cell table:number-columns-repeated="2"/>
          <table:table-cell office:value-type="float" office:value="1330">
            <text:p>1330</text:p>
          </table:table-cell>
          <table:table-cell table:formula="of:=([.K1334]*[.K1334]*[.K$2])+([.K1334]*[.L$2])+[.M$2]" office:value-type="float" office:value="501.67166564969">
            <text:p>501.6716656496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1">
            <text:p>1331</text:p>
          </table:table-cell>
          <table:table-cell table:formula="of:=([.G1335]*[.G1335]*[.G$2])+([.G1335]*[.H$2])+[.I$2]" office:value-type="float" office:value="736.777065289527">
            <text:p>736.777065289527</text:p>
          </table:table-cell>
          <table:table-cell table:number-columns-repeated="2"/>
          <table:table-cell office:value-type="float" office:value="1331">
            <text:p>1331</text:p>
          </table:table-cell>
          <table:table-cell table:formula="of:=([.K1335]*[.K1335]*[.K$2])+([.K1335]*[.L$2])+[.M$2]" office:value-type="float" office:value="502.121820810961">
            <text:p>502.1218208109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2">
            <text:p>1332</text:p>
          </table:table-cell>
          <table:table-cell table:formula="of:=([.G1336]*[.G1336]*[.G$2])+([.G1336]*[.H$2])+[.I$2]" office:value-type="float" office:value="737.19422380607">
            <text:p>737.194223806070</text:p>
          </table:table-cell>
          <table:table-cell table:number-columns-repeated="2"/>
          <table:table-cell office:value-type="float" office:value="1332">
            <text:p>1332</text:p>
          </table:table-cell>
          <table:table-cell table:formula="of:=([.K1336]*[.K1336]*[.K$2])+([.K1336]*[.L$2])+[.M$2]" office:value-type="float" office:value="502.571964722262">
            <text:p>502.5719647222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3">
            <text:p>1333</text:p>
          </table:table-cell>
          <table:table-cell table:formula="of:=([.G1337]*[.G1337]*[.G$2])+([.G1337]*[.H$2])+[.I$2]" office:value-type="float" office:value="737.611332518532">
            <text:p>737.611332518532</text:p>
          </table:table-cell>
          <table:table-cell table:number-columns-repeated="2"/>
          <table:table-cell office:value-type="float" office:value="1333">
            <text:p>1333</text:p>
          </table:table-cell>
          <table:table-cell table:formula="of:=([.K1337]*[.K1337]*[.K$2])+([.K1337]*[.L$2])+[.M$2]" office:value-type="float" office:value="503.022097383593">
            <text:p>503.0220973835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4">
            <text:p>1334</text:p>
          </table:table-cell>
          <table:table-cell table:formula="of:=([.G1338]*[.G1338]*[.G$2])+([.G1338]*[.H$2])+[.I$2]" office:value-type="float" office:value="738.028391426912">
            <text:p>738.028391426912</text:p>
          </table:table-cell>
          <table:table-cell table:number-columns-repeated="2"/>
          <table:table-cell office:value-type="float" office:value="1334">
            <text:p>1334</text:p>
          </table:table-cell>
          <table:table-cell table:formula="of:=([.K1338]*[.K1338]*[.K$2])+([.K1338]*[.L$2])+[.M$2]" office:value-type="float" office:value="503.472218794954">
            <text:p>503.4722187949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5">
            <text:p>1335</text:p>
          </table:table-cell>
          <table:table-cell table:formula="of:=([.G1339]*[.G1339]*[.G$2])+([.G1339]*[.H$2])+[.I$2]" office:value-type="float" office:value="738.445400531212">
            <text:p>738.445400531212</text:p>
          </table:table-cell>
          <table:table-cell table:number-columns-repeated="2"/>
          <table:table-cell office:value-type="float" office:value="1335">
            <text:p>1335</text:p>
          </table:table-cell>
          <table:table-cell table:formula="of:=([.K1339]*[.K1339]*[.K$2])+([.K1339]*[.L$2])+[.M$2]" office:value-type="float" office:value="503.922328956346">
            <text:p>503.9223289563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6">
            <text:p>1336</text:p>
          </table:table-cell>
          <table:table-cell table:formula="of:=([.G1340]*[.G1340]*[.G$2])+([.G1340]*[.H$2])+[.I$2]" office:value-type="float" office:value="738.86235983143">
            <text:p>738.862359831430</text:p>
          </table:table-cell>
          <table:table-cell table:number-columns-repeated="2"/>
          <table:table-cell office:value-type="float" office:value="1336">
            <text:p>1336</text:p>
          </table:table-cell>
          <table:table-cell table:formula="of:=([.K1340]*[.K1340]*[.K$2])+([.K1340]*[.L$2])+[.M$2]" office:value-type="float" office:value="504.372427867768">
            <text:p>504.3724278677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7">
            <text:p>1337</text:p>
          </table:table-cell>
          <table:table-cell table:formula="of:=([.G1341]*[.G1341]*[.G$2])+([.G1341]*[.H$2])+[.I$2]" office:value-type="float" office:value="739.279269327567">
            <text:p>739.279269327567</text:p>
          </table:table-cell>
          <table:table-cell table:number-columns-repeated="2"/>
          <table:table-cell office:value-type="float" office:value="1337">
            <text:p>1337</text:p>
          </table:table-cell>
          <table:table-cell table:formula="of:=([.K1341]*[.K1341]*[.K$2])+([.K1341]*[.L$2])+[.M$2]" office:value-type="float" office:value="504.82251552922">
            <text:p>504.8225155292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8">
            <text:p>1338</text:p>
          </table:table-cell>
          <table:table-cell table:formula="of:=([.G1342]*[.G1342]*[.G$2])+([.G1342]*[.H$2])+[.I$2]" office:value-type="float" office:value="739.696129019623">
            <text:p>739.696129019623</text:p>
          </table:table-cell>
          <table:table-cell table:number-columns-repeated="2"/>
          <table:table-cell office:value-type="float" office:value="1338">
            <text:p>1338</text:p>
          </table:table-cell>
          <table:table-cell table:formula="of:=([.K1342]*[.K1342]*[.K$2])+([.K1342]*[.L$2])+[.M$2]" office:value-type="float" office:value="505.272591940703">
            <text:p>505.2725919407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9">
            <text:p>1339</text:p>
          </table:table-cell>
          <table:table-cell table:formula="of:=([.G1343]*[.G1343]*[.G$2])+([.G1343]*[.H$2])+[.I$2]" office:value-type="float" office:value="740.112938907598">
            <text:p>740.112938907598</text:p>
          </table:table-cell>
          <table:table-cell table:number-columns-repeated="2"/>
          <table:table-cell office:value-type="float" office:value="1339">
            <text:p>1339</text:p>
          </table:table-cell>
          <table:table-cell table:formula="of:=([.K1343]*[.K1343]*[.K$2])+([.K1343]*[.L$2])+[.M$2]" office:value-type="float" office:value="505.722657102215">
            <text:p>505.7226571022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0">
            <text:p>1340</text:p>
          </table:table-cell>
          <table:table-cell table:formula="of:=([.G1344]*[.G1344]*[.G$2])+([.G1344]*[.H$2])+[.I$2]" office:value-type="float" office:value="740.529698991493">
            <text:p>740.529698991493</text:p>
          </table:table-cell>
          <table:table-cell table:number-columns-repeated="2"/>
          <table:table-cell office:value-type="float" office:value="1340">
            <text:p>1340</text:p>
          </table:table-cell>
          <table:table-cell table:formula="of:=([.K1344]*[.K1344]*[.K$2])+([.K1344]*[.L$2])+[.M$2]" office:value-type="float" office:value="506.172711013758">
            <text:p>506.1727110137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1">
            <text:p>1341</text:p>
          </table:table-cell>
          <table:table-cell table:formula="of:=([.G1345]*[.G1345]*[.G$2])+([.G1345]*[.H$2])+[.I$2]" office:value-type="float" office:value="740.946409271305">
            <text:p>740.946409271305</text:p>
          </table:table-cell>
          <table:table-cell table:number-columns-repeated="2"/>
          <table:table-cell office:value-type="float" office:value="1341">
            <text:p>1341</text:p>
          </table:table-cell>
          <table:table-cell table:formula="of:=([.K1345]*[.K1345]*[.K$2])+([.K1345]*[.L$2])+[.M$2]" office:value-type="float" office:value="506.622753675331">
            <text:p>506.6227536753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2">
            <text:p>1342</text:p>
          </table:table-cell>
          <table:table-cell table:formula="of:=([.G1346]*[.G1346]*[.G$2])+([.G1346]*[.H$2])+[.I$2]" office:value-type="float" office:value="741.363069747037">
            <text:p>741.363069747037</text:p>
          </table:table-cell>
          <table:table-cell table:number-columns-repeated="2"/>
          <table:table-cell office:value-type="float" office:value="1342">
            <text:p>1342</text:p>
          </table:table-cell>
          <table:table-cell table:formula="of:=([.K1346]*[.K1346]*[.K$2])+([.K1346]*[.L$2])+[.M$2]" office:value-type="float" office:value="507.072785086934">
            <text:p>507.0727850869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3">
            <text:p>1343</text:p>
          </table:table-cell>
          <table:table-cell table:formula="of:=([.G1347]*[.G1347]*[.G$2])+([.G1347]*[.H$2])+[.I$2]" office:value-type="float" office:value="741.779680418688">
            <text:p>741.779680418688</text:p>
          </table:table-cell>
          <table:table-cell table:number-columns-repeated="2"/>
          <table:table-cell office:value-type="float" office:value="1343">
            <text:p>1343</text:p>
          </table:table-cell>
          <table:table-cell table:formula="of:=([.K1347]*[.K1347]*[.K$2])+([.K1347]*[.L$2])+[.M$2]" office:value-type="float" office:value="507.522805248568">
            <text:p>507.5228052485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4">
            <text:p>1344</text:p>
          </table:table-cell>
          <table:table-cell table:formula="of:=([.G1348]*[.G1348]*[.G$2])+([.G1348]*[.H$2])+[.I$2]" office:value-type="float" office:value="742.196241286258">
            <text:p>742.196241286258</text:p>
          </table:table-cell>
          <table:table-cell table:number-columns-repeated="2"/>
          <table:table-cell office:value-type="float" office:value="1344">
            <text:p>1344</text:p>
          </table:table-cell>
          <table:table-cell table:formula="of:=([.K1348]*[.K1348]*[.K$2])+([.K1348]*[.L$2])+[.M$2]" office:value-type="float" office:value="507.972814160232">
            <text:p>507.9728141602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5">
            <text:p>1345</text:p>
          </table:table-cell>
          <table:table-cell table:formula="of:=([.G1349]*[.G1349]*[.G$2])+([.G1349]*[.H$2])+[.I$2]" office:value-type="float" office:value="742.612752349746">
            <text:p>742.612752349746</text:p>
          </table:table-cell>
          <table:table-cell table:number-columns-repeated="2"/>
          <table:table-cell office:value-type="float" office:value="1345">
            <text:p>1345</text:p>
          </table:table-cell>
          <table:table-cell table:formula="of:=([.K1349]*[.K1349]*[.K$2])+([.K1349]*[.L$2])+[.M$2]" office:value-type="float" office:value="508.422811821926">
            <text:p>508.4228118219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6">
            <text:p>1346</text:p>
          </table:table-cell>
          <table:table-cell table:formula="of:=([.G1350]*[.G1350]*[.G$2])+([.G1350]*[.H$2])+[.I$2]" office:value-type="float" office:value="743.029213609154">
            <text:p>743.029213609154</text:p>
          </table:table-cell>
          <table:table-cell table:number-columns-repeated="2"/>
          <table:table-cell office:value-type="float" office:value="1346">
            <text:p>1346</text:p>
          </table:table-cell>
          <table:table-cell table:formula="of:=([.K1350]*[.K1350]*[.K$2])+([.K1350]*[.L$2])+[.M$2]" office:value-type="float" office:value="508.87279823365">
            <text:p>508.8727982336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7">
            <text:p>1347</text:p>
          </table:table-cell>
          <table:table-cell table:formula="of:=([.G1351]*[.G1351]*[.G$2])+([.G1351]*[.H$2])+[.I$2]" office:value-type="float" office:value="743.44562506448">
            <text:p>743.445625064480</text:p>
          </table:table-cell>
          <table:table-cell table:number-columns-repeated="2"/>
          <table:table-cell office:value-type="float" office:value="1347">
            <text:p>1347</text:p>
          </table:table-cell>
          <table:table-cell table:formula="of:=([.K1351]*[.K1351]*[.K$2])+([.K1351]*[.L$2])+[.M$2]" office:value-type="float" office:value="509.322773395405">
            <text:p>509.3227733954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8">
            <text:p>1348</text:p>
          </table:table-cell>
          <table:table-cell table:formula="of:=([.G1352]*[.G1352]*[.G$2])+([.G1352]*[.H$2])+[.I$2]" office:value-type="float" office:value="743.861986715725">
            <text:p>743.861986715725</text:p>
          </table:table-cell>
          <table:table-cell table:number-columns-repeated="2"/>
          <table:table-cell office:value-type="float" office:value="1348">
            <text:p>1348</text:p>
          </table:table-cell>
          <table:table-cell table:formula="of:=([.K1352]*[.K1352]*[.K$2])+([.K1352]*[.L$2])+[.M$2]" office:value-type="float" office:value="509.77273730719">
            <text:p>509.7727373071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9">
            <text:p>1349</text:p>
          </table:table-cell>
          <table:table-cell table:formula="of:=([.G1353]*[.G1353]*[.G$2])+([.G1353]*[.H$2])+[.I$2]" office:value-type="float" office:value="744.27829856289">
            <text:p>744.278298562890</text:p>
          </table:table-cell>
          <table:table-cell table:number-columns-repeated="2"/>
          <table:table-cell office:value-type="float" office:value="1349">
            <text:p>1349</text:p>
          </table:table-cell>
          <table:table-cell table:formula="of:=([.K1353]*[.K1353]*[.K$2])+([.K1353]*[.L$2])+[.M$2]" office:value-type="float" office:value="510.222689969005">
            <text:p>510.2226899690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0">
            <text:p>1350</text:p>
          </table:table-cell>
          <table:table-cell table:formula="of:=([.G1354]*[.G1354]*[.G$2])+([.G1354]*[.H$2])+[.I$2]" office:value-type="float" office:value="744.694560605973">
            <text:p>744.694560605973</text:p>
          </table:table-cell>
          <table:table-cell table:number-columns-repeated="2"/>
          <table:table-cell office:value-type="float" office:value="1350">
            <text:p>1350</text:p>
          </table:table-cell>
          <table:table-cell table:formula="of:=([.K1354]*[.K1354]*[.K$2])+([.K1354]*[.L$2])+[.M$2]" office:value-type="float" office:value="510.67263138085">
            <text:p>510.6726313808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1">
            <text:p>1351</text:p>
          </table:table-cell>
          <table:table-cell table:formula="of:=([.G1355]*[.G1355]*[.G$2])+([.G1355]*[.H$2])+[.I$2]" office:value-type="float" office:value="745.110772844975">
            <text:p>745.110772844975</text:p>
          </table:table-cell>
          <table:table-cell table:number-columns-repeated="2"/>
          <table:table-cell office:value-type="float" office:value="1351">
            <text:p>1351</text:p>
          </table:table-cell>
          <table:table-cell table:formula="of:=([.K1355]*[.K1355]*[.K$2])+([.K1355]*[.L$2])+[.M$2]" office:value-type="float" office:value="511.122561542726">
            <text:p>511.1225615427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2">
            <text:p>1352</text:p>
          </table:table-cell>
          <table:table-cell table:formula="of:=([.G1356]*[.G1356]*[.G$2])+([.G1356]*[.H$2])+[.I$2]" office:value-type="float" office:value="745.526935279896">
            <text:p>745.526935279896</text:p>
          </table:table-cell>
          <table:table-cell table:number-columns-repeated="2"/>
          <table:table-cell office:value-type="float" office:value="1352">
            <text:p>1352</text:p>
          </table:table-cell>
          <table:table-cell table:formula="of:=([.K1356]*[.K1356]*[.K$2])+([.K1356]*[.L$2])+[.M$2]" office:value-type="float" office:value="511.572480454631">
            <text:p>511.5724804546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3">
            <text:p>1353</text:p>
          </table:table-cell>
          <table:table-cell table:formula="of:=([.G1357]*[.G1357]*[.G$2])+([.G1357]*[.H$2])+[.I$2]" office:value-type="float" office:value="745.943047910736">
            <text:p>745.943047910736</text:p>
          </table:table-cell>
          <table:table-cell table:number-columns-repeated="2"/>
          <table:table-cell office:value-type="float" office:value="1353">
            <text:p>1353</text:p>
          </table:table-cell>
          <table:table-cell table:formula="of:=([.K1357]*[.K1357]*[.K$2])+([.K1357]*[.L$2])+[.M$2]" office:value-type="float" office:value="512.022388116567">
            <text:p>512.0223881165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4">
            <text:p>1354</text:p>
          </table:table-cell>
          <table:table-cell table:formula="of:=([.G1358]*[.G1358]*[.G$2])+([.G1358]*[.H$2])+[.I$2]" office:value-type="float" office:value="746.359110737495">
            <text:p>746.359110737495</text:p>
          </table:table-cell>
          <table:table-cell table:number-columns-repeated="2"/>
          <table:table-cell office:value-type="float" office:value="1354">
            <text:p>1354</text:p>
          </table:table-cell>
          <table:table-cell table:formula="of:=([.K1358]*[.K1358]*[.K$2])+([.K1358]*[.L$2])+[.M$2]" office:value-type="float" office:value="512.472284528534">
            <text:p>512.4722845285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5">
            <text:p>1355</text:p>
          </table:table-cell>
          <table:table-cell table:formula="of:=([.G1359]*[.G1359]*[.G$2])+([.G1359]*[.H$2])+[.I$2]" office:value-type="float" office:value="746.775123760172">
            <text:p>746.775123760172</text:p>
          </table:table-cell>
          <table:table-cell table:number-columns-repeated="2"/>
          <table:table-cell office:value-type="float" office:value="1355">
            <text:p>1355</text:p>
          </table:table-cell>
          <table:table-cell table:formula="of:=([.K1359]*[.K1359]*[.K$2])+([.K1359]*[.L$2])+[.M$2]" office:value-type="float" office:value="512.92216969053">
            <text:p>512.9221696905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6">
            <text:p>1356</text:p>
          </table:table-cell>
          <table:table-cell table:formula="of:=([.G1360]*[.G1360]*[.G$2])+([.G1360]*[.H$2])+[.I$2]" office:value-type="float" office:value="747.191086978769">
            <text:p>747.191086978769</text:p>
          </table:table-cell>
          <table:table-cell table:number-columns-repeated="2"/>
          <table:table-cell office:value-type="float" office:value="1356">
            <text:p>1356</text:p>
          </table:table-cell>
          <table:table-cell table:formula="of:=([.K1360]*[.K1360]*[.K$2])+([.K1360]*[.L$2])+[.M$2]" office:value-type="float" office:value="513.372043602557">
            <text:p>513.3720436025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7">
            <text:p>1357</text:p>
          </table:table-cell>
          <table:table-cell table:formula="of:=([.G1361]*[.G1361]*[.G$2])+([.G1361]*[.H$2])+[.I$2]" office:value-type="float" office:value="747.607000393285">
            <text:p>747.607000393285</text:p>
          </table:table-cell>
          <table:table-cell table:number-columns-repeated="2"/>
          <table:table-cell office:value-type="float" office:value="1357">
            <text:p>1357</text:p>
          </table:table-cell>
          <table:table-cell table:formula="of:=([.K1361]*[.K1361]*[.K$2])+([.K1361]*[.L$2])+[.M$2]" office:value-type="float" office:value="513.821906264614">
            <text:p>513.8219062646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8">
            <text:p>1358</text:p>
          </table:table-cell>
          <table:table-cell table:formula="of:=([.G1362]*[.G1362]*[.G$2])+([.G1362]*[.H$2])+[.I$2]" office:value-type="float" office:value="748.022864003719">
            <text:p>748.022864003719</text:p>
          </table:table-cell>
          <table:table-cell table:number-columns-repeated="2"/>
          <table:table-cell office:value-type="float" office:value="1358">
            <text:p>1358</text:p>
          </table:table-cell>
          <table:table-cell table:formula="of:=([.K1362]*[.K1362]*[.K$2])+([.K1362]*[.L$2])+[.M$2]" office:value-type="float" office:value="514.271757676701">
            <text:p>514.2717576767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9">
            <text:p>1359</text:p>
          </table:table-cell>
          <table:table-cell table:formula="of:=([.G1363]*[.G1363]*[.G$2])+([.G1363]*[.H$2])+[.I$2]" office:value-type="float" office:value="748.438677810073">
            <text:p>748.438677810073</text:p>
          </table:table-cell>
          <table:table-cell table:number-columns-repeated="2"/>
          <table:table-cell office:value-type="float" office:value="1359">
            <text:p>1359</text:p>
          </table:table-cell>
          <table:table-cell table:formula="of:=([.K1363]*[.K1363]*[.K$2])+([.K1363]*[.L$2])+[.M$2]" office:value-type="float" office:value="514.721597838819">
            <text:p>514.7215978388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0">
            <text:p>1360</text:p>
          </table:table-cell>
          <table:table-cell table:formula="of:=([.G1364]*[.G1364]*[.G$2])+([.G1364]*[.H$2])+[.I$2]" office:value-type="float" office:value="748.854441812345">
            <text:p>748.854441812345</text:p>
          </table:table-cell>
          <table:table-cell table:number-columns-repeated="2"/>
          <table:table-cell office:value-type="float" office:value="1360">
            <text:p>1360</text:p>
          </table:table-cell>
          <table:table-cell table:formula="of:=([.K1364]*[.K1364]*[.K$2])+([.K1364]*[.L$2])+[.M$2]" office:value-type="float" office:value="515.171426750966">
            <text:p>515.1714267509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1">
            <text:p>1361</text:p>
          </table:table-cell>
          <table:table-cell table:formula="of:=([.G1365]*[.G1365]*[.G$2])+([.G1365]*[.H$2])+[.I$2]" office:value-type="float" office:value="749.270156010536">
            <text:p>749.270156010536</text:p>
          </table:table-cell>
          <table:table-cell table:number-columns-repeated="2"/>
          <table:table-cell office:value-type="float" office:value="1361">
            <text:p>1361</text:p>
          </table:table-cell>
          <table:table-cell table:formula="of:=([.K1365]*[.K1365]*[.K$2])+([.K1365]*[.L$2])+[.M$2]" office:value-type="float" office:value="515.621244413144">
            <text:p>515.6212444131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2">
            <text:p>1362</text:p>
          </table:table-cell>
          <table:table-cell table:formula="of:=([.G1366]*[.G1366]*[.G$2])+([.G1366]*[.H$2])+[.I$2]" office:value-type="float" office:value="749.685820404646">
            <text:p>749.685820404646</text:p>
          </table:table-cell>
          <table:table-cell table:number-columns-repeated="2"/>
          <table:table-cell office:value-type="float" office:value="1362">
            <text:p>1362</text:p>
          </table:table-cell>
          <table:table-cell table:formula="of:=([.K1366]*[.K1366]*[.K$2])+([.K1366]*[.L$2])+[.M$2]" office:value-type="float" office:value="516.071050825352">
            <text:p>516.0710508253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3">
            <text:p>1363</text:p>
          </table:table-cell>
          <table:table-cell table:formula="of:=([.G1367]*[.G1367]*[.G$2])+([.G1367]*[.H$2])+[.I$2]" office:value-type="float" office:value="750.101434994675">
            <text:p>750.101434994675</text:p>
          </table:table-cell>
          <table:table-cell table:number-columns-repeated="2"/>
          <table:table-cell office:value-type="float" office:value="1363">
            <text:p>1363</text:p>
          </table:table-cell>
          <table:table-cell table:formula="of:=([.K1367]*[.K1367]*[.K$2])+([.K1367]*[.L$2])+[.M$2]" office:value-type="float" office:value="516.520845987591">
            <text:p>516.5208459875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4">
            <text:p>1364</text:p>
          </table:table-cell>
          <table:table-cell table:formula="of:=([.G1368]*[.G1368]*[.G$2])+([.G1368]*[.H$2])+[.I$2]" office:value-type="float" office:value="750.516999780623">
            <text:p>750.516999780623</text:p>
          </table:table-cell>
          <table:table-cell table:number-columns-repeated="2"/>
          <table:table-cell office:value-type="float" office:value="1364">
            <text:p>1364</text:p>
          </table:table-cell>
          <table:table-cell table:formula="of:=([.K1368]*[.K1368]*[.K$2])+([.K1368]*[.L$2])+[.M$2]" office:value-type="float" office:value="516.970629899859">
            <text:p>516.9706298998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5">
            <text:p>1365</text:p>
          </table:table-cell>
          <table:table-cell table:formula="of:=([.G1369]*[.G1369]*[.G$2])+([.G1369]*[.H$2])+[.I$2]" office:value-type="float" office:value="750.93251476249">
            <text:p>750.932514762490</text:p>
          </table:table-cell>
          <table:table-cell table:number-columns-repeated="2"/>
          <table:table-cell office:value-type="float" office:value="1365">
            <text:p>1365</text:p>
          </table:table-cell>
          <table:table-cell table:formula="of:=([.K1369]*[.K1369]*[.K$2])+([.K1369]*[.L$2])+[.M$2]" office:value-type="float" office:value="517.420402562158">
            <text:p>517.4204025621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6">
            <text:p>1366</text:p>
          </table:table-cell>
          <table:table-cell table:formula="of:=([.G1370]*[.G1370]*[.G$2])+([.G1370]*[.H$2])+[.I$2]" office:value-type="float" office:value="751.347979940276">
            <text:p>751.347979940276</text:p>
          </table:table-cell>
          <table:table-cell table:number-columns-repeated="2"/>
          <table:table-cell office:value-type="float" office:value="1366">
            <text:p>1366</text:p>
          </table:table-cell>
          <table:table-cell table:formula="of:=([.K1370]*[.K1370]*[.K$2])+([.K1370]*[.L$2])+[.M$2]" office:value-type="float" office:value="517.870163974488">
            <text:p>517.8701639744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7">
            <text:p>1367</text:p>
          </table:table-cell>
          <table:table-cell table:formula="of:=([.G1371]*[.G1371]*[.G$2])+([.G1371]*[.H$2])+[.I$2]" office:value-type="float" office:value="751.763395313981">
            <text:p>751.763395313981</text:p>
          </table:table-cell>
          <table:table-cell table:number-columns-repeated="2"/>
          <table:table-cell office:value-type="float" office:value="1367">
            <text:p>1367</text:p>
          </table:table-cell>
          <table:table-cell table:formula="of:=([.K1371]*[.K1371]*[.K$2])+([.K1371]*[.L$2])+[.M$2]" office:value-type="float" office:value="518.319914136847">
            <text:p>518.3199141368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8">
            <text:p>1368</text:p>
          </table:table-cell>
          <table:table-cell table:formula="of:=([.G1372]*[.G1372]*[.G$2])+([.G1372]*[.H$2])+[.I$2]" office:value-type="float" office:value="752.178760883605">
            <text:p>752.178760883605</text:p>
          </table:table-cell>
          <table:table-cell table:number-columns-repeated="2"/>
          <table:table-cell office:value-type="float" office:value="1368">
            <text:p>1368</text:p>
          </table:table-cell>
          <table:table-cell table:formula="of:=([.K1372]*[.K1372]*[.K$2])+([.K1372]*[.L$2])+[.M$2]" office:value-type="float" office:value="518.769653049236">
            <text:p>518.7696530492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9">
            <text:p>1369</text:p>
          </table:table-cell>
          <table:table-cell table:formula="of:=([.G1373]*[.G1373]*[.G$2])+([.G1373]*[.H$2])+[.I$2]" office:value-type="float" office:value="752.594076649147">
            <text:p>752.594076649147</text:p>
          </table:table-cell>
          <table:table-cell table:number-columns-repeated="2"/>
          <table:table-cell office:value-type="float" office:value="1369">
            <text:p>1369</text:p>
          </table:table-cell>
          <table:table-cell table:formula="of:=([.K1373]*[.K1373]*[.K$2])+([.K1373]*[.L$2])+[.M$2]" office:value-type="float" office:value="519.219380711656">
            <text:p>519.2193807116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0">
            <text:p>1370</text:p>
          </table:table-cell>
          <table:table-cell table:formula="of:=([.G1374]*[.G1374]*[.G$2])+([.G1374]*[.H$2])+[.I$2]" office:value-type="float" office:value="753.009342610609">
            <text:p>753.009342610609</text:p>
          </table:table-cell>
          <table:table-cell table:number-columns-repeated="2"/>
          <table:table-cell office:value-type="float" office:value="1370">
            <text:p>1370</text:p>
          </table:table-cell>
          <table:table-cell table:formula="of:=([.K1374]*[.K1374]*[.K$2])+([.K1374]*[.L$2])+[.M$2]" office:value-type="float" office:value="519.669097124107">
            <text:p>519.6690971241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1">
            <text:p>1371</text:p>
          </table:table-cell>
          <table:table-cell table:formula="of:=([.G1375]*[.G1375]*[.G$2])+([.G1375]*[.H$2])+[.I$2]" office:value-type="float" office:value="753.424558767989">
            <text:p>753.424558767989</text:p>
          </table:table-cell>
          <table:table-cell table:number-columns-repeated="2"/>
          <table:table-cell office:value-type="float" office:value="1371">
            <text:p>1371</text:p>
          </table:table-cell>
          <table:table-cell table:formula="of:=([.K1375]*[.K1375]*[.K$2])+([.K1375]*[.L$2])+[.M$2]" office:value-type="float" office:value="520.118802286587">
            <text:p>520.1188022865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2">
            <text:p>1372</text:p>
          </table:table-cell>
          <table:table-cell table:formula="of:=([.G1376]*[.G1376]*[.G$2])+([.G1376]*[.H$2])+[.I$2]" office:value-type="float" office:value="753.839725121288">
            <text:p>753.839725121288</text:p>
          </table:table-cell>
          <table:table-cell table:number-columns-repeated="2"/>
          <table:table-cell office:value-type="float" office:value="1372">
            <text:p>1372</text:p>
          </table:table-cell>
          <table:table-cell table:formula="of:=([.K1376]*[.K1376]*[.K$2])+([.K1376]*[.L$2])+[.M$2]" office:value-type="float" office:value="520.568496199097">
            <text:p>520.5684961990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3">
            <text:p>1373</text:p>
          </table:table-cell>
          <table:table-cell table:formula="of:=([.G1377]*[.G1377]*[.G$2])+([.G1377]*[.H$2])+[.I$2]" office:value-type="float" office:value="754.254841670507">
            <text:p>754.254841670507</text:p>
          </table:table-cell>
          <table:table-cell table:number-columns-repeated="2"/>
          <table:table-cell office:value-type="float" office:value="1373">
            <text:p>1373</text:p>
          </table:table-cell>
          <table:table-cell table:formula="of:=([.K1377]*[.K1377]*[.K$2])+([.K1377]*[.L$2])+[.M$2]" office:value-type="float" office:value="521.018178861638">
            <text:p>521.0181788616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4">
            <text:p>1374</text:p>
          </table:table-cell>
          <table:table-cell table:formula="of:=([.G1378]*[.G1378]*[.G$2])+([.G1378]*[.H$2])+[.I$2]" office:value-type="float" office:value="754.669908415644">
            <text:p>754.669908415644</text:p>
          </table:table-cell>
          <table:table-cell table:number-columns-repeated="2"/>
          <table:table-cell office:value-type="float" office:value="1374">
            <text:p>1374</text:p>
          </table:table-cell>
          <table:table-cell table:formula="of:=([.K1378]*[.K1378]*[.K$2])+([.K1378]*[.L$2])+[.M$2]" office:value-type="float" office:value="521.467850274209">
            <text:p>521.4678502742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5">
            <text:p>1375</text:p>
          </table:table-cell>
          <table:table-cell table:formula="of:=([.G1379]*[.G1379]*[.G$2])+([.G1379]*[.H$2])+[.I$2]" office:value-type="float" office:value="755.0849253567">
            <text:p>755.084925356700</text:p>
          </table:table-cell>
          <table:table-cell table:number-columns-repeated="2"/>
          <table:table-cell office:value-type="float" office:value="1375">
            <text:p>1375</text:p>
          </table:table-cell>
          <table:table-cell table:formula="of:=([.K1379]*[.K1379]*[.K$2])+([.K1379]*[.L$2])+[.M$2]" office:value-type="float" office:value="521.917510436811">
            <text:p>521.9175104368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6">
            <text:p>1376</text:p>
          </table:table-cell>
          <table:table-cell table:formula="of:=([.G1380]*[.G1380]*[.G$2])+([.G1380]*[.H$2])+[.I$2]" office:value-type="float" office:value="755.499892493675">
            <text:p>755.499892493675</text:p>
          </table:table-cell>
          <table:table-cell table:number-columns-repeated="2"/>
          <table:table-cell office:value-type="float" office:value="1376">
            <text:p>1376</text:p>
          </table:table-cell>
          <table:table-cell table:formula="of:=([.K1380]*[.K1380]*[.K$2])+([.K1380]*[.L$2])+[.M$2]" office:value-type="float" office:value="522.367159349442">
            <text:p>522.3671593494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7">
            <text:p>1377</text:p>
          </table:table-cell>
          <table:table-cell table:formula="of:=([.G1381]*[.G1381]*[.G$2])+([.G1381]*[.H$2])+[.I$2]" office:value-type="float" office:value="755.914809826569">
            <text:p>755.914809826569</text:p>
          </table:table-cell>
          <table:table-cell table:number-columns-repeated="2"/>
          <table:table-cell office:value-type="float" office:value="1377">
            <text:p>1377</text:p>
          </table:table-cell>
          <table:table-cell table:formula="of:=([.K1381]*[.K1381]*[.K$2])+([.K1381]*[.L$2])+[.M$2]" office:value-type="float" office:value="522.816797012104">
            <text:p>522.8167970121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8">
            <text:p>1378</text:p>
          </table:table-cell>
          <table:table-cell table:formula="of:=([.G1382]*[.G1382]*[.G$2])+([.G1382]*[.H$2])+[.I$2]" office:value-type="float" office:value="756.329677355381">
            <text:p>756.329677355381</text:p>
          </table:table-cell>
          <table:table-cell table:number-columns-repeated="2"/>
          <table:table-cell office:value-type="float" office:value="1378">
            <text:p>1378</text:p>
          </table:table-cell>
          <table:table-cell table:formula="of:=([.K1382]*[.K1382]*[.K$2])+([.K1382]*[.L$2])+[.M$2]" office:value-type="float" office:value="523.266423424796">
            <text:p>523.2664234247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9">
            <text:p>1379</text:p>
          </table:table-cell>
          <table:table-cell table:formula="of:=([.G1383]*[.G1383]*[.G$2])+([.G1383]*[.H$2])+[.I$2]" office:value-type="float" office:value="756.744495080113">
            <text:p>756.744495080113</text:p>
          </table:table-cell>
          <table:table-cell table:number-columns-repeated="2"/>
          <table:table-cell office:value-type="float" office:value="1379">
            <text:p>1379</text:p>
          </table:table-cell>
          <table:table-cell table:formula="of:=([.K1383]*[.K1383]*[.K$2])+([.K1383]*[.L$2])+[.M$2]" office:value-type="float" office:value="523.716038587518">
            <text:p>523.7160385875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0">
            <text:p>1380</text:p>
          </table:table-cell>
          <table:table-cell table:formula="of:=([.G1384]*[.G1384]*[.G$2])+([.G1384]*[.H$2])+[.I$2]" office:value-type="float" office:value="757.159263000764">
            <text:p>757.159263000764</text:p>
          </table:table-cell>
          <table:table-cell table:number-columns-repeated="2"/>
          <table:table-cell office:value-type="float" office:value="1380">
            <text:p>1380</text:p>
          </table:table-cell>
          <table:table-cell table:formula="of:=([.K1384]*[.K1384]*[.K$2])+([.K1384]*[.L$2])+[.M$2]" office:value-type="float" office:value="524.165642500271">
            <text:p>524.1656425002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1">
            <text:p>1381</text:p>
          </table:table-cell>
          <table:table-cell table:formula="of:=([.G1385]*[.G1385]*[.G$2])+([.G1385]*[.H$2])+[.I$2]" office:value-type="float" office:value="757.573981117333">
            <text:p>757.573981117333</text:p>
          </table:table-cell>
          <table:table-cell table:number-columns-repeated="2"/>
          <table:table-cell office:value-type="float" office:value="1381">
            <text:p>1381</text:p>
          </table:table-cell>
          <table:table-cell table:formula="of:=([.K1385]*[.K1385]*[.K$2])+([.K1385]*[.L$2])+[.M$2]" office:value-type="float" office:value="524.615235163054">
            <text:p>524.6152351630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2">
            <text:p>1382</text:p>
          </table:table-cell>
          <table:table-cell table:formula="of:=([.G1386]*[.G1386]*[.G$2])+([.G1386]*[.H$2])+[.I$2]" office:value-type="float" office:value="757.988649429822">
            <text:p>757.988649429822</text:p>
          </table:table-cell>
          <table:table-cell table:number-columns-repeated="2"/>
          <table:table-cell office:value-type="float" office:value="1382">
            <text:p>1382</text:p>
          </table:table-cell>
          <table:table-cell table:formula="of:=([.K1386]*[.K1386]*[.K$2])+([.K1386]*[.L$2])+[.M$2]" office:value-type="float" office:value="525.064816575867">
            <text:p>525.0648165758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3">
            <text:p>1383</text:p>
          </table:table-cell>
          <table:table-cell table:formula="of:=([.G1387]*[.G1387]*[.G$2])+([.G1387]*[.H$2])+[.I$2]" office:value-type="float" office:value="758.403267938229">
            <text:p>758.403267938229</text:p>
          </table:table-cell>
          <table:table-cell table:number-columns-repeated="2"/>
          <table:table-cell office:value-type="float" office:value="1383">
            <text:p>1383</text:p>
          </table:table-cell>
          <table:table-cell table:formula="of:=([.K1387]*[.K1387]*[.K$2])+([.K1387]*[.L$2])+[.M$2]" office:value-type="float" office:value="525.51438673871">
            <text:p>525.5143867387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4">
            <text:p>1384</text:p>
          </table:table-cell>
          <table:table-cell table:formula="of:=([.G1388]*[.G1388]*[.G$2])+([.G1388]*[.H$2])+[.I$2]" office:value-type="float" office:value="758.817836642556">
            <text:p>758.817836642556</text:p>
          </table:table-cell>
          <table:table-cell table:number-columns-repeated="2"/>
          <table:table-cell office:value-type="float" office:value="1384">
            <text:p>1384</text:p>
          </table:table-cell>
          <table:table-cell table:formula="of:=([.K1388]*[.K1388]*[.K$2])+([.K1388]*[.L$2])+[.M$2]" office:value-type="float" office:value="525.963945651583">
            <text:p>525.9639456515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5">
            <text:p>1385</text:p>
          </table:table-cell>
          <table:table-cell table:formula="of:=([.G1389]*[.G1389]*[.G$2])+([.G1389]*[.H$2])+[.I$2]" office:value-type="float" office:value="759.232355542801">
            <text:p>759.232355542801</text:p>
          </table:table-cell>
          <table:table-cell table:number-columns-repeated="2"/>
          <table:table-cell office:value-type="float" office:value="1385">
            <text:p>1385</text:p>
          </table:table-cell>
          <table:table-cell table:formula="of:=([.K1389]*[.K1389]*[.K$2])+([.K1389]*[.L$2])+[.M$2]" office:value-type="float" office:value="526.413493314487">
            <text:p>526.4134933144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6">
            <text:p>1386</text:p>
          </table:table-cell>
          <table:table-cell table:formula="of:=([.G1390]*[.G1390]*[.G$2])+([.G1390]*[.H$2])+[.I$2]" office:value-type="float" office:value="759.646824638965">
            <text:p>759.646824638965</text:p>
          </table:table-cell>
          <table:table-cell table:number-columns-repeated="2"/>
          <table:table-cell office:value-type="float" office:value="1386">
            <text:p>1386</text:p>
          </table:table-cell>
          <table:table-cell table:formula="of:=([.K1390]*[.K1390]*[.K$2])+([.K1390]*[.L$2])+[.M$2]" office:value-type="float" office:value="526.863029727421">
            <text:p>526.8630297274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7">
            <text:p>1387</text:p>
          </table:table-cell>
          <table:table-cell table:formula="of:=([.G1391]*[.G1391]*[.G$2])+([.G1391]*[.H$2])+[.I$2]" office:value-type="float" office:value="760.061243931048">
            <text:p>760.061243931048</text:p>
          </table:table-cell>
          <table:table-cell table:number-columns-repeated="2"/>
          <table:table-cell office:value-type="float" office:value="1387">
            <text:p>1387</text:p>
          </table:table-cell>
          <table:table-cell table:formula="of:=([.K1391]*[.K1391]*[.K$2])+([.K1391]*[.L$2])+[.M$2]" office:value-type="float" office:value="527.312554890385">
            <text:p>527.3125548903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8">
            <text:p>1388</text:p>
          </table:table-cell>
          <table:table-cell table:formula="of:=([.G1392]*[.G1392]*[.G$2])+([.G1392]*[.H$2])+[.I$2]" office:value-type="float" office:value="760.47561341905">
            <text:p>760.475613419050</text:p>
          </table:table-cell>
          <table:table-cell table:number-columns-repeated="2"/>
          <table:table-cell office:value-type="float" office:value="1388">
            <text:p>1388</text:p>
          </table:table-cell>
          <table:table-cell table:formula="of:=([.K1392]*[.K1392]*[.K$2])+([.K1392]*[.L$2])+[.M$2]" office:value-type="float" office:value="527.76206880338">
            <text:p>527.7620688033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89">
            <text:p>1389</text:p>
          </table:table-cell>
          <table:table-cell table:formula="of:=([.G1393]*[.G1393]*[.G$2])+([.G1393]*[.H$2])+[.I$2]" office:value-type="float" office:value="760.889933102971">
            <text:p>760.889933102971</text:p>
          </table:table-cell>
          <table:table-cell table:number-columns-repeated="2"/>
          <table:table-cell office:value-type="float" office:value="1389">
            <text:p>1389</text:p>
          </table:table-cell>
          <table:table-cell table:formula="of:=([.K1393]*[.K1393]*[.K$2])+([.K1393]*[.L$2])+[.M$2]" office:value-type="float" office:value="528.211571466404">
            <text:p>528.2115714664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0">
            <text:p>1390</text:p>
          </table:table-cell>
          <table:table-cell table:formula="of:=([.G1394]*[.G1394]*[.G$2])+([.G1394]*[.H$2])+[.I$2]" office:value-type="float" office:value="761.304202982811">
            <text:p>761.304202982811</text:p>
          </table:table-cell>
          <table:table-cell table:number-columns-repeated="2"/>
          <table:table-cell office:value-type="float" office:value="1390">
            <text:p>1390</text:p>
          </table:table-cell>
          <table:table-cell table:formula="of:=([.K1394]*[.K1394]*[.K$2])+([.K1394]*[.L$2])+[.M$2]" office:value-type="float" office:value="528.661062879459">
            <text:p>528.6610628794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1">
            <text:p>1391</text:p>
          </table:table-cell>
          <table:table-cell table:formula="of:=([.G1395]*[.G1395]*[.G$2])+([.G1395]*[.H$2])+[.I$2]" office:value-type="float" office:value="761.718423058569">
            <text:p>761.718423058569</text:p>
          </table:table-cell>
          <table:table-cell table:number-columns-repeated="2"/>
          <table:table-cell office:value-type="float" office:value="1391">
            <text:p>1391</text:p>
          </table:table-cell>
          <table:table-cell table:formula="of:=([.K1395]*[.K1395]*[.K$2])+([.K1395]*[.L$2])+[.M$2]" office:value-type="float" office:value="529.110543042544">
            <text:p>529.1105430425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2">
            <text:p>1392</text:p>
          </table:table-cell>
          <table:table-cell table:formula="of:=([.G1396]*[.G1396]*[.G$2])+([.G1396]*[.H$2])+[.I$2]" office:value-type="float" office:value="762.132593330247">
            <text:p>762.132593330247</text:p>
          </table:table-cell>
          <table:table-cell table:number-columns-repeated="2"/>
          <table:table-cell office:value-type="float" office:value="1392">
            <text:p>1392</text:p>
          </table:table-cell>
          <table:table-cell table:formula="of:=([.K1396]*[.K1396]*[.K$2])+([.K1396]*[.L$2])+[.M$2]" office:value-type="float" office:value="529.56001195566">
            <text:p>529.5600119556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3">
            <text:p>1393</text:p>
          </table:table-cell>
          <table:table-cell table:formula="of:=([.G1397]*[.G1397]*[.G$2])+([.G1397]*[.H$2])+[.I$2]" office:value-type="float" office:value="762.546713797844">
            <text:p>762.546713797844</text:p>
          </table:table-cell>
          <table:table-cell table:number-columns-repeated="2"/>
          <table:table-cell office:value-type="float" office:value="1393">
            <text:p>1393</text:p>
          </table:table-cell>
          <table:table-cell table:formula="of:=([.K1397]*[.K1397]*[.K$2])+([.K1397]*[.L$2])+[.M$2]" office:value-type="float" office:value="530.009469618806">
            <text:p>530.0094696188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4">
            <text:p>1394</text:p>
          </table:table-cell>
          <table:table-cell table:formula="of:=([.G1398]*[.G1398]*[.G$2])+([.G1398]*[.H$2])+[.I$2]" office:value-type="float" office:value="762.960784461359">
            <text:p>762.960784461359</text:p>
          </table:table-cell>
          <table:table-cell table:number-columns-repeated="2"/>
          <table:table-cell office:value-type="float" office:value="1394">
            <text:p>1394</text:p>
          </table:table-cell>
          <table:table-cell table:formula="of:=([.K1398]*[.K1398]*[.K$2])+([.K1398]*[.L$2])+[.M$2]" office:value-type="float" office:value="530.458916031981">
            <text:p>530.4589160319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5">
            <text:p>1395</text:p>
          </table:table-cell>
          <table:table-cell table:formula="of:=([.G1399]*[.G1399]*[.G$2])+([.G1399]*[.H$2])+[.I$2]" office:value-type="float" office:value="763.374805320794">
            <text:p>763.374805320794</text:p>
          </table:table-cell>
          <table:table-cell table:number-columns-repeated="2"/>
          <table:table-cell office:value-type="float" office:value="1395">
            <text:p>1395</text:p>
          </table:table-cell>
          <table:table-cell table:formula="of:=([.K1399]*[.K1399]*[.K$2])+([.K1399]*[.L$2])+[.M$2]" office:value-type="float" office:value="530.908351195187">
            <text:p>530.9083511951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6">
            <text:p>1396</text:p>
          </table:table-cell>
          <table:table-cell table:formula="of:=([.G1400]*[.G1400]*[.G$2])+([.G1400]*[.H$2])+[.I$2]" office:value-type="float" office:value="763.788776376147">
            <text:p>763.788776376147</text:p>
          </table:table-cell>
          <table:table-cell table:number-columns-repeated="2"/>
          <table:table-cell office:value-type="float" office:value="1396">
            <text:p>1396</text:p>
          </table:table-cell>
          <table:table-cell table:formula="of:=([.K1400]*[.K1400]*[.K$2])+([.K1400]*[.L$2])+[.M$2]" office:value-type="float" office:value="531.357775108424">
            <text:p>531.3577751084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7">
            <text:p>1397</text:p>
          </table:table-cell>
          <table:table-cell table:formula="of:=([.G1401]*[.G1401]*[.G$2])+([.G1401]*[.H$2])+[.I$2]" office:value-type="float" office:value="764.202697627419">
            <text:p>764.202697627419</text:p>
          </table:table-cell>
          <table:table-cell table:number-columns-repeated="2"/>
          <table:table-cell office:value-type="float" office:value="1397">
            <text:p>1397</text:p>
          </table:table-cell>
          <table:table-cell table:formula="of:=([.K1401]*[.K1401]*[.K$2])+([.K1401]*[.L$2])+[.M$2]" office:value-type="float" office:value="531.80718777169">
            <text:p>531.8071877716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8">
            <text:p>1398</text:p>
          </table:table-cell>
          <table:table-cell table:formula="of:=([.G1402]*[.G1402]*[.G$2])+([.G1402]*[.H$2])+[.I$2]" office:value-type="float" office:value="764.61656907461">
            <text:p>764.616569074610</text:p>
          </table:table-cell>
          <table:table-cell table:number-columns-repeated="2"/>
          <table:table-cell office:value-type="float" office:value="1398">
            <text:p>1398</text:p>
          </table:table-cell>
          <table:table-cell table:formula="of:=([.K1402]*[.K1402]*[.K$2])+([.K1402]*[.L$2])+[.M$2]" office:value-type="float" office:value="532.256589184987">
            <text:p>532.2565891849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99">
            <text:p>1399</text:p>
          </table:table-cell>
          <table:table-cell table:formula="of:=([.G1403]*[.G1403]*[.G$2])+([.G1403]*[.H$2])+[.I$2]" office:value-type="float" office:value="765.03039071772">
            <text:p>765.030390717720</text:p>
          </table:table-cell>
          <table:table-cell table:number-columns-repeated="2"/>
          <table:table-cell office:value-type="float" office:value="1399">
            <text:p>1399</text:p>
          </table:table-cell>
          <table:table-cell table:formula="of:=([.K1403]*[.K1403]*[.K$2])+([.K1403]*[.L$2])+[.M$2]" office:value-type="float" office:value="532.705979348314">
            <text:p>532.7059793483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0">
            <text:p>1400</text:p>
          </table:table-cell>
          <table:table-cell table:formula="of:=([.G1404]*[.G1404]*[.G$2])+([.G1404]*[.H$2])+[.I$2]" office:value-type="float" office:value="765.444162556749">
            <text:p>765.444162556749</text:p>
          </table:table-cell>
          <table:table-cell table:number-columns-repeated="2"/>
          <table:table-cell office:value-type="float" office:value="1400">
            <text:p>1400</text:p>
          </table:table-cell>
          <table:table-cell table:formula="of:=([.K1404]*[.K1404]*[.K$2])+([.K1404]*[.L$2])+[.M$2]" office:value-type="float" office:value="533.155358261672">
            <text:p>533.1553582616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1">
            <text:p>1401</text:p>
          </table:table-cell>
          <table:table-cell table:formula="of:=([.G1405]*[.G1405]*[.G$2])+([.G1405]*[.H$2])+[.I$2]" office:value-type="float" office:value="765.857884591697">
            <text:p>765.857884591697</text:p>
          </table:table-cell>
          <table:table-cell table:number-columns-repeated="2"/>
          <table:table-cell office:value-type="float" office:value="1401">
            <text:p>1401</text:p>
          </table:table-cell>
          <table:table-cell table:formula="of:=([.K1405]*[.K1405]*[.K$2])+([.K1405]*[.L$2])+[.M$2]" office:value-type="float" office:value="533.604725925059">
            <text:p>533.6047259250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2">
            <text:p>1402</text:p>
          </table:table-cell>
          <table:table-cell table:formula="of:=([.G1406]*[.G1406]*[.G$2])+([.G1406]*[.H$2])+[.I$2]" office:value-type="float" office:value="766.271556822564">
            <text:p>766.271556822564</text:p>
          </table:table-cell>
          <table:table-cell table:number-columns-repeated="2"/>
          <table:table-cell office:value-type="float" office:value="1402">
            <text:p>1402</text:p>
          </table:table-cell>
          <table:table-cell table:formula="of:=([.K1406]*[.K1406]*[.K$2])+([.K1406]*[.L$2])+[.M$2]" office:value-type="float" office:value="534.054082338477">
            <text:p>534.0540823384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3">
            <text:p>1403</text:p>
          </table:table-cell>
          <table:table-cell table:formula="of:=([.G1407]*[.G1407]*[.G$2])+([.G1407]*[.H$2])+[.I$2]" office:value-type="float" office:value="766.68517924935">
            <text:p>766.685179249350</text:p>
          </table:table-cell>
          <table:table-cell table:number-columns-repeated="2"/>
          <table:table-cell office:value-type="float" office:value="1403">
            <text:p>1403</text:p>
          </table:table-cell>
          <table:table-cell table:formula="of:=([.K1407]*[.K1407]*[.K$2])+([.K1407]*[.L$2])+[.M$2]" office:value-type="float" office:value="534.503427501925">
            <text:p>534.5034275019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4">
            <text:p>1404</text:p>
          </table:table-cell>
          <table:table-cell table:formula="of:=([.G1408]*[.G1408]*[.G$2])+([.G1408]*[.H$2])+[.I$2]" office:value-type="float" office:value="767.098751872054">
            <text:p>767.098751872054</text:p>
          </table:table-cell>
          <table:table-cell table:number-columns-repeated="2"/>
          <table:table-cell office:value-type="float" office:value="1404">
            <text:p>1404</text:p>
          </table:table-cell>
          <table:table-cell table:formula="of:=([.K1408]*[.K1408]*[.K$2])+([.K1408]*[.L$2])+[.M$2]" office:value-type="float" office:value="534.952761415404">
            <text:p>534.9527614154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5">
            <text:p>1405</text:p>
          </table:table-cell>
          <table:table-cell table:formula="of:=([.G1409]*[.G1409]*[.G$2])+([.G1409]*[.H$2])+[.I$2]" office:value-type="float" office:value="767.512274690678">
            <text:p>767.512274690678</text:p>
          </table:table-cell>
          <table:table-cell table:number-columns-repeated="2"/>
          <table:table-cell office:value-type="float" office:value="1405">
            <text:p>1405</text:p>
          </table:table-cell>
          <table:table-cell table:formula="of:=([.K1409]*[.K1409]*[.K$2])+([.K1409]*[.L$2])+[.M$2]" office:value-type="float" office:value="535.402084078912">
            <text:p>535.4020840789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6">
            <text:p>1406</text:p>
          </table:table-cell>
          <table:table-cell table:formula="of:=([.G1410]*[.G1410]*[.G$2])+([.G1410]*[.H$2])+[.I$2]" office:value-type="float" office:value="767.92574770522">
            <text:p>767.925747705220</text:p>
          </table:table-cell>
          <table:table-cell table:number-columns-repeated="2"/>
          <table:table-cell office:value-type="float" office:value="1406">
            <text:p>1406</text:p>
          </table:table-cell>
          <table:table-cell table:formula="of:=([.K1410]*[.K1410]*[.K$2])+([.K1410]*[.L$2])+[.M$2]" office:value-type="float" office:value="535.851395492451">
            <text:p>535.8513954924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7">
            <text:p>1407</text:p>
          </table:table-cell>
          <table:table-cell table:formula="of:=([.G1411]*[.G1411]*[.G$2])+([.G1411]*[.H$2])+[.I$2]" office:value-type="float" office:value="768.339170915682">
            <text:p>768.339170915682</text:p>
          </table:table-cell>
          <table:table-cell table:number-columns-repeated="2"/>
          <table:table-cell office:value-type="float" office:value="1407">
            <text:p>1407</text:p>
          </table:table-cell>
          <table:table-cell table:formula="of:=([.K1411]*[.K1411]*[.K$2])+([.K1411]*[.L$2])+[.M$2]" office:value-type="float" office:value="536.30069565602">
            <text:p>536.3006956560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8">
            <text:p>1408</text:p>
          </table:table-cell>
          <table:table-cell table:formula="of:=([.G1412]*[.G1412]*[.G$2])+([.G1412]*[.H$2])+[.I$2]" office:value-type="float" office:value="768.752544322062">
            <text:p>768.752544322062</text:p>
          </table:table-cell>
          <table:table-cell table:number-columns-repeated="2"/>
          <table:table-cell office:value-type="float" office:value="1408">
            <text:p>1408</text:p>
          </table:table-cell>
          <table:table-cell table:formula="of:=([.K1412]*[.K1412]*[.K$2])+([.K1412]*[.L$2])+[.M$2]" office:value-type="float" office:value="536.749984569619">
            <text:p>536.7499845696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9">
            <text:p>1409</text:p>
          </table:table-cell>
          <table:table-cell table:formula="of:=([.G1413]*[.G1413]*[.G$2])+([.G1413]*[.H$2])+[.I$2]" office:value-type="float" office:value="769.165867924361">
            <text:p>769.165867924361</text:p>
          </table:table-cell>
          <table:table-cell table:number-columns-repeated="2"/>
          <table:table-cell office:value-type="float" office:value="1409">
            <text:p>1409</text:p>
          </table:table-cell>
          <table:table-cell table:formula="of:=([.K1413]*[.K1413]*[.K$2])+([.K1413]*[.L$2])+[.M$2]" office:value-type="float" office:value="537.199262233248">
            <text:p>537.1992622332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0">
            <text:p>1410</text:p>
          </table:table-cell>
          <table:table-cell table:formula="of:=([.G1414]*[.G1414]*[.G$2])+([.G1414]*[.H$2])+[.I$2]" office:value-type="float" office:value="769.579141722579">
            <text:p>769.579141722579</text:p>
          </table:table-cell>
          <table:table-cell table:number-columns-repeated="2"/>
          <table:table-cell office:value-type="float" office:value="1410">
            <text:p>1410</text:p>
          </table:table-cell>
          <table:table-cell table:formula="of:=([.K1414]*[.K1414]*[.K$2])+([.K1414]*[.L$2])+[.M$2]" office:value-type="float" office:value="537.648528646908">
            <text:p>537.6485286469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1">
            <text:p>1411</text:p>
          </table:table-cell>
          <table:table-cell table:formula="of:=([.G1415]*[.G1415]*[.G$2])+([.G1415]*[.H$2])+[.I$2]" office:value-type="float" office:value="769.992365716716">
            <text:p>769.992365716716</text:p>
          </table:table-cell>
          <table:table-cell table:number-columns-repeated="2"/>
          <table:table-cell office:value-type="float" office:value="1411">
            <text:p>1411</text:p>
          </table:table-cell>
          <table:table-cell table:formula="of:=([.K1415]*[.K1415]*[.K$2])+([.K1415]*[.L$2])+[.M$2]" office:value-type="float" office:value="538.097783810598">
            <text:p>538.0977838105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2">
            <text:p>1412</text:p>
          </table:table-cell>
          <table:table-cell table:formula="of:=([.G1416]*[.G1416]*[.G$2])+([.G1416]*[.H$2])+[.I$2]" office:value-type="float" office:value="770.405539906772">
            <text:p>770.405539906772</text:p>
          </table:table-cell>
          <table:table-cell table:number-columns-repeated="2"/>
          <table:table-cell office:value-type="float" office:value="1412">
            <text:p>1412</text:p>
          </table:table-cell>
          <table:table-cell table:formula="of:=([.K1416]*[.K1416]*[.K$2])+([.K1416]*[.L$2])+[.M$2]" office:value-type="float" office:value="538.547027724318">
            <text:p>538.5470277243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3">
            <text:p>1413</text:p>
          </table:table-cell>
          <table:table-cell table:formula="of:=([.G1417]*[.G1417]*[.G$2])+([.G1417]*[.H$2])+[.I$2]" office:value-type="float" office:value="770.818664292747">
            <text:p>770.818664292747</text:p>
          </table:table-cell>
          <table:table-cell table:number-columns-repeated="2"/>
          <table:table-cell office:value-type="float" office:value="1413">
            <text:p>1413</text:p>
          </table:table-cell>
          <table:table-cell table:formula="of:=([.K1417]*[.K1417]*[.K$2])+([.K1417]*[.L$2])+[.M$2]" office:value-type="float" office:value="538.996260388069">
            <text:p>538.9962603880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4">
            <text:p>1414</text:p>
          </table:table-cell>
          <table:table-cell table:formula="of:=([.G1418]*[.G1418]*[.G$2])+([.G1418]*[.H$2])+[.I$2]" office:value-type="float" office:value="771.231738874641">
            <text:p>771.231738874641</text:p>
          </table:table-cell>
          <table:table-cell table:number-columns-repeated="2"/>
          <table:table-cell office:value-type="float" office:value="1414">
            <text:p>1414</text:p>
          </table:table-cell>
          <table:table-cell table:formula="of:=([.K1418]*[.K1418]*[.K$2])+([.K1418]*[.L$2])+[.M$2]" office:value-type="float" office:value="539.44548180185">
            <text:p>539.4454818018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5">
            <text:p>1415</text:p>
          </table:table-cell>
          <table:table-cell table:formula="of:=([.G1419]*[.G1419]*[.G$2])+([.G1419]*[.H$2])+[.I$2]" office:value-type="float" office:value="771.644763652454">
            <text:p>771.644763652454</text:p>
          </table:table-cell>
          <table:table-cell table:number-columns-repeated="2"/>
          <table:table-cell office:value-type="float" office:value="1415">
            <text:p>1415</text:p>
          </table:table-cell>
          <table:table-cell table:formula="of:=([.K1419]*[.K1419]*[.K$2])+([.K1419]*[.L$2])+[.M$2]" office:value-type="float" office:value="539.894691965661">
            <text:p>539.8946919656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6">
            <text:p>1416</text:p>
          </table:table-cell>
          <table:table-cell table:formula="of:=([.G1420]*[.G1420]*[.G$2])+([.G1420]*[.H$2])+[.I$2]" office:value-type="float" office:value="772.057738626186">
            <text:p>772.057738626186</text:p>
          </table:table-cell>
          <table:table-cell table:number-columns-repeated="2"/>
          <table:table-cell office:value-type="float" office:value="1416">
            <text:p>1416</text:p>
          </table:table-cell>
          <table:table-cell table:formula="of:=([.K1420]*[.K1420]*[.K$2])+([.K1420]*[.L$2])+[.M$2]" office:value-type="float" office:value="540.343890879502">
            <text:p>540.3438908795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7">
            <text:p>1417</text:p>
          </table:table-cell>
          <table:table-cell table:formula="of:=([.G1421]*[.G1421]*[.G$2])+([.G1421]*[.H$2])+[.I$2]" office:value-type="float" office:value="772.470663795836">
            <text:p>772.470663795836</text:p>
          </table:table-cell>
          <table:table-cell table:number-columns-repeated="2"/>
          <table:table-cell office:value-type="float" office:value="1417">
            <text:p>1417</text:p>
          </table:table-cell>
          <table:table-cell table:formula="of:=([.K1421]*[.K1421]*[.K$2])+([.K1421]*[.L$2])+[.M$2]" office:value-type="float" office:value="540.793078543373">
            <text:p>540.7930785433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8">
            <text:p>1418</text:p>
          </table:table-cell>
          <table:table-cell table:formula="of:=([.G1422]*[.G1422]*[.G$2])+([.G1422]*[.H$2])+[.I$2]" office:value-type="float" office:value="772.883539161405">
            <text:p>772.883539161405</text:p>
          </table:table-cell>
          <table:table-cell table:number-columns-repeated="2"/>
          <table:table-cell office:value-type="float" office:value="1418">
            <text:p>1418</text:p>
          </table:table-cell>
          <table:table-cell table:formula="of:=([.K1422]*[.K1422]*[.K$2])+([.K1422]*[.L$2])+[.M$2]" office:value-type="float" office:value="541.242254957275">
            <text:p>541.2422549572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19">
            <text:p>1419</text:p>
          </table:table-cell>
          <table:table-cell table:formula="of:=([.G1423]*[.G1423]*[.G$2])+([.G1423]*[.H$2])+[.I$2]" office:value-type="float" office:value="773.296364722894">
            <text:p>773.296364722894</text:p>
          </table:table-cell>
          <table:table-cell table:number-columns-repeated="2"/>
          <table:table-cell office:value-type="float" office:value="1419">
            <text:p>1419</text:p>
          </table:table-cell>
          <table:table-cell table:formula="of:=([.K1423]*[.K1423]*[.K$2])+([.K1423]*[.L$2])+[.M$2]" office:value-type="float" office:value="541.691420121207">
            <text:p>541.6914201212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0">
            <text:p>1420</text:p>
          </table:table-cell>
          <table:table-cell table:formula="of:=([.G1424]*[.G1424]*[.G$2])+([.G1424]*[.H$2])+[.I$2]" office:value-type="float" office:value="773.709140480301">
            <text:p>773.709140480301</text:p>
          </table:table-cell>
          <table:table-cell table:number-columns-repeated="2"/>
          <table:table-cell office:value-type="float" office:value="1420">
            <text:p>1420</text:p>
          </table:table-cell>
          <table:table-cell table:formula="of:=([.K1424]*[.K1424]*[.K$2])+([.K1424]*[.L$2])+[.M$2]" office:value-type="float" office:value="542.140574035169">
            <text:p>542.1405740351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1">
            <text:p>1421</text:p>
          </table:table-cell>
          <table:table-cell table:formula="of:=([.G1425]*[.G1425]*[.G$2])+([.G1425]*[.H$2])+[.I$2]" office:value-type="float" office:value="774.121866433628">
            <text:p>774.121866433628</text:p>
          </table:table-cell>
          <table:table-cell table:number-columns-repeated="2"/>
          <table:table-cell office:value-type="float" office:value="1421">
            <text:p>1421</text:p>
          </table:table-cell>
          <table:table-cell table:formula="of:=([.K1425]*[.K1425]*[.K$2])+([.K1425]*[.L$2])+[.M$2]" office:value-type="float" office:value="542.589716699161">
            <text:p>542.5897166991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2">
            <text:p>1422</text:p>
          </table:table-cell>
          <table:table-cell table:formula="of:=([.G1426]*[.G1426]*[.G$2])+([.G1426]*[.H$2])+[.I$2]" office:value-type="float" office:value="774.534542582873">
            <text:p>774.534542582873</text:p>
          </table:table-cell>
          <table:table-cell table:number-columns-repeated="2"/>
          <table:table-cell office:value-type="float" office:value="1422">
            <text:p>1422</text:p>
          </table:table-cell>
          <table:table-cell table:formula="of:=([.K1426]*[.K1426]*[.K$2])+([.K1426]*[.L$2])+[.M$2]" office:value-type="float" office:value="543.038848113184">
            <text:p>543.0388481131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3">
            <text:p>1423</text:p>
          </table:table-cell>
          <table:table-cell table:formula="of:=([.G1427]*[.G1427]*[.G$2])+([.G1427]*[.H$2])+[.I$2]" office:value-type="float" office:value="774.947168928037">
            <text:p>774.947168928037</text:p>
          </table:table-cell>
          <table:table-cell table:number-columns-repeated="2"/>
          <table:table-cell office:value-type="float" office:value="1423">
            <text:p>1423</text:p>
          </table:table-cell>
          <table:table-cell table:formula="of:=([.K1427]*[.K1427]*[.K$2])+([.K1427]*[.L$2])+[.M$2]" office:value-type="float" office:value="543.487968277237">
            <text:p>543.4879682772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4">
            <text:p>1424</text:p>
          </table:table-cell>
          <table:table-cell table:formula="of:=([.G1428]*[.G1428]*[.G$2])+([.G1428]*[.H$2])+[.I$2]" office:value-type="float" office:value="775.359745469119">
            <text:p>775.359745469119</text:p>
          </table:table-cell>
          <table:table-cell table:number-columns-repeated="2"/>
          <table:table-cell office:value-type="float" office:value="1424">
            <text:p>1424</text:p>
          </table:table-cell>
          <table:table-cell table:formula="of:=([.K1428]*[.K1428]*[.K$2])+([.K1428]*[.L$2])+[.M$2]" office:value-type="float" office:value="543.93707719132">
            <text:p>543.9370771913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5">
            <text:p>1425</text:p>
          </table:table-cell>
          <table:table-cell table:formula="of:=([.G1429]*[.G1429]*[.G$2])+([.G1429]*[.H$2])+[.I$2]" office:value-type="float" office:value="775.772272206121">
            <text:p>775.772272206121</text:p>
          </table:table-cell>
          <table:table-cell table:number-columns-repeated="2"/>
          <table:table-cell office:value-type="float" office:value="1425">
            <text:p>1425</text:p>
          </table:table-cell>
          <table:table-cell table:formula="of:=([.K1429]*[.K1429]*[.K$2])+([.K1429]*[.L$2])+[.M$2]" office:value-type="float" office:value="544.386174855433">
            <text:p>544.3861748554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6">
            <text:p>1426</text:p>
          </table:table-cell>
          <table:table-cell table:formula="of:=([.G1430]*[.G1430]*[.G$2])+([.G1430]*[.H$2])+[.I$2]" office:value-type="float" office:value="776.184749139042">
            <text:p>776.184749139042</text:p>
          </table:table-cell>
          <table:table-cell table:number-columns-repeated="2"/>
          <table:table-cell office:value-type="float" office:value="1426">
            <text:p>1426</text:p>
          </table:table-cell>
          <table:table-cell table:formula="of:=([.K1430]*[.K1430]*[.K$2])+([.K1430]*[.L$2])+[.M$2]" office:value-type="float" office:value="544.835261269577">
            <text:p>544.8352612695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7">
            <text:p>1427</text:p>
          </table:table-cell>
          <table:table-cell table:formula="of:=([.G1431]*[.G1431]*[.G$2])+([.G1431]*[.H$2])+[.I$2]" office:value-type="float" office:value="776.597176267882">
            <text:p>776.597176267882</text:p>
          </table:table-cell>
          <table:table-cell table:number-columns-repeated="2"/>
          <table:table-cell office:value-type="float" office:value="1427">
            <text:p>1427</text:p>
          </table:table-cell>
          <table:table-cell table:formula="of:=([.K1431]*[.K1431]*[.K$2])+([.K1431]*[.L$2])+[.M$2]" office:value-type="float" office:value="545.284336433751">
            <text:p>545.2843364337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8">
            <text:p>1428</text:p>
          </table:table-cell>
          <table:table-cell table:formula="of:=([.G1432]*[.G1432]*[.G$2])+([.G1432]*[.H$2])+[.I$2]" office:value-type="float" office:value="777.009553592641">
            <text:p>777.009553592641</text:p>
          </table:table-cell>
          <table:table-cell table:number-columns-repeated="2"/>
          <table:table-cell office:value-type="float" office:value="1428">
            <text:p>1428</text:p>
          </table:table-cell>
          <table:table-cell table:formula="of:=([.K1432]*[.K1432]*[.K$2])+([.K1432]*[.L$2])+[.M$2]" office:value-type="float" office:value="545.733400347955">
            <text:p>545.7334003479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29">
            <text:p>1429</text:p>
          </table:table-cell>
          <table:table-cell table:formula="of:=([.G1433]*[.G1433]*[.G$2])+([.G1433]*[.H$2])+[.I$2]" office:value-type="float" office:value="777.421881113318">
            <text:p>777.421881113318</text:p>
          </table:table-cell>
          <table:table-cell table:number-columns-repeated="2"/>
          <table:table-cell office:value-type="float" office:value="1429">
            <text:p>1429</text:p>
          </table:table-cell>
          <table:table-cell table:formula="of:=([.K1433]*[.K1433]*[.K$2])+([.K1433]*[.L$2])+[.M$2]" office:value-type="float" office:value="546.182453012189">
            <text:p>546.1824530121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0">
            <text:p>1430</text:p>
          </table:table-cell>
          <table:table-cell table:formula="of:=([.G1434]*[.G1434]*[.G$2])+([.G1434]*[.H$2])+[.I$2]" office:value-type="float" office:value="777.834158829915">
            <text:p>777.834158829915</text:p>
          </table:table-cell>
          <table:table-cell table:number-columns-repeated="2"/>
          <table:table-cell office:value-type="float" office:value="1430">
            <text:p>1430</text:p>
          </table:table-cell>
          <table:table-cell table:formula="of:=([.K1434]*[.K1434]*[.K$2])+([.K1434]*[.L$2])+[.M$2]" office:value-type="float" office:value="546.631494426454">
            <text:p>546.6314944264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1">
            <text:p>1431</text:p>
          </table:table-cell>
          <table:table-cell table:formula="of:=([.G1435]*[.G1435]*[.G$2])+([.G1435]*[.H$2])+[.I$2]" office:value-type="float" office:value="778.24638674243">
            <text:p>778.246386742430</text:p>
          </table:table-cell>
          <table:table-cell table:number-columns-repeated="2"/>
          <table:table-cell office:value-type="float" office:value="1431">
            <text:p>1431</text:p>
          </table:table-cell>
          <table:table-cell table:formula="of:=([.K1435]*[.K1435]*[.K$2])+([.K1435]*[.L$2])+[.M$2]" office:value-type="float" office:value="547.080524590748">
            <text:p>547.0805245907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2">
            <text:p>1432</text:p>
          </table:table-cell>
          <table:table-cell table:formula="of:=([.G1436]*[.G1436]*[.G$2])+([.G1436]*[.H$2])+[.I$2]" office:value-type="float" office:value="778.658564850864">
            <text:p>778.658564850864</text:p>
          </table:table-cell>
          <table:table-cell table:number-columns-repeated="2"/>
          <table:table-cell office:value-type="float" office:value="1432">
            <text:p>1432</text:p>
          </table:table-cell>
          <table:table-cell table:formula="of:=([.K1436]*[.K1436]*[.K$2])+([.K1436]*[.L$2])+[.M$2]" office:value-type="float" office:value="547.529543505073">
            <text:p>547.5295435050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3">
            <text:p>1433</text:p>
          </table:table-cell>
          <table:table-cell table:formula="of:=([.G1437]*[.G1437]*[.G$2])+([.G1437]*[.H$2])+[.I$2]" office:value-type="float" office:value="779.070693155217">
            <text:p>779.070693155217</text:p>
          </table:table-cell>
          <table:table-cell table:number-columns-repeated="2"/>
          <table:table-cell office:value-type="float" office:value="1433">
            <text:p>1433</text:p>
          </table:table-cell>
          <table:table-cell table:formula="of:=([.K1437]*[.K1437]*[.K$2])+([.K1437]*[.L$2])+[.M$2]" office:value-type="float" office:value="547.978551169429">
            <text:p>547.9785511694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4">
            <text:p>1434</text:p>
          </table:table-cell>
          <table:table-cell table:formula="of:=([.G1438]*[.G1438]*[.G$2])+([.G1438]*[.H$2])+[.I$2]" office:value-type="float" office:value="779.48277165549">
            <text:p>779.482771655490</text:p>
          </table:table-cell>
          <table:table-cell table:number-columns-repeated="2"/>
          <table:table-cell office:value-type="float" office:value="1434">
            <text:p>1434</text:p>
          </table:table-cell>
          <table:table-cell table:formula="of:=([.K1438]*[.K1438]*[.K$2])+([.K1438]*[.L$2])+[.M$2]" office:value-type="float" office:value="548.427547583814">
            <text:p>548.4275475838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5">
            <text:p>1435</text:p>
          </table:table-cell>
          <table:table-cell table:formula="of:=([.G1439]*[.G1439]*[.G$2])+([.G1439]*[.H$2])+[.I$2]" office:value-type="float" office:value="779.894800351681">
            <text:p>779.894800351681</text:p>
          </table:table-cell>
          <table:table-cell table:number-columns-repeated="2"/>
          <table:table-cell office:value-type="float" office:value="1435">
            <text:p>1435</text:p>
          </table:table-cell>
          <table:table-cell table:formula="of:=([.K1439]*[.K1439]*[.K$2])+([.K1439]*[.L$2])+[.M$2]" office:value-type="float" office:value="548.87653274823">
            <text:p>548.8765327482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6">
            <text:p>1436</text:p>
          </table:table-cell>
          <table:table-cell table:formula="of:=([.G1440]*[.G1440]*[.G$2])+([.G1440]*[.H$2])+[.I$2]" office:value-type="float" office:value="780.306779243791">
            <text:p>780.306779243791</text:p>
          </table:table-cell>
          <table:table-cell table:number-columns-repeated="2"/>
          <table:table-cell office:value-type="float" office:value="1436">
            <text:p>1436</text:p>
          </table:table-cell>
          <table:table-cell table:formula="of:=([.K1440]*[.K1440]*[.K$2])+([.K1440]*[.L$2])+[.M$2]" office:value-type="float" office:value="549.325506662676">
            <text:p>549.3255066626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7">
            <text:p>1437</text:p>
          </table:table-cell>
          <table:table-cell table:formula="of:=([.G1441]*[.G1441]*[.G$2])+([.G1441]*[.H$2])+[.I$2]" office:value-type="float" office:value="780.718708331819">
            <text:p>780.718708331819</text:p>
          </table:table-cell>
          <table:table-cell table:number-columns-repeated="2"/>
          <table:table-cell office:value-type="float" office:value="1437">
            <text:p>1437</text:p>
          </table:table-cell>
          <table:table-cell table:formula="of:=([.K1441]*[.K1441]*[.K$2])+([.K1441]*[.L$2])+[.M$2]" office:value-type="float" office:value="549.774469327152">
            <text:p>549.7744693271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8">
            <text:p>1438</text:p>
          </table:table-cell>
          <table:table-cell table:formula="of:=([.G1442]*[.G1442]*[.G$2])+([.G1442]*[.H$2])+[.I$2]" office:value-type="float" office:value="781.130587615767">
            <text:p>781.130587615767</text:p>
          </table:table-cell>
          <table:table-cell table:number-columns-repeated="2"/>
          <table:table-cell office:value-type="float" office:value="1438">
            <text:p>1438</text:p>
          </table:table-cell>
          <table:table-cell table:formula="of:=([.K1442]*[.K1442]*[.K$2])+([.K1442]*[.L$2])+[.M$2]" office:value-type="float" office:value="550.223420741659">
            <text:p>550.2234207416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39">
            <text:p>1439</text:p>
          </table:table-cell>
          <table:table-cell table:formula="of:=([.G1443]*[.G1443]*[.G$2])+([.G1443]*[.H$2])+[.I$2]" office:value-type="float" office:value="781.542417095634">
            <text:p>781.542417095634</text:p>
          </table:table-cell>
          <table:table-cell table:number-columns-repeated="2"/>
          <table:table-cell office:value-type="float" office:value="1439">
            <text:p>1439</text:p>
          </table:table-cell>
          <table:table-cell table:formula="of:=([.K1443]*[.K1443]*[.K$2])+([.K1443]*[.L$2])+[.M$2]" office:value-type="float" office:value="550.672360906195">
            <text:p>550.6723609061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0">
            <text:p>1440</text:p>
          </table:table-cell>
          <table:table-cell table:formula="of:=([.G1444]*[.G1444]*[.G$2])+([.G1444]*[.H$2])+[.I$2]" office:value-type="float" office:value="781.954196771419">
            <text:p>781.954196771419</text:p>
          </table:table-cell>
          <table:table-cell table:number-columns-repeated="2"/>
          <table:table-cell office:value-type="float" office:value="1440">
            <text:p>1440</text:p>
          </table:table-cell>
          <table:table-cell table:formula="of:=([.K1444]*[.K1444]*[.K$2])+([.K1444]*[.L$2])+[.M$2]" office:value-type="float" office:value="551.121289820762">
            <text:p>551.1212898207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1">
            <text:p>1441</text:p>
          </table:table-cell>
          <table:table-cell table:formula="of:=([.G1445]*[.G1445]*[.G$2])+([.G1445]*[.H$2])+[.I$2]" office:value-type="float" office:value="782.365926643124">
            <text:p>782.365926643124</text:p>
          </table:table-cell>
          <table:table-cell table:number-columns-repeated="2"/>
          <table:table-cell office:value-type="float" office:value="1441">
            <text:p>1441</text:p>
          </table:table-cell>
          <table:table-cell table:formula="of:=([.K1445]*[.K1445]*[.K$2])+([.K1445]*[.L$2])+[.M$2]" office:value-type="float" office:value="551.570207485359">
            <text:p>551.5702074853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2">
            <text:p>1442</text:p>
          </table:table-cell>
          <table:table-cell table:formula="of:=([.G1446]*[.G1446]*[.G$2])+([.G1446]*[.H$2])+[.I$2]" office:value-type="float" office:value="782.777606710748">
            <text:p>782.777606710748</text:p>
          </table:table-cell>
          <table:table-cell table:number-columns-repeated="2"/>
          <table:table-cell office:value-type="float" office:value="1442">
            <text:p>1442</text:p>
          </table:table-cell>
          <table:table-cell table:formula="of:=([.K1446]*[.K1446]*[.K$2])+([.K1446]*[.L$2])+[.M$2]" office:value-type="float" office:value="552.019113899987">
            <text:p>552.0191138999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3">
            <text:p>1443</text:p>
          </table:table-cell>
          <table:table-cell table:formula="of:=([.G1447]*[.G1447]*[.G$2])+([.G1447]*[.H$2])+[.I$2]" office:value-type="float" office:value="783.18923697429">
            <text:p>783.189236974290</text:p>
          </table:table-cell>
          <table:table-cell table:number-columns-repeated="2"/>
          <table:table-cell office:value-type="float" office:value="1443">
            <text:p>1443</text:p>
          </table:table-cell>
          <table:table-cell table:formula="of:=([.K1447]*[.K1447]*[.K$2])+([.K1447]*[.L$2])+[.M$2]" office:value-type="float" office:value="552.468009064645">
            <text:p>552.4680090646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4">
            <text:p>1444</text:p>
          </table:table-cell>
          <table:table-cell table:formula="of:=([.G1448]*[.G1448]*[.G$2])+([.G1448]*[.H$2])+[.I$2]" office:value-type="float" office:value="783.600817433751">
            <text:p>783.600817433751</text:p>
          </table:table-cell>
          <table:table-cell table:number-columns-repeated="2"/>
          <table:table-cell office:value-type="float" office:value="1444">
            <text:p>1444</text:p>
          </table:table-cell>
          <table:table-cell table:formula="of:=([.K1448]*[.K1448]*[.K$2])+([.K1448]*[.L$2])+[.M$2]" office:value-type="float" office:value="552.916892979333">
            <text:p>552.9168929793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5">
            <text:p>1445</text:p>
          </table:table-cell>
          <table:table-cell table:formula="of:=([.G1449]*[.G1449]*[.G$2])+([.G1449]*[.H$2])+[.I$2]" office:value-type="float" office:value="784.012348089131">
            <text:p>784.012348089131</text:p>
          </table:table-cell>
          <table:table-cell table:number-columns-repeated="2"/>
          <table:table-cell office:value-type="float" office:value="1445">
            <text:p>1445</text:p>
          </table:table-cell>
          <table:table-cell table:formula="of:=([.K1449]*[.K1449]*[.K$2])+([.K1449]*[.L$2])+[.M$2]" office:value-type="float" office:value="553.365765644051">
            <text:p>553.3657656440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6">
            <text:p>1446</text:p>
          </table:table-cell>
          <table:table-cell table:formula="of:=([.G1450]*[.G1450]*[.G$2])+([.G1450]*[.H$2])+[.I$2]" office:value-type="float" office:value="784.423828940431">
            <text:p>784.423828940431</text:p>
          </table:table-cell>
          <table:table-cell table:number-columns-repeated="2"/>
          <table:table-cell office:value-type="float" office:value="1446">
            <text:p>1446</text:p>
          </table:table-cell>
          <table:table-cell table:formula="of:=([.K1450]*[.K1450]*[.K$2])+([.K1450]*[.L$2])+[.M$2]" office:value-type="float" office:value="553.814627058799">
            <text:p>553.8146270587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7">
            <text:p>1447</text:p>
          </table:table-cell>
          <table:table-cell table:formula="of:=([.G1451]*[.G1451]*[.G$2])+([.G1451]*[.H$2])+[.I$2]" office:value-type="float" office:value="784.835259987649">
            <text:p>784.835259987649</text:p>
          </table:table-cell>
          <table:table-cell table:number-columns-repeated="2"/>
          <table:table-cell office:value-type="float" office:value="1447">
            <text:p>1447</text:p>
          </table:table-cell>
          <table:table-cell table:formula="of:=([.K1451]*[.K1451]*[.K$2])+([.K1451]*[.L$2])+[.M$2]" office:value-type="float" office:value="554.263477223578">
            <text:p>554.2634772235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8">
            <text:p>1448</text:p>
          </table:table-cell>
          <table:table-cell table:formula="of:=([.G1452]*[.G1452]*[.G$2])+([.G1452]*[.H$2])+[.I$2]" office:value-type="float" office:value="785.246641230785">
            <text:p>785.246641230785</text:p>
          </table:table-cell>
          <table:table-cell table:number-columns-repeated="2"/>
          <table:table-cell office:value-type="float" office:value="1448">
            <text:p>1448</text:p>
          </table:table-cell>
          <table:table-cell table:formula="of:=([.K1452]*[.K1452]*[.K$2])+([.K1452]*[.L$2])+[.M$2]" office:value-type="float" office:value="554.712316138387">
            <text:p>554.7123161383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49">
            <text:p>1449</text:p>
          </table:table-cell>
          <table:table-cell table:formula="of:=([.G1453]*[.G1453]*[.G$2])+([.G1453]*[.H$2])+[.I$2]" office:value-type="float" office:value="785.657972669841">
            <text:p>785.657972669841</text:p>
          </table:table-cell>
          <table:table-cell table:number-columns-repeated="2"/>
          <table:table-cell office:value-type="float" office:value="1449">
            <text:p>1449</text:p>
          </table:table-cell>
          <table:table-cell table:formula="of:=([.K1453]*[.K1453]*[.K$2])+([.K1453]*[.L$2])+[.M$2]" office:value-type="float" office:value="555.161143803226">
            <text:p>555.1611438032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0">
            <text:p>1450</text:p>
          </table:table-cell>
          <table:table-cell table:formula="of:=([.G1454]*[.G1454]*[.G$2])+([.G1454]*[.H$2])+[.I$2]" office:value-type="float" office:value="786.069254304816">
            <text:p>786.069254304816</text:p>
          </table:table-cell>
          <table:table-cell table:number-columns-repeated="2"/>
          <table:table-cell office:value-type="float" office:value="1450">
            <text:p>1450</text:p>
          </table:table-cell>
          <table:table-cell table:formula="of:=([.K1454]*[.K1454]*[.K$2])+([.K1454]*[.L$2])+[.M$2]" office:value-type="float" office:value="555.609960218095">
            <text:p>555.6099602180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1">
            <text:p>1451</text:p>
          </table:table-cell>
          <table:table-cell table:formula="of:=([.G1455]*[.G1455]*[.G$2])+([.G1455]*[.H$2])+[.I$2]" office:value-type="float" office:value="786.48048613571">
            <text:p>786.480486135710</text:p>
          </table:table-cell>
          <table:table-cell table:number-columns-repeated="2"/>
          <table:table-cell office:value-type="float" office:value="1451">
            <text:p>1451</text:p>
          </table:table-cell>
          <table:table-cell table:formula="of:=([.K1455]*[.K1455]*[.K$2])+([.K1455]*[.L$2])+[.M$2]" office:value-type="float" office:value="556.058765382995">
            <text:p>556.0587653829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2">
            <text:p>1452</text:p>
          </table:table-cell>
          <table:table-cell table:formula="of:=([.G1456]*[.G1456]*[.G$2])+([.G1456]*[.H$2])+[.I$2]" office:value-type="float" office:value="786.891668162522">
            <text:p>786.891668162522</text:p>
          </table:table-cell>
          <table:table-cell table:number-columns-repeated="2"/>
          <table:table-cell office:value-type="float" office:value="1452">
            <text:p>1452</text:p>
          </table:table-cell>
          <table:table-cell table:formula="of:=([.K1456]*[.K1456]*[.K$2])+([.K1456]*[.L$2])+[.M$2]" office:value-type="float" office:value="556.507559297925">
            <text:p>556.5075592979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3">
            <text:p>1453</text:p>
          </table:table-cell>
          <table:table-cell table:formula="of:=([.G1457]*[.G1457]*[.G$2])+([.G1457]*[.H$2])+[.I$2]" office:value-type="float" office:value="787.302800385254">
            <text:p>787.302800385254</text:p>
          </table:table-cell>
          <table:table-cell table:number-columns-repeated="2"/>
          <table:table-cell office:value-type="float" office:value="1453">
            <text:p>1453</text:p>
          </table:table-cell>
          <table:table-cell table:formula="of:=([.K1457]*[.K1457]*[.K$2])+([.K1457]*[.L$2])+[.M$2]" office:value-type="float" office:value="556.956341962885">
            <text:p>556.9563419628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4">
            <text:p>1454</text:p>
          </table:table-cell>
          <table:table-cell table:formula="of:=([.G1458]*[.G1458]*[.G$2])+([.G1458]*[.H$2])+[.I$2]" office:value-type="float" office:value="787.713882803904">
            <text:p>787.713882803904</text:p>
          </table:table-cell>
          <table:table-cell table:number-columns-repeated="2"/>
          <table:table-cell office:value-type="float" office:value="1454">
            <text:p>1454</text:p>
          </table:table-cell>
          <table:table-cell table:formula="of:=([.K1458]*[.K1458]*[.K$2])+([.K1458]*[.L$2])+[.M$2]" office:value-type="float" office:value="557.405113377875">
            <text:p>557.4051133778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5">
            <text:p>1455</text:p>
          </table:table-cell>
          <table:table-cell table:formula="of:=([.G1459]*[.G1459]*[.G$2])+([.G1459]*[.H$2])+[.I$2]" office:value-type="float" office:value="788.124915418474">
            <text:p>788.124915418474</text:p>
          </table:table-cell>
          <table:table-cell table:number-columns-repeated="2"/>
          <table:table-cell office:value-type="float" office:value="1455">
            <text:p>1455</text:p>
          </table:table-cell>
          <table:table-cell table:formula="of:=([.K1459]*[.K1459]*[.K$2])+([.K1459]*[.L$2])+[.M$2]" office:value-type="float" office:value="557.853873542896">
            <text:p>557.8538735428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6">
            <text:p>1456</text:p>
          </table:table-cell>
          <table:table-cell table:formula="of:=([.G1460]*[.G1460]*[.G$2])+([.G1460]*[.H$2])+[.I$2]" office:value-type="float" office:value="788.535898228962">
            <text:p>788.535898228962</text:p>
          </table:table-cell>
          <table:table-cell table:number-columns-repeated="2"/>
          <table:table-cell office:value-type="float" office:value="1456">
            <text:p>1456</text:p>
          </table:table-cell>
          <table:table-cell table:formula="of:=([.K1460]*[.K1460]*[.K$2])+([.K1460]*[.L$2])+[.M$2]" office:value-type="float" office:value="558.302622457946">
            <text:p>558.3026224579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7">
            <text:p>1457</text:p>
          </table:table-cell>
          <table:table-cell table:formula="of:=([.G1461]*[.G1461]*[.G$2])+([.G1461]*[.H$2])+[.I$2]" office:value-type="float" office:value="788.946831235369">
            <text:p>788.946831235369</text:p>
          </table:table-cell>
          <table:table-cell table:number-columns-repeated="2"/>
          <table:table-cell office:value-type="float" office:value="1457">
            <text:p>1457</text:p>
          </table:table-cell>
          <table:table-cell table:formula="of:=([.K1461]*[.K1461]*[.K$2])+([.K1461]*[.L$2])+[.M$2]" office:value-type="float" office:value="558.751360123027">
            <text:p>558.7513601230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8">
            <text:p>1458</text:p>
          </table:table-cell>
          <table:table-cell table:formula="of:=([.G1462]*[.G1462]*[.G$2])+([.G1462]*[.H$2])+[.I$2]" office:value-type="float" office:value="789.357714437695">
            <text:p>789.357714437695</text:p>
          </table:table-cell>
          <table:table-cell table:number-columns-repeated="2"/>
          <table:table-cell office:value-type="float" office:value="1458">
            <text:p>1458</text:p>
          </table:table-cell>
          <table:table-cell table:formula="of:=([.K1462]*[.K1462]*[.K$2])+([.K1462]*[.L$2])+[.M$2]" office:value-type="float" office:value="559.200086538139">
            <text:p>559.2000865381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59">
            <text:p>1459</text:p>
          </table:table-cell>
          <table:table-cell table:formula="of:=([.G1463]*[.G1463]*[.G$2])+([.G1463]*[.H$2])+[.I$2]" office:value-type="float" office:value="789.76854783594">
            <text:p>789.768547835940</text:p>
          </table:table-cell>
          <table:table-cell table:number-columns-repeated="2"/>
          <table:table-cell office:value-type="float" office:value="1459">
            <text:p>1459</text:p>
          </table:table-cell>
          <table:table-cell table:formula="of:=([.K1463]*[.K1463]*[.K$2])+([.K1463]*[.L$2])+[.M$2]" office:value-type="float" office:value="559.64880170328">
            <text:p>559.6488017032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0">
            <text:p>1460</text:p>
          </table:table-cell>
          <table:table-cell table:formula="of:=([.G1464]*[.G1464]*[.G$2])+([.G1464]*[.H$2])+[.I$2]" office:value-type="float" office:value="790.179331430104">
            <text:p>790.179331430104</text:p>
          </table:table-cell>
          <table:table-cell table:number-columns-repeated="2"/>
          <table:table-cell office:value-type="float" office:value="1460">
            <text:p>1460</text:p>
          </table:table-cell>
          <table:table-cell table:formula="of:=([.K1464]*[.K1464]*[.K$2])+([.K1464]*[.L$2])+[.M$2]" office:value-type="float" office:value="560.097505618452">
            <text:p>560.0975056184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1">
            <text:p>1461</text:p>
          </table:table-cell>
          <table:table-cell table:formula="of:=([.G1465]*[.G1465]*[.G$2])+([.G1465]*[.H$2])+[.I$2]" office:value-type="float" office:value="790.590065220187">
            <text:p>790.590065220187</text:p>
          </table:table-cell>
          <table:table-cell table:number-columns-repeated="2"/>
          <table:table-cell office:value-type="float" office:value="1461">
            <text:p>1461</text:p>
          </table:table-cell>
          <table:table-cell table:formula="of:=([.K1465]*[.K1465]*[.K$2])+([.K1465]*[.L$2])+[.M$2]" office:value-type="float" office:value="560.546198283654">
            <text:p>560.5461982836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2">
            <text:p>1462</text:p>
          </table:table-cell>
          <table:table-cell table:formula="of:=([.G1466]*[.G1466]*[.G$2])+([.G1466]*[.H$2])+[.I$2]" office:value-type="float" office:value="791.000749206189">
            <text:p>791.000749206189</text:p>
          </table:table-cell>
          <table:table-cell table:number-columns-repeated="2"/>
          <table:table-cell office:value-type="float" office:value="1462">
            <text:p>1462</text:p>
          </table:table-cell>
          <table:table-cell table:formula="of:=([.K1466]*[.K1466]*[.K$2])+([.K1466]*[.L$2])+[.M$2]" office:value-type="float" office:value="560.994879698886">
            <text:p>560.9948796988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3">
            <text:p>1463</text:p>
          </table:table-cell>
          <table:table-cell table:formula="of:=([.G1467]*[.G1467]*[.G$2])+([.G1467]*[.H$2])+[.I$2]" office:value-type="float" office:value="791.41138338811">
            <text:p>791.411383388110</text:p>
          </table:table-cell>
          <table:table-cell table:number-columns-repeated="2"/>
          <table:table-cell office:value-type="float" office:value="1463">
            <text:p>1463</text:p>
          </table:table-cell>
          <table:table-cell table:formula="of:=([.K1467]*[.K1467]*[.K$2])+([.K1467]*[.L$2])+[.M$2]" office:value-type="float" office:value="561.443549864149">
            <text:p>561.4435498641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4">
            <text:p>1464</text:p>
          </table:table-cell>
          <table:table-cell table:formula="of:=([.G1468]*[.G1468]*[.G$2])+([.G1468]*[.H$2])+[.I$2]" office:value-type="float" office:value="791.821967765949">
            <text:p>791.821967765949</text:p>
          </table:table-cell>
          <table:table-cell table:number-columns-repeated="2"/>
          <table:table-cell office:value-type="float" office:value="1464">
            <text:p>1464</text:p>
          </table:table-cell>
          <table:table-cell table:formula="of:=([.K1468]*[.K1468]*[.K$2])+([.K1468]*[.L$2])+[.M$2]" office:value-type="float" office:value="561.892208779442">
            <text:p>561.8922087794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5">
            <text:p>1465</text:p>
          </table:table-cell>
          <table:table-cell table:formula="of:=([.G1469]*[.G1469]*[.G$2])+([.G1469]*[.H$2])+[.I$2]" office:value-type="float" office:value="792.232502339708">
            <text:p>792.232502339708</text:p>
          </table:table-cell>
          <table:table-cell table:number-columns-repeated="2"/>
          <table:table-cell office:value-type="float" office:value="1465">
            <text:p>1465</text:p>
          </table:table-cell>
          <table:table-cell table:formula="of:=([.K1469]*[.K1469]*[.K$2])+([.K1469]*[.L$2])+[.M$2]" office:value-type="float" office:value="562.340856444764">
            <text:p>562.3408564447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6">
            <text:p>1466</text:p>
          </table:table-cell>
          <table:table-cell table:formula="of:=([.G1470]*[.G1470]*[.G$2])+([.G1470]*[.H$2])+[.I$2]" office:value-type="float" office:value="792.642987109385">
            <text:p>792.642987109385</text:p>
          </table:table-cell>
          <table:table-cell table:number-columns-repeated="2"/>
          <table:table-cell office:value-type="float" office:value="1466">
            <text:p>1466</text:p>
          </table:table-cell>
          <table:table-cell table:formula="of:=([.K1470]*[.K1470]*[.K$2])+([.K1470]*[.L$2])+[.M$2]" office:value-type="float" office:value="562.789492860118">
            <text:p>562.7894928601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7">
            <text:p>1467</text:p>
          </table:table-cell>
          <table:table-cell table:formula="of:=([.G1471]*[.G1471]*[.G$2])+([.G1471]*[.H$2])+[.I$2]" office:value-type="float" office:value="793.053422074982">
            <text:p>793.053422074982</text:p>
          </table:table-cell>
          <table:table-cell table:number-columns-repeated="2"/>
          <table:table-cell office:value-type="float" office:value="1467">
            <text:p>1467</text:p>
          </table:table-cell>
          <table:table-cell table:formula="of:=([.K1471]*[.K1471]*[.K$2])+([.K1471]*[.L$2])+[.M$2]" office:value-type="float" office:value="563.238118025501">
            <text:p>563.2381180255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8">
            <text:p>1468</text:p>
          </table:table-cell>
          <table:table-cell table:formula="of:=([.G1472]*[.G1472]*[.G$2])+([.G1472]*[.H$2])+[.I$2]" office:value-type="float" office:value="793.463807236497">
            <text:p>793.463807236497</text:p>
          </table:table-cell>
          <table:table-cell table:number-columns-repeated="2"/>
          <table:table-cell office:value-type="float" office:value="1468">
            <text:p>1468</text:p>
          </table:table-cell>
          <table:table-cell table:formula="of:=([.K1472]*[.K1472]*[.K$2])+([.K1472]*[.L$2])+[.M$2]" office:value-type="float" office:value="563.686731940915">
            <text:p>563.6867319409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69">
            <text:p>1469</text:p>
          </table:table-cell>
          <table:table-cell table:formula="of:=([.G1473]*[.G1473]*[.G$2])+([.G1473]*[.H$2])+[.I$2]" office:value-type="float" office:value="793.874142593931">
            <text:p>793.874142593931</text:p>
          </table:table-cell>
          <table:table-cell table:number-columns-repeated="2"/>
          <table:table-cell office:value-type="float" office:value="1469">
            <text:p>1469</text:p>
          </table:table-cell>
          <table:table-cell table:formula="of:=([.K1473]*[.K1473]*[.K$2])+([.K1473]*[.L$2])+[.M$2]" office:value-type="float" office:value="564.135334606359">
            <text:p>564.1353346063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0">
            <text:p>1470</text:p>
          </table:table-cell>
          <table:table-cell table:formula="of:=([.G1474]*[.G1474]*[.G$2])+([.G1474]*[.H$2])+[.I$2]" office:value-type="float" office:value="794.284428147284">
            <text:p>794.284428147284</text:p>
          </table:table-cell>
          <table:table-cell table:number-columns-repeated="2"/>
          <table:table-cell office:value-type="float" office:value="1470">
            <text:p>1470</text:p>
          </table:table-cell>
          <table:table-cell table:formula="of:=([.K1474]*[.K1474]*[.K$2])+([.K1474]*[.L$2])+[.M$2]" office:value-type="float" office:value="564.583926021833">
            <text:p>564.5839260218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1">
            <text:p>1471</text:p>
          </table:table-cell>
          <table:table-cell table:formula="of:=([.G1475]*[.G1475]*[.G$2])+([.G1475]*[.H$2])+[.I$2]" office:value-type="float" office:value="794.694663896556">
            <text:p>794.694663896556</text:p>
          </table:table-cell>
          <table:table-cell table:number-columns-repeated="2"/>
          <table:table-cell office:value-type="float" office:value="1471">
            <text:p>1471</text:p>
          </table:table-cell>
          <table:table-cell table:formula="of:=([.K1475]*[.K1475]*[.K$2])+([.K1475]*[.L$2])+[.M$2]" office:value-type="float" office:value="565.032506187337">
            <text:p>565.0325061873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2">
            <text:p>1472</text:p>
          </table:table-cell>
          <table:table-cell table:formula="of:=([.G1476]*[.G1476]*[.G$2])+([.G1476]*[.H$2])+[.I$2]" office:value-type="float" office:value="795.104849841747">
            <text:p>795.104849841747</text:p>
          </table:table-cell>
          <table:table-cell table:number-columns-repeated="2"/>
          <table:table-cell office:value-type="float" office:value="1472">
            <text:p>1472</text:p>
          </table:table-cell>
          <table:table-cell table:formula="of:=([.K1476]*[.K1476]*[.K$2])+([.K1476]*[.L$2])+[.M$2]" office:value-type="float" office:value="565.481075102872">
            <text:p>565.4810751028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3">
            <text:p>1473</text:p>
          </table:table-cell>
          <table:table-cell table:formula="of:=([.G1477]*[.G1477]*[.G$2])+([.G1477]*[.H$2])+[.I$2]" office:value-type="float" office:value="795.514985982857">
            <text:p>795.514985982857</text:p>
          </table:table-cell>
          <table:table-cell table:number-columns-repeated="2"/>
          <table:table-cell office:value-type="float" office:value="1473">
            <text:p>1473</text:p>
          </table:table-cell>
          <table:table-cell table:formula="of:=([.K1477]*[.K1477]*[.K$2])+([.K1477]*[.L$2])+[.M$2]" office:value-type="float" office:value="565.929632768437">
            <text:p>565.9296327684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4">
            <text:p>1474</text:p>
          </table:table-cell>
          <table:table-cell table:formula="of:=([.G1478]*[.G1478]*[.G$2])+([.G1478]*[.H$2])+[.I$2]" office:value-type="float" office:value="795.925072319886">
            <text:p>795.925072319886</text:p>
          </table:table-cell>
          <table:table-cell table:number-columns-repeated="2"/>
          <table:table-cell office:value-type="float" office:value="1474">
            <text:p>1474</text:p>
          </table:table-cell>
          <table:table-cell table:formula="of:=([.K1478]*[.K1478]*[.K$2])+([.K1478]*[.L$2])+[.M$2]" office:value-type="float" office:value="566.378179184032">
            <text:p>566.3781791840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5">
            <text:p>1475</text:p>
          </table:table-cell>
          <table:table-cell table:formula="of:=([.G1479]*[.G1479]*[.G$2])+([.G1479]*[.H$2])+[.I$2]" office:value-type="float" office:value="796.335108852833">
            <text:p>796.335108852833</text:p>
          </table:table-cell>
          <table:table-cell table:number-columns-repeated="2"/>
          <table:table-cell office:value-type="float" office:value="1475">
            <text:p>1475</text:p>
          </table:table-cell>
          <table:table-cell table:formula="of:=([.K1479]*[.K1479]*[.K$2])+([.K1479]*[.L$2])+[.M$2]" office:value-type="float" office:value="566.826714349658">
            <text:p>566.8267143496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6">
            <text:p>1476</text:p>
          </table:table-cell>
          <table:table-cell table:formula="of:=([.G1480]*[.G1480]*[.G$2])+([.G1480]*[.H$2])+[.I$2]" office:value-type="float" office:value="796.7450955817">
            <text:p>796.745095581700</text:p>
          </table:table-cell>
          <table:table-cell table:number-columns-repeated="2"/>
          <table:table-cell office:value-type="float" office:value="1476">
            <text:p>1476</text:p>
          </table:table-cell>
          <table:table-cell table:formula="of:=([.K1480]*[.K1480]*[.K$2])+([.K1480]*[.L$2])+[.M$2]" office:value-type="float" office:value="567.275238265313">
            <text:p>567.2752382653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7">
            <text:p>1477</text:p>
          </table:table-cell>
          <table:table-cell table:formula="of:=([.G1481]*[.G1481]*[.G$2])+([.G1481]*[.H$2])+[.I$2]" office:value-type="float" office:value="797.155032506486">
            <text:p>797.155032506486</text:p>
          </table:table-cell>
          <table:table-cell table:number-columns-repeated="2"/>
          <table:table-cell office:value-type="float" office:value="1477">
            <text:p>1477</text:p>
          </table:table-cell>
          <table:table-cell table:formula="of:=([.K1481]*[.K1481]*[.K$2])+([.K1481]*[.L$2])+[.M$2]" office:value-type="float" office:value="567.723750930999">
            <text:p>567.7237509309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8">
            <text:p>1478</text:p>
          </table:table-cell>
          <table:table-cell table:formula="of:=([.G1482]*[.G1482]*[.G$2])+([.G1482]*[.H$2])+[.I$2]" office:value-type="float" office:value="797.56491962719">
            <text:p>797.564919627190</text:p>
          </table:table-cell>
          <table:table-cell table:number-columns-repeated="2"/>
          <table:table-cell office:value-type="float" office:value="1478">
            <text:p>1478</text:p>
          </table:table-cell>
          <table:table-cell table:formula="of:=([.K1482]*[.K1482]*[.K$2])+([.K1482]*[.L$2])+[.M$2]" office:value-type="float" office:value="568.172252346715">
            <text:p>568.1722523467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79">
            <text:p>1479</text:p>
          </table:table-cell>
          <table:table-cell table:formula="of:=([.G1483]*[.G1483]*[.G$2])+([.G1483]*[.H$2])+[.I$2]" office:value-type="float" office:value="797.974756943813">
            <text:p>797.974756943813</text:p>
          </table:table-cell>
          <table:table-cell table:number-columns-repeated="2"/>
          <table:table-cell office:value-type="float" office:value="1479">
            <text:p>1479</text:p>
          </table:table-cell>
          <table:table-cell table:formula="of:=([.K1483]*[.K1483]*[.K$2])+([.K1483]*[.L$2])+[.M$2]" office:value-type="float" office:value="568.620742512461">
            <text:p>568.6207425124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0">
            <text:p>1480</text:p>
          </table:table-cell>
          <table:table-cell table:formula="of:=([.G1484]*[.G1484]*[.G$2])+([.G1484]*[.H$2])+[.I$2]" office:value-type="float" office:value="798.384544456356">
            <text:p>798.384544456356</text:p>
          </table:table-cell>
          <table:table-cell table:number-columns-repeated="2"/>
          <table:table-cell office:value-type="float" office:value="1480">
            <text:p>1480</text:p>
          </table:table-cell>
          <table:table-cell table:formula="of:=([.K1484]*[.K1484]*[.K$2])+([.K1484]*[.L$2])+[.M$2]" office:value-type="float" office:value="569.069221428238">
            <text:p>569.0692214282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1">
            <text:p>1481</text:p>
          </table:table-cell>
          <table:table-cell table:formula="of:=([.G1485]*[.G1485]*[.G$2])+([.G1485]*[.H$2])+[.I$2]" office:value-type="float" office:value="798.794282164817">
            <text:p>798.794282164817</text:p>
          </table:table-cell>
          <table:table-cell table:number-columns-repeated="2"/>
          <table:table-cell office:value-type="float" office:value="1481">
            <text:p>1481</text:p>
          </table:table-cell>
          <table:table-cell table:formula="of:=([.K1485]*[.K1485]*[.K$2])+([.K1485]*[.L$2])+[.M$2]" office:value-type="float" office:value="569.517689094045">
            <text:p>569.5176890940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2">
            <text:p>1482</text:p>
          </table:table-cell>
          <table:table-cell table:formula="of:=([.G1486]*[.G1486]*[.G$2])+([.G1486]*[.H$2])+[.I$2]" office:value-type="float" office:value="799.203970069197">
            <text:p>799.203970069197</text:p>
          </table:table-cell>
          <table:table-cell table:number-columns-repeated="2"/>
          <table:table-cell office:value-type="float" office:value="1482">
            <text:p>1482</text:p>
          </table:table-cell>
          <table:table-cell table:formula="of:=([.K1486]*[.K1486]*[.K$2])+([.K1486]*[.L$2])+[.M$2]" office:value-type="float" office:value="569.966145509882">
            <text:p>569.9661455098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3">
            <text:p>1483</text:p>
          </table:table-cell>
          <table:table-cell table:formula="of:=([.G1487]*[.G1487]*[.G$2])+([.G1487]*[.H$2])+[.I$2]" office:value-type="float" office:value="799.613608169496">
            <text:p>799.613608169496</text:p>
          </table:table-cell>
          <table:table-cell table:number-columns-repeated="2"/>
          <table:table-cell office:value-type="float" office:value="1483">
            <text:p>1483</text:p>
          </table:table-cell>
          <table:table-cell table:formula="of:=([.K1487]*[.K1487]*[.K$2])+([.K1487]*[.L$2])+[.M$2]" office:value-type="float" office:value="570.414590675749">
            <text:p>570.4145906757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4">
            <text:p>1484</text:p>
          </table:table-cell>
          <table:table-cell table:formula="of:=([.G1488]*[.G1488]*[.G$2])+([.G1488]*[.H$2])+[.I$2]" office:value-type="float" office:value="800.023196465714">
            <text:p>800.023196465714</text:p>
          </table:table-cell>
          <table:table-cell table:number-columns-repeated="2"/>
          <table:table-cell office:value-type="float" office:value="1484">
            <text:p>1484</text:p>
          </table:table-cell>
          <table:table-cell table:formula="of:=([.K1488]*[.K1488]*[.K$2])+([.K1488]*[.L$2])+[.M$2]" office:value-type="float" office:value="570.863024591647">
            <text:p>570.8630245916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5">
            <text:p>1485</text:p>
          </table:table-cell>
          <table:table-cell table:formula="of:=([.G1489]*[.G1489]*[.G$2])+([.G1489]*[.H$2])+[.I$2]" office:value-type="float" office:value="800.432734957851">
            <text:p>800.432734957851</text:p>
          </table:table-cell>
          <table:table-cell table:number-columns-repeated="2"/>
          <table:table-cell office:value-type="float" office:value="1485">
            <text:p>1485</text:p>
          </table:table-cell>
          <table:table-cell table:formula="of:=([.K1489]*[.K1489]*[.K$2])+([.K1489]*[.L$2])+[.M$2]" office:value-type="float" office:value="571.311447257575">
            <text:p>571.3114472575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6">
            <text:p>1486</text:p>
          </table:table-cell>
          <table:table-cell table:formula="of:=([.G1490]*[.G1490]*[.G$2])+([.G1490]*[.H$2])+[.I$2]" office:value-type="float" office:value="800.842223645906">
            <text:p>800.842223645906</text:p>
          </table:table-cell>
          <table:table-cell table:number-columns-repeated="2"/>
          <table:table-cell office:value-type="float" office:value="1486">
            <text:p>1486</text:p>
          </table:table-cell>
          <table:table-cell table:formula="of:=([.K1490]*[.K1490]*[.K$2])+([.K1490]*[.L$2])+[.M$2]" office:value-type="float" office:value="571.759858673533">
            <text:p>571.7598586735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7">
            <text:p>1487</text:p>
          </table:table-cell>
          <table:table-cell table:formula="of:=([.G1491]*[.G1491]*[.G$2])+([.G1491]*[.H$2])+[.I$2]" office:value-type="float" office:value="801.251662529881">
            <text:p>801.251662529881</text:p>
          </table:table-cell>
          <table:table-cell table:number-columns-repeated="2"/>
          <table:table-cell office:value-type="float" office:value="1487">
            <text:p>1487</text:p>
          </table:table-cell>
          <table:table-cell table:formula="of:=([.K1491]*[.K1491]*[.K$2])+([.K1491]*[.L$2])+[.M$2]" office:value-type="float" office:value="572.208258839521">
            <text:p>572.2082588395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8">
            <text:p>1488</text:p>
          </table:table-cell>
          <table:table-cell table:formula="of:=([.G1492]*[.G1492]*[.G$2])+([.G1492]*[.H$2])+[.I$2]" office:value-type="float" office:value="801.661051609775">
            <text:p>801.661051609775</text:p>
          </table:table-cell>
          <table:table-cell table:number-columns-repeated="2"/>
          <table:table-cell office:value-type="float" office:value="1488">
            <text:p>1488</text:p>
          </table:table-cell>
          <table:table-cell table:formula="of:=([.K1492]*[.K1492]*[.K$2])+([.K1492]*[.L$2])+[.M$2]" office:value-type="float" office:value="572.656647755539">
            <text:p>572.6566477555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89">
            <text:p>1489</text:p>
          </table:table-cell>
          <table:table-cell table:formula="of:=([.G1493]*[.G1493]*[.G$2])+([.G1493]*[.H$2])+[.I$2]" office:value-type="float" office:value="802.070390885587">
            <text:p>802.070390885587</text:p>
          </table:table-cell>
          <table:table-cell table:number-columns-repeated="2"/>
          <table:table-cell office:value-type="float" office:value="1489">
            <text:p>1489</text:p>
          </table:table-cell>
          <table:table-cell table:formula="of:=([.K1493]*[.K1493]*[.K$2])+([.K1493]*[.L$2])+[.M$2]" office:value-type="float" office:value="573.105025421588">
            <text:p>573.1050254215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0">
            <text:p>1490</text:p>
          </table:table-cell>
          <table:table-cell table:formula="of:=([.G1494]*[.G1494]*[.G$2])+([.G1494]*[.H$2])+[.I$2]" office:value-type="float" office:value="802.479680357319">
            <text:p>802.479680357319</text:p>
          </table:table-cell>
          <table:table-cell table:number-columns-repeated="2"/>
          <table:table-cell office:value-type="float" office:value="1490">
            <text:p>1490</text:p>
          </table:table-cell>
          <table:table-cell table:formula="of:=([.K1494]*[.K1494]*[.K$2])+([.K1494]*[.L$2])+[.M$2]" office:value-type="float" office:value="573.553391837667">
            <text:p>573.5533918376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1">
            <text:p>1491</text:p>
          </table:table-cell>
          <table:table-cell table:formula="of:=([.G1495]*[.G1495]*[.G$2])+([.G1495]*[.H$2])+[.I$2]" office:value-type="float" office:value="802.888920024969">
            <text:p>802.888920024969</text:p>
          </table:table-cell>
          <table:table-cell table:number-columns-repeated="2"/>
          <table:table-cell office:value-type="float" office:value="1491">
            <text:p>1491</text:p>
          </table:table-cell>
          <table:table-cell table:formula="of:=([.K1495]*[.K1495]*[.K$2])+([.K1495]*[.L$2])+[.M$2]" office:value-type="float" office:value="574.001747003776">
            <text:p>574.0017470037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2">
            <text:p>1492</text:p>
          </table:table-cell>
          <table:table-cell table:formula="of:=([.G1496]*[.G1496]*[.G$2])+([.G1496]*[.H$2])+[.I$2]" office:value-type="float" office:value="803.298109888539">
            <text:p>803.298109888539</text:p>
          </table:table-cell>
          <table:table-cell table:number-columns-repeated="2"/>
          <table:table-cell office:value-type="float" office:value="1492">
            <text:p>1492</text:p>
          </table:table-cell>
          <table:table-cell table:formula="of:=([.K1496]*[.K1496]*[.K$2])+([.K1496]*[.L$2])+[.M$2]" office:value-type="float" office:value="574.450090919916">
            <text:p>574.4500909199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3">
            <text:p>1493</text:p>
          </table:table-cell>
          <table:table-cell table:formula="of:=([.G1497]*[.G1497]*[.G$2])+([.G1497]*[.H$2])+[.I$2]" office:value-type="float" office:value="803.707249948026">
            <text:p>803.707249948026</text:p>
          </table:table-cell>
          <table:table-cell table:number-columns-repeated="2"/>
          <table:table-cell office:value-type="float" office:value="1493">
            <text:p>1493</text:p>
          </table:table-cell>
          <table:table-cell table:formula="of:=([.K1497]*[.K1497]*[.K$2])+([.K1497]*[.L$2])+[.M$2]" office:value-type="float" office:value="574.898423586086">
            <text:p>574.8984235860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4">
            <text:p>1494</text:p>
          </table:table-cell>
          <table:table-cell table:formula="of:=([.G1498]*[.G1498]*[.G$2])+([.G1498]*[.H$2])+[.I$2]" office:value-type="float" office:value="804.116340203434">
            <text:p>804.116340203434</text:p>
          </table:table-cell>
          <table:table-cell table:number-columns-repeated="2"/>
          <table:table-cell office:value-type="float" office:value="1494">
            <text:p>1494</text:p>
          </table:table-cell>
          <table:table-cell table:formula="of:=([.K1498]*[.K1498]*[.K$2])+([.K1498]*[.L$2])+[.M$2]" office:value-type="float" office:value="575.346745002286">
            <text:p>575.346745002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5">
            <text:p>1495</text:p>
          </table:table-cell>
          <table:table-cell table:formula="of:=([.G1499]*[.G1499]*[.G$2])+([.G1499]*[.H$2])+[.I$2]" office:value-type="float" office:value="804.52538065476">
            <text:p>804.525380654760</text:p>
          </table:table-cell>
          <table:table-cell table:number-columns-repeated="2"/>
          <table:table-cell office:value-type="float" office:value="1495">
            <text:p>1495</text:p>
          </table:table-cell>
          <table:table-cell table:formula="of:=([.K1499]*[.K1499]*[.K$2])+([.K1499]*[.L$2])+[.M$2]" office:value-type="float" office:value="575.795055168516">
            <text:p>575.7950551685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6">
            <text:p>1496</text:p>
          </table:table-cell>
          <table:table-cell table:formula="of:=([.G1500]*[.G1500]*[.G$2])+([.G1500]*[.H$2])+[.I$2]" office:value-type="float" office:value="804.934371302005">
            <text:p>804.934371302005</text:p>
          </table:table-cell>
          <table:table-cell table:number-columns-repeated="2"/>
          <table:table-cell office:value-type="float" office:value="1496">
            <text:p>1496</text:p>
          </table:table-cell>
          <table:table-cell table:formula="of:=([.K1500]*[.K1500]*[.K$2])+([.K1500]*[.L$2])+[.M$2]" office:value-type="float" office:value="576.243354084776">
            <text:p>576.2433540847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7">
            <text:p>1497</text:p>
          </table:table-cell>
          <table:table-cell table:formula="of:=([.G1501]*[.G1501]*[.G$2])+([.G1501]*[.H$2])+[.I$2]" office:value-type="float" office:value="805.343312145168">
            <text:p>805.343312145168</text:p>
          </table:table-cell>
          <table:table-cell table:number-columns-repeated="2"/>
          <table:table-cell office:value-type="float" office:value="1497">
            <text:p>1497</text:p>
          </table:table-cell>
          <table:table-cell table:formula="of:=([.K1501]*[.K1501]*[.K$2])+([.K1501]*[.L$2])+[.M$2]" office:value-type="float" office:value="576.691641751067">
            <text:p>576.6916417510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8">
            <text:p>1498</text:p>
          </table:table-cell>
          <table:table-cell table:formula="of:=([.G1502]*[.G1502]*[.G$2])+([.G1502]*[.H$2])+[.I$2]" office:value-type="float" office:value="805.752203184251">
            <text:p>805.752203184251</text:p>
          </table:table-cell>
          <table:table-cell table:number-columns-repeated="2"/>
          <table:table-cell office:value-type="float" office:value="1498">
            <text:p>1498</text:p>
          </table:table-cell>
          <table:table-cell table:formula="of:=([.K1502]*[.K1502]*[.K$2])+([.K1502]*[.L$2])+[.M$2]" office:value-type="float" office:value="577.139918167388">
            <text:p>577.1399181673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99">
            <text:p>1499</text:p>
          </table:table-cell>
          <table:table-cell table:formula="of:=([.G1503]*[.G1503]*[.G$2])+([.G1503]*[.H$2])+[.I$2]" office:value-type="float" office:value="806.161044419253">
            <text:p>806.161044419253</text:p>
          </table:table-cell>
          <table:table-cell table:number-columns-repeated="2"/>
          <table:table-cell office:value-type="float" office:value="1499">
            <text:p>1499</text:p>
          </table:table-cell>
          <table:table-cell table:formula="of:=([.K1503]*[.K1503]*[.K$2])+([.K1503]*[.L$2])+[.M$2]" office:value-type="float" office:value="577.588183333739">
            <text:p>577.5881833337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0">
            <text:p>1500</text:p>
          </table:table-cell>
          <table:table-cell table:formula="of:=([.G1504]*[.G1504]*[.G$2])+([.G1504]*[.H$2])+[.I$2]" office:value-type="float" office:value="806.569835850173">
            <text:p>806.569835850173</text:p>
          </table:table-cell>
          <table:table-cell table:number-columns-repeated="2"/>
          <table:table-cell office:value-type="float" office:value="1500">
            <text:p>1500</text:p>
          </table:table-cell>
          <table:table-cell table:formula="of:=([.K1504]*[.K1504]*[.K$2])+([.K1504]*[.L$2])+[.M$2]" office:value-type="float" office:value="578.03643725012">
            <text:p>578.0364372501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1">
            <text:p>1501</text:p>
          </table:table-cell>
          <table:table-cell table:formula="of:=([.G1505]*[.G1505]*[.G$2])+([.G1505]*[.H$2])+[.I$2]" office:value-type="float" office:value="806.978577477013">
            <text:p>806.978577477013</text:p>
          </table:table-cell>
          <table:table-cell table:number-columns-repeated="2"/>
          <table:table-cell office:value-type="float" office:value="1501">
            <text:p>1501</text:p>
          </table:table-cell>
          <table:table-cell table:formula="of:=([.K1505]*[.K1505]*[.K$2])+([.K1505]*[.L$2])+[.M$2]" office:value-type="float" office:value="578.484679916532">
            <text:p>578.4846799165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2">
            <text:p>1502</text:p>
          </table:table-cell>
          <table:table-cell table:formula="of:=([.G1506]*[.G1506]*[.G$2])+([.G1506]*[.H$2])+[.I$2]" office:value-type="float" office:value="807.387269299771">
            <text:p>807.387269299771</text:p>
          </table:table-cell>
          <table:table-cell table:number-columns-repeated="2"/>
          <table:table-cell office:value-type="float" office:value="1502">
            <text:p>1502</text:p>
          </table:table-cell>
          <table:table-cell table:formula="of:=([.K1506]*[.K1506]*[.K$2])+([.K1506]*[.L$2])+[.M$2]" office:value-type="float" office:value="578.932911332974">
            <text:p>578.9329113329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3">
            <text:p>1503</text:p>
          </table:table-cell>
          <table:table-cell table:formula="of:=([.G1507]*[.G1507]*[.G$2])+([.G1507]*[.H$2])+[.I$2]" office:value-type="float" office:value="807.795911318449">
            <text:p>807.795911318449</text:p>
          </table:table-cell>
          <table:table-cell table:number-columns-repeated="2"/>
          <table:table-cell office:value-type="float" office:value="1503">
            <text:p>1503</text:p>
          </table:table-cell>
          <table:table-cell table:formula="of:=([.K1507]*[.K1507]*[.K$2])+([.K1507]*[.L$2])+[.M$2]" office:value-type="float" office:value="579.381131499446">
            <text:p>579.3811314994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4">
            <text:p>1504</text:p>
          </table:table-cell>
          <table:table-cell table:formula="of:=([.G1508]*[.G1508]*[.G$2])+([.G1508]*[.H$2])+[.I$2]" office:value-type="float" office:value="808.204503533045">
            <text:p>808.204503533045</text:p>
          </table:table-cell>
          <table:table-cell table:number-columns-repeated="2"/>
          <table:table-cell office:value-type="float" office:value="1504">
            <text:p>1504</text:p>
          </table:table-cell>
          <table:table-cell table:formula="of:=([.K1508]*[.K1508]*[.K$2])+([.K1508]*[.L$2])+[.M$2]" office:value-type="float" office:value="579.829340415948">
            <text:p>579.8293404159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5">
            <text:p>1505</text:p>
          </table:table-cell>
          <table:table-cell table:formula="of:=([.G1509]*[.G1509]*[.G$2])+([.G1509]*[.H$2])+[.I$2]" office:value-type="float" office:value="808.61304594356">
            <text:p>808.613045943560</text:p>
          </table:table-cell>
          <table:table-cell table:number-columns-repeated="2"/>
          <table:table-cell office:value-type="float" office:value="1505">
            <text:p>1505</text:p>
          </table:table-cell>
          <table:table-cell table:formula="of:=([.K1509]*[.K1509]*[.K$2])+([.K1509]*[.L$2])+[.M$2]" office:value-type="float" office:value="580.277538082481">
            <text:p>580.2775380824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6">
            <text:p>1506</text:p>
          </table:table-cell>
          <table:table-cell table:formula="of:=([.G1510]*[.G1510]*[.G$2])+([.G1510]*[.H$2])+[.I$2]" office:value-type="float" office:value="809.021538549994">
            <text:p>809.021538549994</text:p>
          </table:table-cell>
          <table:table-cell table:number-columns-repeated="2"/>
          <table:table-cell office:value-type="float" office:value="1506">
            <text:p>1506</text:p>
          </table:table-cell>
          <table:table-cell table:formula="of:=([.K1510]*[.K1510]*[.K$2])+([.K1510]*[.L$2])+[.M$2]" office:value-type="float" office:value="580.725724499044">
            <text:p>580.7257244990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7">
            <text:p>1507</text:p>
          </table:table-cell>
          <table:table-cell table:formula="of:=([.G1511]*[.G1511]*[.G$2])+([.G1511]*[.H$2])+[.I$2]" office:value-type="float" office:value="809.429981352347">
            <text:p>809.429981352347</text:p>
          </table:table-cell>
          <table:table-cell table:number-columns-repeated="2"/>
          <table:table-cell office:value-type="float" office:value="1507">
            <text:p>1507</text:p>
          </table:table-cell>
          <table:table-cell table:formula="of:=([.K1511]*[.K1511]*[.K$2])+([.K1511]*[.L$2])+[.M$2]" office:value-type="float" office:value="581.173899665637">
            <text:p>581.1738996656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8">
            <text:p>1508</text:p>
          </table:table-cell>
          <table:table-cell table:formula="of:=([.G1512]*[.G1512]*[.G$2])+([.G1512]*[.H$2])+[.I$2]" office:value-type="float" office:value="809.838374350619">
            <text:p>809.838374350619</text:p>
          </table:table-cell>
          <table:table-cell table:number-columns-repeated="2"/>
          <table:table-cell office:value-type="float" office:value="1508">
            <text:p>1508</text:p>
          </table:table-cell>
          <table:table-cell table:formula="of:=([.K1512]*[.K1512]*[.K$2])+([.K1512]*[.L$2])+[.M$2]" office:value-type="float" office:value="581.62206358226">
            <text:p>581.6220635822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09">
            <text:p>1509</text:p>
          </table:table-cell>
          <table:table-cell table:formula="of:=([.G1513]*[.G1513]*[.G$2])+([.G1513]*[.H$2])+[.I$2]" office:value-type="float" office:value="810.24671754481">
            <text:p>810.246717544810</text:p>
          </table:table-cell>
          <table:table-cell table:number-columns-repeated="2"/>
          <table:table-cell office:value-type="float" office:value="1509">
            <text:p>1509</text:p>
          </table:table-cell>
          <table:table-cell table:formula="of:=([.K1513]*[.K1513]*[.K$2])+([.K1513]*[.L$2])+[.M$2]" office:value-type="float" office:value="582.070216248914">
            <text:p>582.0702162489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0">
            <text:p>1510</text:p>
          </table:table-cell>
          <table:table-cell table:formula="of:=([.G1514]*[.G1514]*[.G$2])+([.G1514]*[.H$2])+[.I$2]" office:value-type="float" office:value="810.65501093492">
            <text:p>810.655010934920</text:p>
          </table:table-cell>
          <table:table-cell table:number-columns-repeated="2"/>
          <table:table-cell office:value-type="float" office:value="1510">
            <text:p>1510</text:p>
          </table:table-cell>
          <table:table-cell table:formula="of:=([.K1514]*[.K1514]*[.K$2])+([.K1514]*[.L$2])+[.M$2]" office:value-type="float" office:value="582.518357665598">
            <text:p>582.5183576655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1">
            <text:p>1511</text:p>
          </table:table-cell>
          <table:table-cell table:formula="of:=([.G1515]*[.G1515]*[.G$2])+([.G1515]*[.H$2])+[.I$2]" office:value-type="float" office:value="811.063254520949">
            <text:p>811.063254520949</text:p>
          </table:table-cell>
          <table:table-cell table:number-columns-repeated="2"/>
          <table:table-cell office:value-type="float" office:value="1511">
            <text:p>1511</text:p>
          </table:table-cell>
          <table:table-cell table:formula="of:=([.K1515]*[.K1515]*[.K$2])+([.K1515]*[.L$2])+[.M$2]" office:value-type="float" office:value="582.966487832312">
            <text:p>582.9664878323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2">
            <text:p>1512</text:p>
          </table:table-cell>
          <table:table-cell table:formula="of:=([.G1516]*[.G1516]*[.G$2])+([.G1516]*[.H$2])+[.I$2]" office:value-type="float" office:value="811.471448302896">
            <text:p>811.471448302896</text:p>
          </table:table-cell>
          <table:table-cell table:number-columns-repeated="2"/>
          <table:table-cell office:value-type="float" office:value="1512">
            <text:p>1512</text:p>
          </table:table-cell>
          <table:table-cell table:formula="of:=([.K1516]*[.K1516]*[.K$2])+([.K1516]*[.L$2])+[.M$2]" office:value-type="float" office:value="583.414606749056">
            <text:p>583.4146067490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3">
            <text:p>1513</text:p>
          </table:table-cell>
          <table:table-cell table:formula="of:=([.G1517]*[.G1517]*[.G$2])+([.G1517]*[.H$2])+[.I$2]" office:value-type="float" office:value="811.879592280762">
            <text:p>811.879592280762</text:p>
          </table:table-cell>
          <table:table-cell table:number-columns-repeated="2"/>
          <table:table-cell office:value-type="float" office:value="1513">
            <text:p>1513</text:p>
          </table:table-cell>
          <table:table-cell table:formula="of:=([.K1517]*[.K1517]*[.K$2])+([.K1517]*[.L$2])+[.M$2]" office:value-type="float" office:value="583.86271441583">
            <text:p>583.8627144158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4">
            <text:p>1514</text:p>
          </table:table-cell>
          <table:table-cell table:formula="of:=([.G1518]*[.G1518]*[.G$2])+([.G1518]*[.H$2])+[.I$2]" office:value-type="float" office:value="812.287686454548">
            <text:p>812.287686454548</text:p>
          </table:table-cell>
          <table:table-cell table:number-columns-repeated="2"/>
          <table:table-cell office:value-type="float" office:value="1514">
            <text:p>1514</text:p>
          </table:table-cell>
          <table:table-cell table:formula="of:=([.K1518]*[.K1518]*[.K$2])+([.K1518]*[.L$2])+[.M$2]" office:value-type="float" office:value="584.310810832635">
            <text:p>584.3108108326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5">
            <text:p>1515</text:p>
          </table:table-cell>
          <table:table-cell table:formula="of:=([.G1519]*[.G1519]*[.G$2])+([.G1519]*[.H$2])+[.I$2]" office:value-type="float" office:value="812.695730824252">
            <text:p>812.695730824252</text:p>
          </table:table-cell>
          <table:table-cell table:number-columns-repeated="2"/>
          <table:table-cell office:value-type="float" office:value="1515">
            <text:p>1515</text:p>
          </table:table-cell>
          <table:table-cell table:formula="of:=([.K1519]*[.K1519]*[.K$2])+([.K1519]*[.L$2])+[.M$2]" office:value-type="float" office:value="584.75889599947">
            <text:p>584.7588959994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6">
            <text:p>1516</text:p>
          </table:table-cell>
          <table:table-cell table:formula="of:=([.G1520]*[.G1520]*[.G$2])+([.G1520]*[.H$2])+[.I$2]" office:value-type="float" office:value="813.103725389876">
            <text:p>813.103725389876</text:p>
          </table:table-cell>
          <table:table-cell table:number-columns-repeated="2"/>
          <table:table-cell office:value-type="float" office:value="1516">
            <text:p>1516</text:p>
          </table:table-cell>
          <table:table-cell table:formula="of:=([.K1520]*[.K1520]*[.K$2])+([.K1520]*[.L$2])+[.M$2]" office:value-type="float" office:value="585.206969916336">
            <text:p>585.2069699163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7">
            <text:p>1517</text:p>
          </table:table-cell>
          <table:table-cell table:formula="of:=([.G1521]*[.G1521]*[.G$2])+([.G1521]*[.H$2])+[.I$2]" office:value-type="float" office:value="813.511670151418">
            <text:p>813.511670151418</text:p>
          </table:table-cell>
          <table:table-cell table:number-columns-repeated="2"/>
          <table:table-cell office:value-type="float" office:value="1517">
            <text:p>1517</text:p>
          </table:table-cell>
          <table:table-cell table:formula="of:=([.K1521]*[.K1521]*[.K$2])+([.K1521]*[.L$2])+[.M$2]" office:value-type="float" office:value="585.655032583231">
            <text:p>585.6550325832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8">
            <text:p>1518</text:p>
          </table:table-cell>
          <table:table-cell table:formula="of:=([.G1522]*[.G1522]*[.G$2])+([.G1522]*[.H$2])+[.I$2]" office:value-type="float" office:value="813.919565108879">
            <text:p>813.919565108879</text:p>
          </table:table-cell>
          <table:table-cell table:number-columns-repeated="2"/>
          <table:table-cell office:value-type="float" office:value="1518">
            <text:p>1518</text:p>
          </table:table-cell>
          <table:table-cell table:formula="of:=([.K1522]*[.K1522]*[.K$2])+([.K1522]*[.L$2])+[.M$2]" office:value-type="float" office:value="586.103084000157">
            <text:p>586.1030840001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19">
            <text:p>1519</text:p>
          </table:table-cell>
          <table:table-cell table:formula="of:=([.G1523]*[.G1523]*[.G$2])+([.G1523]*[.H$2])+[.I$2]" office:value-type="float" office:value="814.327410262259">
            <text:p>814.327410262259</text:p>
          </table:table-cell>
          <table:table-cell table:number-columns-repeated="2"/>
          <table:table-cell office:value-type="float" office:value="1519">
            <text:p>1519</text:p>
          </table:table-cell>
          <table:table-cell table:formula="of:=([.K1523]*[.K1523]*[.K$2])+([.K1523]*[.L$2])+[.M$2]" office:value-type="float" office:value="586.551124167113">
            <text:p>586.5511241671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0">
            <text:p>1520</text:p>
          </table:table-cell>
          <table:table-cell table:formula="of:=([.G1524]*[.G1524]*[.G$2])+([.G1524]*[.H$2])+[.I$2]" office:value-type="float" office:value="814.735205611558">
            <text:p>814.735205611558</text:p>
          </table:table-cell>
          <table:table-cell table:number-columns-repeated="2"/>
          <table:table-cell office:value-type="float" office:value="1520">
            <text:p>1520</text:p>
          </table:table-cell>
          <table:table-cell table:formula="of:=([.K1524]*[.K1524]*[.K$2])+([.K1524]*[.L$2])+[.M$2]" office:value-type="float" office:value="586.999153084099">
            <text:p>586.9991530840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1">
            <text:p>1521</text:p>
          </table:table-cell>
          <table:table-cell table:formula="of:=([.G1525]*[.G1525]*[.G$2])+([.G1525]*[.H$2])+[.I$2]" office:value-type="float" office:value="815.142951156776">
            <text:p>815.142951156776</text:p>
          </table:table-cell>
          <table:table-cell table:number-columns-repeated="2"/>
          <table:table-cell office:value-type="float" office:value="1521">
            <text:p>1521</text:p>
          </table:table-cell>
          <table:table-cell table:formula="of:=([.K1525]*[.K1525]*[.K$2])+([.K1525]*[.L$2])+[.M$2]" office:value-type="float" office:value="587.447170751115">
            <text:p>587.4471707511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2">
            <text:p>1522</text:p>
          </table:table-cell>
          <table:table-cell table:formula="of:=([.G1526]*[.G1526]*[.G$2])+([.G1526]*[.H$2])+[.I$2]" office:value-type="float" office:value="815.550646897912">
            <text:p>815.550646897912</text:p>
          </table:table-cell>
          <table:table-cell table:number-columns-repeated="2"/>
          <table:table-cell office:value-type="float" office:value="1522">
            <text:p>1522</text:p>
          </table:table-cell>
          <table:table-cell table:formula="of:=([.K1526]*[.K1526]*[.K$2])+([.K1526]*[.L$2])+[.M$2]" office:value-type="float" office:value="587.895177168162">
            <text:p>587.8951771681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3">
            <text:p>1523</text:p>
          </table:table-cell>
          <table:table-cell table:formula="of:=([.G1527]*[.G1527]*[.G$2])+([.G1527]*[.H$2])+[.I$2]" office:value-type="float" office:value="815.958292834968">
            <text:p>815.958292834968</text:p>
          </table:table-cell>
          <table:table-cell table:number-columns-repeated="2"/>
          <table:table-cell office:value-type="float" office:value="1523">
            <text:p>1523</text:p>
          </table:table-cell>
          <table:table-cell table:formula="of:=([.K1527]*[.K1527]*[.K$2])+([.K1527]*[.L$2])+[.M$2]" office:value-type="float" office:value="588.343172335239">
            <text:p>588.3431723352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4">
            <text:p>1524</text:p>
          </table:table-cell>
          <table:table-cell table:formula="of:=([.G1528]*[.G1528]*[.G$2])+([.G1528]*[.H$2])+[.I$2]" office:value-type="float" office:value="816.365888967943">
            <text:p>816.365888967943</text:p>
          </table:table-cell>
          <table:table-cell table:number-columns-repeated="2"/>
          <table:table-cell office:value-type="float" office:value="1524">
            <text:p>1524</text:p>
          </table:table-cell>
          <table:table-cell table:formula="of:=([.K1528]*[.K1528]*[.K$2])+([.K1528]*[.L$2])+[.M$2]" office:value-type="float" office:value="588.791156252346">
            <text:p>588.7911562523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5">
            <text:p>1525</text:p>
          </table:table-cell>
          <table:table-cell table:formula="of:=([.G1529]*[.G1529]*[.G$2])+([.G1529]*[.H$2])+[.I$2]" office:value-type="float" office:value="816.773435296836">
            <text:p>816.773435296836</text:p>
          </table:table-cell>
          <table:table-cell table:number-columns-repeated="2"/>
          <table:table-cell office:value-type="float" office:value="1525">
            <text:p>1525</text:p>
          </table:table-cell>
          <table:table-cell table:formula="of:=([.K1529]*[.K1529]*[.K$2])+([.K1529]*[.L$2])+[.M$2]" office:value-type="float" office:value="589.239128919484">
            <text:p>589.2391289194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6">
            <text:p>1526</text:p>
          </table:table-cell>
          <table:table-cell table:formula="of:=([.G1530]*[.G1530]*[.G$2])+([.G1530]*[.H$2])+[.I$2]" office:value-type="float" office:value="817.180931821648">
            <text:p>817.180931821648</text:p>
          </table:table-cell>
          <table:table-cell table:number-columns-repeated="2"/>
          <table:table-cell office:value-type="float" office:value="1526">
            <text:p>1526</text:p>
          </table:table-cell>
          <table:table-cell table:formula="of:=([.K1530]*[.K1530]*[.K$2])+([.K1530]*[.L$2])+[.M$2]" office:value-type="float" office:value="589.687090336651">
            <text:p>589.6870903366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7">
            <text:p>1527</text:p>
          </table:table-cell>
          <table:table-cell table:formula="of:=([.G1531]*[.G1531]*[.G$2])+([.G1531]*[.H$2])+[.I$2]" office:value-type="float" office:value="817.58837854238">
            <text:p>817.588378542380</text:p>
          </table:table-cell>
          <table:table-cell table:number-columns-repeated="2"/>
          <table:table-cell office:value-type="float" office:value="1527">
            <text:p>1527</text:p>
          </table:table-cell>
          <table:table-cell table:formula="of:=([.K1531]*[.K1531]*[.K$2])+([.K1531]*[.L$2])+[.M$2]" office:value-type="float" office:value="590.135040503849">
            <text:p>590.1350405038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8">
            <text:p>1528</text:p>
          </table:table-cell>
          <table:table-cell table:formula="of:=([.G1532]*[.G1532]*[.G$2])+([.G1532]*[.H$2])+[.I$2]" office:value-type="float" office:value="817.99577545903">
            <text:p>817.995775459030</text:p>
          </table:table-cell>
          <table:table-cell table:number-columns-repeated="2"/>
          <table:table-cell office:value-type="float" office:value="1528">
            <text:p>1528</text:p>
          </table:table-cell>
          <table:table-cell table:formula="of:=([.K1532]*[.K1532]*[.K$2])+([.K1532]*[.L$2])+[.M$2]" office:value-type="float" office:value="590.582979421077">
            <text:p>590.5829794210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29">
            <text:p>1529</text:p>
          </table:table-cell>
          <table:table-cell table:formula="of:=([.G1533]*[.G1533]*[.G$2])+([.G1533]*[.H$2])+[.I$2]" office:value-type="float" office:value="818.403122571599">
            <text:p>818.403122571599</text:p>
          </table:table-cell>
          <table:table-cell table:number-columns-repeated="2"/>
          <table:table-cell office:value-type="float" office:value="1529">
            <text:p>1529</text:p>
          </table:table-cell>
          <table:table-cell table:formula="of:=([.K1533]*[.K1533]*[.K$2])+([.K1533]*[.L$2])+[.M$2]" office:value-type="float" office:value="591.030907088336">
            <text:p>591.0309070883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0">
            <text:p>1530</text:p>
          </table:table-cell>
          <table:table-cell table:formula="of:=([.G1534]*[.G1534]*[.G$2])+([.G1534]*[.H$2])+[.I$2]" office:value-type="float" office:value="818.810419880087">
            <text:p>818.810419880087</text:p>
          </table:table-cell>
          <table:table-cell table:number-columns-repeated="2"/>
          <table:table-cell office:value-type="float" office:value="1530">
            <text:p>1530</text:p>
          </table:table-cell>
          <table:table-cell table:formula="of:=([.K1534]*[.K1534]*[.K$2])+([.K1534]*[.L$2])+[.M$2]" office:value-type="float" office:value="591.478823505624">
            <text:p>591.4788235056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1">
            <text:p>1531</text:p>
          </table:table-cell>
          <table:table-cell table:formula="of:=([.G1535]*[.G1535]*[.G$2])+([.G1535]*[.H$2])+[.I$2]" office:value-type="float" office:value="819.217667384494">
            <text:p>819.217667384494</text:p>
          </table:table-cell>
          <table:table-cell table:number-columns-repeated="2"/>
          <table:table-cell office:value-type="float" office:value="1531">
            <text:p>1531</text:p>
          </table:table-cell>
          <table:table-cell table:formula="of:=([.K1535]*[.K1535]*[.K$2])+([.K1535]*[.L$2])+[.M$2]" office:value-type="float" office:value="591.926728672943">
            <text:p>591.9267286729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2">
            <text:p>1532</text:p>
          </table:table-cell>
          <table:table-cell table:formula="of:=([.G1536]*[.G1536]*[.G$2])+([.G1536]*[.H$2])+[.I$2]" office:value-type="float" office:value="819.62486508482">
            <text:p>819.624865084820</text:p>
          </table:table-cell>
          <table:table-cell table:number-columns-repeated="2"/>
          <table:table-cell office:value-type="float" office:value="1532">
            <text:p>1532</text:p>
          </table:table-cell>
          <table:table-cell table:formula="of:=([.K1536]*[.K1536]*[.K$2])+([.K1536]*[.L$2])+[.M$2]" office:value-type="float" office:value="592.374622590292">
            <text:p>592.3746225902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3">
            <text:p>1533</text:p>
          </table:table-cell>
          <table:table-cell table:formula="of:=([.G1537]*[.G1537]*[.G$2])+([.G1537]*[.H$2])+[.I$2]" office:value-type="float" office:value="820.032012981065">
            <text:p>820.032012981065</text:p>
          </table:table-cell>
          <table:table-cell table:number-columns-repeated="2"/>
          <table:table-cell office:value-type="float" office:value="1533">
            <text:p>1533</text:p>
          </table:table-cell>
          <table:table-cell table:formula="of:=([.K1537]*[.K1537]*[.K$2])+([.K1537]*[.L$2])+[.M$2]" office:value-type="float" office:value="592.822505257672">
            <text:p>592.8225052576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4">
            <text:p>1534</text:p>
          </table:table-cell>
          <table:table-cell table:formula="of:=([.G1538]*[.G1538]*[.G$2])+([.G1538]*[.H$2])+[.I$2]" office:value-type="float" office:value="820.439111073229">
            <text:p>820.439111073229</text:p>
          </table:table-cell>
          <table:table-cell table:number-columns-repeated="2"/>
          <table:table-cell office:value-type="float" office:value="1534">
            <text:p>1534</text:p>
          </table:table-cell>
          <table:table-cell table:formula="of:=([.K1538]*[.K1538]*[.K$2])+([.K1538]*[.L$2])+[.M$2]" office:value-type="float" office:value="593.270376675081">
            <text:p>593.2703766750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5">
            <text:p>1535</text:p>
          </table:table-cell>
          <table:table-cell table:formula="of:=([.G1539]*[.G1539]*[.G$2])+([.G1539]*[.H$2])+[.I$2]" office:value-type="float" office:value="820.846159361312">
            <text:p>820.846159361312</text:p>
          </table:table-cell>
          <table:table-cell table:number-columns-repeated="2"/>
          <table:table-cell office:value-type="float" office:value="1535">
            <text:p>1535</text:p>
          </table:table-cell>
          <table:table-cell table:formula="of:=([.K1539]*[.K1539]*[.K$2])+([.K1539]*[.L$2])+[.M$2]" office:value-type="float" office:value="593.718236842521">
            <text:p>593.7182368425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6">
            <text:p>1536</text:p>
          </table:table-cell>
          <table:table-cell table:formula="of:=([.G1540]*[.G1540]*[.G$2])+([.G1540]*[.H$2])+[.I$2]" office:value-type="float" office:value="821.253157845313">
            <text:p>821.253157845313</text:p>
          </table:table-cell>
          <table:table-cell table:number-columns-repeated="2"/>
          <table:table-cell office:value-type="float" office:value="1536">
            <text:p>1536</text:p>
          </table:table-cell>
          <table:table-cell table:formula="of:=([.K1540]*[.K1540]*[.K$2])+([.K1540]*[.L$2])+[.M$2]" office:value-type="float" office:value="594.166085759991">
            <text:p>594.1660857599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7">
            <text:p>1537</text:p>
          </table:table-cell>
          <table:table-cell table:formula="of:=([.G1541]*[.G1541]*[.G$2])+([.G1541]*[.H$2])+[.I$2]" office:value-type="float" office:value="821.660106525233">
            <text:p>821.660106525233</text:p>
          </table:table-cell>
          <table:table-cell table:number-columns-repeated="2"/>
          <table:table-cell office:value-type="float" office:value="1537">
            <text:p>1537</text:p>
          </table:table-cell>
          <table:table-cell table:formula="of:=([.K1541]*[.K1541]*[.K$2])+([.K1541]*[.L$2])+[.M$2]" office:value-type="float" office:value="594.613923427491">
            <text:p>594.6139234274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8">
            <text:p>1538</text:p>
          </table:table-cell>
          <table:table-cell table:formula="of:=([.G1542]*[.G1542]*[.G$2])+([.G1542]*[.H$2])+[.I$2]" office:value-type="float" office:value="822.067005401073">
            <text:p>822.067005401073</text:p>
          </table:table-cell>
          <table:table-cell table:number-columns-repeated="2"/>
          <table:table-cell office:value-type="float" office:value="1538">
            <text:p>1538</text:p>
          </table:table-cell>
          <table:table-cell table:formula="of:=([.K1542]*[.K1542]*[.K$2])+([.K1542]*[.L$2])+[.M$2]" office:value-type="float" office:value="595.061749845022">
            <text:p>595.0617498450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39">
            <text:p>1539</text:p>
          </table:table-cell>
          <table:table-cell table:formula="of:=([.G1543]*[.G1543]*[.G$2])+([.G1543]*[.H$2])+[.I$2]" office:value-type="float" office:value="822.473854472831">
            <text:p>822.473854472831</text:p>
          </table:table-cell>
          <table:table-cell table:number-columns-repeated="2"/>
          <table:table-cell office:value-type="float" office:value="1539">
            <text:p>1539</text:p>
          </table:table-cell>
          <table:table-cell table:formula="of:=([.K1543]*[.K1543]*[.K$2])+([.K1543]*[.L$2])+[.M$2]" office:value-type="float" office:value="595.509565012583">
            <text:p>595.5095650125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0">
            <text:p>1540</text:p>
          </table:table-cell>
          <table:table-cell table:formula="of:=([.G1544]*[.G1544]*[.G$2])+([.G1544]*[.H$2])+[.I$2]" office:value-type="float" office:value="822.880653740508">
            <text:p>822.880653740508</text:p>
          </table:table-cell>
          <table:table-cell table:number-columns-repeated="2"/>
          <table:table-cell office:value-type="float" office:value="1540">
            <text:p>1540</text:p>
          </table:table-cell>
          <table:table-cell table:formula="of:=([.K1544]*[.K1544]*[.K$2])+([.K1544]*[.L$2])+[.M$2]" office:value-type="float" office:value="595.957368930174">
            <text:p>595.9573689301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1">
            <text:p>1541</text:p>
          </table:table-cell>
          <table:table-cell table:formula="of:=([.G1545]*[.G1545]*[.G$2])+([.G1545]*[.H$2])+[.I$2]" office:value-type="float" office:value="823.287403204105">
            <text:p>823.287403204105</text:p>
          </table:table-cell>
          <table:table-cell table:number-columns-repeated="2"/>
          <table:table-cell office:value-type="float" office:value="1541">
            <text:p>1541</text:p>
          </table:table-cell>
          <table:table-cell table:formula="of:=([.K1545]*[.K1545]*[.K$2])+([.K1545]*[.L$2])+[.M$2]" office:value-type="float" office:value="596.405161597795">
            <text:p>596.4051615977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2">
            <text:p>1542</text:p>
          </table:table-cell>
          <table:table-cell table:formula="of:=([.G1546]*[.G1546]*[.G$2])+([.G1546]*[.H$2])+[.I$2]" office:value-type="float" office:value="823.69410286362">
            <text:p>823.694102863620</text:p>
          </table:table-cell>
          <table:table-cell table:number-columns-repeated="2"/>
          <table:table-cell office:value-type="float" office:value="1542">
            <text:p>1542</text:p>
          </table:table-cell>
          <table:table-cell table:formula="of:=([.K1546]*[.K1546]*[.K$2])+([.K1546]*[.L$2])+[.M$2]" office:value-type="float" office:value="596.852943015447">
            <text:p>596.8529430154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3">
            <text:p>1543</text:p>
          </table:table-cell>
          <table:table-cell table:formula="of:=([.G1547]*[.G1547]*[.G$2])+([.G1547]*[.H$2])+[.I$2]" office:value-type="float" office:value="824.100752719054">
            <text:p>824.100752719054</text:p>
          </table:table-cell>
          <table:table-cell table:number-columns-repeated="2"/>
          <table:table-cell office:value-type="float" office:value="1543">
            <text:p>1543</text:p>
          </table:table-cell>
          <table:table-cell table:formula="of:=([.K1547]*[.K1547]*[.K$2])+([.K1547]*[.L$2])+[.M$2]" office:value-type="float" office:value="597.300713183128">
            <text:p>597.3007131831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4">
            <text:p>1544</text:p>
          </table:table-cell>
          <table:table-cell table:formula="of:=([.G1548]*[.G1548]*[.G$2])+([.G1548]*[.H$2])+[.I$2]" office:value-type="float" office:value="824.507352770407">
            <text:p>824.507352770407</text:p>
          </table:table-cell>
          <table:table-cell table:number-columns-repeated="2"/>
          <table:table-cell office:value-type="float" office:value="1544">
            <text:p>1544</text:p>
          </table:table-cell>
          <table:table-cell table:formula="of:=([.K1548]*[.K1548]*[.K$2])+([.K1548]*[.L$2])+[.M$2]" office:value-type="float" office:value="597.74847210084">
            <text:p>597.7484721008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5">
            <text:p>1545</text:p>
          </table:table-cell>
          <table:table-cell table:formula="of:=([.G1549]*[.G1549]*[.G$2])+([.G1549]*[.H$2])+[.I$2]" office:value-type="float" office:value="824.913903017678">
            <text:p>824.913903017678</text:p>
          </table:table-cell>
          <table:table-cell table:number-columns-repeated="2"/>
          <table:table-cell office:value-type="float" office:value="1545">
            <text:p>1545</text:p>
          </table:table-cell>
          <table:table-cell table:formula="of:=([.K1549]*[.K1549]*[.K$2])+([.K1549]*[.L$2])+[.M$2]" office:value-type="float" office:value="598.196219768583">
            <text:p>598.1962197685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6">
            <text:p>1546</text:p>
          </table:table-cell>
          <table:table-cell table:formula="of:=([.G1550]*[.G1550]*[.G$2])+([.G1550]*[.H$2])+[.I$2]" office:value-type="float" office:value="825.320403460869">
            <text:p>825.320403460869</text:p>
          </table:table-cell>
          <table:table-cell table:number-columns-repeated="2"/>
          <table:table-cell office:value-type="float" office:value="1546">
            <text:p>1546</text:p>
          </table:table-cell>
          <table:table-cell table:formula="of:=([.K1550]*[.K1550]*[.K$2])+([.K1550]*[.L$2])+[.M$2]" office:value-type="float" office:value="598.643956186355">
            <text:p>598.6439561863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7">
            <text:p>1547</text:p>
          </table:table-cell>
          <table:table-cell table:formula="of:=([.G1551]*[.G1551]*[.G$2])+([.G1551]*[.H$2])+[.I$2]" office:value-type="float" office:value="825.726854099979">
            <text:p>825.726854099979</text:p>
          </table:table-cell>
          <table:table-cell table:number-columns-repeated="2"/>
          <table:table-cell office:value-type="float" office:value="1547">
            <text:p>1547</text:p>
          </table:table-cell>
          <table:table-cell table:formula="of:=([.K1551]*[.K1551]*[.K$2])+([.K1551]*[.L$2])+[.M$2]" office:value-type="float" office:value="599.091681354158">
            <text:p>599.0916813541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8">
            <text:p>1548</text:p>
          </table:table-cell>
          <table:table-cell table:formula="of:=([.G1552]*[.G1552]*[.G$2])+([.G1552]*[.H$2])+[.I$2]" office:value-type="float" office:value="826.133254935007">
            <text:p>826.133254935007</text:p>
          </table:table-cell>
          <table:table-cell table:number-columns-repeated="2"/>
          <table:table-cell office:value-type="float" office:value="1548">
            <text:p>1548</text:p>
          </table:table-cell>
          <table:table-cell table:formula="of:=([.K1552]*[.K1552]*[.K$2])+([.K1552]*[.L$2])+[.M$2]" office:value-type="float" office:value="599.539395271991">
            <text:p>599.5393952719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9">
            <text:p>1549</text:p>
          </table:table-cell>
          <table:table-cell table:formula="of:=([.G1553]*[.G1553]*[.G$2])+([.G1553]*[.H$2])+[.I$2]" office:value-type="float" office:value="826.539605965955">
            <text:p>826.539605965955</text:p>
          </table:table-cell>
          <table:table-cell table:number-columns-repeated="2"/>
          <table:table-cell office:value-type="float" office:value="1549">
            <text:p>1549</text:p>
          </table:table-cell>
          <table:table-cell table:formula="of:=([.K1553]*[.K1553]*[.K$2])+([.K1553]*[.L$2])+[.M$2]" office:value-type="float" office:value="599.987097939854">
            <text:p>599.9870979398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0">
            <text:p>1550</text:p>
          </table:table-cell>
          <table:table-cell table:formula="of:=([.G1554]*[.G1554]*[.G$2])+([.G1554]*[.H$2])+[.I$2]" office:value-type="float" office:value="826.945907192821">
            <text:p>826.945907192821</text:p>
          </table:table-cell>
          <table:table-cell table:number-columns-repeated="2"/>
          <table:table-cell office:value-type="float" office:value="1550">
            <text:p>1550</text:p>
          </table:table-cell>
          <table:table-cell table:formula="of:=([.K1554]*[.K1554]*[.K$2])+([.K1554]*[.L$2])+[.M$2]" office:value-type="float" office:value="600.434789357747">
            <text:p>600.4347893577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1">
            <text:p>1551</text:p>
          </table:table-cell>
          <table:table-cell table:formula="of:=([.G1555]*[.G1555]*[.G$2])+([.G1555]*[.H$2])+[.I$2]" office:value-type="float" office:value="827.352158615607">
            <text:p>827.352158615607</text:p>
          </table:table-cell>
          <table:table-cell table:number-columns-repeated="2"/>
          <table:table-cell office:value-type="float" office:value="1551">
            <text:p>1551</text:p>
          </table:table-cell>
          <table:table-cell table:formula="of:=([.K1555]*[.K1555]*[.K$2])+([.K1555]*[.L$2])+[.M$2]" office:value-type="float" office:value="600.882469525671">
            <text:p>600.8824695256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2">
            <text:p>1552</text:p>
          </table:table-cell>
          <table:table-cell table:formula="of:=([.G1556]*[.G1556]*[.G$2])+([.G1556]*[.H$2])+[.I$2]" office:value-type="float" office:value="827.758360234311">
            <text:p>827.758360234311</text:p>
          </table:table-cell>
          <table:table-cell table:number-columns-repeated="2"/>
          <table:table-cell office:value-type="float" office:value="1552">
            <text:p>1552</text:p>
          </table:table-cell>
          <table:table-cell table:formula="of:=([.K1556]*[.K1556]*[.K$2])+([.K1556]*[.L$2])+[.M$2]" office:value-type="float" office:value="601.330138443625">
            <text:p>601.3301384436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3">
            <text:p>1553</text:p>
          </table:table-cell>
          <table:table-cell table:formula="of:=([.G1557]*[.G1557]*[.G$2])+([.G1557]*[.H$2])+[.I$2]" office:value-type="float" office:value="828.164512048934">
            <text:p>828.164512048934</text:p>
          </table:table-cell>
          <table:table-cell table:number-columns-repeated="2"/>
          <table:table-cell office:value-type="float" office:value="1553">
            <text:p>1553</text:p>
          </table:table-cell>
          <table:table-cell table:formula="of:=([.K1557]*[.K1557]*[.K$2])+([.K1557]*[.L$2])+[.M$2]" office:value-type="float" office:value="601.777796111609">
            <text:p>601.7777961116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4">
            <text:p>1554</text:p>
          </table:table-cell>
          <table:table-cell table:formula="of:=([.G1558]*[.G1558]*[.G$2])+([.G1558]*[.H$2])+[.I$2]" office:value-type="float" office:value="828.570614059476">
            <text:p>828.570614059476</text:p>
          </table:table-cell>
          <table:table-cell table:number-columns-repeated="2"/>
          <table:table-cell office:value-type="float" office:value="1554">
            <text:p>1554</text:p>
          </table:table-cell>
          <table:table-cell table:formula="of:=([.K1558]*[.K1558]*[.K$2])+([.K1558]*[.L$2])+[.M$2]" office:value-type="float" office:value="602.225442529624">
            <text:p>602.2254425296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5">
            <text:p>1555</text:p>
          </table:table-cell>
          <table:table-cell table:formula="of:=([.G1559]*[.G1559]*[.G$2])+([.G1559]*[.H$2])+[.I$2]" office:value-type="float" office:value="828.976666265937">
            <text:p>828.976666265937</text:p>
          </table:table-cell>
          <table:table-cell table:number-columns-repeated="2"/>
          <table:table-cell office:value-type="float" office:value="1555">
            <text:p>1555</text:p>
          </table:table-cell>
          <table:table-cell table:formula="of:=([.K1559]*[.K1559]*[.K$2])+([.K1559]*[.L$2])+[.M$2]" office:value-type="float" office:value="602.673077697668">
            <text:p>602.6730776976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6">
            <text:p>1556</text:p>
          </table:table-cell>
          <table:table-cell table:formula="of:=([.G1560]*[.G1560]*[.G$2])+([.G1560]*[.H$2])+[.I$2]" office:value-type="float" office:value="829.382668668317">
            <text:p>829.382668668317</text:p>
          </table:table-cell>
          <table:table-cell table:number-columns-repeated="2"/>
          <table:table-cell office:value-type="float" office:value="1556">
            <text:p>1556</text:p>
          </table:table-cell>
          <table:table-cell table:formula="of:=([.K1560]*[.K1560]*[.K$2])+([.K1560]*[.L$2])+[.M$2]" office:value-type="float" office:value="603.120701615743">
            <text:p>603.1207016157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7">
            <text:p>1557</text:p>
          </table:table-cell>
          <table:table-cell table:formula="of:=([.G1561]*[.G1561]*[.G$2])+([.G1561]*[.H$2])+[.I$2]" office:value-type="float" office:value="829.788621266616">
            <text:p>829.788621266616</text:p>
          </table:table-cell>
          <table:table-cell table:number-columns-repeated="2"/>
          <table:table-cell office:value-type="float" office:value="1557">
            <text:p>1557</text:p>
          </table:table-cell>
          <table:table-cell table:formula="of:=([.K1561]*[.K1561]*[.K$2])+([.K1561]*[.L$2])+[.M$2]" office:value-type="float" office:value="603.568314283848">
            <text:p>603.5683142838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8">
            <text:p>1558</text:p>
          </table:table-cell>
          <table:table-cell table:formula="of:=([.G1562]*[.G1562]*[.G$2])+([.G1562]*[.H$2])+[.I$2]" office:value-type="float" office:value="830.194524060833">
            <text:p>830.194524060833</text:p>
          </table:table-cell>
          <table:table-cell table:number-columns-repeated="2"/>
          <table:table-cell office:value-type="float" office:value="1558">
            <text:p>1558</text:p>
          </table:table-cell>
          <table:table-cell table:formula="of:=([.K1562]*[.K1562]*[.K$2])+([.K1562]*[.L$2])+[.M$2]" office:value-type="float" office:value="604.015915701984">
            <text:p>604.0159157019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59">
            <text:p>1559</text:p>
          </table:table-cell>
          <table:table-cell table:formula="of:=([.G1563]*[.G1563]*[.G$2])+([.G1563]*[.H$2])+[.I$2]" office:value-type="float" office:value="830.60037705097">
            <text:p>830.600377050970</text:p>
          </table:table-cell>
          <table:table-cell table:number-columns-repeated="2"/>
          <table:table-cell office:value-type="float" office:value="1559">
            <text:p>1559</text:p>
          </table:table-cell>
          <table:table-cell table:formula="of:=([.K1563]*[.K1563]*[.K$2])+([.K1563]*[.L$2])+[.M$2]" office:value-type="float" office:value="604.463505870149">
            <text:p>604.4635058701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0">
            <text:p>1560</text:p>
          </table:table-cell>
          <table:table-cell table:formula="of:=([.G1564]*[.G1564]*[.G$2])+([.G1564]*[.H$2])+[.I$2]" office:value-type="float" office:value="831.006180237026">
            <text:p>831.006180237026</text:p>
          </table:table-cell>
          <table:table-cell table:number-columns-repeated="2"/>
          <table:table-cell office:value-type="float" office:value="1560">
            <text:p>1560</text:p>
          </table:table-cell>
          <table:table-cell table:formula="of:=([.K1564]*[.K1564]*[.K$2])+([.K1564]*[.L$2])+[.M$2]" office:value-type="float" office:value="604.911084788345">
            <text:p>604.9110847883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1">
            <text:p>1561</text:p>
          </table:table-cell>
          <table:table-cell table:formula="of:=([.G1565]*[.G1565]*[.G$2])+([.G1565]*[.H$2])+[.I$2]" office:value-type="float" office:value="831.411933619">
            <text:p>831.411933619000</text:p>
          </table:table-cell>
          <table:table-cell table:number-columns-repeated="2"/>
          <table:table-cell office:value-type="float" office:value="1561">
            <text:p>1561</text:p>
          </table:table-cell>
          <table:table-cell table:formula="of:=([.K1565]*[.K1565]*[.K$2])+([.K1565]*[.L$2])+[.M$2]" office:value-type="float" office:value="605.358652456571">
            <text:p>605.3586524565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2">
            <text:p>1562</text:p>
          </table:table-cell>
          <table:table-cell table:formula="of:=([.G1566]*[.G1566]*[.G$2])+([.G1566]*[.H$2])+[.I$2]" office:value-type="float" office:value="831.817637196894">
            <text:p>831.817637196894</text:p>
          </table:table-cell>
          <table:table-cell table:number-columns-repeated="2"/>
          <table:table-cell office:value-type="float" office:value="1562">
            <text:p>1562</text:p>
          </table:table-cell>
          <table:table-cell table:formula="of:=([.K1566]*[.K1566]*[.K$2])+([.K1566]*[.L$2])+[.M$2]" office:value-type="float" office:value="605.806208874827">
            <text:p>605.8062088748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3">
            <text:p>1563</text:p>
          </table:table-cell>
          <table:table-cell table:formula="of:=([.G1567]*[.G1567]*[.G$2])+([.G1567]*[.H$2])+[.I$2]" office:value-type="float" office:value="832.223290970706">
            <text:p>832.223290970706</text:p>
          </table:table-cell>
          <table:table-cell table:number-columns-repeated="2"/>
          <table:table-cell office:value-type="float" office:value="1563">
            <text:p>1563</text:p>
          </table:table-cell>
          <table:table-cell table:formula="of:=([.K1567]*[.K1567]*[.K$2])+([.K1567]*[.L$2])+[.M$2]" office:value-type="float" office:value="606.253754043114">
            <text:p>606.2537540431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4">
            <text:p>1564</text:p>
          </table:table-cell>
          <table:table-cell table:formula="of:=([.G1568]*[.G1568]*[.G$2])+([.G1568]*[.H$2])+[.I$2]" office:value-type="float" office:value="832.628894940437">
            <text:p>832.628894940437</text:p>
          </table:table-cell>
          <table:table-cell table:number-columns-repeated="2"/>
          <table:table-cell office:value-type="float" office:value="1564">
            <text:p>1564</text:p>
          </table:table-cell>
          <table:table-cell table:formula="of:=([.K1568]*[.K1568]*[.K$2])+([.K1568]*[.L$2])+[.M$2]" office:value-type="float" office:value="606.701287961431">
            <text:p>606.7012879614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5">
            <text:p>1565</text:p>
          </table:table-cell>
          <table:table-cell table:formula="of:=([.G1569]*[.G1569]*[.G$2])+([.G1569]*[.H$2])+[.I$2]" office:value-type="float" office:value="833.034449106087">
            <text:p>833.034449106087</text:p>
          </table:table-cell>
          <table:table-cell table:number-columns-repeated="2"/>
          <table:table-cell office:value-type="float" office:value="1565">
            <text:p>1565</text:p>
          </table:table-cell>
          <table:table-cell table:formula="of:=([.K1569]*[.K1569]*[.K$2])+([.K1569]*[.L$2])+[.M$2]" office:value-type="float" office:value="607.148810629778">
            <text:p>607.1488106297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6">
            <text:p>1566</text:p>
          </table:table-cell>
          <table:table-cell table:formula="of:=([.G1570]*[.G1570]*[.G$2])+([.G1570]*[.H$2])+[.I$2]" office:value-type="float" office:value="833.439953467656">
            <text:p>833.439953467656</text:p>
          </table:table-cell>
          <table:table-cell table:number-columns-repeated="2"/>
          <table:table-cell office:value-type="float" office:value="1566">
            <text:p>1566</text:p>
          </table:table-cell>
          <table:table-cell table:formula="of:=([.K1570]*[.K1570]*[.K$2])+([.K1570]*[.L$2])+[.M$2]" office:value-type="float" office:value="607.596322048155">
            <text:p>607.5963220481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7">
            <text:p>1567</text:p>
          </table:table-cell>
          <table:table-cell table:formula="of:=([.G1571]*[.G1571]*[.G$2])+([.G1571]*[.H$2])+[.I$2]" office:value-type="float" office:value="833.845408025144">
            <text:p>833.845408025144</text:p>
          </table:table-cell>
          <table:table-cell table:number-columns-repeated="2"/>
          <table:table-cell office:value-type="float" office:value="1567">
            <text:p>1567</text:p>
          </table:table-cell>
          <table:table-cell table:formula="of:=([.K1571]*[.K1571]*[.K$2])+([.K1571]*[.L$2])+[.M$2]" office:value-type="float" office:value="608.043822216563">
            <text:p>608.0438222165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8">
            <text:p>1568</text:p>
          </table:table-cell>
          <table:table-cell table:formula="of:=([.G1572]*[.G1572]*[.G$2])+([.G1572]*[.H$2])+[.I$2]" office:value-type="float" office:value="834.250812778551">
            <text:p>834.250812778551</text:p>
          </table:table-cell>
          <table:table-cell table:number-columns-repeated="2"/>
          <table:table-cell office:value-type="float" office:value="1568">
            <text:p>1568</text:p>
          </table:table-cell>
          <table:table-cell table:formula="of:=([.K1572]*[.K1572]*[.K$2])+([.K1572]*[.L$2])+[.M$2]" office:value-type="float" office:value="608.491311135">
            <text:p>608.4913111350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69">
            <text:p>1569</text:p>
          </table:table-cell>
          <table:table-cell table:formula="of:=([.G1573]*[.G1573]*[.G$2])+([.G1573]*[.H$2])+[.I$2]" office:value-type="float" office:value="834.656167727877">
            <text:p>834.656167727877</text:p>
          </table:table-cell>
          <table:table-cell table:number-columns-repeated="2"/>
          <table:table-cell office:value-type="float" office:value="1569">
            <text:p>1569</text:p>
          </table:table-cell>
          <table:table-cell table:formula="of:=([.K1573]*[.K1573]*[.K$2])+([.K1573]*[.L$2])+[.M$2]" office:value-type="float" office:value="608.938788803468">
            <text:p>608.9387888034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0">
            <text:p>1570</text:p>
          </table:table-cell>
          <table:table-cell table:formula="of:=([.G1574]*[.G1574]*[.G$2])+([.G1574]*[.H$2])+[.I$2]" office:value-type="float" office:value="835.061472873122">
            <text:p>835.061472873122</text:p>
          </table:table-cell>
          <table:table-cell table:number-columns-repeated="2"/>
          <table:table-cell office:value-type="float" office:value="1570">
            <text:p>1570</text:p>
          </table:table-cell>
          <table:table-cell table:formula="of:=([.K1574]*[.K1574]*[.K$2])+([.K1574]*[.L$2])+[.M$2]" office:value-type="float" office:value="609.386255221967">
            <text:p>609.3862552219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1">
            <text:p>1571</text:p>
          </table:table-cell>
          <table:table-cell table:formula="of:=([.G1575]*[.G1575]*[.G$2])+([.G1575]*[.H$2])+[.I$2]" office:value-type="float" office:value="835.466728214285">
            <text:p>835.466728214285</text:p>
          </table:table-cell>
          <table:table-cell table:number-columns-repeated="2"/>
          <table:table-cell office:value-type="float" office:value="1571">
            <text:p>1571</text:p>
          </table:table-cell>
          <table:table-cell table:formula="of:=([.K1575]*[.K1575]*[.K$2])+([.K1575]*[.L$2])+[.M$2]" office:value-type="float" office:value="609.833710390495">
            <text:p>609.8337103904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2">
            <text:p>1572</text:p>
          </table:table-cell>
          <table:table-cell table:formula="of:=([.G1576]*[.G1576]*[.G$2])+([.G1576]*[.H$2])+[.I$2]" office:value-type="float" office:value="835.871933751368">
            <text:p>835.871933751368</text:p>
          </table:table-cell>
          <table:table-cell table:number-columns-repeated="2"/>
          <table:table-cell office:value-type="float" office:value="1572">
            <text:p>1572</text:p>
          </table:table-cell>
          <table:table-cell table:formula="of:=([.K1576]*[.K1576]*[.K$2])+([.K1576]*[.L$2])+[.M$2]" office:value-type="float" office:value="610.281154309054">
            <text:p>610.2811543090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3">
            <text:p>1573</text:p>
          </table:table-cell>
          <table:table-cell table:formula="of:=([.G1577]*[.G1577]*[.G$2])+([.G1577]*[.H$2])+[.I$2]" office:value-type="float" office:value="836.277089484369">
            <text:p>836.277089484369</text:p>
          </table:table-cell>
          <table:table-cell table:number-columns-repeated="2"/>
          <table:table-cell office:value-type="float" office:value="1573">
            <text:p>1573</text:p>
          </table:table-cell>
          <table:table-cell table:formula="of:=([.K1577]*[.K1577]*[.K$2])+([.K1577]*[.L$2])+[.M$2]" office:value-type="float" office:value="610.728586977643">
            <text:p>610.7285869776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4">
            <text:p>1574</text:p>
          </table:table-cell>
          <table:table-cell table:formula="of:=([.G1578]*[.G1578]*[.G$2])+([.G1578]*[.H$2])+[.I$2]" office:value-type="float" office:value="836.68219541329">
            <text:p>836.682195413290</text:p>
          </table:table-cell>
          <table:table-cell table:number-columns-repeated="2"/>
          <table:table-cell office:value-type="float" office:value="1574">
            <text:p>1574</text:p>
          </table:table-cell>
          <table:table-cell table:formula="of:=([.K1578]*[.K1578]*[.K$2])+([.K1578]*[.L$2])+[.M$2]" office:value-type="float" office:value="611.176008396262">
            <text:p>611.1760083962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5">
            <text:p>1575</text:p>
          </table:table-cell>
          <table:table-cell table:formula="of:=([.G1579]*[.G1579]*[.G$2])+([.G1579]*[.H$2])+[.I$2]" office:value-type="float" office:value="837.087251538129">
            <text:p>837.087251538129</text:p>
          </table:table-cell>
          <table:table-cell table:number-columns-repeated="2"/>
          <table:table-cell office:value-type="float" office:value="1575">
            <text:p>1575</text:p>
          </table:table-cell>
          <table:table-cell table:formula="of:=([.K1579]*[.K1579]*[.K$2])+([.K1579]*[.L$2])+[.M$2]" office:value-type="float" office:value="611.623418564912">
            <text:p>611.6234185649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6">
            <text:p>1576</text:p>
          </table:table-cell>
          <table:table-cell table:formula="of:=([.G1580]*[.G1580]*[.G$2])+([.G1580]*[.H$2])+[.I$2]" office:value-type="float" office:value="837.492257858887">
            <text:p>837.492257858887</text:p>
          </table:table-cell>
          <table:table-cell table:number-columns-repeated="2"/>
          <table:table-cell office:value-type="float" office:value="1576">
            <text:p>1576</text:p>
          </table:table-cell>
          <table:table-cell table:formula="of:=([.K1580]*[.K1580]*[.K$2])+([.K1580]*[.L$2])+[.M$2]" office:value-type="float" office:value="612.070817483591">
            <text:p>612.0708174835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7">
            <text:p>1577</text:p>
          </table:table-cell>
          <table:table-cell table:formula="of:=([.G1581]*[.G1581]*[.G$2])+([.G1581]*[.H$2])+[.I$2]" office:value-type="float" office:value="837.897214375564">
            <text:p>837.897214375564</text:p>
          </table:table-cell>
          <table:table-cell table:number-columns-repeated="2"/>
          <table:table-cell office:value-type="float" office:value="1577">
            <text:p>1577</text:p>
          </table:table-cell>
          <table:table-cell table:formula="of:=([.K1581]*[.K1581]*[.K$2])+([.K1581]*[.L$2])+[.M$2]" office:value-type="float" office:value="612.518205152301">
            <text:p>612.5182051523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8">
            <text:p>1578</text:p>
          </table:table-cell>
          <table:table-cell table:formula="of:=([.G1582]*[.G1582]*[.G$2])+([.G1582]*[.H$2])+[.I$2]" office:value-type="float" office:value="838.302121088161">
            <text:p>838.302121088161</text:p>
          </table:table-cell>
          <table:table-cell table:number-columns-repeated="2"/>
          <table:table-cell office:value-type="float" office:value="1578">
            <text:p>1578</text:p>
          </table:table-cell>
          <table:table-cell table:formula="of:=([.K1582]*[.K1582]*[.K$2])+([.K1582]*[.L$2])+[.M$2]" office:value-type="float" office:value="612.965581571041">
            <text:p>612.9655815710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79">
            <text:p>1579</text:p>
          </table:table-cell>
          <table:table-cell table:formula="of:=([.G1583]*[.G1583]*[.G$2])+([.G1583]*[.H$2])+[.I$2]" office:value-type="float" office:value="838.706977996675">
            <text:p>838.706977996675</text:p>
          </table:table-cell>
          <table:table-cell table:number-columns-repeated="2"/>
          <table:table-cell office:value-type="float" office:value="1579">
            <text:p>1579</text:p>
          </table:table-cell>
          <table:table-cell table:formula="of:=([.K1583]*[.K1583]*[.K$2])+([.K1583]*[.L$2])+[.M$2]" office:value-type="float" office:value="613.412946739812">
            <text:p>613.4129467398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0">
            <text:p>1580</text:p>
          </table:table-cell>
          <table:table-cell table:formula="of:=([.G1584]*[.G1584]*[.G$2])+([.G1584]*[.H$2])+[.I$2]" office:value-type="float" office:value="839.111785101109">
            <text:p>839.111785101109</text:p>
          </table:table-cell>
          <table:table-cell table:number-columns-repeated="2"/>
          <table:table-cell office:value-type="float" office:value="1580">
            <text:p>1580</text:p>
          </table:table-cell>
          <table:table-cell table:formula="of:=([.K1584]*[.K1584]*[.K$2])+([.K1584]*[.L$2])+[.M$2]" office:value-type="float" office:value="613.860300658612">
            <text:p>613.8603006586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1">
            <text:p>1581</text:p>
          </table:table-cell>
          <table:table-cell table:formula="of:=([.G1585]*[.G1585]*[.G$2])+([.G1585]*[.H$2])+[.I$2]" office:value-type="float" office:value="839.516542401462">
            <text:p>839.516542401462</text:p>
          </table:table-cell>
          <table:table-cell table:number-columns-repeated="2"/>
          <table:table-cell office:value-type="float" office:value="1581">
            <text:p>1581</text:p>
          </table:table-cell>
          <table:table-cell table:formula="of:=([.K1585]*[.K1585]*[.K$2])+([.K1585]*[.L$2])+[.M$2]" office:value-type="float" office:value="614.307643327443">
            <text:p>614.3076433274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2">
            <text:p>1582</text:p>
          </table:table-cell>
          <table:table-cell table:formula="of:=([.G1586]*[.G1586]*[.G$2])+([.G1586]*[.H$2])+[.I$2]" office:value-type="float" office:value="839.921249897734">
            <text:p>839.921249897734</text:p>
          </table:table-cell>
          <table:table-cell table:number-columns-repeated="2"/>
          <table:table-cell office:value-type="float" office:value="1582">
            <text:p>1582</text:p>
          </table:table-cell>
          <table:table-cell table:formula="of:=([.K1586]*[.K1586]*[.K$2])+([.K1586]*[.L$2])+[.M$2]" office:value-type="float" office:value="614.754974746304">
            <text:p>614.7549747463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3">
            <text:p>1583</text:p>
          </table:table-cell>
          <table:table-cell table:formula="of:=([.G1587]*[.G1587]*[.G$2])+([.G1587]*[.H$2])+[.I$2]" office:value-type="float" office:value="840.325907589924">
            <text:p>840.325907589924</text:p>
          </table:table-cell>
          <table:table-cell table:number-columns-repeated="2"/>
          <table:table-cell office:value-type="float" office:value="1583">
            <text:p>1583</text:p>
          </table:table-cell>
          <table:table-cell table:formula="of:=([.K1587]*[.K1587]*[.K$2])+([.K1587]*[.L$2])+[.M$2]" office:value-type="float" office:value="615.202294915196">
            <text:p>615.2022949151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4">
            <text:p>1584</text:p>
          </table:table-cell>
          <table:table-cell table:formula="of:=([.G1588]*[.G1588]*[.G$2])+([.G1588]*[.H$2])+[.I$2]" office:value-type="float" office:value="840.730515478034">
            <text:p>840.730515478034</text:p>
          </table:table-cell>
          <table:table-cell table:number-columns-repeated="2"/>
          <table:table-cell office:value-type="float" office:value="1584">
            <text:p>1584</text:p>
          </table:table-cell>
          <table:table-cell table:formula="of:=([.K1588]*[.K1588]*[.K$2])+([.K1588]*[.L$2])+[.M$2]" office:value-type="float" office:value="615.649603834117">
            <text:p>615.6496038341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5">
            <text:p>1585</text:p>
          </table:table-cell>
          <table:table-cell table:formula="of:=([.G1589]*[.G1589]*[.G$2])+([.G1589]*[.H$2])+[.I$2]" office:value-type="float" office:value="841.135073562062">
            <text:p>841.135073562062</text:p>
          </table:table-cell>
          <table:table-cell table:number-columns-repeated="2"/>
          <table:table-cell office:value-type="float" office:value="1585">
            <text:p>1585</text:p>
          </table:table-cell>
          <table:table-cell table:formula="of:=([.K1589]*[.K1589]*[.K$2])+([.K1589]*[.L$2])+[.M$2]" office:value-type="float" office:value="616.096901503069">
            <text:p>616.0969015030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6">
            <text:p>1586</text:p>
          </table:table-cell>
          <table:table-cell table:formula="of:=([.G1590]*[.G1590]*[.G$2])+([.G1590]*[.H$2])+[.I$2]" office:value-type="float" office:value="841.53958184201">
            <text:p>841.539581842010</text:p>
          </table:table-cell>
          <table:table-cell table:number-columns-repeated="2"/>
          <table:table-cell office:value-type="float" office:value="1586">
            <text:p>1586</text:p>
          </table:table-cell>
          <table:table-cell table:formula="of:=([.K1590]*[.K1590]*[.K$2])+([.K1590]*[.L$2])+[.M$2]" office:value-type="float" office:value="616.544187922051">
            <text:p>616.5441879220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7">
            <text:p>1587</text:p>
          </table:table-cell>
          <table:table-cell table:formula="of:=([.G1591]*[.G1591]*[.G$2])+([.G1591]*[.H$2])+[.I$2]" office:value-type="float" office:value="841.944040317876">
            <text:p>841.944040317876</text:p>
          </table:table-cell>
          <table:table-cell table:number-columns-repeated="2"/>
          <table:table-cell office:value-type="float" office:value="1587">
            <text:p>1587</text:p>
          </table:table-cell>
          <table:table-cell table:formula="of:=([.K1591]*[.K1591]*[.K$2])+([.K1591]*[.L$2])+[.M$2]" office:value-type="float" office:value="616.991463091064">
            <text:p>616.9914630910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8">
            <text:p>1588</text:p>
          </table:table-cell>
          <table:table-cell table:formula="of:=([.G1592]*[.G1592]*[.G$2])+([.G1592]*[.H$2])+[.I$2]" office:value-type="float" office:value="842.348448989661">
            <text:p>842.348448989661</text:p>
          </table:table-cell>
          <table:table-cell table:number-columns-repeated="2"/>
          <table:table-cell office:value-type="float" office:value="1588">
            <text:p>1588</text:p>
          </table:table-cell>
          <table:table-cell table:formula="of:=([.K1592]*[.K1592]*[.K$2])+([.K1592]*[.L$2])+[.M$2]" office:value-type="float" office:value="617.438727010106">
            <text:p>617.4387270101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89">
            <text:p>1589</text:p>
          </table:table-cell>
          <table:table-cell table:formula="of:=([.G1593]*[.G1593]*[.G$2])+([.G1593]*[.H$2])+[.I$2]" office:value-type="float" office:value="842.752807857366">
            <text:p>842.752807857366</text:p>
          </table:table-cell>
          <table:table-cell table:number-columns-repeated="2"/>
          <table:table-cell office:value-type="float" office:value="1589">
            <text:p>1589</text:p>
          </table:table-cell>
          <table:table-cell table:formula="of:=([.K1593]*[.K1593]*[.K$2])+([.K1593]*[.L$2])+[.M$2]" office:value-type="float" office:value="617.885979679179">
            <text:p>617.8859796791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0">
            <text:p>1590</text:p>
          </table:table-cell>
          <table:table-cell table:formula="of:=([.G1594]*[.G1594]*[.G$2])+([.G1594]*[.H$2])+[.I$2]" office:value-type="float" office:value="843.157116920989">
            <text:p>843.157116920989</text:p>
          </table:table-cell>
          <table:table-cell table:number-columns-repeated="2"/>
          <table:table-cell office:value-type="float" office:value="1590">
            <text:p>1590</text:p>
          </table:table-cell>
          <table:table-cell table:formula="of:=([.K1594]*[.K1594]*[.K$2])+([.K1594]*[.L$2])+[.M$2]" office:value-type="float" office:value="618.333221098282">
            <text:p>618.3332210982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1">
            <text:p>1591</text:p>
          </table:table-cell>
          <table:table-cell table:formula="of:=([.G1595]*[.G1595]*[.G$2])+([.G1595]*[.H$2])+[.I$2]" office:value-type="float" office:value="843.561376180531">
            <text:p>843.561376180531</text:p>
          </table:table-cell>
          <table:table-cell table:number-columns-repeated="2"/>
          <table:table-cell office:value-type="float" office:value="1591">
            <text:p>1591</text:p>
          </table:table-cell>
          <table:table-cell table:formula="of:=([.K1595]*[.K1595]*[.K$2])+([.K1595]*[.L$2])+[.M$2]" office:value-type="float" office:value="618.780451267415">
            <text:p>618.7804512674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2">
            <text:p>1592</text:p>
          </table:table-cell>
          <table:table-cell table:formula="of:=([.G1596]*[.G1596]*[.G$2])+([.G1596]*[.H$2])+[.I$2]" office:value-type="float" office:value="843.965585635991">
            <text:p>843.965585635991</text:p>
          </table:table-cell>
          <table:table-cell table:number-columns-repeated="2"/>
          <table:table-cell office:value-type="float" office:value="1592">
            <text:p>1592</text:p>
          </table:table-cell>
          <table:table-cell table:formula="of:=([.K1596]*[.K1596]*[.K$2])+([.K1596]*[.L$2])+[.M$2]" office:value-type="float" office:value="619.227670186579">
            <text:p>619.2276701865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3">
            <text:p>1593</text:p>
          </table:table-cell>
          <table:table-cell table:formula="of:=([.G1597]*[.G1597]*[.G$2])+([.G1597]*[.H$2])+[.I$2]" office:value-type="float" office:value="844.369745287371">
            <text:p>844.369745287371</text:p>
          </table:table-cell>
          <table:table-cell table:number-columns-repeated="2"/>
          <table:table-cell office:value-type="float" office:value="1593">
            <text:p>1593</text:p>
          </table:table-cell>
          <table:table-cell table:formula="of:=([.K1597]*[.K1597]*[.K$2])+([.K1597]*[.L$2])+[.M$2]" office:value-type="float" office:value="619.674877855773">
            <text:p>619.6748778557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4">
            <text:p>1594</text:p>
          </table:table-cell>
          <table:table-cell table:formula="of:=([.G1598]*[.G1598]*[.G$2])+([.G1598]*[.H$2])+[.I$2]" office:value-type="float" office:value="844.77385513467">
            <text:p>844.773855134670</text:p>
          </table:table-cell>
          <table:table-cell table:number-columns-repeated="2"/>
          <table:table-cell office:value-type="float" office:value="1594">
            <text:p>1594</text:p>
          </table:table-cell>
          <table:table-cell table:formula="of:=([.K1598]*[.K1598]*[.K$2])+([.K1598]*[.L$2])+[.M$2]" office:value-type="float" office:value="620.122074274997">
            <text:p>620.1220742749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5">
            <text:p>1595</text:p>
          </table:table-cell>
          <table:table-cell table:formula="of:=([.G1599]*[.G1599]*[.G$2])+([.G1599]*[.H$2])+[.I$2]" office:value-type="float" office:value="845.177915177888">
            <text:p>845.177915177888</text:p>
          </table:table-cell>
          <table:table-cell table:number-columns-repeated="2"/>
          <table:table-cell office:value-type="float" office:value="1595">
            <text:p>1595</text:p>
          </table:table-cell>
          <table:table-cell table:formula="of:=([.K1599]*[.K1599]*[.K$2])+([.K1599]*[.L$2])+[.M$2]" office:value-type="float" office:value="620.569259444251">
            <text:p>620.5692594442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6">
            <text:p>1596</text:p>
          </table:table-cell>
          <table:table-cell table:formula="of:=([.G1600]*[.G1600]*[.G$2])+([.G1600]*[.H$2])+[.I$2]" office:value-type="float" office:value="845.581925417024">
            <text:p>845.581925417024</text:p>
          </table:table-cell>
          <table:table-cell table:number-columns-repeated="2"/>
          <table:table-cell office:value-type="float" office:value="1596">
            <text:p>1596</text:p>
          </table:table-cell>
          <table:table-cell table:formula="of:=([.K1600]*[.K1600]*[.K$2])+([.K1600]*[.L$2])+[.M$2]" office:value-type="float" office:value="621.016433363536">
            <text:p>621.0164333635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7">
            <text:p>1597</text:p>
          </table:table-cell>
          <table:table-cell table:formula="of:=([.G1601]*[.G1601]*[.G$2])+([.G1601]*[.H$2])+[.I$2]" office:value-type="float" office:value="845.98588585208">
            <text:p>845.985885852080</text:p>
          </table:table-cell>
          <table:table-cell table:number-columns-repeated="2"/>
          <table:table-cell office:value-type="float" office:value="1597">
            <text:p>1597</text:p>
          </table:table-cell>
          <table:table-cell table:formula="of:=([.K1601]*[.K1601]*[.K$2])+([.K1601]*[.L$2])+[.M$2]" office:value-type="float" office:value="621.46359603285">
            <text:p>621.4635960328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8">
            <text:p>1598</text:p>
          </table:table-cell>
          <table:table-cell table:formula="of:=([.G1602]*[.G1602]*[.G$2])+([.G1602]*[.H$2])+[.I$2]" office:value-type="float" office:value="846.389796483054">
            <text:p>846.389796483054</text:p>
          </table:table-cell>
          <table:table-cell table:number-columns-repeated="2"/>
          <table:table-cell office:value-type="float" office:value="1598">
            <text:p>1598</text:p>
          </table:table-cell>
          <table:table-cell table:formula="of:=([.K1602]*[.K1602]*[.K$2])+([.K1602]*[.L$2])+[.M$2]" office:value-type="float" office:value="621.910747452195">
            <text:p>621.9107474521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99">
            <text:p>1599</text:p>
          </table:table-cell>
          <table:table-cell table:formula="of:=([.G1603]*[.G1603]*[.G$2])+([.G1603]*[.H$2])+[.I$2]" office:value-type="float" office:value="846.793657309947">
            <text:p>846.793657309947</text:p>
          </table:table-cell>
          <table:table-cell table:number-columns-repeated="2"/>
          <table:table-cell office:value-type="float" office:value="1599">
            <text:p>1599</text:p>
          </table:table-cell>
          <table:table-cell table:formula="of:=([.K1603]*[.K1603]*[.K$2])+([.K1603]*[.L$2])+[.M$2]" office:value-type="float" office:value="622.357887621571">
            <text:p>622.3578876215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0">
            <text:p>1600</text:p>
          </table:table-cell>
          <table:table-cell table:formula="of:=([.G1604]*[.G1604]*[.G$2])+([.G1604]*[.H$2])+[.I$2]" office:value-type="float" office:value="847.19746833276">
            <text:p>847.197468332760</text:p>
          </table:table-cell>
          <table:table-cell table:number-columns-repeated="2"/>
          <table:table-cell office:value-type="float" office:value="1600">
            <text:p>1600</text:p>
          </table:table-cell>
          <table:table-cell table:formula="of:=([.K1604]*[.K1604]*[.K$2])+([.K1604]*[.L$2])+[.M$2]" office:value-type="float" office:value="622.805016540976">
            <text:p>622.8050165409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1">
            <text:p>1601</text:p>
          </table:table-cell>
          <table:table-cell table:formula="of:=([.G1605]*[.G1605]*[.G$2])+([.G1605]*[.H$2])+[.I$2]" office:value-type="float" office:value="847.601229551491">
            <text:p>847.601229551491</text:p>
          </table:table-cell>
          <table:table-cell table:number-columns-repeated="2"/>
          <table:table-cell office:value-type="float" office:value="1601">
            <text:p>1601</text:p>
          </table:table-cell>
          <table:table-cell table:formula="of:=([.K1605]*[.K1605]*[.K$2])+([.K1605]*[.L$2])+[.M$2]" office:value-type="float" office:value="623.252134210412">
            <text:p>623.2521342104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2">
            <text:p>1602</text:p>
          </table:table-cell>
          <table:table-cell table:formula="of:=([.G1606]*[.G1606]*[.G$2])+([.G1606]*[.H$2])+[.I$2]" office:value-type="float" office:value="848.004940966141">
            <text:p>848.004940966141</text:p>
          </table:table-cell>
          <table:table-cell table:number-columns-repeated="2"/>
          <table:table-cell office:value-type="float" office:value="1602">
            <text:p>1602</text:p>
          </table:table-cell>
          <table:table-cell table:formula="of:=([.K1606]*[.K1606]*[.K$2])+([.K1606]*[.L$2])+[.M$2]" office:value-type="float" office:value="623.699240629878">
            <text:p>623.6992406298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3">
            <text:p>1603</text:p>
          </table:table-cell>
          <table:table-cell table:formula="of:=([.G1607]*[.G1607]*[.G$2])+([.G1607]*[.H$2])+[.I$2]" office:value-type="float" office:value="848.40860257671">
            <text:p>848.408602576710</text:p>
          </table:table-cell>
          <table:table-cell table:number-columns-repeated="2"/>
          <table:table-cell office:value-type="float" office:value="1603">
            <text:p>1603</text:p>
          </table:table-cell>
          <table:table-cell table:formula="of:=([.K1607]*[.K1607]*[.K$2])+([.K1607]*[.L$2])+[.M$2]" office:value-type="float" office:value="624.146335799374">
            <text:p>624.1463357993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4">
            <text:p>1604</text:p>
          </table:table-cell>
          <table:table-cell table:formula="of:=([.G1608]*[.G1608]*[.G$2])+([.G1608]*[.H$2])+[.I$2]" office:value-type="float" office:value="848.812214383197">
            <text:p>848.812214383197</text:p>
          </table:table-cell>
          <table:table-cell table:number-columns-repeated="2"/>
          <table:table-cell office:value-type="float" office:value="1604">
            <text:p>1604</text:p>
          </table:table-cell>
          <table:table-cell table:formula="of:=([.K1608]*[.K1608]*[.K$2])+([.K1608]*[.L$2])+[.M$2]" office:value-type="float" office:value="624.5934197189">
            <text:p>624.5934197189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5">
            <text:p>1605</text:p>
          </table:table-cell>
          <table:table-cell table:formula="of:=([.G1609]*[.G1609]*[.G$2])+([.G1609]*[.H$2])+[.I$2]" office:value-type="float" office:value="849.215776385604">
            <text:p>849.215776385604</text:p>
          </table:table-cell>
          <table:table-cell table:number-columns-repeated="2"/>
          <table:table-cell office:value-type="float" office:value="1605">
            <text:p>1605</text:p>
          </table:table-cell>
          <table:table-cell table:formula="of:=([.K1609]*[.K1609]*[.K$2])+([.K1609]*[.L$2])+[.M$2]" office:value-type="float" office:value="625.040492388457">
            <text:p>625.0404923884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6">
            <text:p>1606</text:p>
          </table:table-cell>
          <table:table-cell table:formula="of:=([.G1610]*[.G1610]*[.G$2])+([.G1610]*[.H$2])+[.I$2]" office:value-type="float" office:value="849.61928858393">
            <text:p>849.619288583930</text:p>
          </table:table-cell>
          <table:table-cell table:number-columns-repeated="2"/>
          <table:table-cell office:value-type="float" office:value="1606">
            <text:p>1606</text:p>
          </table:table-cell>
          <table:table-cell table:formula="of:=([.K1610]*[.K1610]*[.K$2])+([.K1610]*[.L$2])+[.M$2]" office:value-type="float" office:value="625.487553808044">
            <text:p>625.4875538080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7">
            <text:p>1607</text:p>
          </table:table-cell>
          <table:table-cell table:formula="of:=([.G1611]*[.G1611]*[.G$2])+([.G1611]*[.H$2])+[.I$2]" office:value-type="float" office:value="850.022750978175">
            <text:p>850.022750978175</text:p>
          </table:table-cell>
          <table:table-cell table:number-columns-repeated="2"/>
          <table:table-cell office:value-type="float" office:value="1607">
            <text:p>1607</text:p>
          </table:table-cell>
          <table:table-cell table:formula="of:=([.K1611]*[.K1611]*[.K$2])+([.K1611]*[.L$2])+[.M$2]" office:value-type="float" office:value="625.934603977661">
            <text:p>625.9346039776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8">
            <text:p>1608</text:p>
          </table:table-cell>
          <table:table-cell table:formula="of:=([.G1612]*[.G1612]*[.G$2])+([.G1612]*[.H$2])+[.I$2]" office:value-type="float" office:value="850.426163568338">
            <text:p>850.426163568338</text:p>
          </table:table-cell>
          <table:table-cell table:number-columns-repeated="2"/>
          <table:table-cell office:value-type="float" office:value="1608">
            <text:p>1608</text:p>
          </table:table-cell>
          <table:table-cell table:formula="of:=([.K1612]*[.K1612]*[.K$2])+([.K1612]*[.L$2])+[.M$2]" office:value-type="float" office:value="626.381642897309">
            <text:p>626.3816428973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09">
            <text:p>1609</text:p>
          </table:table-cell>
          <table:table-cell table:formula="of:=([.G1613]*[.G1613]*[.G$2])+([.G1613]*[.H$2])+[.I$2]" office:value-type="float" office:value="850.829526354421">
            <text:p>850.829526354421</text:p>
          </table:table-cell>
          <table:table-cell table:number-columns-repeated="2"/>
          <table:table-cell office:value-type="float" office:value="1609">
            <text:p>1609</text:p>
          </table:table-cell>
          <table:table-cell table:formula="of:=([.K1613]*[.K1613]*[.K$2])+([.K1613]*[.L$2])+[.M$2]" office:value-type="float" office:value="626.828670566986">
            <text:p>626.8286705669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0">
            <text:p>1610</text:p>
          </table:table-cell>
          <table:table-cell table:formula="of:=([.G1614]*[.G1614]*[.G$2])+([.G1614]*[.H$2])+[.I$2]" office:value-type="float" office:value="851.232839336422">
            <text:p>851.232839336422</text:p>
          </table:table-cell>
          <table:table-cell table:number-columns-repeated="2"/>
          <table:table-cell office:value-type="float" office:value="1610">
            <text:p>1610</text:p>
          </table:table-cell>
          <table:table-cell table:formula="of:=([.K1614]*[.K1614]*[.K$2])+([.K1614]*[.L$2])+[.M$2]" office:value-type="float" office:value="627.275686986694">
            <text:p>627.2756869866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1">
            <text:p>1611</text:p>
          </table:table-cell>
          <table:table-cell table:formula="of:=([.G1615]*[.G1615]*[.G$2])+([.G1615]*[.H$2])+[.I$2]" office:value-type="float" office:value="851.636102514342">
            <text:p>851.636102514342</text:p>
          </table:table-cell>
          <table:table-cell table:number-columns-repeated="2"/>
          <table:table-cell office:value-type="float" office:value="1611">
            <text:p>1611</text:p>
          </table:table-cell>
          <table:table-cell table:formula="of:=([.K1615]*[.K1615]*[.K$2])+([.K1615]*[.L$2])+[.M$2]" office:value-type="float" office:value="627.722692156432">
            <text:p>627.7226921564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2">
            <text:p>1612</text:p>
          </table:table-cell>
          <table:table-cell table:formula="of:=([.G1616]*[.G1616]*[.G$2])+([.G1616]*[.H$2])+[.I$2]" office:value-type="float" office:value="852.039315888182">
            <text:p>852.039315888182</text:p>
          </table:table-cell>
          <table:table-cell table:number-columns-repeated="2"/>
          <table:table-cell office:value-type="float" office:value="1612">
            <text:p>1612</text:p>
          </table:table-cell>
          <table:table-cell table:formula="of:=([.K1616]*[.K1616]*[.K$2])+([.K1616]*[.L$2])+[.M$2]" office:value-type="float" office:value="628.169686076201">
            <text:p>628.1696860762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3">
            <text:p>1613</text:p>
          </table:table-cell>
          <table:table-cell table:formula="of:=([.G1617]*[.G1617]*[.G$2])+([.G1617]*[.H$2])+[.I$2]" office:value-type="float" office:value="852.44247945794">
            <text:p>852.442479457940</text:p>
          </table:table-cell>
          <table:table-cell table:number-columns-repeated="2"/>
          <table:table-cell office:value-type="float" office:value="1613">
            <text:p>1613</text:p>
          </table:table-cell>
          <table:table-cell table:formula="of:=([.K1617]*[.K1617]*[.K$2])+([.K1617]*[.L$2])+[.M$2]" office:value-type="float" office:value="628.616668745999">
            <text:p>628.6166687459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4">
            <text:p>1614</text:p>
          </table:table-cell>
          <table:table-cell table:formula="of:=([.G1618]*[.G1618]*[.G$2])+([.G1618]*[.H$2])+[.I$2]" office:value-type="float" office:value="852.845593223617">
            <text:p>852.845593223617</text:p>
          </table:table-cell>
          <table:table-cell table:number-columns-repeated="2"/>
          <table:table-cell office:value-type="float" office:value="1614">
            <text:p>1614</text:p>
          </table:table-cell>
          <table:table-cell table:formula="of:=([.K1618]*[.K1618]*[.K$2])+([.K1618]*[.L$2])+[.M$2]" office:value-type="float" office:value="629.063640165828">
            <text:p>629.0636401658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5">
            <text:p>1615</text:p>
          </table:table-cell>
          <table:table-cell table:formula="of:=([.G1619]*[.G1619]*[.G$2])+([.G1619]*[.H$2])+[.I$2]" office:value-type="float" office:value="853.248657185213">
            <text:p>853.248657185213</text:p>
          </table:table-cell>
          <table:table-cell table:number-columns-repeated="2"/>
          <table:table-cell office:value-type="float" office:value="1615">
            <text:p>1615</text:p>
          </table:table-cell>
          <table:table-cell table:formula="of:=([.K1619]*[.K1619]*[.K$2])+([.K1619]*[.L$2])+[.M$2]" office:value-type="float" office:value="629.510600335687">
            <text:p>629.5106003356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6">
            <text:p>1616</text:p>
          </table:table-cell>
          <table:table-cell table:formula="of:=([.G1620]*[.G1620]*[.G$2])+([.G1620]*[.H$2])+[.I$2]" office:value-type="float" office:value="853.651671342728">
            <text:p>853.651671342728</text:p>
          </table:table-cell>
          <table:table-cell table:number-columns-repeated="2"/>
          <table:table-cell office:value-type="float" office:value="1616">
            <text:p>1616</text:p>
          </table:table-cell>
          <table:table-cell table:formula="of:=([.K1620]*[.K1620]*[.K$2])+([.K1620]*[.L$2])+[.M$2]" office:value-type="float" office:value="629.957549255576">
            <text:p>629.9575492555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7">
            <text:p>1617</text:p>
          </table:table-cell>
          <table:table-cell table:formula="of:=([.G1621]*[.G1621]*[.G$2])+([.G1621]*[.H$2])+[.I$2]" office:value-type="float" office:value="854.054635696161">
            <text:p>854.054635696161</text:p>
          </table:table-cell>
          <table:table-cell table:number-columns-repeated="2"/>
          <table:table-cell office:value-type="float" office:value="1617">
            <text:p>1617</text:p>
          </table:table-cell>
          <table:table-cell table:formula="of:=([.K1621]*[.K1621]*[.K$2])+([.K1621]*[.L$2])+[.M$2]" office:value-type="float" office:value="630.404486925496">
            <text:p>630.4044869254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8">
            <text:p>1618</text:p>
          </table:table-cell>
          <table:table-cell table:formula="of:=([.G1622]*[.G1622]*[.G$2])+([.G1622]*[.H$2])+[.I$2]" office:value-type="float" office:value="854.457550245514">
            <text:p>854.457550245514</text:p>
          </table:table-cell>
          <table:table-cell table:number-columns-repeated="2"/>
          <table:table-cell office:value-type="float" office:value="1618">
            <text:p>1618</text:p>
          </table:table-cell>
          <table:table-cell table:formula="of:=([.K1622]*[.K1622]*[.K$2])+([.K1622]*[.L$2])+[.M$2]" office:value-type="float" office:value="630.851413345446">
            <text:p>630.8514133454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19">
            <text:p>1619</text:p>
          </table:table-cell>
          <table:table-cell table:formula="of:=([.G1623]*[.G1623]*[.G$2])+([.G1623]*[.H$2])+[.I$2]" office:value-type="float" office:value="854.860414990786">
            <text:p>854.860414990786</text:p>
          </table:table-cell>
          <table:table-cell table:number-columns-repeated="2"/>
          <table:table-cell office:value-type="float" office:value="1619">
            <text:p>1619</text:p>
          </table:table-cell>
          <table:table-cell table:formula="of:=([.K1623]*[.K1623]*[.K$2])+([.K1623]*[.L$2])+[.M$2]" office:value-type="float" office:value="631.298328515426">
            <text:p>631.2983285154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0">
            <text:p>1620</text:p>
          </table:table-cell>
          <table:table-cell table:formula="of:=([.G1624]*[.G1624]*[.G$2])+([.G1624]*[.H$2])+[.I$2]" office:value-type="float" office:value="855.263229931976">
            <text:p>855.263229931976</text:p>
          </table:table-cell>
          <table:table-cell table:number-columns-repeated="2"/>
          <table:table-cell office:value-type="float" office:value="1620">
            <text:p>1620</text:p>
          </table:table-cell>
          <table:table-cell table:formula="of:=([.K1624]*[.K1624]*[.K$2])+([.K1624]*[.L$2])+[.M$2]" office:value-type="float" office:value="631.745232435436">
            <text:p>631.7452324354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1">
            <text:p>1621</text:p>
          </table:table-cell>
          <table:table-cell table:formula="of:=([.G1625]*[.G1625]*[.G$2])+([.G1625]*[.H$2])+[.I$2]" office:value-type="float" office:value="855.665995069086">
            <text:p>855.665995069086</text:p>
          </table:table-cell>
          <table:table-cell table:number-columns-repeated="2"/>
          <table:table-cell office:value-type="float" office:value="1621">
            <text:p>1621</text:p>
          </table:table-cell>
          <table:table-cell table:formula="of:=([.K1625]*[.K1625]*[.K$2])+([.K1625]*[.L$2])+[.M$2]" office:value-type="float" office:value="632.192125105477">
            <text:p>632.1921251054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2">
            <text:p>1622</text:p>
          </table:table-cell>
          <table:table-cell table:formula="of:=([.G1626]*[.G1626]*[.G$2])+([.G1626]*[.H$2])+[.I$2]" office:value-type="float" office:value="856.068710402114">
            <text:p>856.068710402114</text:p>
          </table:table-cell>
          <table:table-cell table:number-columns-repeated="2"/>
          <table:table-cell office:value-type="float" office:value="1622">
            <text:p>1622</text:p>
          </table:table-cell>
          <table:table-cell table:formula="of:=([.K1626]*[.K1626]*[.K$2])+([.K1626]*[.L$2])+[.M$2]" office:value-type="float" office:value="632.639006525547">
            <text:p>632.6390065255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3">
            <text:p>1623</text:p>
          </table:table-cell>
          <table:table-cell table:formula="of:=([.G1627]*[.G1627]*[.G$2])+([.G1627]*[.H$2])+[.I$2]" office:value-type="float" office:value="856.471375931061">
            <text:p>856.471375931061</text:p>
          </table:table-cell>
          <table:table-cell table:number-columns-repeated="2"/>
          <table:table-cell office:value-type="float" office:value="1623">
            <text:p>1623</text:p>
          </table:table-cell>
          <table:table-cell table:formula="of:=([.K1627]*[.K1627]*[.K$2])+([.K1627]*[.L$2])+[.M$2]" office:value-type="float" office:value="633.085876695648">
            <text:p>633.0858766956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4">
            <text:p>1624</text:p>
          </table:table-cell>
          <table:table-cell table:formula="of:=([.G1628]*[.G1628]*[.G$2])+([.G1628]*[.H$2])+[.I$2]" office:value-type="float" office:value="856.873991655928">
            <text:p>856.873991655928</text:p>
          </table:table-cell>
          <table:table-cell table:number-columns-repeated="2"/>
          <table:table-cell office:value-type="float" office:value="1624">
            <text:p>1624</text:p>
          </table:table-cell>
          <table:table-cell table:formula="of:=([.K1628]*[.K1628]*[.K$2])+([.K1628]*[.L$2])+[.M$2]" office:value-type="float" office:value="633.53273561578">
            <text:p>633.5327356157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5">
            <text:p>1625</text:p>
          </table:table-cell>
          <table:table-cell table:formula="of:=([.G1629]*[.G1629]*[.G$2])+([.G1629]*[.H$2])+[.I$2]" office:value-type="float" office:value="857.276557576713">
            <text:p>857.276557576713</text:p>
          </table:table-cell>
          <table:table-cell table:number-columns-repeated="2"/>
          <table:table-cell office:value-type="float" office:value="1625">
            <text:p>1625</text:p>
          </table:table-cell>
          <table:table-cell table:formula="of:=([.K1629]*[.K1629]*[.K$2])+([.K1629]*[.L$2])+[.M$2]" office:value-type="float" office:value="633.979583285941">
            <text:p>633.9795832859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6">
            <text:p>1626</text:p>
          </table:table-cell>
          <table:table-cell table:formula="of:=([.G1630]*[.G1630]*[.G$2])+([.G1630]*[.H$2])+[.I$2]" office:value-type="float" office:value="857.679073693416">
            <text:p>857.679073693416</text:p>
          </table:table-cell>
          <table:table-cell table:number-columns-repeated="2"/>
          <table:table-cell office:value-type="float" office:value="1626">
            <text:p>1626</text:p>
          </table:table-cell>
          <table:table-cell table:formula="of:=([.K1630]*[.K1630]*[.K$2])+([.K1630]*[.L$2])+[.M$2]" office:value-type="float" office:value="634.426419706133">
            <text:p>634.4264197061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7">
            <text:p>1627</text:p>
          </table:table-cell>
          <table:table-cell table:formula="of:=([.G1631]*[.G1631]*[.G$2])+([.G1631]*[.H$2])+[.I$2]" office:value-type="float" office:value="858.08154000604">
            <text:p>858.081540006040</text:p>
          </table:table-cell>
          <table:table-cell table:number-columns-repeated="2"/>
          <table:table-cell office:value-type="float" office:value="1627">
            <text:p>1627</text:p>
          </table:table-cell>
          <table:table-cell table:formula="of:=([.K1631]*[.K1631]*[.K$2])+([.K1631]*[.L$2])+[.M$2]" office:value-type="float" office:value="634.873244876355">
            <text:p>634.8732448763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8">
            <text:p>1628</text:p>
          </table:table-cell>
          <table:table-cell table:formula="of:=([.G1632]*[.G1632]*[.G$2])+([.G1632]*[.H$2])+[.I$2]" office:value-type="float" office:value="858.483956514582">
            <text:p>858.483956514582</text:p>
          </table:table-cell>
          <table:table-cell table:number-columns-repeated="2"/>
          <table:table-cell office:value-type="float" office:value="1628">
            <text:p>1628</text:p>
          </table:table-cell>
          <table:table-cell table:formula="of:=([.K1632]*[.K1632]*[.K$2])+([.K1632]*[.L$2])+[.M$2]" office:value-type="float" office:value="635.320058796607">
            <text:p>635.3200587966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29">
            <text:p>1629</text:p>
          </table:table-cell>
          <table:table-cell table:formula="of:=([.G1633]*[.G1633]*[.G$2])+([.G1633]*[.H$2])+[.I$2]" office:value-type="float" office:value="858.886323219042">
            <text:p>858.886323219042</text:p>
          </table:table-cell>
          <table:table-cell table:number-columns-repeated="2"/>
          <table:table-cell office:value-type="float" office:value="1629">
            <text:p>1629</text:p>
          </table:table-cell>
          <table:table-cell table:formula="of:=([.K1633]*[.K1633]*[.K$2])+([.K1633]*[.L$2])+[.M$2]" office:value-type="float" office:value="635.76686146689">
            <text:p>635.7668614668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0">
            <text:p>1630</text:p>
          </table:table-cell>
          <table:table-cell table:formula="of:=([.G1634]*[.G1634]*[.G$2])+([.G1634]*[.H$2])+[.I$2]" office:value-type="float" office:value="859.288640119422">
            <text:p>859.288640119422</text:p>
          </table:table-cell>
          <table:table-cell table:number-columns-repeated="2"/>
          <table:table-cell office:value-type="float" office:value="1630">
            <text:p>1630</text:p>
          </table:table-cell>
          <table:table-cell table:formula="of:=([.K1634]*[.K1634]*[.K$2])+([.K1634]*[.L$2])+[.M$2]" office:value-type="float" office:value="636.213652887202">
            <text:p>636.2136528872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1">
            <text:p>1631</text:p>
          </table:table-cell>
          <table:table-cell table:formula="of:=([.G1635]*[.G1635]*[.G$2])+([.G1635]*[.H$2])+[.I$2]" office:value-type="float" office:value="859.690907215721">
            <text:p>859.690907215721</text:p>
          </table:table-cell>
          <table:table-cell table:number-columns-repeated="2"/>
          <table:table-cell office:value-type="float" office:value="1631">
            <text:p>1631</text:p>
          </table:table-cell>
          <table:table-cell table:formula="of:=([.K1635]*[.K1635]*[.K$2])+([.K1635]*[.L$2])+[.M$2]" office:value-type="float" office:value="636.660433057545">
            <text:p>636.6604330575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2">
            <text:p>1632</text:p>
          </table:table-cell>
          <table:table-cell table:formula="of:=([.G1636]*[.G1636]*[.G$2])+([.G1636]*[.H$2])+[.I$2]" office:value-type="float" office:value="860.093124507938">
            <text:p>860.093124507938</text:p>
          </table:table-cell>
          <table:table-cell table:number-columns-repeated="2"/>
          <table:table-cell office:value-type="float" office:value="1632">
            <text:p>1632</text:p>
          </table:table-cell>
          <table:table-cell table:formula="of:=([.K1636]*[.K1636]*[.K$2])+([.K1636]*[.L$2])+[.M$2]" office:value-type="float" office:value="637.107201977918">
            <text:p>637.1072019779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3">
            <text:p>1633</text:p>
          </table:table-cell>
          <table:table-cell table:formula="of:=([.G1637]*[.G1637]*[.G$2])+([.G1637]*[.H$2])+[.I$2]" office:value-type="float" office:value="860.495291996075">
            <text:p>860.495291996075</text:p>
          </table:table-cell>
          <table:table-cell table:number-columns-repeated="2"/>
          <table:table-cell office:value-type="float" office:value="1633">
            <text:p>1633</text:p>
          </table:table-cell>
          <table:table-cell table:formula="of:=([.K1637]*[.K1637]*[.K$2])+([.K1637]*[.L$2])+[.M$2]" office:value-type="float" office:value="637.553959648322">
            <text:p>637.5539596483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4">
            <text:p>1634</text:p>
          </table:table-cell>
          <table:table-cell table:formula="of:=([.G1638]*[.G1638]*[.G$2])+([.G1638]*[.H$2])+[.I$2]" office:value-type="float" office:value="860.89740968013">
            <text:p>860.897409680130</text:p>
          </table:table-cell>
          <table:table-cell table:number-columns-repeated="2"/>
          <table:table-cell office:value-type="float" office:value="1634">
            <text:p>1634</text:p>
          </table:table-cell>
          <table:table-cell table:formula="of:=([.K1638]*[.K1638]*[.K$2])+([.K1638]*[.L$2])+[.M$2]" office:value-type="float" office:value="638.000706068755">
            <text:p>638.0007060687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5">
            <text:p>1635</text:p>
          </table:table-cell>
          <table:table-cell table:formula="of:=([.G1639]*[.G1639]*[.G$2])+([.G1639]*[.H$2])+[.I$2]" office:value-type="float" office:value="861.299477560104">
            <text:p>861.299477560104</text:p>
          </table:table-cell>
          <table:table-cell table:number-columns-repeated="2"/>
          <table:table-cell office:value-type="float" office:value="1635">
            <text:p>1635</text:p>
          </table:table-cell>
          <table:table-cell table:formula="of:=([.K1639]*[.K1639]*[.K$2])+([.K1639]*[.L$2])+[.M$2]" office:value-type="float" office:value="638.447441239219">
            <text:p>638.4474412392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6">
            <text:p>1636</text:p>
          </table:table-cell>
          <table:table-cell table:formula="of:=([.G1640]*[.G1640]*[.G$2])+([.G1640]*[.H$2])+[.I$2]" office:value-type="float" office:value="861.701495635997">
            <text:p>861.701495635997</text:p>
          </table:table-cell>
          <table:table-cell table:number-columns-repeated="2"/>
          <table:table-cell office:value-type="float" office:value="1636">
            <text:p>1636</text:p>
          </table:table-cell>
          <table:table-cell table:formula="of:=([.K1640]*[.K1640]*[.K$2])+([.K1640]*[.L$2])+[.M$2]" office:value-type="float" office:value="638.894165159713">
            <text:p>638.8941651597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7">
            <text:p>1637</text:p>
          </table:table-cell>
          <table:table-cell table:formula="of:=([.G1641]*[.G1641]*[.G$2])+([.G1641]*[.H$2])+[.I$2]" office:value-type="float" office:value="862.103463907809">
            <text:p>862.103463907809</text:p>
          </table:table-cell>
          <table:table-cell table:number-columns-repeated="2"/>
          <table:table-cell office:value-type="float" office:value="1637">
            <text:p>1637</text:p>
          </table:table-cell>
          <table:table-cell table:formula="of:=([.K1641]*[.K1641]*[.K$2])+([.K1641]*[.L$2])+[.M$2]" office:value-type="float" office:value="639.340877830238">
            <text:p>639.3408778302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8">
            <text:p>1638</text:p>
          </table:table-cell>
          <table:table-cell table:formula="of:=([.G1642]*[.G1642]*[.G$2])+([.G1642]*[.H$2])+[.I$2]" office:value-type="float" office:value="862.50538237554">
            <text:p>862.505382375540</text:p>
          </table:table-cell>
          <table:table-cell table:number-columns-repeated="2"/>
          <table:table-cell office:value-type="float" office:value="1638">
            <text:p>1638</text:p>
          </table:table-cell>
          <table:table-cell table:formula="of:=([.K1642]*[.K1642]*[.K$2])+([.K1642]*[.L$2])+[.M$2]" office:value-type="float" office:value="639.787579250792">
            <text:p>639.7875792507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39">
            <text:p>1639</text:p>
          </table:table-cell>
          <table:table-cell table:formula="of:=([.G1643]*[.G1643]*[.G$2])+([.G1643]*[.H$2])+[.I$2]" office:value-type="float" office:value="862.90725103919">
            <text:p>862.907251039190</text:p>
          </table:table-cell>
          <table:table-cell table:number-columns-repeated="2"/>
          <table:table-cell office:value-type="float" office:value="1639">
            <text:p>1639</text:p>
          </table:table-cell>
          <table:table-cell table:formula="of:=([.K1643]*[.K1643]*[.K$2])+([.K1643]*[.L$2])+[.M$2]" office:value-type="float" office:value="640.234269421377">
            <text:p>640.2342694213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0">
            <text:p>1640</text:p>
          </table:table-cell>
          <table:table-cell table:formula="of:=([.G1644]*[.G1644]*[.G$2])+([.G1644]*[.H$2])+[.I$2]" office:value-type="float" office:value="863.309069898759">
            <text:p>863.309069898759</text:p>
          </table:table-cell>
          <table:table-cell table:number-columns-repeated="2"/>
          <table:table-cell office:value-type="float" office:value="1640">
            <text:p>1640</text:p>
          </table:table-cell>
          <table:table-cell table:formula="of:=([.K1644]*[.K1644]*[.K$2])+([.K1644]*[.L$2])+[.M$2]" office:value-type="float" office:value="640.680948341992">
            <text:p>640.6809483419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1">
            <text:p>1641</text:p>
          </table:table-cell>
          <table:table-cell table:formula="of:=([.G1645]*[.G1645]*[.G$2])+([.G1645]*[.H$2])+[.I$2]" office:value-type="float" office:value="863.710838954247">
            <text:p>863.710838954247</text:p>
          </table:table-cell>
          <table:table-cell table:number-columns-repeated="2"/>
          <table:table-cell office:value-type="float" office:value="1641">
            <text:p>1641</text:p>
          </table:table-cell>
          <table:table-cell table:formula="of:=([.K1645]*[.K1645]*[.K$2])+([.K1645]*[.L$2])+[.M$2]" office:value-type="float" office:value="641.127616012638">
            <text:p>641.1276160126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2">
            <text:p>1642</text:p>
          </table:table-cell>
          <table:table-cell table:formula="of:=([.G1646]*[.G1646]*[.G$2])+([.G1646]*[.H$2])+[.I$2]" office:value-type="float" office:value="864.112558205654">
            <text:p>864.112558205654</text:p>
          </table:table-cell>
          <table:table-cell table:number-columns-repeated="2"/>
          <table:table-cell office:value-type="float" office:value="1642">
            <text:p>1642</text:p>
          </table:table-cell>
          <table:table-cell table:formula="of:=([.K1646]*[.K1646]*[.K$2])+([.K1646]*[.L$2])+[.M$2]" office:value-type="float" office:value="641.574272433313">
            <text:p>641.5742724333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3">
            <text:p>1643</text:p>
          </table:table-cell>
          <table:table-cell table:formula="of:=([.G1647]*[.G1647]*[.G$2])+([.G1647]*[.H$2])+[.I$2]" office:value-type="float" office:value="864.514227652979">
            <text:p>864.514227652979</text:p>
          </table:table-cell>
          <table:table-cell table:number-columns-repeated="2"/>
          <table:table-cell office:value-type="float" office:value="1643">
            <text:p>1643</text:p>
          </table:table-cell>
          <table:table-cell table:formula="of:=([.K1647]*[.K1647]*[.K$2])+([.K1647]*[.L$2])+[.M$2]" office:value-type="float" office:value="642.020917604019">
            <text:p>642.0209176040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4">
            <text:p>1644</text:p>
          </table:table-cell>
          <table:table-cell table:formula="of:=([.G1648]*[.G1648]*[.G$2])+([.G1648]*[.H$2])+[.I$2]" office:value-type="float" office:value="864.915847296224">
            <text:p>864.915847296224</text:p>
          </table:table-cell>
          <table:table-cell table:number-columns-repeated="2"/>
          <table:table-cell office:value-type="float" office:value="1644">
            <text:p>1644</text:p>
          </table:table-cell>
          <table:table-cell table:formula="of:=([.K1648]*[.K1648]*[.K$2])+([.K1648]*[.L$2])+[.M$2]" office:value-type="float" office:value="642.467551524755">
            <text:p>642.4675515247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5">
            <text:p>1645</text:p>
          </table:table-cell>
          <table:table-cell table:formula="of:=([.G1649]*[.G1649]*[.G$2])+([.G1649]*[.H$2])+[.I$2]" office:value-type="float" office:value="865.317417135387">
            <text:p>865.317417135387</text:p>
          </table:table-cell>
          <table:table-cell table:number-columns-repeated="2"/>
          <table:table-cell office:value-type="float" office:value="1645">
            <text:p>1645</text:p>
          </table:table-cell>
          <table:table-cell table:formula="of:=([.K1649]*[.K1649]*[.K$2])+([.K1649]*[.L$2])+[.M$2]" office:value-type="float" office:value="642.914174195522">
            <text:p>642.9141741955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6">
            <text:p>1646</text:p>
          </table:table-cell>
          <table:table-cell table:formula="of:=([.G1650]*[.G1650]*[.G$2])+([.G1650]*[.H$2])+[.I$2]" office:value-type="float" office:value="865.71893717047">
            <text:p>865.718937170470</text:p>
          </table:table-cell>
          <table:table-cell table:number-columns-repeated="2"/>
          <table:table-cell office:value-type="float" office:value="1646">
            <text:p>1646</text:p>
          </table:table-cell>
          <table:table-cell table:formula="of:=([.K1650]*[.K1650]*[.K$2])+([.K1650]*[.L$2])+[.M$2]" office:value-type="float" office:value="643.360785616318">
            <text:p>643.3607856163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7">
            <text:p>1647</text:p>
          </table:table-cell>
          <table:table-cell table:formula="of:=([.G1651]*[.G1651]*[.G$2])+([.G1651]*[.H$2])+[.I$2]" office:value-type="float" office:value="866.120407401471">
            <text:p>866.120407401471</text:p>
          </table:table-cell>
          <table:table-cell table:number-columns-repeated="2"/>
          <table:table-cell office:value-type="float" office:value="1647">
            <text:p>1647</text:p>
          </table:table-cell>
          <table:table-cell table:formula="of:=([.K1651]*[.K1651]*[.K$2])+([.K1651]*[.L$2])+[.M$2]" office:value-type="float" office:value="643.807385787145">
            <text:p>643.8073857871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8">
            <text:p>1648</text:p>
          </table:table-cell>
          <table:table-cell table:formula="of:=([.G1652]*[.G1652]*[.G$2])+([.G1652]*[.H$2])+[.I$2]" office:value-type="float" office:value="866.521827828391">
            <text:p>866.521827828391</text:p>
          </table:table-cell>
          <table:table-cell table:number-columns-repeated="2"/>
          <table:table-cell office:value-type="float" office:value="1648">
            <text:p>1648</text:p>
          </table:table-cell>
          <table:table-cell table:formula="of:=([.K1652]*[.K1652]*[.K$2])+([.K1652]*[.L$2])+[.M$2]" office:value-type="float" office:value="644.253974708002">
            <text:p>644.2539747080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9">
            <text:p>1649</text:p>
          </table:table-cell>
          <table:table-cell table:formula="of:=([.G1653]*[.G1653]*[.G$2])+([.G1653]*[.H$2])+[.I$2]" office:value-type="float" office:value="866.92319845123">
            <text:p>866.923198451230</text:p>
          </table:table-cell>
          <table:table-cell table:number-columns-repeated="2"/>
          <table:table-cell office:value-type="float" office:value="1649">
            <text:p>1649</text:p>
          </table:table-cell>
          <table:table-cell table:formula="of:=([.K1653]*[.K1653]*[.K$2])+([.K1653]*[.L$2])+[.M$2]" office:value-type="float" office:value="644.700552378889">
            <text:p>644.7005523788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0">
            <text:p>1650</text:p>
          </table:table-cell>
          <table:table-cell table:formula="of:=([.G1654]*[.G1654]*[.G$2])+([.G1654]*[.H$2])+[.I$2]" office:value-type="float" office:value="867.324519269988">
            <text:p>867.324519269988</text:p>
          </table:table-cell>
          <table:table-cell table:number-columns-repeated="2"/>
          <table:table-cell office:value-type="float" office:value="1650">
            <text:p>1650</text:p>
          </table:table-cell>
          <table:table-cell table:formula="of:=([.K1654]*[.K1654]*[.K$2])+([.K1654]*[.L$2])+[.M$2]" office:value-type="float" office:value="645.147118799807">
            <text:p>645.1471187998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1">
            <text:p>1651</text:p>
          </table:table-cell>
          <table:table-cell table:formula="of:=([.G1655]*[.G1655]*[.G$2])+([.G1655]*[.H$2])+[.I$2]" office:value-type="float" office:value="867.725790284665">
            <text:p>867.725790284665</text:p>
          </table:table-cell>
          <table:table-cell table:number-columns-repeated="2"/>
          <table:table-cell office:value-type="float" office:value="1651">
            <text:p>1651</text:p>
          </table:table-cell>
          <table:table-cell table:formula="of:=([.K1655]*[.K1655]*[.K$2])+([.K1655]*[.L$2])+[.M$2]" office:value-type="float" office:value="645.593673970754">
            <text:p>645.5936739707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2">
            <text:p>1652</text:p>
          </table:table-cell>
          <table:table-cell table:formula="of:=([.G1656]*[.G1656]*[.G$2])+([.G1656]*[.H$2])+[.I$2]" office:value-type="float" office:value="868.127011495261">
            <text:p>868.127011495261</text:p>
          </table:table-cell>
          <table:table-cell table:number-columns-repeated="2"/>
          <table:table-cell office:value-type="float" office:value="1652">
            <text:p>1652</text:p>
          </table:table-cell>
          <table:table-cell table:formula="of:=([.K1656]*[.K1656]*[.K$2])+([.K1656]*[.L$2])+[.M$2]" office:value-type="float" office:value="646.040217891732">
            <text:p>646.0402178917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3">
            <text:p>1653</text:p>
          </table:table-cell>
          <table:table-cell table:formula="of:=([.G1657]*[.G1657]*[.G$2])+([.G1657]*[.H$2])+[.I$2]" office:value-type="float" office:value="868.528182901776">
            <text:p>868.528182901776</text:p>
          </table:table-cell>
          <table:table-cell table:number-columns-repeated="2"/>
          <table:table-cell office:value-type="float" office:value="1653">
            <text:p>1653</text:p>
          </table:table-cell>
          <table:table-cell table:formula="of:=([.K1657]*[.K1657]*[.K$2])+([.K1657]*[.L$2])+[.M$2]" office:value-type="float" office:value="646.486750562741">
            <text:p>646.4867505627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4">
            <text:p>1654</text:p>
          </table:table-cell>
          <table:table-cell table:formula="of:=([.G1658]*[.G1658]*[.G$2])+([.G1658]*[.H$2])+[.I$2]" office:value-type="float" office:value="868.92930450421">
            <text:p>868.929304504210</text:p>
          </table:table-cell>
          <table:table-cell table:number-columns-repeated="2"/>
          <table:table-cell office:value-type="float" office:value="1654">
            <text:p>1654</text:p>
          </table:table-cell>
          <table:table-cell table:formula="of:=([.K1658]*[.K1658]*[.K$2])+([.K1658]*[.L$2])+[.M$2]" office:value-type="float" office:value="646.933271983779">
            <text:p>646.9332719837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5">
            <text:p>1655</text:p>
          </table:table-cell>
          <table:table-cell table:formula="of:=([.G1659]*[.G1659]*[.G$2])+([.G1659]*[.H$2])+[.I$2]" office:value-type="float" office:value="869.330376302562">
            <text:p>869.330376302562</text:p>
          </table:table-cell>
          <table:table-cell table:number-columns-repeated="2"/>
          <table:table-cell office:value-type="float" office:value="1655">
            <text:p>1655</text:p>
          </table:table-cell>
          <table:table-cell table:formula="of:=([.K1659]*[.K1659]*[.K$2])+([.K1659]*[.L$2])+[.M$2]" office:value-type="float" office:value="647.379782154848">
            <text:p>647.3797821548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6">
            <text:p>1656</text:p>
          </table:table-cell>
          <table:table-cell table:formula="of:=([.G1660]*[.G1660]*[.G$2])+([.G1660]*[.H$2])+[.I$2]" office:value-type="float" office:value="869.731398296834">
            <text:p>869.731398296834</text:p>
          </table:table-cell>
          <table:table-cell table:number-columns-repeated="2"/>
          <table:table-cell office:value-type="float" office:value="1656">
            <text:p>1656</text:p>
          </table:table-cell>
          <table:table-cell table:formula="of:=([.K1660]*[.K1660]*[.K$2])+([.K1660]*[.L$2])+[.M$2]" office:value-type="float" office:value="647.826281075947">
            <text:p>647.8262810759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7">
            <text:p>1657</text:p>
          </table:table-cell>
          <table:table-cell table:formula="of:=([.G1661]*[.G1661]*[.G$2])+([.G1661]*[.H$2])+[.I$2]" office:value-type="float" office:value="870.132370487024">
            <text:p>870.132370487024</text:p>
          </table:table-cell>
          <table:table-cell table:number-columns-repeated="2"/>
          <table:table-cell office:value-type="float" office:value="1657">
            <text:p>1657</text:p>
          </table:table-cell>
          <table:table-cell table:formula="of:=([.K1661]*[.K1661]*[.K$2])+([.K1661]*[.L$2])+[.M$2]" office:value-type="float" office:value="648.272768747076">
            <text:p>648.2727687470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8">
            <text:p>1658</text:p>
          </table:table-cell>
          <table:table-cell table:formula="of:=([.G1662]*[.G1662]*[.G$2])+([.G1662]*[.H$2])+[.I$2]" office:value-type="float" office:value="870.533292873133">
            <text:p>870.533292873133</text:p>
          </table:table-cell>
          <table:table-cell table:number-columns-repeated="2"/>
          <table:table-cell office:value-type="float" office:value="1658">
            <text:p>1658</text:p>
          </table:table-cell>
          <table:table-cell table:formula="of:=([.K1662]*[.K1662]*[.K$2])+([.K1662]*[.L$2])+[.M$2]" office:value-type="float" office:value="648.719245168235">
            <text:p>648.7192451682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9">
            <text:p>1659</text:p>
          </table:table-cell>
          <table:table-cell table:formula="of:=([.G1663]*[.G1663]*[.G$2])+([.G1663]*[.H$2])+[.I$2]" office:value-type="float" office:value="870.934165455162">
            <text:p>870.934165455162</text:p>
          </table:table-cell>
          <table:table-cell table:number-columns-repeated="2"/>
          <table:table-cell office:value-type="float" office:value="1659">
            <text:p>1659</text:p>
          </table:table-cell>
          <table:table-cell table:formula="of:=([.K1663]*[.K1663]*[.K$2])+([.K1663]*[.L$2])+[.M$2]" office:value-type="float" office:value="649.165710339425">
            <text:p>649.1657103394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0">
            <text:p>1660</text:p>
          </table:table-cell>
          <table:table-cell table:formula="of:=([.G1664]*[.G1664]*[.G$2])+([.G1664]*[.H$2])+[.I$2]" office:value-type="float" office:value="871.334988233109">
            <text:p>871.334988233109</text:p>
          </table:table-cell>
          <table:table-cell table:number-columns-repeated="2"/>
          <table:table-cell office:value-type="float" office:value="1660">
            <text:p>1660</text:p>
          </table:table-cell>
          <table:table-cell table:formula="of:=([.K1664]*[.K1664]*[.K$2])+([.K1664]*[.L$2])+[.M$2]" office:value-type="float" office:value="649.612164260645">
            <text:p>649.6121642606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1">
            <text:p>1661</text:p>
          </table:table-cell>
          <table:table-cell table:formula="of:=([.G1665]*[.G1665]*[.G$2])+([.G1665]*[.H$2])+[.I$2]" office:value-type="float" office:value="871.735761206975">
            <text:p>871.735761206975</text:p>
          </table:table-cell>
          <table:table-cell table:number-columns-repeated="2"/>
          <table:table-cell office:value-type="float" office:value="1661">
            <text:p>1661</text:p>
          </table:table-cell>
          <table:table-cell table:formula="of:=([.K1665]*[.K1665]*[.K$2])+([.K1665]*[.L$2])+[.M$2]" office:value-type="float" office:value="650.058606931895">
            <text:p>650.0586069318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2">
            <text:p>1662</text:p>
          </table:table-cell>
          <table:table-cell table:formula="of:=([.G1666]*[.G1666]*[.G$2])+([.G1666]*[.H$2])+[.I$2]" office:value-type="float" office:value="872.13648437676">
            <text:p>872.136484376760</text:p>
          </table:table-cell>
          <table:table-cell table:number-columns-repeated="2"/>
          <table:table-cell office:value-type="float" office:value="1662">
            <text:p>1662</text:p>
          </table:table-cell>
          <table:table-cell table:formula="of:=([.K1666]*[.K1666]*[.K$2])+([.K1666]*[.L$2])+[.M$2]" office:value-type="float" office:value="650.505038353176">
            <text:p>650.5050383531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3">
            <text:p>1663</text:p>
          </table:table-cell>
          <table:table-cell table:formula="of:=([.G1667]*[.G1667]*[.G$2])+([.G1667]*[.H$2])+[.I$2]" office:value-type="float" office:value="872.537157742464">
            <text:p>872.537157742464</text:p>
          </table:table-cell>
          <table:table-cell table:number-columns-repeated="2"/>
          <table:table-cell office:value-type="float" office:value="1663">
            <text:p>1663</text:p>
          </table:table-cell>
          <table:table-cell table:formula="of:=([.K1667]*[.K1667]*[.K$2])+([.K1667]*[.L$2])+[.M$2]" office:value-type="float" office:value="650.951458524486">
            <text:p>650.9514585244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4">
            <text:p>1664</text:p>
          </table:table-cell>
          <table:table-cell table:formula="of:=([.G1668]*[.G1668]*[.G$2])+([.G1668]*[.H$2])+[.I$2]" office:value-type="float" office:value="872.937781304087">
            <text:p>872.937781304087</text:p>
          </table:table-cell>
          <table:table-cell table:number-columns-repeated="2"/>
          <table:table-cell office:value-type="float" office:value="1664">
            <text:p>1664</text:p>
          </table:table-cell>
          <table:table-cell table:formula="of:=([.K1668]*[.K1668]*[.K$2])+([.K1668]*[.L$2])+[.M$2]" office:value-type="float" office:value="651.397867445827">
            <text:p>651.3978674458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5">
            <text:p>1665</text:p>
          </table:table-cell>
          <table:table-cell table:formula="of:=([.G1669]*[.G1669]*[.G$2])+([.G1669]*[.H$2])+[.I$2]" office:value-type="float" office:value="873.338355061628">
            <text:p>873.338355061628</text:p>
          </table:table-cell>
          <table:table-cell table:number-columns-repeated="2"/>
          <table:table-cell office:value-type="float" office:value="1665">
            <text:p>1665</text:p>
          </table:table-cell>
          <table:table-cell table:formula="of:=([.K1669]*[.K1669]*[.K$2])+([.K1669]*[.L$2])+[.M$2]" office:value-type="float" office:value="651.844265117198">
            <text:p>651.8442651171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6">
            <text:p>1666</text:p>
          </table:table-cell>
          <table:table-cell table:formula="of:=([.G1670]*[.G1670]*[.G$2])+([.G1670]*[.H$2])+[.I$2]" office:value-type="float" office:value="873.738879015089">
            <text:p>873.738879015089</text:p>
          </table:table-cell>
          <table:table-cell table:number-columns-repeated="2"/>
          <table:table-cell office:value-type="float" office:value="1666">
            <text:p>1666</text:p>
          </table:table-cell>
          <table:table-cell table:formula="of:=([.K1670]*[.K1670]*[.K$2])+([.K1670]*[.L$2])+[.M$2]" office:value-type="float" office:value="652.2906515386">
            <text:p>652.2906515386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7">
            <text:p>1667</text:p>
          </table:table-cell>
          <table:table-cell table:formula="of:=([.G1671]*[.G1671]*[.G$2])+([.G1671]*[.H$2])+[.I$2]" office:value-type="float" office:value="874.139353164469">
            <text:p>874.139353164469</text:p>
          </table:table-cell>
          <table:table-cell table:number-columns-repeated="2"/>
          <table:table-cell office:value-type="float" office:value="1667">
            <text:p>1667</text:p>
          </table:table-cell>
          <table:table-cell table:formula="of:=([.K1671]*[.K1671]*[.K$2])+([.K1671]*[.L$2])+[.M$2]" office:value-type="float" office:value="652.737026710031">
            <text:p>652.7370267100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8">
            <text:p>1668</text:p>
          </table:table-cell>
          <table:table-cell table:formula="of:=([.G1672]*[.G1672]*[.G$2])+([.G1672]*[.H$2])+[.I$2]" office:value-type="float" office:value="874.539777509767">
            <text:p>874.539777509767</text:p>
          </table:table-cell>
          <table:table-cell table:number-columns-repeated="2"/>
          <table:table-cell office:value-type="float" office:value="1668">
            <text:p>1668</text:p>
          </table:table-cell>
          <table:table-cell table:formula="of:=([.K1672]*[.K1672]*[.K$2])+([.K1672]*[.L$2])+[.M$2]" office:value-type="float" office:value="653.183390631493">
            <text:p>653.1833906314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9">
            <text:p>1669</text:p>
          </table:table-cell>
          <table:table-cell table:formula="of:=([.G1673]*[.G1673]*[.G$2])+([.G1673]*[.H$2])+[.I$2]" office:value-type="float" office:value="874.940152050985">
            <text:p>874.940152050985</text:p>
          </table:table-cell>
          <table:table-cell table:number-columns-repeated="2"/>
          <table:table-cell office:value-type="float" office:value="1669">
            <text:p>1669</text:p>
          </table:table-cell>
          <table:table-cell table:formula="of:=([.K1673]*[.K1673]*[.K$2])+([.K1673]*[.L$2])+[.M$2]" office:value-type="float" office:value="653.629743302985">
            <text:p>653.6297433029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0">
            <text:p>1670</text:p>
          </table:table-cell>
          <table:table-cell table:formula="of:=([.G1674]*[.G1674]*[.G$2])+([.G1674]*[.H$2])+[.I$2]" office:value-type="float" office:value="875.340476788121">
            <text:p>875.340476788121</text:p>
          </table:table-cell>
          <table:table-cell table:number-columns-repeated="2"/>
          <table:table-cell office:value-type="float" office:value="1670">
            <text:p>1670</text:p>
          </table:table-cell>
          <table:table-cell table:formula="of:=([.K1674]*[.K1674]*[.K$2])+([.K1674]*[.L$2])+[.M$2]" office:value-type="float" office:value="654.076084724507">
            <text:p>654.0760847245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1">
            <text:p>1671</text:p>
          </table:table-cell>
          <table:table-cell table:formula="of:=([.G1675]*[.G1675]*[.G$2])+([.G1675]*[.H$2])+[.I$2]" office:value-type="float" office:value="875.740751721176">
            <text:p>875.740751721176</text:p>
          </table:table-cell>
          <table:table-cell table:number-columns-repeated="2"/>
          <table:table-cell office:value-type="float" office:value="1671">
            <text:p>1671</text:p>
          </table:table-cell>
          <table:table-cell table:formula="of:=([.K1675]*[.K1675]*[.K$2])+([.K1675]*[.L$2])+[.M$2]" office:value-type="float" office:value="654.52241489606">
            <text:p>654.5224148960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2">
            <text:p>1672</text:p>
          </table:table-cell>
          <table:table-cell table:formula="of:=([.G1676]*[.G1676]*[.G$2])+([.G1676]*[.H$2])+[.I$2]" office:value-type="float" office:value="876.14097685015">
            <text:p>876.140976850150</text:p>
          </table:table-cell>
          <table:table-cell table:number-columns-repeated="2"/>
          <table:table-cell office:value-type="float" office:value="1672">
            <text:p>1672</text:p>
          </table:table-cell>
          <table:table-cell table:formula="of:=([.K1676]*[.K1676]*[.K$2])+([.K1676]*[.L$2])+[.M$2]" office:value-type="float" office:value="654.968733817643">
            <text:p>654.9687338176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3">
            <text:p>1673</text:p>
          </table:table-cell>
          <table:table-cell table:formula="of:=([.G1677]*[.G1677]*[.G$2])+([.G1677]*[.H$2])+[.I$2]" office:value-type="float" office:value="876.541152175044">
            <text:p>876.541152175044</text:p>
          </table:table-cell>
          <table:table-cell table:number-columns-repeated="2"/>
          <table:table-cell office:value-type="float" office:value="1673">
            <text:p>1673</text:p>
          </table:table-cell>
          <table:table-cell table:formula="of:=([.K1677]*[.K1677]*[.K$2])+([.K1677]*[.L$2])+[.M$2]" office:value-type="float" office:value="655.415041489256">
            <text:p>655.4150414892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4">
            <text:p>1674</text:p>
          </table:table-cell>
          <table:table-cell table:formula="of:=([.G1678]*[.G1678]*[.G$2])+([.G1678]*[.H$2])+[.I$2]" office:value-type="float" office:value="876.941277695856">
            <text:p>876.941277695856</text:p>
          </table:table-cell>
          <table:table-cell table:number-columns-repeated="2"/>
          <table:table-cell office:value-type="float" office:value="1674">
            <text:p>1674</text:p>
          </table:table-cell>
          <table:table-cell table:formula="of:=([.K1678]*[.K1678]*[.K$2])+([.K1678]*[.L$2])+[.M$2]" office:value-type="float" office:value="655.861337910899">
            <text:p>655.8613379108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5">
            <text:p>1675</text:p>
          </table:table-cell>
          <table:table-cell table:formula="of:=([.G1679]*[.G1679]*[.G$2])+([.G1679]*[.H$2])+[.I$2]" office:value-type="float" office:value="877.341353412587">
            <text:p>877.341353412587</text:p>
          </table:table-cell>
          <table:table-cell table:number-columns-repeated="2"/>
          <table:table-cell office:value-type="float" office:value="1675">
            <text:p>1675</text:p>
          </table:table-cell>
          <table:table-cell table:formula="of:=([.K1679]*[.K1679]*[.K$2])+([.K1679]*[.L$2])+[.M$2]" office:value-type="float" office:value="656.307623082573">
            <text:p>656.3076230825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6">
            <text:p>1676</text:p>
          </table:table-cell>
          <table:table-cell table:formula="of:=([.G1680]*[.G1680]*[.G$2])+([.G1680]*[.H$2])+[.I$2]" office:value-type="float" office:value="877.741379325236">
            <text:p>877.741379325236</text:p>
          </table:table-cell>
          <table:table-cell table:number-columns-repeated="2"/>
          <table:table-cell office:value-type="float" office:value="1676">
            <text:p>1676</text:p>
          </table:table-cell>
          <table:table-cell table:formula="of:=([.K1680]*[.K1680]*[.K$2])+([.K1680]*[.L$2])+[.M$2]" office:value-type="float" office:value="656.753897004277">
            <text:p>656.7538970042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7">
            <text:p>1677</text:p>
          </table:table-cell>
          <table:table-cell table:formula="of:=([.G1681]*[.G1681]*[.G$2])+([.G1681]*[.H$2])+[.I$2]" office:value-type="float" office:value="878.141355433805">
            <text:p>878.141355433805</text:p>
          </table:table-cell>
          <table:table-cell table:number-columns-repeated="2"/>
          <table:table-cell office:value-type="float" office:value="1677">
            <text:p>1677</text:p>
          </table:table-cell>
          <table:table-cell table:formula="of:=([.K1681]*[.K1681]*[.K$2])+([.K1681]*[.L$2])+[.M$2]" office:value-type="float" office:value="657.20015967601">
            <text:p>657.2001596760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8">
            <text:p>1678</text:p>
          </table:table-cell>
          <table:table-cell table:formula="of:=([.G1682]*[.G1682]*[.G$2])+([.G1682]*[.H$2])+[.I$2]" office:value-type="float" office:value="878.541281738293">
            <text:p>878.541281738293</text:p>
          </table:table-cell>
          <table:table-cell table:number-columns-repeated="2"/>
          <table:table-cell office:value-type="float" office:value="1678">
            <text:p>1678</text:p>
          </table:table-cell>
          <table:table-cell table:formula="of:=([.K1682]*[.K1682]*[.K$2])+([.K1682]*[.L$2])+[.M$2]" office:value-type="float" office:value="657.646411097775">
            <text:p>657.6464110977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79">
            <text:p>1679</text:p>
          </table:table-cell>
          <table:table-cell table:formula="of:=([.G1683]*[.G1683]*[.G$2])+([.G1683]*[.H$2])+[.I$2]" office:value-type="float" office:value="878.9411582387">
            <text:p>878.941158238700</text:p>
          </table:table-cell>
          <table:table-cell table:number-columns-repeated="2"/>
          <table:table-cell office:value-type="float" office:value="1679">
            <text:p>1679</text:p>
          </table:table-cell>
          <table:table-cell table:formula="of:=([.K1683]*[.K1683]*[.K$2])+([.K1683]*[.L$2])+[.M$2]" office:value-type="float" office:value="658.092651269569">
            <text:p>658.0926512695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0">
            <text:p>1680</text:p>
          </table:table-cell>
          <table:table-cell table:formula="of:=([.G1684]*[.G1684]*[.G$2])+([.G1684]*[.H$2])+[.I$2]" office:value-type="float" office:value="879.340984935025">
            <text:p>879.340984935025</text:p>
          </table:table-cell>
          <table:table-cell table:number-columns-repeated="2"/>
          <table:table-cell office:value-type="float" office:value="1680">
            <text:p>1680</text:p>
          </table:table-cell>
          <table:table-cell table:formula="of:=([.K1684]*[.K1684]*[.K$2])+([.K1684]*[.L$2])+[.M$2]" office:value-type="float" office:value="658.538880191394">
            <text:p>658.5388801913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1">
            <text:p>1681</text:p>
          </table:table-cell>
          <table:table-cell table:formula="of:=([.G1685]*[.G1685]*[.G$2])+([.G1685]*[.H$2])+[.I$2]" office:value-type="float" office:value="879.740761827269">
            <text:p>879.740761827269</text:p>
          </table:table-cell>
          <table:table-cell table:number-columns-repeated="2"/>
          <table:table-cell office:value-type="float" office:value="1681">
            <text:p>1681</text:p>
          </table:table-cell>
          <table:table-cell table:formula="of:=([.K1685]*[.K1685]*[.K$2])+([.K1685]*[.L$2])+[.M$2]" office:value-type="float" office:value="658.985097863249">
            <text:p>658.9850978632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2">
            <text:p>1682</text:p>
          </table:table-cell>
          <table:table-cell table:formula="of:=([.G1686]*[.G1686]*[.G$2])+([.G1686]*[.H$2])+[.I$2]" office:value-type="float" office:value="880.140488915433">
            <text:p>880.140488915433</text:p>
          </table:table-cell>
          <table:table-cell table:number-columns-repeated="2"/>
          <table:table-cell office:value-type="float" office:value="1682">
            <text:p>1682</text:p>
          </table:table-cell>
          <table:table-cell table:formula="of:=([.K1686]*[.K1686]*[.K$2])+([.K1686]*[.L$2])+[.M$2]" office:value-type="float" office:value="659.431304285134">
            <text:p>659.4313042851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3">
            <text:p>1683</text:p>
          </table:table-cell>
          <table:table-cell table:formula="of:=([.G1687]*[.G1687]*[.G$2])+([.G1687]*[.H$2])+[.I$2]" office:value-type="float" office:value="880.540166199515">
            <text:p>880.540166199515</text:p>
          </table:table-cell>
          <table:table-cell table:number-columns-repeated="2"/>
          <table:table-cell office:value-type="float" office:value="1683">
            <text:p>1683</text:p>
          </table:table-cell>
          <table:table-cell table:formula="of:=([.K1687]*[.K1687]*[.K$2])+([.K1687]*[.L$2])+[.M$2]" office:value-type="float" office:value="659.87749945705">
            <text:p>659.8774994570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4">
            <text:p>1684</text:p>
          </table:table-cell>
          <table:table-cell table:formula="of:=([.G1688]*[.G1688]*[.G$2])+([.G1688]*[.H$2])+[.I$2]" office:value-type="float" office:value="880.939793679516">
            <text:p>880.939793679516</text:p>
          </table:table-cell>
          <table:table-cell table:number-columns-repeated="2"/>
          <table:table-cell office:value-type="float" office:value="1684">
            <text:p>1684</text:p>
          </table:table-cell>
          <table:table-cell table:formula="of:=([.K1688]*[.K1688]*[.K$2])+([.K1688]*[.L$2])+[.M$2]" office:value-type="float" office:value="660.323683378995">
            <text:p>660.3236833789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5">
            <text:p>1685</text:p>
          </table:table-cell>
          <table:table-cell table:formula="of:=([.G1689]*[.G1689]*[.G$2])+([.G1689]*[.H$2])+[.I$2]" office:value-type="float" office:value="881.339371355436">
            <text:p>881.339371355436</text:p>
          </table:table-cell>
          <table:table-cell table:number-columns-repeated="2"/>
          <table:table-cell office:value-type="float" office:value="1685">
            <text:p>1685</text:p>
          </table:table-cell>
          <table:table-cell table:formula="of:=([.K1689]*[.K1689]*[.K$2])+([.K1689]*[.L$2])+[.M$2]" office:value-type="float" office:value="660.769856050971">
            <text:p>660.7698560509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6">
            <text:p>1686</text:p>
          </table:table-cell>
          <table:table-cell table:formula="of:=([.G1690]*[.G1690]*[.G$2])+([.G1690]*[.H$2])+[.I$2]" office:value-type="float" office:value="881.738899227275">
            <text:p>881.738899227275</text:p>
          </table:table-cell>
          <table:table-cell table:number-columns-repeated="2"/>
          <table:table-cell office:value-type="float" office:value="1686">
            <text:p>1686</text:p>
          </table:table-cell>
          <table:table-cell table:formula="of:=([.K1690]*[.K1690]*[.K$2])+([.K1690]*[.L$2])+[.M$2]" office:value-type="float" office:value="661.216017472977">
            <text:p>661.2160174729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7">
            <text:p>1687</text:p>
          </table:table-cell>
          <table:table-cell table:formula="of:=([.G1691]*[.G1691]*[.G$2])+([.G1691]*[.H$2])+[.I$2]" office:value-type="float" office:value="882.138377295033">
            <text:p>882.138377295033</text:p>
          </table:table-cell>
          <table:table-cell table:number-columns-repeated="2"/>
          <table:table-cell office:value-type="float" office:value="1687">
            <text:p>1687</text:p>
          </table:table-cell>
          <table:table-cell table:formula="of:=([.K1691]*[.K1691]*[.K$2])+([.K1691]*[.L$2])+[.M$2]" office:value-type="float" office:value="661.662167645014">
            <text:p>661.6621676450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8">
            <text:p>1688</text:p>
          </table:table-cell>
          <table:table-cell table:formula="of:=([.G1692]*[.G1692]*[.G$2])+([.G1692]*[.H$2])+[.I$2]" office:value-type="float" office:value="882.53780555871">
            <text:p>882.537805558710</text:p>
          </table:table-cell>
          <table:table-cell table:number-columns-repeated="2"/>
          <table:table-cell office:value-type="float" office:value="1688">
            <text:p>1688</text:p>
          </table:table-cell>
          <table:table-cell table:formula="of:=([.K1692]*[.K1692]*[.K$2])+([.K1692]*[.L$2])+[.M$2]" office:value-type="float" office:value="662.10830656708">
            <text:p>662.1083065670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89">
            <text:p>1689</text:p>
          </table:table-cell>
          <table:table-cell table:formula="of:=([.G1693]*[.G1693]*[.G$2])+([.G1693]*[.H$2])+[.I$2]" office:value-type="float" office:value="882.937184018306">
            <text:p>882.937184018306</text:p>
          </table:table-cell>
          <table:table-cell table:number-columns-repeated="2"/>
          <table:table-cell office:value-type="float" office:value="1689">
            <text:p>1689</text:p>
          </table:table-cell>
          <table:table-cell table:formula="of:=([.K1693]*[.K1693]*[.K$2])+([.K1693]*[.L$2])+[.M$2]" office:value-type="float" office:value="662.554434239177">
            <text:p>662.5544342391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0">
            <text:p>1690</text:p>
          </table:table-cell>
          <table:table-cell table:formula="of:=([.G1694]*[.G1694]*[.G$2])+([.G1694]*[.H$2])+[.I$2]" office:value-type="float" office:value="883.33651267382">
            <text:p>883.336512673820</text:p>
          </table:table-cell>
          <table:table-cell table:number-columns-repeated="2"/>
          <table:table-cell office:value-type="float" office:value="1690">
            <text:p>1690</text:p>
          </table:table-cell>
          <table:table-cell table:formula="of:=([.K1694]*[.K1694]*[.K$2])+([.K1694]*[.L$2])+[.M$2]" office:value-type="float" office:value="663.000550661304">
            <text:p>663.0005506613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1">
            <text:p>1691</text:p>
          </table:table-cell>
          <table:table-cell table:formula="of:=([.G1695]*[.G1695]*[.G$2])+([.G1695]*[.H$2])+[.I$2]" office:value-type="float" office:value="883.735791525254">
            <text:p>883.735791525254</text:p>
          </table:table-cell>
          <table:table-cell table:number-columns-repeated="2"/>
          <table:table-cell office:value-type="float" office:value="1691">
            <text:p>1691</text:p>
          </table:table-cell>
          <table:table-cell table:formula="of:=([.K1695]*[.K1695]*[.K$2])+([.K1695]*[.L$2])+[.M$2]" office:value-type="float" office:value="663.446655833462">
            <text:p>663.4466558334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2">
            <text:p>1692</text:p>
          </table:table-cell>
          <table:table-cell table:formula="of:=([.G1696]*[.G1696]*[.G$2])+([.G1696]*[.H$2])+[.I$2]" office:value-type="float" office:value="884.135020572606">
            <text:p>884.135020572606</text:p>
          </table:table-cell>
          <table:table-cell table:number-columns-repeated="2"/>
          <table:table-cell office:value-type="float" office:value="1692">
            <text:p>1692</text:p>
          </table:table-cell>
          <table:table-cell table:formula="of:=([.K1696]*[.K1696]*[.K$2])+([.K1696]*[.L$2])+[.M$2]" office:value-type="float" office:value="663.892749755649">
            <text:p>663.8927497556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3">
            <text:p>1693</text:p>
          </table:table-cell>
          <table:table-cell table:formula="of:=([.G1697]*[.G1697]*[.G$2])+([.G1697]*[.H$2])+[.I$2]" office:value-type="float" office:value="884.534199815878">
            <text:p>884.534199815878</text:p>
          </table:table-cell>
          <table:table-cell table:number-columns-repeated="2"/>
          <table:table-cell office:value-type="float" office:value="1693">
            <text:p>1693</text:p>
          </table:table-cell>
          <table:table-cell table:formula="of:=([.K1697]*[.K1697]*[.K$2])+([.K1697]*[.L$2])+[.M$2]" office:value-type="float" office:value="664.338832427867">
            <text:p>664.3388324278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4">
            <text:p>1694</text:p>
          </table:table-cell>
          <table:table-cell table:formula="of:=([.G1698]*[.G1698]*[.G$2])+([.G1698]*[.H$2])+[.I$2]" office:value-type="float" office:value="884.933329255068">
            <text:p>884.933329255068</text:p>
          </table:table-cell>
          <table:table-cell table:number-columns-repeated="2"/>
          <table:table-cell office:value-type="float" office:value="1694">
            <text:p>1694</text:p>
          </table:table-cell>
          <table:table-cell table:formula="of:=([.K1698]*[.K1698]*[.K$2])+([.K1698]*[.L$2])+[.M$2]" office:value-type="float" office:value="664.784903850115">
            <text:p>664.7849038501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5">
            <text:p>1695</text:p>
          </table:table-cell>
          <table:table-cell table:formula="of:=([.G1699]*[.G1699]*[.G$2])+([.G1699]*[.H$2])+[.I$2]" office:value-type="float" office:value="885.332408890178">
            <text:p>885.332408890178</text:p>
          </table:table-cell>
          <table:table-cell table:number-columns-repeated="2"/>
          <table:table-cell office:value-type="float" office:value="1695">
            <text:p>1695</text:p>
          </table:table-cell>
          <table:table-cell table:formula="of:=([.K1699]*[.K1699]*[.K$2])+([.K1699]*[.L$2])+[.M$2]" office:value-type="float" office:value="665.230964022394">
            <text:p>665.2309640223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6">
            <text:p>1696</text:p>
          </table:table-cell>
          <table:table-cell table:formula="of:=([.G1700]*[.G1700]*[.G$2])+([.G1700]*[.H$2])+[.I$2]" office:value-type="float" office:value="885.731438721206">
            <text:p>885.731438721206</text:p>
          </table:table-cell>
          <table:table-cell table:number-columns-repeated="2"/>
          <table:table-cell office:value-type="float" office:value="1696">
            <text:p>1696</text:p>
          </table:table-cell>
          <table:table-cell table:formula="of:=([.K1700]*[.K1700]*[.K$2])+([.K1700]*[.L$2])+[.M$2]" office:value-type="float" office:value="665.677012944702">
            <text:p>665.6770129447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7">
            <text:p>1697</text:p>
          </table:table-cell>
          <table:table-cell table:formula="of:=([.G1701]*[.G1701]*[.G$2])+([.G1701]*[.H$2])+[.I$2]" office:value-type="float" office:value="886.130418748153">
            <text:p>886.130418748153</text:p>
          </table:table-cell>
          <table:table-cell table:number-columns-repeated="2"/>
          <table:table-cell office:value-type="float" office:value="1697">
            <text:p>1697</text:p>
          </table:table-cell>
          <table:table-cell table:formula="of:=([.K1701]*[.K1701]*[.K$2])+([.K1701]*[.L$2])+[.M$2]" office:value-type="float" office:value="666.123050617041">
            <text:p>666.1230506170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8">
            <text:p>1698</text:p>
          </table:table-cell>
          <table:table-cell table:formula="of:=([.G1702]*[.G1702]*[.G$2])+([.G1702]*[.H$2])+[.I$2]" office:value-type="float" office:value="886.529348971019">
            <text:p>886.529348971019</text:p>
          </table:table-cell>
          <table:table-cell table:number-columns-repeated="2"/>
          <table:table-cell office:value-type="float" office:value="1698">
            <text:p>1698</text:p>
          </table:table-cell>
          <table:table-cell table:formula="of:=([.K1702]*[.K1702]*[.K$2])+([.K1702]*[.L$2])+[.M$2]" office:value-type="float" office:value="666.56907703941">
            <text:p>666.5690770394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99">
            <text:p>1699</text:p>
          </table:table-cell>
          <table:table-cell table:formula="of:=([.G1703]*[.G1703]*[.G$2])+([.G1703]*[.H$2])+[.I$2]" office:value-type="float" office:value="886.928229389804">
            <text:p>886.928229389804</text:p>
          </table:table-cell>
          <table:table-cell table:number-columns-repeated="2"/>
          <table:table-cell office:value-type="float" office:value="1699">
            <text:p>1699</text:p>
          </table:table-cell>
          <table:table-cell table:formula="of:=([.K1703]*[.K1703]*[.K$2])+([.K1703]*[.L$2])+[.M$2]" office:value-type="float" office:value="667.015092211809">
            <text:p>667.0150922118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0">
            <text:p>1700</text:p>
          </table:table-cell>
          <table:table-cell table:formula="of:=([.G1704]*[.G1704]*[.G$2])+([.G1704]*[.H$2])+[.I$2]" office:value-type="float" office:value="887.327060004508">
            <text:p>887.327060004508</text:p>
          </table:table-cell>
          <table:table-cell table:number-columns-repeated="2"/>
          <table:table-cell office:value-type="float" office:value="1700">
            <text:p>1700</text:p>
          </table:table-cell>
          <table:table-cell table:formula="of:=([.K1704]*[.K1704]*[.K$2])+([.K1704]*[.L$2])+[.M$2]" office:value-type="float" office:value="667.461096134239">
            <text:p>667.4610961342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1">
            <text:p>1701</text:p>
          </table:table-cell>
          <table:table-cell table:formula="of:=([.G1705]*[.G1705]*[.G$2])+([.G1705]*[.H$2])+[.I$2]" office:value-type="float" office:value="887.72584081513">
            <text:p>887.725840815130</text:p>
          </table:table-cell>
          <table:table-cell table:number-columns-repeated="2"/>
          <table:table-cell office:value-type="float" office:value="1701">
            <text:p>1701</text:p>
          </table:table-cell>
          <table:table-cell table:formula="of:=([.K1705]*[.K1705]*[.K$2])+([.K1705]*[.L$2])+[.M$2]" office:value-type="float" office:value="667.907088806699">
            <text:p>667.9070888066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2">
            <text:p>1702</text:p>
          </table:table-cell>
          <table:table-cell table:formula="of:=([.G1706]*[.G1706]*[.G$2])+([.G1706]*[.H$2])+[.I$2]" office:value-type="float" office:value="888.124571821672">
            <text:p>888.124571821672</text:p>
          </table:table-cell>
          <table:table-cell table:number-columns-repeated="2"/>
          <table:table-cell office:value-type="float" office:value="1702">
            <text:p>1702</text:p>
          </table:table-cell>
          <table:table-cell table:formula="of:=([.K1706]*[.K1706]*[.K$2])+([.K1706]*[.L$2])+[.M$2]" office:value-type="float" office:value="668.353070229189">
            <text:p>668.3530702291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3">
            <text:p>1703</text:p>
          </table:table-cell>
          <table:table-cell table:formula="of:=([.G1707]*[.G1707]*[.G$2])+([.G1707]*[.H$2])+[.I$2]" office:value-type="float" office:value="888.523253024132">
            <text:p>888.523253024132</text:p>
          </table:table-cell>
          <table:table-cell table:number-columns-repeated="2"/>
          <table:table-cell office:value-type="float" office:value="1703">
            <text:p>1703</text:p>
          </table:table-cell>
          <table:table-cell table:formula="of:=([.K1707]*[.K1707]*[.K$2])+([.K1707]*[.L$2])+[.M$2]" office:value-type="float" office:value="668.799040401709">
            <text:p>668.7990404017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4">
            <text:p>1704</text:p>
          </table:table-cell>
          <table:table-cell table:formula="of:=([.G1708]*[.G1708]*[.G$2])+([.G1708]*[.H$2])+[.I$2]" office:value-type="float" office:value="888.921884422512">
            <text:p>888.921884422512</text:p>
          </table:table-cell>
          <table:table-cell table:number-columns-repeated="2"/>
          <table:table-cell office:value-type="float" office:value="1704">
            <text:p>1704</text:p>
          </table:table-cell>
          <table:table-cell table:formula="of:=([.K1708]*[.K1708]*[.K$2])+([.K1708]*[.L$2])+[.M$2]" office:value-type="float" office:value="669.24499932426">
            <text:p>669.2449993242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5">
            <text:p>1705</text:p>
          </table:table-cell>
          <table:table-cell table:formula="of:=([.G1709]*[.G1709]*[.G$2])+([.G1709]*[.H$2])+[.I$2]" office:value-type="float" office:value="889.32046601681">
            <text:p>889.320466016810</text:p>
          </table:table-cell>
          <table:table-cell table:number-columns-repeated="2"/>
          <table:table-cell office:value-type="float" office:value="1705">
            <text:p>1705</text:p>
          </table:table-cell>
          <table:table-cell table:formula="of:=([.K1709]*[.K1709]*[.K$2])+([.K1709]*[.L$2])+[.M$2]" office:value-type="float" office:value="669.69094699684">
            <text:p>669.6909469968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6">
            <text:p>1706</text:p>
          </table:table-cell>
          <table:table-cell table:formula="of:=([.G1710]*[.G1710]*[.G$2])+([.G1710]*[.H$2])+[.I$2]" office:value-type="float" office:value="889.718997807028">
            <text:p>889.718997807028</text:p>
          </table:table-cell>
          <table:table-cell table:number-columns-repeated="2"/>
          <table:table-cell office:value-type="float" office:value="1706">
            <text:p>1706</text:p>
          </table:table-cell>
          <table:table-cell table:formula="of:=([.K1710]*[.K1710]*[.K$2])+([.K1710]*[.L$2])+[.M$2]" office:value-type="float" office:value="670.136883419451">
            <text:p>670.1368834194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7">
            <text:p>1707</text:p>
          </table:table-cell>
          <table:table-cell table:formula="of:=([.G1711]*[.G1711]*[.G$2])+([.G1711]*[.H$2])+[.I$2]" office:value-type="float" office:value="890.117479793164">
            <text:p>890.117479793164</text:p>
          </table:table-cell>
          <table:table-cell table:number-columns-repeated="2"/>
          <table:table-cell office:value-type="float" office:value="1707">
            <text:p>1707</text:p>
          </table:table-cell>
          <table:table-cell table:formula="of:=([.K1711]*[.K1711]*[.K$2])+([.K1711]*[.L$2])+[.M$2]" office:value-type="float" office:value="670.582808592093">
            <text:p>670.5828085920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8">
            <text:p>1708</text:p>
          </table:table-cell>
          <table:table-cell table:formula="of:=([.G1712]*[.G1712]*[.G$2])+([.G1712]*[.H$2])+[.I$2]" office:value-type="float" office:value="890.515911975219">
            <text:p>890.515911975219</text:p>
          </table:table-cell>
          <table:table-cell table:number-columns-repeated="2"/>
          <table:table-cell office:value-type="float" office:value="1708">
            <text:p>1708</text:p>
          </table:table-cell>
          <table:table-cell table:formula="of:=([.K1712]*[.K1712]*[.K$2])+([.K1712]*[.L$2])+[.M$2]" office:value-type="float" office:value="671.028722514764">
            <text:p>671.0287225147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9">
            <text:p>1709</text:p>
          </table:table-cell>
          <table:table-cell table:formula="of:=([.G1713]*[.G1713]*[.G$2])+([.G1713]*[.H$2])+[.I$2]" office:value-type="float" office:value="890.914294353193">
            <text:p>890.914294353193</text:p>
          </table:table-cell>
          <table:table-cell table:number-columns-repeated="2"/>
          <table:table-cell office:value-type="float" office:value="1709">
            <text:p>1709</text:p>
          </table:table-cell>
          <table:table-cell table:formula="of:=([.K1713]*[.K1713]*[.K$2])+([.K1713]*[.L$2])+[.M$2]" office:value-type="float" office:value="671.474625187466">
            <text:p>671.4746251874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0">
            <text:p>1710</text:p>
          </table:table-cell>
          <table:table-cell table:formula="of:=([.G1714]*[.G1714]*[.G$2])+([.G1714]*[.H$2])+[.I$2]" office:value-type="float" office:value="891.312626927086">
            <text:p>891.312626927086</text:p>
          </table:table-cell>
          <table:table-cell table:number-columns-repeated="2"/>
          <table:table-cell office:value-type="float" office:value="1710">
            <text:p>1710</text:p>
          </table:table-cell>
          <table:table-cell table:formula="of:=([.K1714]*[.K1714]*[.K$2])+([.K1714]*[.L$2])+[.M$2]" office:value-type="float" office:value="671.920516610198">
            <text:p>671.9205166101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1">
            <text:p>1711</text:p>
          </table:table-cell>
          <table:table-cell table:formula="of:=([.G1715]*[.G1715]*[.G$2])+([.G1715]*[.H$2])+[.I$2]" office:value-type="float" office:value="891.710909696898">
            <text:p>891.710909696898</text:p>
          </table:table-cell>
          <table:table-cell table:number-columns-repeated="2"/>
          <table:table-cell office:value-type="float" office:value="1711">
            <text:p>1711</text:p>
          </table:table-cell>
          <table:table-cell table:formula="of:=([.K1715]*[.K1715]*[.K$2])+([.K1715]*[.L$2])+[.M$2]" office:value-type="float" office:value="672.36639678296">
            <text:p>672.3663967829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2">
            <text:p>1712</text:p>
          </table:table-cell>
          <table:table-cell table:formula="of:=([.G1716]*[.G1716]*[.G$2])+([.G1716]*[.H$2])+[.I$2]" office:value-type="float" office:value="892.109142662629">
            <text:p>892.109142662629</text:p>
          </table:table-cell>
          <table:table-cell table:number-columns-repeated="2"/>
          <table:table-cell office:value-type="float" office:value="1712">
            <text:p>1712</text:p>
          </table:table-cell>
          <table:table-cell table:formula="of:=([.K1716]*[.K1716]*[.K$2])+([.K1716]*[.L$2])+[.M$2]" office:value-type="float" office:value="672.812265705752">
            <text:p>672.8122657057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3">
            <text:p>1713</text:p>
          </table:table-cell>
          <table:table-cell table:formula="of:=([.G1717]*[.G1717]*[.G$2])+([.G1717]*[.H$2])+[.I$2]" office:value-type="float" office:value="892.507325824279">
            <text:p>892.507325824279</text:p>
          </table:table-cell>
          <table:table-cell table:number-columns-repeated="2"/>
          <table:table-cell office:value-type="float" office:value="1713">
            <text:p>1713</text:p>
          </table:table-cell>
          <table:table-cell table:formula="of:=([.K1717]*[.K1717]*[.K$2])+([.K1717]*[.L$2])+[.M$2]" office:value-type="float" office:value="673.258123378575">
            <text:p>673.2581233785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4">
            <text:p>1714</text:p>
          </table:table-cell>
          <table:table-cell table:formula="of:=([.G1718]*[.G1718]*[.G$2])+([.G1718]*[.H$2])+[.I$2]" office:value-type="float" office:value="892.905459181847">
            <text:p>892.905459181847</text:p>
          </table:table-cell>
          <table:table-cell table:number-columns-repeated="2"/>
          <table:table-cell office:value-type="float" office:value="1714">
            <text:p>1714</text:p>
          </table:table-cell>
          <table:table-cell table:formula="of:=([.K1718]*[.K1718]*[.K$2])+([.K1718]*[.L$2])+[.M$2]" office:value-type="float" office:value="673.703969801428">
            <text:p>673.7039698014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5">
            <text:p>1715</text:p>
          </table:table-cell>
          <table:table-cell table:formula="of:=([.G1719]*[.G1719]*[.G$2])+([.G1719]*[.H$2])+[.I$2]" office:value-type="float" office:value="893.303542735335">
            <text:p>893.303542735335</text:p>
          </table:table-cell>
          <table:table-cell table:number-columns-repeated="2"/>
          <table:table-cell office:value-type="float" office:value="1715">
            <text:p>1715</text:p>
          </table:table-cell>
          <table:table-cell table:formula="of:=([.K1719]*[.K1719]*[.K$2])+([.K1719]*[.L$2])+[.M$2]" office:value-type="float" office:value="674.149804974311">
            <text:p>674.1498049743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6">
            <text:p>1716</text:p>
          </table:table-cell>
          <table:table-cell table:formula="of:=([.G1720]*[.G1720]*[.G$2])+([.G1720]*[.H$2])+[.I$2]" office:value-type="float" office:value="893.701576484741">
            <text:p>893.701576484741</text:p>
          </table:table-cell>
          <table:table-cell table:number-columns-repeated="2"/>
          <table:table-cell office:value-type="float" office:value="1716">
            <text:p>1716</text:p>
          </table:table-cell>
          <table:table-cell table:formula="of:=([.K1720]*[.K1720]*[.K$2])+([.K1720]*[.L$2])+[.M$2]" office:value-type="float" office:value="674.595628897224">
            <text:p>674.5956288972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7">
            <text:p>1717</text:p>
          </table:table-cell>
          <table:table-cell table:formula="of:=([.G1721]*[.G1721]*[.G$2])+([.G1721]*[.H$2])+[.I$2]" office:value-type="float" office:value="894.099560430067">
            <text:p>894.099560430067</text:p>
          </table:table-cell>
          <table:table-cell table:number-columns-repeated="2"/>
          <table:table-cell office:value-type="float" office:value="1717">
            <text:p>1717</text:p>
          </table:table-cell>
          <table:table-cell table:formula="of:=([.K1721]*[.K1721]*[.K$2])+([.K1721]*[.L$2])+[.M$2]" office:value-type="float" office:value="675.041441570168">
            <text:p>675.0414415701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8">
            <text:p>1718</text:p>
          </table:table-cell>
          <table:table-cell table:formula="of:=([.G1722]*[.G1722]*[.G$2])+([.G1722]*[.H$2])+[.I$2]" office:value-type="float" office:value="894.497494571311">
            <text:p>894.497494571311</text:p>
          </table:table-cell>
          <table:table-cell table:number-columns-repeated="2"/>
          <table:table-cell office:value-type="float" office:value="1718">
            <text:p>1718</text:p>
          </table:table-cell>
          <table:table-cell table:formula="of:=([.K1722]*[.K1722]*[.K$2])+([.K1722]*[.L$2])+[.M$2]" office:value-type="float" office:value="675.487242993142">
            <text:p>675.4872429931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9">
            <text:p>1719</text:p>
          </table:table-cell>
          <table:table-cell table:formula="of:=([.G1723]*[.G1723]*[.G$2])+([.G1723]*[.H$2])+[.I$2]" office:value-type="float" office:value="894.895378908474">
            <text:p>894.895378908474</text:p>
          </table:table-cell>
          <table:table-cell table:number-columns-repeated="2"/>
          <table:table-cell office:value-type="float" office:value="1719">
            <text:p>1719</text:p>
          </table:table-cell>
          <table:table-cell table:formula="of:=([.K1723]*[.K1723]*[.K$2])+([.K1723]*[.L$2])+[.M$2]" office:value-type="float" office:value="675.933033166146">
            <text:p>675.9330331661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0">
            <text:p>1720</text:p>
          </table:table-cell>
          <table:table-cell table:formula="of:=([.G1724]*[.G1724]*[.G$2])+([.G1724]*[.H$2])+[.I$2]" office:value-type="float" office:value="895.293213441556">
            <text:p>895.293213441556</text:p>
          </table:table-cell>
          <table:table-cell table:number-columns-repeated="2"/>
          <table:table-cell office:value-type="float" office:value="1720">
            <text:p>1720</text:p>
          </table:table-cell>
          <table:table-cell table:formula="of:=([.K1724]*[.K1724]*[.K$2])+([.K1724]*[.L$2])+[.M$2]" office:value-type="float" office:value="676.378812089181">
            <text:p>676.3788120891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1">
            <text:p>1721</text:p>
          </table:table-cell>
          <table:table-cell table:formula="of:=([.G1725]*[.G1725]*[.G$2])+([.G1725]*[.H$2])+[.I$2]" office:value-type="float" office:value="895.690998170558">
            <text:p>895.690998170558</text:p>
          </table:table-cell>
          <table:table-cell table:number-columns-repeated="2"/>
          <table:table-cell office:value-type="float" office:value="1721">
            <text:p>1721</text:p>
          </table:table-cell>
          <table:table-cell table:formula="of:=([.K1725]*[.K1725]*[.K$2])+([.K1725]*[.L$2])+[.M$2]" office:value-type="float" office:value="676.824579762245">
            <text:p>676.8245797622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2">
            <text:p>1722</text:p>
          </table:table-cell>
          <table:table-cell table:formula="of:=([.G1726]*[.G1726]*[.G$2])+([.G1726]*[.H$2])+[.I$2]" office:value-type="float" office:value="896.088733095477">
            <text:p>896.088733095477</text:p>
          </table:table-cell>
          <table:table-cell table:number-columns-repeated="2"/>
          <table:table-cell office:value-type="float" office:value="1722">
            <text:p>1722</text:p>
          </table:table-cell>
          <table:table-cell table:formula="of:=([.K1726]*[.K1726]*[.K$2])+([.K1726]*[.L$2])+[.M$2]" office:value-type="float" office:value="677.27033618534">
            <text:p>677.2703361853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3">
            <text:p>1723</text:p>
          </table:table-cell>
          <table:table-cell table:formula="of:=([.G1727]*[.G1727]*[.G$2])+([.G1727]*[.H$2])+[.I$2]" office:value-type="float" office:value="896.486418216317">
            <text:p>896.486418216317</text:p>
          </table:table-cell>
          <table:table-cell table:number-columns-repeated="2"/>
          <table:table-cell office:value-type="float" office:value="1723">
            <text:p>1723</text:p>
          </table:table-cell>
          <table:table-cell table:formula="of:=([.K1727]*[.K1727]*[.K$2])+([.K1727]*[.L$2])+[.M$2]" office:value-type="float" office:value="677.716081358465">
            <text:p>677.7160813584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4">
            <text:p>1724</text:p>
          </table:table-cell>
          <table:table-cell table:formula="of:=([.G1728]*[.G1728]*[.G$2])+([.G1728]*[.H$2])+[.I$2]" office:value-type="float" office:value="896.884053533074">
            <text:p>896.884053533074</text:p>
          </table:table-cell>
          <table:table-cell table:number-columns-repeated="2"/>
          <table:table-cell office:value-type="float" office:value="1724">
            <text:p>1724</text:p>
          </table:table-cell>
          <table:table-cell table:formula="of:=([.K1728]*[.K1728]*[.K$2])+([.K1728]*[.L$2])+[.M$2]" office:value-type="float" office:value="678.16181528162">
            <text:p>678.1618152816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5">
            <text:p>1725</text:p>
          </table:table-cell>
          <table:table-cell table:formula="of:=([.G1729]*[.G1729]*[.G$2])+([.G1729]*[.H$2])+[.I$2]" office:value-type="float" office:value="897.281639045751">
            <text:p>897.281639045751</text:p>
          </table:table-cell>
          <table:table-cell table:number-columns-repeated="2"/>
          <table:table-cell office:value-type="float" office:value="1725">
            <text:p>1725</text:p>
          </table:table-cell>
          <table:table-cell table:formula="of:=([.K1729]*[.K1729]*[.K$2])+([.K1729]*[.L$2])+[.M$2]" office:value-type="float" office:value="678.607537954806">
            <text:p>678.6075379548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6">
            <text:p>1726</text:p>
          </table:table-cell>
          <table:table-cell table:formula="of:=([.G1730]*[.G1730]*[.G$2])+([.G1730]*[.H$2])+[.I$2]" office:value-type="float" office:value="897.679174754347">
            <text:p>897.679174754347</text:p>
          </table:table-cell>
          <table:table-cell table:number-columns-repeated="2"/>
          <table:table-cell office:value-type="float" office:value="1726">
            <text:p>1726</text:p>
          </table:table-cell>
          <table:table-cell table:formula="of:=([.K1730]*[.K1730]*[.K$2])+([.K1730]*[.L$2])+[.M$2]" office:value-type="float" office:value="679.053249378022">
            <text:p>679.0532493780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7">
            <text:p>1727</text:p>
          </table:table-cell>
          <table:table-cell table:formula="of:=([.G1731]*[.G1731]*[.G$2])+([.G1731]*[.H$2])+[.I$2]" office:value-type="float" office:value="898.076660658861">
            <text:p>898.076660658861</text:p>
          </table:table-cell>
          <table:table-cell table:number-columns-repeated="2"/>
          <table:table-cell office:value-type="float" office:value="1727">
            <text:p>1727</text:p>
          </table:table-cell>
          <table:table-cell table:formula="of:=([.K1731]*[.K1731]*[.K$2])+([.K1731]*[.L$2])+[.M$2]" office:value-type="float" office:value="679.498949551268">
            <text:p>679.4989495512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8">
            <text:p>1728</text:p>
          </table:table-cell>
          <table:table-cell table:formula="of:=([.G1732]*[.G1732]*[.G$2])+([.G1732]*[.H$2])+[.I$2]" office:value-type="float" office:value="898.474096759295">
            <text:p>898.474096759295</text:p>
          </table:table-cell>
          <table:table-cell table:number-columns-repeated="2"/>
          <table:table-cell office:value-type="float" office:value="1728">
            <text:p>1728</text:p>
          </table:table-cell>
          <table:table-cell table:formula="of:=([.K1732]*[.K1732]*[.K$2])+([.K1732]*[.L$2])+[.M$2]" office:value-type="float" office:value="679.944638474544">
            <text:p>679.9446384745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29">
            <text:p>1729</text:p>
          </table:table-cell>
          <table:table-cell table:formula="of:=([.G1733]*[.G1733]*[.G$2])+([.G1733]*[.H$2])+[.I$2]" office:value-type="float" office:value="898.871483055647">
            <text:p>898.871483055647</text:p>
          </table:table-cell>
          <table:table-cell table:number-columns-repeated="2"/>
          <table:table-cell office:value-type="float" office:value="1729">
            <text:p>1729</text:p>
          </table:table-cell>
          <table:table-cell table:formula="of:=([.K1733]*[.K1733]*[.K$2])+([.K1733]*[.L$2])+[.M$2]" office:value-type="float" office:value="680.390316147851">
            <text:p>680.3903161478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0">
            <text:p>1730</text:p>
          </table:table-cell>
          <table:table-cell table:formula="of:=([.G1734]*[.G1734]*[.G$2])+([.G1734]*[.H$2])+[.I$2]" office:value-type="float" office:value="899.268819547918">
            <text:p>899.268819547918</text:p>
          </table:table-cell>
          <table:table-cell table:number-columns-repeated="2"/>
          <table:table-cell office:value-type="float" office:value="1730">
            <text:p>1730</text:p>
          </table:table-cell>
          <table:table-cell table:formula="of:=([.K1734]*[.K1734]*[.K$2])+([.K1734]*[.L$2])+[.M$2]" office:value-type="float" office:value="680.835982571187">
            <text:p>680.8359825711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1">
            <text:p>1731</text:p>
          </table:table-cell>
          <table:table-cell table:formula="of:=([.G1735]*[.G1735]*[.G$2])+([.G1735]*[.H$2])+[.I$2]" office:value-type="float" office:value="899.666106236109">
            <text:p>899.666106236109</text:p>
          </table:table-cell>
          <table:table-cell table:number-columns-repeated="2"/>
          <table:table-cell office:value-type="float" office:value="1731">
            <text:p>1731</text:p>
          </table:table-cell>
          <table:table-cell table:formula="of:=([.K1735]*[.K1735]*[.K$2])+([.K1735]*[.L$2])+[.M$2]" office:value-type="float" office:value="681.281637744554">
            <text:p>681.2816377445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2">
            <text:p>1732</text:p>
          </table:table-cell>
          <table:table-cell table:formula="of:=([.G1736]*[.G1736]*[.G$2])+([.G1736]*[.H$2])+[.I$2]" office:value-type="float" office:value="900.063343120218">
            <text:p>900.063343120218</text:p>
          </table:table-cell>
          <table:table-cell table:number-columns-repeated="2"/>
          <table:table-cell office:value-type="float" office:value="1732">
            <text:p>1732</text:p>
          </table:table-cell>
          <table:table-cell table:formula="of:=([.K1736]*[.K1736]*[.K$2])+([.K1736]*[.L$2])+[.M$2]" office:value-type="float" office:value="681.727281667952">
            <text:p>681.7272816679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3">
            <text:p>1733</text:p>
          </table:table-cell>
          <table:table-cell table:formula="of:=([.G1737]*[.G1737]*[.G$2])+([.G1737]*[.H$2])+[.I$2]" office:value-type="float" office:value="900.460530200246">
            <text:p>900.460530200246</text:p>
          </table:table-cell>
          <table:table-cell table:number-columns-repeated="2"/>
          <table:table-cell office:value-type="float" office:value="1733">
            <text:p>1733</text:p>
          </table:table-cell>
          <table:table-cell table:formula="of:=([.K1737]*[.K1737]*[.K$2])+([.K1737]*[.L$2])+[.M$2]" office:value-type="float" office:value="682.172914341379">
            <text:p>682.1729143413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4">
            <text:p>1734</text:p>
          </table:table-cell>
          <table:table-cell table:formula="of:=([.G1738]*[.G1738]*[.G$2])+([.G1738]*[.H$2])+[.I$2]" office:value-type="float" office:value="900.857667476193">
            <text:p>900.857667476193</text:p>
          </table:table-cell>
          <table:table-cell table:number-columns-repeated="2"/>
          <table:table-cell office:value-type="float" office:value="1734">
            <text:p>1734</text:p>
          </table:table-cell>
          <table:table-cell table:formula="of:=([.K1738]*[.K1738]*[.K$2])+([.K1738]*[.L$2])+[.M$2]" office:value-type="float" office:value="682.618535764837">
            <text:p>682.6185357648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5">
            <text:p>1735</text:p>
          </table:table-cell>
          <table:table-cell table:formula="of:=([.G1739]*[.G1739]*[.G$2])+([.G1739]*[.H$2])+[.I$2]" office:value-type="float" office:value="901.254754948059">
            <text:p>901.254754948059</text:p>
          </table:table-cell>
          <table:table-cell table:number-columns-repeated="2"/>
          <table:table-cell office:value-type="float" office:value="1735">
            <text:p>1735</text:p>
          </table:table-cell>
          <table:table-cell table:formula="of:=([.K1739]*[.K1739]*[.K$2])+([.K1739]*[.L$2])+[.M$2]" office:value-type="float" office:value="683.064145938325">
            <text:p>683.0641459383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6">
            <text:p>1736</text:p>
          </table:table-cell>
          <table:table-cell table:formula="of:=([.G1740]*[.G1740]*[.G$2])+([.G1740]*[.H$2])+[.I$2]" office:value-type="float" office:value="901.651792615844">
            <text:p>901.651792615844</text:p>
          </table:table-cell>
          <table:table-cell table:number-columns-repeated="2"/>
          <table:table-cell office:value-type="float" office:value="1736">
            <text:p>1736</text:p>
          </table:table-cell>
          <table:table-cell table:formula="of:=([.K1740]*[.K1740]*[.K$2])+([.K1740]*[.L$2])+[.M$2]" office:value-type="float" office:value="683.509744861843">
            <text:p>683.5097448618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7">
            <text:p>1737</text:p>
          </table:table-cell>
          <table:table-cell table:formula="of:=([.G1741]*[.G1741]*[.G$2])+([.G1741]*[.H$2])+[.I$2]" office:value-type="float" office:value="902.048780479547">
            <text:p>902.048780479547</text:p>
          </table:table-cell>
          <table:table-cell table:number-columns-repeated="2"/>
          <table:table-cell office:value-type="float" office:value="1737">
            <text:p>1737</text:p>
          </table:table-cell>
          <table:table-cell table:formula="of:=([.K1741]*[.K1741]*[.K$2])+([.K1741]*[.L$2])+[.M$2]" office:value-type="float" office:value="683.955332535391">
            <text:p>683.9553325353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8">
            <text:p>1738</text:p>
          </table:table-cell>
          <table:table-cell table:formula="of:=([.G1742]*[.G1742]*[.G$2])+([.G1742]*[.H$2])+[.I$2]" office:value-type="float" office:value="902.44571853917">
            <text:p>902.445718539170</text:p>
          </table:table-cell>
          <table:table-cell table:number-columns-repeated="2"/>
          <table:table-cell office:value-type="float" office:value="1738">
            <text:p>1738</text:p>
          </table:table-cell>
          <table:table-cell table:formula="of:=([.K1742]*[.K1742]*[.K$2])+([.K1742]*[.L$2])+[.M$2]" office:value-type="float" office:value="684.40090895897">
            <text:p>684.4009089589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39">
            <text:p>1739</text:p>
          </table:table-cell>
          <table:table-cell table:formula="of:=([.G1743]*[.G1743]*[.G$2])+([.G1743]*[.H$2])+[.I$2]" office:value-type="float" office:value="902.842606794711">
            <text:p>902.842606794711</text:p>
          </table:table-cell>
          <table:table-cell table:number-columns-repeated="2"/>
          <table:table-cell office:value-type="float" office:value="1739">
            <text:p>1739</text:p>
          </table:table-cell>
          <table:table-cell table:formula="of:=([.K1743]*[.K1743]*[.K$2])+([.K1743]*[.L$2])+[.M$2]" office:value-type="float" office:value="684.846474132579">
            <text:p>684.8464741325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0">
            <text:p>1740</text:p>
          </table:table-cell>
          <table:table-cell table:formula="of:=([.G1744]*[.G1744]*[.G$2])+([.G1744]*[.H$2])+[.I$2]" office:value-type="float" office:value="903.239445246172">
            <text:p>903.239445246172</text:p>
          </table:table-cell>
          <table:table-cell table:number-columns-repeated="2"/>
          <table:table-cell office:value-type="float" office:value="1740">
            <text:p>1740</text:p>
          </table:table-cell>
          <table:table-cell table:formula="of:=([.K1744]*[.K1744]*[.K$2])+([.K1744]*[.L$2])+[.M$2]" office:value-type="float" office:value="685.292028056218">
            <text:p>685.2920280562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1">
            <text:p>1741</text:p>
          </table:table-cell>
          <table:table-cell table:formula="of:=([.G1745]*[.G1745]*[.G$2])+([.G1745]*[.H$2])+[.I$2]" office:value-type="float" office:value="903.636233893552">
            <text:p>903.636233893552</text:p>
          </table:table-cell>
          <table:table-cell table:number-columns-repeated="2"/>
          <table:table-cell office:value-type="float" office:value="1741">
            <text:p>1741</text:p>
          </table:table-cell>
          <table:table-cell table:formula="of:=([.K1745]*[.K1745]*[.K$2])+([.K1745]*[.L$2])+[.M$2]" office:value-type="float" office:value="685.737570729888">
            <text:p>685.7375707298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2">
            <text:p>1742</text:p>
          </table:table-cell>
          <table:table-cell table:formula="of:=([.G1746]*[.G1746]*[.G$2])+([.G1746]*[.H$2])+[.I$2]" office:value-type="float" office:value="904.03297273685">
            <text:p>904.032972736850</text:p>
          </table:table-cell>
          <table:table-cell table:number-columns-repeated="2"/>
          <table:table-cell office:value-type="float" office:value="1742">
            <text:p>1742</text:p>
          </table:table-cell>
          <table:table-cell table:formula="of:=([.K1746]*[.K1746]*[.K$2])+([.K1746]*[.L$2])+[.M$2]" office:value-type="float" office:value="686.183102153587">
            <text:p>686.1831021535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3">
            <text:p>1743</text:p>
          </table:table-cell>
          <table:table-cell table:formula="of:=([.G1747]*[.G1747]*[.G$2])+([.G1747]*[.H$2])+[.I$2]" office:value-type="float" office:value="904.429661776067">
            <text:p>904.429661776067</text:p>
          </table:table-cell>
          <table:table-cell table:number-columns-repeated="2"/>
          <table:table-cell office:value-type="float" office:value="1743">
            <text:p>1743</text:p>
          </table:table-cell>
          <table:table-cell table:formula="of:=([.K1747]*[.K1747]*[.K$2])+([.K1747]*[.L$2])+[.M$2]" office:value-type="float" office:value="686.628622327317">
            <text:p>686.6286223273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4">
            <text:p>1744</text:p>
          </table:table-cell>
          <table:table-cell table:formula="of:=([.G1748]*[.G1748]*[.G$2])+([.G1748]*[.H$2])+[.I$2]" office:value-type="float" office:value="904.826301011203">
            <text:p>904.826301011203</text:p>
          </table:table-cell>
          <table:table-cell table:number-columns-repeated="2"/>
          <table:table-cell office:value-type="float" office:value="1744">
            <text:p>1744</text:p>
          </table:table-cell>
          <table:table-cell table:formula="of:=([.K1748]*[.K1748]*[.K$2])+([.K1748]*[.L$2])+[.M$2]" office:value-type="float" office:value="687.074131251077">
            <text:p>687.0741312510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5">
            <text:p>1745</text:p>
          </table:table-cell>
          <table:table-cell table:formula="of:=([.G1749]*[.G1749]*[.G$2])+([.G1749]*[.H$2])+[.I$2]" office:value-type="float" office:value="905.222890442258">
            <text:p>905.222890442258</text:p>
          </table:table-cell>
          <table:table-cell table:number-columns-repeated="2"/>
          <table:table-cell office:value-type="float" office:value="1745">
            <text:p>1745</text:p>
          </table:table-cell>
          <table:table-cell table:formula="of:=([.K1749]*[.K1749]*[.K$2])+([.K1749]*[.L$2])+[.M$2]" office:value-type="float" office:value="687.519628924868">
            <text:p>687.5196289248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6">
            <text:p>1746</text:p>
          </table:table-cell>
          <table:table-cell table:formula="of:=([.G1750]*[.G1750]*[.G$2])+([.G1750]*[.H$2])+[.I$2]" office:value-type="float" office:value="905.619430069232">
            <text:p>905.619430069232</text:p>
          </table:table-cell>
          <table:table-cell table:number-columns-repeated="2"/>
          <table:table-cell office:value-type="float" office:value="1746">
            <text:p>1746</text:p>
          </table:table-cell>
          <table:table-cell table:formula="of:=([.K1750]*[.K1750]*[.K$2])+([.K1750]*[.L$2])+[.M$2]" office:value-type="float" office:value="687.965115348688">
            <text:p>687.9651153486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7">
            <text:p>1747</text:p>
          </table:table-cell>
          <table:table-cell table:formula="of:=([.G1751]*[.G1751]*[.G$2])+([.G1751]*[.H$2])+[.I$2]" office:value-type="float" office:value="906.015919892125">
            <text:p>906.015919892125</text:p>
          </table:table-cell>
          <table:table-cell table:number-columns-repeated="2"/>
          <table:table-cell office:value-type="float" office:value="1747">
            <text:p>1747</text:p>
          </table:table-cell>
          <table:table-cell table:formula="of:=([.K1751]*[.K1751]*[.K$2])+([.K1751]*[.L$2])+[.M$2]" office:value-type="float" office:value="688.410590522539">
            <text:p>688.4105905225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8">
            <text:p>1748</text:p>
          </table:table-cell>
          <table:table-cell table:formula="of:=([.G1752]*[.G1752]*[.G$2])+([.G1752]*[.H$2])+[.I$2]" office:value-type="float" office:value="906.412359910937">
            <text:p>906.412359910937</text:p>
          </table:table-cell>
          <table:table-cell table:number-columns-repeated="2"/>
          <table:table-cell office:value-type="float" office:value="1748">
            <text:p>1748</text:p>
          </table:table-cell>
          <table:table-cell table:formula="of:=([.K1752]*[.K1752]*[.K$2])+([.K1752]*[.L$2])+[.M$2]" office:value-type="float" office:value="688.85605444642">
            <text:p>688.8560544464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9">
            <text:p>1749</text:p>
          </table:table-cell>
          <table:table-cell table:formula="of:=([.G1753]*[.G1753]*[.G$2])+([.G1753]*[.H$2])+[.I$2]" office:value-type="float" office:value="906.808750125668">
            <text:p>906.808750125668</text:p>
          </table:table-cell>
          <table:table-cell table:number-columns-repeated="2"/>
          <table:table-cell office:value-type="float" office:value="1749">
            <text:p>1749</text:p>
          </table:table-cell>
          <table:table-cell table:formula="of:=([.K1753]*[.K1753]*[.K$2])+([.K1753]*[.L$2])+[.M$2]" office:value-type="float" office:value="689.301507120332">
            <text:p>689.3015071203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0">
            <text:p>1750</text:p>
          </table:table-cell>
          <table:table-cell table:formula="of:=([.G1754]*[.G1754]*[.G$2])+([.G1754]*[.H$2])+[.I$2]" office:value-type="float" office:value="907.205090536317">
            <text:p>907.205090536317</text:p>
          </table:table-cell>
          <table:table-cell table:number-columns-repeated="2"/>
          <table:table-cell office:value-type="float" office:value="1750">
            <text:p>1750</text:p>
          </table:table-cell>
          <table:table-cell table:formula="of:=([.K1754]*[.K1754]*[.K$2])+([.K1754]*[.L$2])+[.M$2]" office:value-type="float" office:value="689.746948544273">
            <text:p>689.746948544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1">
            <text:p>1751</text:p>
          </table:table-cell>
          <table:table-cell table:formula="of:=([.G1755]*[.G1755]*[.G$2])+([.G1755]*[.H$2])+[.I$2]" office:value-type="float" office:value="907.601381142886">
            <text:p>907.601381142886</text:p>
          </table:table-cell>
          <table:table-cell table:number-columns-repeated="2"/>
          <table:table-cell office:value-type="float" office:value="1751">
            <text:p>1751</text:p>
          </table:table-cell>
          <table:table-cell table:formula="of:=([.K1755]*[.K1755]*[.K$2])+([.K1755]*[.L$2])+[.M$2]" office:value-type="float" office:value="690.192378718245">
            <text:p>690.1923787182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2">
            <text:p>1752</text:p>
          </table:table-cell>
          <table:table-cell table:formula="of:=([.G1756]*[.G1756]*[.G$2])+([.G1756]*[.H$2])+[.I$2]" office:value-type="float" office:value="907.997621945373">
            <text:p>907.997621945373</text:p>
          </table:table-cell>
          <table:table-cell table:number-columns-repeated="2"/>
          <table:table-cell office:value-type="float" office:value="1752">
            <text:p>1752</text:p>
          </table:table-cell>
          <table:table-cell table:formula="of:=([.K1756]*[.K1756]*[.K$2])+([.K1756]*[.L$2])+[.M$2]" office:value-type="float" office:value="690.637797642247">
            <text:p>690.6377976422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3">
            <text:p>1753</text:p>
          </table:table-cell>
          <table:table-cell table:formula="of:=([.G1757]*[.G1757]*[.G$2])+([.G1757]*[.H$2])+[.I$2]" office:value-type="float" office:value="908.39381294378">
            <text:p>908.393812943780</text:p>
          </table:table-cell>
          <table:table-cell table:number-columns-repeated="2"/>
          <table:table-cell office:value-type="float" office:value="1753">
            <text:p>1753</text:p>
          </table:table-cell>
          <table:table-cell table:formula="of:=([.K1757]*[.K1757]*[.K$2])+([.K1757]*[.L$2])+[.M$2]" office:value-type="float" office:value="691.083205316279">
            <text:p>691.0832053162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4">
            <text:p>1754</text:p>
          </table:table-cell>
          <table:table-cell table:formula="of:=([.G1758]*[.G1758]*[.G$2])+([.G1758]*[.H$2])+[.I$2]" office:value-type="float" office:value="908.789954138105">
            <text:p>908.789954138105</text:p>
          </table:table-cell>
          <table:table-cell table:number-columns-repeated="2"/>
          <table:table-cell office:value-type="float" office:value="1754">
            <text:p>1754</text:p>
          </table:table-cell>
          <table:table-cell table:formula="of:=([.K1758]*[.K1758]*[.K$2])+([.K1758]*[.L$2])+[.M$2]" office:value-type="float" office:value="691.528601740342">
            <text:p>691.5286017403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5">
            <text:p>1755</text:p>
          </table:table-cell>
          <table:table-cell table:formula="of:=([.G1759]*[.G1759]*[.G$2])+([.G1759]*[.H$2])+[.I$2]" office:value-type="float" office:value="909.186045528349">
            <text:p>909.186045528349</text:p>
          </table:table-cell>
          <table:table-cell table:number-columns-repeated="2"/>
          <table:table-cell office:value-type="float" office:value="1755">
            <text:p>1755</text:p>
          </table:table-cell>
          <table:table-cell table:formula="of:=([.K1759]*[.K1759]*[.K$2])+([.K1759]*[.L$2])+[.M$2]" office:value-type="float" office:value="691.973986914435">
            <text:p>691.9739869144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6">
            <text:p>1756</text:p>
          </table:table-cell>
          <table:table-cell table:formula="of:=([.G1760]*[.G1760]*[.G$2])+([.G1760]*[.H$2])+[.I$2]" office:value-type="float" office:value="909.582087114512">
            <text:p>909.582087114512</text:p>
          </table:table-cell>
          <table:table-cell table:number-columns-repeated="2"/>
          <table:table-cell office:value-type="float" office:value="1756">
            <text:p>1756</text:p>
          </table:table-cell>
          <table:table-cell table:formula="of:=([.K1760]*[.K1760]*[.K$2])+([.K1760]*[.L$2])+[.M$2]" office:value-type="float" office:value="692.419360838558">
            <text:p>692.4193608385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7">
            <text:p>1757</text:p>
          </table:table-cell>
          <table:table-cell table:formula="of:=([.G1761]*[.G1761]*[.G$2])+([.G1761]*[.H$2])+[.I$2]" office:value-type="float" office:value="909.978078896594">
            <text:p>909.978078896594</text:p>
          </table:table-cell>
          <table:table-cell table:number-columns-repeated="2"/>
          <table:table-cell office:value-type="float" office:value="1757">
            <text:p>1757</text:p>
          </table:table-cell>
          <table:table-cell table:formula="of:=([.K1761]*[.K1761]*[.K$2])+([.K1761]*[.L$2])+[.M$2]" office:value-type="float" office:value="692.864723512711">
            <text:p>692.8647235127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8">
            <text:p>1758</text:p>
          </table:table-cell>
          <table:table-cell table:formula="of:=([.G1762]*[.G1762]*[.G$2])+([.G1762]*[.H$2])+[.I$2]" office:value-type="float" office:value="910.374020874595">
            <text:p>910.374020874595</text:p>
          </table:table-cell>
          <table:table-cell table:number-columns-repeated="2"/>
          <table:table-cell office:value-type="float" office:value="1758">
            <text:p>1758</text:p>
          </table:table-cell>
          <table:table-cell table:formula="of:=([.K1762]*[.K1762]*[.K$2])+([.K1762]*[.L$2])+[.M$2]" office:value-type="float" office:value="693.310074936894">
            <text:p>693.3100749368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9">
            <text:p>1759</text:p>
          </table:table-cell>
          <table:table-cell table:formula="of:=([.G1763]*[.G1763]*[.G$2])+([.G1763]*[.H$2])+[.I$2]" office:value-type="float" office:value="910.769913048515">
            <text:p>910.769913048515</text:p>
          </table:table-cell>
          <table:table-cell table:number-columns-repeated="2"/>
          <table:table-cell office:value-type="float" office:value="1759">
            <text:p>1759</text:p>
          </table:table-cell>
          <table:table-cell table:formula="of:=([.K1763]*[.K1763]*[.K$2])+([.K1763]*[.L$2])+[.M$2]" office:value-type="float" office:value="693.755415111108">
            <text:p>693.7554151111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0">
            <text:p>1760</text:p>
          </table:table-cell>
          <table:table-cell table:formula="of:=([.G1764]*[.G1764]*[.G$2])+([.G1764]*[.H$2])+[.I$2]" office:value-type="float" office:value="911.165755418354">
            <text:p>911.165755418354</text:p>
          </table:table-cell>
          <table:table-cell table:number-columns-repeated="2"/>
          <table:table-cell office:value-type="float" office:value="1760">
            <text:p>1760</text:p>
          </table:table-cell>
          <table:table-cell table:formula="of:=([.K1764]*[.K1764]*[.K$2])+([.K1764]*[.L$2])+[.M$2]" office:value-type="float" office:value="694.200744035352">
            <text:p>694.2007440353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1">
            <text:p>1761</text:p>
          </table:table-cell>
          <table:table-cell table:formula="of:=([.G1765]*[.G1765]*[.G$2])+([.G1765]*[.H$2])+[.I$2]" office:value-type="float" office:value="911.561547984112">
            <text:p>911.561547984112</text:p>
          </table:table-cell>
          <table:table-cell table:number-columns-repeated="2"/>
          <table:table-cell office:value-type="float" office:value="1761">
            <text:p>1761</text:p>
          </table:table-cell>
          <table:table-cell table:formula="of:=([.K1765]*[.K1765]*[.K$2])+([.K1765]*[.L$2])+[.M$2]" office:value-type="float" office:value="694.646061709627">
            <text:p>694.6460617096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2">
            <text:p>1762</text:p>
          </table:table-cell>
          <table:table-cell table:formula="of:=([.G1766]*[.G1766]*[.G$2])+([.G1766]*[.H$2])+[.I$2]" office:value-type="float" office:value="911.957290745788">
            <text:p>911.957290745788</text:p>
          </table:table-cell>
          <table:table-cell table:number-columns-repeated="2"/>
          <table:table-cell office:value-type="float" office:value="1762">
            <text:p>1762</text:p>
          </table:table-cell>
          <table:table-cell table:formula="of:=([.K1766]*[.K1766]*[.K$2])+([.K1766]*[.L$2])+[.M$2]" office:value-type="float" office:value="695.091368133931">
            <text:p>695.0913681339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3">
            <text:p>1763</text:p>
          </table:table-cell>
          <table:table-cell table:formula="of:=([.G1767]*[.G1767]*[.G$2])+([.G1767]*[.H$2])+[.I$2]" office:value-type="float" office:value="912.352983703384">
            <text:p>912.352983703384</text:p>
          </table:table-cell>
          <table:table-cell table:number-columns-repeated="2"/>
          <table:table-cell office:value-type="float" office:value="1763">
            <text:p>1763</text:p>
          </table:table-cell>
          <table:table-cell table:formula="of:=([.K1767]*[.K1767]*[.K$2])+([.K1767]*[.L$2])+[.M$2]" office:value-type="float" office:value="695.536663308266">
            <text:p>695.5366633082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4">
            <text:p>1764</text:p>
          </table:table-cell>
          <table:table-cell table:formula="of:=([.G1768]*[.G1768]*[.G$2])+([.G1768]*[.H$2])+[.I$2]" office:value-type="float" office:value="912.748626856899">
            <text:p>912.748626856899</text:p>
          </table:table-cell>
          <table:table-cell table:number-columns-repeated="2"/>
          <table:table-cell office:value-type="float" office:value="1764">
            <text:p>1764</text:p>
          </table:table-cell>
          <table:table-cell table:formula="of:=([.K1768]*[.K1768]*[.K$2])+([.K1768]*[.L$2])+[.M$2]" office:value-type="float" office:value="695.981947232631">
            <text:p>695.9819472326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5">
            <text:p>1765</text:p>
          </table:table-cell>
          <table:table-cell table:formula="of:=([.G1769]*[.G1769]*[.G$2])+([.G1769]*[.H$2])+[.I$2]" office:value-type="float" office:value="913.144220206332">
            <text:p>913.144220206332</text:p>
          </table:table-cell>
          <table:table-cell table:number-columns-repeated="2"/>
          <table:table-cell office:value-type="float" office:value="1765">
            <text:p>1765</text:p>
          </table:table-cell>
          <table:table-cell table:formula="of:=([.K1769]*[.K1769]*[.K$2])+([.K1769]*[.L$2])+[.M$2]" office:value-type="float" office:value="696.427219907026">
            <text:p>696.4272199070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6">
            <text:p>1766</text:p>
          </table:table-cell>
          <table:table-cell table:formula="of:=([.G1770]*[.G1770]*[.G$2])+([.G1770]*[.H$2])+[.I$2]" office:value-type="float" office:value="913.539763751684">
            <text:p>913.539763751684</text:p>
          </table:table-cell>
          <table:table-cell table:number-columns-repeated="2"/>
          <table:table-cell office:value-type="float" office:value="1766">
            <text:p>1766</text:p>
          </table:table-cell>
          <table:table-cell table:formula="of:=([.K1770]*[.K1770]*[.K$2])+([.K1770]*[.L$2])+[.M$2]" office:value-type="float" office:value="696.872481331451">
            <text:p>696.8724813314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7">
            <text:p>1767</text:p>
          </table:table-cell>
          <table:table-cell table:formula="of:=([.G1771]*[.G1771]*[.G$2])+([.G1771]*[.H$2])+[.I$2]" office:value-type="float" office:value="913.935257492955">
            <text:p>913.935257492955</text:p>
          </table:table-cell>
          <table:table-cell table:number-columns-repeated="2"/>
          <table:table-cell office:value-type="float" office:value="1767">
            <text:p>1767</text:p>
          </table:table-cell>
          <table:table-cell table:formula="of:=([.K1771]*[.K1771]*[.K$2])+([.K1771]*[.L$2])+[.M$2]" office:value-type="float" office:value="697.317731505907">
            <text:p>697.3177315059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8">
            <text:p>1768</text:p>
          </table:table-cell>
          <table:table-cell table:formula="of:=([.G1772]*[.G1772]*[.G$2])+([.G1772]*[.H$2])+[.I$2]" office:value-type="float" office:value="914.330701430145">
            <text:p>914.330701430145</text:p>
          </table:table-cell>
          <table:table-cell table:number-columns-repeated="2"/>
          <table:table-cell office:value-type="float" office:value="1768">
            <text:p>1768</text:p>
          </table:table-cell>
          <table:table-cell table:formula="of:=([.K1772]*[.K1772]*[.K$2])+([.K1772]*[.L$2])+[.M$2]" office:value-type="float" office:value="697.762970430393">
            <text:p>697.7629704303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9">
            <text:p>1769</text:p>
          </table:table-cell>
          <table:table-cell table:formula="of:=([.G1773]*[.G1773]*[.G$2])+([.G1773]*[.H$2])+[.I$2]" office:value-type="float" office:value="914.726095563254">
            <text:p>914.726095563254</text:p>
          </table:table-cell>
          <table:table-cell table:number-columns-repeated="2"/>
          <table:table-cell office:value-type="float" office:value="1769">
            <text:p>1769</text:p>
          </table:table-cell>
          <table:table-cell table:formula="of:=([.K1773]*[.K1773]*[.K$2])+([.K1773]*[.L$2])+[.M$2]" office:value-type="float" office:value="698.208198104909">
            <text:p>698.2081981049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0">
            <text:p>1770</text:p>
          </table:table-cell>
          <table:table-cell table:formula="of:=([.G1774]*[.G1774]*[.G$2])+([.G1774]*[.H$2])+[.I$2]" office:value-type="float" office:value="915.121439892282">
            <text:p>915.121439892282</text:p>
          </table:table-cell>
          <table:table-cell table:number-columns-repeated="2"/>
          <table:table-cell office:value-type="float" office:value="1770">
            <text:p>1770</text:p>
          </table:table-cell>
          <table:table-cell table:formula="of:=([.K1774]*[.K1774]*[.K$2])+([.K1774]*[.L$2])+[.M$2]" office:value-type="float" office:value="698.653414529455">
            <text:p>698.6534145294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1">
            <text:p>1771</text:p>
          </table:table-cell>
          <table:table-cell table:formula="of:=([.G1775]*[.G1775]*[.G$2])+([.G1775]*[.H$2])+[.I$2]" office:value-type="float" office:value="915.516734417229">
            <text:p>915.516734417229</text:p>
          </table:table-cell>
          <table:table-cell table:number-columns-repeated="2"/>
          <table:table-cell office:value-type="float" office:value="1771">
            <text:p>1771</text:p>
          </table:table-cell>
          <table:table-cell table:formula="of:=([.K1775]*[.K1775]*[.K$2])+([.K1775]*[.L$2])+[.M$2]" office:value-type="float" office:value="699.098619704032">
            <text:p>699.0986197040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2">
            <text:p>1772</text:p>
          </table:table-cell>
          <table:table-cell table:formula="of:=([.G1776]*[.G1776]*[.G$2])+([.G1776]*[.H$2])+[.I$2]" office:value-type="float" office:value="915.911979138095">
            <text:p>915.911979138095</text:p>
          </table:table-cell>
          <table:table-cell table:number-columns-repeated="2"/>
          <table:table-cell office:value-type="float" office:value="1772">
            <text:p>1772</text:p>
          </table:table-cell>
          <table:table-cell table:formula="of:=([.K1776]*[.K1776]*[.K$2])+([.K1776]*[.L$2])+[.M$2]" office:value-type="float" office:value="699.543813628639">
            <text:p>699.5438136286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3">
            <text:p>1773</text:p>
          </table:table-cell>
          <table:table-cell table:formula="of:=([.G1777]*[.G1777]*[.G$2])+([.G1777]*[.H$2])+[.I$2]" office:value-type="float" office:value="916.30717405488">
            <text:p>916.307174054880</text:p>
          </table:table-cell>
          <table:table-cell table:number-columns-repeated="2"/>
          <table:table-cell office:value-type="float" office:value="1773">
            <text:p>1773</text:p>
          </table:table-cell>
          <table:table-cell table:formula="of:=([.K1777]*[.K1777]*[.K$2])+([.K1777]*[.L$2])+[.M$2]" office:value-type="float" office:value="699.988996303276">
            <text:p>699.9889963032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4">
            <text:p>1774</text:p>
          </table:table-cell>
          <table:table-cell table:formula="of:=([.G1778]*[.G1778]*[.G$2])+([.G1778]*[.H$2])+[.I$2]" office:value-type="float" office:value="916.702319167584">
            <text:p>916.702319167584</text:p>
          </table:table-cell>
          <table:table-cell table:number-columns-repeated="2"/>
          <table:table-cell office:value-type="float" office:value="1774">
            <text:p>1774</text:p>
          </table:table-cell>
          <table:table-cell table:formula="of:=([.K1778]*[.K1778]*[.K$2])+([.K1778]*[.L$2])+[.M$2]" office:value-type="float" office:value="700.434167727943">
            <text:p>700.4341677279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5">
            <text:p>1775</text:p>
          </table:table-cell>
          <table:table-cell table:formula="of:=([.G1779]*[.G1779]*[.G$2])+([.G1779]*[.H$2])+[.I$2]" office:value-type="float" office:value="917.097414476206">
            <text:p>917.097414476206</text:p>
          </table:table-cell>
          <table:table-cell table:number-columns-repeated="2"/>
          <table:table-cell office:value-type="float" office:value="1775">
            <text:p>1775</text:p>
          </table:table-cell>
          <table:table-cell table:formula="of:=([.K1779]*[.K1779]*[.K$2])+([.K1779]*[.L$2])+[.M$2]" office:value-type="float" office:value="700.879327902641">
            <text:p>700.8793279026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6">
            <text:p>1776</text:p>
          </table:table-cell>
          <table:table-cell table:formula="of:=([.G1780]*[.G1780]*[.G$2])+([.G1780]*[.H$2])+[.I$2]" office:value-type="float" office:value="917.492459980748">
            <text:p>917.492459980748</text:p>
          </table:table-cell>
          <table:table-cell table:number-columns-repeated="2"/>
          <table:table-cell office:value-type="float" office:value="1776">
            <text:p>1776</text:p>
          </table:table-cell>
          <table:table-cell table:formula="of:=([.K1780]*[.K1780]*[.K$2])+([.K1780]*[.L$2])+[.M$2]" office:value-type="float" office:value="701.324476827369">
            <text:p>701.3244768273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7">
            <text:p>1777</text:p>
          </table:table-cell>
          <table:table-cell table:formula="of:=([.G1781]*[.G1781]*[.G$2])+([.G1781]*[.H$2])+[.I$2]" office:value-type="float" office:value="917.887455681208">
            <text:p>917.887455681208</text:p>
          </table:table-cell>
          <table:table-cell table:number-columns-repeated="2"/>
          <table:table-cell office:value-type="float" office:value="1777">
            <text:p>1777</text:p>
          </table:table-cell>
          <table:table-cell table:formula="of:=([.K1781]*[.K1781]*[.K$2])+([.K1781]*[.L$2])+[.M$2]" office:value-type="float" office:value="701.769614502127">
            <text:p>701.7696145021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8">
            <text:p>1778</text:p>
          </table:table-cell>
          <table:table-cell table:formula="of:=([.G1782]*[.G1782]*[.G$2])+([.G1782]*[.H$2])+[.I$2]" office:value-type="float" office:value="918.282401577587">
            <text:p>918.282401577587</text:p>
          </table:table-cell>
          <table:table-cell table:number-columns-repeated="2"/>
          <table:table-cell office:value-type="float" office:value="1778">
            <text:p>1778</text:p>
          </table:table-cell>
          <table:table-cell table:formula="of:=([.K1782]*[.K1782]*[.K$2])+([.K1782]*[.L$2])+[.M$2]" office:value-type="float" office:value="702.214740926915">
            <text:p>702.2147409269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9">
            <text:p>1779</text:p>
          </table:table-cell>
          <table:table-cell table:formula="of:=([.G1783]*[.G1783]*[.G$2])+([.G1783]*[.H$2])+[.I$2]" office:value-type="float" office:value="918.677297669885">
            <text:p>918.677297669885</text:p>
          </table:table-cell>
          <table:table-cell table:number-columns-repeated="2"/>
          <table:table-cell office:value-type="float" office:value="1779">
            <text:p>1779</text:p>
          </table:table-cell>
          <table:table-cell table:formula="of:=([.K1783]*[.K1783]*[.K$2])+([.K1783]*[.L$2])+[.M$2]" office:value-type="float" office:value="702.659856101734">
            <text:p>702.6598561017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0">
            <text:p>1780</text:p>
          </table:table-cell>
          <table:table-cell table:formula="of:=([.G1784]*[.G1784]*[.G$2])+([.G1784]*[.H$2])+[.I$2]" office:value-type="float" office:value="919.072143958103">
            <text:p>919.072143958103</text:p>
          </table:table-cell>
          <table:table-cell table:number-columns-repeated="2"/>
          <table:table-cell office:value-type="float" office:value="1780">
            <text:p>1780</text:p>
          </table:table-cell>
          <table:table-cell table:formula="of:=([.K1784]*[.K1784]*[.K$2])+([.K1784]*[.L$2])+[.M$2]" office:value-type="float" office:value="703.104960026583">
            <text:p>703.1049600265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1">
            <text:p>1781</text:p>
          </table:table-cell>
          <table:table-cell table:formula="of:=([.G1785]*[.G1785]*[.G$2])+([.G1785]*[.H$2])+[.I$2]" office:value-type="float" office:value="919.466940442239">
            <text:p>919.466940442239</text:p>
          </table:table-cell>
          <table:table-cell table:number-columns-repeated="2"/>
          <table:table-cell office:value-type="float" office:value="1781">
            <text:p>1781</text:p>
          </table:table-cell>
          <table:table-cell table:formula="of:=([.K1785]*[.K1785]*[.K$2])+([.K1785]*[.L$2])+[.M$2]" office:value-type="float" office:value="703.550052701462">
            <text:p>703.5500527014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2">
            <text:p>1782</text:p>
          </table:table-cell>
          <table:table-cell table:formula="of:=([.G1786]*[.G1786]*[.G$2])+([.G1786]*[.H$2])+[.I$2]" office:value-type="float" office:value="919.861687122294">
            <text:p>919.861687122294</text:p>
          </table:table-cell>
          <table:table-cell table:number-columns-repeated="2"/>
          <table:table-cell office:value-type="float" office:value="1782">
            <text:p>1782</text:p>
          </table:table-cell>
          <table:table-cell table:formula="of:=([.K1786]*[.K1786]*[.K$2])+([.K1786]*[.L$2])+[.M$2]" office:value-type="float" office:value="703.995134126371">
            <text:p>703.9951341263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3">
            <text:p>1783</text:p>
          </table:table-cell>
          <table:table-cell table:formula="of:=([.G1787]*[.G1787]*[.G$2])+([.G1787]*[.H$2])+[.I$2]" office:value-type="float" office:value="920.256383998267">
            <text:p>920.256383998267</text:p>
          </table:table-cell>
          <table:table-cell table:number-columns-repeated="2"/>
          <table:table-cell office:value-type="float" office:value="1783">
            <text:p>1783</text:p>
          </table:table-cell>
          <table:table-cell table:formula="of:=([.K1787]*[.K1787]*[.K$2])+([.K1787]*[.L$2])+[.M$2]" office:value-type="float" office:value="704.44020430131">
            <text:p>704.4402043013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4">
            <text:p>1784</text:p>
          </table:table-cell>
          <table:table-cell table:formula="of:=([.G1788]*[.G1788]*[.G$2])+([.G1788]*[.H$2])+[.I$2]" office:value-type="float" office:value="920.65103107016">
            <text:p>920.651031070160</text:p>
          </table:table-cell>
          <table:table-cell table:number-columns-repeated="2"/>
          <table:table-cell office:value-type="float" office:value="1784">
            <text:p>1784</text:p>
          </table:table-cell>
          <table:table-cell table:formula="of:=([.K1788]*[.K1788]*[.K$2])+([.K1788]*[.L$2])+[.M$2]" office:value-type="float" office:value="704.88526322628">
            <text:p>704.8852632262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5">
            <text:p>1785</text:p>
          </table:table-cell>
          <table:table-cell table:formula="of:=([.G1789]*[.G1789]*[.G$2])+([.G1789]*[.H$2])+[.I$2]" office:value-type="float" office:value="921.045628337972">
            <text:p>921.045628337972</text:p>
          </table:table-cell>
          <table:table-cell table:number-columns-repeated="2"/>
          <table:table-cell office:value-type="float" office:value="1785">
            <text:p>1785</text:p>
          </table:table-cell>
          <table:table-cell table:formula="of:=([.K1789]*[.K1789]*[.K$2])+([.K1789]*[.L$2])+[.M$2]" office:value-type="float" office:value="705.33031090128">
            <text:p>705.3303109012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6">
            <text:p>1786</text:p>
          </table:table-cell>
          <table:table-cell table:formula="of:=([.G1790]*[.G1790]*[.G$2])+([.G1790]*[.H$2])+[.I$2]" office:value-type="float" office:value="921.440175801703">
            <text:p>921.440175801703</text:p>
          </table:table-cell>
          <table:table-cell table:number-columns-repeated="2"/>
          <table:table-cell office:value-type="float" office:value="1786">
            <text:p>1786</text:p>
          </table:table-cell>
          <table:table-cell table:formula="of:=([.K1790]*[.K1790]*[.K$2])+([.K1790]*[.L$2])+[.M$2]" office:value-type="float" office:value="705.77534732631">
            <text:p>705.7753473263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7">
            <text:p>1787</text:p>
          </table:table-cell>
          <table:table-cell table:formula="of:=([.G1791]*[.G1791]*[.G$2])+([.G1791]*[.H$2])+[.I$2]" office:value-type="float" office:value="921.834673461352">
            <text:p>921.834673461352</text:p>
          </table:table-cell>
          <table:table-cell table:number-columns-repeated="2"/>
          <table:table-cell office:value-type="float" office:value="1787">
            <text:p>1787</text:p>
          </table:table-cell>
          <table:table-cell table:formula="of:=([.K1791]*[.K1791]*[.K$2])+([.K1791]*[.L$2])+[.M$2]" office:value-type="float" office:value="706.220372501371">
            <text:p>706.2203725013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8">
            <text:p>1788</text:p>
          </table:table-cell>
          <table:table-cell table:formula="of:=([.G1792]*[.G1792]*[.G$2])+([.G1792]*[.H$2])+[.I$2]" office:value-type="float" office:value="922.229121316921">
            <text:p>922.229121316921</text:p>
          </table:table-cell>
          <table:table-cell table:number-columns-repeated="2"/>
          <table:table-cell office:value-type="float" office:value="1788">
            <text:p>1788</text:p>
          </table:table-cell>
          <table:table-cell table:formula="of:=([.K1792]*[.K1792]*[.K$2])+([.K1792]*[.L$2])+[.M$2]" office:value-type="float" office:value="706.665386426462">
            <text:p>706.66538642646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9">
            <text:p>1789</text:p>
          </table:table-cell>
          <table:table-cell table:formula="of:=([.G1793]*[.G1793]*[.G$2])+([.G1793]*[.H$2])+[.I$2]" office:value-type="float" office:value="922.623519368408">
            <text:p>922.623519368408</text:p>
          </table:table-cell>
          <table:table-cell table:number-columns-repeated="2"/>
          <table:table-cell office:value-type="float" office:value="1789">
            <text:p>1789</text:p>
          </table:table-cell>
          <table:table-cell table:formula="of:=([.K1793]*[.K1793]*[.K$2])+([.K1793]*[.L$2])+[.M$2]" office:value-type="float" office:value="707.110389101583">
            <text:p>707.1103891015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0">
            <text:p>1790</text:p>
          </table:table-cell>
          <table:table-cell table:formula="of:=([.G1794]*[.G1794]*[.G$2])+([.G1794]*[.H$2])+[.I$2]" office:value-type="float" office:value="923.017867615814">
            <text:p>923.017867615814</text:p>
          </table:table-cell>
          <table:table-cell table:number-columns-repeated="2"/>
          <table:table-cell office:value-type="float" office:value="1790">
            <text:p>1790</text:p>
          </table:table-cell>
          <table:table-cell table:formula="of:=([.K1794]*[.K1794]*[.K$2])+([.K1794]*[.L$2])+[.M$2]" office:value-type="float" office:value="707.555380526734">
            <text:p>707.5553805267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1">
            <text:p>1791</text:p>
          </table:table-cell>
          <table:table-cell table:formula="of:=([.G1795]*[.G1795]*[.G$2])+([.G1795]*[.H$2])+[.I$2]" office:value-type="float" office:value="923.412166059139">
            <text:p>923.412166059139</text:p>
          </table:table-cell>
          <table:table-cell table:number-columns-repeated="2"/>
          <table:table-cell office:value-type="float" office:value="1791">
            <text:p>1791</text:p>
          </table:table-cell>
          <table:table-cell table:formula="of:=([.K1795]*[.K1795]*[.K$2])+([.K1795]*[.L$2])+[.M$2]" office:value-type="float" office:value="708.000360701915">
            <text:p>708.0003607019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2">
            <text:p>1792</text:p>
          </table:table-cell>
          <table:table-cell table:formula="of:=([.G1796]*[.G1796]*[.G$2])+([.G1796]*[.H$2])+[.I$2]" office:value-type="float" office:value="923.806414698383">
            <text:p>923.806414698383</text:p>
          </table:table-cell>
          <table:table-cell table:number-columns-repeated="2"/>
          <table:table-cell office:value-type="float" office:value="1792">
            <text:p>1792</text:p>
          </table:table-cell>
          <table:table-cell table:formula="of:=([.K1796]*[.K1796]*[.K$2])+([.K1796]*[.L$2])+[.M$2]" office:value-type="float" office:value="708.445329627127">
            <text:p>708.4453296271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3">
            <text:p>1793</text:p>
          </table:table-cell>
          <table:table-cell table:formula="of:=([.G1797]*[.G1797]*[.G$2])+([.G1797]*[.H$2])+[.I$2]" office:value-type="float" office:value="924.200613533546">
            <text:p>924.200613533546</text:p>
          </table:table-cell>
          <table:table-cell table:number-columns-repeated="2"/>
          <table:table-cell office:value-type="float" office:value="1793">
            <text:p>1793</text:p>
          </table:table-cell>
          <table:table-cell table:formula="of:=([.K1797]*[.K1797]*[.K$2])+([.K1797]*[.L$2])+[.M$2]" office:value-type="float" office:value="708.890287302369">
            <text:p>708.8902873023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4">
            <text:p>1794</text:p>
          </table:table-cell>
          <table:table-cell table:formula="of:=([.G1798]*[.G1798]*[.G$2])+([.G1798]*[.H$2])+[.I$2]" office:value-type="float" office:value="924.594762564628">
            <text:p>924.594762564628</text:p>
          </table:table-cell>
          <table:table-cell table:number-columns-repeated="2"/>
          <table:table-cell office:value-type="float" office:value="1794">
            <text:p>1794</text:p>
          </table:table-cell>
          <table:table-cell table:formula="of:=([.K1798]*[.K1798]*[.K$2])+([.K1798]*[.L$2])+[.M$2]" office:value-type="float" office:value="709.335233727641">
            <text:p>709.3352337276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5">
            <text:p>1795</text:p>
          </table:table-cell>
          <table:table-cell table:formula="of:=([.G1799]*[.G1799]*[.G$2])+([.G1799]*[.H$2])+[.I$2]" office:value-type="float" office:value="924.988861791629">
            <text:p>924.988861791629</text:p>
          </table:table-cell>
          <table:table-cell table:number-columns-repeated="2"/>
          <table:table-cell office:value-type="float" office:value="1795">
            <text:p>1795</text:p>
          </table:table-cell>
          <table:table-cell table:formula="of:=([.K1799]*[.K1799]*[.K$2])+([.K1799]*[.L$2])+[.M$2]" office:value-type="float" office:value="709.780168902944">
            <text:p>709.7801689029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6">
            <text:p>1796</text:p>
          </table:table-cell>
          <table:table-cell table:formula="of:=([.G1800]*[.G1800]*[.G$2])+([.G1800]*[.H$2])+[.I$2]" office:value-type="float" office:value="925.382911214549">
            <text:p>925.382911214549</text:p>
          </table:table-cell>
          <table:table-cell table:number-columns-repeated="2"/>
          <table:table-cell office:value-type="float" office:value="1796">
            <text:p>1796</text:p>
          </table:table-cell>
          <table:table-cell table:formula="of:=([.K1800]*[.K1800]*[.K$2])+([.K1800]*[.L$2])+[.M$2]" office:value-type="float" office:value="710.225092828276">
            <text:p>710.2250928282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7">
            <text:p>1797</text:p>
          </table:table-cell>
          <table:table-cell table:formula="of:=([.G1801]*[.G1801]*[.G$2])+([.G1801]*[.H$2])+[.I$2]" office:value-type="float" office:value="925.776910833388">
            <text:p>925.776910833388</text:p>
          </table:table-cell>
          <table:table-cell table:number-columns-repeated="2"/>
          <table:table-cell office:value-type="float" office:value="1797">
            <text:p>1797</text:p>
          </table:table-cell>
          <table:table-cell table:formula="of:=([.K1801]*[.K1801]*[.K$2])+([.K1801]*[.L$2])+[.M$2]" office:value-type="float" office:value="710.670005503639">
            <text:p>710.6700055036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8">
            <text:p>1798</text:p>
          </table:table-cell>
          <table:table-cell table:formula="of:=([.G1802]*[.G1802]*[.G$2])+([.G1802]*[.H$2])+[.I$2]" office:value-type="float" office:value="926.170860648145">
            <text:p>926.170860648145</text:p>
          </table:table-cell>
          <table:table-cell table:number-columns-repeated="2"/>
          <table:table-cell office:value-type="float" office:value="1798">
            <text:p>1798</text:p>
          </table:table-cell>
          <table:table-cell table:formula="of:=([.K1802]*[.K1802]*[.K$2])+([.K1802]*[.L$2])+[.M$2]" office:value-type="float" office:value="711.114906929032">
            <text:p>711.1149069290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9">
            <text:p>1799</text:p>
          </table:table-cell>
          <table:table-cell table:formula="of:=([.G1803]*[.G1803]*[.G$2])+([.G1803]*[.H$2])+[.I$2]" office:value-type="float" office:value="926.564760658822">
            <text:p>926.564760658822</text:p>
          </table:table-cell>
          <table:table-cell table:number-columns-repeated="2"/>
          <table:table-cell office:value-type="float" office:value="1799">
            <text:p>1799</text:p>
          </table:table-cell>
          <table:table-cell table:formula="of:=([.K1803]*[.K1803]*[.K$2])+([.K1803]*[.L$2])+[.M$2]" office:value-type="float" office:value="711.559797104455">
            <text:p>711.5597971044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0">
            <text:p>1800</text:p>
          </table:table-cell>
          <table:table-cell table:formula="of:=([.G1804]*[.G1804]*[.G$2])+([.G1804]*[.H$2])+[.I$2]" office:value-type="float" office:value="926.958610865417">
            <text:p>926.95861086541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([.K1804]*[.K1804]*[.K$2])+([.K1804]*[.L$2])+[.M$2]" office:value-type="float" office:value="712.004676029909">
            <text:p>712.0046760299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1">
            <text:p>1801</text:p>
          </table:table-cell>
          <table:table-cell table:formula="of:=([.G1805]*[.G1805]*[.G$2])+([.G1805]*[.H$2])+[.I$2]" office:value-type="float" office:value="927.352411267932">
            <text:p>927.352411267932</text:p>
          </table:table-cell>
          <table:table-cell table:number-columns-repeated="2"/>
          <table:table-cell office:value-type="float" office:value="1801">
            <text:p>1801</text:p>
          </table:table-cell>
          <table:table-cell table:formula="of:=([.K1805]*[.K1805]*[.K$2])+([.K1805]*[.L$2])+[.M$2]" office:value-type="float" office:value="712.449543705393">
            <text:p>712.4495437053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2">
            <text:p>1802</text:p>
          </table:table-cell>
          <table:table-cell table:formula="of:=([.G1806]*[.G1806]*[.G$2])+([.G1806]*[.H$2])+[.I$2]" office:value-type="float" office:value="927.746161866365">
            <text:p>927.746161866365</text:p>
          </table:table-cell>
          <table:table-cell table:number-columns-repeated="2"/>
          <table:table-cell office:value-type="float" office:value="1802">
            <text:p>1802</text:p>
          </table:table-cell>
          <table:table-cell table:formula="of:=([.K1806]*[.K1806]*[.K$2])+([.K1806]*[.L$2])+[.M$2]" office:value-type="float" office:value="712.894400130907">
            <text:p>712.8944001309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3">
            <text:p>1803</text:p>
          </table:table-cell>
          <table:table-cell table:formula="of:=([.G1807]*[.G1807]*[.G$2])+([.G1807]*[.H$2])+[.I$2]" office:value-type="float" office:value="928.139862660717">
            <text:p>928.139862660717</text:p>
          </table:table-cell>
          <table:table-cell table:number-columns-repeated="2"/>
          <table:table-cell office:value-type="float" office:value="1803">
            <text:p>1803</text:p>
          </table:table-cell>
          <table:table-cell table:formula="of:=([.K1807]*[.K1807]*[.K$2])+([.K1807]*[.L$2])+[.M$2]" office:value-type="float" office:value="713.339245306451">
            <text:p>713.3392453064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4">
            <text:p>1804</text:p>
          </table:table-cell>
          <table:table-cell table:formula="of:=([.G1808]*[.G1808]*[.G$2])+([.G1808]*[.H$2])+[.I$2]" office:value-type="float" office:value="928.533513650988">
            <text:p>928.533513650988</text:p>
          </table:table-cell>
          <table:table-cell table:number-columns-repeated="2"/>
          <table:table-cell office:value-type="float" office:value="1804">
            <text:p>1804</text:p>
          </table:table-cell>
          <table:table-cell table:formula="of:=([.K1808]*[.K1808]*[.K$2])+([.K1808]*[.L$2])+[.M$2]" office:value-type="float" office:value="713.784079232026">
            <text:p>713.7840792320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5">
            <text:p>1805</text:p>
          </table:table-cell>
          <table:table-cell table:formula="of:=([.G1809]*[.G1809]*[.G$2])+([.G1809]*[.H$2])+[.I$2]" office:value-type="float" office:value="928.927114837178">
            <text:p>928.927114837178</text:p>
          </table:table-cell>
          <table:table-cell table:number-columns-repeated="2"/>
          <table:table-cell office:value-type="float" office:value="1805">
            <text:p>1805</text:p>
          </table:table-cell>
          <table:table-cell table:formula="of:=([.K1809]*[.K1809]*[.K$2])+([.K1809]*[.L$2])+[.M$2]" office:value-type="float" office:value="714.228901907631">
            <text:p>714.2289019076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6">
            <text:p>1806</text:p>
          </table:table-cell>
          <table:table-cell table:formula="of:=([.G1810]*[.G1810]*[.G$2])+([.G1810]*[.H$2])+[.I$2]" office:value-type="float" office:value="929.320666219287">
            <text:p>929.320666219287</text:p>
          </table:table-cell>
          <table:table-cell table:number-columns-repeated="2"/>
          <table:table-cell office:value-type="float" office:value="1806">
            <text:p>1806</text:p>
          </table:table-cell>
          <table:table-cell table:formula="of:=([.K1810]*[.K1810]*[.K$2])+([.K1810]*[.L$2])+[.M$2]" office:value-type="float" office:value="714.673713333266">
            <text:p>714.6737133332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7">
            <text:p>1807</text:p>
          </table:table-cell>
          <table:table-cell table:formula="of:=([.G1811]*[.G1811]*[.G$2])+([.G1811]*[.H$2])+[.I$2]" office:value-type="float" office:value="929.714167797315">
            <text:p>929.714167797315</text:p>
          </table:table-cell>
          <table:table-cell table:number-columns-repeated="2"/>
          <table:table-cell office:value-type="float" office:value="1807">
            <text:p>1807</text:p>
          </table:table-cell>
          <table:table-cell table:formula="of:=([.K1811]*[.K1811]*[.K$2])+([.K1811]*[.L$2])+[.M$2]" office:value-type="float" office:value="715.118513508931">
            <text:p>715.1185135089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8">
            <text:p>1808</text:p>
          </table:table-cell>
          <table:table-cell table:formula="of:=([.G1812]*[.G1812]*[.G$2])+([.G1812]*[.H$2])+[.I$2]" office:value-type="float" office:value="930.107619571262">
            <text:p>930.107619571262</text:p>
          </table:table-cell>
          <table:table-cell table:number-columns-repeated="2"/>
          <table:table-cell office:value-type="float" office:value="1808">
            <text:p>1808</text:p>
          </table:table-cell>
          <table:table-cell table:formula="of:=([.K1812]*[.K1812]*[.K$2])+([.K1812]*[.L$2])+[.M$2]" office:value-type="float" office:value="715.563302434627">
            <text:p>715.5633024346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9">
            <text:p>1809</text:p>
          </table:table-cell>
          <table:table-cell table:formula="of:=([.G1813]*[.G1813]*[.G$2])+([.G1813]*[.H$2])+[.I$2]" office:value-type="float" office:value="930.501021541128">
            <text:p>930.501021541128</text:p>
          </table:table-cell>
          <table:table-cell table:number-columns-repeated="2"/>
          <table:table-cell office:value-type="float" office:value="1809">
            <text:p>1809</text:p>
          </table:table-cell>
          <table:table-cell table:formula="of:=([.K1813]*[.K1813]*[.K$2])+([.K1813]*[.L$2])+[.M$2]" office:value-type="float" office:value="716.008080110353">
            <text:p>716.0080801103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0">
            <text:p>1810</text:p>
          </table:table-cell>
          <table:table-cell table:formula="of:=([.G1814]*[.G1814]*[.G$2])+([.G1814]*[.H$2])+[.I$2]" office:value-type="float" office:value="930.894373706912">
            <text:p>930.894373706912</text:p>
          </table:table-cell>
          <table:table-cell table:number-columns-repeated="2"/>
          <table:table-cell office:value-type="float" office:value="1810">
            <text:p>1810</text:p>
          </table:table-cell>
          <table:table-cell table:formula="of:=([.K1814]*[.K1814]*[.K$2])+([.K1814]*[.L$2])+[.M$2]" office:value-type="float" office:value="716.452846536108">
            <text:p>716.4528465361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1">
            <text:p>1811</text:p>
          </table:table-cell>
          <table:table-cell table:formula="of:=([.G1815]*[.G1815]*[.G$2])+([.G1815]*[.H$2])+[.I$2]" office:value-type="float" office:value="931.287676068616">
            <text:p>931.287676068616</text:p>
          </table:table-cell>
          <table:table-cell table:number-columns-repeated="2"/>
          <table:table-cell office:value-type="float" office:value="1811">
            <text:p>1811</text:p>
          </table:table-cell>
          <table:table-cell table:formula="of:=([.K1815]*[.K1815]*[.K$2])+([.K1815]*[.L$2])+[.M$2]" office:value-type="float" office:value="716.897601711895">
            <text:p>716.8976017118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2">
            <text:p>1812</text:p>
          </table:table-cell>
          <table:table-cell table:formula="of:=([.G1816]*[.G1816]*[.G$2])+([.G1816]*[.H$2])+[.I$2]" office:value-type="float" office:value="931.680928626238">
            <text:p>931.680928626238</text:p>
          </table:table-cell>
          <table:table-cell table:number-columns-repeated="2"/>
          <table:table-cell office:value-type="float" office:value="1812">
            <text:p>1812</text:p>
          </table:table-cell>
          <table:table-cell table:formula="of:=([.K1816]*[.K1816]*[.K$2])+([.K1816]*[.L$2])+[.M$2]" office:value-type="float" office:value="717.342345637711">
            <text:p>717.3423456377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3">
            <text:p>1813</text:p>
          </table:table-cell>
          <table:table-cell table:formula="of:=([.G1817]*[.G1817]*[.G$2])+([.G1817]*[.H$2])+[.I$2]" office:value-type="float" office:value="932.07413137978">
            <text:p>932.074131379780</text:p>
          </table:table-cell>
          <table:table-cell table:number-columns-repeated="2"/>
          <table:table-cell office:value-type="float" office:value="1813">
            <text:p>1813</text:p>
          </table:table-cell>
          <table:table-cell table:formula="of:=([.K1817]*[.K1817]*[.K$2])+([.K1817]*[.L$2])+[.M$2]" office:value-type="float" office:value="717.787078313558">
            <text:p>717.7870783135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4">
            <text:p>1814</text:p>
          </table:table-cell>
          <table:table-cell table:formula="of:=([.G1818]*[.G1818]*[.G$2])+([.G1818]*[.H$2])+[.I$2]" office:value-type="float" office:value="932.46728432924">
            <text:p>932.467284329240</text:p>
          </table:table-cell>
          <table:table-cell table:number-columns-repeated="2"/>
          <table:table-cell office:value-type="float" office:value="1814">
            <text:p>1814</text:p>
          </table:table-cell>
          <table:table-cell table:formula="of:=([.K1818]*[.K1818]*[.K$2])+([.K1818]*[.L$2])+[.M$2]" office:value-type="float" office:value="718.231799739435">
            <text:p>718.2317997394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5">
            <text:p>1815</text:p>
          </table:table-cell>
          <table:table-cell table:formula="of:=([.G1819]*[.G1819]*[.G$2])+([.G1819]*[.H$2])+[.I$2]" office:value-type="float" office:value="932.860387474619">
            <text:p>932.860387474619</text:p>
          </table:table-cell>
          <table:table-cell table:number-columns-repeated="2"/>
          <table:table-cell office:value-type="float" office:value="1815">
            <text:p>1815</text:p>
          </table:table-cell>
          <table:table-cell table:formula="of:=([.K1819]*[.K1819]*[.K$2])+([.K1819]*[.L$2])+[.M$2]" office:value-type="float" office:value="718.676509915342">
            <text:p>718.6765099153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6">
            <text:p>1816</text:p>
          </table:table-cell>
          <table:table-cell table:formula="of:=([.G1820]*[.G1820]*[.G$2])+([.G1820]*[.H$2])+[.I$2]" office:value-type="float" office:value="933.253440815917">
            <text:p>933.253440815917</text:p>
          </table:table-cell>
          <table:table-cell table:number-columns-repeated="2"/>
          <table:table-cell office:value-type="float" office:value="1816">
            <text:p>1816</text:p>
          </table:table-cell>
          <table:table-cell table:formula="of:=([.K1820]*[.K1820]*[.K$2])+([.K1820]*[.L$2])+[.M$2]" office:value-type="float" office:value="719.12120884128">
            <text:p>719.1212088412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7">
            <text:p>1817</text:p>
          </table:table-cell>
          <table:table-cell table:formula="of:=([.G1821]*[.G1821]*[.G$2])+([.G1821]*[.H$2])+[.I$2]" office:value-type="float" office:value="933.646444353134">
            <text:p>933.646444353134</text:p>
          </table:table-cell>
          <table:table-cell table:number-columns-repeated="2"/>
          <table:table-cell office:value-type="float" office:value="1817">
            <text:p>1817</text:p>
          </table:table-cell>
          <table:table-cell table:formula="of:=([.K1821]*[.K1821]*[.K$2])+([.K1821]*[.L$2])+[.M$2]" office:value-type="float" office:value="719.565896517247">
            <text:p>719.5658965172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8">
            <text:p>1818</text:p>
          </table:table-cell>
          <table:table-cell table:formula="of:=([.G1822]*[.G1822]*[.G$2])+([.G1822]*[.H$2])+[.I$2]" office:value-type="float" office:value="934.03939808627">
            <text:p>934.039398086270</text:p>
          </table:table-cell>
          <table:table-cell table:number-columns-repeated="2"/>
          <table:table-cell office:value-type="float" office:value="1818">
            <text:p>1818</text:p>
          </table:table-cell>
          <table:table-cell table:formula="of:=([.K1822]*[.K1822]*[.K$2])+([.K1822]*[.L$2])+[.M$2]" office:value-type="float" office:value="720.010572943245">
            <text:p>720.0105729432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9">
            <text:p>1819</text:p>
          </table:table-cell>
          <table:table-cell table:formula="of:=([.G1823]*[.G1823]*[.G$2])+([.G1823]*[.H$2])+[.I$2]" office:value-type="float" office:value="934.432302015325">
            <text:p>934.432302015325</text:p>
          </table:table-cell>
          <table:table-cell table:number-columns-repeated="2"/>
          <table:table-cell office:value-type="float" office:value="1819">
            <text:p>1819</text:p>
          </table:table-cell>
          <table:table-cell table:formula="of:=([.K1823]*[.K1823]*[.K$2])+([.K1823]*[.L$2])+[.M$2]" office:value-type="float" office:value="720.455238119274">
            <text:p>720.4552381192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0">
            <text:p>1820</text:p>
          </table:table-cell>
          <table:table-cell table:formula="of:=([.G1824]*[.G1824]*[.G$2])+([.G1824]*[.H$2])+[.I$2]" office:value-type="float" office:value="934.825156140299">
            <text:p>934.825156140299</text:p>
          </table:table-cell>
          <table:table-cell table:number-columns-repeated="2"/>
          <table:table-cell office:value-type="float" office:value="1820">
            <text:p>1820</text:p>
          </table:table-cell>
          <table:table-cell table:formula="of:=([.K1824]*[.K1824]*[.K$2])+([.K1824]*[.L$2])+[.M$2]" office:value-type="float" office:value="720.899892045332">
            <text:p>720.8998920453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1">
            <text:p>1821</text:p>
          </table:table-cell>
          <table:table-cell table:formula="of:=([.G1825]*[.G1825]*[.G$2])+([.G1825]*[.H$2])+[.I$2]" office:value-type="float" office:value="935.217960461192">
            <text:p>935.217960461192</text:p>
          </table:table-cell>
          <table:table-cell table:number-columns-repeated="2"/>
          <table:table-cell office:value-type="float" office:value="1821">
            <text:p>1821</text:p>
          </table:table-cell>
          <table:table-cell table:formula="of:=([.K1825]*[.K1825]*[.K$2])+([.K1825]*[.L$2])+[.M$2]" office:value-type="float" office:value="721.344534721421">
            <text:p>721.3445347214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2">
            <text:p>1822</text:p>
          </table:table-cell>
          <table:table-cell table:formula="of:=([.G1826]*[.G1826]*[.G$2])+([.G1826]*[.H$2])+[.I$2]" office:value-type="float" office:value="935.610714978003">
            <text:p>935.610714978003</text:p>
          </table:table-cell>
          <table:table-cell table:number-columns-repeated="2"/>
          <table:table-cell office:value-type="float" office:value="1822">
            <text:p>1822</text:p>
          </table:table-cell>
          <table:table-cell table:formula="of:=([.K1826]*[.K1826]*[.K$2])+([.K1826]*[.L$2])+[.M$2]" office:value-type="float" office:value="721.78916614754">
            <text:p>721.7891661475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3">
            <text:p>1823</text:p>
          </table:table-cell>
          <table:table-cell table:formula="of:=([.G1827]*[.G1827]*[.G$2])+([.G1827]*[.H$2])+[.I$2]" office:value-type="float" office:value="936.003419690734">
            <text:p>936.003419690734</text:p>
          </table:table-cell>
          <table:table-cell table:number-columns-repeated="2"/>
          <table:table-cell office:value-type="float" office:value="1823">
            <text:p>1823</text:p>
          </table:table-cell>
          <table:table-cell table:formula="of:=([.K1827]*[.K1827]*[.K$2])+([.K1827]*[.L$2])+[.M$2]" office:value-type="float" office:value="722.233786323689">
            <text:p>722.2337863236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4">
            <text:p>1824</text:p>
          </table:table-cell>
          <table:table-cell table:formula="of:=([.G1828]*[.G1828]*[.G$2])+([.G1828]*[.H$2])+[.I$2]" office:value-type="float" office:value="936.396074599383">
            <text:p>936.396074599383</text:p>
          </table:table-cell>
          <table:table-cell table:number-columns-repeated="2"/>
          <table:table-cell office:value-type="float" office:value="1824">
            <text:p>1824</text:p>
          </table:table-cell>
          <table:table-cell table:formula="of:=([.K1828]*[.K1828]*[.K$2])+([.K1828]*[.L$2])+[.M$2]" office:value-type="float" office:value="722.678395249868">
            <text:p>722.6783952498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5">
            <text:p>1825</text:p>
          </table:table-cell>
          <table:table-cell table:formula="of:=([.G1829]*[.G1829]*[.G$2])+([.G1829]*[.H$2])+[.I$2]" office:value-type="float" office:value="936.788679703951">
            <text:p>936.788679703951</text:p>
          </table:table-cell>
          <table:table-cell table:number-columns-repeated="2"/>
          <table:table-cell office:value-type="float" office:value="1825">
            <text:p>1825</text:p>
          </table:table-cell>
          <table:table-cell table:formula="of:=([.K1829]*[.K1829]*[.K$2])+([.K1829]*[.L$2])+[.M$2]" office:value-type="float" office:value="723.122992926078">
            <text:p>723.1229929260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6">
            <text:p>1826</text:p>
          </table:table-cell>
          <table:table-cell table:formula="of:=([.G1830]*[.G1830]*[.G$2])+([.G1830]*[.H$2])+[.I$2]" office:value-type="float" office:value="937.181235004439">
            <text:p>937.181235004439</text:p>
          </table:table-cell>
          <table:table-cell table:number-columns-repeated="2"/>
          <table:table-cell office:value-type="float" office:value="1826">
            <text:p>1826</text:p>
          </table:table-cell>
          <table:table-cell table:formula="of:=([.K1830]*[.K1830]*[.K$2])+([.K1830]*[.L$2])+[.M$2]" office:value-type="float" office:value="723.567579352318">
            <text:p>723.5675793523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7">
            <text:p>1827</text:p>
          </table:table-cell>
          <table:table-cell table:formula="of:=([.G1831]*[.G1831]*[.G$2])+([.G1831]*[.H$2])+[.I$2]" office:value-type="float" office:value="937.573740500845">
            <text:p>937.573740500845</text:p>
          </table:table-cell>
          <table:table-cell table:number-columns-repeated="2"/>
          <table:table-cell office:value-type="float" office:value="1827">
            <text:p>1827</text:p>
          </table:table-cell>
          <table:table-cell table:formula="of:=([.K1831]*[.K1831]*[.K$2])+([.K1831]*[.L$2])+[.M$2]" office:value-type="float" office:value="724.012154528588">
            <text:p>724.0121545285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8">
            <text:p>1828</text:p>
          </table:table-cell>
          <table:table-cell table:formula="of:=([.G1832]*[.G1832]*[.G$2])+([.G1832]*[.H$2])+[.I$2]" office:value-type="float" office:value="937.96619619317">
            <text:p>937.966196193170</text:p>
          </table:table-cell>
          <table:table-cell table:number-columns-repeated="2"/>
          <table:table-cell office:value-type="float" office:value="1828">
            <text:p>1828</text:p>
          </table:table-cell>
          <table:table-cell table:formula="of:=([.K1832]*[.K1832]*[.K$2])+([.K1832]*[.L$2])+[.M$2]" office:value-type="float" office:value="724.456718454888">
            <text:p>724.4567184548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29">
            <text:p>1829</text:p>
          </table:table-cell>
          <table:table-cell table:formula="of:=([.G1833]*[.G1833]*[.G$2])+([.G1833]*[.H$2])+[.I$2]" office:value-type="float" office:value="938.358602081414">
            <text:p>938.358602081414</text:p>
          </table:table-cell>
          <table:table-cell table:number-columns-repeated="2"/>
          <table:table-cell office:value-type="float" office:value="1829">
            <text:p>1829</text:p>
          </table:table-cell>
          <table:table-cell table:formula="of:=([.K1833]*[.K1833]*[.K$2])+([.K1833]*[.L$2])+[.M$2]" office:value-type="float" office:value="724.901271131219">
            <text:p>724.9012711312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0">
            <text:p>1830</text:p>
          </table:table-cell>
          <table:table-cell table:formula="of:=([.G1834]*[.G1834]*[.G$2])+([.G1834]*[.H$2])+[.I$2]" office:value-type="float" office:value="938.750958165577">
            <text:p>938.750958165577</text:p>
          </table:table-cell>
          <table:table-cell table:number-columns-repeated="2"/>
          <table:table-cell office:value-type="float" office:value="1830">
            <text:p>1830</text:p>
          </table:table-cell>
          <table:table-cell table:formula="of:=([.K1834]*[.K1834]*[.K$2])+([.K1834]*[.L$2])+[.M$2]" office:value-type="float" office:value="725.34581255758">
            <text:p>725.3458125575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1">
            <text:p>1831</text:p>
          </table:table-cell>
          <table:table-cell table:formula="of:=([.G1835]*[.G1835]*[.G$2])+([.G1835]*[.H$2])+[.I$2]" office:value-type="float" office:value="939.143264445659">
            <text:p>939.143264445659</text:p>
          </table:table-cell>
          <table:table-cell table:number-columns-repeated="2"/>
          <table:table-cell office:value-type="float" office:value="1831">
            <text:p>1831</text:p>
          </table:table-cell>
          <table:table-cell table:formula="of:=([.K1835]*[.K1835]*[.K$2])+([.K1835]*[.L$2])+[.M$2]" office:value-type="float" office:value="725.790342733971">
            <text:p>725.7903427339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2">
            <text:p>1832</text:p>
          </table:table-cell>
          <table:table-cell table:formula="of:=([.G1836]*[.G1836]*[.G$2])+([.G1836]*[.H$2])+[.I$2]" office:value-type="float" office:value="939.53552092166">
            <text:p>939.535520921660</text:p>
          </table:table-cell>
          <table:table-cell table:number-columns-repeated="2"/>
          <table:table-cell office:value-type="float" office:value="1832">
            <text:p>1832</text:p>
          </table:table-cell>
          <table:table-cell table:formula="of:=([.K1836]*[.K1836]*[.K$2])+([.K1836]*[.L$2])+[.M$2]" office:value-type="float" office:value="726.234861660392">
            <text:p>726.2348616603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3">
            <text:p>1833</text:p>
          </table:table-cell>
          <table:table-cell table:formula="of:=([.G1837]*[.G1837]*[.G$2])+([.G1837]*[.H$2])+[.I$2]" office:value-type="float" office:value="939.927727593579">
            <text:p>939.927727593579</text:p>
          </table:table-cell>
          <table:table-cell table:number-columns-repeated="2"/>
          <table:table-cell office:value-type="float" office:value="1833">
            <text:p>1833</text:p>
          </table:table-cell>
          <table:table-cell table:formula="of:=([.K1837]*[.K1837]*[.K$2])+([.K1837]*[.L$2])+[.M$2]" office:value-type="float" office:value="726.679369336843">
            <text:p>726.6793693368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4">
            <text:p>1834</text:p>
          </table:table-cell>
          <table:table-cell table:formula="of:=([.G1838]*[.G1838]*[.G$2])+([.G1838]*[.H$2])+[.I$2]" office:value-type="float" office:value="940.319884461418">
            <text:p>940.319884461418</text:p>
          </table:table-cell>
          <table:table-cell table:number-columns-repeated="2"/>
          <table:table-cell office:value-type="float" office:value="1834">
            <text:p>1834</text:p>
          </table:table-cell>
          <table:table-cell table:formula="of:=([.K1838]*[.K1838]*[.K$2])+([.K1838]*[.L$2])+[.M$2]" office:value-type="float" office:value="727.123865763325">
            <text:p>727.1238657633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5">
            <text:p>1835</text:p>
          </table:table-cell>
          <table:table-cell table:formula="of:=([.G1839]*[.G1839]*[.G$2])+([.G1839]*[.H$2])+[.I$2]" office:value-type="float" office:value="940.711991525175">
            <text:p>940.711991525175</text:p>
          </table:table-cell>
          <table:table-cell table:number-columns-repeated="2"/>
          <table:table-cell office:value-type="float" office:value="1835">
            <text:p>1835</text:p>
          </table:table-cell>
          <table:table-cell table:formula="of:=([.K1839]*[.K1839]*[.K$2])+([.K1839]*[.L$2])+[.M$2]" office:value-type="float" office:value="727.568350939837">
            <text:p>727.5683509398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6">
            <text:p>1836</text:p>
          </table:table-cell>
          <table:table-cell table:formula="of:=([.G1840]*[.G1840]*[.G$2])+([.G1840]*[.H$2])+[.I$2]" office:value-type="float" office:value="941.104048784852">
            <text:p>941.104048784852</text:p>
          </table:table-cell>
          <table:table-cell table:number-columns-repeated="2"/>
          <table:table-cell office:value-type="float" office:value="1836">
            <text:p>1836</text:p>
          </table:table-cell>
          <table:table-cell table:formula="of:=([.K1840]*[.K1840]*[.K$2])+([.K1840]*[.L$2])+[.M$2]" office:value-type="float" office:value="728.01282486638">
            <text:p>728.0128248663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7">
            <text:p>1837</text:p>
          </table:table-cell>
          <table:table-cell table:formula="of:=([.G1841]*[.G1841]*[.G$2])+([.G1841]*[.H$2])+[.I$2]" office:value-type="float" office:value="941.496056240447">
            <text:p>941.496056240447</text:p>
          </table:table-cell>
          <table:table-cell table:number-columns-repeated="2"/>
          <table:table-cell office:value-type="float" office:value="1837">
            <text:p>1837</text:p>
          </table:table-cell>
          <table:table-cell table:formula="of:=([.K1841]*[.K1841]*[.K$2])+([.K1841]*[.L$2])+[.M$2]" office:value-type="float" office:value="728.457287542952">
            <text:p>728.4572875429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8">
            <text:p>1838</text:p>
          </table:table-cell>
          <table:table-cell table:formula="of:=([.G1842]*[.G1842]*[.G$2])+([.G1842]*[.H$2])+[.I$2]" office:value-type="float" office:value="941.888013891962">
            <text:p>941.888013891962</text:p>
          </table:table-cell>
          <table:table-cell table:number-columns-repeated="2"/>
          <table:table-cell office:value-type="float" office:value="1838">
            <text:p>1838</text:p>
          </table:table-cell>
          <table:table-cell table:formula="of:=([.K1842]*[.K1842]*[.K$2])+([.K1842]*[.L$2])+[.M$2]" office:value-type="float" office:value="728.901738969555">
            <text:p>728.9017389695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9">
            <text:p>1839</text:p>
          </table:table-cell>
          <table:table-cell table:formula="of:=([.G1843]*[.G1843]*[.G$2])+([.G1843]*[.H$2])+[.I$2]" office:value-type="float" office:value="942.279921739394">
            <text:p>942.279921739394</text:p>
          </table:table-cell>
          <table:table-cell table:number-columns-repeated="2"/>
          <table:table-cell office:value-type="float" office:value="1839">
            <text:p>1839</text:p>
          </table:table-cell>
          <table:table-cell table:formula="of:=([.K1843]*[.K1843]*[.K$2])+([.K1843]*[.L$2])+[.M$2]" office:value-type="float" office:value="729.346179146188">
            <text:p>729.3461791461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0">
            <text:p>1840</text:p>
          </table:table-cell>
          <table:table-cell table:formula="of:=([.G1844]*[.G1844]*[.G$2])+([.G1844]*[.H$2])+[.I$2]" office:value-type="float" office:value="942.671779782747">
            <text:p>942.671779782747</text:p>
          </table:table-cell>
          <table:table-cell table:number-columns-repeated="2"/>
          <table:table-cell office:value-type="float" office:value="1840">
            <text:p>1840</text:p>
          </table:table-cell>
          <table:table-cell table:formula="of:=([.K1844]*[.K1844]*[.K$2])+([.K1844]*[.L$2])+[.M$2]" office:value-type="float" office:value="729.790608072851">
            <text:p>729.7906080728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1">
            <text:p>1841</text:p>
          </table:table-cell>
          <table:table-cell table:formula="of:=([.G1845]*[.G1845]*[.G$2])+([.G1845]*[.H$2])+[.I$2]" office:value-type="float" office:value="943.063588022018">
            <text:p>943.063588022018</text:p>
          </table:table-cell>
          <table:table-cell table:number-columns-repeated="2"/>
          <table:table-cell office:value-type="float" office:value="1841">
            <text:p>1841</text:p>
          </table:table-cell>
          <table:table-cell table:formula="of:=([.K1845]*[.K1845]*[.K$2])+([.K1845]*[.L$2])+[.M$2]" office:value-type="float" office:value="730.235025749545">
            <text:p>730.2350257495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2">
            <text:p>1842</text:p>
          </table:table-cell>
          <table:table-cell table:formula="of:=([.G1846]*[.G1846]*[.G$2])+([.G1846]*[.H$2])+[.I$2]" office:value-type="float" office:value="943.455346457207">
            <text:p>943.455346457207</text:p>
          </table:table-cell>
          <table:table-cell table:number-columns-repeated="2"/>
          <table:table-cell office:value-type="float" office:value="1842">
            <text:p>1842</text:p>
          </table:table-cell>
          <table:table-cell table:formula="of:=([.K1846]*[.K1846]*[.K$2])+([.K1846]*[.L$2])+[.M$2]" office:value-type="float" office:value="730.679432176268">
            <text:p>730.6794321762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3">
            <text:p>1843</text:p>
          </table:table-cell>
          <table:table-cell table:formula="of:=([.G1847]*[.G1847]*[.G$2])+([.G1847]*[.H$2])+[.I$2]" office:value-type="float" office:value="943.847055088316">
            <text:p>943.847055088316</text:p>
          </table:table-cell>
          <table:table-cell table:number-columns-repeated="2"/>
          <table:table-cell office:value-type="float" office:value="1843">
            <text:p>1843</text:p>
          </table:table-cell>
          <table:table-cell table:formula="of:=([.K1847]*[.K1847]*[.K$2])+([.K1847]*[.L$2])+[.M$2]" office:value-type="float" office:value="731.123827353022">
            <text:p>731.1238273530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4">
            <text:p>1844</text:p>
          </table:table-cell>
          <table:table-cell table:formula="of:=([.G1848]*[.G1848]*[.G$2])+([.G1848]*[.H$2])+[.I$2]" office:value-type="float" office:value="944.238713915344">
            <text:p>944.238713915344</text:p>
          </table:table-cell>
          <table:table-cell table:number-columns-repeated="2"/>
          <table:table-cell office:value-type="float" office:value="1844">
            <text:p>1844</text:p>
          </table:table-cell>
          <table:table-cell table:formula="of:=([.K1848]*[.K1848]*[.K$2])+([.K1848]*[.L$2])+[.M$2]" office:value-type="float" office:value="731.568211279807">
            <text:p>731.5682112798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5">
            <text:p>1845</text:p>
          </table:table-cell>
          <table:table-cell table:formula="of:=([.G1849]*[.G1849]*[.G$2])+([.G1849]*[.H$2])+[.I$2]" office:value-type="float" office:value="944.630322938291">
            <text:p>944.630322938291</text:p>
          </table:table-cell>
          <table:table-cell table:number-columns-repeated="2"/>
          <table:table-cell office:value-type="float" office:value="1845">
            <text:p>1845</text:p>
          </table:table-cell>
          <table:table-cell table:formula="of:=([.K1849]*[.K1849]*[.K$2])+([.K1849]*[.L$2])+[.M$2]" office:value-type="float" office:value="732.012583956621">
            <text:p>732.0125839566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6">
            <text:p>1846</text:p>
          </table:table-cell>
          <table:table-cell table:formula="of:=([.G1850]*[.G1850]*[.G$2])+([.G1850]*[.H$2])+[.I$2]" office:value-type="float" office:value="945.021882157157">
            <text:p>945.021882157157</text:p>
          </table:table-cell>
          <table:table-cell table:number-columns-repeated="2"/>
          <table:table-cell office:value-type="float" office:value="1846">
            <text:p>1846</text:p>
          </table:table-cell>
          <table:table-cell table:formula="of:=([.K1850]*[.K1850]*[.K$2])+([.K1850]*[.L$2])+[.M$2]" office:value-type="float" office:value="732.456945383466">
            <text:p>732.4569453834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7">
            <text:p>1847</text:p>
          </table:table-cell>
          <table:table-cell table:formula="of:=([.G1851]*[.G1851]*[.G$2])+([.G1851]*[.H$2])+[.I$2]" office:value-type="float" office:value="945.413391571941">
            <text:p>945.413391571941</text:p>
          </table:table-cell>
          <table:table-cell table:number-columns-repeated="2"/>
          <table:table-cell office:value-type="float" office:value="1847">
            <text:p>1847</text:p>
          </table:table-cell>
          <table:table-cell table:formula="of:=([.K1851]*[.K1851]*[.K$2])+([.K1851]*[.L$2])+[.M$2]" office:value-type="float" office:value="732.901295560341">
            <text:p>732.9012955603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8">
            <text:p>1848</text:p>
          </table:table-cell>
          <table:table-cell table:formula="of:=([.G1852]*[.G1852]*[.G$2])+([.G1852]*[.H$2])+[.I$2]" office:value-type="float" office:value="945.804851182644">
            <text:p>945.804851182644</text:p>
          </table:table-cell>
          <table:table-cell table:number-columns-repeated="2"/>
          <table:table-cell office:value-type="float" office:value="1848">
            <text:p>1848</text:p>
          </table:table-cell>
          <table:table-cell table:formula="of:=([.K1852]*[.K1852]*[.K$2])+([.K1852]*[.L$2])+[.M$2]" office:value-type="float" office:value="733.345634487246">
            <text:p>733.3456344872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9">
            <text:p>1849</text:p>
          </table:table-cell>
          <table:table-cell table:formula="of:=([.G1853]*[.G1853]*[.G$2])+([.G1853]*[.H$2])+[.I$2]" office:value-type="float" office:value="946.196260989267">
            <text:p>946.196260989267</text:p>
          </table:table-cell>
          <table:table-cell table:number-columns-repeated="2"/>
          <table:table-cell office:value-type="float" office:value="1849">
            <text:p>1849</text:p>
          </table:table-cell>
          <table:table-cell table:formula="of:=([.K1853]*[.K1853]*[.K$2])+([.K1853]*[.L$2])+[.M$2]" office:value-type="float" office:value="733.789962164181">
            <text:p>733.7899621641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0">
            <text:p>1850</text:p>
          </table:table-cell>
          <table:table-cell table:formula="of:=([.G1854]*[.G1854]*[.G$2])+([.G1854]*[.H$2])+[.I$2]" office:value-type="float" office:value="946.587620991808">
            <text:p>946.587620991808</text:p>
          </table:table-cell>
          <table:table-cell table:number-columns-repeated="2"/>
          <table:table-cell office:value-type="float" office:value="1850">
            <text:p>1850</text:p>
          </table:table-cell>
          <table:table-cell table:formula="of:=([.K1854]*[.K1854]*[.K$2])+([.K1854]*[.L$2])+[.M$2]" office:value-type="float" office:value="734.234278591147">
            <text:p>734.2342785911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1">
            <text:p>1851</text:p>
          </table:table-cell>
          <table:table-cell table:formula="of:=([.G1855]*[.G1855]*[.G$2])+([.G1855]*[.H$2])+[.I$2]" office:value-type="float" office:value="946.978931190268">
            <text:p>946.978931190268</text:p>
          </table:table-cell>
          <table:table-cell table:number-columns-repeated="2"/>
          <table:table-cell office:value-type="float" office:value="1851">
            <text:p>1851</text:p>
          </table:table-cell>
          <table:table-cell table:formula="of:=([.K1855]*[.K1855]*[.K$2])+([.K1855]*[.L$2])+[.M$2]" office:value-type="float" office:value="734.678583768143">
            <text:p>734.6785837681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2">
            <text:p>1852</text:p>
          </table:table-cell>
          <table:table-cell table:formula="of:=([.G1856]*[.G1856]*[.G$2])+([.G1856]*[.H$2])+[.I$2]" office:value-type="float" office:value="947.370191584647">
            <text:p>947.370191584647</text:p>
          </table:table-cell>
          <table:table-cell table:number-columns-repeated="2"/>
          <table:table-cell office:value-type="float" office:value="1852">
            <text:p>1852</text:p>
          </table:table-cell>
          <table:table-cell table:formula="of:=([.K1856]*[.K1856]*[.K$2])+([.K1856]*[.L$2])+[.M$2]" office:value-type="float" office:value="735.122877695169">
            <text:p>735.1228776951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3">
            <text:p>1853</text:p>
          </table:table-cell>
          <table:table-cell table:formula="of:=([.G1857]*[.G1857]*[.G$2])+([.G1857]*[.H$2])+[.I$2]" office:value-type="float" office:value="947.761402174945">
            <text:p>947.761402174945</text:p>
          </table:table-cell>
          <table:table-cell table:number-columns-repeated="2"/>
          <table:table-cell office:value-type="float" office:value="1853">
            <text:p>1853</text:p>
          </table:table-cell>
          <table:table-cell table:formula="of:=([.K1857]*[.K1857]*[.K$2])+([.K1857]*[.L$2])+[.M$2]" office:value-type="float" office:value="735.567160372225">
            <text:p>735.5671603722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4">
            <text:p>1854</text:p>
          </table:table-cell>
          <table:table-cell table:formula="of:=([.G1858]*[.G1858]*[.G$2])+([.G1858]*[.H$2])+[.I$2]" office:value-type="float" office:value="948.152562961162">
            <text:p>948.152562961162</text:p>
          </table:table-cell>
          <table:table-cell table:number-columns-repeated="2"/>
          <table:table-cell office:value-type="float" office:value="1854">
            <text:p>1854</text:p>
          </table:table-cell>
          <table:table-cell table:formula="of:=([.K1858]*[.K1858]*[.K$2])+([.K1858]*[.L$2])+[.M$2]" office:value-type="float" office:value="736.011431799312">
            <text:p>736.0114317993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5">
            <text:p>1855</text:p>
          </table:table-cell>
          <table:table-cell table:formula="of:=([.G1859]*[.G1859]*[.G$2])+([.G1859]*[.H$2])+[.I$2]" office:value-type="float" office:value="948.543673943298">
            <text:p>948.543673943298</text:p>
          </table:table-cell>
          <table:table-cell table:number-columns-repeated="2"/>
          <table:table-cell office:value-type="float" office:value="1855">
            <text:p>1855</text:p>
          </table:table-cell>
          <table:table-cell table:formula="of:=([.K1859]*[.K1859]*[.K$2])+([.K1859]*[.L$2])+[.M$2]" office:value-type="float" office:value="736.455691976429">
            <text:p>736.4556919764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6">
            <text:p>1856</text:p>
          </table:table-cell>
          <table:table-cell table:formula="of:=([.G1860]*[.G1860]*[.G$2])+([.G1860]*[.H$2])+[.I$2]" office:value-type="float" office:value="948.934735121353">
            <text:p>948.934735121353</text:p>
          </table:table-cell>
          <table:table-cell table:number-columns-repeated="2"/>
          <table:table-cell office:value-type="float" office:value="1856">
            <text:p>1856</text:p>
          </table:table-cell>
          <table:table-cell table:formula="of:=([.K1860]*[.K1860]*[.K$2])+([.K1860]*[.L$2])+[.M$2]" office:value-type="float" office:value="736.899940903576">
            <text:p>736.8999409035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7">
            <text:p>1857</text:p>
          </table:table-cell>
          <table:table-cell table:formula="of:=([.G1861]*[.G1861]*[.G$2])+([.G1861]*[.H$2])+[.I$2]" office:value-type="float" office:value="949.325746495327">
            <text:p>949.325746495327</text:p>
          </table:table-cell>
          <table:table-cell table:number-columns-repeated="2"/>
          <table:table-cell office:value-type="float" office:value="1857">
            <text:p>1857</text:p>
          </table:table-cell>
          <table:table-cell table:formula="of:=([.K1861]*[.K1861]*[.K$2])+([.K1861]*[.L$2])+[.M$2]" office:value-type="float" office:value="737.344178580753">
            <text:p>737.3441785807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8">
            <text:p>1858</text:p>
          </table:table-cell>
          <table:table-cell table:formula="of:=([.G1862]*[.G1862]*[.G$2])+([.G1862]*[.H$2])+[.I$2]" office:value-type="float" office:value="949.716708065219">
            <text:p>949.716708065219</text:p>
          </table:table-cell>
          <table:table-cell table:number-columns-repeated="2"/>
          <table:table-cell office:value-type="float" office:value="1858">
            <text:p>1858</text:p>
          </table:table-cell>
          <table:table-cell table:formula="of:=([.K1862]*[.K1862]*[.K$2])+([.K1862]*[.L$2])+[.M$2]" office:value-type="float" office:value="737.788405007961">
            <text:p>737.7884050079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9">
            <text:p>1859</text:p>
          </table:table-cell>
          <table:table-cell table:formula="of:=([.G1863]*[.G1863]*[.G$2])+([.G1863]*[.H$2])+[.I$2]" office:value-type="float" office:value="950.107619831031">
            <text:p>950.107619831031</text:p>
          </table:table-cell>
          <table:table-cell table:number-columns-repeated="2"/>
          <table:table-cell office:value-type="float" office:value="1859">
            <text:p>1859</text:p>
          </table:table-cell>
          <table:table-cell table:formula="of:=([.K1863]*[.K1863]*[.K$2])+([.K1863]*[.L$2])+[.M$2]" office:value-type="float" office:value="738.232620185199">
            <text:p>738.2326201851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0">
            <text:p>1860</text:p>
          </table:table-cell>
          <table:table-cell table:formula="of:=([.G1864]*[.G1864]*[.G$2])+([.G1864]*[.H$2])+[.I$2]" office:value-type="float" office:value="950.498481792761">
            <text:p>950.498481792761</text:p>
          </table:table-cell>
          <table:table-cell table:number-columns-repeated="2"/>
          <table:table-cell office:value-type="float" office:value="1860">
            <text:p>1860</text:p>
          </table:table-cell>
          <table:table-cell table:formula="of:=([.K1864]*[.K1864]*[.K$2])+([.K1864]*[.L$2])+[.M$2]" office:value-type="float" office:value="738.676824112467">
            <text:p>738.6768241124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1">
            <text:p>1861</text:p>
          </table:table-cell>
          <table:table-cell table:formula="of:=([.G1865]*[.G1865]*[.G$2])+([.G1865]*[.H$2])+[.I$2]" office:value-type="float" office:value="950.88929395041">
            <text:p>950.889293950410</text:p>
          </table:table-cell>
          <table:table-cell table:number-columns-repeated="2"/>
          <table:table-cell office:value-type="float" office:value="1861">
            <text:p>1861</text:p>
          </table:table-cell>
          <table:table-cell table:formula="of:=([.K1865]*[.K1865]*[.K$2])+([.K1865]*[.L$2])+[.M$2]" office:value-type="float" office:value="739.121016789765">
            <text:p>739.1210167897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2">
            <text:p>1862</text:p>
          </table:table-cell>
          <table:table-cell table:formula="of:=([.G1866]*[.G1866]*[.G$2])+([.G1866]*[.H$2])+[.I$2]" office:value-type="float" office:value="951.280056303979">
            <text:p>951.280056303979</text:p>
          </table:table-cell>
          <table:table-cell table:number-columns-repeated="2"/>
          <table:table-cell office:value-type="float" office:value="1862">
            <text:p>1862</text:p>
          </table:table-cell>
          <table:table-cell table:formula="of:=([.K1866]*[.K1866]*[.K$2])+([.K1866]*[.L$2])+[.M$2]" office:value-type="float" office:value="739.565198217094">
            <text:p>739.5651982170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3">
            <text:p>1863</text:p>
          </table:table-cell>
          <table:table-cell table:formula="of:=([.G1867]*[.G1867]*[.G$2])+([.G1867]*[.H$2])+[.I$2]" office:value-type="float" office:value="951.670768853466">
            <text:p>951.670768853466</text:p>
          </table:table-cell>
          <table:table-cell table:number-columns-repeated="2"/>
          <table:table-cell office:value-type="float" office:value="1863">
            <text:p>1863</text:p>
          </table:table-cell>
          <table:table-cell table:formula="of:=([.K1867]*[.K1867]*[.K$2])+([.K1867]*[.L$2])+[.M$2]" office:value-type="float" office:value="740.009368394452">
            <text:p>740.0093683944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4">
            <text:p>1864</text:p>
          </table:table-cell>
          <table:table-cell table:formula="of:=([.G1868]*[.G1868]*[.G$2])+([.G1868]*[.H$2])+[.I$2]" office:value-type="float" office:value="952.061431598872">
            <text:p>952.061431598872</text:p>
          </table:table-cell>
          <table:table-cell table:number-columns-repeated="2"/>
          <table:table-cell office:value-type="float" office:value="1864">
            <text:p>1864</text:p>
          </table:table-cell>
          <table:table-cell table:formula="of:=([.K1868]*[.K1868]*[.K$2])+([.K1868]*[.L$2])+[.M$2]" office:value-type="float" office:value="740.453527321841">
            <text:p>740.4535273218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5">
            <text:p>1865</text:p>
          </table:table-cell>
          <table:table-cell table:formula="of:=([.G1869]*[.G1869]*[.G$2])+([.G1869]*[.H$2])+[.I$2]" office:value-type="float" office:value="952.452044540197">
            <text:p>952.452044540197</text:p>
          </table:table-cell>
          <table:table-cell table:number-columns-repeated="2"/>
          <table:table-cell office:value-type="float" office:value="1865">
            <text:p>1865</text:p>
          </table:table-cell>
          <table:table-cell table:formula="of:=([.K1869]*[.K1869]*[.K$2])+([.K1869]*[.L$2])+[.M$2]" office:value-type="float" office:value="740.897674999261">
            <text:p>740.8976749992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6">
            <text:p>1866</text:p>
          </table:table-cell>
          <table:table-cell table:formula="of:=([.G1870]*[.G1870]*[.G$2])+([.G1870]*[.H$2])+[.I$2]" office:value-type="float" office:value="952.842607677441">
            <text:p>952.842607677441</text:p>
          </table:table-cell>
          <table:table-cell table:number-columns-repeated="2"/>
          <table:table-cell office:value-type="float" office:value="1866">
            <text:p>1866</text:p>
          </table:table-cell>
          <table:table-cell table:formula="of:=([.K1870]*[.K1870]*[.K$2])+([.K1870]*[.L$2])+[.M$2]" office:value-type="float" office:value="741.34181142671">
            <text:p>741.3418114267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7">
            <text:p>1867</text:p>
          </table:table-cell>
          <table:table-cell table:formula="of:=([.G1871]*[.G1871]*[.G$2])+([.G1871]*[.H$2])+[.I$2]" office:value-type="float" office:value="953.233121010604">
            <text:p>953.233121010604</text:p>
          </table:table-cell>
          <table:table-cell table:number-columns-repeated="2"/>
          <table:table-cell office:value-type="float" office:value="1867">
            <text:p>1867</text:p>
          </table:table-cell>
          <table:table-cell table:formula="of:=([.K1871]*[.K1871]*[.K$2])+([.K1871]*[.L$2])+[.M$2]" office:value-type="float" office:value="741.78593660419">
            <text:p>741.7859366041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8">
            <text:p>1868</text:p>
          </table:table-cell>
          <table:table-cell table:formula="of:=([.G1872]*[.G1872]*[.G$2])+([.G1872]*[.H$2])+[.I$2]" office:value-type="float" office:value="953.623584539685">
            <text:p>953.623584539685</text:p>
          </table:table-cell>
          <table:table-cell table:number-columns-repeated="2"/>
          <table:table-cell office:value-type="float" office:value="1868">
            <text:p>1868</text:p>
          </table:table-cell>
          <table:table-cell table:formula="of:=([.K1872]*[.K1872]*[.K$2])+([.K1872]*[.L$2])+[.M$2]" office:value-type="float" office:value="742.2300505317">
            <text:p>742.2300505317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69">
            <text:p>1869</text:p>
          </table:table-cell>
          <table:table-cell table:formula="of:=([.G1873]*[.G1873]*[.G$2])+([.G1873]*[.H$2])+[.I$2]" office:value-type="float" office:value="954.013998264686">
            <text:p>954.013998264686</text:p>
          </table:table-cell>
          <table:table-cell table:number-columns-repeated="2"/>
          <table:table-cell office:value-type="float" office:value="1869">
            <text:p>1869</text:p>
          </table:table-cell>
          <table:table-cell table:formula="of:=([.K1873]*[.K1873]*[.K$2])+([.K1873]*[.L$2])+[.M$2]" office:value-type="float" office:value="742.67415320924">
            <text:p>742.6741532092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0">
            <text:p>1870</text:p>
          </table:table-cell>
          <table:table-cell table:formula="of:=([.G1874]*[.G1874]*[.G$2])+([.G1874]*[.H$2])+[.I$2]" office:value-type="float" office:value="954.404362185606">
            <text:p>954.404362185606</text:p>
          </table:table-cell>
          <table:table-cell table:number-columns-repeated="2"/>
          <table:table-cell office:value-type="float" office:value="1870">
            <text:p>1870</text:p>
          </table:table-cell>
          <table:table-cell table:formula="of:=([.K1874]*[.K1874]*[.K$2])+([.K1874]*[.L$2])+[.M$2]" office:value-type="float" office:value="743.11824463681">
            <text:p>743.1182446368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1">
            <text:p>1871</text:p>
          </table:table-cell>
          <table:table-cell table:formula="of:=([.G1875]*[.G1875]*[.G$2])+([.G1875]*[.H$2])+[.I$2]" office:value-type="float" office:value="954.794676302444">
            <text:p>954.794676302444</text:p>
          </table:table-cell>
          <table:table-cell table:number-columns-repeated="2"/>
          <table:table-cell office:value-type="float" office:value="1871">
            <text:p>1871</text:p>
          </table:table-cell>
          <table:table-cell table:formula="of:=([.K1875]*[.K1875]*[.K$2])+([.K1875]*[.L$2])+[.M$2]" office:value-type="float" office:value="743.562324814411">
            <text:p>743.5623248144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2">
            <text:p>1872</text:p>
          </table:table-cell>
          <table:table-cell table:formula="of:=([.G1876]*[.G1876]*[.G$2])+([.G1876]*[.H$2])+[.I$2]" office:value-type="float" office:value="955.184940615202">
            <text:p>955.184940615202</text:p>
          </table:table-cell>
          <table:table-cell table:number-columns-repeated="2"/>
          <table:table-cell office:value-type="float" office:value="1872">
            <text:p>1872</text:p>
          </table:table-cell>
          <table:table-cell table:formula="of:=([.K1876]*[.K1876]*[.K$2])+([.K1876]*[.L$2])+[.M$2]" office:value-type="float" office:value="744.006393742042">
            <text:p>744.0063937420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3">
            <text:p>1873</text:p>
          </table:table-cell>
          <table:table-cell table:formula="of:=([.G1877]*[.G1877]*[.G$2])+([.G1877]*[.H$2])+[.I$2]" office:value-type="float" office:value="955.575155123878">
            <text:p>955.575155123878</text:p>
          </table:table-cell>
          <table:table-cell table:number-columns-repeated="2"/>
          <table:table-cell office:value-type="float" office:value="1873">
            <text:p>1873</text:p>
          </table:table-cell>
          <table:table-cell table:formula="of:=([.K1877]*[.K1877]*[.K$2])+([.K1877]*[.L$2])+[.M$2]" office:value-type="float" office:value="744.450451419703">
            <text:p>744.4504514197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4">
            <text:p>1874</text:p>
          </table:table-cell>
          <table:table-cell table:formula="of:=([.G1878]*[.G1878]*[.G$2])+([.G1878]*[.H$2])+[.I$2]" office:value-type="float" office:value="955.965319828473">
            <text:p>955.965319828473</text:p>
          </table:table-cell>
          <table:table-cell table:number-columns-repeated="2"/>
          <table:table-cell office:value-type="float" office:value="1874">
            <text:p>1874</text:p>
          </table:table-cell>
          <table:table-cell table:formula="of:=([.K1878]*[.K1878]*[.K$2])+([.K1878]*[.L$2])+[.M$2]" office:value-type="float" office:value="744.894497847395">
            <text:p>744.8944978473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5">
            <text:p>1875</text:p>
          </table:table-cell>
          <table:table-cell table:formula="of:=([.G1879]*[.G1879]*[.G$2])+([.G1879]*[.H$2])+[.I$2]" office:value-type="float" office:value="956.355434728987">
            <text:p>956.355434728987</text:p>
          </table:table-cell>
          <table:table-cell table:number-columns-repeated="2"/>
          <table:table-cell office:value-type="float" office:value="1875">
            <text:p>1875</text:p>
          </table:table-cell>
          <table:table-cell table:formula="of:=([.K1879]*[.K1879]*[.K$2])+([.K1879]*[.L$2])+[.M$2]" office:value-type="float" office:value="745.338533025116">
            <text:p>745.3385330251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6">
            <text:p>1876</text:p>
          </table:table-cell>
          <table:table-cell table:formula="of:=([.G1880]*[.G1880]*[.G$2])+([.G1880]*[.H$2])+[.I$2]" office:value-type="float" office:value="956.74549982542">
            <text:p>956.745499825420</text:p>
          </table:table-cell>
          <table:table-cell table:number-columns-repeated="2"/>
          <table:table-cell office:value-type="float" office:value="1876">
            <text:p>1876</text:p>
          </table:table-cell>
          <table:table-cell table:formula="of:=([.K1880]*[.K1880]*[.K$2])+([.K1880]*[.L$2])+[.M$2]" office:value-type="float" office:value="745.782556952868">
            <text:p>745.7825569528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7">
            <text:p>1877</text:p>
          </table:table-cell>
          <table:table-cell table:formula="of:=([.G1881]*[.G1881]*[.G$2])+([.G1881]*[.H$2])+[.I$2]" office:value-type="float" office:value="957.135515117773">
            <text:p>957.135515117773</text:p>
          </table:table-cell>
          <table:table-cell table:number-columns-repeated="2"/>
          <table:table-cell office:value-type="float" office:value="1877">
            <text:p>1877</text:p>
          </table:table-cell>
          <table:table-cell table:formula="of:=([.K1881]*[.K1881]*[.K$2])+([.K1881]*[.L$2])+[.M$2]" office:value-type="float" office:value="746.22656963065">
            <text:p>746.2265696306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8">
            <text:p>1878</text:p>
          </table:table-cell>
          <table:table-cell table:formula="of:=([.G1882]*[.G1882]*[.G$2])+([.G1882]*[.H$2])+[.I$2]" office:value-type="float" office:value="957.525480606043">
            <text:p>957.525480606043</text:p>
          </table:table-cell>
          <table:table-cell table:number-columns-repeated="2"/>
          <table:table-cell office:value-type="float" office:value="1878">
            <text:p>1878</text:p>
          </table:table-cell>
          <table:table-cell table:formula="of:=([.K1882]*[.K1882]*[.K$2])+([.K1882]*[.L$2])+[.M$2]" office:value-type="float" office:value="746.670571058463">
            <text:p>746.6705710584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9">
            <text:p>1879</text:p>
          </table:table-cell>
          <table:table-cell table:formula="of:=([.G1883]*[.G1883]*[.G$2])+([.G1883]*[.H$2])+[.I$2]" office:value-type="float" office:value="957.915396290233">
            <text:p>957.915396290233</text:p>
          </table:table-cell>
          <table:table-cell table:number-columns-repeated="2"/>
          <table:table-cell office:value-type="float" office:value="1879">
            <text:p>1879</text:p>
          </table:table-cell>
          <table:table-cell table:formula="of:=([.K1883]*[.K1883]*[.K$2])+([.K1883]*[.L$2])+[.M$2]" office:value-type="float" office:value="747.114561236305">
            <text:p>747.1145612363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0">
            <text:p>1880</text:p>
          </table:table-cell>
          <table:table-cell table:formula="of:=([.G1884]*[.G1884]*[.G$2])+([.G1884]*[.H$2])+[.I$2]" office:value-type="float" office:value="958.305262170342">
            <text:p>958.305262170342</text:p>
          </table:table-cell>
          <table:table-cell table:number-columns-repeated="2"/>
          <table:table-cell office:value-type="float" office:value="1880">
            <text:p>1880</text:p>
          </table:table-cell>
          <table:table-cell table:formula="of:=([.K1884]*[.K1884]*[.K$2])+([.K1884]*[.L$2])+[.M$2]" office:value-type="float" office:value="747.558540164178">
            <text:p>747.5585401641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1">
            <text:p>1881</text:p>
          </table:table-cell>
          <table:table-cell table:formula="of:=([.G1885]*[.G1885]*[.G$2])+([.G1885]*[.H$2])+[.I$2]" office:value-type="float" office:value="958.69507824637">
            <text:p>958.695078246370</text:p>
          </table:table-cell>
          <table:table-cell table:number-columns-repeated="2"/>
          <table:table-cell office:value-type="float" office:value="1881">
            <text:p>1881</text:p>
          </table:table-cell>
          <table:table-cell table:formula="of:=([.K1885]*[.K1885]*[.K$2])+([.K1885]*[.L$2])+[.M$2]" office:value-type="float" office:value="748.002507842082">
            <text:p>748.0025078420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2">
            <text:p>1882</text:p>
          </table:table-cell>
          <table:table-cell table:formula="of:=([.G1886]*[.G1886]*[.G$2])+([.G1886]*[.H$2])+[.I$2]" office:value-type="float" office:value="959.084844518316">
            <text:p>959.084844518316</text:p>
          </table:table-cell>
          <table:table-cell table:number-columns-repeated="2"/>
          <table:table-cell office:value-type="float" office:value="1882">
            <text:p>1882</text:p>
          </table:table-cell>
          <table:table-cell table:formula="of:=([.K1886]*[.K1886]*[.K$2])+([.K1886]*[.L$2])+[.M$2]" office:value-type="float" office:value="748.446464270015">
            <text:p>748.4464642700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3">
            <text:p>1883</text:p>
          </table:table-cell>
          <table:table-cell table:formula="of:=([.G1887]*[.G1887]*[.G$2])+([.G1887]*[.H$2])+[.I$2]" office:value-type="float" office:value="959.474560986182">
            <text:p>959.474560986182</text:p>
          </table:table-cell>
          <table:table-cell table:number-columns-repeated="2"/>
          <table:table-cell office:value-type="float" office:value="1883">
            <text:p>1883</text:p>
          </table:table-cell>
          <table:table-cell table:formula="of:=([.K1887]*[.K1887]*[.K$2])+([.K1887]*[.L$2])+[.M$2]" office:value-type="float" office:value="748.890409447978">
            <text:p>748.8904094479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4">
            <text:p>1884</text:p>
          </table:table-cell>
          <table:table-cell table:formula="of:=([.G1888]*[.G1888]*[.G$2])+([.G1888]*[.H$2])+[.I$2]" office:value-type="float" office:value="959.864227649966">
            <text:p>959.864227649966</text:p>
          </table:table-cell>
          <table:table-cell table:number-columns-repeated="2"/>
          <table:table-cell office:value-type="float" office:value="1884">
            <text:p>1884</text:p>
          </table:table-cell>
          <table:table-cell table:formula="of:=([.K1888]*[.K1888]*[.K$2])+([.K1888]*[.L$2])+[.M$2]" office:value-type="float" office:value="749.334343375972">
            <text:p>749.3343433759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5">
            <text:p>1885</text:p>
          </table:table-cell>
          <table:table-cell table:formula="of:=([.G1889]*[.G1889]*[.G$2])+([.G1889]*[.H$2])+[.I$2]" office:value-type="float" office:value="960.253844509669">
            <text:p>960.253844509669</text:p>
          </table:table-cell>
          <table:table-cell table:number-columns-repeated="2"/>
          <table:table-cell office:value-type="float" office:value="1885">
            <text:p>1885</text:p>
          </table:table-cell>
          <table:table-cell table:formula="of:=([.K1889]*[.K1889]*[.K$2])+([.K1889]*[.L$2])+[.M$2]" office:value-type="float" office:value="749.778266053996">
            <text:p>749.7782660539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6">
            <text:p>1886</text:p>
          </table:table-cell>
          <table:table-cell table:formula="of:=([.G1890]*[.G1890]*[.G$2])+([.G1890]*[.H$2])+[.I$2]" office:value-type="float" office:value="960.643411565292">
            <text:p>960.643411565292</text:p>
          </table:table-cell>
          <table:table-cell table:number-columns-repeated="2"/>
          <table:table-cell office:value-type="float" office:value="1886">
            <text:p>1886</text:p>
          </table:table-cell>
          <table:table-cell table:formula="of:=([.K1890]*[.K1890]*[.K$2])+([.K1890]*[.L$2])+[.M$2]" office:value-type="float" office:value="750.222177482051">
            <text:p>750.2221774820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7">
            <text:p>1887</text:p>
          </table:table-cell>
          <table:table-cell table:formula="of:=([.G1891]*[.G1891]*[.G$2])+([.G1891]*[.H$2])+[.I$2]" office:value-type="float" office:value="961.032928816833">
            <text:p>961.032928816833</text:p>
          </table:table-cell>
          <table:table-cell table:number-columns-repeated="2"/>
          <table:table-cell office:value-type="float" office:value="1887">
            <text:p>1887</text:p>
          </table:table-cell>
          <table:table-cell table:formula="of:=([.K1891]*[.K1891]*[.K$2])+([.K1891]*[.L$2])+[.M$2]" office:value-type="float" office:value="750.666077660135">
            <text:p>750.6660776601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8">
            <text:p>1888</text:p>
          </table:table-cell>
          <table:table-cell table:formula="of:=([.G1892]*[.G1892]*[.G$2])+([.G1892]*[.H$2])+[.I$2]" office:value-type="float" office:value="961.422396264293">
            <text:p>961.422396264293</text:p>
          </table:table-cell>
          <table:table-cell table:number-columns-repeated="2"/>
          <table:table-cell office:value-type="float" office:value="1888">
            <text:p>1888</text:p>
          </table:table-cell>
          <table:table-cell table:formula="of:=([.K1892]*[.K1892]*[.K$2])+([.K1892]*[.L$2])+[.M$2]" office:value-type="float" office:value="751.10996658825">
            <text:p>751.1099665882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9">
            <text:p>1889</text:p>
          </table:table-cell>
          <table:table-cell table:formula="of:=([.G1893]*[.G1893]*[.G$2])+([.G1893]*[.H$2])+[.I$2]" office:value-type="float" office:value="961.811813907672">
            <text:p>961.811813907672</text:p>
          </table:table-cell>
          <table:table-cell table:number-columns-repeated="2"/>
          <table:table-cell office:value-type="float" office:value="1889">
            <text:p>1889</text:p>
          </table:table-cell>
          <table:table-cell table:formula="of:=([.K1893]*[.K1893]*[.K$2])+([.K1893]*[.L$2])+[.M$2]" office:value-type="float" office:value="751.553844266395">
            <text:p>751.5538442663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0">
            <text:p>1890</text:p>
          </table:table-cell>
          <table:table-cell table:formula="of:=([.G1894]*[.G1894]*[.G$2])+([.G1894]*[.H$2])+[.I$2]" office:value-type="float" office:value="962.20118174697">
            <text:p>962.201181746970</text:p>
          </table:table-cell>
          <table:table-cell table:number-columns-repeated="2"/>
          <table:table-cell office:value-type="float" office:value="1890">
            <text:p>1890</text:p>
          </table:table-cell>
          <table:table-cell table:formula="of:=([.K1894]*[.K1894]*[.K$2])+([.K1894]*[.L$2])+[.M$2]" office:value-type="float" office:value="751.99771069457">
            <text:p>751.9977106945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1">
            <text:p>1891</text:p>
          </table:table-cell>
          <table:table-cell table:formula="of:=([.G1895]*[.G1895]*[.G$2])+([.G1895]*[.H$2])+[.I$2]" office:value-type="float" office:value="962.590499782186">
            <text:p>962.590499782186</text:p>
          </table:table-cell>
          <table:table-cell table:number-columns-repeated="2"/>
          <table:table-cell office:value-type="float" office:value="1891">
            <text:p>1891</text:p>
          </table:table-cell>
          <table:table-cell table:formula="of:=([.K1895]*[.K1895]*[.K$2])+([.K1895]*[.L$2])+[.M$2]" office:value-type="float" office:value="752.441565872776">
            <text:p>752.4415658727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2">
            <text:p>1892</text:p>
          </table:table-cell>
          <table:table-cell table:formula="of:=([.G1896]*[.G1896]*[.G$2])+([.G1896]*[.H$2])+[.I$2]" office:value-type="float" office:value="962.979768013322">
            <text:p>962.979768013322</text:p>
          </table:table-cell>
          <table:table-cell table:number-columns-repeated="2"/>
          <table:table-cell office:value-type="float" office:value="1892">
            <text:p>1892</text:p>
          </table:table-cell>
          <table:table-cell table:formula="of:=([.K1896]*[.K1896]*[.K$2])+([.K1896]*[.L$2])+[.M$2]" office:value-type="float" office:value="752.885409801012">
            <text:p>752.8854098010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3">
            <text:p>1893</text:p>
          </table:table-cell>
          <table:table-cell table:formula="of:=([.G1897]*[.G1897]*[.G$2])+([.G1897]*[.H$2])+[.I$2]" office:value-type="float" office:value="963.368986440377">
            <text:p>963.368986440377</text:p>
          </table:table-cell>
          <table:table-cell table:number-columns-repeated="2"/>
          <table:table-cell office:value-type="float" office:value="1893">
            <text:p>1893</text:p>
          </table:table-cell>
          <table:table-cell table:formula="of:=([.K1897]*[.K1897]*[.K$2])+([.K1897]*[.L$2])+[.M$2]" office:value-type="float" office:value="753.329242479278">
            <text:p>753.3292424792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4">
            <text:p>1894</text:p>
          </table:table-cell>
          <table:table-cell table:formula="of:=([.G1898]*[.G1898]*[.G$2])+([.G1898]*[.H$2])+[.I$2]" office:value-type="float" office:value="963.758155063351">
            <text:p>963.758155063351</text:p>
          </table:table-cell>
          <table:table-cell table:number-columns-repeated="2"/>
          <table:table-cell office:value-type="float" office:value="1894">
            <text:p>1894</text:p>
          </table:table-cell>
          <table:table-cell table:formula="of:=([.K1898]*[.K1898]*[.K$2])+([.K1898]*[.L$2])+[.M$2]" office:value-type="float" office:value="753.773063907574">
            <text:p>753.7730639075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5">
            <text:p>1895</text:p>
          </table:table-cell>
          <table:table-cell table:formula="of:=([.G1899]*[.G1899]*[.G$2])+([.G1899]*[.H$2])+[.I$2]" office:value-type="float" office:value="964.147273882243">
            <text:p>964.147273882243</text:p>
          </table:table-cell>
          <table:table-cell table:number-columns-repeated="2"/>
          <table:table-cell office:value-type="float" office:value="1895">
            <text:p>1895</text:p>
          </table:table-cell>
          <table:table-cell table:formula="of:=([.K1899]*[.K1899]*[.K$2])+([.K1899]*[.L$2])+[.M$2]" office:value-type="float" office:value="754.2168740859">
            <text:p>754.2168740859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6">
            <text:p>1896</text:p>
          </table:table-cell>
          <table:table-cell table:formula="of:=([.G1900]*[.G1900]*[.G$2])+([.G1900]*[.H$2])+[.I$2]" office:value-type="float" office:value="964.536342897055">
            <text:p>964.536342897055</text:p>
          </table:table-cell>
          <table:table-cell table:number-columns-repeated="2"/>
          <table:table-cell office:value-type="float" office:value="1896">
            <text:p>1896</text:p>
          </table:table-cell>
          <table:table-cell table:formula="of:=([.K1900]*[.K1900]*[.K$2])+([.K1900]*[.L$2])+[.M$2]" office:value-type="float" office:value="754.660673014257">
            <text:p>754.6606730142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7">
            <text:p>1897</text:p>
          </table:table-cell>
          <table:table-cell table:formula="of:=([.G1901]*[.G1901]*[.G$2])+([.G1901]*[.H$2])+[.I$2]" office:value-type="float" office:value="964.925362107785">
            <text:p>964.925362107785</text:p>
          </table:table-cell>
          <table:table-cell table:number-columns-repeated="2"/>
          <table:table-cell office:value-type="float" office:value="1897">
            <text:p>1897</text:p>
          </table:table-cell>
          <table:table-cell table:formula="of:=([.K1901]*[.K1901]*[.K$2])+([.K1901]*[.L$2])+[.M$2]" office:value-type="float" office:value="755.104460692644">
            <text:p>755.1044606926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8">
            <text:p>1898</text:p>
          </table:table-cell>
          <table:table-cell table:formula="of:=([.G1902]*[.G1902]*[.G$2])+([.G1902]*[.H$2])+[.I$2]" office:value-type="float" office:value="965.314331514434">
            <text:p>965.314331514434</text:p>
          </table:table-cell>
          <table:table-cell table:number-columns-repeated="2"/>
          <table:table-cell office:value-type="float" office:value="1898">
            <text:p>1898</text:p>
          </table:table-cell>
          <table:table-cell table:formula="of:=([.K1902]*[.K1902]*[.K$2])+([.K1902]*[.L$2])+[.M$2]" office:value-type="float" office:value="755.548237121061">
            <text:p>755.5482371210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9">
            <text:p>1899</text:p>
          </table:table-cell>
          <table:table-cell table:formula="of:=([.G1903]*[.G1903]*[.G$2])+([.G1903]*[.H$2])+[.I$2]" office:value-type="float" office:value="965.703251117002">
            <text:p>965.703251117002</text:p>
          </table:table-cell>
          <table:table-cell table:number-columns-repeated="2"/>
          <table:table-cell office:value-type="float" office:value="1899">
            <text:p>1899</text:p>
          </table:table-cell>
          <table:table-cell table:formula="of:=([.K1903]*[.K1903]*[.K$2])+([.K1903]*[.L$2])+[.M$2]" office:value-type="float" office:value="755.992002299509">
            <text:p>755.9920022995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0">
            <text:p>1900</text:p>
          </table:table-cell>
          <table:table-cell table:formula="of:=([.G1904]*[.G1904]*[.G$2])+([.G1904]*[.H$2])+[.I$2]" office:value-type="float" office:value="966.092120915489">
            <text:p>966.092120915489</text:p>
          </table:table-cell>
          <table:table-cell table:number-columns-repeated="2"/>
          <table:table-cell office:value-type="float" office:value="1900">
            <text:p>1900</text:p>
          </table:table-cell>
          <table:table-cell table:formula="of:=([.K1904]*[.K1904]*[.K$2])+([.K1904]*[.L$2])+[.M$2]" office:value-type="float" office:value="756.435756227986">
            <text:p>756.4357562279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1">
            <text:p>1901</text:p>
          </table:table-cell>
          <table:table-cell table:formula="of:=([.G1905]*[.G1905]*[.G$2])+([.G1905]*[.H$2])+[.I$2]" office:value-type="float" office:value="966.480940909895">
            <text:p>966.480940909895</text:p>
          </table:table-cell>
          <table:table-cell table:number-columns-repeated="2"/>
          <table:table-cell office:value-type="float" office:value="1901">
            <text:p>1901</text:p>
          </table:table-cell>
          <table:table-cell table:formula="of:=([.K1905]*[.K1905]*[.K$2])+([.K1905]*[.L$2])+[.M$2]" office:value-type="float" office:value="756.879498906494">
            <text:p>756.8794989064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2">
            <text:p>1902</text:p>
          </table:table-cell>
          <table:table-cell table:formula="of:=([.G1906]*[.G1906]*[.G$2])+([.G1906]*[.H$2])+[.I$2]" office:value-type="float" office:value="966.86971110022">
            <text:p>966.869711100220</text:p>
          </table:table-cell>
          <table:table-cell table:number-columns-repeated="2"/>
          <table:table-cell office:value-type="float" office:value="1902">
            <text:p>1902</text:p>
          </table:table-cell>
          <table:table-cell table:formula="of:=([.K1906]*[.K1906]*[.K$2])+([.K1906]*[.L$2])+[.M$2]" office:value-type="float" office:value="757.323230335032">
            <text:p>757.3232303350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3">
            <text:p>1903</text:p>
          </table:table-cell>
          <table:table-cell table:formula="of:=([.G1907]*[.G1907]*[.G$2])+([.G1907]*[.H$2])+[.I$2]" office:value-type="float" office:value="967.258431486464">
            <text:p>967.258431486464</text:p>
          </table:table-cell>
          <table:table-cell table:number-columns-repeated="2"/>
          <table:table-cell office:value-type="float" office:value="1903">
            <text:p>1903</text:p>
          </table:table-cell>
          <table:table-cell table:formula="of:=([.K1907]*[.K1907]*[.K$2])+([.K1907]*[.L$2])+[.M$2]" office:value-type="float" office:value="757.766950513601">
            <text:p>757.7669505136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4">
            <text:p>1904</text:p>
          </table:table-cell>
          <table:table-cell table:formula="of:=([.G1908]*[.G1908]*[.G$2])+([.G1908]*[.H$2])+[.I$2]" office:value-type="float" office:value="967.647102068626">
            <text:p>967.647102068626</text:p>
          </table:table-cell>
          <table:table-cell table:number-columns-repeated="2"/>
          <table:table-cell office:value-type="float" office:value="1904">
            <text:p>1904</text:p>
          </table:table-cell>
          <table:table-cell table:formula="of:=([.K1908]*[.K1908]*[.K$2])+([.K1908]*[.L$2])+[.M$2]" office:value-type="float" office:value="758.2106594422">
            <text:p>758.2106594422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5">
            <text:p>1905</text:p>
          </table:table-cell>
          <table:table-cell table:formula="of:=([.G1909]*[.G1909]*[.G$2])+([.G1909]*[.H$2])+[.I$2]" office:value-type="float" office:value="968.035722846708">
            <text:p>968.035722846708</text:p>
          </table:table-cell>
          <table:table-cell table:number-columns-repeated="2"/>
          <table:table-cell office:value-type="float" office:value="1905">
            <text:p>1905</text:p>
          </table:table-cell>
          <table:table-cell table:formula="of:=([.K1909]*[.K1909]*[.K$2])+([.K1909]*[.L$2])+[.M$2]" office:value-type="float" office:value="758.654357120828">
            <text:p>758.6543571208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6">
            <text:p>1906</text:p>
          </table:table-cell>
          <table:table-cell table:formula="of:=([.G1910]*[.G1910]*[.G$2])+([.G1910]*[.H$2])+[.I$2]" office:value-type="float" office:value="968.424293820709">
            <text:p>968.424293820709</text:p>
          </table:table-cell>
          <table:table-cell table:number-columns-repeated="2"/>
          <table:table-cell office:value-type="float" office:value="1906">
            <text:p>1906</text:p>
          </table:table-cell>
          <table:table-cell table:formula="of:=([.K1910]*[.K1910]*[.K$2])+([.K1910]*[.L$2])+[.M$2]" office:value-type="float" office:value="759.098043549488">
            <text:p>759.0980435494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7">
            <text:p>1907</text:p>
          </table:table-cell>
          <table:table-cell table:formula="of:=([.G1911]*[.G1911]*[.G$2])+([.G1911]*[.H$2])+[.I$2]" office:value-type="float" office:value="968.812814990628">
            <text:p>968.812814990628</text:p>
          </table:table-cell>
          <table:table-cell table:number-columns-repeated="2"/>
          <table:table-cell office:value-type="float" office:value="1907">
            <text:p>1907</text:p>
          </table:table-cell>
          <table:table-cell table:formula="of:=([.K1911]*[.K1911]*[.K$2])+([.K1911]*[.L$2])+[.M$2]" office:value-type="float" office:value="759.541718728177">
            <text:p>759.5417187281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8">
            <text:p>1908</text:p>
          </table:table-cell>
          <table:table-cell table:formula="of:=([.G1912]*[.G1912]*[.G$2])+([.G1912]*[.H$2])+[.I$2]" office:value-type="float" office:value="969.201286356467">
            <text:p>969.201286356467</text:p>
          </table:table-cell>
          <table:table-cell table:number-columns-repeated="2"/>
          <table:table-cell office:value-type="float" office:value="1908">
            <text:p>1908</text:p>
          </table:table-cell>
          <table:table-cell table:formula="of:=([.K1912]*[.K1912]*[.K$2])+([.K1912]*[.L$2])+[.M$2]" office:value-type="float" office:value="759.985382656897">
            <text:p>759.9853826568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9">
            <text:p>1909</text:p>
          </table:table-cell>
          <table:table-cell table:formula="of:=([.G1913]*[.G1913]*[.G$2])+([.G1913]*[.H$2])+[.I$2]" office:value-type="float" office:value="969.589707918224">
            <text:p>969.589707918224</text:p>
          </table:table-cell>
          <table:table-cell table:number-columns-repeated="2"/>
          <table:table-cell office:value-type="float" office:value="1909">
            <text:p>1909</text:p>
          </table:table-cell>
          <table:table-cell table:formula="of:=([.K1913]*[.K1913]*[.K$2])+([.K1913]*[.L$2])+[.M$2]" office:value-type="float" office:value="760.429035335646">
            <text:p>760.4290353356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0">
            <text:p>1910</text:p>
          </table:table-cell>
          <table:table-cell table:formula="of:=([.G1914]*[.G1914]*[.G$2])+([.G1914]*[.H$2])+[.I$2]" office:value-type="float" office:value="969.9780796759">
            <text:p>969.978079675900</text:p>
          </table:table-cell>
          <table:table-cell table:number-columns-repeated="2"/>
          <table:table-cell office:value-type="float" office:value="1910">
            <text:p>1910</text:p>
          </table:table-cell>
          <table:table-cell table:formula="of:=([.K1914]*[.K1914]*[.K$2])+([.K1914]*[.L$2])+[.M$2]" office:value-type="float" office:value="760.872676764427">
            <text:p>760.8726767644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1">
            <text:p>1911</text:p>
          </table:table-cell>
          <table:table-cell table:formula="of:=([.G1915]*[.G1915]*[.G$2])+([.G1915]*[.H$2])+[.I$2]" office:value-type="float" office:value="970.366401629495">
            <text:p>970.366401629495</text:p>
          </table:table-cell>
          <table:table-cell table:number-columns-repeated="2"/>
          <table:table-cell office:value-type="float" office:value="1911">
            <text:p>1911</text:p>
          </table:table-cell>
          <table:table-cell table:formula="of:=([.K1915]*[.K1915]*[.K$2])+([.K1915]*[.L$2])+[.M$2]" office:value-type="float" office:value="761.316306943237">
            <text:p>761.3163069432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2">
            <text:p>1912</text:p>
          </table:table-cell>
          <table:table-cell table:formula="of:=([.G1916]*[.G1916]*[.G$2])+([.G1916]*[.H$2])+[.I$2]" office:value-type="float" office:value="970.754673779009">
            <text:p>970.754673779009</text:p>
          </table:table-cell>
          <table:table-cell table:number-columns-repeated="2"/>
          <table:table-cell office:value-type="float" office:value="1912">
            <text:p>1912</text:p>
          </table:table-cell>
          <table:table-cell table:formula="of:=([.K1916]*[.K1916]*[.K$2])+([.K1916]*[.L$2])+[.M$2]" office:value-type="float" office:value="761.759925872077">
            <text:p>761.7599258720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3">
            <text:p>1913</text:p>
          </table:table-cell>
          <table:table-cell table:formula="of:=([.G1917]*[.G1917]*[.G$2])+([.G1917]*[.H$2])+[.I$2]" office:value-type="float" office:value="971.142896124443">
            <text:p>971.142896124443</text:p>
          </table:table-cell>
          <table:table-cell table:number-columns-repeated="2"/>
          <table:table-cell office:value-type="float" office:value="1913">
            <text:p>1913</text:p>
          </table:table-cell>
          <table:table-cell table:formula="of:=([.K1917]*[.K1917]*[.K$2])+([.K1917]*[.L$2])+[.M$2]" office:value-type="float" office:value="762.203533550948">
            <text:p>762.2035335509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4">
            <text:p>1914</text:p>
          </table:table-cell>
          <table:table-cell table:formula="of:=([.G1918]*[.G1918]*[.G$2])+([.G1918]*[.H$2])+[.I$2]" office:value-type="float" office:value="971.531068665795">
            <text:p>971.531068665795</text:p>
          </table:table-cell>
          <table:table-cell table:number-columns-repeated="2"/>
          <table:table-cell office:value-type="float" office:value="1914">
            <text:p>1914</text:p>
          </table:table-cell>
          <table:table-cell table:formula="of:=([.K1918]*[.K1918]*[.K$2])+([.K1918]*[.L$2])+[.M$2]" office:value-type="float" office:value="762.647129979849">
            <text:p>762.6471299798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5">
            <text:p>1915</text:p>
          </table:table-cell>
          <table:table-cell table:formula="of:=([.G1919]*[.G1919]*[.G$2])+([.G1919]*[.H$2])+[.I$2]" office:value-type="float" office:value="971.919191403065">
            <text:p>971.919191403065</text:p>
          </table:table-cell>
          <table:table-cell table:number-columns-repeated="2"/>
          <table:table-cell office:value-type="float" office:value="1915">
            <text:p>1915</text:p>
          </table:table-cell>
          <table:table-cell table:formula="of:=([.K1919]*[.K1919]*[.K$2])+([.K1919]*[.L$2])+[.M$2]" office:value-type="float" office:value="763.090715158781">
            <text:p>763.0907151587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6">
            <text:p>1916</text:p>
          </table:table-cell>
          <table:table-cell table:formula="of:=([.G1920]*[.G1920]*[.G$2])+([.G1920]*[.H$2])+[.I$2]" office:value-type="float" office:value="972.307264336255">
            <text:p>972.307264336255</text:p>
          </table:table-cell>
          <table:table-cell table:number-columns-repeated="2"/>
          <table:table-cell office:value-type="float" office:value="1916">
            <text:p>1916</text:p>
          </table:table-cell>
          <table:table-cell table:formula="of:=([.K1920]*[.K1920]*[.K$2])+([.K1920]*[.L$2])+[.M$2]" office:value-type="float" office:value="763.534289087742">
            <text:p>763.5342890877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7">
            <text:p>1917</text:p>
          </table:table-cell>
          <table:table-cell table:formula="of:=([.G1921]*[.G1921]*[.G$2])+([.G1921]*[.H$2])+[.I$2]" office:value-type="float" office:value="972.695287465363">
            <text:p>972.695287465363</text:p>
          </table:table-cell>
          <table:table-cell table:number-columns-repeated="2"/>
          <table:table-cell office:value-type="float" office:value="1917">
            <text:p>1917</text:p>
          </table:table-cell>
          <table:table-cell table:formula="of:=([.K1921]*[.K1921]*[.K$2])+([.K1921]*[.L$2])+[.M$2]" office:value-type="float" office:value="763.977851766734">
            <text:p>763.9778517667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8">
            <text:p>1918</text:p>
          </table:table-cell>
          <table:table-cell table:formula="of:=([.G1922]*[.G1922]*[.G$2])+([.G1922]*[.H$2])+[.I$2]" office:value-type="float" office:value="973.083260790391">
            <text:p>973.083260790391</text:p>
          </table:table-cell>
          <table:table-cell table:number-columns-repeated="2"/>
          <table:table-cell office:value-type="float" office:value="1918">
            <text:p>1918</text:p>
          </table:table-cell>
          <table:table-cell table:formula="of:=([.K1922]*[.K1922]*[.K$2])+([.K1922]*[.L$2])+[.M$2]" office:value-type="float" office:value="764.421403195756">
            <text:p>764.4214031957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9">
            <text:p>1919</text:p>
          </table:table-cell>
          <table:table-cell table:formula="of:=([.G1923]*[.G1923]*[.G$2])+([.G1923]*[.H$2])+[.I$2]" office:value-type="float" office:value="973.471184311338">
            <text:p>973.471184311338</text:p>
          </table:table-cell>
          <table:table-cell table:number-columns-repeated="2"/>
          <table:table-cell office:value-type="float" office:value="1919">
            <text:p>1919</text:p>
          </table:table-cell>
          <table:table-cell table:formula="of:=([.K1923]*[.K1923]*[.K$2])+([.K1923]*[.L$2])+[.M$2]" office:value-type="float" office:value="764.864943374808">
            <text:p>764.8649433748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0">
            <text:p>1920</text:p>
          </table:table-cell>
          <table:table-cell table:formula="of:=([.G1924]*[.G1924]*[.G$2])+([.G1924]*[.H$2])+[.I$2]" office:value-type="float" office:value="973.859058028203">
            <text:p>973.859058028203</text:p>
          </table:table-cell>
          <table:table-cell table:number-columns-repeated="2"/>
          <table:table-cell office:value-type="float" office:value="1920">
            <text:p>1920</text:p>
          </table:table-cell>
          <table:table-cell table:formula="of:=([.K1924]*[.K1924]*[.K$2])+([.K1924]*[.L$2])+[.M$2]" office:value-type="float" office:value="765.308472303891">
            <text:p>765.3084723038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1">
            <text:p>1921</text:p>
          </table:table-cell>
          <table:table-cell table:formula="of:=([.G1925]*[.G1925]*[.G$2])+([.G1925]*[.H$2])+[.I$2]" office:value-type="float" office:value="974.246881940987">
            <text:p>974.246881940987</text:p>
          </table:table-cell>
          <table:table-cell table:number-columns-repeated="2"/>
          <table:table-cell office:value-type="float" office:value="1921">
            <text:p>1921</text:p>
          </table:table-cell>
          <table:table-cell table:formula="of:=([.K1925]*[.K1925]*[.K$2])+([.K1925]*[.L$2])+[.M$2]" office:value-type="float" office:value="765.751989983003">
            <text:p>765.7519899830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2">
            <text:p>1922</text:p>
          </table:table-cell>
          <table:table-cell table:formula="of:=([.G1926]*[.G1926]*[.G$2])+([.G1926]*[.H$2])+[.I$2]" office:value-type="float" office:value="974.634656049691">
            <text:p>974.634656049691</text:p>
          </table:table-cell>
          <table:table-cell table:number-columns-repeated="2"/>
          <table:table-cell office:value-type="float" office:value="1922">
            <text:p>1922</text:p>
          </table:table-cell>
          <table:table-cell table:formula="of:=([.K1926]*[.K1926]*[.K$2])+([.K1926]*[.L$2])+[.M$2]" office:value-type="float" office:value="766.195496412146">
            <text:p>766.1954964121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3">
            <text:p>1923</text:p>
          </table:table-cell>
          <table:table-cell table:formula="of:=([.G1927]*[.G1927]*[.G$2])+([.G1927]*[.H$2])+[.I$2]" office:value-type="float" office:value="975.022380354313">
            <text:p>975.022380354313</text:p>
          </table:table-cell>
          <table:table-cell table:number-columns-repeated="2"/>
          <table:table-cell office:value-type="float" office:value="1923">
            <text:p>1923</text:p>
          </table:table-cell>
          <table:table-cell table:formula="of:=([.K1927]*[.K1927]*[.K$2])+([.K1927]*[.L$2])+[.M$2]" office:value-type="float" office:value="766.63899159132">
            <text:p>766.6389915913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4">
            <text:p>1924</text:p>
          </table:table-cell>
          <table:table-cell table:formula="of:=([.G1928]*[.G1928]*[.G$2])+([.G1928]*[.H$2])+[.I$2]" office:value-type="float" office:value="975.410054854854">
            <text:p>975.410054854854</text:p>
          </table:table-cell>
          <table:table-cell table:number-columns-repeated="2"/>
          <table:table-cell office:value-type="float" office:value="1924">
            <text:p>1924</text:p>
          </table:table-cell>
          <table:table-cell table:formula="of:=([.K1928]*[.K1928]*[.K$2])+([.K1928]*[.L$2])+[.M$2]" office:value-type="float" office:value="767.082475520523">
            <text:p>767.0824755205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5">
            <text:p>1925</text:p>
          </table:table-cell>
          <table:table-cell table:formula="of:=([.G1929]*[.G1929]*[.G$2])+([.G1929]*[.H$2])+[.I$2]" office:value-type="float" office:value="975.797679551314">
            <text:p>975.797679551314</text:p>
          </table:table-cell>
          <table:table-cell table:number-columns-repeated="2"/>
          <table:table-cell office:value-type="float" office:value="1925">
            <text:p>1925</text:p>
          </table:table-cell>
          <table:table-cell table:formula="of:=([.K1929]*[.K1929]*[.K$2])+([.K1929]*[.L$2])+[.M$2]" office:value-type="float" office:value="767.525948199757">
            <text:p>767.5259481997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6">
            <text:p>1926</text:p>
          </table:table-cell>
          <table:table-cell table:formula="of:=([.G1930]*[.G1930]*[.G$2])+([.G1930]*[.H$2])+[.I$2]" office:value-type="float" office:value="976.185254443693">
            <text:p>976.185254443693</text:p>
          </table:table-cell>
          <table:table-cell table:number-columns-repeated="2"/>
          <table:table-cell office:value-type="float" office:value="1926">
            <text:p>1926</text:p>
          </table:table-cell>
          <table:table-cell table:formula="of:=([.K1930]*[.K1930]*[.K$2])+([.K1930]*[.L$2])+[.M$2]" office:value-type="float" office:value="767.969409629021">
            <text:p>767.9694096290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7">
            <text:p>1927</text:p>
          </table:table-cell>
          <table:table-cell table:formula="of:=([.G1931]*[.G1931]*[.G$2])+([.G1931]*[.H$2])+[.I$2]" office:value-type="float" office:value="976.57277953199">
            <text:p>976.572779531990</text:p>
          </table:table-cell>
          <table:table-cell table:number-columns-repeated="2"/>
          <table:table-cell office:value-type="float" office:value="1927">
            <text:p>1927</text:p>
          </table:table-cell>
          <table:table-cell table:formula="of:=([.K1931]*[.K1931]*[.K$2])+([.K1931]*[.L$2])+[.M$2]" office:value-type="float" office:value="768.412859808315">
            <text:p>768.4128598083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8">
            <text:p>1928</text:p>
          </table:table-cell>
          <table:table-cell table:formula="of:=([.G1932]*[.G1932]*[.G$2])+([.G1932]*[.H$2])+[.I$2]" office:value-type="float" office:value="976.960254816207">
            <text:p>976.960254816207</text:p>
          </table:table-cell>
          <table:table-cell table:number-columns-repeated="2"/>
          <table:table-cell office:value-type="float" office:value="1928">
            <text:p>1928</text:p>
          </table:table-cell>
          <table:table-cell table:formula="of:=([.K1932]*[.K1932]*[.K$2])+([.K1932]*[.L$2])+[.M$2]" office:value-type="float" office:value="768.856298737639">
            <text:p>768.8562987376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9">
            <text:p>1929</text:p>
          </table:table-cell>
          <table:table-cell table:formula="of:=([.G1933]*[.G1933]*[.G$2])+([.G1933]*[.H$2])+[.I$2]" office:value-type="float" office:value="977.347680296343">
            <text:p>977.347680296343</text:p>
          </table:table-cell>
          <table:table-cell table:number-columns-repeated="2"/>
          <table:table-cell office:value-type="float" office:value="1929">
            <text:p>1929</text:p>
          </table:table-cell>
          <table:table-cell table:formula="of:=([.K1933]*[.K1933]*[.K$2])+([.K1933]*[.L$2])+[.M$2]" office:value-type="float" office:value="769.299726416994">
            <text:p>769.2997264169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0">
            <text:p>1930</text:p>
          </table:table-cell>
          <table:table-cell table:formula="of:=([.G1934]*[.G1934]*[.G$2])+([.G1934]*[.H$2])+[.I$2]" office:value-type="float" office:value="977.735055972397">
            <text:p>977.735055972397</text:p>
          </table:table-cell>
          <table:table-cell table:number-columns-repeated="2"/>
          <table:table-cell office:value-type="float" office:value="1930">
            <text:p>1930</text:p>
          </table:table-cell>
          <table:table-cell table:formula="of:=([.K1934]*[.K1934]*[.K$2])+([.K1934]*[.L$2])+[.M$2]" office:value-type="float" office:value="769.743142846379">
            <text:p>769.7431428463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1">
            <text:p>1931</text:p>
          </table:table-cell>
          <table:table-cell table:formula="of:=([.G1935]*[.G1935]*[.G$2])+([.G1935]*[.H$2])+[.I$2]" office:value-type="float" office:value="978.122381844371">
            <text:p>978.122381844371</text:p>
          </table:table-cell>
          <table:table-cell table:number-columns-repeated="2"/>
          <table:table-cell office:value-type="float" office:value="1931">
            <text:p>1931</text:p>
          </table:table-cell>
          <table:table-cell table:formula="of:=([.K1935]*[.K1935]*[.K$2])+([.K1935]*[.L$2])+[.M$2]" office:value-type="float" office:value="770.186548025794">
            <text:p>770.1865480257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2">
            <text:p>1932</text:p>
          </table:table-cell>
          <table:table-cell table:formula="of:=([.G1936]*[.G1936]*[.G$2])+([.G1936]*[.H$2])+[.I$2]" office:value-type="float" office:value="978.509657912263">
            <text:p>978.509657912263</text:p>
          </table:table-cell>
          <table:table-cell table:number-columns-repeated="2"/>
          <table:table-cell office:value-type="float" office:value="1932">
            <text:p>1932</text:p>
          </table:table-cell>
          <table:table-cell table:formula="of:=([.K1936]*[.K1936]*[.K$2])+([.K1936]*[.L$2])+[.M$2]" office:value-type="float" office:value="770.62994195524">
            <text:p>770.6299419552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3">
            <text:p>1933</text:p>
          </table:table-cell>
          <table:table-cell table:formula="of:=([.G1937]*[.G1937]*[.G$2])+([.G1937]*[.H$2])+[.I$2]" office:value-type="float" office:value="978.896884176075">
            <text:p>978.896884176075</text:p>
          </table:table-cell>
          <table:table-cell table:number-columns-repeated="2"/>
          <table:table-cell office:value-type="float" office:value="1933">
            <text:p>1933</text:p>
          </table:table-cell>
          <table:table-cell table:formula="of:=([.K1937]*[.K1937]*[.K$2])+([.K1937]*[.L$2])+[.M$2]" office:value-type="float" office:value="771.073324634715">
            <text:p>771.0733246347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4">
            <text:p>1934</text:p>
          </table:table-cell>
          <table:table-cell table:formula="of:=([.G1938]*[.G1938]*[.G$2])+([.G1938]*[.H$2])+[.I$2]" office:value-type="float" office:value="979.284060635805">
            <text:p>979.284060635805</text:p>
          </table:table-cell>
          <table:table-cell table:number-columns-repeated="2"/>
          <table:table-cell office:value-type="float" office:value="1934">
            <text:p>1934</text:p>
          </table:table-cell>
          <table:table-cell table:formula="of:=([.K1938]*[.K1938]*[.K$2])+([.K1938]*[.L$2])+[.M$2]" office:value-type="float" office:value="771.516696064221">
            <text:p>771.5166960642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5">
            <text:p>1935</text:p>
          </table:table-cell>
          <table:table-cell table:formula="of:=([.G1939]*[.G1939]*[.G$2])+([.G1939]*[.H$2])+[.I$2]" office:value-type="float" office:value="979.671187291454">
            <text:p>979.671187291454</text:p>
          </table:table-cell>
          <table:table-cell table:number-columns-repeated="2"/>
          <table:table-cell office:value-type="float" office:value="1935">
            <text:p>1935</text:p>
          </table:table-cell>
          <table:table-cell table:formula="of:=([.K1939]*[.K1939]*[.K$2])+([.K1939]*[.L$2])+[.M$2]" office:value-type="float" office:value="771.960056243757">
            <text:p>771.9600562437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6">
            <text:p>1936</text:p>
          </table:table-cell>
          <table:table-cell table:formula="of:=([.G1940]*[.G1940]*[.G$2])+([.G1940]*[.H$2])+[.I$2]" office:value-type="float" office:value="980.058264143022">
            <text:p>980.058264143022</text:p>
          </table:table-cell>
          <table:table-cell table:number-columns-repeated="2"/>
          <table:table-cell office:value-type="float" office:value="1936">
            <text:p>1936</text:p>
          </table:table-cell>
          <table:table-cell table:formula="of:=([.K1940]*[.K1940]*[.K$2])+([.K1940]*[.L$2])+[.M$2]" office:value-type="float" office:value="772.403405173323">
            <text:p>772.4034051733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7">
            <text:p>1937</text:p>
          </table:table-cell>
          <table:table-cell table:formula="of:=([.G1941]*[.G1941]*[.G$2])+([.G1941]*[.H$2])+[.I$2]" office:value-type="float" office:value="980.445291190509">
            <text:p>980.445291190509</text:p>
          </table:table-cell>
          <table:table-cell table:number-columns-repeated="2"/>
          <table:table-cell office:value-type="float" office:value="1937">
            <text:p>1937</text:p>
          </table:table-cell>
          <table:table-cell table:formula="of:=([.K1941]*[.K1941]*[.K$2])+([.K1941]*[.L$2])+[.M$2]" office:value-type="float" office:value="772.84674285292">
            <text:p>772.8467428529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8">
            <text:p>1938</text:p>
          </table:table-cell>
          <table:table-cell table:formula="of:=([.G1942]*[.G1942]*[.G$2])+([.G1942]*[.H$2])+[.I$2]" office:value-type="float" office:value="980.832268433915">
            <text:p>980.832268433915</text:p>
          </table:table-cell>
          <table:table-cell table:number-columns-repeated="2"/>
          <table:table-cell office:value-type="float" office:value="1938">
            <text:p>1938</text:p>
          </table:table-cell>
          <table:table-cell table:formula="of:=([.K1942]*[.K1942]*[.K$2])+([.K1942]*[.L$2])+[.M$2]" office:value-type="float" office:value="773.290069282547">
            <text:p>773.2900692825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9">
            <text:p>1939</text:p>
          </table:table-cell>
          <table:table-cell table:formula="of:=([.G1943]*[.G1943]*[.G$2])+([.G1943]*[.H$2])+[.I$2]" office:value-type="float" office:value="981.21919587324">
            <text:p>981.219195873240</text:p>
          </table:table-cell>
          <table:table-cell table:number-columns-repeated="2"/>
          <table:table-cell office:value-type="float" office:value="1939">
            <text:p>1939</text:p>
          </table:table-cell>
          <table:table-cell table:formula="of:=([.K1943]*[.K1943]*[.K$2])+([.K1943]*[.L$2])+[.M$2]" office:value-type="float" office:value="773.733384462204">
            <text:p>773.7333844622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0">
            <text:p>1940</text:p>
          </table:table-cell>
          <table:table-cell table:formula="of:=([.G1944]*[.G1944]*[.G$2])+([.G1944]*[.H$2])+[.I$2]" office:value-type="float" office:value="981.606073508483">
            <text:p>981.606073508483</text:p>
          </table:table-cell>
          <table:table-cell table:number-columns-repeated="2"/>
          <table:table-cell office:value-type="float" office:value="1940">
            <text:p>1940</text:p>
          </table:table-cell>
          <table:table-cell table:formula="of:=([.K1944]*[.K1944]*[.K$2])+([.K1944]*[.L$2])+[.M$2]" office:value-type="float" office:value="774.176688391891">
            <text:p>774.1766883918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1">
            <text:p>1941</text:p>
          </table:table-cell>
          <table:table-cell table:formula="of:=([.G1945]*[.G1945]*[.G$2])+([.G1945]*[.H$2])+[.I$2]" office:value-type="float" office:value="981.992901339646">
            <text:p>981.992901339646</text:p>
          </table:table-cell>
          <table:table-cell table:number-columns-repeated="2"/>
          <table:table-cell office:value-type="float" office:value="1941">
            <text:p>1941</text:p>
          </table:table-cell>
          <table:table-cell table:formula="of:=([.K1945]*[.K1945]*[.K$2])+([.K1945]*[.L$2])+[.M$2]" office:value-type="float" office:value="774.619981071609">
            <text:p>774.6199810716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2">
            <text:p>1942</text:p>
          </table:table-cell>
          <table:table-cell table:formula="of:=([.G1946]*[.G1946]*[.G$2])+([.G1946]*[.H$2])+[.I$2]" office:value-type="float" office:value="982.379679366728">
            <text:p>982.379679366728</text:p>
          </table:table-cell>
          <table:table-cell table:number-columns-repeated="2"/>
          <table:table-cell office:value-type="float" office:value="1942">
            <text:p>1942</text:p>
          </table:table-cell>
          <table:table-cell table:formula="of:=([.K1946]*[.K1946]*[.K$2])+([.K1946]*[.L$2])+[.M$2]" office:value-type="float" office:value="775.063262501357">
            <text:p>775.0632625013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3">
            <text:p>1943</text:p>
          </table:table-cell>
          <table:table-cell table:formula="of:=([.G1947]*[.G1947]*[.G$2])+([.G1947]*[.H$2])+[.I$2]" office:value-type="float" office:value="982.766407589728">
            <text:p>982.766407589728</text:p>
          </table:table-cell>
          <table:table-cell table:number-columns-repeated="2"/>
          <table:table-cell office:value-type="float" office:value="1943">
            <text:p>1943</text:p>
          </table:table-cell>
          <table:table-cell table:formula="of:=([.K1947]*[.K1947]*[.K$2])+([.K1947]*[.L$2])+[.M$2]" office:value-type="float" office:value="775.506532681135">
            <text:p>775.5065326811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4">
            <text:p>1944</text:p>
          </table:table-cell>
          <table:table-cell table:formula="of:=([.G1948]*[.G1948]*[.G$2])+([.G1948]*[.H$2])+[.I$2]" office:value-type="float" office:value="983.153086008647">
            <text:p>983.153086008647</text:p>
          </table:table-cell>
          <table:table-cell table:number-columns-repeated="2"/>
          <table:table-cell office:value-type="float" office:value="1944">
            <text:p>1944</text:p>
          </table:table-cell>
          <table:table-cell table:formula="of:=([.K1948]*[.K1948]*[.K$2])+([.K1948]*[.L$2])+[.M$2]" office:value-type="float" office:value="775.949791610943">
            <text:p>775.9497916109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5">
            <text:p>1945</text:p>
          </table:table-cell>
          <table:table-cell table:formula="of:=([.G1949]*[.G1949]*[.G$2])+([.G1949]*[.H$2])+[.I$2]" office:value-type="float" office:value="983.539714623486">
            <text:p>983.539714623486</text:p>
          </table:table-cell>
          <table:table-cell table:number-columns-repeated="2"/>
          <table:table-cell office:value-type="float" office:value="1945">
            <text:p>1945</text:p>
          </table:table-cell>
          <table:table-cell table:formula="of:=([.K1949]*[.K1949]*[.K$2])+([.K1949]*[.L$2])+[.M$2]" office:value-type="float" office:value="776.393039290781">
            <text:p>776.3930392907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6">
            <text:p>1946</text:p>
          </table:table-cell>
          <table:table-cell table:formula="of:=([.G1950]*[.G1950]*[.G$2])+([.G1950]*[.H$2])+[.I$2]" office:value-type="float" office:value="983.926293434243">
            <text:p>983.926293434243</text:p>
          </table:table-cell>
          <table:table-cell table:number-columns-repeated="2"/>
          <table:table-cell office:value-type="float" office:value="1946">
            <text:p>1946</text:p>
          </table:table-cell>
          <table:table-cell table:formula="of:=([.K1950]*[.K1950]*[.K$2])+([.K1950]*[.L$2])+[.M$2]" office:value-type="float" office:value="776.83627572065">
            <text:p>776.8362757206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7">
            <text:p>1947</text:p>
          </table:table-cell>
          <table:table-cell table:formula="of:=([.G1951]*[.G1951]*[.G$2])+([.G1951]*[.H$2])+[.I$2]" office:value-type="float" office:value="984.312822440919">
            <text:p>984.312822440919</text:p>
          </table:table-cell>
          <table:table-cell table:number-columns-repeated="2"/>
          <table:table-cell office:value-type="float" office:value="1947">
            <text:p>1947</text:p>
          </table:table-cell>
          <table:table-cell table:formula="of:=([.K1951]*[.K1951]*[.K$2])+([.K1951]*[.L$2])+[.M$2]" office:value-type="float" office:value="777.279500900549">
            <text:p>777.2795009005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8">
            <text:p>1948</text:p>
          </table:table-cell>
          <table:table-cell table:formula="of:=([.G1952]*[.G1952]*[.G$2])+([.G1952]*[.H$2])+[.I$2]" office:value-type="float" office:value="984.699301643514">
            <text:p>984.699301643514</text:p>
          </table:table-cell>
          <table:table-cell table:number-columns-repeated="2"/>
          <table:table-cell office:value-type="float" office:value="1948">
            <text:p>1948</text:p>
          </table:table-cell>
          <table:table-cell table:formula="of:=([.K1952]*[.K1952]*[.K$2])+([.K1952]*[.L$2])+[.M$2]" office:value-type="float" office:value="777.722714830479">
            <text:p>777.7227148304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49">
            <text:p>1949</text:p>
          </table:table-cell>
          <table:table-cell table:formula="of:=([.G1953]*[.G1953]*[.G$2])+([.G1953]*[.H$2])+[.I$2]" office:value-type="float" office:value="985.085731042028">
            <text:p>985.085731042028</text:p>
          </table:table-cell>
          <table:table-cell table:number-columns-repeated="2"/>
          <table:table-cell office:value-type="float" office:value="1949">
            <text:p>1949</text:p>
          </table:table-cell>
          <table:table-cell table:formula="of:=([.K1953]*[.K1953]*[.K$2])+([.K1953]*[.L$2])+[.M$2]" office:value-type="float" office:value="778.165917510438">
            <text:p>778.1659175104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0">
            <text:p>1950</text:p>
          </table:table-cell>
          <table:table-cell table:formula="of:=([.G1954]*[.G1954]*[.G$2])+([.G1954]*[.H$2])+[.I$2]" office:value-type="float" office:value="985.472110636461">
            <text:p>985.472110636461</text:p>
          </table:table-cell>
          <table:table-cell table:number-columns-repeated="2"/>
          <table:table-cell office:value-type="float" office:value="1950">
            <text:p>1950</text:p>
          </table:table-cell>
          <table:table-cell table:formula="of:=([.K1954]*[.K1954]*[.K$2])+([.K1954]*[.L$2])+[.M$2]" office:value-type="float" office:value="778.609108940428">
            <text:p>778.6091089404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1">
            <text:p>1951</text:p>
          </table:table-cell>
          <table:table-cell table:formula="of:=([.G1955]*[.G1955]*[.G$2])+([.G1955]*[.H$2])+[.I$2]" office:value-type="float" office:value="985.858440426813">
            <text:p>985.858440426813</text:p>
          </table:table-cell>
          <table:table-cell table:number-columns-repeated="2"/>
          <table:table-cell office:value-type="float" office:value="1951">
            <text:p>1951</text:p>
          </table:table-cell>
          <table:table-cell table:formula="of:=([.K1955]*[.K1955]*[.K$2])+([.K1955]*[.L$2])+[.M$2]" office:value-type="float" office:value="779.052289120448">
            <text:p>779.0522891204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2">
            <text:p>1952</text:p>
          </table:table-cell>
          <table:table-cell table:formula="of:=([.G1956]*[.G1956]*[.G$2])+([.G1956]*[.H$2])+[.I$2]" office:value-type="float" office:value="986.244720413083">
            <text:p>986.244720413083</text:p>
          </table:table-cell>
          <table:table-cell table:number-columns-repeated="2"/>
          <table:table-cell office:value-type="float" office:value="1952">
            <text:p>1952</text:p>
          </table:table-cell>
          <table:table-cell table:formula="of:=([.K1956]*[.K1956]*[.K$2])+([.K1956]*[.L$2])+[.M$2]" office:value-type="float" office:value="779.495458050498">
            <text:p>779.4954580504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3">
            <text:p>1953</text:p>
          </table:table-cell>
          <table:table-cell table:formula="of:=([.G1957]*[.G1957]*[.G$2])+([.G1957]*[.H$2])+[.I$2]" office:value-type="float" office:value="986.630950595273">
            <text:p>986.630950595273</text:p>
          </table:table-cell>
          <table:table-cell table:number-columns-repeated="2"/>
          <table:table-cell office:value-type="float" office:value="1953">
            <text:p>1953</text:p>
          </table:table-cell>
          <table:table-cell table:formula="of:=([.K1957]*[.K1957]*[.K$2])+([.K1957]*[.L$2])+[.M$2]" office:value-type="float" office:value="779.938615730578">
            <text:p>779.9386157305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4">
            <text:p>1954</text:p>
          </table:table-cell>
          <table:table-cell table:formula="of:=([.G1958]*[.G1958]*[.G$2])+([.G1958]*[.H$2])+[.I$2]" office:value-type="float" office:value="987.017130973381">
            <text:p>987.017130973381</text:p>
          </table:table-cell>
          <table:table-cell table:number-columns-repeated="2"/>
          <table:table-cell office:value-type="float" office:value="1954">
            <text:p>1954</text:p>
          </table:table-cell>
          <table:table-cell table:formula="of:=([.K1958]*[.K1958]*[.K$2])+([.K1958]*[.L$2])+[.M$2]" office:value-type="float" office:value="780.381762160689">
            <text:p>780.3817621606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5">
            <text:p>1955</text:p>
          </table:table-cell>
          <table:table-cell table:formula="of:=([.G1959]*[.G1959]*[.G$2])+([.G1959]*[.H$2])+[.I$2]" office:value-type="float" office:value="987.403261547409">
            <text:p>987.403261547409</text:p>
          </table:table-cell>
          <table:table-cell table:number-columns-repeated="2"/>
          <table:table-cell office:value-type="float" office:value="1955">
            <text:p>1955</text:p>
          </table:table-cell>
          <table:table-cell table:formula="of:=([.K1959]*[.K1959]*[.K$2])+([.K1959]*[.L$2])+[.M$2]" office:value-type="float" office:value="780.82489734083">
            <text:p>780.8248973408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6">
            <text:p>1956</text:p>
          </table:table-cell>
          <table:table-cell table:formula="of:=([.G1960]*[.G1960]*[.G$2])+([.G1960]*[.H$2])+[.I$2]" office:value-type="float" office:value="987.789342317355">
            <text:p>987.789342317355</text:p>
          </table:table-cell>
          <table:table-cell table:number-columns-repeated="2"/>
          <table:table-cell office:value-type="float" office:value="1956">
            <text:p>1956</text:p>
          </table:table-cell>
          <table:table-cell table:formula="of:=([.K1960]*[.K1960]*[.K$2])+([.K1960]*[.L$2])+[.M$2]" office:value-type="float" office:value="781.268021271001">
            <text:p>781.2680212710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7">
            <text:p>1957</text:p>
          </table:table-cell>
          <table:table-cell table:formula="of:=([.G1961]*[.G1961]*[.G$2])+([.G1961]*[.H$2])+[.I$2]" office:value-type="float" office:value="988.175373283221">
            <text:p>988.175373283221</text:p>
          </table:table-cell>
          <table:table-cell table:number-columns-repeated="2"/>
          <table:table-cell office:value-type="float" office:value="1957">
            <text:p>1957</text:p>
          </table:table-cell>
          <table:table-cell table:formula="of:=([.K1961]*[.K1961]*[.K$2])+([.K1961]*[.L$2])+[.M$2]" office:value-type="float" office:value="781.711133951202">
            <text:p>781.7111339512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8">
            <text:p>1958</text:p>
          </table:table-cell>
          <table:table-cell table:formula="of:=([.G1962]*[.G1962]*[.G$2])+([.G1962]*[.H$2])+[.I$2]" office:value-type="float" office:value="988.561354445005">
            <text:p>988.561354445005</text:p>
          </table:table-cell>
          <table:table-cell table:number-columns-repeated="2"/>
          <table:table-cell office:value-type="float" office:value="1958">
            <text:p>1958</text:p>
          </table:table-cell>
          <table:table-cell table:formula="of:=([.K1962]*[.K1962]*[.K$2])+([.K1962]*[.L$2])+[.M$2]" office:value-type="float" office:value="782.154235381434">
            <text:p>782.1542353814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9">
            <text:p>1959</text:p>
          </table:table-cell>
          <table:table-cell table:formula="of:=([.G1963]*[.G1963]*[.G$2])+([.G1963]*[.H$2])+[.I$2]" office:value-type="float" office:value="988.947285802708">
            <text:p>988.947285802708</text:p>
          </table:table-cell>
          <table:table-cell table:number-columns-repeated="2"/>
          <table:table-cell office:value-type="float" office:value="1959">
            <text:p>1959</text:p>
          </table:table-cell>
          <table:table-cell table:formula="of:=([.K1963]*[.K1963]*[.K$2])+([.K1963]*[.L$2])+[.M$2]" office:value-type="float" office:value="782.597325561696">
            <text:p>782.5973255616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0">
            <text:p>1960</text:p>
          </table:table-cell>
          <table:table-cell table:formula="of:=([.G1964]*[.G1964]*[.G$2])+([.G1964]*[.H$2])+[.I$2]" office:value-type="float" office:value="989.33316735633">
            <text:p>989.333167356330</text:p>
          </table:table-cell>
          <table:table-cell table:number-columns-repeated="2"/>
          <table:table-cell office:value-type="float" office:value="1960">
            <text:p>1960</text:p>
          </table:table-cell>
          <table:table-cell table:formula="of:=([.K1964]*[.K1964]*[.K$2])+([.K1964]*[.L$2])+[.M$2]" office:value-type="float" office:value="783.040404491988">
            <text:p>783.0404044919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1">
            <text:p>1961</text:p>
          </table:table-cell>
          <table:table-cell table:formula="of:=([.G1965]*[.G1965]*[.G$2])+([.G1965]*[.H$2])+[.I$2]" office:value-type="float" office:value="989.718999105871">
            <text:p>989.718999105871</text:p>
          </table:table-cell>
          <table:table-cell table:number-columns-repeated="2"/>
          <table:table-cell office:value-type="float" office:value="1961">
            <text:p>1961</text:p>
          </table:table-cell>
          <table:table-cell table:formula="of:=([.K1965]*[.K1965]*[.K$2])+([.K1965]*[.L$2])+[.M$2]" office:value-type="float" office:value="783.483472172311">
            <text:p>783.4834721723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2">
            <text:p>1962</text:p>
          </table:table-cell>
          <table:table-cell table:formula="of:=([.G1966]*[.G1966]*[.G$2])+([.G1966]*[.H$2])+[.I$2]" office:value-type="float" office:value="990.104781051331">
            <text:p>990.104781051331</text:p>
          </table:table-cell>
          <table:table-cell table:number-columns-repeated="2"/>
          <table:table-cell office:value-type="float" office:value="1962">
            <text:p>1962</text:p>
          </table:table-cell>
          <table:table-cell table:formula="of:=([.K1966]*[.K1966]*[.K$2])+([.K1966]*[.L$2])+[.M$2]" office:value-type="float" office:value="783.926528602663">
            <text:p>783.9265286026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3">
            <text:p>1963</text:p>
          </table:table-cell>
          <table:table-cell table:formula="of:=([.G1967]*[.G1967]*[.G$2])+([.G1967]*[.H$2])+[.I$2]" office:value-type="float" office:value="990.49051319271">
            <text:p>990.490513192710</text:p>
          </table:table-cell>
          <table:table-cell table:number-columns-repeated="2"/>
          <table:table-cell office:value-type="float" office:value="1963">
            <text:p>1963</text:p>
          </table:table-cell>
          <table:table-cell table:formula="of:=([.K1967]*[.K1967]*[.K$2])+([.K1967]*[.L$2])+[.M$2]" office:value-type="float" office:value="784.369573783046">
            <text:p>784.3695737830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4">
            <text:p>1964</text:p>
          </table:table-cell>
          <table:table-cell table:formula="of:=([.G1968]*[.G1968]*[.G$2])+([.G1968]*[.H$2])+[.I$2]" office:value-type="float" office:value="990.876195530007">
            <text:p>990.876195530007</text:p>
          </table:table-cell>
          <table:table-cell table:number-columns-repeated="2"/>
          <table:table-cell office:value-type="float" office:value="1964">
            <text:p>1964</text:p>
          </table:table-cell>
          <table:table-cell table:formula="of:=([.K1968]*[.K1968]*[.K$2])+([.K1968]*[.L$2])+[.M$2]" office:value-type="float" office:value="784.812607713459">
            <text:p>784.8126077134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5">
            <text:p>1965</text:p>
          </table:table-cell>
          <table:table-cell table:formula="of:=([.G1969]*[.G1969]*[.G$2])+([.G1969]*[.H$2])+[.I$2]" office:value-type="float" office:value="991.261828063224">
            <text:p>991.261828063224</text:p>
          </table:table-cell>
          <table:table-cell table:number-columns-repeated="2"/>
          <table:table-cell office:value-type="float" office:value="1965">
            <text:p>1965</text:p>
          </table:table-cell>
          <table:table-cell table:formula="of:=([.K1969]*[.K1969]*[.K$2])+([.K1969]*[.L$2])+[.M$2]" office:value-type="float" office:value="785.255630393902">
            <text:p>785.2556303939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6">
            <text:p>1966</text:p>
          </table:table-cell>
          <table:table-cell table:formula="of:=([.G1970]*[.G1970]*[.G$2])+([.G1970]*[.H$2])+[.I$2]" office:value-type="float" office:value="991.64741079236">
            <text:p>991.647410792360</text:p>
          </table:table-cell>
          <table:table-cell table:number-columns-repeated="2"/>
          <table:table-cell office:value-type="float" office:value="1966">
            <text:p>1966</text:p>
          </table:table-cell>
          <table:table-cell table:formula="of:=([.K1970]*[.K1970]*[.K$2])+([.K1970]*[.L$2])+[.M$2]" office:value-type="float" office:value="785.698641824376">
            <text:p>785.6986418243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7">
            <text:p>1967</text:p>
          </table:table-cell>
          <table:table-cell table:formula="of:=([.G1971]*[.G1971]*[.G$2])+([.G1971]*[.H$2])+[.I$2]" office:value-type="float" office:value="992.032943717414">
            <text:p>992.032943717414</text:p>
          </table:table-cell>
          <table:table-cell table:number-columns-repeated="2"/>
          <table:table-cell office:value-type="float" office:value="1967">
            <text:p>1967</text:p>
          </table:table-cell>
          <table:table-cell table:formula="of:=([.K1971]*[.K1971]*[.K$2])+([.K1971]*[.L$2])+[.M$2]" office:value-type="float" office:value="786.14164200488">
            <text:p>786.1416420048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8">
            <text:p>1968</text:p>
          </table:table-cell>
          <table:table-cell table:formula="of:=([.G1972]*[.G1972]*[.G$2])+([.G1972]*[.H$2])+[.I$2]" office:value-type="float" office:value="992.418426838387">
            <text:p>992.418426838387</text:p>
          </table:table-cell>
          <table:table-cell table:number-columns-repeated="2"/>
          <table:table-cell office:value-type="float" office:value="1968">
            <text:p>1968</text:p>
          </table:table-cell>
          <table:table-cell table:formula="of:=([.K1972]*[.K1972]*[.K$2])+([.K1972]*[.L$2])+[.M$2]" office:value-type="float" office:value="786.584630935414">
            <text:p>786.5846309354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69">
            <text:p>1969</text:p>
          </table:table-cell>
          <table:table-cell table:formula="of:=([.G1973]*[.G1973]*[.G$2])+([.G1973]*[.H$2])+[.I$2]" office:value-type="float" office:value="992.80386015528">
            <text:p>992.803860155280</text:p>
          </table:table-cell>
          <table:table-cell table:number-columns-repeated="2"/>
          <table:table-cell office:value-type="float" office:value="1969">
            <text:p>1969</text:p>
          </table:table-cell>
          <table:table-cell table:formula="of:=([.K1973]*[.K1973]*[.K$2])+([.K1973]*[.L$2])+[.M$2]" office:value-type="float" office:value="787.027608615978">
            <text:p>787.0276086159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0">
            <text:p>1970</text:p>
          </table:table-cell>
          <table:table-cell table:formula="of:=([.G1974]*[.G1974]*[.G$2])+([.G1974]*[.H$2])+[.I$2]" office:value-type="float" office:value="993.189243668091">
            <text:p>993.189243668091</text:p>
          </table:table-cell>
          <table:table-cell table:number-columns-repeated="2"/>
          <table:table-cell office:value-type="float" office:value="1970">
            <text:p>1970</text:p>
          </table:table-cell>
          <table:table-cell table:formula="of:=([.K1974]*[.K1974]*[.K$2])+([.K1974]*[.L$2])+[.M$2]" office:value-type="float" office:value="787.470575046573">
            <text:p>787.4705750465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1">
            <text:p>1971</text:p>
          </table:table-cell>
          <table:table-cell table:formula="of:=([.G1975]*[.G1975]*[.G$2])+([.G1975]*[.H$2])+[.I$2]" office:value-type="float" office:value="993.574577376821">
            <text:p>993.574577376821</text:p>
          </table:table-cell>
          <table:table-cell table:number-columns-repeated="2"/>
          <table:table-cell office:value-type="float" office:value="1971">
            <text:p>1971</text:p>
          </table:table-cell>
          <table:table-cell table:formula="of:=([.K1975]*[.K1975]*[.K$2])+([.K1975]*[.L$2])+[.M$2]" office:value-type="float" office:value="787.913530227198">
            <text:p>787.9135302271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2">
            <text:p>1972</text:p>
          </table:table-cell>
          <table:table-cell table:formula="of:=([.G1976]*[.G1976]*[.G$2])+([.G1976]*[.H$2])+[.I$2]" office:value-type="float" office:value="993.95986128147">
            <text:p>993.959861281470</text:p>
          </table:table-cell>
          <table:table-cell table:number-columns-repeated="2"/>
          <table:table-cell office:value-type="float" office:value="1972">
            <text:p>1972</text:p>
          </table:table-cell>
          <table:table-cell table:formula="of:=([.K1976]*[.K1976]*[.K$2])+([.K1976]*[.L$2])+[.M$2]" office:value-type="float" office:value="788.356474157853">
            <text:p>788.3564741578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3">
            <text:p>1973</text:p>
          </table:table-cell>
          <table:table-cell table:formula="of:=([.G1977]*[.G1977]*[.G$2])+([.G1977]*[.H$2])+[.I$2]" office:value-type="float" office:value="994.345095382038">
            <text:p>994.345095382038</text:p>
          </table:table-cell>
          <table:table-cell table:number-columns-repeated="2"/>
          <table:table-cell office:value-type="float" office:value="1973">
            <text:p>1973</text:p>
          </table:table-cell>
          <table:table-cell table:formula="of:=([.K1977]*[.K1977]*[.K$2])+([.K1977]*[.L$2])+[.M$2]" office:value-type="float" office:value="788.799406838538">
            <text:p>788.7994068385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4">
            <text:p>1974</text:p>
          </table:table-cell>
          <table:table-cell table:formula="of:=([.G1978]*[.G1978]*[.G$2])+([.G1978]*[.H$2])+[.I$2]" office:value-type="float" office:value="994.730279678525">
            <text:p>994.730279678525</text:p>
          </table:table-cell>
          <table:table-cell table:number-columns-repeated="2"/>
          <table:table-cell office:value-type="float" office:value="1974">
            <text:p>1974</text:p>
          </table:table-cell>
          <table:table-cell table:formula="of:=([.K1978]*[.K1978]*[.K$2])+([.K1978]*[.L$2])+[.M$2]" office:value-type="float" office:value="789.242328269253">
            <text:p>789.2423282692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5">
            <text:p>1975</text:p>
          </table:table-cell>
          <table:table-cell table:formula="of:=([.G1979]*[.G1979]*[.G$2])+([.G1979]*[.H$2])+[.I$2]" office:value-type="float" office:value="995.11541417093">
            <text:p>995.115414170930</text:p>
          </table:table-cell>
          <table:table-cell table:number-columns-repeated="2"/>
          <table:table-cell office:value-type="float" office:value="1975">
            <text:p>1975</text:p>
          </table:table-cell>
          <table:table-cell table:formula="of:=([.K1979]*[.K1979]*[.K$2])+([.K1979]*[.L$2])+[.M$2]" office:value-type="float" office:value="789.685238449999">
            <text:p>789.6852384499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6">
            <text:p>1976</text:p>
          </table:table-cell>
          <table:table-cell table:formula="of:=([.G1980]*[.G1980]*[.G$2])+([.G1980]*[.H$2])+[.I$2]" office:value-type="float" office:value="995.500498859255">
            <text:p>995.500498859255</text:p>
          </table:table-cell>
          <table:table-cell table:number-columns-repeated="2"/>
          <table:table-cell office:value-type="float" office:value="1976">
            <text:p>1976</text:p>
          </table:table-cell>
          <table:table-cell table:formula="of:=([.K1980]*[.K1980]*[.K$2])+([.K1980]*[.L$2])+[.M$2]" office:value-type="float" office:value="790.128137380775">
            <text:p>790.1281373807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7">
            <text:p>1977</text:p>
          </table:table-cell>
          <table:table-cell table:formula="of:=([.G1981]*[.G1981]*[.G$2])+([.G1981]*[.H$2])+[.I$2]" office:value-type="float" office:value="995.885533743499">
            <text:p>995.885533743499</text:p>
          </table:table-cell>
          <table:table-cell table:number-columns-repeated="2"/>
          <table:table-cell office:value-type="float" office:value="1977">
            <text:p>1977</text:p>
          </table:table-cell>
          <table:table-cell table:formula="of:=([.K1981]*[.K1981]*[.K$2])+([.K1981]*[.L$2])+[.M$2]" office:value-type="float" office:value="790.571025061581">
            <text:p>790.5710250615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8">
            <text:p>1978</text:p>
          </table:table-cell>
          <table:table-cell table:formula="of:=([.G1982]*[.G1982]*[.G$2])+([.G1982]*[.H$2])+[.I$2]" office:value-type="float" office:value="996.270518823661">
            <text:p>996.270518823661</text:p>
          </table:table-cell>
          <table:table-cell table:number-columns-repeated="2"/>
          <table:table-cell office:value-type="float" office:value="1978">
            <text:p>1978</text:p>
          </table:table-cell>
          <table:table-cell table:formula="of:=([.K1982]*[.K1982]*[.K$2])+([.K1982]*[.L$2])+[.M$2]" office:value-type="float" office:value="791.013901492418">
            <text:p>791.0139014924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79">
            <text:p>1979</text:p>
          </table:table-cell>
          <table:table-cell table:formula="of:=([.G1983]*[.G1983]*[.G$2])+([.G1983]*[.H$2])+[.I$2]" office:value-type="float" office:value="996.655454099743">
            <text:p>996.655454099743</text:p>
          </table:table-cell>
          <table:table-cell table:number-columns-repeated="2"/>
          <table:table-cell office:value-type="float" office:value="1979">
            <text:p>1979</text:p>
          </table:table-cell>
          <table:table-cell table:formula="of:=([.K1983]*[.K1983]*[.K$2])+([.K1983]*[.L$2])+[.M$2]" office:value-type="float" office:value="791.456766673284">
            <text:p>791.456766673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0">
            <text:p>1980</text:p>
          </table:table-cell>
          <table:table-cell table:formula="of:=([.G1984]*[.G1984]*[.G$2])+([.G1984]*[.H$2])+[.I$2]" office:value-type="float" office:value="997.040339571743">
            <text:p>997.040339571743</text:p>
          </table:table-cell>
          <table:table-cell table:number-columns-repeated="2"/>
          <table:table-cell office:value-type="float" office:value="1980">
            <text:p>1980</text:p>
          </table:table-cell>
          <table:table-cell table:formula="of:=([.K1984]*[.K1984]*[.K$2])+([.K1984]*[.L$2])+[.M$2]" office:value-type="float" office:value="791.899620604181">
            <text:p>791.8996206041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1">
            <text:p>1981</text:p>
          </table:table-cell>
          <table:table-cell table:formula="of:=([.G1985]*[.G1985]*[.G$2])+([.G1985]*[.H$2])+[.I$2]" office:value-type="float" office:value="997.425175239662">
            <text:p>997.425175239662</text:p>
          </table:table-cell>
          <table:table-cell table:number-columns-repeated="2"/>
          <table:table-cell office:value-type="float" office:value="1981">
            <text:p>1981</text:p>
          </table:table-cell>
          <table:table-cell table:formula="of:=([.K1985]*[.K1985]*[.K$2])+([.K1985]*[.L$2])+[.M$2]" office:value-type="float" office:value="792.342463285108">
            <text:p>792.3424632851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2">
            <text:p>1982</text:p>
          </table:table-cell>
          <table:table-cell table:formula="of:=([.G1986]*[.G1986]*[.G$2])+([.G1986]*[.H$2])+[.I$2]" office:value-type="float" office:value="997.809961103501">
            <text:p>997.809961103501</text:p>
          </table:table-cell>
          <table:table-cell table:number-columns-repeated="2"/>
          <table:table-cell office:value-type="float" office:value="1982">
            <text:p>1982</text:p>
          </table:table-cell>
          <table:table-cell table:formula="of:=([.K1986]*[.K1986]*[.K$2])+([.K1986]*[.L$2])+[.M$2]" office:value-type="float" office:value="792.785294716066">
            <text:p>792.7852947160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3">
            <text:p>1983</text:p>
          </table:table-cell>
          <table:table-cell table:formula="of:=([.G1987]*[.G1987]*[.G$2])+([.G1987]*[.H$2])+[.I$2]" office:value-type="float" office:value="998.194697163258">
            <text:p>998.194697163258</text:p>
          </table:table-cell>
          <table:table-cell table:number-columns-repeated="2"/>
          <table:table-cell office:value-type="float" office:value="1983">
            <text:p>1983</text:p>
          </table:table-cell>
          <table:table-cell table:formula="of:=([.K1987]*[.K1987]*[.K$2])+([.K1987]*[.L$2])+[.M$2]" office:value-type="float" office:value="793.228114897054">
            <text:p>793.2281148970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4">
            <text:p>1984</text:p>
          </table:table-cell>
          <table:table-cell table:formula="of:=([.G1988]*[.G1988]*[.G$2])+([.G1988]*[.H$2])+[.I$2]" office:value-type="float" office:value="998.579383418934">
            <text:p>998.579383418934</text:p>
          </table:table-cell>
          <table:table-cell table:number-columns-repeated="2"/>
          <table:table-cell office:value-type="float" office:value="1984">
            <text:p>1984</text:p>
          </table:table-cell>
          <table:table-cell table:formula="of:=([.K1988]*[.K1988]*[.K$2])+([.K1988]*[.L$2])+[.M$2]" office:value-type="float" office:value="793.670923828072">
            <text:p>793.6709238280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5">
            <text:p>1985</text:p>
          </table:table-cell>
          <table:table-cell table:formula="of:=([.G1989]*[.G1989]*[.G$2])+([.G1989]*[.H$2])+[.I$2]" office:value-type="float" office:value="998.964019870529">
            <text:p>998.964019870529</text:p>
          </table:table-cell>
          <table:table-cell table:number-columns-repeated="2"/>
          <table:table-cell office:value-type="float" office:value="1985">
            <text:p>1985</text:p>
          </table:table-cell>
          <table:table-cell table:formula="of:=([.K1989]*[.K1989]*[.K$2])+([.K1989]*[.L$2])+[.M$2]" office:value-type="float" office:value="794.11372150912">
            <text:p>794.1137215091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6">
            <text:p>1986</text:p>
          </table:table-cell>
          <table:table-cell table:formula="of:=([.G1990]*[.G1990]*[.G$2])+([.G1990]*[.H$2])+[.I$2]" office:value-type="float" office:value="999.348606518043">
            <text:p>999.348606518043</text:p>
          </table:table-cell>
          <table:table-cell table:number-columns-repeated="2"/>
          <table:table-cell office:value-type="float" office:value="1986">
            <text:p>1986</text:p>
          </table:table-cell>
          <table:table-cell table:formula="of:=([.K1990]*[.K1990]*[.K$2])+([.K1990]*[.L$2])+[.M$2]" office:value-type="float" office:value="794.556507940198">
            <text:p>794.5565079401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7">
            <text:p>1987</text:p>
          </table:table-cell>
          <table:table-cell table:formula="of:=([.G1991]*[.G1991]*[.G$2])+([.G1991]*[.H$2])+[.I$2]" office:value-type="float" office:value="999.733143361475">
            <text:p>999.733143361475</text:p>
          </table:table-cell>
          <table:table-cell table:number-columns-repeated="2"/>
          <table:table-cell office:value-type="float" office:value="1987">
            <text:p>1987</text:p>
          </table:table-cell>
          <table:table-cell table:formula="of:=([.K1991]*[.K1991]*[.K$2])+([.K1991]*[.L$2])+[.M$2]" office:value-type="float" office:value="794.999283121307">
            <text:p>794.9992831213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8">
            <text:p>1988</text:p>
          </table:table-cell>
          <table:table-cell table:formula="of:=([.G1992]*[.G1992]*[.G$2])+([.G1992]*[.H$2])+[.I$2]" office:value-type="float" office:value="1000.11763040083">
            <text:p>1000.117630400830</text:p>
          </table:table-cell>
          <table:table-cell table:number-columns-repeated="2"/>
          <table:table-cell office:value-type="float" office:value="1988">
            <text:p>1988</text:p>
          </table:table-cell>
          <table:table-cell table:formula="of:=([.K1992]*[.K1992]*[.K$2])+([.K1992]*[.L$2])+[.M$2]" office:value-type="float" office:value="795.442047052446">
            <text:p>795.4420470524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89">
            <text:p>1989</text:p>
          </table:table-cell>
          <table:table-cell table:formula="of:=([.G1993]*[.G1993]*[.G$2])+([.G1993]*[.H$2])+[.I$2]" office:value-type="float" office:value="1000.5020676361">
            <text:p>1000.502067636100</text:p>
          </table:table-cell>
          <table:table-cell table:number-columns-repeated="2"/>
          <table:table-cell office:value-type="float" office:value="1989">
            <text:p>1989</text:p>
          </table:table-cell>
          <table:table-cell table:formula="of:=([.K1993]*[.K1993]*[.K$2])+([.K1993]*[.L$2])+[.M$2]" office:value-type="float" office:value="795.884799733615">
            <text:p>795.8847997336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0">
            <text:p>1990</text:p>
          </table:table-cell>
          <table:table-cell table:formula="of:=([.G1994]*[.G1994]*[.G$2])+([.G1994]*[.H$2])+[.I$2]" office:value-type="float" office:value="1000.88645506729">
            <text:p>1000.886455067290</text:p>
          </table:table-cell>
          <table:table-cell table:number-columns-repeated="2"/>
          <table:table-cell office:value-type="float" office:value="1990">
            <text:p>1990</text:p>
          </table:table-cell>
          <table:table-cell table:formula="of:=([.K1994]*[.K1994]*[.K$2])+([.K1994]*[.L$2])+[.M$2]" office:value-type="float" office:value="796.327541164814">
            <text:p>796.3275411648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1">
            <text:p>1991</text:p>
          </table:table-cell>
          <table:table-cell table:formula="of:=([.G1995]*[.G1995]*[.G$2])+([.G1995]*[.H$2])+[.I$2]" office:value-type="float" office:value="1001.2707926944">
            <text:p>1001.270792694400</text:p>
          </table:table-cell>
          <table:table-cell table:number-columns-repeated="2"/>
          <table:table-cell office:value-type="float" office:value="1991">
            <text:p>1991</text:p>
          </table:table-cell>
          <table:table-cell table:formula="of:=([.K1995]*[.K1995]*[.K$2])+([.K1995]*[.L$2])+[.M$2]" office:value-type="float" office:value="796.770271346044">
            <text:p>796.7702713460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2">
            <text:p>1992</text:p>
          </table:table-cell>
          <table:table-cell table:formula="of:=([.G1996]*[.G1996]*[.G$2])+([.G1996]*[.H$2])+[.I$2]" office:value-type="float" office:value="1001.65508051742">
            <text:p>1001.655080517420</text:p>
          </table:table-cell>
          <table:table-cell table:number-columns-repeated="2"/>
          <table:table-cell office:value-type="float" office:value="1992">
            <text:p>1992</text:p>
          </table:table-cell>
          <table:table-cell table:formula="of:=([.K1996]*[.K1996]*[.K$2])+([.K1996]*[.L$2])+[.M$2]" office:value-type="float" office:value="797.212990277304">
            <text:p>797.2129902773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3">
            <text:p>1993</text:p>
          </table:table-cell>
          <table:table-cell table:formula="of:=([.G1997]*[.G1997]*[.G$2])+([.G1997]*[.H$2])+[.I$2]" office:value-type="float" office:value="1002.03931853637">
            <text:p>1002.039318536370</text:p>
          </table:table-cell>
          <table:table-cell table:number-columns-repeated="2"/>
          <table:table-cell office:value-type="float" office:value="1993">
            <text:p>1993</text:p>
          </table:table-cell>
          <table:table-cell table:formula="of:=([.K1997]*[.K1997]*[.K$2])+([.K1997]*[.L$2])+[.M$2]" office:value-type="float" office:value="797.655697958593">
            <text:p>797.6556979585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4">
            <text:p>1994</text:p>
          </table:table-cell>
          <table:table-cell table:formula="of:=([.G1998]*[.G1998]*[.G$2])+([.G1998]*[.H$2])+[.I$2]" office:value-type="float" office:value="1002.42350675123">
            <text:p>1002.423506751230</text:p>
          </table:table-cell>
          <table:table-cell table:number-columns-repeated="2"/>
          <table:table-cell office:value-type="float" office:value="1994">
            <text:p>1994</text:p>
          </table:table-cell>
          <table:table-cell table:formula="of:=([.K1998]*[.K1998]*[.K$2])+([.K1998]*[.L$2])+[.M$2]" office:value-type="float" office:value="798.098394389914">
            <text:p>798.0983943899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5">
            <text:p>1995</text:p>
          </table:table-cell>
          <table:table-cell table:formula="of:=([.G1999]*[.G1999]*[.G$2])+([.G1999]*[.H$2])+[.I$2]" office:value-type="float" office:value="1002.80764516202">
            <text:p>1002.807645162020</text:p>
          </table:table-cell>
          <table:table-cell table:number-columns-repeated="2"/>
          <table:table-cell office:value-type="float" office:value="1995">
            <text:p>1995</text:p>
          </table:table-cell>
          <table:table-cell table:formula="of:=([.K1999]*[.K1999]*[.K$2])+([.K1999]*[.L$2])+[.M$2]" office:value-type="float" office:value="798.541079571264">
            <text:p>798.5410795712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6">
            <text:p>1996</text:p>
          </table:table-cell>
          <table:table-cell table:formula="of:=([.G2000]*[.G2000]*[.G$2])+([.G2000]*[.H$2])+[.I$2]" office:value-type="float" office:value="1003.19173376872">
            <text:p>1003.191733768720</text:p>
          </table:table-cell>
          <table:table-cell table:number-columns-repeated="2"/>
          <table:table-cell office:value-type="float" office:value="1996">
            <text:p>1996</text:p>
          </table:table-cell>
          <table:table-cell table:formula="of:=([.K2000]*[.K2000]*[.K$2])+([.K2000]*[.L$2])+[.M$2]" office:value-type="float" office:value="798.983753502645">
            <text:p>798.9837535026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7">
            <text:p>1997</text:p>
          </table:table-cell>
          <table:table-cell table:formula="of:=([.G2001]*[.G2001]*[.G$2])+([.G2001]*[.H$2])+[.I$2]" office:value-type="float" office:value="1003.57577257134">
            <text:p>1003.575772571340</text:p>
          </table:table-cell>
          <table:table-cell table:number-columns-repeated="2"/>
          <table:table-cell office:value-type="float" office:value="1997">
            <text:p>1997</text:p>
          </table:table-cell>
          <table:table-cell table:formula="of:=([.K2001]*[.K2001]*[.K$2])+([.K2001]*[.L$2])+[.M$2]" office:value-type="float" office:value="799.426416184056">
            <text:p>799.4264161840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8">
            <text:p>1998</text:p>
          </table:table-cell>
          <table:table-cell table:formula="of:=([.G2002]*[.G2002]*[.G$2])+([.G2002]*[.H$2])+[.I$2]" office:value-type="float" office:value="1003.95976156988">
            <text:p>1003.959761569880</text:p>
          </table:table-cell>
          <table:table-cell table:number-columns-repeated="2"/>
          <table:table-cell office:value-type="float" office:value="1998">
            <text:p>1998</text:p>
          </table:table-cell>
          <table:table-cell table:formula="of:=([.K2002]*[.K2002]*[.K$2])+([.K2002]*[.L$2])+[.M$2]" office:value-type="float" office:value="799.869067615498">
            <text:p>799.8690676154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99">
            <text:p>1999</text:p>
          </table:table-cell>
          <table:table-cell table:formula="of:=([.G2003]*[.G2003]*[.G$2])+([.G2003]*[.H$2])+[.I$2]" office:value-type="float" office:value="1004.34370076434">
            <text:p>1004.343700764340</text:p>
          </table:table-cell>
          <table:table-cell table:number-columns-repeated="2"/>
          <table:table-cell office:value-type="float" office:value="1999">
            <text:p>1999</text:p>
          </table:table-cell>
          <table:table-cell table:formula="of:=([.K2003]*[.K2003]*[.K$2])+([.K2003]*[.L$2])+[.M$2]" office:value-type="float" office:value="800.311707796969">
            <text:p>800.3117077969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0">
            <text:p>2000</text:p>
          </table:table-cell>
          <table:table-cell table:formula="of:=([.G2004]*[.G2004]*[.G$2])+([.G2004]*[.H$2])+[.I$2]" office:value-type="float" office:value="1004.72759015472">
            <text:p>1004.727590154720</text:p>
          </table:table-cell>
          <table:table-cell table:number-columns-repeated="2"/>
          <table:table-cell office:value-type="float" office:value="2000">
            <text:p>2000</text:p>
          </table:table-cell>
          <table:table-cell table:formula="of:=([.K2004]*[.K2004]*[.K$2])+([.K2004]*[.L$2])+[.M$2]" office:value-type="float" office:value="800.754336728471">
            <text:p>800.7543367284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1">
            <text:p>2001</text:p>
          </table:table-cell>
          <table:table-cell table:formula="of:=([.G2005]*[.G2005]*[.G$2])+([.G2005]*[.H$2])+[.I$2]" office:value-type="float" office:value="1005.11142974102">
            <text:p>1005.111429741020</text:p>
          </table:table-cell>
          <table:table-cell table:number-columns-repeated="2"/>
          <table:table-cell office:value-type="float" office:value="2001">
            <text:p>2001</text:p>
          </table:table-cell>
          <table:table-cell table:formula="of:=([.K2005]*[.K2005]*[.K$2])+([.K2005]*[.L$2])+[.M$2]" office:value-type="float" office:value="801.196954410003">
            <text:p>801.1969544100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2">
            <text:p>2002</text:p>
          </table:table-cell>
          <table:table-cell table:formula="of:=([.G2006]*[.G2006]*[.G$2])+([.G2006]*[.H$2])+[.I$2]" office:value-type="float" office:value="1005.49521952324">
            <text:p>1005.495219523240</text:p>
          </table:table-cell>
          <table:table-cell table:number-columns-repeated="2"/>
          <table:table-cell office:value-type="float" office:value="2002">
            <text:p>2002</text:p>
          </table:table-cell>
          <table:table-cell table:formula="of:=([.K2006]*[.K2006]*[.K$2])+([.K2006]*[.L$2])+[.M$2]" office:value-type="float" office:value="801.639560841565">
            <text:p>801.6395608415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3">
            <text:p>2003</text:p>
          </table:table-cell>
          <table:table-cell table:formula="of:=([.G2007]*[.G2007]*[.G$2])+([.G2007]*[.H$2])+[.I$2]" office:value-type="float" office:value="1005.87895950137">
            <text:p>1005.878959501370</text:p>
          </table:table-cell>
          <table:table-cell table:number-columns-repeated="2"/>
          <table:table-cell office:value-type="float" office:value="2003">
            <text:p>2003</text:p>
          </table:table-cell>
          <table:table-cell table:formula="of:=([.K2007]*[.K2007]*[.K$2])+([.K2007]*[.L$2])+[.M$2]" office:value-type="float" office:value="802.082156023157">
            <text:p>802.0821560231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4">
            <text:p>2004</text:p>
          </table:table-cell>
          <table:table-cell table:formula="of:=([.G2008]*[.G2008]*[.G$2])+([.G2008]*[.H$2])+[.I$2]" office:value-type="float" office:value="1006.26264967543">
            <text:p>1006.262649675430</text:p>
          </table:table-cell>
          <table:table-cell table:number-columns-repeated="2"/>
          <table:table-cell office:value-type="float" office:value="2004">
            <text:p>2004</text:p>
          </table:table-cell>
          <table:table-cell table:formula="of:=([.K2008]*[.K2008]*[.K$2])+([.K2008]*[.L$2])+[.M$2]" office:value-type="float" office:value="802.52473995478">
            <text:p>802.5247399547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5">
            <text:p>2005</text:p>
          </table:table-cell>
          <table:table-cell table:formula="of:=([.G2009]*[.G2009]*[.G$2])+([.G2009]*[.H$2])+[.I$2]" office:value-type="float" office:value="1006.6462900454">
            <text:p>1006.646290045400</text:p>
          </table:table-cell>
          <table:table-cell table:number-columns-repeated="2"/>
          <table:table-cell office:value-type="float" office:value="2005">
            <text:p>2005</text:p>
          </table:table-cell>
          <table:table-cell table:formula="of:=([.K2009]*[.K2009]*[.K$2])+([.K2009]*[.L$2])+[.M$2]" office:value-type="float" office:value="802.967312636433">
            <text:p>802.9673126364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6">
            <text:p>2006</text:p>
          </table:table-cell>
          <table:table-cell table:formula="of:=([.G2010]*[.G2010]*[.G$2])+([.G2010]*[.H$2])+[.I$2]" office:value-type="float" office:value="1007.02988061129">
            <text:p>1007.029880611290</text:p>
          </table:table-cell>
          <table:table-cell table:number-columns-repeated="2"/>
          <table:table-cell office:value-type="float" office:value="2006">
            <text:p>2006</text:p>
          </table:table-cell>
          <table:table-cell table:formula="of:=([.K2010]*[.K2010]*[.K$2])+([.K2010]*[.L$2])+[.M$2]" office:value-type="float" office:value="803.409874068116">
            <text:p>803.4098740681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7">
            <text:p>2007</text:p>
          </table:table-cell>
          <table:table-cell table:formula="of:=([.G2011]*[.G2011]*[.G$2])+([.G2011]*[.H$2])+[.I$2]" office:value-type="float" office:value="1007.4134213731">
            <text:p>1007.413421373100</text:p>
          </table:table-cell>
          <table:table-cell table:number-columns-repeated="2"/>
          <table:table-cell office:value-type="float" office:value="2007">
            <text:p>2007</text:p>
          </table:table-cell>
          <table:table-cell table:formula="of:=([.K2011]*[.K2011]*[.K$2])+([.K2011]*[.L$2])+[.M$2]" office:value-type="float" office:value="803.85242424983">
            <text:p>803.8524242498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8">
            <text:p>2008</text:p>
          </table:table-cell>
          <table:table-cell table:formula="of:=([.G2012]*[.G2012]*[.G$2])+([.G2012]*[.H$2])+[.I$2]" office:value-type="float" office:value="1007.79691233083">
            <text:p>1007.796912330830</text:p>
          </table:table-cell>
          <table:table-cell table:number-columns-repeated="2"/>
          <table:table-cell office:value-type="float" office:value="2008">
            <text:p>2008</text:p>
          </table:table-cell>
          <table:table-cell table:formula="of:=([.K2012]*[.K2012]*[.K$2])+([.K2012]*[.L$2])+[.M$2]" office:value-type="float" office:value="804.294963181574">
            <text:p>804.2949631815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9">
            <text:p>2009</text:p>
          </table:table-cell>
          <table:table-cell table:formula="of:=([.G2013]*[.G2013]*[.G$2])+([.G2013]*[.H$2])+[.I$2]" office:value-type="float" office:value="1008.18035348448">
            <text:p>1008.180353484480</text:p>
          </table:table-cell>
          <table:table-cell table:number-columns-repeated="2"/>
          <table:table-cell office:value-type="float" office:value="2009">
            <text:p>2009</text:p>
          </table:table-cell>
          <table:table-cell table:formula="of:=([.K2013]*[.K2013]*[.K$2])+([.K2013]*[.L$2])+[.M$2]" office:value-type="float" office:value="804.737490863347">
            <text:p>804.7374908633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0">
            <text:p>2010</text:p>
          </table:table-cell>
          <table:table-cell table:formula="of:=([.G2014]*[.G2014]*[.G$2])+([.G2014]*[.H$2])+[.I$2]" office:value-type="float" office:value="1008.56374483405">
            <text:p>1008.563744834050</text:p>
          </table:table-cell>
          <table:table-cell table:number-columns-repeated="2"/>
          <table:table-cell office:value-type="float" office:value="2010">
            <text:p>2010</text:p>
          </table:table-cell>
          <table:table-cell table:formula="of:=([.K2014]*[.K2014]*[.K$2])+([.K2014]*[.L$2])+[.M$2]" office:value-type="float" office:value="805.180007295152">
            <text:p>805.1800072951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1">
            <text:p>2011</text:p>
          </table:table-cell>
          <table:table-cell table:formula="of:=([.G2015]*[.G2015]*[.G$2])+([.G2015]*[.H$2])+[.I$2]" office:value-type="float" office:value="1008.94708637954">
            <text:p>1008.947086379540</text:p>
          </table:table-cell>
          <table:table-cell table:number-columns-repeated="2"/>
          <table:table-cell office:value-type="float" office:value="2011">
            <text:p>2011</text:p>
          </table:table-cell>
          <table:table-cell table:formula="of:=([.K2015]*[.K2015]*[.K$2])+([.K2015]*[.L$2])+[.M$2]" office:value-type="float" office:value="805.622512476986">
            <text:p>805.6225124769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2">
            <text:p>2012</text:p>
          </table:table-cell>
          <table:table-cell table:formula="of:=([.G2016]*[.G2016]*[.G$2])+([.G2016]*[.H$2])+[.I$2]" office:value-type="float" office:value="1009.33037812094">
            <text:p>1009.330378120940</text:p>
          </table:table-cell>
          <table:table-cell table:number-columns-repeated="2"/>
          <table:table-cell office:value-type="float" office:value="2012">
            <text:p>2012</text:p>
          </table:table-cell>
          <table:table-cell table:formula="of:=([.K2016]*[.K2016]*[.K$2])+([.K2016]*[.L$2])+[.M$2]" office:value-type="float" office:value="806.065006408851">
            <text:p>806.0650064088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3">
            <text:p>2013</text:p>
          </table:table-cell>
          <table:table-cell table:formula="of:=([.G2017]*[.G2017]*[.G$2])+([.G2017]*[.H$2])+[.I$2]" office:value-type="float" office:value="1009.71362005827">
            <text:p>1009.713620058270</text:p>
          </table:table-cell>
          <table:table-cell table:number-columns-repeated="2"/>
          <table:table-cell office:value-type="float" office:value="2013">
            <text:p>2013</text:p>
          </table:table-cell>
          <table:table-cell table:formula="of:=([.K2017]*[.K2017]*[.K$2])+([.K2017]*[.L$2])+[.M$2]" office:value-type="float" office:value="806.507489090746">
            <text:p>806.5074890907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4">
            <text:p>2014</text:p>
          </table:table-cell>
          <table:table-cell table:formula="of:=([.G2018]*[.G2018]*[.G$2])+([.G2018]*[.H$2])+[.I$2]" office:value-type="float" office:value="1010.09681219151">
            <text:p>1010.096812191510</text:p>
          </table:table-cell>
          <table:table-cell table:number-columns-repeated="2"/>
          <table:table-cell office:value-type="float" office:value="2014">
            <text:p>2014</text:p>
          </table:table-cell>
          <table:table-cell table:formula="of:=([.K2018]*[.K2018]*[.K$2])+([.K2018]*[.L$2])+[.M$2]" office:value-type="float" office:value="806.949960522671">
            <text:p>806.9499605226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5">
            <text:p>2015</text:p>
          </table:table-cell>
          <table:table-cell table:formula="of:=([.G2019]*[.G2019]*[.G$2])+([.G2019]*[.H$2])+[.I$2]" office:value-type="float" office:value="1010.47995452067">
            <text:p>1010.479954520670</text:p>
          </table:table-cell>
          <table:table-cell table:number-columns-repeated="2"/>
          <table:table-cell office:value-type="float" office:value="2015">
            <text:p>2015</text:p>
          </table:table-cell>
          <table:table-cell table:formula="of:=([.K2019]*[.K2019]*[.K$2])+([.K2019]*[.L$2])+[.M$2]" office:value-type="float" office:value="807.392420704626">
            <text:p>807.3924207046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6">
            <text:p>2016</text:p>
          </table:table-cell>
          <table:table-cell table:formula="of:=([.G2020]*[.G2020]*[.G$2])+([.G2020]*[.H$2])+[.I$2]" office:value-type="float" office:value="1010.86304704575">
            <text:p>1010.863047045750</text:p>
          </table:table-cell>
          <table:table-cell table:number-columns-repeated="2"/>
          <table:table-cell office:value-type="float" office:value="2016">
            <text:p>2016</text:p>
          </table:table-cell>
          <table:table-cell table:formula="of:=([.K2020]*[.K2020]*[.K$2])+([.K2020]*[.L$2])+[.M$2]" office:value-type="float" office:value="807.834869636612">
            <text:p>807.8348696366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7">
            <text:p>2017</text:p>
          </table:table-cell>
          <table:table-cell table:formula="of:=([.G2021]*[.G2021]*[.G$2])+([.G2021]*[.H$2])+[.I$2]" office:value-type="float" office:value="1011.24608976675">
            <text:p>1011.246089766750</text:p>
          </table:table-cell>
          <table:table-cell table:number-columns-repeated="2"/>
          <table:table-cell office:value-type="float" office:value="2017">
            <text:p>2017</text:p>
          </table:table-cell>
          <table:table-cell table:formula="of:=([.K2021]*[.K2021]*[.K$2])+([.K2021]*[.L$2])+[.M$2]" office:value-type="float" office:value="808.277307318628">
            <text:p>808.2773073186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8">
            <text:p>2018</text:p>
          </table:table-cell>
          <table:table-cell table:formula="of:=([.G2022]*[.G2022]*[.G$2])+([.G2022]*[.H$2])+[.I$2]" office:value-type="float" office:value="1011.62908268367">
            <text:p>1011.629082683670</text:p>
          </table:table-cell>
          <table:table-cell table:number-columns-repeated="2"/>
          <table:table-cell office:value-type="float" office:value="2018">
            <text:p>2018</text:p>
          </table:table-cell>
          <table:table-cell table:formula="of:=([.K2022]*[.K2022]*[.K$2])+([.K2022]*[.L$2])+[.M$2]" office:value-type="float" office:value="808.719733750674">
            <text:p>808.7197337506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9">
            <text:p>2019</text:p>
          </table:table-cell>
          <table:table-cell table:formula="of:=([.G2023]*[.G2023]*[.G$2])+([.G2023]*[.H$2])+[.I$2]" office:value-type="float" office:value="1012.01202579651">
            <text:p>1012.012025796510</text:p>
          </table:table-cell>
          <table:table-cell table:number-columns-repeated="2"/>
          <table:table-cell office:value-type="float" office:value="2019">
            <text:p>2019</text:p>
          </table:table-cell>
          <table:table-cell table:formula="of:=([.K2023]*[.K2023]*[.K$2])+([.K2023]*[.L$2])+[.M$2]" office:value-type="float" office:value="809.16214893275">
            <text:p>809.1621489327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0">
            <text:p>2020</text:p>
          </table:table-cell>
          <table:table-cell table:formula="of:=([.G2024]*[.G2024]*[.G$2])+([.G2024]*[.H$2])+[.I$2]" office:value-type="float" office:value="1012.39491910527">
            <text:p>1012.394919105270</text:p>
          </table:table-cell>
          <table:table-cell table:number-columns-repeated="2"/>
          <table:table-cell office:value-type="float" office:value="2020">
            <text:p>2020</text:p>
          </table:table-cell>
          <table:table-cell table:formula="of:=([.K2024]*[.K2024]*[.K$2])+([.K2024]*[.L$2])+[.M$2]" office:value-type="float" office:value="809.604552864857">
            <text:p>809.6045528648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1">
            <text:p>2021</text:p>
          </table:table-cell>
          <table:table-cell table:formula="of:=([.G2025]*[.G2025]*[.G$2])+([.G2025]*[.H$2])+[.I$2]" office:value-type="float" office:value="1012.77776260995">
            <text:p>1012.777762609950</text:p>
          </table:table-cell>
          <table:table-cell table:number-columns-repeated="2"/>
          <table:table-cell office:value-type="float" office:value="2021">
            <text:p>2021</text:p>
          </table:table-cell>
          <table:table-cell table:formula="of:=([.K2025]*[.K2025]*[.K$2])+([.K2025]*[.L$2])+[.M$2]" office:value-type="float" office:value="810.046945546993">
            <text:p>810.0469455469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2">
            <text:p>2022</text:p>
          </table:table-cell>
          <table:table-cell table:formula="of:=([.G2026]*[.G2026]*[.G$2])+([.G2026]*[.H$2])+[.I$2]" office:value-type="float" office:value="1013.16055631054">
            <text:p>1013.160556310540</text:p>
          </table:table-cell>
          <table:table-cell table:number-columns-repeated="2"/>
          <table:table-cell office:value-type="float" office:value="2022">
            <text:p>2022</text:p>
          </table:table-cell>
          <table:table-cell table:formula="of:=([.K2026]*[.K2026]*[.K$2])+([.K2026]*[.L$2])+[.M$2]" office:value-type="float" office:value="810.489326979161">
            <text:p>810.4893269791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3">
            <text:p>2023</text:p>
          </table:table-cell>
          <table:table-cell table:formula="of:=([.G2027]*[.G2027]*[.G$2])+([.G2027]*[.H$2])+[.I$2]" office:value-type="float" office:value="1013.54330020705">
            <text:p>1013.543300207050</text:p>
          </table:table-cell>
          <table:table-cell table:number-columns-repeated="2"/>
          <table:table-cell office:value-type="float" office:value="2023">
            <text:p>2023</text:p>
          </table:table-cell>
          <table:table-cell table:formula="of:=([.K2027]*[.K2027]*[.K$2])+([.K2027]*[.L$2])+[.M$2]" office:value-type="float" office:value="810.931697161358">
            <text:p>810.9316971613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4">
            <text:p>2024</text:p>
          </table:table-cell>
          <table:table-cell table:formula="of:=([.G2028]*[.G2028]*[.G$2])+([.G2028]*[.H$2])+[.I$2]" office:value-type="float" office:value="1013.92599429949">
            <text:p>1013.925994299490</text:p>
          </table:table-cell>
          <table:table-cell table:number-columns-repeated="2"/>
          <table:table-cell office:value-type="float" office:value="2024">
            <text:p>2024</text:p>
          </table:table-cell>
          <table:table-cell table:formula="of:=([.K2028]*[.K2028]*[.K$2])+([.K2028]*[.L$2])+[.M$2]" office:value-type="float" office:value="811.374056093585">
            <text:p>811.3740560935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5">
            <text:p>2025</text:p>
          </table:table-cell>
          <table:table-cell table:formula="of:=([.G2029]*[.G2029]*[.G$2])+([.G2029]*[.H$2])+[.I$2]" office:value-type="float" office:value="1014.30863858784">
            <text:p>1014.308638587840</text:p>
          </table:table-cell>
          <table:table-cell table:number-columns-repeated="2"/>
          <table:table-cell office:value-type="float" office:value="2025">
            <text:p>2025</text:p>
          </table:table-cell>
          <table:table-cell table:formula="of:=([.K2029]*[.K2029]*[.K$2])+([.K2029]*[.L$2])+[.M$2]" office:value-type="float" office:value="811.816403775843">
            <text:p>811.8164037758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6">
            <text:p>2026</text:p>
          </table:table-cell>
          <table:table-cell table:formula="of:=([.G2030]*[.G2030]*[.G$2])+([.G2030]*[.H$2])+[.I$2]" office:value-type="float" office:value="1014.69123307211">
            <text:p>1014.691233072110</text:p>
          </table:table-cell>
          <table:table-cell table:number-columns-repeated="2"/>
          <table:table-cell office:value-type="float" office:value="2026">
            <text:p>2026</text:p>
          </table:table-cell>
          <table:table-cell table:formula="of:=([.K2030]*[.K2030]*[.K$2])+([.K2030]*[.L$2])+[.M$2]" office:value-type="float" office:value="812.258740208131">
            <text:p>812.2587402081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7">
            <text:p>2027</text:p>
          </table:table-cell>
          <table:table-cell table:formula="of:=([.G2031]*[.G2031]*[.G$2])+([.G2031]*[.H$2])+[.I$2]" office:value-type="float" office:value="1015.0737777523">
            <text:p>1015.073777752300</text:p>
          </table:table-cell>
          <table:table-cell table:number-columns-repeated="2"/>
          <table:table-cell office:value-type="float" office:value="2027">
            <text:p>2027</text:p>
          </table:table-cell>
          <table:table-cell table:formula="of:=([.K2031]*[.K2031]*[.K$2])+([.K2031]*[.L$2])+[.M$2]" office:value-type="float" office:value="812.701065390449">
            <text:p>812.7010653904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8">
            <text:p>2028</text:p>
          </table:table-cell>
          <table:table-cell table:formula="of:=([.G2032]*[.G2032]*[.G$2])+([.G2032]*[.H$2])+[.I$2]" office:value-type="float" office:value="1015.45627262841">
            <text:p>1015.456272628410</text:p>
          </table:table-cell>
          <table:table-cell table:number-columns-repeated="2"/>
          <table:table-cell office:value-type="float" office:value="2028">
            <text:p>2028</text:p>
          </table:table-cell>
          <table:table-cell table:formula="of:=([.K2032]*[.K2032]*[.K$2])+([.K2032]*[.L$2])+[.M$2]" office:value-type="float" office:value="813.143379322798">
            <text:p>813.1433793227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29">
            <text:p>2029</text:p>
          </table:table-cell>
          <table:table-cell table:formula="of:=([.G2033]*[.G2033]*[.G$2])+([.G2033]*[.H$2])+[.I$2]" office:value-type="float" office:value="1015.83871770043">
            <text:p>1015.838717700430</text:p>
          </table:table-cell>
          <table:table-cell table:number-columns-repeated="2"/>
          <table:table-cell office:value-type="float" office:value="2029">
            <text:p>2029</text:p>
          </table:table-cell>
          <table:table-cell table:formula="of:=([.K2033]*[.K2033]*[.K$2])+([.K2033]*[.L$2])+[.M$2]" office:value-type="float" office:value="813.585682005177">
            <text:p>813.5856820051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0">
            <text:p>2030</text:p>
          </table:table-cell>
          <table:table-cell table:formula="of:=([.G2034]*[.G2034]*[.G$2])+([.G2034]*[.H$2])+[.I$2]" office:value-type="float" office:value="1016.22111296838">
            <text:p>1016.221112968380</text:p>
          </table:table-cell>
          <table:table-cell table:number-columns-repeated="2"/>
          <table:table-cell office:value-type="float" office:value="2030">
            <text:p>2030</text:p>
          </table:table-cell>
          <table:table-cell table:formula="of:=([.K2034]*[.K2034]*[.K$2])+([.K2034]*[.L$2])+[.M$2]" office:value-type="float" office:value="814.027973437585">
            <text:p>814.0279734375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1">
            <text:p>2031</text:p>
          </table:table-cell>
          <table:table-cell table:formula="of:=([.G2035]*[.G2035]*[.G$2])+([.G2035]*[.H$2])+[.I$2]" office:value-type="float" office:value="1016.60345843224">
            <text:p>1016.603458432240</text:p>
          </table:table-cell>
          <table:table-cell table:number-columns-repeated="2"/>
          <table:table-cell office:value-type="float" office:value="2031">
            <text:p>2031</text:p>
          </table:table-cell>
          <table:table-cell table:formula="of:=([.K2035]*[.K2035]*[.K$2])+([.K2035]*[.L$2])+[.M$2]" office:value-type="float" office:value="814.470253620025">
            <text:p>814.4702536200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2">
            <text:p>2032</text:p>
          </table:table-cell>
          <table:table-cell table:formula="of:=([.G2036]*[.G2036]*[.G$2])+([.G2036]*[.H$2])+[.I$2]" office:value-type="float" office:value="1016.98575409203">
            <text:p>1016.985754092030</text:p>
          </table:table-cell>
          <table:table-cell table:number-columns-repeated="2"/>
          <table:table-cell office:value-type="float" office:value="2032">
            <text:p>2032</text:p>
          </table:table-cell>
          <table:table-cell table:formula="of:=([.K2036]*[.K2036]*[.K$2])+([.K2036]*[.L$2])+[.M$2]" office:value-type="float" office:value="814.912522552494">
            <text:p>814.9125225524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3">
            <text:p>2033</text:p>
          </table:table-cell>
          <table:table-cell table:formula="of:=([.G2037]*[.G2037]*[.G$2])+([.G2037]*[.H$2])+[.I$2]" office:value-type="float" office:value="1017.36799994773">
            <text:p>1017.367999947730</text:p>
          </table:table-cell>
          <table:table-cell table:number-columns-repeated="2"/>
          <table:table-cell office:value-type="float" office:value="2033">
            <text:p>2033</text:p>
          </table:table-cell>
          <table:table-cell table:formula="of:=([.K2037]*[.K2037]*[.K$2])+([.K2037]*[.L$2])+[.M$2]" office:value-type="float" office:value="815.354780234994">
            <text:p>815.3547802349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4">
            <text:p>2034</text:p>
          </table:table-cell>
          <table:table-cell table:formula="of:=([.G2038]*[.G2038]*[.G$2])+([.G2038]*[.H$2])+[.I$2]" office:value-type="float" office:value="1017.75019599935">
            <text:p>1017.750195999350</text:p>
          </table:table-cell>
          <table:table-cell table:number-columns-repeated="2"/>
          <table:table-cell office:value-type="float" office:value="2034">
            <text:p>2034</text:p>
          </table:table-cell>
          <table:table-cell table:formula="of:=([.K2038]*[.K2038]*[.K$2])+([.K2038]*[.L$2])+[.M$2]" office:value-type="float" office:value="815.797026667524">
            <text:p>815.7970266675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5">
            <text:p>2035</text:p>
          </table:table-cell>
          <table:table-cell table:formula="of:=([.G2039]*[.G2039]*[.G$2])+([.G2039]*[.H$2])+[.I$2]" office:value-type="float" office:value="1018.13234224689">
            <text:p>1018.132342246890</text:p>
          </table:table-cell>
          <table:table-cell table:number-columns-repeated="2"/>
          <table:table-cell office:value-type="float" office:value="2035">
            <text:p>2035</text:p>
          </table:table-cell>
          <table:table-cell table:formula="of:=([.K2039]*[.K2039]*[.K$2])+([.K2039]*[.L$2])+[.M$2]" office:value-type="float" office:value="816.239261850084">
            <text:p>816.2392618500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6">
            <text:p>2036</text:p>
          </table:table-cell>
          <table:table-cell table:formula="of:=([.G2040]*[.G2040]*[.G$2])+([.G2040]*[.H$2])+[.I$2]" office:value-type="float" office:value="1018.51443869035">
            <text:p>1018.514438690350</text:p>
          </table:table-cell>
          <table:table-cell table:number-columns-repeated="2"/>
          <table:table-cell office:value-type="float" office:value="2036">
            <text:p>2036</text:p>
          </table:table-cell>
          <table:table-cell table:formula="of:=([.K2040]*[.K2040]*[.K$2])+([.K2040]*[.L$2])+[.M$2]" office:value-type="float" office:value="816.681485782674">
            <text:p>816.6814857826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7">
            <text:p>2037</text:p>
          </table:table-cell>
          <table:table-cell table:formula="of:=([.G2041]*[.G2041]*[.G$2])+([.G2041]*[.H$2])+[.I$2]" office:value-type="float" office:value="1018.89648532973">
            <text:p>1018.896485329730</text:p>
          </table:table-cell>
          <table:table-cell table:number-columns-repeated="2"/>
          <table:table-cell office:value-type="float" office:value="2037">
            <text:p>2037</text:p>
          </table:table-cell>
          <table:table-cell table:formula="of:=([.K2041]*[.K2041]*[.K$2])+([.K2041]*[.L$2])+[.M$2]" office:value-type="float" office:value="817.123698465295">
            <text:p>817.123698465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8">
            <text:p>2038</text:p>
          </table:table-cell>
          <table:table-cell table:formula="of:=([.G2042]*[.G2042]*[.G$2])+([.G2042]*[.H$2])+[.I$2]" office:value-type="float" office:value="1019.27848216503">
            <text:p>1019.278482165030</text:p>
          </table:table-cell>
          <table:table-cell table:number-columns-repeated="2"/>
          <table:table-cell office:value-type="float" office:value="2038">
            <text:p>2038</text:p>
          </table:table-cell>
          <table:table-cell table:formula="of:=([.K2042]*[.K2042]*[.K$2])+([.K2042]*[.L$2])+[.M$2]" office:value-type="float" office:value="817.565899897946">
            <text:p>817.5658998979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9">
            <text:p>2039</text:p>
          </table:table-cell>
          <table:table-cell table:formula="of:=([.G2043]*[.G2043]*[.G$2])+([.G2043]*[.H$2])+[.I$2]" office:value-type="float" office:value="1019.66042919625">
            <text:p>1019.660429196250</text:p>
          </table:table-cell>
          <table:table-cell table:number-columns-repeated="2"/>
          <table:table-cell office:value-type="float" office:value="2039">
            <text:p>2039</text:p>
          </table:table-cell>
          <table:table-cell table:formula="of:=([.K2043]*[.K2043]*[.K$2])+([.K2043]*[.L$2])+[.M$2]" office:value-type="float" office:value="818.008090080627">
            <text:p>818.0080900806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0">
            <text:p>2040</text:p>
          </table:table-cell>
          <table:table-cell table:formula="of:=([.G2044]*[.G2044]*[.G$2])+([.G2044]*[.H$2])+[.I$2]" office:value-type="float" office:value="1020.04232642338">
            <text:p>1020.042326423380</text:p>
          </table:table-cell>
          <table:table-cell table:number-columns-repeated="2"/>
          <table:table-cell office:value-type="float" office:value="2040">
            <text:p>2040</text:p>
          </table:table-cell>
          <table:table-cell table:formula="of:=([.K2044]*[.K2044]*[.K$2])+([.K2044]*[.L$2])+[.M$2]" office:value-type="float" office:value="818.450269013339">
            <text:p>818.4502690133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1">
            <text:p>2041</text:p>
          </table:table-cell>
          <table:table-cell table:formula="of:=([.G2045]*[.G2045]*[.G$2])+([.G2045]*[.H$2])+[.I$2]" office:value-type="float" office:value="1020.42417384644">
            <text:p>1020.424173846440</text:p>
          </table:table-cell>
          <table:table-cell table:number-columns-repeated="2"/>
          <table:table-cell office:value-type="float" office:value="2041">
            <text:p>2041</text:p>
          </table:table-cell>
          <table:table-cell table:formula="of:=([.K2045]*[.K2045]*[.K$2])+([.K2045]*[.L$2])+[.M$2]" office:value-type="float" office:value="818.89243669608">
            <text:p>818.8924366960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2">
            <text:p>2042</text:p>
          </table:table-cell>
          <table:table-cell table:formula="of:=([.G2046]*[.G2046]*[.G$2])+([.G2046]*[.H$2])+[.I$2]" office:value-type="float" office:value="1020.80597146541">
            <text:p>1020.805971465410</text:p>
          </table:table-cell>
          <table:table-cell table:number-columns-repeated="2"/>
          <table:table-cell office:value-type="float" office:value="2042">
            <text:p>2042</text:p>
          </table:table-cell>
          <table:table-cell table:formula="of:=([.K2046]*[.K2046]*[.K$2])+([.K2046]*[.L$2])+[.M$2]" office:value-type="float" office:value="819.334593128852">
            <text:p>819.3345931288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3">
            <text:p>2043</text:p>
          </table:table-cell>
          <table:table-cell table:formula="of:=([.G2047]*[.G2047]*[.G$2])+([.G2047]*[.H$2])+[.I$2]" office:value-type="float" office:value="1021.1877192803">
            <text:p>1021.187719280300</text:p>
          </table:table-cell>
          <table:table-cell table:number-columns-repeated="2"/>
          <table:table-cell office:value-type="float" office:value="2043">
            <text:p>2043</text:p>
          </table:table-cell>
          <table:table-cell table:formula="of:=([.K2047]*[.K2047]*[.K$2])+([.K2047]*[.L$2])+[.M$2]" office:value-type="float" office:value="819.776738311654">
            <text:p>819.7767383116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4">
            <text:p>2044</text:p>
          </table:table-cell>
          <table:table-cell table:formula="of:=([.G2048]*[.G2048]*[.G$2])+([.G2048]*[.H$2])+[.I$2]" office:value-type="float" office:value="1021.56941729111">
            <text:p>1021.569417291110</text:p>
          </table:table-cell>
          <table:table-cell table:number-columns-repeated="2"/>
          <table:table-cell office:value-type="float" office:value="2044">
            <text:p>2044</text:p>
          </table:table-cell>
          <table:table-cell table:formula="of:=([.K2048]*[.K2048]*[.K$2])+([.K2048]*[.L$2])+[.M$2]" office:value-type="float" office:value="820.218872244486">
            <text:p>820.2188722444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5">
            <text:p>2045</text:p>
          </table:table-cell>
          <table:table-cell table:formula="of:=([.G2049]*[.G2049]*[.G$2])+([.G2049]*[.H$2])+[.I$2]" office:value-type="float" office:value="1021.95106549784">
            <text:p>1021.951065497840</text:p>
          </table:table-cell>
          <table:table-cell table:number-columns-repeated="2"/>
          <table:table-cell office:value-type="float" office:value="2045">
            <text:p>2045</text:p>
          </table:table-cell>
          <table:table-cell table:formula="of:=([.K2049]*[.K2049]*[.K$2])+([.K2049]*[.L$2])+[.M$2]" office:value-type="float" office:value="820.660994927349">
            <text:p>820.6609949273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6">
            <text:p>2046</text:p>
          </table:table-cell>
          <table:table-cell table:formula="of:=([.G2050]*[.G2050]*[.G$2])+([.G2050]*[.H$2])+[.I$2]" office:value-type="float" office:value="1022.33266390049">
            <text:p>1022.332663900490</text:p>
          </table:table-cell>
          <table:table-cell table:number-columns-repeated="2"/>
          <table:table-cell office:value-type="float" office:value="2046">
            <text:p>2046</text:p>
          </table:table-cell>
          <table:table-cell table:formula="of:=([.K2050]*[.K2050]*[.K$2])+([.K2050]*[.L$2])+[.M$2]" office:value-type="float" office:value="821.103106360242">
            <text:p>821.1031063602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7">
            <text:p>2047</text:p>
          </table:table-cell>
          <table:table-cell table:formula="of:=([.G2051]*[.G2051]*[.G$2])+([.G2051]*[.H$2])+[.I$2]" office:value-type="float" office:value="1022.71421249906">
            <text:p>1022.714212499060</text:p>
          </table:table-cell>
          <table:table-cell table:number-columns-repeated="2"/>
          <table:table-cell office:value-type="float" office:value="2047">
            <text:p>2047</text:p>
          </table:table-cell>
          <table:table-cell table:formula="of:=([.K2051]*[.K2051]*[.K$2])+([.K2051]*[.L$2])+[.M$2]" office:value-type="float" office:value="821.545206543165">
            <text:p>821.5452065431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([.G2052]*[.G2052]*[.G$2])+([.G2052]*[.H$2])+[.I$2]" office:value-type="float" office:value="1023.09571129355">
            <text:p>1023.095711293550</text:p>
          </table:table-cell>
          <table:table-cell table:number-columns-repeated="2"/>
          <table:table-cell office:value-type="float" office:value="2048">
            <text:p>2048</text:p>
          </table:table-cell>
          <table:table-cell table:formula="of:=([.K2052]*[.K2052]*[.K$2])+([.K2052]*[.L$2])+[.M$2]" office:value-type="float" office:value="821.987295476118">
            <text:p>821.9872954761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49">
            <text:p>2049</text:p>
          </table:table-cell>
          <table:table-cell table:formula="of:=([.G2053]*[.G2053]*[.G$2])+([.G2053]*[.H$2])+[.I$2]" office:value-type="float" office:value="1023.47716028395">
            <text:p>1023.477160283950</text:p>
          </table:table-cell>
          <table:table-cell table:number-columns-repeated="2"/>
          <table:table-cell office:value-type="float" office:value="2049">
            <text:p>2049</text:p>
          </table:table-cell>
          <table:table-cell table:formula="of:=([.K2053]*[.K2053]*[.K$2])+([.K2053]*[.L$2])+[.M$2]" office:value-type="float" office:value="822.429373159102">
            <text:p>822.4293731591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0">
            <text:p>2050</text:p>
          </table:table-cell>
          <table:table-cell table:formula="of:=([.G2054]*[.G2054]*[.G$2])+([.G2054]*[.H$2])+[.I$2]" office:value-type="float" office:value="1023.85855947028">
            <text:p>1023.858559470280</text:p>
          </table:table-cell>
          <table:table-cell table:number-columns-repeated="2"/>
          <table:table-cell office:value-type="float" office:value="2050">
            <text:p>2050</text:p>
          </table:table-cell>
          <table:table-cell table:formula="of:=([.K2054]*[.K2054]*[.K$2])+([.K2054]*[.L$2])+[.M$2]" office:value-type="float" office:value="822.871439592116">
            <text:p>822.8714395921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1">
            <text:p>2051</text:p>
          </table:table-cell>
          <table:table-cell table:formula="of:=([.G2055]*[.G2055]*[.G$2])+([.G2055]*[.H$2])+[.I$2]" office:value-type="float" office:value="1024.23990885252">
            <text:p>1024.239908852520</text:p>
          </table:table-cell>
          <table:table-cell table:number-columns-repeated="2"/>
          <table:table-cell office:value-type="float" office:value="2051">
            <text:p>2051</text:p>
          </table:table-cell>
          <table:table-cell table:formula="of:=([.K2055]*[.K2055]*[.K$2])+([.K2055]*[.L$2])+[.M$2]" office:value-type="float" office:value="823.31349477516">
            <text:p>823.3134947751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2">
            <text:p>2052</text:p>
          </table:table-cell>
          <table:table-cell table:formula="of:=([.G2056]*[.G2056]*[.G$2])+([.G2056]*[.H$2])+[.I$2]" office:value-type="float" office:value="1024.62120843068">
            <text:p>1024.621208430680</text:p>
          </table:table-cell>
          <table:table-cell table:number-columns-repeated="2"/>
          <table:table-cell office:value-type="float" office:value="2052">
            <text:p>2052</text:p>
          </table:table-cell>
          <table:table-cell table:formula="of:=([.K2056]*[.K2056]*[.K$2])+([.K2056]*[.L$2])+[.M$2]" office:value-type="float" office:value="823.755538708234">
            <text:p>823.7555387082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3">
            <text:p>2053</text:p>
          </table:table-cell>
          <table:table-cell table:formula="of:=([.G2057]*[.G2057]*[.G$2])+([.G2057]*[.H$2])+[.I$2]" office:value-type="float" office:value="1025.00245820476">
            <text:p>1025.002458204760</text:p>
          </table:table-cell>
          <table:table-cell table:number-columns-repeated="2"/>
          <table:table-cell office:value-type="float" office:value="2053">
            <text:p>2053</text:p>
          </table:table-cell>
          <table:table-cell table:formula="of:=([.K2057]*[.K2057]*[.K$2])+([.K2057]*[.L$2])+[.M$2]" office:value-type="float" office:value="824.197571391339">
            <text:p>824.1975713913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4">
            <text:p>2054</text:p>
          </table:table-cell>
          <table:table-cell table:formula="of:=([.G2058]*[.G2058]*[.G$2])+([.G2058]*[.H$2])+[.I$2]" office:value-type="float" office:value="1025.38365817476">
            <text:p>1025.383658174760</text:p>
          </table:table-cell>
          <table:table-cell table:number-columns-repeated="2"/>
          <table:table-cell office:value-type="float" office:value="2054">
            <text:p>2054</text:p>
          </table:table-cell>
          <table:table-cell table:formula="of:=([.K2058]*[.K2058]*[.K$2])+([.K2058]*[.L$2])+[.M$2]" office:value-type="float" office:value="824.639592824473">
            <text:p>824.6395928244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5">
            <text:p>2055</text:p>
          </table:table-cell>
          <table:table-cell table:formula="of:=([.G2059]*[.G2059]*[.G$2])+([.G2059]*[.H$2])+[.I$2]" office:value-type="float" office:value="1025.76480834068">
            <text:p>1025.764808340680</text:p>
          </table:table-cell>
          <table:table-cell table:number-columns-repeated="2"/>
          <table:table-cell office:value-type="float" office:value="2055">
            <text:p>2055</text:p>
          </table:table-cell>
          <table:table-cell table:formula="of:=([.K2059]*[.K2059]*[.K$2])+([.K2059]*[.L$2])+[.M$2]" office:value-type="float" office:value="825.081603007638">
            <text:p>825.0816030076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6">
            <text:p>2056</text:p>
          </table:table-cell>
          <table:table-cell table:formula="of:=([.G2060]*[.G2060]*[.G$2])+([.G2060]*[.H$2])+[.I$2]" office:value-type="float" office:value="1026.14590870252">
            <text:p>1026.145908702520</text:p>
          </table:table-cell>
          <table:table-cell table:number-columns-repeated="2"/>
          <table:table-cell office:value-type="float" office:value="2056">
            <text:p>2056</text:p>
          </table:table-cell>
          <table:table-cell table:formula="of:=([.K2060]*[.K2060]*[.K$2])+([.K2060]*[.L$2])+[.M$2]" office:value-type="float" office:value="825.523601940833">
            <text:p>825.5236019408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7">
            <text:p>2057</text:p>
          </table:table-cell>
          <table:table-cell table:formula="of:=([.G2061]*[.G2061]*[.G$2])+([.G2061]*[.H$2])+[.I$2]" office:value-type="float" office:value="1026.52695926028">
            <text:p>1026.526959260280</text:p>
          </table:table-cell>
          <table:table-cell table:number-columns-repeated="2"/>
          <table:table-cell office:value-type="float" office:value="2057">
            <text:p>2057</text:p>
          </table:table-cell>
          <table:table-cell table:formula="of:=([.K2061]*[.K2061]*[.K$2])+([.K2061]*[.L$2])+[.M$2]" office:value-type="float" office:value="825.965589624059">
            <text:p>825.9655896240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8">
            <text:p>2058</text:p>
          </table:table-cell>
          <table:table-cell table:formula="of:=([.G2062]*[.G2062]*[.G$2])+([.G2062]*[.H$2])+[.I$2]" office:value-type="float" office:value="1026.90796001395">
            <text:p>1026.907960013950</text:p>
          </table:table-cell>
          <table:table-cell table:number-columns-repeated="2"/>
          <table:table-cell office:value-type="float" office:value="2058">
            <text:p>2058</text:p>
          </table:table-cell>
          <table:table-cell table:formula="of:=([.K2062]*[.K2062]*[.K$2])+([.K2062]*[.L$2])+[.M$2]" office:value-type="float" office:value="826.407566057315">
            <text:p>826.40756605731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59">
            <text:p>2059</text:p>
          </table:table-cell>
          <table:table-cell table:formula="of:=([.G2063]*[.G2063]*[.G$2])+([.G2063]*[.H$2])+[.I$2]" office:value-type="float" office:value="1027.28891096355">
            <text:p>1027.288910963550</text:p>
          </table:table-cell>
          <table:table-cell table:number-columns-repeated="2"/>
          <table:table-cell office:value-type="float" office:value="2059">
            <text:p>2059</text:p>
          </table:table-cell>
          <table:table-cell table:formula="of:=([.K2063]*[.K2063]*[.K$2])+([.K2063]*[.L$2])+[.M$2]" office:value-type="float" office:value="826.849531240601">
            <text:p>826.8495312406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60">
            <text:p>2060</text:p>
          </table:table-cell>
          <table:table-cell table:formula="of:=([.G2064]*[.G2064]*[.G$2])+([.G2064]*[.H$2])+[.I$2]" office:value-type="float" office:value="1027.66981210906">
            <text:p>1027.669812109060</text:p>
          </table:table-cell>
          <table:table-cell table:number-columns-repeated="2"/>
          <table:table-cell office:value-type="float" office:value="2060">
            <text:p>2060</text:p>
          </table:table-cell>
          <table:table-cell table:formula="of:=([.K2064]*[.K2064]*[.K$2])+([.K2064]*[.L$2])+[.M$2]" office:value-type="float" office:value="827.291485173917">
            <text:p>827.2914851739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61">
            <text:p>2061</text:p>
          </table:table-cell>
          <table:table-cell table:formula="of:=([.G2065]*[.G2065]*[.G$2])+([.G2065]*[.H$2])+[.I$2]" office:value-type="float" office:value="1028.05066345049">
            <text:p>1028.050663450490</text:p>
          </table:table-cell>
          <table:table-cell table:number-columns-repeated="2"/>
          <table:table-cell office:value-type="float" office:value="2061">
            <text:p>2061</text:p>
          </table:table-cell>
          <table:table-cell table:formula="of:=([.K2065]*[.K2065]*[.K$2])+([.K2065]*[.L$2])+[.M$2]" office:value-type="float" office:value="827.733427857263">
            <text:p>827.7334278572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62">
            <text:p>2062</text:p>
          </table:table-cell>
          <table:table-cell table:formula="of:=([.G2066]*[.G2066]*[.G$2])+([.G2066]*[.H$2])+[.I$2]" office:value-type="float" office:value="1028.43146498785">
            <text:p>1028.431464987850</text:p>
          </table:table-cell>
          <table:table-cell table:number-columns-repeated="2"/>
          <table:table-cell office:value-type="float" office:value="2062">
            <text:p>2062</text:p>
          </table:table-cell>
          <table:table-cell table:formula="of:=([.K2066]*[.K2066]*[.K$2])+([.K2066]*[.L$2])+[.M$2]" office:value-type="float" office:value="828.17535929064">
            <text:p>828.1753592906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63">
            <text:p>2063</text:p>
          </table:table-cell>
          <table:table-cell table:formula="of:=([.G2067]*[.G2067]*[.G$2])+([.G2067]*[.H$2])+[.I$2]" office:value-type="float" office:value="1028.81221672112">
            <text:p>1028.812216721120</text:p>
          </table:table-cell>
          <table:table-cell table:number-columns-repeated="2"/>
          <table:table-cell office:value-type="float" office:value="2063">
            <text:p>2063</text:p>
          </table:table-cell>
          <table:table-cell table:formula="of:=([.K2067]*[.K2067]*[.K$2])+([.K2067]*[.L$2])+[.M$2]" office:value-type="float" office:value="828.617279474047">
            <text:p>828.6172794740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64">
            <text:p>2064</text:p>
          </table:table-cell>
          <table:table-cell table:formula="of:=([.G2068]*[.G2068]*[.G$2])+([.G2068]*[.H$2])+[.I$2]" office:value-type="float" office:value="1029.1929186503">
            <text:p>1029.192918650300</text:p>
          </table:table-cell>
          <table:table-cell table:number-columns-repeated="2"/>
          <table:table-cell office:value-type="float" office:value="2064">
            <text:p>2064</text:p>
          </table:table-cell>
          <table:table-cell table:formula="of:=([.K2068]*[.K2068]*[.K$2])+([.K2068]*[.L$2])+[.M$2]" office:value-type="float" office:value="829.059188407484">
            <text:p>829.0591884074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65">
            <text:p>2065</text:p>
          </table:table-cell>
          <table:table-cell table:formula="of:=([.G2069]*[.G2069]*[.G$2])+([.G2069]*[.H$2])+[.I$2]" office:value-type="float" office:value="1029.57357077541">
            <text:p>1029.573570775410</text:p>
          </table:table-cell>
          <table:table-cell table:number-columns-repeated="2"/>
          <table:table-cell office:value-type="float" office:value="2065">
            <text:p>2065</text:p>
          </table:table-cell>
          <table:table-cell table:formula="of:=([.K2069]*[.K2069]*[.K$2])+([.K2069]*[.L$2])+[.M$2]" office:value-type="float" office:value="829.501086090951">
            <text:p>829.5010860909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66">
            <text:p>2066</text:p>
          </table:table-cell>
          <table:table-cell table:formula="of:=([.G2070]*[.G2070]*[.G$2])+([.G2070]*[.H$2])+[.I$2]" office:value-type="float" office:value="1029.95417309644">
            <text:p>1029.954173096440</text:p>
          </table:table-cell>
          <table:table-cell table:number-columns-repeated="2"/>
          <table:table-cell office:value-type="float" office:value="2066">
            <text:p>2066</text:p>
          </table:table-cell>
          <table:table-cell table:formula="of:=([.K2070]*[.K2070]*[.K$2])+([.K2070]*[.L$2])+[.M$2]" office:value-type="float" office:value="829.942972524449">
            <text:p>829.94297252444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67">
            <text:p>2067</text:p>
          </table:table-cell>
          <table:table-cell table:formula="of:=([.G2071]*[.G2071]*[.G$2])+([.G2071]*[.H$2])+[.I$2]" office:value-type="float" office:value="1030.33472561339">
            <text:p>1030.334725613390</text:p>
          </table:table-cell>
          <table:table-cell table:number-columns-repeated="2"/>
          <table:table-cell office:value-type="float" office:value="2067">
            <text:p>2067</text:p>
          </table:table-cell>
          <table:table-cell table:formula="of:=([.K2071]*[.K2071]*[.K$2])+([.K2071]*[.L$2])+[.M$2]" office:value-type="float" office:value="830.384847707977">
            <text:p>830.384847707977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8" number:min-integer-digits="1"/>
    </number:number-style>
    <number:number-style style:name="N121">
      <number:number number:decimal-places="20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2/16/2015</text:date>, <text:time>11:3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0M3S</meta:editing-duration>
    <meta:editing-cycles>44</meta:editing-cycles>
    <meta:generator>OpenOffice/4.1.1$Win32 OpenOffice.org_project/411m6$Build-9775</meta:generator>
    <dc:date>2015-12-16T11:37:36.06</dc:date>
    <meta:document-statistic meta:table-count="3" meta:cell-count="829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cm" svg:height="9cm" xlink:href=".." xlink:type="simple" chart:class="chart:scatter" chart:style-name="ch1">
        <chart:legend chart:legend-position="end" svg:x="12.194cm" svg:y="3.926cm" style:legend-expansion="high" chart:style-name="ch2"/>
        <chart:plot-area chart:style-name="ch3" table:cell-range-address="Sheet1.A2:Sheet1.B9" svg:x="0.775cm" svg:y="0.855cm" svg:width="10.769cm" svg:height="7.545cm">
          <chartooo:coordinate-region svg:x="3.17cm" svg:y="1.068cm" svg:width="8.003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class="chart:scatter">
            <chart:domain table:cell-range-address="Sheet1.A2:Sheet1.A9"/>
            <chart:regression-curve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2">
                <text:p>1002</text:p>
                <draw:g>
                  <svg:desc>Sheet1.A2:Sheet1.A9</svg:desc>
                </draw:g>
              </table:table-cell>
              <table:table-cell office:value-type="float" office:value="253.781583">
                <text:p>253.781583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8">
                <text:p>1068</text:p>
              </table:table-cell>
              <table:table-cell office:value-type="float" office:value="312.5957157">
                <text:p>312.5957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7">
                <text:p>1127</text:p>
              </table:table-cell>
              <table:table-cell office:value-type="float" office:value="365.1719859">
                <text:p>365.1719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1">
                <text:p>1171</text:p>
              </table:table-cell>
              <table:table-cell office:value-type="float" office:value="404.3814076">
                <text:p>404.3814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">
                <text:p>1206</text:p>
              </table:table-cell>
              <table:table-cell office:value-type="float" office:value="435.5707204">
                <text:p>435.570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7">
                <text:p>1287</text:p>
              </table:table-cell>
              <table:table-cell office:value-type="float" office:value="507.7517014">
                <text:p>507.7517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0">
                <text:p>1330</text:p>
              </table:table-cell>
              <table:table-cell office:value-type="float" office:value="546.07">
                <text:p>546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8">
                <text:p>1368</text:p>
              </table:table-cell>
              <table:table-cell office:value-type="float" office:value="579.9326825">
                <text:p>579.9326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